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3.08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Crivo 5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ERROR-RETRY-TIMES</text:p>
          </table:table-cell>
          <table:table-cell office:value-type="string">
            <text:p>CREATED-TIME</text:p>
          </table:table-cell>
          <table:table-cell office:value-type="string">
            <text:p>SUBMITED-TIME</text:p>
          </table:table-cell>
          <table:table-cell office:value-type="string">
            <text:p>STARTED_TIME</text:p>
          </table:table-cell>
          <table:table-cell office:value-type="string">
            <text:p>FINISHED_TIME</text:p>
          </table:table-cell>
          <table:table-cell office:value-type="string">
            <text:p>EXECUTION-TIME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4/28/2008 3:43:37</text:p>
          </table:table-cell>
          <table:table-cell table:number-columns-repeated="2" office:value-type="string">
            <text:p>4/28/2008 3:43:46</text:p>
          </table:table-cell>
          <table:table-cell office:value-type="string">
            <text:p>4/28/2008 3:43:51</text:p>
          </table:table-cell>
          <table:table-cell office:value-type="string">
            <text:p>493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6</text:p>
          </table:table-cell>
          <table:table-cell office:value-type="string">
            <text:p>4/28/2008 3:43:49</text:p>
          </table:table-cell>
          <table:table-cell office:value-type="string">
            <text:p>4/28/2008 3:43:57</text:p>
          </table:table-cell>
          <table:table-cell office:value-type="string">
            <text:p>852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6</text:p>
          </table:table-cell>
          <table:table-cell office:value-type="string">
            <text:p>4/28/2008 3:43:50</text:p>
          </table:table-cell>
          <table:table-cell office:value-type="string">
            <text:p>4/28/2008 3:44:0 </text:p>
          </table:table-cell>
          <table:table-cell office:value-type="string">
            <text:p>10088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table:number-columns-repeated="2" office:value-type="string">
            <text:p>4/28/2008 3:43:46</text:p>
          </table:table-cell>
          <table:table-cell office:value-type="string">
            <text:p>4/28/2008 3:43:53</text:p>
          </table:table-cell>
          <table:table-cell office:value-type="string">
            <text:p>7286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6</text:p>
          </table:table-cell>
          <table:table-cell office:value-type="string">
            <text:p>4/28/2008 3:43:50</text:p>
          </table:table-cell>
          <table:table-cell office:value-type="string">
            <text:p>4/28/2008 3:43:59</text:p>
          </table:table-cell>
          <table:table-cell office:value-type="string">
            <text:p>9260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6</text:p>
          </table:table-cell>
          <table:table-cell office:value-type="string">
            <text:p>4/28/2008 3:43:50</text:p>
          </table:table-cell>
          <table:table-cell office:value-type="string">
            <text:p>4/28/2008 3:43:59</text:p>
          </table:table-cell>
          <table:table-cell office:value-type="string">
            <text:p>9114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6</text:p>
          </table:table-cell>
          <table:table-cell office:value-type="string">
            <text:p>4/28/2008 3:43:49</text:p>
          </table:table-cell>
          <table:table-cell office:value-type="string">
            <text:p>4/28/2008 3:43:56</text:p>
          </table:table-cell>
          <table:table-cell office:value-type="string">
            <text:p>7564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table:number-columns-repeated="2" office:value-type="string">
            <text:p>4/28/2008 3:43:46</text:p>
          </table:table-cell>
          <table:table-cell office:value-type="string">
            <text:p>4/28/2008 3:43:53</text:p>
          </table:table-cell>
          <table:table-cell office:value-type="string">
            <text:p>7092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6</text:p>
          </table:table-cell>
          <table:table-cell office:value-type="string">
            <text:p>4/28/2008 3:43:48</text:p>
          </table:table-cell>
          <table:table-cell office:value-type="string">
            <text:p>4/28/2008 3:43:54</text:p>
          </table:table-cell>
          <table:table-cell office:value-type="string">
            <text:p>5428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table:number-columns-repeated="2" office:value-type="string">
            <text:p>4/28/2008 3:43:46</text:p>
          </table:table-cell>
          <table:table-cell office:value-type="string">
            <text:p>4/28/2008 3:43:53</text:p>
          </table:table-cell>
          <table:table-cell office:value-type="string">
            <text:p>6838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6</text:p>
          </table:table-cell>
          <table:table-cell office:value-type="string">
            <text:p>4/28/2008 3:43:49</text:p>
          </table:table-cell>
          <table:table-cell office:value-type="string">
            <text:p>4/28/2008 3:43:55</text:p>
          </table:table-cell>
          <table:table-cell office:value-type="string">
            <text:p>561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6</text:p>
          </table:table-cell>
          <table:table-cell office:value-type="string">
            <text:p>4/28/2008 3:43:49</text:p>
          </table:table-cell>
          <table:table-cell office:value-type="string">
            <text:p>4/28/2008 3:43:57</text:p>
          </table:table-cell>
          <table:table-cell office:value-type="string">
            <text:p>7985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6</text:p>
          </table:table-cell>
          <table:table-cell office:value-type="string">
            <text:p>4/28/2008 3:43:47</text:p>
          </table:table-cell>
          <table:table-cell office:value-type="string">
            <text:p>4/28/2008 3:43:52</text:p>
          </table:table-cell>
          <table:table-cell office:value-type="string">
            <text:p>5117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6</text:p>
          </table:table-cell>
          <table:table-cell office:value-type="string">
            <text:p>4/28/2008 3:43:50</text:p>
          </table:table-cell>
          <table:table-cell office:value-type="string">
            <text:p>4/28/2008 3:43:55</text:p>
          </table:table-cell>
          <table:table-cell office:value-type="string">
            <text:p>5311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6</text:p>
          </table:table-cell>
          <table:table-cell office:value-type="string">
            <text:p>4/28/2008 3:43:48</text:p>
          </table:table-cell>
          <table:table-cell office:value-type="string">
            <text:p>4/28/2008 3:43:57</text:p>
          </table:table-cell>
          <table:table-cell office:value-type="string">
            <text:p>875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6</text:p>
          </table:table-cell>
          <table:table-cell office:value-type="string">
            <text:p>4/28/2008 3:43:47</text:p>
          </table:table-cell>
          <table:table-cell office:value-type="string">
            <text:p>4/28/2008 3:43:52</text:p>
          </table:table-cell>
          <table:table-cell office:value-type="string">
            <text:p>5587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7</text:p>
          </table:table-cell>
          <table:table-cell office:value-type="string">
            <text:p>4/28/2008 3:43:49</text:p>
          </table:table-cell>
          <table:table-cell office:value-type="string">
            <text:p>4/28/2008 3:43:56</text:p>
          </table:table-cell>
          <table:table-cell office:value-type="string">
            <text:p>6586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7</text:p>
          </table:table-cell>
          <table:table-cell office:value-type="string">
            <text:p>4/28/2008 3:43:49</text:p>
          </table:table-cell>
          <table:table-cell office:value-type="string">
            <text:p>4/28/2008 3:43:57</text:p>
          </table:table-cell>
          <table:table-cell office:value-type="string">
            <text:p>805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table:number-columns-repeated="2" office:value-type="string">
            <text:p>4/28/2008 3:43:47</text:p>
          </table:table-cell>
          <table:table-cell office:value-type="string">
            <text:p>4/28/2008 3:43:52</text:p>
          </table:table-cell>
          <table:table-cell office:value-type="string">
            <text:p>5531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7</text:p>
          </table:table-cell>
          <table:table-cell office:value-type="string">
            <text:p>4/28/2008 3:43:49</text:p>
          </table:table-cell>
          <table:table-cell office:value-type="string">
            <text:p>4/28/2008 3:43:59</text:p>
          </table:table-cell>
          <table:table-cell office:value-type="string">
            <text:p>9243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49</text:p>
          </table:table-cell>
          <table:table-cell office:value-type="string">
            <text:p>4/28/2008 3:43:56</text:p>
          </table:table-cell>
          <table:table-cell office:value-type="string">
            <text:p>6652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50</text:p>
          </table:table-cell>
          <table:table-cell office:value-type="string">
            <text:p>4/28/2008 3:43:58</text:p>
          </table:table-cell>
          <table:table-cell office:value-type="string">
            <text:p>7586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50</text:p>
          </table:table-cell>
          <table:table-cell office:value-type="string">
            <text:p>4/28/2008 3:43:56</text:p>
          </table:table-cell>
          <table:table-cell office:value-type="string">
            <text:p>550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49</text:p>
          </table:table-cell>
          <table:table-cell office:value-type="string">
            <text:p>4/28/2008 3:43:57</text:p>
          </table:table-cell>
          <table:table-cell office:value-type="string">
            <text:p>7384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50</text:p>
          </table:table-cell>
          <table:table-cell office:value-type="string">
            <text:p>4/28/2008 3:44:0</text:p>
          </table:table-cell>
          <table:table-cell office:value-type="string">
            <text:p>9513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51</text:p>
          </table:table-cell>
          <table:table-cell office:value-type="string">
            <text:p>4/28/2008 3:43:56</text:p>
          </table:table-cell>
          <table:table-cell office:value-type="string">
            <text:p>5458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51</text:p>
          </table:table-cell>
          <table:table-cell office:value-type="string">
            <text:p>4/28/2008 3:43:57</text:p>
          </table:table-cell>
          <table:table-cell office:value-type="string">
            <text:p>6792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51</text:p>
          </table:table-cell>
          <table:table-cell office:value-type="string">
            <text:p>4/28/2008 3:43:58</text:p>
          </table:table-cell>
          <table:table-cell office:value-type="string">
            <text:p>7311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49</text:p>
          </table:table-cell>
          <table:table-cell office:value-type="string">
            <text:p>4/28/2008 3:43:57</text:p>
          </table:table-cell>
          <table:table-cell office:value-type="string">
            <text:p>7079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9</text:p>
          </table:table-cell>
          <table:table-cell office:value-type="string">
            <text:p>4/28/2008 3:43:51</text:p>
          </table:table-cell>
          <table:table-cell office:value-type="string">
            <text:p>4/28/2008 3:43:58</text:p>
          </table:table-cell>
          <table:table-cell office:value-type="string">
            <text:p>7278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49</text:p>
          </table:table-cell>
          <table:table-cell office:value-type="string">
            <text:p>4/28/2008 3:43:56</text:p>
          </table:table-cell>
          <table:table-cell office:value-type="string">
            <text:p>7756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51</text:p>
          </table:table-cell>
          <table:table-cell office:value-type="string">
            <text:p>4/28/2008 3:43:59</text:p>
          </table:table-cell>
          <table:table-cell office:value-type="string">
            <text:p>7550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50</text:p>
          </table:table-cell>
          <table:table-cell office:value-type="string">
            <text:p>4/28/2008 3:43:58</text:p>
          </table:table-cell>
          <table:table-cell office:value-type="string">
            <text:p>8018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50</text:p>
          </table:table-cell>
          <table:table-cell office:value-type="string">
            <text:p>4/28/2008 3:43:58</text:p>
          </table:table-cell>
          <table:table-cell office:value-type="string">
            <text:p>7762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51</text:p>
          </table:table-cell>
          <table:table-cell office:value-type="string">
            <text:p>4/28/2008 3:43:56</text:p>
          </table:table-cell>
          <table:table-cell office:value-type="string">
            <text:p>4875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51</text:p>
          </table:table-cell>
          <table:table-cell office:value-type="string">
            <text:p>4/28/2008 3:44:0</text:p>
          </table:table-cell>
          <table:table-cell office:value-type="string">
            <text:p>9013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49</text:p>
          </table:table-cell>
          <table:table-cell office:value-type="string">
            <text:p>4/28/2008 3:43:58</text:p>
          </table:table-cell>
          <table:table-cell office:value-type="string">
            <text:p>8146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51</text:p>
          </table:table-cell>
          <table:table-cell office:value-type="string">
            <text:p>4/28/2008 3:43:58</text:p>
          </table:table-cell>
          <table:table-cell office:value-type="string">
            <text:p>7248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51</text:p>
          </table:table-cell>
          <table:table-cell office:value-type="string">
            <text:p>4/28/2008 3:43:58</text:p>
          </table:table-cell>
          <table:table-cell office:value-type="string">
            <text:p>7019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9</text:p>
          </table:table-cell>
          <table:table-cell office:value-type="string">
            <text:p>4/28/2008 3:43:51</text:p>
          </table:table-cell>
          <table:table-cell office:value-type="string">
            <text:p>4/28/2008 3:43:58</text:p>
          </table:table-cell>
          <table:table-cell office:value-type="string">
            <text:p>7184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51</text:p>
          </table:table-cell>
          <table:table-cell office:value-type="string">
            <text:p>4/28/2008 3:43:58</text:p>
          </table:table-cell>
          <table:table-cell office:value-type="string">
            <text:p>7367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8</text:p>
          </table:table-cell>
          <table:table-cell office:value-type="string">
            <text:p>4/28/2008 3:43:51</text:p>
          </table:table-cell>
          <table:table-cell office:value-type="string">
            <text:p>4/28/2008 3:43:58</text:p>
          </table:table-cell>
          <table:table-cell office:value-type="string">
            <text:p>7121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9</text:p>
          </table:table-cell>
          <table:table-cell office:value-type="string">
            <text:p>4/28/2008 3:43:51</text:p>
          </table:table-cell>
          <table:table-cell office:value-type="string">
            <text:p>4/28/2008 3:44:0</text:p>
          </table:table-cell>
          <table:table-cell office:value-type="string">
            <text:p>881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9</text:p>
          </table:table-cell>
          <table:table-cell office:value-type="string">
            <text:p>4/28/2008 3:43:51</text:p>
          </table:table-cell>
          <table:table-cell office:value-type="string">
            <text:p>4/28/2008 3:43:55</text:p>
          </table:table-cell>
          <table:table-cell office:value-type="string">
            <text:p>4250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9</text:p>
          </table:table-cell>
          <table:table-cell office:value-type="string">
            <text:p>4/28/2008 3:43:52</text:p>
          </table:table-cell>
          <table:table-cell office:value-type="string">
            <text:p>4/28/2008 3:43:58</text:p>
          </table:table-cell>
          <table:table-cell office:value-type="string">
            <text:p>599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9</text:p>
          </table:table-cell>
          <table:table-cell office:value-type="string">
            <text:p>4/28/2008 3:43:50</text:p>
          </table:table-cell>
          <table:table-cell office:value-type="string">
            <text:p>4/28/2008 3:43:55</text:p>
          </table:table-cell>
          <table:table-cell office:value-type="string">
            <text:p>4141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49</text:p>
          </table:table-cell>
          <table:table-cell office:value-type="string">
            <text:p>4/28/2008 3:43:53</text:p>
          </table:table-cell>
          <table:table-cell office:value-type="string">
            <text:p>4/28/2008 3:44:0</text:p>
          </table:table-cell>
          <table:table-cell office:value-type="string">
            <text:p>6701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50</text:p>
          </table:table-cell>
          <table:table-cell office:value-type="string">
            <text:p>4/28/2008 3:43:52</text:p>
          </table:table-cell>
          <table:table-cell office:value-type="string">
            <text:p>4/28/2008 3:43:58</text:p>
          </table:table-cell>
          <table:table-cell office:value-type="string">
            <text:p>6165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50</text:p>
          </table:table-cell>
          <table:table-cell office:value-type="string">
            <text:p>4/28/2008 3:43:51</text:p>
          </table:table-cell>
          <table:table-cell office:value-type="string">
            <text:p>4/28/2008 3:43:56</text:p>
          </table:table-cell>
          <table:table-cell office:value-type="string">
            <text:p>4608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4/28/2008 3:43:37</text:p>
          </table:table-cell>
          <table:table-cell office:value-type="string">
            <text:p>4/28/2008 3:43:50</text:p>
          </table:table-cell>
          <table:table-cell office:value-type="string">
            <text:p>4/28/2008 3:43:54</text:p>
          </table:table-cell>
          <table:table-cell office:value-type="string">
            <text:p>4/28/2008 3:44:0</text:p>
          </table:table-cell>
          <table:table-cell office:value-type="string">
            <text:p>6548.0</text:p>
          </table:table-cell>
          <table:table-cell office:value-type="string">
            <text:p>6.0null</text:p>
          </table:table-cell>
        </table:table-row>
      </table:table>
      <table:table table:name="Crivo 10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ERROR-RETRY-TIMES</text:p>
          </table:table-cell>
          <table:table-cell office:value-type="string">
            <text:p>CREATED-TIME</text:p>
          </table:table-cell>
          <table:table-cell office:value-type="string">
            <text:p>SUBMITED-TIME</text:p>
          </table:table-cell>
          <table:table-cell office:value-type="string">
            <text:p>STARTED_TIME</text:p>
          </table:table-cell>
          <table:table-cell office:value-type="string">
            <text:p>FINISHED_TIME</text:p>
          </table:table-cell>
          <table:table-cell office:value-type="string">
            <text:p>EXECUTION-TIME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4/28/2008 3:51:56</text:p>
          </table:table-cell>
          <table:table-cell table:number-columns-repeated="2" office:value-type="string">
            <text:p>4/28/2008 3:52:5</text:p>
          </table:table-cell>
          <table:table-cell office:value-type="string">
            <text:p>4/28/2008 3:52:12</text:p>
          </table:table-cell>
          <table:table-cell office:value-type="string">
            <text:p>6286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/28/2008 3:51:56</text:p>
          </table:table-cell>
          <table:table-cell office:value-type="string">
            <text:p>4/28/2008 3:52:5</text:p>
          </table:table-cell>
          <table:table-cell office:value-type="string">
            <text:p>4/28/2008 3:52:7</text:p>
          </table:table-cell>
          <table:table-cell office:value-type="string">
            <text:p>4/28/2008 3:52:13</text:p>
          </table:table-cell>
          <table:table-cell office:value-type="string">
            <text:p>624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4/28/2008 3:51:56</text:p>
          </table:table-cell>
          <table:table-cell office:value-type="string">
            <text:p>4/28/2008 3:52:5</text:p>
          </table:table-cell>
          <table:table-cell office:value-type="string">
            <text:p>4/28/2008 3:52:8</text:p>
          </table:table-cell>
          <table:table-cell office:value-type="string">
            <text:p>4/28/2008 3:52:23</text:p>
          </table:table-cell>
          <table:table-cell office:value-type="string">
            <text:p>14803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4/28/2008 3:51:56</text:p>
          </table:table-cell>
          <table:table-cell office:value-type="string">
            <text:p>4/28/2008 3:52:5</text:p>
          </table:table-cell>
          <table:table-cell office:value-type="string">
            <text:p>4/28/2008 3:52:6</text:p>
          </table:table-cell>
          <table:table-cell office:value-type="string">
            <text:p>4/28/2008 3:52:11</text:p>
          </table:table-cell>
          <table:table-cell office:value-type="string">
            <text:p>5582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4/28/2008 3:51:56</text:p>
          </table:table-cell>
          <table:table-cell office:value-type="string">
            <text:p>4/28/2008 3:52:5</text:p>
          </table:table-cell>
          <table:table-cell office:value-type="string">
            <text:p>4/28/2008 3:52:9</text:p>
          </table:table-cell>
          <table:table-cell office:value-type="string">
            <text:p>4/28/2008 3:52:21</text:p>
          </table:table-cell>
          <table:table-cell office:value-type="string">
            <text:p>12728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4/28/2008 3:51:56</text:p>
          </table:table-cell>
          <table:table-cell office:value-type="string">
            <text:p>4/28/2008 3:52:5</text:p>
          </table:table-cell>
          <table:table-cell office:value-type="string">
            <text:p>4/28/2008 3:52:7</text:p>
          </table:table-cell>
          <table:table-cell office:value-type="string">
            <text:p>4/28/2008 3:52:14</text:p>
          </table:table-cell>
          <table:table-cell office:value-type="string">
            <text:p>6864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4/28/2008 3:51:56</text:p>
          </table:table-cell>
          <table:table-cell table:number-columns-repeated="2" office:value-type="string">
            <text:p>4/28/2008 3:52:5</text:p>
          </table:table-cell>
          <table:table-cell office:value-type="string">
            <text:p>4/28/2008 3:52:9</text:p>
          </table:table-cell>
          <table:table-cell office:value-type="string">
            <text:p>4105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4/28/2008 3:51:56</text:p>
          </table:table-cell>
          <table:table-cell office:value-type="string">
            <text:p>4/28/2008 3:52:5</text:p>
          </table:table-cell>
          <table:table-cell office:value-type="string">
            <text:p>4/28/2008 3:52:8</text:p>
          </table:table-cell>
          <table:table-cell office:value-type="string">
            <text:p>4/28/2008 3:52:14</text:p>
          </table:table-cell>
          <table:table-cell office:value-type="string">
            <text:p>5963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4/28/2008 3:51:56</text:p>
          </table:table-cell>
          <table:table-cell office:value-type="string">
            <text:p>4/28/2008 3:52:5</text:p>
          </table:table-cell>
          <table:table-cell office:value-type="string">
            <text:p>4/28/2008 3:52:7</text:p>
          </table:table-cell>
          <table:table-cell office:value-type="string">
            <text:p>4/28/2008 3:52:14</text:p>
          </table:table-cell>
          <table:table-cell office:value-type="string">
            <text:p>6968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4/28/2008 3:51:56</text:p>
          </table:table-cell>
          <table:table-cell table:number-columns-repeated="2" office:value-type="string">
            <text:p>4/28/2008 3:52:5</text:p>
          </table:table-cell>
          <table:table-cell office:value-type="string">
            <text:p>4/28/2008 3:52:9</text:p>
          </table:table-cell>
          <table:table-cell office:value-type="string">
            <text:p>383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6</text:p>
          </table:table-cell>
          <table:table-cell office:value-type="string">
            <text:p>4/28/2008 3:52:9</text:p>
          </table:table-cell>
          <table:table-cell office:value-type="string">
            <text:p>4/28/2008 3:52:21</text:p>
          </table:table-cell>
          <table:table-cell office:value-type="string">
            <text:p>11952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6</text:p>
          </table:table-cell>
          <table:table-cell office:value-type="string">
            <text:p>4/28/2008 3:52:7</text:p>
          </table:table-cell>
          <table:table-cell office:value-type="string">
            <text:p>4/28/2008 3:52:14</text:p>
          </table:table-cell>
          <table:table-cell office:value-type="string">
            <text:p>7187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6</text:p>
          </table:table-cell>
          <table:table-cell office:value-type="string">
            <text:p>4/28/2008 3:52:10</text:p>
          </table:table-cell>
          <table:table-cell office:value-type="string">
            <text:p>4/28/2008 3:52:26</text:p>
          </table:table-cell>
          <table:table-cell office:value-type="string">
            <text:p>16140.0</text:p>
          </table:table-cell>
          <table:table-cell office:value-type="string">
            <text:p>16.0nul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6</text:p>
          </table:table-cell>
          <table:table-cell office:value-type="string">
            <text:p>4/28/2008 3:52:7</text:p>
          </table:table-cell>
          <table:table-cell office:value-type="string">
            <text:p>4/28/2008 3:52:11</text:p>
          </table:table-cell>
          <table:table-cell office:value-type="string">
            <text:p>4131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6</text:p>
          </table:table-cell>
          <table:table-cell office:value-type="string">
            <text:p>4/28/2008 3:52:7</text:p>
          </table:table-cell>
          <table:table-cell office:value-type="string">
            <text:p>4/28/2008 3:52:14</text:p>
          </table:table-cell>
          <table:table-cell office:value-type="string">
            <text:p>6720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7</text:p>
          </table:table-cell>
          <table:table-cell office:value-type="string">
            <text:p>4/28/2008 3:52:9</text:p>
          </table:table-cell>
          <table:table-cell office:value-type="string">
            <text:p>4/28/2008 3:52:21</text:p>
          </table:table-cell>
          <table:table-cell office:value-type="string">
            <text:p>12385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7</text:p>
          </table:table-cell>
          <table:table-cell office:value-type="string">
            <text:p>4/28/2008 3:52:10</text:p>
          </table:table-cell>
          <table:table-cell office:value-type="string">
            <text:p>4/28/2008 3:52:23</text:p>
          </table:table-cell>
          <table:table-cell office:value-type="string">
            <text:p>13562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7</text:p>
          </table:table-cell>
          <table:table-cell office:value-type="string">
            <text:p>4/28/2008 3:52:8</text:p>
          </table:table-cell>
          <table:table-cell office:value-type="string">
            <text:p>4/28/2008 3:52:16</text:p>
          </table:table-cell>
          <table:table-cell office:value-type="string">
            <text:p>8410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table:number-columns-repeated="2" office:value-type="string">
            <text:p>4/28/2008 3:52:7</text:p>
          </table:table-cell>
          <table:table-cell office:value-type="string">
            <text:p>4/28/2008 3:52:17</text:p>
          </table:table-cell>
          <table:table-cell office:value-type="string">
            <text:p>9741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7</text:p>
          </table:table-cell>
          <table:table-cell office:value-type="string">
            <text:p>4/28/2008 3:52:9</text:p>
          </table:table-cell>
          <table:table-cell office:value-type="string">
            <text:p>4/28/2008 3:52:16</text:p>
          </table:table-cell>
          <table:table-cell office:value-type="string">
            <text:p>7211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table:number-columns-repeated="2" office:value-type="string">
            <text:p>4/28/2008 3:52:7</text:p>
          </table:table-cell>
          <table:table-cell office:value-type="string">
            <text:p>4/28/2008 3:52:24</text:p>
          </table:table-cell>
          <table:table-cell office:value-type="string">
            <text:p>16918.0</text:p>
          </table:table-cell>
          <table:table-cell office:value-type="string">
            <text:p>16.0nul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table:number-columns-repeated="2" office:value-type="string">
            <text:p>4/28/2008 3:52:7</text:p>
          </table:table-cell>
          <table:table-cell office:value-type="string">
            <text:p>4/28/2008 3:52:16</text:p>
          </table:table-cell>
          <table:table-cell office:value-type="string">
            <text:p>9296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7</text:p>
          </table:table-cell>
          <table:table-cell office:value-type="string">
            <text:p>4/28/2008 3:52:9</text:p>
          </table:table-cell>
          <table:table-cell office:value-type="string">
            <text:p>4/28/2008 3:52:20</text:p>
          </table:table-cell>
          <table:table-cell office:value-type="string">
            <text:p>11148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7</text:p>
          </table:table-cell>
          <table:table-cell office:value-type="string">
            <text:p>4/28/2008 3:52:8</text:p>
          </table:table-cell>
          <table:table-cell office:value-type="string">
            <text:p>4/28/2008 3:52:14</text:p>
          </table:table-cell>
          <table:table-cell office:value-type="string">
            <text:p>566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7</text:p>
          </table:table-cell>
          <table:table-cell office:value-type="string">
            <text:p>4/28/2008 3:52:10</text:p>
          </table:table-cell>
          <table:table-cell office:value-type="string">
            <text:p>4/28/2008 3:52:21</text:p>
          </table:table-cell>
          <table:table-cell office:value-type="string">
            <text:p>11813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7</text:p>
          </table:table-cell>
          <table:table-cell office:value-type="string">
            <text:p>4/28/2008 3:52:8</text:p>
          </table:table-cell>
          <table:table-cell office:value-type="string">
            <text:p>4/28/2008 3:52:16</text:p>
          </table:table-cell>
          <table:table-cell office:value-type="string">
            <text:p>7980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7</text:p>
          </table:table-cell>
          <table:table-cell office:value-type="string">
            <text:p>4/28/2008 3:52:9</text:p>
          </table:table-cell>
          <table:table-cell office:value-type="string">
            <text:p>4/28/2008 3:52:17</text:p>
          </table:table-cell>
          <table:table-cell office:value-type="string">
            <text:p>7390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7</text:p>
          </table:table-cell>
          <table:table-cell office:value-type="string">
            <text:p>4/28/2008 3:52:9</text:p>
          </table:table-cell>
          <table:table-cell office:value-type="string">
            <text:p>4/28/2008 3:52:22</text:p>
          </table:table-cell>
          <table:table-cell office:value-type="string">
            <text:p>12930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7</text:p>
          </table:table-cell>
          <table:table-cell office:value-type="string">
            <text:p>4/28/2008 3:52:9</text:p>
          </table:table-cell>
          <table:table-cell office:value-type="string">
            <text:p>4/28/2008 3:52:22</text:p>
          </table:table-cell>
          <table:table-cell office:value-type="string">
            <text:p>13176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7</text:p>
          </table:table-cell>
          <table:table-cell office:value-type="string">
            <text:p>4/28/2008 3:52:9</text:p>
          </table:table-cell>
          <table:table-cell office:value-type="string">
            <text:p>4/28/2008 3:52:22</text:p>
          </table:table-cell>
          <table:table-cell office:value-type="string">
            <text:p>13286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7</text:p>
          </table:table-cell>
          <table:table-cell office:value-type="string">
            <text:p>4/28/2008 3:52:10</text:p>
          </table:table-cell>
          <table:table-cell office:value-type="string">
            <text:p>4/28/2008 3:52:19</text:p>
          </table:table-cell>
          <table:table-cell office:value-type="string">
            <text:p>9073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7</text:p>
          </table:table-cell>
          <table:table-cell office:value-type="string">
            <text:p>4/28/2008 3:52:10</text:p>
          </table:table-cell>
          <table:table-cell office:value-type="string">
            <text:p>4/28/2008 3:52:18</text:p>
          </table:table-cell>
          <table:table-cell office:value-type="string">
            <text:p>8278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7</text:p>
          </table:table-cell>
          <table:table-cell office:value-type="string">
            <text:p>4/28/2008 3:52:10</text:p>
          </table:table-cell>
          <table:table-cell office:value-type="string">
            <text:p>4/28/2008 3:52:18</text:p>
          </table:table-cell>
          <table:table-cell office:value-type="string">
            <text:p>818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8</text:p>
          </table:table-cell>
          <table:table-cell office:value-type="string">
            <text:p>4/28/2008 3:52:10</text:p>
          </table:table-cell>
          <table:table-cell office:value-type="string">
            <text:p>4/28/2008 3:52:17</text:p>
          </table:table-cell>
          <table:table-cell office:value-type="string">
            <text:p>7279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8</text:p>
          </table:table-cell>
          <table:table-cell office:value-type="string">
            <text:p>4/28/2008 3:52:11</text:p>
          </table:table-cell>
          <table:table-cell office:value-type="string">
            <text:p>4/28/2008 3:52:21</text:p>
          </table:table-cell>
          <table:table-cell office:value-type="string">
            <text:p>9291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8</text:p>
          </table:table-cell>
          <table:table-cell office:value-type="string">
            <text:p>4/28/2008 3:52:10</text:p>
          </table:table-cell>
          <table:table-cell office:value-type="string">
            <text:p>4/28/2008 3:52:19</text:p>
          </table:table-cell>
          <table:table-cell office:value-type="string">
            <text:p>8670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8</text:p>
          </table:table-cell>
          <table:table-cell office:value-type="string">
            <text:p>4/28/2008 3:52:11</text:p>
          </table:table-cell>
          <table:table-cell office:value-type="string">
            <text:p>4/28/2008 3:52:26</text:p>
          </table:table-cell>
          <table:table-cell office:value-type="string">
            <text:p>14129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8</text:p>
          </table:table-cell>
          <table:table-cell office:value-type="string">
            <text:p>4/28/2008 3:52:11</text:p>
          </table:table-cell>
          <table:table-cell office:value-type="string">
            <text:p>4/28/2008 3:52:18</text:p>
          </table:table-cell>
          <table:table-cell office:value-type="string">
            <text:p>7242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9</text:p>
          </table:table-cell>
          <table:table-cell office:value-type="string">
            <text:p>4/28/2008 3:52:16</text:p>
          </table:table-cell>
          <table:table-cell office:value-type="string">
            <text:p>4/28/2008 3:52:28</text:p>
          </table:table-cell>
          <table:table-cell office:value-type="string">
            <text:p>12235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9</text:p>
          </table:table-cell>
          <table:table-cell office:value-type="string">
            <text:p>4/28/2008 3:52:20</text:p>
          </table:table-cell>
          <table:table-cell office:value-type="string">
            <text:p>4/28/2008 3:52:27</text:p>
          </table:table-cell>
          <table:table-cell office:value-type="string">
            <text:p>7701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8</text:p>
          </table:table-cell>
          <table:table-cell office:value-type="string">
            <text:p>4/28/2008 3:52:9</text:p>
          </table:table-cell>
          <table:table-cell office:value-type="string">
            <text:p>4/28/2008 3:52:25</text:p>
          </table:table-cell>
          <table:table-cell office:value-type="string">
            <text:p>15530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8</text:p>
          </table:table-cell>
          <table:table-cell office:value-type="string">
            <text:p>4/28/2008 3:52:10</text:p>
          </table:table-cell>
          <table:table-cell office:value-type="string">
            <text:p>4/28/2008 3:52:17</text:p>
          </table:table-cell>
          <table:table-cell office:value-type="string">
            <text:p>6646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8</text:p>
          </table:table-cell>
          <table:table-cell office:value-type="string">
            <text:p>4/28/2008 3:52:11</text:p>
          </table:table-cell>
          <table:table-cell office:value-type="string">
            <text:p>4/28/2008 3:52:23</text:p>
          </table:table-cell>
          <table:table-cell office:value-type="string">
            <text:p>12247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8</text:p>
          </table:table-cell>
          <table:table-cell office:value-type="string">
            <text:p>4/28/2008 3:52:13</text:p>
          </table:table-cell>
          <table:table-cell office:value-type="string">
            <text:p>4/28/2008 3:52:26</text:p>
          </table:table-cell>
          <table:table-cell office:value-type="string">
            <text:p>13560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8</text:p>
          </table:table-cell>
          <table:table-cell office:value-type="string">
            <text:p>4/28/2008 3:52:11</text:p>
          </table:table-cell>
          <table:table-cell office:value-type="string">
            <text:p>4/28/2008 3:52:26</text:p>
          </table:table-cell>
          <table:table-cell office:value-type="string">
            <text:p>14180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9</text:p>
          </table:table-cell>
          <table:table-cell office:value-type="string">
            <text:p>4/28/2008 3:52:11</text:p>
          </table:table-cell>
          <table:table-cell office:value-type="string">
            <text:p>4/28/2008 3:52:22</text:p>
          </table:table-cell>
          <table:table-cell office:value-type="string">
            <text:p>10212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9</text:p>
          </table:table-cell>
          <table:table-cell office:value-type="string">
            <text:p>4/28/2008 3:52:12</text:p>
          </table:table-cell>
          <table:table-cell office:value-type="string">
            <text:p>4/28/2008 3:52:22</text:p>
          </table:table-cell>
          <table:table-cell office:value-type="string">
            <text:p>10449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9</text:p>
          </table:table-cell>
          <table:table-cell office:value-type="string">
            <text:p>4/28/2008 3:52:21</text:p>
          </table:table-cell>
          <table:table-cell office:value-type="string">
            <text:p>4/28/2008 3:52:31</text:p>
          </table:table-cell>
          <table:table-cell office:value-type="string">
            <text:p>10452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9</text:p>
          </table:table-cell>
          <table:table-cell office:value-type="string">
            <text:p>4/28/2008 3:52:21</text:p>
          </table:table-cell>
          <table:table-cell office:value-type="string">
            <text:p>4/28/2008 3:52:27</text:p>
          </table:table-cell>
          <table:table-cell office:value-type="string">
            <text:p>6407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9</text:p>
          </table:table-cell>
          <table:table-cell office:value-type="string">
            <text:p>4/28/2008 3:52:16</text:p>
          </table:table-cell>
          <table:table-cell office:value-type="string">
            <text:p>4/28/2008 3:52:24</text:p>
          </table:table-cell>
          <table:table-cell office:value-type="string">
            <text:p>7297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8</text:p>
          </table:table-cell>
          <table:table-cell office:value-type="string">
            <text:p>4/28/2008 3:52:11</text:p>
          </table:table-cell>
          <table:table-cell office:value-type="string">
            <text:p>4/28/2008 3:52:22</text:p>
          </table:table-cell>
          <table:table-cell office:value-type="string">
            <text:p>11267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9</text:p>
          </table:table-cell>
          <table:table-cell office:value-type="string">
            <text:p>4/28/2008 3:52:11</text:p>
          </table:table-cell>
          <table:table-cell office:value-type="string">
            <text:p>4/28/2008 3:52:25</text:p>
          </table:table-cell>
          <table:table-cell office:value-type="string">
            <text:p>14021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9</text:p>
          </table:table-cell>
          <table:table-cell office:value-type="string">
            <text:p>4/28/2008 3:52:20</text:p>
          </table:table-cell>
          <table:table-cell office:value-type="string">
            <text:p>4/28/2008 3:52:27</text:p>
          </table:table-cell>
          <table:table-cell office:value-type="string">
            <text:p>6865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9</text:p>
          </table:table-cell>
          <table:table-cell office:value-type="string">
            <text:p>4/28/2008 3:52:12</text:p>
          </table:table-cell>
          <table:table-cell office:value-type="string">
            <text:p>4/28/2008 3:52:21</text:p>
          </table:table-cell>
          <table:table-cell office:value-type="string">
            <text:p>8953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9</text:p>
          </table:table-cell>
          <table:table-cell office:value-type="string">
            <text:p>4/28/2008 3:52:18</text:p>
          </table:table-cell>
          <table:table-cell office:value-type="string">
            <text:p>4/28/2008 3:52:27</text:p>
          </table:table-cell>
          <table:table-cell office:value-type="string">
            <text:p>8296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9</text:p>
          </table:table-cell>
          <table:table-cell office:value-type="string">
            <text:p>4/28/2008 3:52:16</text:p>
          </table:table-cell>
          <table:table-cell office:value-type="string">
            <text:p>4/28/2008 3:52:29</text:p>
          </table:table-cell>
          <table:table-cell office:value-type="string">
            <text:p>12487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12</text:p>
          </table:table-cell>
          <table:table-cell office:value-type="string">
            <text:p>4/28/2008 3:52:21</text:p>
          </table:table-cell>
          <table:table-cell office:value-type="string">
            <text:p>9265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16</text:p>
          </table:table-cell>
          <table:table-cell office:value-type="string">
            <text:p>4/28/2008 3:52:27</text:p>
          </table:table-cell>
          <table:table-cell office:value-type="string">
            <text:p>10034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16</text:p>
          </table:table-cell>
          <table:table-cell office:value-type="string">
            <text:p>4/28/2008 3:52:29</text:p>
          </table:table-cell>
          <table:table-cell office:value-type="string">
            <text:p>12767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12</text:p>
          </table:table-cell>
          <table:table-cell office:value-type="string">
            <text:p>4/28/2008 3:52:21</text:p>
          </table:table-cell>
          <table:table-cell office:value-type="string">
            <text:p>9410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21</text:p>
          </table:table-cell>
          <table:table-cell office:value-type="string">
            <text:p>4/28/2008 3:52:30</text:p>
          </table:table-cell>
          <table:table-cell office:value-type="string">
            <text:p>9893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20</text:p>
          </table:table-cell>
          <table:table-cell office:value-type="string">
            <text:p>4/28/2008 3:52:29</text:p>
          </table:table-cell>
          <table:table-cell office:value-type="string">
            <text:p>8998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13</text:p>
          </table:table-cell>
          <table:table-cell office:value-type="string">
            <text:p>4/28/2008 3:52:24</text:p>
          </table:table-cell>
          <table:table-cell office:value-type="string">
            <text:p>10328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19</text:p>
          </table:table-cell>
          <table:table-cell office:value-type="string">
            <text:p>4/28/2008 3:52:27</text:p>
          </table:table-cell>
          <table:table-cell office:value-type="string">
            <text:p>8026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18</text:p>
          </table:table-cell>
          <table:table-cell office:value-type="string">
            <text:p>4/28/2008 3:52:29</text:p>
          </table:table-cell>
          <table:table-cell office:value-type="string">
            <text:p>11165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20</text:p>
          </table:table-cell>
          <table:table-cell office:value-type="string">
            <text:p>4/28/2008 3:52:27</text:p>
          </table:table-cell>
          <table:table-cell office:value-type="string">
            <text:p>7113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16</text:p>
          </table:table-cell>
          <table:table-cell office:value-type="string">
            <text:p>4/28/2008 3:52:26</text:p>
          </table:table-cell>
          <table:table-cell office:value-type="string">
            <text:p>9660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2</text:p>
          </table:table-cell>
          <table:table-cell office:value-type="string">
            <text:p>4/28/2008 3:52:14</text:p>
          </table:table-cell>
          <table:table-cell office:value-type="string">
            <text:p>4/28/2008 3:52:24</text:p>
          </table:table-cell>
          <table:table-cell office:value-type="string">
            <text:p>10276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2</text:p>
          </table:table-cell>
          <table:table-cell office:value-type="string">
            <text:p>4/28/2008 3:52:16</text:p>
          </table:table-cell>
          <table:table-cell office:value-type="string">
            <text:p>4/28/2008 3:52:26</text:p>
          </table:table-cell>
          <table:table-cell office:value-type="string">
            <text:p>9330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2</text:p>
          </table:table-cell>
          <table:table-cell office:value-type="string">
            <text:p>4/28/2008 3:52:23</text:p>
          </table:table-cell>
          <table:table-cell office:value-type="string">
            <text:p>4/28/2008 3:52:31</text:p>
          </table:table-cell>
          <table:table-cell office:value-type="string">
            <text:p>7552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20</text:p>
          </table:table-cell>
          <table:table-cell office:value-type="string">
            <text:p>4/28/2008 3:52:27</text:p>
          </table:table-cell>
          <table:table-cell office:value-type="string">
            <text:p>6988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18</text:p>
          </table:table-cell>
          <table:table-cell office:value-type="string">
            <text:p>4/28/2008 3:52:26</text:p>
          </table:table-cell>
          <table:table-cell office:value-type="string">
            <text:p>8617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18</text:p>
          </table:table-cell>
          <table:table-cell office:value-type="string">
            <text:p>4/28/2008 3:52:28</text:p>
          </table:table-cell>
          <table:table-cell office:value-type="string">
            <text:p>10137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16</text:p>
          </table:table-cell>
          <table:table-cell office:value-type="string">
            <text:p>4/28/2008 3:52:25</text:p>
          </table:table-cell>
          <table:table-cell office:value-type="string">
            <text:p>8792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16</text:p>
          </table:table-cell>
          <table:table-cell office:value-type="string">
            <text:p>4/28/2008 3:52:24</text:p>
          </table:table-cell>
          <table:table-cell office:value-type="string">
            <text:p>815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15</text:p>
          </table:table-cell>
          <table:table-cell office:value-type="string">
            <text:p>4/28/2008 3:52:21</text:p>
          </table:table-cell>
          <table:table-cell office:value-type="string">
            <text:p>6190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18</text:p>
          </table:table-cell>
          <table:table-cell office:value-type="string">
            <text:p>4/28/2008 3:52:28</text:p>
          </table:table-cell>
          <table:table-cell office:value-type="string">
            <text:p>9398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16</text:p>
          </table:table-cell>
          <table:table-cell office:value-type="string">
            <text:p>4/28/2008 3:52:25</text:p>
          </table:table-cell>
          <table:table-cell office:value-type="string">
            <text:p>8742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18</text:p>
          </table:table-cell>
          <table:table-cell office:value-type="string">
            <text:p>4/28/2008 3:52:26</text:p>
          </table:table-cell>
          <table:table-cell office:value-type="string">
            <text:p>8301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19</text:p>
          </table:table-cell>
          <table:table-cell office:value-type="string">
            <text:p>4/28/2008 3:52:31</text:p>
          </table:table-cell>
          <table:table-cell office:value-type="string">
            <text:p>11778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17</text:p>
          </table:table-cell>
          <table:table-cell office:value-type="string">
            <text:p>4/28/2008 3:52:26</text:p>
          </table:table-cell>
          <table:table-cell office:value-type="string">
            <text:p>9343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14</text:p>
          </table:table-cell>
          <table:table-cell office:value-type="string">
            <text:p>4/28/2008 3:52:24</text:p>
          </table:table-cell>
          <table:table-cell office:value-type="string">
            <text:p>9756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18</text:p>
          </table:table-cell>
          <table:table-cell office:value-type="string">
            <text:p>4/28/2008 3:52:27</text:p>
          </table:table-cell>
          <table:table-cell office:value-type="string">
            <text:p>9161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18</text:p>
          </table:table-cell>
          <table:table-cell office:value-type="string">
            <text:p>4/28/2008 3:52:26</text:p>
          </table:table-cell>
          <table:table-cell office:value-type="string">
            <text:p>885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18</text:p>
          </table:table-cell>
          <table:table-cell office:value-type="string">
            <text:p>4/28/2008 3:52:31</text:p>
          </table:table-cell>
          <table:table-cell office:value-type="string">
            <text:p>12398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18</text:p>
          </table:table-cell>
          <table:table-cell office:value-type="string">
            <text:p>4/28/2008 3:52:31</text:p>
          </table:table-cell>
          <table:table-cell office:value-type="string">
            <text:p>13048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13</text:p>
          </table:table-cell>
          <table:table-cell office:value-type="string">
            <text:p>4/28/2008 3:52:24</text:p>
          </table:table-cell>
          <table:table-cell office:value-type="string">
            <text:p>10645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18</text:p>
          </table:table-cell>
          <table:table-cell office:value-type="string">
            <text:p>4/28/2008 3:52:27</text:p>
          </table:table-cell>
          <table:table-cell office:value-type="string">
            <text:p>8678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18</text:p>
          </table:table-cell>
          <table:table-cell office:value-type="string">
            <text:p>4/28/2008 3:52:26</text:p>
          </table:table-cell>
          <table:table-cell office:value-type="string">
            <text:p>8619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21</text:p>
          </table:table-cell>
          <table:table-cell office:value-type="string">
            <text:p>4/28/2008 3:52:30</text:p>
          </table:table-cell>
          <table:table-cell office:value-type="string">
            <text:p>9112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18</text:p>
          </table:table-cell>
          <table:table-cell office:value-type="string">
            <text:p>4/28/2008 3:52:31</text:p>
          </table:table-cell>
          <table:table-cell office:value-type="string">
            <text:p>12374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18</text:p>
          </table:table-cell>
          <table:table-cell office:value-type="string">
            <text:p>4/28/2008 3:52:27</text:p>
          </table:table-cell>
          <table:table-cell office:value-type="string">
            <text:p>8237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0</text:p>
          </table:table-cell>
          <table:table-cell office:value-type="string">
            <text:p>4/28/2008 3:52:18</text:p>
          </table:table-cell>
          <table:table-cell office:value-type="string">
            <text:p>4/28/2008 3:52:27</text:p>
          </table:table-cell>
          <table:table-cell office:value-type="string">
            <text:p>8413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17</text:p>
          </table:table-cell>
          <table:table-cell office:value-type="string">
            <text:p>4/28/2008 3:52:29</text:p>
          </table:table-cell>
          <table:table-cell office:value-type="string">
            <text:p>12114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18</text:p>
          </table:table-cell>
          <table:table-cell office:value-type="string">
            <text:p>4/28/2008 3:52:31</text:p>
          </table:table-cell>
          <table:table-cell office:value-type="string">
            <text:p>12272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1</text:p>
          </table:table-cell>
          <table:table-cell office:value-type="string">
            <text:p>4/28/2008 3:52:17</text:p>
          </table:table-cell>
          <table:table-cell office:value-type="string">
            <text:p>4/28/2008 3:52:26</text:p>
          </table:table-cell>
          <table:table-cell office:value-type="string">
            <text:p>8764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2</text:p>
          </table:table-cell>
          <table:table-cell office:value-type="string">
            <text:p>4/28/2008 3:52:21</text:p>
          </table:table-cell>
          <table:table-cell office:value-type="string">
            <text:p>4/28/2008 3:52:31</text:p>
          </table:table-cell>
          <table:table-cell office:value-type="string">
            <text:p>10463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2</text:p>
          </table:table-cell>
          <table:table-cell office:value-type="string">
            <text:p>4/28/2008 3:52:18</text:p>
          </table:table-cell>
          <table:table-cell office:value-type="string">
            <text:p>4/28/2008 3:52:26</text:p>
          </table:table-cell>
          <table:table-cell office:value-type="string">
            <text:p>821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2</text:p>
          </table:table-cell>
          <table:table-cell office:value-type="string">
            <text:p>4/28/2008 3:52:18</text:p>
          </table:table-cell>
          <table:table-cell office:value-type="string">
            <text:p>4/28/2008 3:52:31</text:p>
          </table:table-cell>
          <table:table-cell office:value-type="string">
            <text:p>12541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4/28/2008 3:51:57</text:p>
          </table:table-cell>
          <table:table-cell office:value-type="string">
            <text:p>4/28/2008 3:52:12</text:p>
          </table:table-cell>
          <table:table-cell office:value-type="string">
            <text:p>4/28/2008 3:52:18</text:p>
          </table:table-cell>
          <table:table-cell office:value-type="string">
            <text:p>4/28/2008 3:52:27</text:p>
          </table:table-cell>
          <table:table-cell office:value-type="string">
            <text:p>8557.0</text:p>
          </table:table-cell>
          <table:table-cell office:value-type="string">
            <text:p>8.0null</text:p>
          </table:table-cell>
        </table:table-row>
      </table:table>
      <table:table table:name="Crivo 15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ERROR-RETRY-TIMES</text:p>
          </table:table-cell>
          <table:table-cell office:value-type="string">
            <text:p>CREATED-TIME</text:p>
          </table:table-cell>
          <table:table-cell office:value-type="string">
            <text:p>SUBMITED-TIME</text:p>
          </table:table-cell>
          <table:table-cell office:value-type="string">
            <text:p>STARTED_TIME</text:p>
          </table:table-cell>
          <table:table-cell office:value-type="string">
            <text:p>FINISHED_TIME</text:p>
          </table:table-cell>
          <table:table-cell office:value-type="string">
            <text:p>EXECUTION-TIME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4/28/2008 4:56:28</text:p>
          </table:table-cell>
          <table:table-cell table:number-columns-repeated="2" office:value-type="string">
            <text:p>4/28/2008 4:56:37</text:p>
          </table:table-cell>
          <table:table-cell office:value-type="string">
            <text:p>4/28/2008 4:56:42</text:p>
          </table:table-cell>
          <table:table-cell office:value-type="string">
            <text:p>5156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/28/2008 4:56:28</text:p>
          </table:table-cell>
          <table:table-cell office:value-type="string">
            <text:p>4/28/2008 4:56:37</text:p>
          </table:table-cell>
          <table:table-cell office:value-type="string">
            <text:p>4/28/2008 4:56:39</text:p>
          </table:table-cell>
          <table:table-cell office:value-type="string">
            <text:p>4/28/2008 4:56:43</text:p>
          </table:table-cell>
          <table:table-cell office:value-type="string">
            <text:p>4583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4/28/2008 4:56:28</text:p>
          </table:table-cell>
          <table:table-cell office:value-type="string">
            <text:p>4/28/2008 4:56:37</text:p>
          </table:table-cell>
          <table:table-cell office:value-type="string">
            <text:p>4/28/2008 4:56:41</text:p>
          </table:table-cell>
          <table:table-cell office:value-type="string">
            <text:p>4/28/2008 4:56:54</text:p>
          </table:table-cell>
          <table:table-cell office:value-type="string">
            <text:p>12796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4/28/2008 4:56:28</text:p>
          </table:table-cell>
          <table:table-cell table:number-columns-repeated="2" office:value-type="string">
            <text:p>4/28/2008 4:56:37</text:p>
          </table:table-cell>
          <table:table-cell office:value-type="string">
            <text:p>4/28/2008 4:56:41</text:p>
          </table:table-cell>
          <table:table-cell office:value-type="string">
            <text:p>389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4/28/2008 4:56:28</text:p>
          </table:table-cell>
          <table:table-cell office:value-type="string">
            <text:p>4/28/2008 4:56:37</text:p>
          </table:table-cell>
          <table:table-cell office:value-type="string">
            <text:p>4/28/2008 4:56:39</text:p>
          </table:table-cell>
          <table:table-cell office:value-type="string">
            <text:p>4/28/2008 4:56:51</text:p>
          </table:table-cell>
          <table:table-cell office:value-type="string">
            <text:p>11841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4/28/2008 4:56:28</text:p>
          </table:table-cell>
          <table:table-cell office:value-type="string">
            <text:p>4/28/2008 4:56:37</text:p>
          </table:table-cell>
          <table:table-cell office:value-type="string">
            <text:p>4/28/2008 4:56:40</text:p>
          </table:table-cell>
          <table:table-cell office:value-type="string">
            <text:p>4/28/2008 4:56:48</text:p>
          </table:table-cell>
          <table:table-cell office:value-type="string">
            <text:p>7765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4/28/2008 4:56:28</text:p>
          </table:table-cell>
          <table:table-cell table:number-columns-repeated="2" office:value-type="string">
            <text:p>4/28/2008 4:56:37</text:p>
          </table:table-cell>
          <table:table-cell office:value-type="string">
            <text:p>4/28/2008 4:56:42</text:p>
          </table:table-cell>
          <table:table-cell office:value-type="string">
            <text:p>4839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4/28/2008 4:56:28</text:p>
          </table:table-cell>
          <table:table-cell office:value-type="string">
            <text:p>4/28/2008 4:56:37</text:p>
          </table:table-cell>
          <table:table-cell office:value-type="string">
            <text:p>4/28/2008 4:56:40</text:p>
          </table:table-cell>
          <table:table-cell office:value-type="string">
            <text:p>4/28/2008 4:56:49</text:p>
          </table:table-cell>
          <table:table-cell office:value-type="string">
            <text:p>9577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4/28/2008 4:56:28</text:p>
          </table:table-cell>
          <table:table-cell office:value-type="string">
            <text:p>4/28/2008 4:56:37</text:p>
          </table:table-cell>
          <table:table-cell office:value-type="string">
            <text:p>4/28/2008 4:56:39</text:p>
          </table:table-cell>
          <table:table-cell office:value-type="string">
            <text:p>4/28/2008 4:56:46</text:p>
          </table:table-cell>
          <table:table-cell office:value-type="string">
            <text:p>659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4/28/2008 4:56:28</text:p>
          </table:table-cell>
          <table:table-cell table:number-columns-repeated="2" office:value-type="string">
            <text:p>4/28/2008 4:56:37</text:p>
          </table:table-cell>
          <table:table-cell office:value-type="string">
            <text:p>4/28/2008 4:56:39</text:p>
          </table:table-cell>
          <table:table-cell office:value-type="string">
            <text:p>2409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38</text:p>
          </table:table-cell>
          <table:table-cell office:value-type="string">
            <text:p>4/28/2008 4:56:40</text:p>
          </table:table-cell>
          <table:table-cell office:value-type="string">
            <text:p>4/28/2008 4:56:50</text:p>
          </table:table-cell>
          <table:table-cell office:value-type="string">
            <text:p>9489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38</text:p>
          </table:table-cell>
          <table:table-cell office:value-type="string">
            <text:p>4/28/2008 4:56:40</text:p>
          </table:table-cell>
          <table:table-cell office:value-type="string">
            <text:p>4/28/2008 4:56:49</text:p>
          </table:table-cell>
          <table:table-cell office:value-type="string">
            <text:p>9164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38</text:p>
          </table:table-cell>
          <table:table-cell office:value-type="string">
            <text:p>4/28/2008 4:56:40</text:p>
          </table:table-cell>
          <table:table-cell office:value-type="string">
            <text:p>4/28/2008 4:56:47</text:p>
          </table:table-cell>
          <table:table-cell office:value-type="string">
            <text:p>7401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38</text:p>
          </table:table-cell>
          <table:table-cell office:value-type="string">
            <text:p>4/28/2008 4:56:41</text:p>
          </table:table-cell>
          <table:table-cell office:value-type="string">
            <text:p>4/28/2008 4:56:47</text:p>
          </table:table-cell>
          <table:table-cell office:value-type="string">
            <text:p>6847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38</text:p>
          </table:table-cell>
          <table:table-cell office:value-type="string">
            <text:p>4/28/2008 4:56:40</text:p>
          </table:table-cell>
          <table:table-cell office:value-type="string">
            <text:p>4/28/2008 4:56:46</text:p>
          </table:table-cell>
          <table:table-cell office:value-type="string">
            <text:p>6524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38</text:p>
          </table:table-cell>
          <table:table-cell office:value-type="string">
            <text:p>4/28/2008 4:56:41</text:p>
          </table:table-cell>
          <table:table-cell office:value-type="string">
            <text:p>4/28/2008 4:56:50</text:p>
          </table:table-cell>
          <table:table-cell office:value-type="string">
            <text:p>9225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39</text:p>
          </table:table-cell>
          <table:table-cell office:value-type="string">
            <text:p>4/28/2008 4:56:40</text:p>
          </table:table-cell>
          <table:table-cell office:value-type="string">
            <text:p>4/28/2008 4:56:54</text:p>
          </table:table-cell>
          <table:table-cell office:value-type="string">
            <text:p>13705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39</text:p>
          </table:table-cell>
          <table:table-cell office:value-type="string">
            <text:p>4/28/2008 4:56:40</text:p>
          </table:table-cell>
          <table:table-cell office:value-type="string">
            <text:p>4/28/2008 4:56:48</text:p>
          </table:table-cell>
          <table:table-cell office:value-type="string">
            <text:p>7724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39</text:p>
          </table:table-cell>
          <table:table-cell office:value-type="string">
            <text:p>4/28/2008 4:56:41</text:p>
          </table:table-cell>
          <table:table-cell office:value-type="string">
            <text:p>4/28/2008 4:56:49</text:p>
          </table:table-cell>
          <table:table-cell office:value-type="string">
            <text:p>8490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39</text:p>
          </table:table-cell>
          <table:table-cell office:value-type="string">
            <text:p>4/28/2008 4:56:41</text:p>
          </table:table-cell>
          <table:table-cell office:value-type="string">
            <text:p>4/28/2008 4:56:52</text:p>
          </table:table-cell>
          <table:table-cell office:value-type="string">
            <text:p>10976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39</text:p>
          </table:table-cell>
          <table:table-cell office:value-type="string">
            <text:p>4/28/2008 4:56:40</text:p>
          </table:table-cell>
          <table:table-cell office:value-type="string">
            <text:p>4/28/2008 4:56:52</text:p>
          </table:table-cell>
          <table:table-cell office:value-type="string">
            <text:p>11591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39</text:p>
          </table:table-cell>
          <table:table-cell office:value-type="string">
            <text:p>4/28/2008 4:56:41</text:p>
          </table:table-cell>
          <table:table-cell office:value-type="string">
            <text:p>4/28/2008 4:56:49</text:p>
          </table:table-cell>
          <table:table-cell office:value-type="string">
            <text:p>8520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39</text:p>
          </table:table-cell>
          <table:table-cell office:value-type="string">
            <text:p>4/28/2008 4:56:44</text:p>
          </table:table-cell>
          <table:table-cell office:value-type="string">
            <text:p>4/28/2008 4:56:55</text:p>
          </table:table-cell>
          <table:table-cell office:value-type="string">
            <text:p>10597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0</text:p>
          </table:table-cell>
          <table:table-cell office:value-type="string">
            <text:p>4/28/2008 4:56:43</text:p>
          </table:table-cell>
          <table:table-cell office:value-type="string">
            <text:p>4/28/2008 4:56:55</text:p>
          </table:table-cell>
          <table:table-cell office:value-type="string">
            <text:p>12353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0</text:p>
          </table:table-cell>
          <table:table-cell office:value-type="string">
            <text:p>4/28/2008 4:56:43</text:p>
          </table:table-cell>
          <table:table-cell office:value-type="string">
            <text:p>4/28/2008 4:56:54</text:p>
          </table:table-cell>
          <table:table-cell office:value-type="string">
            <text:p>11428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3</text:p>
          </table:table-cell>
          <table:table-cell office:value-type="string">
            <text:p>4/28/2008 4:56:57</text:p>
          </table:table-cell>
          <table:table-cell office:value-type="string">
            <text:p>13718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3</text:p>
          </table:table-cell>
          <table:table-cell office:value-type="string">
            <text:p>4/28/2008 4:56:56</text:p>
          </table:table-cell>
          <table:table-cell office:value-type="string">
            <text:p>13143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4</text:p>
          </table:table-cell>
          <table:table-cell office:value-type="string">
            <text:p>4/28/2008 4:56:54</text:p>
          </table:table-cell>
          <table:table-cell office:value-type="string">
            <text:p>9232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9</text:p>
          </table:table-cell>
          <table:table-cell office:value-type="string">
            <text:p>4/28/2008 4:57:1</text:p>
          </table:table-cell>
          <table:table-cell office:value-type="string">
            <text:p>11348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4</text:p>
          </table:table-cell>
          <table:table-cell office:value-type="string">
            <text:p>4/28/2008 4:56:52</text:p>
          </table:table-cell>
          <table:table-cell office:value-type="string">
            <text:p>8681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39</text:p>
          </table:table-cell>
          <table:table-cell office:value-type="string">
            <text:p>4/28/2008 4:56:45</text:p>
          </table:table-cell>
          <table:table-cell office:value-type="string">
            <text:p>4/28/2008 4:56:58</text:p>
          </table:table-cell>
          <table:table-cell office:value-type="string">
            <text:p>13008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0</text:p>
          </table:table-cell>
          <table:table-cell office:value-type="string">
            <text:p>4/28/2008 4:56:42</text:p>
          </table:table-cell>
          <table:table-cell office:value-type="string">
            <text:p>4/28/2008 4:56:53</text:p>
          </table:table-cell>
          <table:table-cell office:value-type="string">
            <text:p>11214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2</text:p>
          </table:table-cell>
          <table:table-cell office:value-type="string">
            <text:p>4/28/2008 4:56:51</text:p>
          </table:table-cell>
          <table:table-cell office:value-type="string">
            <text:p>9154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4</text:p>
          </table:table-cell>
          <table:table-cell office:value-type="string">
            <text:p>4/28/2008 4:56:55</text:p>
          </table:table-cell>
          <table:table-cell office:value-type="string">
            <text:p>10756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6</text:p>
          </table:table-cell>
          <table:table-cell office:value-type="string">
            <text:p>4/28/2008 4:56:56</text:p>
          </table:table-cell>
          <table:table-cell office:value-type="string">
            <text:p>10516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8</text:p>
          </table:table-cell>
          <table:table-cell office:value-type="string">
            <text:p>4/28/2008 4:56:59</text:p>
          </table:table-cell>
          <table:table-cell office:value-type="string">
            <text:p>11848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6</text:p>
          </table:table-cell>
          <table:table-cell office:value-type="string">
            <text:p>4/28/2008 4:56:58</text:p>
          </table:table-cell>
          <table:table-cell office:value-type="string">
            <text:p>11248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4</text:p>
          </table:table-cell>
          <table:table-cell office:value-type="string">
            <text:p>4/28/2008 4:56:55</text:p>
          </table:table-cell>
          <table:table-cell office:value-type="string">
            <text:p>11061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5</text:p>
          </table:table-cell>
          <table:table-cell office:value-type="string">
            <text:p>4/28/2008 4:56:56</text:p>
          </table:table-cell>
          <table:table-cell office:value-type="string">
            <text:p>11117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5</text:p>
          </table:table-cell>
          <table:table-cell office:value-type="string">
            <text:p>4/28/2008 4:56:58</text:p>
          </table:table-cell>
          <table:table-cell office:value-type="string">
            <text:p>12396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39</text:p>
          </table:table-cell>
          <table:table-cell office:value-type="string">
            <text:p>4/28/2008 4:56:41</text:p>
          </table:table-cell>
          <table:table-cell office:value-type="string">
            <text:p>4/28/2008 4:56:49</text:p>
          </table:table-cell>
          <table:table-cell office:value-type="string">
            <text:p>8399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0</text:p>
          </table:table-cell>
          <table:table-cell office:value-type="string">
            <text:p>4/28/2008 4:56:41</text:p>
          </table:table-cell>
          <table:table-cell office:value-type="string">
            <text:p>4/28/2008 4:56:48</text:p>
          </table:table-cell>
          <table:table-cell office:value-type="string">
            <text:p>7208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0</text:p>
          </table:table-cell>
          <table:table-cell office:value-type="string">
            <text:p>4/28/2008 4:56:43</text:p>
          </table:table-cell>
          <table:table-cell office:value-type="string">
            <text:p>4/28/2008 4:56:53</text:p>
          </table:table-cell>
          <table:table-cell office:value-type="string">
            <text:p>10744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0</text:p>
          </table:table-cell>
          <table:table-cell office:value-type="string">
            <text:p>4/28/2008 4:56:43</text:p>
          </table:table-cell>
          <table:table-cell office:value-type="string">
            <text:p>4/28/2008 4:56:54</text:p>
          </table:table-cell>
          <table:table-cell office:value-type="string">
            <text:p>10652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0</text:p>
          </table:table-cell>
          <table:table-cell office:value-type="string">
            <text:p>4/28/2008 4:56:45</text:p>
          </table:table-cell>
          <table:table-cell office:value-type="string">
            <text:p>4/28/2008 4:56:59</text:p>
          </table:table-cell>
          <table:table-cell office:value-type="string">
            <text:p>14066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3</text:p>
          </table:table-cell>
          <table:table-cell office:value-type="string">
            <text:p>4/28/2008 4:56:53</text:p>
          </table:table-cell>
          <table:table-cell office:value-type="string">
            <text:p>10359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6</text:p>
          </table:table-cell>
          <table:table-cell office:value-type="string">
            <text:p>4/28/2008 4:57:1</text:p>
          </table:table-cell>
          <table:table-cell office:value-type="string">
            <text:p>14800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4</text:p>
          </table:table-cell>
          <table:table-cell office:value-type="string">
            <text:p>4/28/2008 4:56:54</text:p>
          </table:table-cell>
          <table:table-cell office:value-type="string">
            <text:p>10044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table:number-columns-repeated="2" office:value-type="string">
            <text:p>4/28/2008 4:56:41</text:p>
          </table:table-cell>
          <table:table-cell office:value-type="string">
            <text:p>4/28/2008 4:56:51</text:p>
          </table:table-cell>
          <table:table-cell office:value-type="string">
            <text:p>9300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4</text:p>
          </table:table-cell>
          <table:table-cell office:value-type="string">
            <text:p>4/28/2008 4:56:55</text:p>
          </table:table-cell>
          <table:table-cell office:value-type="string">
            <text:p>10916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6</text:p>
          </table:table-cell>
          <table:table-cell office:value-type="string">
            <text:p>4/28/2008 4:56:59</text:p>
          </table:table-cell>
          <table:table-cell office:value-type="string">
            <text:p>13056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5</text:p>
          </table:table-cell>
          <table:table-cell office:value-type="string">
            <text:p>4/28/2008 4:57:0</text:p>
          </table:table-cell>
          <table:table-cell office:value-type="string">
            <text:p>14770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4</text:p>
          </table:table-cell>
          <table:table-cell office:value-type="string">
            <text:p>4/28/2008 4:56:54</text:p>
          </table:table-cell>
          <table:table-cell office:value-type="string">
            <text:p>10183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3</text:p>
          </table:table-cell>
          <table:table-cell office:value-type="string">
            <text:p>4/28/2008 4:56:54</text:p>
          </table:table-cell>
          <table:table-cell office:value-type="string">
            <text:p>10922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6</text:p>
          </table:table-cell>
          <table:table-cell office:value-type="string">
            <text:p>4/28/2008 4:57:0</text:p>
          </table:table-cell>
          <table:table-cell office:value-type="string">
            <text:p>13825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5</text:p>
          </table:table-cell>
          <table:table-cell office:value-type="string">
            <text:p>4/28/2008 4:56:56</text:p>
          </table:table-cell>
          <table:table-cell office:value-type="string">
            <text:p>11670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4</text:p>
          </table:table-cell>
          <table:table-cell office:value-type="string">
            <text:p>4/28/2008 4:56:54</text:p>
          </table:table-cell>
          <table:table-cell office:value-type="string">
            <text:p>9991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51</text:p>
          </table:table-cell>
          <table:table-cell office:value-type="string">
            <text:p>4/28/2008 4:57:1</text:p>
          </table:table-cell>
          <table:table-cell office:value-type="string">
            <text:p>10275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4</text:p>
          </table:table-cell>
          <table:table-cell office:value-type="string">
            <text:p>4/28/2008 4:56:54</text:p>
          </table:table-cell>
          <table:table-cell office:value-type="string">
            <text:p>10820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8</text:p>
          </table:table-cell>
          <table:table-cell office:value-type="string">
            <text:p>4/28/2008 4:56:59</text:p>
          </table:table-cell>
          <table:table-cell office:value-type="string">
            <text:p>11045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8</text:p>
          </table:table-cell>
          <table:table-cell office:value-type="string">
            <text:p>4/28/2008 4:56:59</text:p>
          </table:table-cell>
          <table:table-cell office:value-type="string">
            <text:p>10943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6</text:p>
          </table:table-cell>
          <table:table-cell office:value-type="string">
            <text:p>4/28/2008 4:57:0</text:p>
          </table:table-cell>
          <table:table-cell office:value-type="string">
            <text:p>14346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4</text:p>
          </table:table-cell>
          <table:table-cell office:value-type="string">
            <text:p>4/28/2008 4:56:56</text:p>
          </table:table-cell>
          <table:table-cell office:value-type="string">
            <text:p>12181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6</text:p>
          </table:table-cell>
          <table:table-cell office:value-type="string">
            <text:p>4/28/2008 4:56:58</text:p>
          </table:table-cell>
          <table:table-cell office:value-type="string">
            <text:p>11793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2</text:p>
          </table:table-cell>
          <table:table-cell office:value-type="string">
            <text:p>4/28/2008 4:56:44</text:p>
          </table:table-cell>
          <table:table-cell office:value-type="string">
            <text:p>4/28/2008 4:56:56</text:p>
          </table:table-cell>
          <table:table-cell office:value-type="string">
            <text:p>12194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2</text:p>
          </table:table-cell>
          <table:table-cell office:value-type="string">
            <text:p>4/28/2008 4:56:46</text:p>
          </table:table-cell>
          <table:table-cell office:value-type="string">
            <text:p>4/28/2008 4:56:59</text:p>
          </table:table-cell>
          <table:table-cell office:value-type="string">
            <text:p>12830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2</text:p>
          </table:table-cell>
          <table:table-cell office:value-type="string">
            <text:p>4/28/2008 4:56:49</text:p>
          </table:table-cell>
          <table:table-cell office:value-type="string">
            <text:p>4/28/2008 4:57:1</text:p>
          </table:table-cell>
          <table:table-cell office:value-type="string">
            <text:p>12430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2</text:p>
          </table:table-cell>
          <table:table-cell office:value-type="string">
            <text:p>4/28/2008 4:56:46</text:p>
          </table:table-cell>
          <table:table-cell office:value-type="string">
            <text:p>4/28/2008 4:56:57</text:p>
          </table:table-cell>
          <table:table-cell office:value-type="string">
            <text:p>11364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3</text:p>
          </table:table-cell>
          <table:table-cell office:value-type="string">
            <text:p>4/28/2008 4:56:48</text:p>
          </table:table-cell>
          <table:table-cell office:value-type="string">
            <text:p>4/28/2008 4:57:0</text:p>
          </table:table-cell>
          <table:table-cell office:value-type="string">
            <text:p>12459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3</text:p>
          </table:table-cell>
          <table:table-cell office:value-type="string">
            <text:p>4/28/2008 4:56:46</text:p>
          </table:table-cell>
          <table:table-cell office:value-type="string">
            <text:p>4/28/2008 4:56:57</text:p>
          </table:table-cell>
          <table:table-cell office:value-type="string">
            <text:p>11864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6</text:p>
          </table:table-cell>
          <table:table-cell office:value-type="string">
            <text:p>4/28/2008 4:56:58</text:p>
          </table:table-cell>
          <table:table-cell office:value-type="string">
            <text:p>11808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1</text:p>
          </table:table-cell>
          <table:table-cell office:value-type="string">
            <text:p>4/28/2008 4:56:46</text:p>
          </table:table-cell>
          <table:table-cell office:value-type="string">
            <text:p>4/28/2008 4:56:55</text:p>
          </table:table-cell>
          <table:table-cell office:value-type="string">
            <text:p>898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2</text:p>
          </table:table-cell>
          <table:table-cell office:value-type="string">
            <text:p>4/28/2008 4:56:44</text:p>
          </table:table-cell>
          <table:table-cell office:value-type="string">
            <text:p>4/28/2008 4:56:57</text:p>
          </table:table-cell>
          <table:table-cell office:value-type="string">
            <text:p>12616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2</text:p>
          </table:table-cell>
          <table:table-cell office:value-type="string">
            <text:p>4/28/2008 4:56:45</text:p>
          </table:table-cell>
          <table:table-cell office:value-type="string">
            <text:p>4/28/2008 4:56:57</text:p>
          </table:table-cell>
          <table:table-cell office:value-type="string">
            <text:p>11917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2</text:p>
          </table:table-cell>
          <table:table-cell office:value-type="string">
            <text:p>4/28/2008 4:56:44</text:p>
          </table:table-cell>
          <table:table-cell office:value-type="string">
            <text:p>4/28/2008 4:56:57</text:p>
          </table:table-cell>
          <table:table-cell office:value-type="string">
            <text:p>13257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3</text:p>
          </table:table-cell>
          <table:table-cell office:value-type="string">
            <text:p>4/28/2008 4:56:51</text:p>
          </table:table-cell>
          <table:table-cell office:value-type="string">
            <text:p>4/28/2008 4:56:59</text:p>
          </table:table-cell>
          <table:table-cell office:value-type="string">
            <text:p>8156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3</text:p>
          </table:table-cell>
          <table:table-cell office:value-type="string">
            <text:p>4/28/2008 4:56:48</text:p>
          </table:table-cell>
          <table:table-cell office:value-type="string">
            <text:p>4/28/2008 4:57:0</text:p>
          </table:table-cell>
          <table:table-cell office:value-type="string">
            <text:p>12870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3</text:p>
          </table:table-cell>
          <table:table-cell office:value-type="string">
            <text:p>4/28/2008 4:56:48</text:p>
          </table:table-cell>
          <table:table-cell office:value-type="string">
            <text:p>4/28/2008 4:56:59</text:p>
          </table:table-cell>
          <table:table-cell office:value-type="string">
            <text:p>11463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3</text:p>
          </table:table-cell>
          <table:table-cell office:value-type="string">
            <text:p>4/28/2008 4:56:47</text:p>
          </table:table-cell>
          <table:table-cell office:value-type="string">
            <text:p>4/28/2008 4:56:59</text:p>
          </table:table-cell>
          <table:table-cell office:value-type="string">
            <text:p>12107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3</text:p>
          </table:table-cell>
          <table:table-cell office:value-type="string">
            <text:p>4/28/2008 4:56:48</text:p>
          </table:table-cell>
          <table:table-cell office:value-type="string">
            <text:p>4/28/2008 4:57:0</text:p>
          </table:table-cell>
          <table:table-cell office:value-type="string">
            <text:p>12409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3</text:p>
          </table:table-cell>
          <table:table-cell office:value-type="string">
            <text:p>4/28/2008 4:56:48</text:p>
          </table:table-cell>
          <table:table-cell office:value-type="string">
            <text:p>4/28/2008 4:56:59</text:p>
          </table:table-cell>
          <table:table-cell office:value-type="string">
            <text:p>11115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4</text:p>
          </table:table-cell>
          <table:table-cell office:value-type="string">
            <text:p>4/28/2008 4:56:49</text:p>
          </table:table-cell>
          <table:table-cell office:value-type="string">
            <text:p>4/28/2008 4:57:0</text:p>
          </table:table-cell>
          <table:table-cell office:value-type="string">
            <text:p>10693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4</text:p>
          </table:table-cell>
          <table:table-cell office:value-type="string">
            <text:p>4/28/2008 4:56:50</text:p>
          </table:table-cell>
          <table:table-cell office:value-type="string">
            <text:p>4/28/2008 4:57:0</text:p>
          </table:table-cell>
          <table:table-cell office:value-type="string">
            <text:p>10276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4</text:p>
          </table:table-cell>
          <table:table-cell office:value-type="string">
            <text:p>4/28/2008 4:56:48</text:p>
          </table:table-cell>
          <table:table-cell office:value-type="string">
            <text:p>4/28/2008 4:56:58</text:p>
          </table:table-cell>
          <table:table-cell office:value-type="string">
            <text:p>9906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4</text:p>
          </table:table-cell>
          <table:table-cell office:value-type="string">
            <text:p>4/28/2008 4:56:49</text:p>
          </table:table-cell>
          <table:table-cell office:value-type="string">
            <text:p>4/28/2008 4:57:0</text:p>
          </table:table-cell>
          <table:table-cell office:value-type="string">
            <text:p>10759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5</text:p>
          </table:table-cell>
          <table:table-cell office:value-type="string">
            <text:p>4/28/2008 4:56:50</text:p>
          </table:table-cell>
          <table:table-cell office:value-type="string">
            <text:p>4/28/2008 4:57:1</text:p>
          </table:table-cell>
          <table:table-cell office:value-type="string">
            <text:p>11230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5</text:p>
          </table:table-cell>
          <table:table-cell office:value-type="string">
            <text:p>4/28/2008 4:56:48</text:p>
          </table:table-cell>
          <table:table-cell office:value-type="string">
            <text:p>4/28/2008 4:56:59</text:p>
          </table:table-cell>
          <table:table-cell office:value-type="string">
            <text:p>11699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6</text:p>
          </table:table-cell>
          <table:table-cell office:value-type="string">
            <text:p>4/28/2008 4:56:51</text:p>
          </table:table-cell>
          <table:table-cell office:value-type="string">
            <text:p>4/28/2008 4:56:58</text:p>
          </table:table-cell>
          <table:table-cell office:value-type="string">
            <text:p>7478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6</text:p>
          </table:table-cell>
          <table:table-cell office:value-type="string">
            <text:p>4/28/2008 4:56:51</text:p>
          </table:table-cell>
          <table:table-cell office:value-type="string">
            <text:p>4/28/2008 4:56:59</text:p>
          </table:table-cell>
          <table:table-cell office:value-type="string">
            <text:p>7910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4/28/2008 4:56:29</text:p>
          </table:table-cell>
          <table:table-cell office:value-type="string">
            <text:p>4/28/2008 4:56:46</text:p>
          </table:table-cell>
          <table:table-cell office:value-type="string">
            <text:p>4/28/2008 4:56:50</text:p>
          </table:table-cell>
          <table:table-cell office:value-type="string">
            <text:p>4/28/2008 4:57:1</text:p>
          </table:table-cell>
          <table:table-cell office:value-type="string">
            <text:p>11518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6:52</text:p>
          </table:table-cell>
          <table:table-cell office:value-type="string">
            <text:p>4/28/2008 4:56:54</text:p>
          </table:table-cell>
          <table:table-cell office:value-type="string">
            <text:p>4/28/2008 4:57:1</text:p>
          </table:table-cell>
          <table:table-cell office:value-type="string">
            <text:p>7040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6:52</text:p>
          </table:table-cell>
          <table:table-cell office:value-type="string">
            <text:p>4/28/2008 4:56:57</text:p>
          </table:table-cell>
          <table:table-cell office:value-type="string">
            <text:p>4/28/2008 4:57:1</text:p>
          </table:table-cell>
          <table:table-cell office:value-type="string">
            <text:p>432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6:52</text:p>
          </table:table-cell>
          <table:table-cell office:value-type="string">
            <text:p>4/28/2008 4:56:56</text:p>
          </table:table-cell>
          <table:table-cell office:value-type="string">
            <text:p>4/28/2008 4:57:1</text:p>
          </table:table-cell>
          <table:table-cell office:value-type="string">
            <text:p>446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6:52</text:p>
          </table:table-cell>
          <table:table-cell office:value-type="string">
            <text:p>4/28/2008 4:56:54</text:p>
          </table:table-cell>
          <table:table-cell office:value-type="string">
            <text:p>4/28/2008 4:57:1</text:p>
          </table:table-cell>
          <table:table-cell office:value-type="string">
            <text:p>7091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6:52</text:p>
          </table:table-cell>
          <table:table-cell office:value-type="string">
            <text:p>4/28/2008 4:56:56</text:p>
          </table:table-cell>
          <table:table-cell office:value-type="string">
            <text:p>4/28/2008 4:57:2</text:p>
          </table:table-cell>
          <table:table-cell office:value-type="string">
            <text:p>5952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6:53</text:p>
          </table:table-cell>
          <table:table-cell office:value-type="string">
            <text:p>4/28/2008 4:56:55</text:p>
          </table:table-cell>
          <table:table-cell office:value-type="string">
            <text:p>4/28/2008 4:57:0</text:p>
          </table:table-cell>
          <table:table-cell office:value-type="string">
            <text:p>4246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6:53</text:p>
          </table:table-cell>
          <table:table-cell office:value-type="string">
            <text:p>4/28/2008 4:56:54</text:p>
          </table:table-cell>
          <table:table-cell office:value-type="string">
            <text:p>4/28/2008 4:57:1</text:p>
          </table:table-cell>
          <table:table-cell office:value-type="string">
            <text:p>6783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6:53</text:p>
          </table:table-cell>
          <table:table-cell office:value-type="string">
            <text:p>4/28/2008 4:56:59</text:p>
          </table:table-cell>
          <table:table-cell office:value-type="string">
            <text:p>4/28/2008 4:57:2</text:p>
          </table:table-cell>
          <table:table-cell office:value-type="string">
            <text:p>2760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6:53</text:p>
          </table:table-cell>
          <table:table-cell office:value-type="string">
            <text:p>4/28/2008 4:56:57</text:p>
          </table:table-cell>
          <table:table-cell office:value-type="string">
            <text:p>4/28/2008 4:57:0</text:p>
          </table:table-cell>
          <table:table-cell office:value-type="string">
            <text:p>3254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table:number-columns-repeated="2" office:value-type="string">
            <text:p>4/28/2008 4:56:54</text:p>
          </table:table-cell>
          <table:table-cell office:value-type="string">
            <text:p>4/28/2008 4:57:1</text:p>
          </table:table-cell>
          <table:table-cell office:value-type="string">
            <text:p>6646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table:number-columns-repeated="2" office:value-type="string">
            <text:p>4/28/2008 4:57:5</text:p>
          </table:table-cell>
          <table:table-cell office:value-type="string">
            <text:p>4/28/2008 4:57:10</text:p>
          </table:table-cell>
          <table:table-cell office:value-type="string">
            <text:p>4791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table:number-columns-repeated="2" office:value-type="string">
            <text:p>4/28/2008 4:57:5</text:p>
          </table:table-cell>
          <table:table-cell office:value-type="string">
            <text:p>4/28/2008 4:57:8</text:p>
          </table:table-cell>
          <table:table-cell office:value-type="string">
            <text:p>2845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table:number-columns-repeated="2" office:value-type="string">
            <text:p>4/28/2008 4:57:5</text:p>
          </table:table-cell>
          <table:table-cell office:value-type="string">
            <text:p>4/28/2008 4:57:6</text:p>
          </table:table-cell>
          <table:table-cell office:value-type="string">
            <text:p>1271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table:number-columns-repeated="2" office:value-type="string">
            <text:p>4/28/2008 4:57:5</text:p>
          </table:table-cell>
          <table:table-cell office:value-type="string">
            <text:p>4/28/2008 4:57:12</text:p>
          </table:table-cell>
          <table:table-cell office:value-type="string">
            <text:p>6640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table:number-columns-repeated="2" office:value-type="string">
            <text:p>4/28/2008 4:57:5</text:p>
          </table:table-cell>
          <table:table-cell office:value-type="string">
            <text:p>4/28/2008 4:57:7</text:p>
          </table:table-cell>
          <table:table-cell office:value-type="string">
            <text:p>1959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table:number-columns-repeated="2" office:value-type="string">
            <text:p>4/28/2008 4:57:5</text:p>
          </table:table-cell>
          <table:table-cell office:value-type="string">
            <text:p>4/28/2008 4:57:6</text:p>
          </table:table-cell>
          <table:table-cell office:value-type="string">
            <text:p>1381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5</text:p>
          </table:table-cell>
          <table:table-cell office:value-type="string">
            <text:p>4/28/2008 4:57:6</text:p>
          </table:table-cell>
          <table:table-cell office:value-type="string">
            <text:p>4/28/2008 4:57:11</text:p>
          </table:table-cell>
          <table:table-cell office:value-type="string">
            <text:p>4829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table:number-columns-repeated="2" office:value-type="string">
            <text:p>4/28/2008 4:57:5</text:p>
          </table:table-cell>
          <table:table-cell office:value-type="string">
            <text:p>4/28/2008 4:57:9</text:p>
          </table:table-cell>
          <table:table-cell office:value-type="string">
            <text:p>3337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table:number-columns-repeated="2" office:value-type="string">
            <text:p>4/28/2008 4:57:5</text:p>
          </table:table-cell>
          <table:table-cell office:value-type="string">
            <text:p>4/28/2008 4:57:6</text:p>
          </table:table-cell>
          <table:table-cell office:value-type="string">
            <text:p>1369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5</text:p>
          </table:table-cell>
          <table:table-cell office:value-type="string">
            <text:p>4/28/2008 4:57:6</text:p>
          </table:table-cell>
          <table:table-cell office:value-type="string">
            <text:p>4/28/2008 4:57:12</text:p>
          </table:table-cell>
          <table:table-cell office:value-type="string">
            <text:p>5921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8</text:p>
          </table:table-cell>
          <table:table-cell office:value-type="string">
            <text:p>4/28/2008 4:57:14</text:p>
          </table:table-cell>
          <table:table-cell office:value-type="string">
            <text:p>545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8</text:p>
          </table:table-cell>
          <table:table-cell office:value-type="string">
            <text:p>4/28/2008 4:57:13</text:p>
          </table:table-cell>
          <table:table-cell office:value-type="string">
            <text:p>4567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9</text:p>
          </table:table-cell>
          <table:table-cell office:value-type="string">
            <text:p>4/28/2008 4:57:15</text:p>
          </table:table-cell>
          <table:table-cell office:value-type="string">
            <text:p>605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8</text:p>
          </table:table-cell>
          <table:table-cell office:value-type="string">
            <text:p>4/28/2008 4:57:14</text:p>
          </table:table-cell>
          <table:table-cell office:value-type="string">
            <text:p>5517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table:number-columns-repeated="2" office:value-type="string">
            <text:p>4/28/2008 4:57:7</text:p>
          </table:table-cell>
          <table:table-cell office:value-type="string">
            <text:p>4/28/2008 4:57:13</text:p>
          </table:table-cell>
          <table:table-cell office:value-type="string">
            <text:p>624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9</text:p>
          </table:table-cell>
          <table:table-cell office:value-type="string">
            <text:p>4/28/2008 4:57:15</text:p>
          </table:table-cell>
          <table:table-cell office:value-type="string">
            <text:p>5980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8</text:p>
          </table:table-cell>
          <table:table-cell office:value-type="string">
            <text:p>4/28/2008 4:57:15</text:p>
          </table:table-cell>
          <table:table-cell office:value-type="string">
            <text:p>625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8</text:p>
          </table:table-cell>
          <table:table-cell office:value-type="string">
            <text:p>4/28/2008 4:57:15</text:p>
          </table:table-cell>
          <table:table-cell office:value-type="string">
            <text:p>7084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10</text:p>
          </table:table-cell>
          <table:table-cell office:value-type="string">
            <text:p>4/28/2008 4:57:16</text:p>
          </table:table-cell>
          <table:table-cell office:value-type="string">
            <text:p>6045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9</text:p>
          </table:table-cell>
          <table:table-cell office:value-type="string">
            <text:p>4/28/2008 4:57:16</text:p>
          </table:table-cell>
          <table:table-cell office:value-type="string">
            <text:p>6927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table:number-columns-repeated="2" office:value-type="string">
            <text:p>4/28/2008 4:57:7</text:p>
          </table:table-cell>
          <table:table-cell office:value-type="string">
            <text:p>4/28/2008 4:57:12</text:p>
          </table:table-cell>
          <table:table-cell office:value-type="string">
            <text:p>4449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9</text:p>
          </table:table-cell>
          <table:table-cell office:value-type="string">
            <text:p>4/28/2008 4:57:17</text:p>
          </table:table-cell>
          <table:table-cell office:value-type="string">
            <text:p>8277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8</text:p>
          </table:table-cell>
          <table:table-cell office:value-type="string">
            <text:p>4/28/2008 4:57:16</text:p>
          </table:table-cell>
          <table:table-cell office:value-type="string">
            <text:p>8088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9</text:p>
          </table:table-cell>
          <table:table-cell office:value-type="string">
            <text:p>4/28/2008 4:57:14</text:p>
          </table:table-cell>
          <table:table-cell office:value-type="string">
            <text:p>5161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9</text:p>
          </table:table-cell>
          <table:table-cell office:value-type="string">
            <text:p>4/28/2008 4:57:15</text:p>
          </table:table-cell>
          <table:table-cell office:value-type="string">
            <text:p>6507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9</text:p>
          </table:table-cell>
          <table:table-cell office:value-type="string">
            <text:p>4/28/2008 4:57:15</text:p>
          </table:table-cell>
          <table:table-cell office:value-type="string">
            <text:p>5998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9</text:p>
          </table:table-cell>
          <table:table-cell office:value-type="string">
            <text:p>4/28/2008 4:57:13</text:p>
          </table:table-cell>
          <table:table-cell office:value-type="string">
            <text:p>4729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9</text:p>
          </table:table-cell>
          <table:table-cell office:value-type="string">
            <text:p>4/28/2008 4:57:18</text:p>
          </table:table-cell>
          <table:table-cell office:value-type="string">
            <text:p>8432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9</text:p>
          </table:table-cell>
          <table:table-cell office:value-type="string">
            <text:p>4/28/2008 4:57:16</text:p>
          </table:table-cell>
          <table:table-cell office:value-type="string">
            <text:p>7057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7</text:p>
          </table:table-cell>
          <table:table-cell office:value-type="string">
            <text:p>4/28/2008 4:57:9</text:p>
          </table:table-cell>
          <table:table-cell office:value-type="string">
            <text:p>4/28/2008 4:57:15</text:p>
          </table:table-cell>
          <table:table-cell office:value-type="string">
            <text:p>5353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9</text:p>
          </table:table-cell>
          <table:table-cell office:value-type="string">
            <text:p>4/28/2008 4:57:12</text:p>
          </table:table-cell>
          <table:table-cell office:value-type="string">
            <text:p>4/28/2008 4:57:18</text:p>
          </table:table-cell>
          <table:table-cell office:value-type="string">
            <text:p>6566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9</text:p>
          </table:table-cell>
          <table:table-cell office:value-type="string">
            <text:p>4/28/2008 4:57:11</text:p>
          </table:table-cell>
          <table:table-cell office:value-type="string">
            <text:p>4/28/2008 4:57:16</text:p>
          </table:table-cell>
          <table:table-cell office:value-type="string">
            <text:p>5137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9</text:p>
          </table:table-cell>
          <table:table-cell office:value-type="string">
            <text:p>4/28/2008 4:57:10</text:p>
          </table:table-cell>
          <table:table-cell office:value-type="string">
            <text:p>4/28/2008 4:57:15</text:p>
          </table:table-cell>
          <table:table-cell office:value-type="string">
            <text:p>497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9</text:p>
          </table:table-cell>
          <table:table-cell office:value-type="string">
            <text:p>4/28/2008 4:57:12</text:p>
          </table:table-cell>
          <table:table-cell office:value-type="string">
            <text:p>4/28/2008 4:57:17</text:p>
          </table:table-cell>
          <table:table-cell office:value-type="string">
            <text:p>4728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9</text:p>
          </table:table-cell>
          <table:table-cell office:value-type="string">
            <text:p>4/28/2008 4:57:10</text:p>
          </table:table-cell>
          <table:table-cell office:value-type="string">
            <text:p>4/28/2008 4:57:15</text:p>
          </table:table-cell>
          <table:table-cell office:value-type="string">
            <text:p>4925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10</text:p>
          </table:table-cell>
          <table:table-cell office:value-type="string">
            <text:p>4/28/2008 4:57:11</text:p>
          </table:table-cell>
          <table:table-cell office:value-type="string">
            <text:p>4/28/2008 4:57:15</text:p>
          </table:table-cell>
          <table:table-cell office:value-type="string">
            <text:p>4030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table:number-columns-repeated="2" office:value-type="string">
            <text:p>4/28/2008 4:57:10</text:p>
          </table:table-cell>
          <table:table-cell office:value-type="string">
            <text:p>4/28/2008 4:57:15</text:p>
          </table:table-cell>
          <table:table-cell office:value-type="string">
            <text:p>454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10</text:p>
          </table:table-cell>
          <table:table-cell office:value-type="string">
            <text:p>4/28/2008 4:57:12</text:p>
          </table:table-cell>
          <table:table-cell office:value-type="string">
            <text:p>4/28/2008 4:57:18</text:p>
          </table:table-cell>
          <table:table-cell office:value-type="string">
            <text:p>5536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10</text:p>
          </table:table-cell>
          <table:table-cell office:value-type="string">
            <text:p>4/28/2008 4:57:12</text:p>
          </table:table-cell>
          <table:table-cell office:value-type="string">
            <text:p>4/28/2008 4:57:17</text:p>
          </table:table-cell>
          <table:table-cell office:value-type="string">
            <text:p>5027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table:number-columns-repeated="2" office:value-type="string">
            <text:p>4/28/2008 4:57:10</text:p>
          </table:table-cell>
          <table:table-cell office:value-type="string">
            <text:p>4/28/2008 4:57:15</text:p>
          </table:table-cell>
          <table:table-cell office:value-type="string">
            <text:p>454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9</text:p>
          </table:table-cell>
          <table:table-cell office:value-type="string">
            <text:p>4/28/2008 4:57:11</text:p>
          </table:table-cell>
          <table:table-cell office:value-type="string">
            <text:p>4/28/2008 4:57:16</text:p>
          </table:table-cell>
          <table:table-cell office:value-type="string">
            <text:p>4742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9</text:p>
          </table:table-cell>
          <table:table-cell office:value-type="string">
            <text:p>4/28/2008 4:57:12</text:p>
          </table:table-cell>
          <table:table-cell office:value-type="string">
            <text:p>4/28/2008 4:57:18</text:p>
          </table:table-cell>
          <table:table-cell office:value-type="string">
            <text:p>6546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10</text:p>
          </table:table-cell>
          <table:table-cell office:value-type="string">
            <text:p>4/28/2008 4:57:12</text:p>
          </table:table-cell>
          <table:table-cell office:value-type="string">
            <text:p>4/28/2008 4:57:18</text:p>
          </table:table-cell>
          <table:table-cell office:value-type="string">
            <text:p>5732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10</text:p>
          </table:table-cell>
          <table:table-cell office:value-type="string">
            <text:p>4/28/2008 4:57:13</text:p>
          </table:table-cell>
          <table:table-cell office:value-type="string">
            <text:p>4/28/2008 4:57:17</text:p>
          </table:table-cell>
          <table:table-cell office:value-type="string">
            <text:p>4211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10</text:p>
          </table:table-cell>
          <table:table-cell office:value-type="string">
            <text:p>4/28/2008 4:57:11</text:p>
          </table:table-cell>
          <table:table-cell office:value-type="string">
            <text:p>4/28/2008 4:57:15</text:p>
          </table:table-cell>
          <table:table-cell office:value-type="string">
            <text:p>4700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10</text:p>
          </table:table-cell>
          <table:table-cell office:value-type="string">
            <text:p>4/28/2008 4:57:12</text:p>
          </table:table-cell>
          <table:table-cell office:value-type="string">
            <text:p>4/28/2008 4:57:18</text:p>
          </table:table-cell>
          <table:table-cell office:value-type="string">
            <text:p>5949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11</text:p>
          </table:table-cell>
          <table:table-cell office:value-type="string">
            <text:p>4/28/2008 4:57:13</text:p>
          </table:table-cell>
          <table:table-cell office:value-type="string">
            <text:p>4/28/2008 4:57:17</text:p>
          </table:table-cell>
          <table:table-cell office:value-type="string">
            <text:p>3811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11</text:p>
          </table:table-cell>
          <table:table-cell office:value-type="string">
            <text:p>4/28/2008 4:57:12</text:p>
          </table:table-cell>
          <table:table-cell office:value-type="string">
            <text:p>4/28/2008 4:57:15</text:p>
          </table:table-cell>
          <table:table-cell office:value-type="string">
            <text:p>3427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11</text:p>
          </table:table-cell>
          <table:table-cell office:value-type="string">
            <text:p>4/28/2008 4:57:13</text:p>
          </table:table-cell>
          <table:table-cell office:value-type="string">
            <text:p>4/28/2008 4:57:18</text:p>
          </table:table-cell>
          <table:table-cell office:value-type="string">
            <text:p>5353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4/28/2008 4:56:30</text:p>
          </table:table-cell>
          <table:table-cell office:value-type="string">
            <text:p>4/28/2008 4:57:11</text:p>
          </table:table-cell>
          <table:table-cell office:value-type="string">
            <text:p>4/28/2008 4:57:13</text:p>
          </table:table-cell>
          <table:table-cell office:value-type="string">
            <text:p>4/28/2008 4:57:18</text:p>
          </table:table-cell>
          <table:table-cell office:value-type="string">
            <text:p>5557.0</text:p>
          </table:table-cell>
          <table:table-cell office:value-type="string">
            <text:p>5.0null</text:p>
          </table:table-cell>
        </table:table-row>
      </table:table>
      <table:table table:name="Crivo 20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ERROR-RETRY-TIMES</text:p>
          </table:table-cell>
          <table:table-cell office:value-type="string">
            <text:p>CREATED-TIME</text:p>
          </table:table-cell>
          <table:table-cell office:value-type="string">
            <text:p>SUBMITED-TIME</text:p>
          </table:table-cell>
          <table:table-cell office:value-type="string">
            <text:p>STARTED_TIME</text:p>
          </table:table-cell>
          <table:table-cell office:value-type="string">
            <text:p>FINISHED_TIME</text:p>
          </table:table-cell>
          <table:table-cell office:value-type="string">
            <text:p>EXECUTION-TIME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4/28/2008 5:11:52</text:p>
          </table:table-cell>
          <table:table-cell table:number-columns-repeated="2" office:value-type="string">
            <text:p>4/28/2008 5:12:0</text:p>
          </table:table-cell>
          <table:table-cell office:value-type="string">
            <text:p>4/28/2008 5:12:2</text:p>
          </table:table-cell>
          <table:table-cell office:value-type="string">
            <text:p>2173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0</text:p>
          </table:table-cell>
          <table:table-cell office:value-type="string">
            <text:p>4/28/2008 5:12:3</text:p>
          </table:table-cell>
          <table:table-cell office:value-type="string">
            <text:p>4/28/2008 5:12:11</text:p>
          </table:table-cell>
          <table:table-cell office:value-type="string">
            <text:p>8801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0</text:p>
          </table:table-cell>
          <table:table-cell office:value-type="string">
            <text:p>4/28/2008 5:12:2</text:p>
          </table:table-cell>
          <table:table-cell office:value-type="string">
            <text:p>4/28/2008 5:12:15</text:p>
          </table:table-cell>
          <table:table-cell office:value-type="string">
            <text:p>12475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table:number-columns-repeated="2" office:value-type="string">
            <text:p>4/28/2008 5:12:0</text:p>
          </table:table-cell>
          <table:table-cell office:value-type="string">
            <text:p>4/28/2008 5:12:2</text:p>
          </table:table-cell>
          <table:table-cell office:value-type="string">
            <text:p>2198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0</text:p>
          </table:table-cell>
          <table:table-cell office:value-type="string">
            <text:p>4/28/2008 5:12:2</text:p>
          </table:table-cell>
          <table:table-cell office:value-type="string">
            <text:p>4/28/2008 5:12:11</text:p>
          </table:table-cell>
          <table:table-cell office:value-type="string">
            <text:p>886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0</text:p>
          </table:table-cell>
          <table:table-cell office:value-type="string">
            <text:p>4/28/2008 5:12:2</text:p>
          </table:table-cell>
          <table:table-cell office:value-type="string">
            <text:p>4/28/2008 5:12:14</text:p>
          </table:table-cell>
          <table:table-cell office:value-type="string">
            <text:p>11898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table:number-columns-repeated="2" office:value-type="string">
            <text:p>4/28/2008 5:12:0</text:p>
          </table:table-cell>
          <table:table-cell office:value-type="string">
            <text:p>4/28/2008 5:12:2</text:p>
          </table:table-cell>
          <table:table-cell office:value-type="string">
            <text:p>1719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0</text:p>
          </table:table-cell>
          <table:table-cell office:value-type="string">
            <text:p>4/28/2008 5:12:3</text:p>
          </table:table-cell>
          <table:table-cell office:value-type="string">
            <text:p>4/28/2008 5:12:15</text:p>
          </table:table-cell>
          <table:table-cell office:value-type="string">
            <text:p>12636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0</text:p>
          </table:table-cell>
          <table:table-cell office:value-type="string">
            <text:p>4/28/2008 5:12:2</text:p>
          </table:table-cell>
          <table:table-cell office:value-type="string">
            <text:p>4/28/2008 5:12:7</text:p>
          </table:table-cell>
          <table:table-cell office:value-type="string">
            <text:p>5265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table:number-columns-repeated="2" office:value-type="string">
            <text:p>4/28/2008 5:12:0</text:p>
          </table:table-cell>
          <table:table-cell office:value-type="string">
            <text:p>4/28/2008 5:12:2</text:p>
          </table:table-cell>
          <table:table-cell office:value-type="string">
            <text:p>1781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0</text:p>
          </table:table-cell>
          <table:table-cell office:value-type="string">
            <text:p>4/28/2008 5:12:2</text:p>
          </table:table-cell>
          <table:table-cell office:value-type="string">
            <text:p>4/28/2008 5:12:8</text:p>
          </table:table-cell>
          <table:table-cell office:value-type="string">
            <text:p>6103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0</text:p>
          </table:table-cell>
          <table:table-cell office:value-type="string">
            <text:p>4/28/2008 5:12:3</text:p>
          </table:table-cell>
          <table:table-cell office:value-type="string">
            <text:p>4/28/2008 5:12:14</text:p>
          </table:table-cell>
          <table:table-cell office:value-type="string">
            <text:p>10975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table:number-columns-repeated="2" office:value-type="string">
            <text:p>4/28/2008 5:12:1</text:p>
          </table:table-cell>
          <table:table-cell office:value-type="string">
            <text:p>4/28/2008 5:12:3</text:p>
          </table:table-cell>
          <table:table-cell office:value-type="string">
            <text:p>1838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1</text:p>
          </table:table-cell>
          <table:table-cell office:value-type="string">
            <text:p>4/28/2008 5:12:3</text:p>
          </table:table-cell>
          <table:table-cell office:value-type="string">
            <text:p>4/28/2008 5:12:13</text:p>
          </table:table-cell>
          <table:table-cell office:value-type="string">
            <text:p>10285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1</text:p>
          </table:table-cell>
          <table:table-cell office:value-type="string">
            <text:p>4/28/2008 5:12:2</text:p>
          </table:table-cell>
          <table:table-cell office:value-type="string">
            <text:p>4/28/2008 5:12:14</text:p>
          </table:table-cell>
          <table:table-cell office:value-type="string">
            <text:p>11278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1</text:p>
          </table:table-cell>
          <table:table-cell office:value-type="string">
            <text:p>4/28/2008 5:12:3</text:p>
          </table:table-cell>
          <table:table-cell office:value-type="string">
            <text:p>4/28/2008 5:12:21</text:p>
          </table:table-cell>
          <table:table-cell office:value-type="string">
            <text:p>17331.0</text:p>
          </table:table-cell>
          <table:table-cell office:value-type="string">
            <text:p>17.0nu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table:number-columns-repeated="2" office:value-type="string">
            <text:p>4/28/2008 5:12:1</text:p>
          </table:table-cell>
          <table:table-cell office:value-type="string">
            <text:p>4/28/2008 5:12:3</text:p>
          </table:table-cell>
          <table:table-cell office:value-type="string">
            <text:p>2041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1</text:p>
          </table:table-cell>
          <table:table-cell office:value-type="string">
            <text:p>4/28/2008 5:12:2</text:p>
          </table:table-cell>
          <table:table-cell office:value-type="string">
            <text:p>4/28/2008 5:12:8</text:p>
          </table:table-cell>
          <table:table-cell office:value-type="string">
            <text:p>6180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table:number-columns-repeated="2" office:value-type="string">
            <text:p>4/28/2008 5:12:1</text:p>
          </table:table-cell>
          <table:table-cell office:value-type="string">
            <text:p>4/28/2008 5:12:2</text:p>
          </table:table-cell>
          <table:table-cell office:value-type="string">
            <text:p>1578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1</text:p>
          </table:table-cell>
          <table:table-cell office:value-type="string">
            <text:p>4/28/2008 5:12:3</text:p>
          </table:table-cell>
          <table:table-cell office:value-type="string">
            <text:p>4/28/2008 5:12:17</text:p>
          </table:table-cell>
          <table:table-cell office:value-type="string">
            <text:p>14563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2</text:p>
          </table:table-cell>
          <table:table-cell office:value-type="string">
            <text:p>4/28/2008 5:12:4</text:p>
          </table:table-cell>
          <table:table-cell office:value-type="string">
            <text:p>4/28/2008 5:12:14</text:p>
          </table:table-cell>
          <table:table-cell office:value-type="string">
            <text:p>9629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2</text:p>
          </table:table-cell>
          <table:table-cell office:value-type="string">
            <text:p>4/28/2008 5:12:4</text:p>
          </table:table-cell>
          <table:table-cell office:value-type="string">
            <text:p>4/28/2008 5:12:9</text:p>
          </table:table-cell>
          <table:table-cell office:value-type="string">
            <text:p>5207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3</text:p>
          </table:table-cell>
          <table:table-cell office:value-type="string">
            <text:p>4/28/2008 5:12:4</text:p>
          </table:table-cell>
          <table:table-cell office:value-type="string">
            <text:p>4/28/2008 5:12:19</text:p>
          </table:table-cell>
          <table:table-cell office:value-type="string">
            <text:p>14187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3</text:p>
          </table:table-cell>
          <table:table-cell office:value-type="string">
            <text:p>4/28/2008 5:12:4</text:p>
          </table:table-cell>
          <table:table-cell office:value-type="string">
            <text:p>4/28/2008 5:12:16</text:p>
          </table:table-cell>
          <table:table-cell office:value-type="string">
            <text:p>11981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3</text:p>
          </table:table-cell>
          <table:table-cell office:value-type="string">
            <text:p>4/28/2008 5:12:4</text:p>
          </table:table-cell>
          <table:table-cell office:value-type="string">
            <text:p>4/28/2008 5:12:13</text:p>
          </table:table-cell>
          <table:table-cell office:value-type="string">
            <text:p>8891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3</text:p>
          </table:table-cell>
          <table:table-cell office:value-type="string">
            <text:p>4/28/2008 5:12:4</text:p>
          </table:table-cell>
          <table:table-cell office:value-type="string">
            <text:p>4/28/2008 5:12:20</text:p>
          </table:table-cell>
          <table:table-cell office:value-type="string">
            <text:p>15605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3</text:p>
          </table:table-cell>
          <table:table-cell office:value-type="string">
            <text:p>4/28/2008 5:12:5</text:p>
          </table:table-cell>
          <table:table-cell office:value-type="string">
            <text:p>4/28/2008 5:12:19</text:p>
          </table:table-cell>
          <table:table-cell office:value-type="string">
            <text:p>14764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3</text:p>
          </table:table-cell>
          <table:table-cell office:value-type="string">
            <text:p>4/28/2008 5:12:4</text:p>
          </table:table-cell>
          <table:table-cell office:value-type="string">
            <text:p>4/28/2008 5:12:11</text:p>
          </table:table-cell>
          <table:table-cell office:value-type="string">
            <text:p>7126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3</text:p>
          </table:table-cell>
          <table:table-cell office:value-type="string">
            <text:p>4/28/2008 5:12:4</text:p>
          </table:table-cell>
          <table:table-cell office:value-type="string">
            <text:p>4/28/2008 5:12:17</text:p>
          </table:table-cell>
          <table:table-cell office:value-type="string">
            <text:p>13012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3</text:p>
          </table:table-cell>
          <table:table-cell office:value-type="string">
            <text:p>4/28/2008 5:12:4</text:p>
          </table:table-cell>
          <table:table-cell office:value-type="string">
            <text:p>4/28/2008 5:12:12</text:p>
          </table:table-cell>
          <table:table-cell office:value-type="string">
            <text:p>7620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3</text:p>
          </table:table-cell>
          <table:table-cell office:value-type="string">
            <text:p>4/28/2008 5:12:4</text:p>
          </table:table-cell>
          <table:table-cell office:value-type="string">
            <text:p>4/28/2008 5:12:15</text:p>
          </table:table-cell>
          <table:table-cell office:value-type="string">
            <text:p>10880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3</text:p>
          </table:table-cell>
          <table:table-cell office:value-type="string">
            <text:p>4/28/2008 5:12:6</text:p>
          </table:table-cell>
          <table:table-cell office:value-type="string">
            <text:p>4/28/2008 5:12:21</text:p>
          </table:table-cell>
          <table:table-cell office:value-type="string">
            <text:p>14986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3</text:p>
          </table:table-cell>
          <table:table-cell office:value-type="string">
            <text:p>4/28/2008 5:12:4</text:p>
          </table:table-cell>
          <table:table-cell office:value-type="string">
            <text:p>4/28/2008 5:12:19</text:p>
          </table:table-cell>
          <table:table-cell office:value-type="string">
            <text:p>14487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3</text:p>
          </table:table-cell>
          <table:table-cell office:value-type="string">
            <text:p>4/28/2008 5:12:6</text:p>
          </table:table-cell>
          <table:table-cell office:value-type="string">
            <text:p>4/28/2008 5:12:17</text:p>
          </table:table-cell>
          <table:table-cell office:value-type="string">
            <text:p>11218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3</text:p>
          </table:table-cell>
          <table:table-cell office:value-type="string">
            <text:p>4/28/2008 5:12:4</text:p>
          </table:table-cell>
          <table:table-cell office:value-type="string">
            <text:p>4/28/2008 5:12:14</text:p>
          </table:table-cell>
          <table:table-cell office:value-type="string">
            <text:p>9573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3</text:p>
          </table:table-cell>
          <table:table-cell office:value-type="string">
            <text:p>4/28/2008 5:12:4</text:p>
          </table:table-cell>
          <table:table-cell office:value-type="string">
            <text:p>4/28/2008 5:12:19</text:p>
          </table:table-cell>
          <table:table-cell office:value-type="string">
            <text:p>14847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3</text:p>
          </table:table-cell>
          <table:table-cell office:value-type="string">
            <text:p>4/28/2008 5:12:4</text:p>
          </table:table-cell>
          <table:table-cell office:value-type="string">
            <text:p>4/28/2008 5:12:12</text:p>
          </table:table-cell>
          <table:table-cell office:value-type="string">
            <text:p>7814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3</text:p>
          </table:table-cell>
          <table:table-cell office:value-type="string">
            <text:p>4/28/2008 5:12:5</text:p>
          </table:table-cell>
          <table:table-cell office:value-type="string">
            <text:p>4/28/2008 5:12:17</text:p>
          </table:table-cell>
          <table:table-cell office:value-type="string">
            <text:p>11263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5</text:p>
          </table:table-cell>
          <table:table-cell office:value-type="string">
            <text:p>4/28/2008 5:12:19</text:p>
          </table:table-cell>
          <table:table-cell office:value-type="string">
            <text:p>14301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9</text:p>
          </table:table-cell>
          <table:table-cell office:value-type="string">
            <text:p>4/28/2008 5:12:21</text:p>
          </table:table-cell>
          <table:table-cell office:value-type="string">
            <text:p>12004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6</text:p>
          </table:table-cell>
          <table:table-cell office:value-type="string">
            <text:p>4/28/2008 5:12:20</text:p>
          </table:table-cell>
          <table:table-cell office:value-type="string">
            <text:p>13942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5</text:p>
          </table:table-cell>
          <table:table-cell office:value-type="string">
            <text:p>4/28/2008 5:12:15</text:p>
          </table:table-cell>
          <table:table-cell office:value-type="string">
            <text:p>9835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5</text:p>
          </table:table-cell>
          <table:table-cell office:value-type="string">
            <text:p>4/28/2008 5:12:13</text:p>
          </table:table-cell>
          <table:table-cell office:value-type="string">
            <text:p>8433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6</text:p>
          </table:table-cell>
          <table:table-cell office:value-type="string">
            <text:p>4/28/2008 5:12:15</text:p>
          </table:table-cell>
          <table:table-cell office:value-type="string">
            <text:p>9105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5</text:p>
          </table:table-cell>
          <table:table-cell office:value-type="string">
            <text:p>4/28/2008 5:12:16</text:p>
          </table:table-cell>
          <table:table-cell office:value-type="string">
            <text:p>10253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7</text:p>
          </table:table-cell>
          <table:table-cell office:value-type="string">
            <text:p>4/28/2008 5:12:16</text:p>
          </table:table-cell>
          <table:table-cell office:value-type="string">
            <text:p>8738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11</text:p>
          </table:table-cell>
          <table:table-cell office:value-type="string">
            <text:p>4/28/2008 5:12:26</text:p>
          </table:table-cell>
          <table:table-cell office:value-type="string">
            <text:p>14553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5</text:p>
          </table:table-cell>
          <table:table-cell office:value-type="string">
            <text:p>4/28/2008 5:12:11</text:p>
          </table:table-cell>
          <table:table-cell office:value-type="string">
            <text:p>4/28/2008 5:12:27</text:p>
          </table:table-cell>
          <table:table-cell office:value-type="string">
            <text:p>16148.0</text:p>
          </table:table-cell>
          <table:table-cell office:value-type="string">
            <text:p>16.0nul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5</text:p>
          </table:table-cell>
          <table:table-cell office:value-type="string">
            <text:p>4/28/2008 5:12:6</text:p>
          </table:table-cell>
          <table:table-cell office:value-type="string">
            <text:p>4/28/2008 5:12:15</text:p>
          </table:table-cell>
          <table:table-cell office:value-type="string">
            <text:p>9494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5</text:p>
          </table:table-cell>
          <table:table-cell office:value-type="string">
            <text:p>4/28/2008 5:12:9</text:p>
          </table:table-cell>
          <table:table-cell office:value-type="string">
            <text:p>4/28/2008 5:12:20</text:p>
          </table:table-cell>
          <table:table-cell office:value-type="string">
            <text:p>11650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6</text:p>
          </table:table-cell>
          <table:table-cell office:value-type="string">
            <text:p>4/28/2008 5:12:15</text:p>
          </table:table-cell>
          <table:table-cell office:value-type="string">
            <text:p>9356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5</text:p>
          </table:table-cell>
          <table:table-cell office:value-type="string">
            <text:p>4/28/2008 5:12:19</text:p>
          </table:table-cell>
          <table:table-cell office:value-type="string">
            <text:p>14258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9</text:p>
          </table:table-cell>
          <table:table-cell office:value-type="string">
            <text:p>4/28/2008 5:12:21</text:p>
          </table:table-cell>
          <table:table-cell office:value-type="string">
            <text:p>12784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5</text:p>
          </table:table-cell>
          <table:table-cell office:value-type="string">
            <text:p>4/28/2008 5:12:13</text:p>
          </table:table-cell>
          <table:table-cell office:value-type="string">
            <text:p>8016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10</text:p>
          </table:table-cell>
          <table:table-cell office:value-type="string">
            <text:p>4/28/2008 5:12:23</text:p>
          </table:table-cell>
          <table:table-cell office:value-type="string">
            <text:p>12249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10</text:p>
          </table:table-cell>
          <table:table-cell office:value-type="string">
            <text:p>4/28/2008 5:12:24</text:p>
          </table:table-cell>
          <table:table-cell office:value-type="string">
            <text:p>13686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6</text:p>
          </table:table-cell>
          <table:table-cell office:value-type="string">
            <text:p>4/28/2008 5:12:19</text:p>
          </table:table-cell>
          <table:table-cell office:value-type="string">
            <text:p>13084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7</text:p>
          </table:table-cell>
          <table:table-cell office:value-type="string">
            <text:p>4/28/2008 5:12:19</text:p>
          </table:table-cell>
          <table:table-cell office:value-type="string">
            <text:p>12295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12</text:p>
          </table:table-cell>
          <table:table-cell office:value-type="string">
            <text:p>4/28/2008 5:12:26</text:p>
          </table:table-cell>
          <table:table-cell office:value-type="string">
            <text:p>13892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4/28/2008 5:11:52</text:p>
          </table:table-cell>
          <table:table-cell office:value-type="string">
            <text:p>4/28/2008 5:12:4</text:p>
          </table:table-cell>
          <table:table-cell office:value-type="string">
            <text:p>4/28/2008 5:12:11</text:p>
          </table:table-cell>
          <table:table-cell office:value-type="string">
            <text:p>4/28/2008 5:12:24</text:p>
          </table:table-cell>
          <table:table-cell office:value-type="string">
            <text:p>12785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4</text:p>
          </table:table-cell>
          <table:table-cell office:value-type="string">
            <text:p>4/28/2008 5:12:8</text:p>
          </table:table-cell>
          <table:table-cell office:value-type="string">
            <text:p>4/28/2008 5:12:21</text:p>
          </table:table-cell>
          <table:table-cell office:value-type="string">
            <text:p>13030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4</text:p>
          </table:table-cell>
          <table:table-cell office:value-type="string">
            <text:p>4/28/2008 5:12:12</text:p>
          </table:table-cell>
          <table:table-cell office:value-type="string">
            <text:p>7274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4</text:p>
          </table:table-cell>
          <table:table-cell office:value-type="string">
            <text:p>4/28/2008 5:12:5</text:p>
          </table:table-cell>
          <table:table-cell office:value-type="string">
            <text:p>4/28/2008 5:12:15</text:p>
          </table:table-cell>
          <table:table-cell office:value-type="string">
            <text:p>9579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4</text:p>
          </table:table-cell>
          <table:table-cell office:value-type="string">
            <text:p>4/28/2008 5:12:8</text:p>
          </table:table-cell>
          <table:table-cell office:value-type="string">
            <text:p>4/28/2008 5:12:22</text:p>
          </table:table-cell>
          <table:table-cell office:value-type="string">
            <text:p>14017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4</text:p>
          </table:table-cell>
          <table:table-cell office:value-type="string">
            <text:p>4/28/2008 5:12:5</text:p>
          </table:table-cell>
          <table:table-cell office:value-type="string">
            <text:p>4/28/2008 5:12:14</text:p>
          </table:table-cell>
          <table:table-cell office:value-type="string">
            <text:p>9002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4</text:p>
          </table:table-cell>
          <table:table-cell office:value-type="string">
            <text:p>4/28/2008 5:12:12</text:p>
          </table:table-cell>
          <table:table-cell office:value-type="string">
            <text:p>4/28/2008 5:12:28</text:p>
          </table:table-cell>
          <table:table-cell office:value-type="string">
            <text:p>15530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4</text:p>
          </table:table-cell>
          <table:table-cell office:value-type="string">
            <text:p>4/28/2008 5:12:9</text:p>
          </table:table-cell>
          <table:table-cell office:value-type="string">
            <text:p>4/28/2008 5:12:23</text:p>
          </table:table-cell>
          <table:table-cell office:value-type="string">
            <text:p>13711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4</text:p>
          </table:table-cell>
          <table:table-cell office:value-type="string">
            <text:p>4/28/2008 5:12:5</text:p>
          </table:table-cell>
          <table:table-cell office:value-type="string">
            <text:p>4/28/2008 5:12:16</text:p>
          </table:table-cell>
          <table:table-cell office:value-type="string">
            <text:p>10340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4</text:p>
          </table:table-cell>
          <table:table-cell office:value-type="string">
            <text:p>4/28/2008 5:12:6</text:p>
          </table:table-cell>
          <table:table-cell office:value-type="string">
            <text:p>4/28/2008 5:12:21</text:p>
          </table:table-cell>
          <table:table-cell office:value-type="string">
            <text:p>15286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4</text:p>
          </table:table-cell>
          <table:table-cell office:value-type="string">
            <text:p>4/28/2008 5:12:7</text:p>
          </table:table-cell>
          <table:table-cell office:value-type="string">
            <text:p>4/28/2008 5:12:22</text:p>
          </table:table-cell>
          <table:table-cell office:value-type="string">
            <text:p>15050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4</text:p>
          </table:table-cell>
          <table:table-cell office:value-type="string">
            <text:p>4/28/2008 5:12:7</text:p>
          </table:table-cell>
          <table:table-cell office:value-type="string">
            <text:p>4/28/2008 5:12:19</text:p>
          </table:table-cell>
          <table:table-cell office:value-type="string">
            <text:p>12403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4</text:p>
          </table:table-cell>
          <table:table-cell office:value-type="string">
            <text:p>4/28/2008 5:12:6</text:p>
          </table:table-cell>
          <table:table-cell office:value-type="string">
            <text:p>4/28/2008 5:12:20</text:p>
          </table:table-cell>
          <table:table-cell office:value-type="string">
            <text:p>13721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4</text:p>
          </table:table-cell>
          <table:table-cell office:value-type="string">
            <text:p>4/28/2008 5:12:19</text:p>
          </table:table-cell>
          <table:table-cell office:value-type="string">
            <text:p>14550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4</text:p>
          </table:table-cell>
          <table:table-cell office:value-type="string">
            <text:p>4/28/2008 5:12:12</text:p>
          </table:table-cell>
          <table:table-cell office:value-type="string">
            <text:p>4/28/2008 5:12:25</text:p>
          </table:table-cell>
          <table:table-cell office:value-type="string">
            <text:p>13326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4</text:p>
          </table:table-cell>
          <table:table-cell office:value-type="string">
            <text:p>4/28/2008 5:12:6</text:p>
          </table:table-cell>
          <table:table-cell office:value-type="string">
            <text:p>4/28/2008 5:12:18</text:p>
          </table:table-cell>
          <table:table-cell office:value-type="string">
            <text:p>11483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4</text:p>
          </table:table-cell>
          <table:table-cell office:value-type="string">
            <text:p>4/28/2008 5:12:6</text:p>
          </table:table-cell>
          <table:table-cell office:value-type="string">
            <text:p>4/28/2008 5:12:16</text:p>
          </table:table-cell>
          <table:table-cell office:value-type="string">
            <text:p>10084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4</text:p>
          </table:table-cell>
          <table:table-cell office:value-type="string">
            <text:p>4/28/2008 5:12:7</text:p>
          </table:table-cell>
          <table:table-cell office:value-type="string">
            <text:p>4/28/2008 5:12:19</text:p>
          </table:table-cell>
          <table:table-cell office:value-type="string">
            <text:p>11773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4</text:p>
          </table:table-cell>
          <table:table-cell office:value-type="string">
            <text:p>4/28/2008 5:12:6</text:p>
          </table:table-cell>
          <table:table-cell office:value-type="string">
            <text:p>4/28/2008 5:12:16</text:p>
          </table:table-cell>
          <table:table-cell office:value-type="string">
            <text:p>9775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4</text:p>
          </table:table-cell>
          <table:table-cell office:value-type="string">
            <text:p>4/28/2008 5:12:7</text:p>
          </table:table-cell>
          <table:table-cell office:value-type="string">
            <text:p>4/28/2008 5:12:17</text:p>
          </table:table-cell>
          <table:table-cell office:value-type="string">
            <text:p>9732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5</text:p>
          </table:table-cell>
          <table:table-cell office:value-type="string">
            <text:p>4/28/2008 5:12:7</text:p>
          </table:table-cell>
          <table:table-cell office:value-type="string">
            <text:p>4/28/2008 5:12:23</text:p>
          </table:table-cell>
          <table:table-cell office:value-type="string">
            <text:p>15404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5</text:p>
          </table:table-cell>
          <table:table-cell office:value-type="string">
            <text:p>4/28/2008 5:12:11</text:p>
          </table:table-cell>
          <table:table-cell office:value-type="string">
            <text:p>4/28/2008 5:12:25</text:p>
          </table:table-cell>
          <table:table-cell office:value-type="string">
            <text:p>14063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5</text:p>
          </table:table-cell>
          <table:table-cell office:value-type="string">
            <text:p>4/28/2008 5:12:12</text:p>
          </table:table-cell>
          <table:table-cell office:value-type="string">
            <text:p>4/28/2008 5:12:28</text:p>
          </table:table-cell>
          <table:table-cell office:value-type="string">
            <text:p>15408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5</text:p>
          </table:table-cell>
          <table:table-cell office:value-type="string">
            <text:p>4/28/2008 5:12:8</text:p>
          </table:table-cell>
          <table:table-cell office:value-type="string">
            <text:p>4/28/2008 5:12:20</text:p>
          </table:table-cell>
          <table:table-cell office:value-type="string">
            <text:p>11408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5</text:p>
          </table:table-cell>
          <table:table-cell office:value-type="string">
            <text:p>4/28/2008 5:12:7</text:p>
          </table:table-cell>
          <table:table-cell office:value-type="string">
            <text:p>4/28/2008 5:12:17</text:p>
          </table:table-cell>
          <table:table-cell office:value-type="string">
            <text:p>9317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5</text:p>
          </table:table-cell>
          <table:table-cell office:value-type="string">
            <text:p>4/28/2008 5:12:7</text:p>
          </table:table-cell>
          <table:table-cell office:value-type="string">
            <text:p>4/28/2008 5:12:16</text:p>
          </table:table-cell>
          <table:table-cell office:value-type="string">
            <text:p>9584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5</text:p>
          </table:table-cell>
          <table:table-cell office:value-type="string">
            <text:p>4/28/2008 5:12:10</text:p>
          </table:table-cell>
          <table:table-cell office:value-type="string">
            <text:p>4/28/2008 5:12:24</text:p>
          </table:table-cell>
          <table:table-cell office:value-type="string">
            <text:p>14212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5</text:p>
          </table:table-cell>
          <table:table-cell office:value-type="string">
            <text:p>4/28/2008 5:12:7</text:p>
          </table:table-cell>
          <table:table-cell office:value-type="string">
            <text:p>4/28/2008 5:12:20</text:p>
          </table:table-cell>
          <table:table-cell office:value-type="string">
            <text:p>12734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6</text:p>
          </table:table-cell>
          <table:table-cell office:value-type="string">
            <text:p>4/28/2008 5:12:12</text:p>
          </table:table-cell>
          <table:table-cell office:value-type="string">
            <text:p>4/28/2008 5:12:23</text:p>
          </table:table-cell>
          <table:table-cell office:value-type="string">
            <text:p>11049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6</text:p>
          </table:table-cell>
          <table:table-cell office:value-type="string">
            <text:p>4/28/2008 5:12:9</text:p>
          </table:table-cell>
          <table:table-cell office:value-type="string">
            <text:p>4/28/2008 5:12:22</text:p>
          </table:table-cell>
          <table:table-cell office:value-type="string">
            <text:p>12350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6</text:p>
          </table:table-cell>
          <table:table-cell office:value-type="string">
            <text:p>4/28/2008 5:12:11</text:p>
          </table:table-cell>
          <table:table-cell office:value-type="string">
            <text:p>4/28/2008 5:12:24</text:p>
          </table:table-cell>
          <table:table-cell office:value-type="string">
            <text:p>13019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6</text:p>
          </table:table-cell>
          <table:table-cell office:value-type="string">
            <text:p>4/28/2008 5:12:7</text:p>
          </table:table-cell>
          <table:table-cell office:value-type="string">
            <text:p>4/28/2008 5:12:17</text:p>
          </table:table-cell>
          <table:table-cell office:value-type="string">
            <text:p>9568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6</text:p>
          </table:table-cell>
          <table:table-cell office:value-type="string">
            <text:p>4/28/2008 5:12:9</text:p>
          </table:table-cell>
          <table:table-cell office:value-type="string">
            <text:p>4/28/2008 5:12:20</text:p>
          </table:table-cell>
          <table:table-cell office:value-type="string">
            <text:p>11244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6</text:p>
          </table:table-cell>
          <table:table-cell office:value-type="string">
            <text:p>4/28/2008 5:12:9</text:p>
          </table:table-cell>
          <table:table-cell office:value-type="string">
            <text:p>4/28/2008 5:12:16</text:p>
          </table:table-cell>
          <table:table-cell office:value-type="string">
            <text:p>7040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6</text:p>
          </table:table-cell>
          <table:table-cell office:value-type="string">
            <text:p>4/28/2008 5:12:11</text:p>
          </table:table-cell>
          <table:table-cell office:value-type="string">
            <text:p>4/28/2008 5:12:24</text:p>
          </table:table-cell>
          <table:table-cell office:value-type="string">
            <text:p>13248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6</text:p>
          </table:table-cell>
          <table:table-cell office:value-type="string">
            <text:p>4/28/2008 5:12:9</text:p>
          </table:table-cell>
          <table:table-cell office:value-type="string">
            <text:p>4/28/2008 5:12:17</text:p>
          </table:table-cell>
          <table:table-cell office:value-type="string">
            <text:p>7600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6</text:p>
          </table:table-cell>
          <table:table-cell office:value-type="string">
            <text:p>4/28/2008 5:12:9</text:p>
          </table:table-cell>
          <table:table-cell office:value-type="string">
            <text:p>4/28/2008 5:12:21</text:p>
          </table:table-cell>
          <table:table-cell office:value-type="string">
            <text:p>12160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6</text:p>
          </table:table-cell>
          <table:table-cell office:value-type="string">
            <text:p>4/28/2008 5:12:9</text:p>
          </table:table-cell>
          <table:table-cell office:value-type="string">
            <text:p>4/28/2008 5:12:16</text:p>
          </table:table-cell>
          <table:table-cell office:value-type="string">
            <text:p>7344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7</text:p>
          </table:table-cell>
          <table:table-cell office:value-type="string">
            <text:p>4/28/2008 5:12:13</text:p>
          </table:table-cell>
          <table:table-cell office:value-type="string">
            <text:p>4/28/2008 5:12:26</text:p>
          </table:table-cell>
          <table:table-cell office:value-type="string">
            <text:p>13069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7</text:p>
          </table:table-cell>
          <table:table-cell office:value-type="string">
            <text:p>4/28/2008 5:12:9</text:p>
          </table:table-cell>
          <table:table-cell office:value-type="string">
            <text:p>4/28/2008 5:12:22</text:p>
          </table:table-cell>
          <table:table-cell office:value-type="string">
            <text:p>12566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7</text:p>
          </table:table-cell>
          <table:table-cell office:value-type="string">
            <text:p>4/28/2008 5:12:10</text:p>
          </table:table-cell>
          <table:table-cell office:value-type="string">
            <text:p>4/28/2008 5:12:17</text:p>
          </table:table-cell>
          <table:table-cell office:value-type="string">
            <text:p>6853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8</text:p>
          </table:table-cell>
          <table:table-cell office:value-type="string">
            <text:p>4/28/2008 5:12:17</text:p>
          </table:table-cell>
          <table:table-cell office:value-type="string">
            <text:p>4/28/2008 5:12:29</text:p>
          </table:table-cell>
          <table:table-cell office:value-type="string">
            <text:p>12157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8</text:p>
          </table:table-cell>
          <table:table-cell office:value-type="string">
            <text:p>4/28/2008 5:12:14</text:p>
          </table:table-cell>
          <table:table-cell office:value-type="string">
            <text:p>4/28/2008 5:12:27</text:p>
          </table:table-cell>
          <table:table-cell office:value-type="string">
            <text:p>13029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9</text:p>
          </table:table-cell>
          <table:table-cell office:value-type="string">
            <text:p>4/28/2008 5:12:15</text:p>
          </table:table-cell>
          <table:table-cell office:value-type="string">
            <text:p>4/28/2008 5:12:28</text:p>
          </table:table-cell>
          <table:table-cell office:value-type="string">
            <text:p>13363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9</text:p>
          </table:table-cell>
          <table:table-cell office:value-type="string">
            <text:p>4/28/2008 5:12:13</text:p>
          </table:table-cell>
          <table:table-cell office:value-type="string">
            <text:p>4/28/2008 5:12:23</text:p>
          </table:table-cell>
          <table:table-cell office:value-type="string">
            <text:p>9420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9</text:p>
          </table:table-cell>
          <table:table-cell office:value-type="string">
            <text:p>4/28/2008 5:12:10</text:p>
          </table:table-cell>
          <table:table-cell office:value-type="string">
            <text:p>4/28/2008 5:12:17</text:p>
          </table:table-cell>
          <table:table-cell office:value-type="string">
            <text:p>676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9</text:p>
          </table:table-cell>
          <table:table-cell office:value-type="string">
            <text:p>4/28/2008 5:12:11</text:p>
          </table:table-cell>
          <table:table-cell office:value-type="string">
            <text:p>4/28/2008 5:12:17</text:p>
          </table:table-cell>
          <table:table-cell office:value-type="string">
            <text:p>6310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9</text:p>
          </table:table-cell>
          <table:table-cell office:value-type="string">
            <text:p>4/28/2008 5:12:16</text:p>
          </table:table-cell>
          <table:table-cell office:value-type="string">
            <text:p>4/28/2008 5:12:30</text:p>
          </table:table-cell>
          <table:table-cell office:value-type="string">
            <text:p>13892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10</text:p>
          </table:table-cell>
          <table:table-cell office:value-type="string">
            <text:p>4/28/2008 5:12:14</text:p>
          </table:table-cell>
          <table:table-cell office:value-type="string">
            <text:p>4/28/2008 5:12:25</text:p>
          </table:table-cell>
          <table:table-cell office:value-type="string">
            <text:p>10368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10</text:p>
          </table:table-cell>
          <table:table-cell office:value-type="string">
            <text:p>4/28/2008 5:12:11</text:p>
          </table:table-cell>
          <table:table-cell office:value-type="string">
            <text:p>4/28/2008 5:12:17</text:p>
          </table:table-cell>
          <table:table-cell office:value-type="string">
            <text:p>6414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10</text:p>
          </table:table-cell>
          <table:table-cell office:value-type="string">
            <text:p>4/28/2008 5:12:17</text:p>
          </table:table-cell>
          <table:table-cell office:value-type="string">
            <text:p>4/28/2008 5:12:33</text:p>
          </table:table-cell>
          <table:table-cell office:value-type="string">
            <text:p>15285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17</text:p>
          </table:table-cell>
          <table:table-cell office:value-type="string">
            <text:p>4/28/2008 5:12:20</text:p>
          </table:table-cell>
          <table:table-cell office:value-type="string">
            <text:p>4/28/2008 5:12:26</text:p>
          </table:table-cell>
          <table:table-cell office:value-type="string">
            <text:p>5367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17</text:p>
          </table:table-cell>
          <table:table-cell office:value-type="string">
            <text:p>4/28/2008 5:12:18</text:p>
          </table:table-cell>
          <table:table-cell office:value-type="string">
            <text:p>4/28/2008 5:12:19</text:p>
          </table:table-cell>
          <table:table-cell office:value-type="string">
            <text:p>1785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17</text:p>
          </table:table-cell>
          <table:table-cell office:value-type="string">
            <text:p>4/28/2008 5:12:25</text:p>
          </table:table-cell>
          <table:table-cell office:value-type="string">
            <text:p>4/28/2008 5:12:31</text:p>
          </table:table-cell>
          <table:table-cell office:value-type="string">
            <text:p>5859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17</text:p>
          </table:table-cell>
          <table:table-cell office:value-type="string">
            <text:p>4/28/2008 5:12:20</text:p>
          </table:table-cell>
          <table:table-cell office:value-type="string">
            <text:p>4/28/2008 5:12:26</text:p>
          </table:table-cell>
          <table:table-cell office:value-type="string">
            <text:p>5382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17</text:p>
          </table:table-cell>
          <table:table-cell office:value-type="string">
            <text:p>4/28/2008 5:12:18</text:p>
          </table:table-cell>
          <table:table-cell office:value-type="string">
            <text:p>4/28/2008 5:12:20</text:p>
          </table:table-cell>
          <table:table-cell office:value-type="string">
            <text:p>2084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17</text:p>
          </table:table-cell>
          <table:table-cell office:value-type="string">
            <text:p>4/28/2008 5:12:25</text:p>
          </table:table-cell>
          <table:table-cell office:value-type="string">
            <text:p>4/28/2008 5:12:37</text:p>
          </table:table-cell>
          <table:table-cell office:value-type="string">
            <text:p>11827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17</text:p>
          </table:table-cell>
          <table:table-cell office:value-type="string">
            <text:p>4/28/2008 5:12:21</text:p>
          </table:table-cell>
          <table:table-cell office:value-type="string">
            <text:p>4/28/2008 5:12:26</text:p>
          </table:table-cell>
          <table:table-cell office:value-type="string">
            <text:p>5285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17</text:p>
          </table:table-cell>
          <table:table-cell office:value-type="string">
            <text:p>4/28/2008 5:12:20</text:p>
          </table:table-cell>
          <table:table-cell office:value-type="string">
            <text:p>4/28/2008 5:12:25</text:p>
          </table:table-cell>
          <table:table-cell office:value-type="string">
            <text:p>423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17</text:p>
          </table:table-cell>
          <table:table-cell office:value-type="string">
            <text:p>4/28/2008 5:12:18</text:p>
          </table:table-cell>
          <table:table-cell office:value-type="string">
            <text:p>4/28/2008 5:12:19</text:p>
          </table:table-cell>
          <table:table-cell office:value-type="string">
            <text:p>1721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17</text:p>
          </table:table-cell>
          <table:table-cell office:value-type="string">
            <text:p>4/28/2008 5:12:25</text:p>
          </table:table-cell>
          <table:table-cell office:value-type="string">
            <text:p>4/28/2008 5:12:32</text:p>
          </table:table-cell>
          <table:table-cell office:value-type="string">
            <text:p>6995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23</text:p>
          </table:table-cell>
          <table:table-cell office:value-type="string">
            <text:p>4/28/2008 5:12:24</text:p>
          </table:table-cell>
          <table:table-cell office:value-type="string">
            <text:p>1494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23</text:p>
          </table:table-cell>
          <table:table-cell office:value-type="string">
            <text:p>4/28/2008 5:12:27</text:p>
          </table:table-cell>
          <table:table-cell office:value-type="string">
            <text:p>3866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3</text:p>
          </table:table-cell>
          <table:table-cell office:value-type="string">
            <text:p>4/28/2008 5:12:25</text:p>
          </table:table-cell>
          <table:table-cell office:value-type="string">
            <text:p>4/28/2008 5:12:31</text:p>
          </table:table-cell>
          <table:table-cell office:value-type="string">
            <text:p>6080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23</text:p>
          </table:table-cell>
          <table:table-cell office:value-type="string">
            <text:p>4/28/2008 5:12:24</text:p>
          </table:table-cell>
          <table:table-cell office:value-type="string">
            <text:p>1322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23</text:p>
          </table:table-cell>
          <table:table-cell office:value-type="string">
            <text:p>4/28/2008 5:12:24</text:p>
          </table:table-cell>
          <table:table-cell office:value-type="string">
            <text:p>1375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3</text:p>
          </table:table-cell>
          <table:table-cell office:value-type="string">
            <text:p>4/28/2008 5:12:25</text:p>
          </table:table-cell>
          <table:table-cell office:value-type="string">
            <text:p>4/28/2008 5:12:32</text:p>
          </table:table-cell>
          <table:table-cell office:value-type="string">
            <text:p>7106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23</text:p>
          </table:table-cell>
          <table:table-cell office:value-type="string">
            <text:p>4/28/2008 5:12:24</text:p>
          </table:table-cell>
          <table:table-cell office:value-type="string">
            <text:p>1365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3</text:p>
          </table:table-cell>
          <table:table-cell office:value-type="string">
            <text:p>4/28/2008 5:12:28</text:p>
          </table:table-cell>
          <table:table-cell office:value-type="string">
            <text:p>4/28/2008 5:12:36</text:p>
          </table:table-cell>
          <table:table-cell office:value-type="string">
            <text:p>833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3</text:p>
          </table:table-cell>
          <table:table-cell office:value-type="string">
            <text:p>4/28/2008 5:12:24</text:p>
          </table:table-cell>
          <table:table-cell office:value-type="string">
            <text:p>4/28/2008 5:12:28</text:p>
          </table:table-cell>
          <table:table-cell office:value-type="string">
            <text:p>4127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23</text:p>
          </table:table-cell>
          <table:table-cell office:value-type="string">
            <text:p>4/28/2008 5:12:28</text:p>
          </table:table-cell>
          <table:table-cell office:value-type="string">
            <text:p>4521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5</text:p>
          </table:table-cell>
          <table:table-cell office:value-type="string">
            <text:p>4/28/2008 5:12:27</text:p>
          </table:table-cell>
          <table:table-cell office:value-type="string">
            <text:p>4/28/2008 5:12:37</text:p>
          </table:table-cell>
          <table:table-cell office:value-type="string">
            <text:p>9733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5</text:p>
          </table:table-cell>
          <table:table-cell office:value-type="string">
            <text:p>4/28/2008 5:12:26</text:p>
          </table:table-cell>
          <table:table-cell office:value-type="string">
            <text:p>4/28/2008 5:12:28</text:p>
          </table:table-cell>
          <table:table-cell office:value-type="string">
            <text:p>2609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25</text:p>
          </table:table-cell>
          <table:table-cell office:value-type="string">
            <text:p>4/28/2008 5:12:26</text:p>
          </table:table-cell>
          <table:table-cell office:value-type="string">
            <text:p>1108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5</text:p>
          </table:table-cell>
          <table:table-cell office:value-type="string">
            <text:p>4/28/2008 5:12:28</text:p>
          </table:table-cell>
          <table:table-cell office:value-type="string">
            <text:p>4/28/2008 5:12:38</text:p>
          </table:table-cell>
          <table:table-cell office:value-type="string">
            <text:p>10706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5</text:p>
          </table:table-cell>
          <table:table-cell office:value-type="string">
            <text:p>4/28/2008 5:12:26</text:p>
          </table:table-cell>
          <table:table-cell office:value-type="string">
            <text:p>4/28/2008 5:12:28</text:p>
          </table:table-cell>
          <table:table-cell office:value-type="string">
            <text:p>198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25</text:p>
          </table:table-cell>
          <table:table-cell office:value-type="string">
            <text:p>4/28/2008 5:12:27</text:p>
          </table:table-cell>
          <table:table-cell office:value-type="string">
            <text:p>1658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5</text:p>
          </table:table-cell>
          <table:table-cell office:value-type="string">
            <text:p>4/28/2008 5:12:27</text:p>
          </table:table-cell>
          <table:table-cell office:value-type="string">
            <text:p>4/28/2008 5:12:36</text:p>
          </table:table-cell>
          <table:table-cell office:value-type="string">
            <text:p>8594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5</text:p>
          </table:table-cell>
          <table:table-cell office:value-type="string">
            <text:p>4/28/2008 5:12:29</text:p>
          </table:table-cell>
          <table:table-cell office:value-type="string">
            <text:p>4/28/2008 5:12:34</text:p>
          </table:table-cell>
          <table:table-cell office:value-type="string">
            <text:p>5376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25</text:p>
          </table:table-cell>
          <table:table-cell office:value-type="string">
            <text:p>4/28/2008 5:12:26</text:p>
          </table:table-cell>
          <table:table-cell office:value-type="string">
            <text:p>1034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5</text:p>
          </table:table-cell>
          <table:table-cell office:value-type="string">
            <text:p>4/28/2008 5:12:29</text:p>
          </table:table-cell>
          <table:table-cell office:value-type="string">
            <text:p>4/28/2008 5:12:40</text:p>
          </table:table-cell>
          <table:table-cell office:value-type="string">
            <text:p>11110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6</text:p>
          </table:table-cell>
          <table:table-cell office:value-type="string">
            <text:p>4/28/2008 5:12:27</text:p>
          </table:table-cell>
          <table:table-cell office:value-type="string">
            <text:p>4/28/2008 5:12:35</text:p>
          </table:table-cell>
          <table:table-cell office:value-type="string">
            <text:p>7768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26</text:p>
          </table:table-cell>
          <table:table-cell office:value-type="string">
            <text:p>4/28/2008 5:12:28</text:p>
          </table:table-cell>
          <table:table-cell office:value-type="string">
            <text:p>1664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6</text:p>
          </table:table-cell>
          <table:table-cell office:value-type="string">
            <text:p>4/28/2008 5:12:28</text:p>
          </table:table-cell>
          <table:table-cell office:value-type="string">
            <text:p>4/28/2008 5:12:36</text:p>
          </table:table-cell>
          <table:table-cell office:value-type="string">
            <text:p>8380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6</text:p>
          </table:table-cell>
          <table:table-cell office:value-type="string">
            <text:p>4/28/2008 5:12:27</text:p>
          </table:table-cell>
          <table:table-cell office:value-type="string">
            <text:p>4/28/2008 5:12:31</text:p>
          </table:table-cell>
          <table:table-cell office:value-type="string">
            <text:p>3398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26</text:p>
          </table:table-cell>
          <table:table-cell office:value-type="string">
            <text:p>4/28/2008 5:12:28</text:p>
          </table:table-cell>
          <table:table-cell office:value-type="string">
            <text:p>1561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6</text:p>
          </table:table-cell>
          <table:table-cell office:value-type="string">
            <text:p>4/28/2008 5:12:29</text:p>
          </table:table-cell>
          <table:table-cell office:value-type="string">
            <text:p>4/28/2008 5:12:37</text:p>
          </table:table-cell>
          <table:table-cell office:value-type="string">
            <text:p>8144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6</text:p>
          </table:table-cell>
          <table:table-cell office:value-type="string">
            <text:p>4/28/2008 5:12:27</text:p>
          </table:table-cell>
          <table:table-cell office:value-type="string">
            <text:p>4/28/2008 5:12:30</text:p>
          </table:table-cell>
          <table:table-cell office:value-type="string">
            <text:p>3158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26</text:p>
          </table:table-cell>
          <table:table-cell office:value-type="string">
            <text:p>4/28/2008 5:12:28</text:p>
          </table:table-cell>
          <table:table-cell office:value-type="string">
            <text:p>1310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6</text:p>
          </table:table-cell>
          <table:table-cell office:value-type="string">
            <text:p>4/28/2008 5:12:29</text:p>
          </table:table-cell>
          <table:table-cell office:value-type="string">
            <text:p>4/28/2008 5:12:37</text:p>
          </table:table-cell>
          <table:table-cell office:value-type="string">
            <text:p>7695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6</text:p>
          </table:table-cell>
          <table:table-cell office:value-type="string">
            <text:p>4/28/2008 5:12:27</text:p>
          </table:table-cell>
          <table:table-cell office:value-type="string">
            <text:p>4/28/2008 5:12:31</text:p>
          </table:table-cell>
          <table:table-cell office:value-type="string">
            <text:p>4338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28</text:p>
          </table:table-cell>
          <table:table-cell office:value-type="string">
            <text:p>4/28/2008 5:12:29</text:p>
          </table:table-cell>
          <table:table-cell office:value-type="string">
            <text:p>1086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8</text:p>
          </table:table-cell>
          <table:table-cell office:value-type="string">
            <text:p>4/28/2008 5:12:32</text:p>
          </table:table-cell>
          <table:table-cell office:value-type="string">
            <text:p>4/28/2008 5:12:39</text:p>
          </table:table-cell>
          <table:table-cell office:value-type="string">
            <text:p>7257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8</text:p>
          </table:table-cell>
          <table:table-cell office:value-type="string">
            <text:p>4/28/2008 5:12:29</text:p>
          </table:table-cell>
          <table:table-cell office:value-type="string">
            <text:p>4/28/2008 5:12:31</text:p>
          </table:table-cell>
          <table:table-cell office:value-type="string">
            <text:p>2352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28</text:p>
          </table:table-cell>
          <table:table-cell office:value-type="string">
            <text:p>4/28/2008 5:12:30</text:p>
          </table:table-cell>
          <table:table-cell office:value-type="string">
            <text:p>1204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8</text:p>
          </table:table-cell>
          <table:table-cell office:value-type="string">
            <text:p>4/28/2008 5:12:32</text:p>
          </table:table-cell>
          <table:table-cell office:value-type="string">
            <text:p>4/28/2008 5:12:41</text:p>
          </table:table-cell>
          <table:table-cell office:value-type="string">
            <text:p>9286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8</text:p>
          </table:table-cell>
          <table:table-cell office:value-type="string">
            <text:p>4/28/2008 5:12:29</text:p>
          </table:table-cell>
          <table:table-cell office:value-type="string">
            <text:p>4/28/2008 5:12:33</text:p>
          </table:table-cell>
          <table:table-cell office:value-type="string">
            <text:p>4337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28</text:p>
          </table:table-cell>
          <table:table-cell office:value-type="string">
            <text:p>4/28/2008 5:12:29</text:p>
          </table:table-cell>
          <table:table-cell office:value-type="string">
            <text:p>1044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8</text:p>
          </table:table-cell>
          <table:table-cell office:value-type="string">
            <text:p>4/28/2008 5:12:33</text:p>
          </table:table-cell>
          <table:table-cell office:value-type="string">
            <text:p>4/28/2008 5:12:39</text:p>
          </table:table-cell>
          <table:table-cell office:value-type="string">
            <text:p>6820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28</text:p>
          </table:table-cell>
          <table:table-cell office:value-type="string">
            <text:p>4/28/2008 5:12:29</text:p>
          </table:table-cell>
          <table:table-cell office:value-type="string">
            <text:p>4/28/2008 5:12:35</text:p>
          </table:table-cell>
          <table:table-cell office:value-type="string">
            <text:p>6311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28</text:p>
          </table:table-cell>
          <table:table-cell office:value-type="string">
            <text:p>4/28/2008 5:12:30</text:p>
          </table:table-cell>
          <table:table-cell office:value-type="string">
            <text:p>118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0</text:p>
          </table:table-cell>
          <table:table-cell office:value-type="string">
            <text:p>4/28/2008 5:12:33</text:p>
          </table:table-cell>
          <table:table-cell office:value-type="string">
            <text:p>4/28/2008 5:12:42</text:p>
          </table:table-cell>
          <table:table-cell office:value-type="string">
            <text:p>9577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0</text:p>
          </table:table-cell>
          <table:table-cell office:value-type="string">
            <text:p>4/28/2008 5:12:31</text:p>
          </table:table-cell>
          <table:table-cell office:value-type="string">
            <text:p>4/28/2008 5:12:33</text:p>
          </table:table-cell>
          <table:table-cell office:value-type="string">
            <text:p>2544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30</text:p>
          </table:table-cell>
          <table:table-cell office:value-type="string">
            <text:p>4/28/2008 5:12:31</text:p>
          </table:table-cell>
          <table:table-cell office:value-type="string">
            <text:p>1008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0</text:p>
          </table:table-cell>
          <table:table-cell office:value-type="string">
            <text:p>4/28/2008 5:12:33</text:p>
          </table:table-cell>
          <table:table-cell office:value-type="string">
            <text:p>4/28/2008 5:12:44</text:p>
          </table:table-cell>
          <table:table-cell office:value-type="string">
            <text:p>11755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0</text:p>
          </table:table-cell>
          <table:table-cell office:value-type="string">
            <text:p>4/28/2008 5:12:31</text:p>
          </table:table-cell>
          <table:table-cell office:value-type="string">
            <text:p>4/28/2008 5:12:35</text:p>
          </table:table-cell>
          <table:table-cell office:value-type="string">
            <text:p>388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30</text:p>
          </table:table-cell>
          <table:table-cell office:value-type="string">
            <text:p>4/28/2008 5:12:31</text:p>
          </table:table-cell>
          <table:table-cell office:value-type="string">
            <text:p>1315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0</text:p>
          </table:table-cell>
          <table:table-cell office:value-type="string">
            <text:p>4/28/2008 5:12:34</text:p>
          </table:table-cell>
          <table:table-cell office:value-type="string">
            <text:p>4/28/2008 5:12:45</text:p>
          </table:table-cell>
          <table:table-cell office:value-type="string">
            <text:p>11674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0</text:p>
          </table:table-cell>
          <table:table-cell office:value-type="string">
            <text:p>4/28/2008 5:12:31</text:p>
          </table:table-cell>
          <table:table-cell office:value-type="string">
            <text:p>4/28/2008 5:12:35</text:p>
          </table:table-cell>
          <table:table-cell office:value-type="string">
            <text:p>420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30</text:p>
          </table:table-cell>
          <table:table-cell office:value-type="string">
            <text:p>4/28/2008 5:12:31</text:p>
          </table:table-cell>
          <table:table-cell office:value-type="string">
            <text:p>1311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0</text:p>
          </table:table-cell>
          <table:table-cell office:value-type="string">
            <text:p>4/28/2008 5:12:33</text:p>
          </table:table-cell>
          <table:table-cell office:value-type="string">
            <text:p>4/28/2008 5:12:44</text:p>
          </table:table-cell>
          <table:table-cell office:value-type="string">
            <text:p>10973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2</text:p>
          </table:table-cell>
          <table:table-cell office:value-type="string">
            <text:p>4/28/2008 5:12:33</text:p>
          </table:table-cell>
          <table:table-cell office:value-type="string">
            <text:p>4/28/2008 5:12:37</text:p>
          </table:table-cell>
          <table:table-cell office:value-type="string">
            <text:p>365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32</text:p>
          </table:table-cell>
          <table:table-cell office:value-type="string">
            <text:p>4/28/2008 5:12:33</text:p>
          </table:table-cell>
          <table:table-cell office:value-type="string">
            <text:p>1286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2</text:p>
          </table:table-cell>
          <table:table-cell office:value-type="string">
            <text:p>4/28/2008 5:12:35</text:p>
          </table:table-cell>
          <table:table-cell office:value-type="string">
            <text:p>4/28/2008 5:12:46</text:p>
          </table:table-cell>
          <table:table-cell office:value-type="string">
            <text:p>10692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2</text:p>
          </table:table-cell>
          <table:table-cell office:value-type="string">
            <text:p>4/28/2008 5:12:33</text:p>
          </table:table-cell>
          <table:table-cell office:value-type="string">
            <text:p>4/28/2008 5:12:38</text:p>
          </table:table-cell>
          <table:table-cell office:value-type="string">
            <text:p>4703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32</text:p>
          </table:table-cell>
          <table:table-cell office:value-type="string">
            <text:p>4/28/2008 5:12:33</text:p>
          </table:table-cell>
          <table:table-cell office:value-type="string">
            <text:p>1185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2</text:p>
          </table:table-cell>
          <table:table-cell office:value-type="string">
            <text:p>4/28/2008 5:12:35</text:p>
          </table:table-cell>
          <table:table-cell office:value-type="string">
            <text:p>4/28/2008 5:12:44</text:p>
          </table:table-cell>
          <table:table-cell office:value-type="string">
            <text:p>8753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2</text:p>
          </table:table-cell>
          <table:table-cell office:value-type="string">
            <text:p>4/28/2008 5:12:33</text:p>
          </table:table-cell>
          <table:table-cell office:value-type="string">
            <text:p>4/28/2008 5:12:38</text:p>
          </table:table-cell>
          <table:table-cell office:value-type="string">
            <text:p>4069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32</text:p>
          </table:table-cell>
          <table:table-cell office:value-type="string">
            <text:p>4/28/2008 5:12:33</text:p>
          </table:table-cell>
          <table:table-cell office:value-type="string">
            <text:p>1242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2</text:p>
          </table:table-cell>
          <table:table-cell office:value-type="string">
            <text:p>4/28/2008 5:12:35</text:p>
          </table:table-cell>
          <table:table-cell office:value-type="string">
            <text:p>4/28/2008 5:12:46</text:p>
          </table:table-cell>
          <table:table-cell office:value-type="string">
            <text:p>10231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2</text:p>
          </table:table-cell>
          <table:table-cell office:value-type="string">
            <text:p>4/28/2008 5:12:33</text:p>
          </table:table-cell>
          <table:table-cell office:value-type="string">
            <text:p>4/28/2008 5:12:38</text:p>
          </table:table-cell>
          <table:table-cell office:value-type="string">
            <text:p>4336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34</text:p>
          </table:table-cell>
          <table:table-cell office:value-type="string">
            <text:p>4/28/2008 5:12:35</text:p>
          </table:table-cell>
          <table:table-cell office:value-type="string">
            <text:p>116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4</text:p>
          </table:table-cell>
          <table:table-cell office:value-type="string">
            <text:p>4/28/2008 5:12:36</text:p>
          </table:table-cell>
          <table:table-cell office:value-type="string">
            <text:p>4/28/2008 5:12:46</text:p>
          </table:table-cell>
          <table:table-cell office:value-type="string">
            <text:p>9653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4</text:p>
          </table:table-cell>
          <table:table-cell office:value-type="string">
            <text:p>4/28/2008 5:12:35</text:p>
          </table:table-cell>
          <table:table-cell office:value-type="string">
            <text:p>4/28/2008 5:12:38</text:p>
          </table:table-cell>
          <table:table-cell office:value-type="string">
            <text:p>2707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34</text:p>
          </table:table-cell>
          <table:table-cell office:value-type="string">
            <text:p>4/28/2008 5:12:35</text:p>
          </table:table-cell>
          <table:table-cell office:value-type="string">
            <text:p>1186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4</text:p>
          </table:table-cell>
          <table:table-cell office:value-type="string">
            <text:p>4/28/2008 5:12:36</text:p>
          </table:table-cell>
          <table:table-cell office:value-type="string">
            <text:p>4/28/2008 5:12:45</text:p>
          </table:table-cell>
          <table:table-cell office:value-type="string">
            <text:p>8882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4</text:p>
          </table:table-cell>
          <table:table-cell office:value-type="string">
            <text:p>4/28/2008 5:12:35</text:p>
          </table:table-cell>
          <table:table-cell office:value-type="string">
            <text:p>4/28/2008 5:12:39</text:p>
          </table:table-cell>
          <table:table-cell office:value-type="string">
            <text:p>3785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34</text:p>
          </table:table-cell>
          <table:table-cell office:value-type="string">
            <text:p>4/28/2008 5:12:35</text:p>
          </table:table-cell>
          <table:table-cell office:value-type="string">
            <text:p>148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4</text:p>
          </table:table-cell>
          <table:table-cell office:value-type="string">
            <text:p>4/28/2008 5:12:36</text:p>
          </table:table-cell>
          <table:table-cell office:value-type="string">
            <text:p>4/28/2008 5:12:46</text:p>
          </table:table-cell>
          <table:table-cell office:value-type="string">
            <text:p>10005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4</text:p>
          </table:table-cell>
          <table:table-cell office:value-type="string">
            <text:p>4/28/2008 5:12:35</text:p>
          </table:table-cell>
          <table:table-cell office:value-type="string">
            <text:p>4/28/2008 5:12:39</text:p>
          </table:table-cell>
          <table:table-cell office:value-type="string">
            <text:p>3381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34</text:p>
          </table:table-cell>
          <table:table-cell office:value-type="string">
            <text:p>4/28/2008 5:12:35</text:p>
          </table:table-cell>
          <table:table-cell office:value-type="string">
            <text:p>1536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6</text:p>
          </table:table-cell>
          <table:table-cell office:value-type="string">
            <text:p>4/28/2008 5:12:38</text:p>
          </table:table-cell>
          <table:table-cell office:value-type="string">
            <text:p>4/28/2008 5:12:46</text:p>
          </table:table-cell>
          <table:table-cell office:value-type="string">
            <text:p>7928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36</text:p>
          </table:table-cell>
          <table:table-cell office:value-type="string">
            <text:p>4/28/2008 5:12:40</text:p>
          </table:table-cell>
          <table:table-cell office:value-type="string">
            <text:p>3517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36</text:p>
          </table:table-cell>
          <table:table-cell office:value-type="string">
            <text:p>4/28/2008 5:12:37</text:p>
          </table:table-cell>
          <table:table-cell office:value-type="string">
            <text:p>110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6</text:p>
          </table:table-cell>
          <table:table-cell office:value-type="string">
            <text:p>4/28/2008 5:12:38</text:p>
          </table:table-cell>
          <table:table-cell office:value-type="string">
            <text:p>4/28/2008 5:12:45</text:p>
          </table:table-cell>
          <table:table-cell office:value-type="string">
            <text:p>7707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6</text:p>
          </table:table-cell>
          <table:table-cell office:value-type="string">
            <text:p>4/28/2008 5:12:37</text:p>
          </table:table-cell>
          <table:table-cell office:value-type="string">
            <text:p>4/28/2008 5:12:40</text:p>
          </table:table-cell>
          <table:table-cell office:value-type="string">
            <text:p>335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36</text:p>
          </table:table-cell>
          <table:table-cell office:value-type="string">
            <text:p>4/28/2008 5:12:37</text:p>
          </table:table-cell>
          <table:table-cell office:value-type="string">
            <text:p>939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6</text:p>
          </table:table-cell>
          <table:table-cell office:value-type="string">
            <text:p>4/28/2008 5:12:38</text:p>
          </table:table-cell>
          <table:table-cell office:value-type="string">
            <text:p>4/28/2008 5:12:46</text:p>
          </table:table-cell>
          <table:table-cell office:value-type="string">
            <text:p>7533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6</text:p>
          </table:table-cell>
          <table:table-cell office:value-type="string">
            <text:p>4/28/2008 5:12:37</text:p>
          </table:table-cell>
          <table:table-cell office:value-type="string">
            <text:p>4/28/2008 5:12:40</text:p>
          </table:table-cell>
          <table:table-cell office:value-type="string">
            <text:p>3270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office:value-type="string">
            <text:p>4/28/2008 5:12:36</text:p>
          </table:table-cell>
          <table:table-cell office:value-type="string">
            <text:p>4/28/2008 5:12:38</text:p>
          </table:table-cell>
          <table:table-cell office:value-type="string">
            <text:p>4/28/2008 5:12:45</text:p>
          </table:table-cell>
          <table:table-cell office:value-type="string">
            <text:p>7336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4/28/2008 5:11:53</text:p>
          </table:table-cell>
          <table:table-cell table:number-columns-repeated="2" office:value-type="string">
            <text:p>4/28/2008 5:12:36</text:p>
          </table:table-cell>
          <table:table-cell office:value-type="string">
            <text:p>4/28/2008 5:12:37</text:p>
          </table:table-cell>
          <table:table-cell office:value-type="string">
            <text:p>963.0</text:p>
          </table:table-cell>
          <table:table-cell office:value-type="string">
            <text:p>0.0null</text:p>
          </table:table-cell>
        </table:table-row>
      </table:table>
      <table:table table:name="Crivo 25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ERROR-RETRY-TIMES</text:p>
          </table:table-cell>
          <table:table-cell office:value-type="string">
            <text:p>CREATED-TIME</text:p>
          </table:table-cell>
          <table:table-cell office:value-type="string">
            <text:p>SUBMITED-TIME</text:p>
          </table:table-cell>
          <table:table-cell office:value-type="string">
            <text:p>STARTED_TIME</text:p>
          </table:table-cell>
          <table:table-cell office:value-type="string">
            <text:p>FINISHED_TIME</text:p>
          </table:table-cell>
          <table:table-cell office:value-type="string">
            <text:p>EXECUTION-TIME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4/28/2008 7:37:48</text:p>
          </table:table-cell>
          <table:table-cell table:number-columns-repeated="2" office:value-type="string">
            <text:p>4/28/2008 7:37:56</text:p>
          </table:table-cell>
          <table:table-cell office:value-type="string">
            <text:p>4/28/2008 7:37:57</text:p>
          </table:table-cell>
          <table:table-cell office:value-type="string">
            <text:p>1047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6</text:p>
          </table:table-cell>
          <table:table-cell office:value-type="string">
            <text:p>4/28/2008 7:37:58</text:p>
          </table:table-cell>
          <table:table-cell office:value-type="string">
            <text:p>4/28/2008 7:38:5</text:p>
          </table:table-cell>
          <table:table-cell office:value-type="string">
            <text:p>7137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table:number-columns-repeated="2" office:value-type="string">
            <text:p>4/28/2008 7:37:56</text:p>
          </table:table-cell>
          <table:table-cell office:value-type="string">
            <text:p>4/28/2008 7:37:57</text:p>
          </table:table-cell>
          <table:table-cell office:value-type="string">
            <text:p>1416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6</text:p>
          </table:table-cell>
          <table:table-cell office:value-type="string">
            <text:p>4/28/2008 7:37:58</text:p>
          </table:table-cell>
          <table:table-cell office:value-type="string">
            <text:p>4/28/2008 7:38:5</text:p>
          </table:table-cell>
          <table:table-cell office:value-type="string">
            <text:p>7055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6</text:p>
          </table:table-cell>
          <table:table-cell office:value-type="string">
            <text:p>4/28/2008 7:37:58</text:p>
          </table:table-cell>
          <table:table-cell office:value-type="string">
            <text:p>4/28/2008 7:38:11</text:p>
          </table:table-cell>
          <table:table-cell office:value-type="string">
            <text:p>12577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6</text:p>
          </table:table-cell>
          <table:table-cell office:value-type="string">
            <text:p>4/28/2008 7:37:59</text:p>
          </table:table-cell>
          <table:table-cell office:value-type="string">
            <text:p>4/28/2008 7:38:8</text:p>
          </table:table-cell>
          <table:table-cell office:value-type="string">
            <text:p>9070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table:number-columns-repeated="2" office:value-type="string">
            <text:p>4/28/2008 7:37:56</text:p>
          </table:table-cell>
          <table:table-cell office:value-type="string">
            <text:p>4/28/2008 7:37:58</text:p>
          </table:table-cell>
          <table:table-cell office:value-type="string">
            <text:p>1992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6</text:p>
          </table:table-cell>
          <table:table-cell office:value-type="string">
            <text:p>4/28/2008 7:37:57</text:p>
          </table:table-cell>
          <table:table-cell office:value-type="string">
            <text:p>4/28/2008 7:38:5</text:p>
          </table:table-cell>
          <table:table-cell office:value-type="string">
            <text:p>7380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6</text:p>
          </table:table-cell>
          <table:table-cell office:value-type="string">
            <text:p>4/28/2008 7:37:59</text:p>
          </table:table-cell>
          <table:table-cell office:value-type="string">
            <text:p>4/28/2008 7:38:8</text:p>
          </table:table-cell>
          <table:table-cell office:value-type="string">
            <text:p>9649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table:number-columns-repeated="2" office:value-type="string">
            <text:p>4/28/2008 7:37:56</text:p>
          </table:table-cell>
          <table:table-cell office:value-type="string">
            <text:p>4/28/2008 7:37:58</text:p>
          </table:table-cell>
          <table:table-cell office:value-type="string">
            <text:p>181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7</text:p>
          </table:table-cell>
          <table:table-cell office:value-type="string">
            <text:p>4/28/2008 7:37:59</text:p>
          </table:table-cell>
          <table:table-cell office:value-type="string">
            <text:p>4/28/2008 7:38:11</text:p>
          </table:table-cell>
          <table:table-cell office:value-type="string">
            <text:p>12007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7</text:p>
          </table:table-cell>
          <table:table-cell office:value-type="string">
            <text:p>4/28/2008 7:37:58</text:p>
          </table:table-cell>
          <table:table-cell office:value-type="string">
            <text:p>4/28/2008 7:38:2</text:p>
          </table:table-cell>
          <table:table-cell office:value-type="string">
            <text:p>4127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7</text:p>
          </table:table-cell>
          <table:table-cell office:value-type="string">
            <text:p>4/28/2008 7:37:59</text:p>
          </table:table-cell>
          <table:table-cell office:value-type="string">
            <text:p>4/28/2008 7:38:10</text:p>
          </table:table-cell>
          <table:table-cell office:value-type="string">
            <text:p>10433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7</text:p>
          </table:table-cell>
          <table:table-cell office:value-type="string">
            <text:p>4/28/2008 7:37:58</text:p>
          </table:table-cell>
          <table:table-cell office:value-type="string">
            <text:p>4/28/2008 7:38:6</text:p>
          </table:table-cell>
          <table:table-cell office:value-type="string">
            <text:p>7155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7</text:p>
          </table:table-cell>
          <table:table-cell office:value-type="string">
            <text:p>4/28/2008 7:37:58</text:p>
          </table:table-cell>
          <table:table-cell office:value-type="string">
            <text:p>4/28/2008 7:38:3</text:p>
          </table:table-cell>
          <table:table-cell office:value-type="string">
            <text:p>479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7</text:p>
          </table:table-cell>
          <table:table-cell office:value-type="string">
            <text:p>4/28/2008 7:37:59</text:p>
          </table:table-cell>
          <table:table-cell office:value-type="string">
            <text:p>4/28/2008 7:38:7</text:p>
          </table:table-cell>
          <table:table-cell office:value-type="string">
            <text:p>7213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7</text:p>
          </table:table-cell>
          <table:table-cell office:value-type="string">
            <text:p>4/28/2008 7:37:59</text:p>
          </table:table-cell>
          <table:table-cell office:value-type="string">
            <text:p>4/28/2008 7:38:9</text:p>
          </table:table-cell>
          <table:table-cell office:value-type="string">
            <text:p>10153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7</text:p>
          </table:table-cell>
          <table:table-cell office:value-type="string">
            <text:p>4/28/2008 7:37:58</text:p>
          </table:table-cell>
          <table:table-cell office:value-type="string">
            <text:p>4/28/2008 7:38:5</text:p>
          </table:table-cell>
          <table:table-cell office:value-type="string">
            <text:p>667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7</text:p>
          </table:table-cell>
          <table:table-cell office:value-type="string">
            <text:p>4/28/2008 7:37:58</text:p>
          </table:table-cell>
          <table:table-cell office:value-type="string">
            <text:p>4/28/2008 7:38:3</text:p>
          </table:table-cell>
          <table:table-cell office:value-type="string">
            <text:p>4898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7</text:p>
          </table:table-cell>
          <table:table-cell office:value-type="string">
            <text:p>4/28/2008 7:37:58</text:p>
          </table:table-cell>
          <table:table-cell office:value-type="string">
            <text:p>4/28/2008 7:38:14</text:p>
          </table:table-cell>
          <table:table-cell office:value-type="string">
            <text:p>15900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8</text:p>
          </table:table-cell>
          <table:table-cell office:value-type="string">
            <text:p>4/28/2008 7:38:0</text:p>
          </table:table-cell>
          <table:table-cell office:value-type="string">
            <text:p>4/28/2008 7:38:9</text:p>
          </table:table-cell>
          <table:table-cell office:value-type="string">
            <text:p>9664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8</text:p>
          </table:table-cell>
          <table:table-cell office:value-type="string">
            <text:p>4/28/2008 7:38:0</text:p>
          </table:table-cell>
          <table:table-cell office:value-type="string">
            <text:p>4/28/2008 7:38:9</text:p>
          </table:table-cell>
          <table:table-cell office:value-type="string">
            <text:p>8280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8</text:p>
          </table:table-cell>
          <table:table-cell office:value-type="string">
            <text:p>4/28/2008 7:38:0</text:p>
          </table:table-cell>
          <table:table-cell office:value-type="string">
            <text:p>4/28/2008 7:38:11</text:p>
          </table:table-cell>
          <table:table-cell office:value-type="string">
            <text:p>10619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8</text:p>
          </table:table-cell>
          <table:table-cell office:value-type="string">
            <text:p>4/28/2008 7:38:0</text:p>
          </table:table-cell>
          <table:table-cell office:value-type="string">
            <text:p>4/28/2008 7:38:10</text:p>
          </table:table-cell>
          <table:table-cell office:value-type="string">
            <text:p>9815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9</text:p>
          </table:table-cell>
          <table:table-cell office:value-type="string">
            <text:p>4/28/2008 7:38:0</text:p>
          </table:table-cell>
          <table:table-cell office:value-type="string">
            <text:p>4/28/2008 7:38:17</text:p>
          </table:table-cell>
          <table:table-cell office:value-type="string">
            <text:p>17134.0</text:p>
          </table:table-cell>
          <table:table-cell office:value-type="string">
            <text:p>17.0nu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9</text:p>
          </table:table-cell>
          <table:table-cell office:value-type="string">
            <text:p>4/28/2008 7:38:1</text:p>
          </table:table-cell>
          <table:table-cell office:value-type="string">
            <text:p>4/28/2008 7:38:16</text:p>
          </table:table-cell>
          <table:table-cell office:value-type="string">
            <text:p>14926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2</text:p>
          </table:table-cell>
          <table:table-cell office:value-type="string">
            <text:p>4/28/2008 7:38:17</text:p>
          </table:table-cell>
          <table:table-cell office:value-type="string">
            <text:p>14358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1</text:p>
          </table:table-cell>
          <table:table-cell office:value-type="string">
            <text:p>4/28/2008 7:38:11</text:p>
          </table:table-cell>
          <table:table-cell office:value-type="string">
            <text:p>10142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1</text:p>
          </table:table-cell>
          <table:table-cell office:value-type="string">
            <text:p>4/28/2008 7:38:10</text:p>
          </table:table-cell>
          <table:table-cell office:value-type="string">
            <text:p>8809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1</text:p>
          </table:table-cell>
          <table:table-cell office:value-type="string">
            <text:p>4/28/2008 7:38:14</text:p>
          </table:table-cell>
          <table:table-cell office:value-type="string">
            <text:p>12549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8</text:p>
          </table:table-cell>
          <table:table-cell office:value-type="string">
            <text:p>4/28/2008 7:38:1</text:p>
          </table:table-cell>
          <table:table-cell office:value-type="string">
            <text:p>4/28/2008 7:38:11</text:p>
          </table:table-cell>
          <table:table-cell office:value-type="string">
            <text:p>10335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9</text:p>
          </table:table-cell>
          <table:table-cell office:value-type="string">
            <text:p>4/28/2008 7:38:0</text:p>
          </table:table-cell>
          <table:table-cell office:value-type="string">
            <text:p>4/28/2008 7:38:8</text:p>
          </table:table-cell>
          <table:table-cell office:value-type="string">
            <text:p>7985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9</text:p>
          </table:table-cell>
          <table:table-cell office:value-type="string">
            <text:p>4/28/2008 7:38:0</text:p>
          </table:table-cell>
          <table:table-cell office:value-type="string">
            <text:p>4/28/2008 7:38:9</text:p>
          </table:table-cell>
          <table:table-cell office:value-type="string">
            <text:p>9444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9</text:p>
          </table:table-cell>
          <table:table-cell office:value-type="string">
            <text:p>4/28/2008 7:38:2</text:p>
          </table:table-cell>
          <table:table-cell office:value-type="string">
            <text:p>4/28/2008 7:38:13</text:p>
          </table:table-cell>
          <table:table-cell office:value-type="string">
            <text:p>11107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9</text:p>
          </table:table-cell>
          <table:table-cell office:value-type="string">
            <text:p>4/28/2008 7:38:1</text:p>
          </table:table-cell>
          <table:table-cell office:value-type="string">
            <text:p>4/28/2008 7:38:12</text:p>
          </table:table-cell>
          <table:table-cell office:value-type="string">
            <text:p>10860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9</text:p>
          </table:table-cell>
          <table:table-cell office:value-type="string">
            <text:p>4/28/2008 7:38:1</text:p>
          </table:table-cell>
          <table:table-cell office:value-type="string">
            <text:p>4/28/2008 7:38:13</text:p>
          </table:table-cell>
          <table:table-cell office:value-type="string">
            <text:p>11895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9</text:p>
          </table:table-cell>
          <table:table-cell office:value-type="string">
            <text:p>4/28/2008 7:38:2</text:p>
          </table:table-cell>
          <table:table-cell office:value-type="string">
            <text:p>4/28/2008 7:38:18</text:p>
          </table:table-cell>
          <table:table-cell office:value-type="string">
            <text:p>16338.0</text:p>
          </table:table-cell>
          <table:table-cell office:value-type="string">
            <text:p>16.0null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7:59</text:p>
          </table:table-cell>
          <table:table-cell office:value-type="string">
            <text:p>4/28/2008 7:38:2</text:p>
          </table:table-cell>
          <table:table-cell office:value-type="string">
            <text:p>4/28/2008 7:38:12</text:p>
          </table:table-cell>
          <table:table-cell office:value-type="string">
            <text:p>10816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2</text:p>
          </table:table-cell>
          <table:table-cell office:value-type="string">
            <text:p>4/28/2008 7:38:14</text:p>
          </table:table-cell>
          <table:table-cell office:value-type="string">
            <text:p>11584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4</text:p>
          </table:table-cell>
          <table:table-cell office:value-type="string">
            <text:p>4/28/2008 7:38:17</text:p>
          </table:table-cell>
          <table:table-cell office:value-type="string">
            <text:p>13527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2</text:p>
          </table:table-cell>
          <table:table-cell office:value-type="string">
            <text:p>4/28/2008 7:38:15</text:p>
          </table:table-cell>
          <table:table-cell office:value-type="string">
            <text:p>13119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1</text:p>
          </table:table-cell>
          <table:table-cell office:value-type="string">
            <text:p>4/28/2008 7:38:12</text:p>
          </table:table-cell>
          <table:table-cell office:value-type="string">
            <text:p>10428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4</text:p>
          </table:table-cell>
          <table:table-cell office:value-type="string">
            <text:p>4/28/2008 7:38:20</text:p>
          </table:table-cell>
          <table:table-cell office:value-type="string">
            <text:p>15872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2</text:p>
          </table:table-cell>
          <table:table-cell office:value-type="string">
            <text:p>4/28/2008 7:38:17</text:p>
          </table:table-cell>
          <table:table-cell office:value-type="string">
            <text:p>14290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4</text:p>
          </table:table-cell>
          <table:table-cell office:value-type="string">
            <text:p>4/28/2008 7:38:16</text:p>
          </table:table-cell>
          <table:table-cell office:value-type="string">
            <text:p>11980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3</text:p>
          </table:table-cell>
          <table:table-cell office:value-type="string">
            <text:p>4/28/2008 7:38:13</text:p>
          </table:table-cell>
          <table:table-cell office:value-type="string">
            <text:p>10345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1</text:p>
          </table:table-cell>
          <table:table-cell office:value-type="string">
            <text:p>4/28/2008 7:38:3</text:p>
          </table:table-cell>
          <table:table-cell office:value-type="string">
            <text:p>4/28/2008 7:38:13</text:p>
          </table:table-cell>
          <table:table-cell office:value-type="string">
            <text:p>10045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1</text:p>
          </table:table-cell>
          <table:table-cell office:value-type="string">
            <text:p>4/28/2008 7:38:8</text:p>
          </table:table-cell>
          <table:table-cell office:value-type="string">
            <text:p>4/28/2008 7:38:19</text:p>
          </table:table-cell>
          <table:table-cell office:value-type="string">
            <text:p>10694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1</text:p>
          </table:table-cell>
          <table:table-cell office:value-type="string">
            <text:p>4/28/2008 7:38:3</text:p>
          </table:table-cell>
          <table:table-cell office:value-type="string">
            <text:p>4/28/2008 7:38:13</text:p>
          </table:table-cell>
          <table:table-cell office:value-type="string">
            <text:p>9899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1</text:p>
          </table:table-cell>
          <table:table-cell office:value-type="string">
            <text:p>4/28/2008 7:38:4</text:p>
          </table:table-cell>
          <table:table-cell office:value-type="string">
            <text:p>4/28/2008 7:38:14</text:p>
          </table:table-cell>
          <table:table-cell office:value-type="string">
            <text:p>10252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4</text:p>
          </table:table-cell>
          <table:table-cell office:value-type="string">
            <text:p>4/28/2008 7:38:18</text:p>
          </table:table-cell>
          <table:table-cell office:value-type="string">
            <text:p>13299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2</text:p>
          </table:table-cell>
          <table:table-cell office:value-type="string">
            <text:p>4/28/2008 7:38:18</text:p>
          </table:table-cell>
          <table:table-cell office:value-type="string">
            <text:p>16251.0</text:p>
          </table:table-cell>
          <table:table-cell office:value-type="string">
            <text:p>16.0null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1</text:p>
          </table:table-cell>
          <table:table-cell office:value-type="string">
            <text:p>4/28/2008 7:38:12</text:p>
          </table:table-cell>
          <table:table-cell office:value-type="string">
            <text:p>10223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3</text:p>
          </table:table-cell>
          <table:table-cell office:value-type="string">
            <text:p>4/28/2008 7:38:13</text:p>
          </table:table-cell>
          <table:table-cell office:value-type="string">
            <text:p>10411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2</text:p>
          </table:table-cell>
          <table:table-cell office:value-type="string">
            <text:p>4/28/2008 7:38:12</text:p>
          </table:table-cell>
          <table:table-cell office:value-type="string">
            <text:p>10411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2</text:p>
          </table:table-cell>
          <table:table-cell office:value-type="string">
            <text:p>4/28/2008 7:38:13</text:p>
          </table:table-cell>
          <table:table-cell office:value-type="string">
            <text:p>11329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0</text:p>
          </table:table-cell>
          <table:table-cell office:value-type="string">
            <text:p>4/28/2008 7:38:5</text:p>
          </table:table-cell>
          <table:table-cell office:value-type="string">
            <text:p>4/28/2008 7:38:19</text:p>
          </table:table-cell>
          <table:table-cell office:value-type="string">
            <text:p>13915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1</text:p>
          </table:table-cell>
          <table:table-cell office:value-type="string">
            <text:p>4/28/2008 7:38:8</text:p>
          </table:table-cell>
          <table:table-cell office:value-type="string">
            <text:p>4/28/2008 7:38:19</text:p>
          </table:table-cell>
          <table:table-cell office:value-type="string">
            <text:p>11028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1</text:p>
          </table:table-cell>
          <table:table-cell office:value-type="string">
            <text:p>4/28/2008 7:38:8</text:p>
          </table:table-cell>
          <table:table-cell office:value-type="string">
            <text:p>4/28/2008 7:38:20</text:p>
          </table:table-cell>
          <table:table-cell office:value-type="string">
            <text:p>12233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4/28/2008 7:37:48</text:p>
          </table:table-cell>
          <table:table-cell office:value-type="string">
            <text:p>4/28/2008 7:38:1</text:p>
          </table:table-cell>
          <table:table-cell office:value-type="string">
            <text:p>4/28/2008 7:38:5</text:p>
          </table:table-cell>
          <table:table-cell office:value-type="string">
            <text:p>4/28/2008 7:38:17</text:p>
          </table:table-cell>
          <table:table-cell office:value-type="string">
            <text:p>12750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0</text:p>
          </table:table-cell>
          <table:table-cell office:value-type="string">
            <text:p>4/28/2008 7:38:3</text:p>
          </table:table-cell>
          <table:table-cell office:value-type="string">
            <text:p>4/28/2008 7:38:12</text:p>
          </table:table-cell>
          <table:table-cell office:value-type="string">
            <text:p>9616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0</text:p>
          </table:table-cell>
          <table:table-cell office:value-type="string">
            <text:p>4/28/2008 7:38:3</text:p>
          </table:table-cell>
          <table:table-cell office:value-type="string">
            <text:p>4/28/2008 7:38:14</text:p>
          </table:table-cell>
          <table:table-cell office:value-type="string">
            <text:p>11236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0</text:p>
          </table:table-cell>
          <table:table-cell office:value-type="string">
            <text:p>4/28/2008 7:38:1</text:p>
          </table:table-cell>
          <table:table-cell office:value-type="string">
            <text:p>4/28/2008 7:38:15</text:p>
          </table:table-cell>
          <table:table-cell office:value-type="string">
            <text:p>14041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0</text:p>
          </table:table-cell>
          <table:table-cell office:value-type="string">
            <text:p>4/28/2008 7:38:8</text:p>
          </table:table-cell>
          <table:table-cell office:value-type="string">
            <text:p>4/28/2008 7:38:19</text:p>
          </table:table-cell>
          <table:table-cell office:value-type="string">
            <text:p>11340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0</text:p>
          </table:table-cell>
          <table:table-cell office:value-type="string">
            <text:p>4/28/2008 7:38:9</text:p>
          </table:table-cell>
          <table:table-cell office:value-type="string">
            <text:p>4/28/2008 7:38:20</text:p>
          </table:table-cell>
          <table:table-cell office:value-type="string">
            <text:p>11281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</text:p>
          </table:table-cell>
          <table:table-cell office:value-type="string">
            <text:p>4/28/2008 7:38:4</text:p>
          </table:table-cell>
          <table:table-cell office:value-type="string">
            <text:p>4/28/2008 7:38:18</text:p>
          </table:table-cell>
          <table:table-cell office:value-type="string">
            <text:p>13967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</text:p>
          </table:table-cell>
          <table:table-cell office:value-type="string">
            <text:p>4/28/2008 7:38:4</text:p>
          </table:table-cell>
          <table:table-cell office:value-type="string">
            <text:p>4/28/2008 7:38:17</text:p>
          </table:table-cell>
          <table:table-cell office:value-type="string">
            <text:p>12759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</text:p>
          </table:table-cell>
          <table:table-cell office:value-type="string">
            <text:p>4/28/2008 7:38:8</text:p>
          </table:table-cell>
          <table:table-cell office:value-type="string">
            <text:p>4/28/2008 7:38:19</text:p>
          </table:table-cell>
          <table:table-cell office:value-type="string">
            <text:p>10154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</text:p>
          </table:table-cell>
          <table:table-cell office:value-type="string">
            <text:p>4/28/2008 7:38:5</text:p>
          </table:table-cell>
          <table:table-cell office:value-type="string">
            <text:p>4/28/2008 7:38:20</text:p>
          </table:table-cell>
          <table:table-cell office:value-type="string">
            <text:p>15418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</text:p>
          </table:table-cell>
          <table:table-cell office:value-type="string">
            <text:p>4/28/2008 7:38:4</text:p>
          </table:table-cell>
          <table:table-cell office:value-type="string">
            <text:p>4/28/2008 7:38:15</text:p>
          </table:table-cell>
          <table:table-cell office:value-type="string">
            <text:p>11126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</text:p>
          </table:table-cell>
          <table:table-cell office:value-type="string">
            <text:p>4/28/2008 7:38:3</text:p>
          </table:table-cell>
          <table:table-cell office:value-type="string">
            <text:p>4/28/2008 7:38:13</text:p>
          </table:table-cell>
          <table:table-cell office:value-type="string">
            <text:p>9955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</text:p>
          </table:table-cell>
          <table:table-cell office:value-type="string">
            <text:p>4/28/2008 7:38:5</text:p>
          </table:table-cell>
          <table:table-cell office:value-type="string">
            <text:p>4/28/2008 7:38:18</text:p>
          </table:table-cell>
          <table:table-cell office:value-type="string">
            <text:p>13024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</text:p>
          </table:table-cell>
          <table:table-cell office:value-type="string">
            <text:p>4/28/2008 7:38:4</text:p>
          </table:table-cell>
          <table:table-cell office:value-type="string">
            <text:p>4/28/2008 7:38:15</text:p>
          </table:table-cell>
          <table:table-cell office:value-type="string">
            <text:p>10974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</text:p>
          </table:table-cell>
          <table:table-cell office:value-type="string">
            <text:p>4/28/2008 7:38:5</text:p>
          </table:table-cell>
          <table:table-cell office:value-type="string">
            <text:p>4/28/2008 7:38:18</text:p>
          </table:table-cell>
          <table:table-cell office:value-type="string">
            <text:p>13040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</text:p>
          </table:table-cell>
          <table:table-cell office:value-type="string">
            <text:p>4/28/2008 7:38:5</text:p>
          </table:table-cell>
          <table:table-cell office:value-type="string">
            <text:p>4/28/2008 7:38:18</text:p>
          </table:table-cell>
          <table:table-cell office:value-type="string">
            <text:p>12754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</text:p>
          </table:table-cell>
          <table:table-cell office:value-type="string">
            <text:p>4/28/2008 7:38:8</text:p>
          </table:table-cell>
          <table:table-cell office:value-type="string">
            <text:p>4/28/2008 7:38:21</text:p>
          </table:table-cell>
          <table:table-cell office:value-type="string">
            <text:p>13013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</text:p>
          </table:table-cell>
          <table:table-cell office:value-type="string">
            <text:p>4/28/2008 7:38:11</text:p>
          </table:table-cell>
          <table:table-cell office:value-type="string">
            <text:p>4/28/2008 7:38:21</text:p>
          </table:table-cell>
          <table:table-cell office:value-type="string">
            <text:p>10462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</text:p>
          </table:table-cell>
          <table:table-cell office:value-type="string">
            <text:p>4/28/2008 7:38:8</text:p>
          </table:table-cell>
          <table:table-cell office:value-type="string">
            <text:p>4/28/2008 7:38:17</text:p>
          </table:table-cell>
          <table:table-cell office:value-type="string">
            <text:p>9376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</text:p>
          </table:table-cell>
          <table:table-cell office:value-type="string">
            <text:p>4/28/2008 7:38:11</text:p>
          </table:table-cell>
          <table:table-cell office:value-type="string">
            <text:p>4/28/2008 7:38:21</text:p>
          </table:table-cell>
          <table:table-cell office:value-type="string">
            <text:p>10038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</text:p>
          </table:table-cell>
          <table:table-cell office:value-type="string">
            <text:p>4/28/2008 7:38:4</text:p>
          </table:table-cell>
          <table:table-cell office:value-type="string">
            <text:p>4/28/2008 7:38:16</text:p>
          </table:table-cell>
          <table:table-cell office:value-type="string">
            <text:p>11805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</text:p>
          </table:table-cell>
          <table:table-cell office:value-type="string">
            <text:p>4/28/2008 7:38:5</text:p>
          </table:table-cell>
          <table:table-cell office:value-type="string">
            <text:p>4/28/2008 7:38:20</text:p>
          </table:table-cell>
          <table:table-cell office:value-type="string">
            <text:p>15258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</text:p>
          </table:table-cell>
          <table:table-cell office:value-type="string">
            <text:p>4/28/2008 7:38:4</text:p>
          </table:table-cell>
          <table:table-cell office:value-type="string">
            <text:p>4/28/2008 7:38:18</text:p>
          </table:table-cell>
          <table:table-cell office:value-type="string">
            <text:p>13733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</text:p>
          </table:table-cell>
          <table:table-cell office:value-type="string">
            <text:p>4/28/2008 7:38:5</text:p>
          </table:table-cell>
          <table:table-cell office:value-type="string">
            <text:p>4/28/2008 7:38:18</text:p>
          </table:table-cell>
          <table:table-cell office:value-type="string">
            <text:p>13454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</text:p>
          </table:table-cell>
          <table:table-cell office:value-type="string">
            <text:p>4/28/2008 7:38:4</text:p>
          </table:table-cell>
          <table:table-cell office:value-type="string">
            <text:p>4/28/2008 7:38:16</text:p>
          </table:table-cell>
          <table:table-cell office:value-type="string">
            <text:p>11786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</text:p>
          </table:table-cell>
          <table:table-cell office:value-type="string">
            <text:p>4/28/2008 7:38:5</text:p>
          </table:table-cell>
          <table:table-cell office:value-type="string">
            <text:p>4/28/2008 7:38:15</text:p>
          </table:table-cell>
          <table:table-cell office:value-type="string">
            <text:p>10779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</text:p>
          </table:table-cell>
          <table:table-cell office:value-type="string">
            <text:p>4/28/2008 7:38:4</text:p>
          </table:table-cell>
          <table:table-cell office:value-type="string">
            <text:p>4/28/2008 7:38:15</text:p>
          </table:table-cell>
          <table:table-cell office:value-type="string">
            <text:p>11113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</text:p>
          </table:table-cell>
          <table:table-cell office:value-type="string">
            <text:p>4/28/2008 7:38:4</text:p>
          </table:table-cell>
          <table:table-cell office:value-type="string">
            <text:p>4/28/2008 7:38:14</text:p>
          </table:table-cell>
          <table:table-cell office:value-type="string">
            <text:p>10135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</text:p>
          </table:table-cell>
          <table:table-cell office:value-type="string">
            <text:p>4/28/2008 7:38:7</text:p>
          </table:table-cell>
          <table:table-cell office:value-type="string">
            <text:p>4/28/2008 7:38:18</text:p>
          </table:table-cell>
          <table:table-cell office:value-type="string">
            <text:p>11375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</text:p>
          </table:table-cell>
          <table:table-cell office:value-type="string">
            <text:p>4/28/2008 7:38:11</text:p>
          </table:table-cell>
          <table:table-cell office:value-type="string">
            <text:p>4/28/2008 7:38:21</text:p>
          </table:table-cell>
          <table:table-cell office:value-type="string">
            <text:p>9767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</text:p>
          </table:table-cell>
          <table:table-cell office:value-type="string">
            <text:p>4/28/2008 7:38:8</text:p>
          </table:table-cell>
          <table:table-cell office:value-type="string">
            <text:p>4/28/2008 7:38:20</text:p>
          </table:table-cell>
          <table:table-cell office:value-type="string">
            <text:p>12364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</text:p>
          </table:table-cell>
          <table:table-cell office:value-type="string">
            <text:p>4/28/2008 7:38:5</text:p>
          </table:table-cell>
          <table:table-cell office:value-type="string">
            <text:p>4/28/2008 7:38:16</text:p>
          </table:table-cell>
          <table:table-cell office:value-type="string">
            <text:p>11035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4</text:p>
          </table:table-cell>
          <table:table-cell office:value-type="string">
            <text:p>4/28/2008 7:38:11</text:p>
          </table:table-cell>
          <table:table-cell office:value-type="string">
            <text:p>4/28/2008 7:38:20</text:p>
          </table:table-cell>
          <table:table-cell office:value-type="string">
            <text:p>9538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4</text:p>
          </table:table-cell>
          <table:table-cell office:value-type="string">
            <text:p>4/28/2008 7:38:11</text:p>
          </table:table-cell>
          <table:table-cell office:value-type="string">
            <text:p>4/28/2008 7:38:19</text:p>
          </table:table-cell>
          <table:table-cell office:value-type="string">
            <text:p>8488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4</text:p>
          </table:table-cell>
          <table:table-cell office:value-type="string">
            <text:p>4/28/2008 7:38:5</text:p>
          </table:table-cell>
          <table:table-cell office:value-type="string">
            <text:p>4/28/2008 7:38:16</text:p>
          </table:table-cell>
          <table:table-cell office:value-type="string">
            <text:p>11314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4</text:p>
          </table:table-cell>
          <table:table-cell office:value-type="string">
            <text:p>4/28/2008 7:38:10</text:p>
          </table:table-cell>
          <table:table-cell office:value-type="string">
            <text:p>4/28/2008 7:38:21</text:p>
          </table:table-cell>
          <table:table-cell office:value-type="string">
            <text:p>11126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4</text:p>
          </table:table-cell>
          <table:table-cell office:value-type="string">
            <text:p>4/28/2008 7:38:8</text:p>
          </table:table-cell>
          <table:table-cell office:value-type="string">
            <text:p>4/28/2008 7:38:19</text:p>
          </table:table-cell>
          <table:table-cell office:value-type="string">
            <text:p>10117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4</text:p>
          </table:table-cell>
          <table:table-cell office:value-type="string">
            <text:p>4/28/2008 7:38:5</text:p>
          </table:table-cell>
          <table:table-cell office:value-type="string">
            <text:p>4/28/2008 7:38:16</text:p>
          </table:table-cell>
          <table:table-cell office:value-type="string">
            <text:p>10634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4</text:p>
          </table:table-cell>
          <table:table-cell office:value-type="string">
            <text:p>4/28/2008 7:38:13</text:p>
          </table:table-cell>
          <table:table-cell office:value-type="string">
            <text:p>4/28/2008 7:38:24</text:p>
          </table:table-cell>
          <table:table-cell office:value-type="string">
            <text:p>10576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4</text:p>
          </table:table-cell>
          <table:table-cell office:value-type="string">
            <text:p>4/28/2008 7:38:12</text:p>
          </table:table-cell>
          <table:table-cell office:value-type="string">
            <text:p>4/28/2008 7:38:19</text:p>
          </table:table-cell>
          <table:table-cell office:value-type="string">
            <text:p>7652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4</text:p>
          </table:table-cell>
          <table:table-cell office:value-type="string">
            <text:p>4/28/2008 7:38:5</text:p>
          </table:table-cell>
          <table:table-cell office:value-type="string">
            <text:p>4/28/2008 7:38:17</text:p>
          </table:table-cell>
          <table:table-cell office:value-type="string">
            <text:p>11862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4</text:p>
          </table:table-cell>
          <table:table-cell office:value-type="string">
            <text:p>4/28/2008 7:38:15</text:p>
          </table:table-cell>
          <table:table-cell office:value-type="string">
            <text:p>4/28/2008 7:38:20</text:p>
          </table:table-cell>
          <table:table-cell office:value-type="string">
            <text:p>5590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4</text:p>
          </table:table-cell>
          <table:table-cell office:value-type="string">
            <text:p>4/28/2008 7:38:19</text:p>
          </table:table-cell>
          <table:table-cell office:value-type="string">
            <text:p>4/28/2008 7:38:23</text:p>
          </table:table-cell>
          <table:table-cell office:value-type="string">
            <text:p>4035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4</text:p>
          </table:table-cell>
          <table:table-cell office:value-type="string">
            <text:p>4/28/2008 7:38:15</text:p>
          </table:table-cell>
          <table:table-cell office:value-type="string">
            <text:p>4/28/2008 7:38:20</text:p>
          </table:table-cell>
          <table:table-cell office:value-type="string">
            <text:p>5265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4</text:p>
          </table:table-cell>
          <table:table-cell office:value-type="string">
            <text:p>4/28/2008 7:38:17</text:p>
          </table:table-cell>
          <table:table-cell office:value-type="string">
            <text:p>4/28/2008 7:38:21</text:p>
          </table:table-cell>
          <table:table-cell office:value-type="string">
            <text:p>4006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4</text:p>
          </table:table-cell>
          <table:table-cell office:value-type="string">
            <text:p>4/28/2008 7:38:19</text:p>
          </table:table-cell>
          <table:table-cell office:value-type="string">
            <text:p>4/28/2008 7:38:23</text:p>
          </table:table-cell>
          <table:table-cell office:value-type="string">
            <text:p>4259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4</text:p>
          </table:table-cell>
          <table:table-cell office:value-type="string">
            <text:p>4/28/2008 7:38:21</text:p>
          </table:table-cell>
          <table:table-cell office:value-type="string">
            <text:p>4/28/2008 7:38:23</text:p>
          </table:table-cell>
          <table:table-cell office:value-type="string">
            <text:p>1967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4</text:p>
          </table:table-cell>
          <table:table-cell office:value-type="string">
            <text:p>4/28/2008 7:38:18</text:p>
          </table:table-cell>
          <table:table-cell office:value-type="string">
            <text:p>4/28/2008 7:38:21</text:p>
          </table:table-cell>
          <table:table-cell office:value-type="string">
            <text:p>3371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4</text:p>
          </table:table-cell>
          <table:table-cell office:value-type="string">
            <text:p>4/28/2008 7:38:15</text:p>
          </table:table-cell>
          <table:table-cell office:value-type="string">
            <text:p>4/28/2008 7:38:20</text:p>
          </table:table-cell>
          <table:table-cell office:value-type="string">
            <text:p>5465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4</text:p>
          </table:table-cell>
          <table:table-cell office:value-type="string">
            <text:p>4/28/2008 7:38:19</text:p>
          </table:table-cell>
          <table:table-cell office:value-type="string">
            <text:p>4/28/2008 7:38:23</text:p>
          </table:table-cell>
          <table:table-cell office:value-type="string">
            <text:p>4409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14</text:p>
          </table:table-cell>
          <table:table-cell office:value-type="string">
            <text:p>4/28/2008 7:38:18</text:p>
          </table:table-cell>
          <table:table-cell office:value-type="string">
            <text:p>4/28/2008 7:38:22</text:p>
          </table:table-cell>
          <table:table-cell office:value-type="string">
            <text:p>331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26</text:p>
          </table:table-cell>
          <table:table-cell office:value-type="string">
            <text:p>4/28/2008 7:38:29</text:p>
          </table:table-cell>
          <table:table-cell office:value-type="string">
            <text:p>2785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26</text:p>
          </table:table-cell>
          <table:table-cell office:value-type="string">
            <text:p>4/28/2008 7:38:27</text:p>
          </table:table-cell>
          <table:table-cell office:value-type="string">
            <text:p>970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26</text:p>
          </table:table-cell>
          <table:table-cell office:value-type="string">
            <text:p>4/28/2008 7:38:30</text:p>
          </table:table-cell>
          <table:table-cell office:value-type="string">
            <text:p>391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26</text:p>
          </table:table-cell>
          <table:table-cell office:value-type="string">
            <text:p>4/28/2008 7:38:31</text:p>
          </table:table-cell>
          <table:table-cell office:value-type="string">
            <text:p>5207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26</text:p>
          </table:table-cell>
          <table:table-cell office:value-type="string">
            <text:p>4/28/2008 7:38:27</text:p>
          </table:table-cell>
          <table:table-cell office:value-type="string">
            <text:p>883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26</text:p>
          </table:table-cell>
          <table:table-cell office:value-type="string">
            <text:p>4/28/2008 7:38:32</text:p>
          </table:table-cell>
          <table:table-cell office:value-type="string">
            <text:p>5847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26</text:p>
          </table:table-cell>
          <table:table-cell office:value-type="string">
            <text:p>4/28/2008 7:38:30</text:p>
          </table:table-cell>
          <table:table-cell office:value-type="string">
            <text:p>4113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26</text:p>
          </table:table-cell>
          <table:table-cell office:value-type="string">
            <text:p>4/28/2008 7:38:31</text:p>
          </table:table-cell>
          <table:table-cell office:value-type="string">
            <text:p>4833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26</text:p>
          </table:table-cell>
          <table:table-cell office:value-type="string">
            <text:p>4/28/2008 7:38:27</text:p>
          </table:table-cell>
          <table:table-cell office:value-type="string">
            <text:p>1032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26</text:p>
          </table:table-cell>
          <table:table-cell office:value-type="string">
            <text:p>4/28/2008 7:38:29</text:p>
          </table:table-cell>
          <table:table-cell office:value-type="string">
            <text:p>3264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27</text:p>
          </table:table-cell>
          <table:table-cell office:value-type="string">
            <text:p>4/28/2008 7:38:31</text:p>
          </table:table-cell>
          <table:table-cell office:value-type="string">
            <text:p>368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27</text:p>
          </table:table-cell>
          <table:table-cell office:value-type="string">
            <text:p>4/28/2008 7:38:34</text:p>
          </table:table-cell>
          <table:table-cell office:value-type="string">
            <text:p>650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7</text:p>
          </table:table-cell>
          <table:table-cell office:value-type="string">
            <text:p>4/28/2008 7:38:28</text:p>
          </table:table-cell>
          <table:table-cell office:value-type="string">
            <text:p>4/28/2008 7:38:36</text:p>
          </table:table-cell>
          <table:table-cell office:value-type="string">
            <text:p>7839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27</text:p>
          </table:table-cell>
          <table:table-cell office:value-type="string">
            <text:p>4/28/2008 7:38:30</text:p>
          </table:table-cell>
          <table:table-cell office:value-type="string">
            <text:p>3078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7</text:p>
          </table:table-cell>
          <table:table-cell office:value-type="string">
            <text:p>4/28/2008 7:38:29</text:p>
          </table:table-cell>
          <table:table-cell office:value-type="string">
            <text:p>4/28/2008 7:38:37</text:p>
          </table:table-cell>
          <table:table-cell office:value-type="string">
            <text:p>7906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27</text:p>
          </table:table-cell>
          <table:table-cell office:value-type="string">
            <text:p>4/28/2008 7:38:29</text:p>
          </table:table-cell>
          <table:table-cell office:value-type="string">
            <text:p>1578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7</text:p>
          </table:table-cell>
          <table:table-cell office:value-type="string">
            <text:p>4/28/2008 7:38:28</text:p>
          </table:table-cell>
          <table:table-cell office:value-type="string">
            <text:p>4/28/2008 7:38:32</text:p>
          </table:table-cell>
          <table:table-cell office:value-type="string">
            <text:p>3826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27</text:p>
          </table:table-cell>
          <table:table-cell office:value-type="string">
            <text:p>4/28/2008 7:38:29</text:p>
          </table:table-cell>
          <table:table-cell office:value-type="string">
            <text:p>2481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27</text:p>
          </table:table-cell>
          <table:table-cell office:value-type="string">
            <text:p>4/28/2008 7:38:35</text:p>
          </table:table-cell>
          <table:table-cell office:value-type="string">
            <text:p>7987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7</text:p>
          </table:table-cell>
          <table:table-cell office:value-type="string">
            <text:p>4/28/2008 7:38:28</text:p>
          </table:table-cell>
          <table:table-cell office:value-type="string">
            <text:p>4/28/2008 7:38:36</text:p>
          </table:table-cell>
          <table:table-cell office:value-type="string">
            <text:p>7479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7</text:p>
          </table:table-cell>
          <table:table-cell office:value-type="string">
            <text:p>4/28/2008 7:38:29</text:p>
          </table:table-cell>
          <table:table-cell office:value-type="string">
            <text:p>4/28/2008 7:38:34</text:p>
          </table:table-cell>
          <table:table-cell office:value-type="string">
            <text:p>5833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7</text:p>
          </table:table-cell>
          <table:table-cell office:value-type="string">
            <text:p>4/28/2008 7:38:28</text:p>
          </table:table-cell>
          <table:table-cell office:value-type="string">
            <text:p>4/28/2008 7:38:36</text:p>
          </table:table-cell>
          <table:table-cell office:value-type="string">
            <text:p>7276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28</text:p>
          </table:table-cell>
          <table:table-cell office:value-type="string">
            <text:p>4/28/2008 7:38:32</text:p>
          </table:table-cell>
          <table:table-cell office:value-type="string">
            <text:p>371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8</text:p>
          </table:table-cell>
          <table:table-cell office:value-type="string">
            <text:p>4/28/2008 7:38:29</text:p>
          </table:table-cell>
          <table:table-cell office:value-type="string">
            <text:p>4/28/2008 7:38:40</text:p>
          </table:table-cell>
          <table:table-cell office:value-type="string">
            <text:p>10596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8</text:p>
          </table:table-cell>
          <table:table-cell office:value-type="string">
            <text:p>4/28/2008 7:38:29</text:p>
          </table:table-cell>
          <table:table-cell office:value-type="string">
            <text:p>4/28/2008 7:38:34</text:p>
          </table:table-cell>
          <table:table-cell office:value-type="string">
            <text:p>5649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8</text:p>
          </table:table-cell>
          <table:table-cell office:value-type="string">
            <text:p>4/28/2008 7:38:29</text:p>
          </table:table-cell>
          <table:table-cell office:value-type="string">
            <text:p>4/28/2008 7:38:35</text:p>
          </table:table-cell>
          <table:table-cell office:value-type="string">
            <text:p>6025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8</text:p>
          </table:table-cell>
          <table:table-cell office:value-type="string">
            <text:p>4/28/2008 7:38:29</text:p>
          </table:table-cell>
          <table:table-cell office:value-type="string">
            <text:p>4/28/2008 7:38:33</text:p>
          </table:table-cell>
          <table:table-cell office:value-type="string">
            <text:p>4222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8</text:p>
          </table:table-cell>
          <table:table-cell office:value-type="string">
            <text:p>4/28/2008 7:38:29</text:p>
          </table:table-cell>
          <table:table-cell office:value-type="string">
            <text:p>4/28/2008 7:38:38</text:p>
          </table:table-cell>
          <table:table-cell office:value-type="string">
            <text:p>8602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8</text:p>
          </table:table-cell>
          <table:table-cell office:value-type="string">
            <text:p>4/28/2008 7:38:29</text:p>
          </table:table-cell>
          <table:table-cell office:value-type="string">
            <text:p>4/28/2008 7:38:32</text:p>
          </table:table-cell>
          <table:table-cell office:value-type="string">
            <text:p>300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8</text:p>
          </table:table-cell>
          <table:table-cell office:value-type="string">
            <text:p>4/28/2008 7:38:29</text:p>
          </table:table-cell>
          <table:table-cell office:value-type="string">
            <text:p>4/28/2008 7:38:39</text:p>
          </table:table-cell>
          <table:table-cell office:value-type="string">
            <text:p>9736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8</text:p>
          </table:table-cell>
          <table:table-cell office:value-type="string">
            <text:p>4/28/2008 7:38:29</text:p>
          </table:table-cell>
          <table:table-cell office:value-type="string">
            <text:p>4/28/2008 7:38:34</text:p>
          </table:table-cell>
          <table:table-cell office:value-type="string">
            <text:p>5096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8</text:p>
          </table:table-cell>
          <table:table-cell office:value-type="string">
            <text:p>4/28/2008 7:38:30</text:p>
          </table:table-cell>
          <table:table-cell office:value-type="string">
            <text:p>4/28/2008 7:38:39</text:p>
          </table:table-cell>
          <table:table-cell office:value-type="string">
            <text:p>891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8</text:p>
          </table:table-cell>
          <table:table-cell office:value-type="string">
            <text:p>4/28/2008 7:38:31</text:p>
          </table:table-cell>
          <table:table-cell office:value-type="string">
            <text:p>4/28/2008 7:38:42</text:p>
          </table:table-cell>
          <table:table-cell office:value-type="string">
            <text:p>11186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8</text:p>
          </table:table-cell>
          <table:table-cell office:value-type="string">
            <text:p>4/28/2008 7:38:30</text:p>
          </table:table-cell>
          <table:table-cell office:value-type="string">
            <text:p>4/28/2008 7:38:38</text:p>
          </table:table-cell>
          <table:table-cell office:value-type="string">
            <text:p>8326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9</text:p>
          </table:table-cell>
          <table:table-cell office:value-type="string">
            <text:p>4/28/2008 7:38:30</text:p>
          </table:table-cell>
          <table:table-cell office:value-type="string">
            <text:p>4/28/2008 7:38:34</text:p>
          </table:table-cell>
          <table:table-cell office:value-type="string">
            <text:p>4590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9</text:p>
          </table:table-cell>
          <table:table-cell office:value-type="string">
            <text:p>4/28/2008 7:38:30</text:p>
          </table:table-cell>
          <table:table-cell office:value-type="string">
            <text:p>4/28/2008 7:38:37</text:p>
          </table:table-cell>
          <table:table-cell office:value-type="string">
            <text:p>6813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9</text:p>
          </table:table-cell>
          <table:table-cell office:value-type="string">
            <text:p>4/28/2008 7:38:30</text:p>
          </table:table-cell>
          <table:table-cell office:value-type="string">
            <text:p>4/28/2008 7:38:40</text:p>
          </table:table-cell>
          <table:table-cell office:value-type="string">
            <text:p>9660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9</text:p>
          </table:table-cell>
          <table:table-cell office:value-type="string">
            <text:p>4/28/2008 7:38:30</text:p>
          </table:table-cell>
          <table:table-cell office:value-type="string">
            <text:p>4/28/2008 7:38:35</text:p>
          </table:table-cell>
          <table:table-cell office:value-type="string">
            <text:p>4655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9</text:p>
          </table:table-cell>
          <table:table-cell office:value-type="string">
            <text:p>4/28/2008 7:38:32</text:p>
          </table:table-cell>
          <table:table-cell office:value-type="string">
            <text:p>4/28/2008 7:38:37</text:p>
          </table:table-cell>
          <table:table-cell office:value-type="string">
            <text:p>5530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9</text:p>
          </table:table-cell>
          <table:table-cell office:value-type="string">
            <text:p>4/28/2008 7:38:30</text:p>
          </table:table-cell>
          <table:table-cell office:value-type="string">
            <text:p>4/28/2008 7:38:38</text:p>
          </table:table-cell>
          <table:table-cell office:value-type="string">
            <text:p>7933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29</text:p>
          </table:table-cell>
          <table:table-cell office:value-type="string">
            <text:p>4/28/2008 7:38:31</text:p>
          </table:table-cell>
          <table:table-cell office:value-type="string">
            <text:p>4/28/2008 7:38:35</text:p>
          </table:table-cell>
          <table:table-cell office:value-type="string">
            <text:p>4697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0</text:p>
          </table:table-cell>
          <table:table-cell office:value-type="string">
            <text:p>4/28/2008 7:38:33</text:p>
          </table:table-cell>
          <table:table-cell office:value-type="string">
            <text:p>4/28/2008 7:38:43</text:p>
          </table:table-cell>
          <table:table-cell office:value-type="string">
            <text:p>9929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0</text:p>
          </table:table-cell>
          <table:table-cell office:value-type="string">
            <text:p>4/28/2008 7:38:33</text:p>
          </table:table-cell>
          <table:table-cell office:value-type="string">
            <text:p>4/28/2008 7:38:40</text:p>
          </table:table-cell>
          <table:table-cell office:value-type="string">
            <text:p>7461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0</text:p>
          </table:table-cell>
          <table:table-cell office:value-type="string">
            <text:p>4/28/2008 7:38:31</text:p>
          </table:table-cell>
          <table:table-cell office:value-type="string">
            <text:p>4/28/2008 7:38:35</text:p>
          </table:table-cell>
          <table:table-cell office:value-type="string">
            <text:p>4699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0</text:p>
          </table:table-cell>
          <table:table-cell office:value-type="string">
            <text:p>4/28/2008 7:38:32</text:p>
          </table:table-cell>
          <table:table-cell office:value-type="string">
            <text:p>4/28/2008 7:38:43</text:p>
          </table:table-cell>
          <table:table-cell office:value-type="string">
            <text:p>10864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0</text:p>
          </table:table-cell>
          <table:table-cell office:value-type="string">
            <text:p>4/28/2008 7:38:32</text:p>
          </table:table-cell>
          <table:table-cell office:value-type="string">
            <text:p>4/28/2008 7:38:39</text:p>
          </table:table-cell>
          <table:table-cell office:value-type="string">
            <text:p>6922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0</text:p>
          </table:table-cell>
          <table:table-cell office:value-type="string">
            <text:p>4/28/2008 7:38:31</text:p>
          </table:table-cell>
          <table:table-cell office:value-type="string">
            <text:p>4/28/2008 7:38:35</text:p>
          </table:table-cell>
          <table:table-cell office:value-type="string">
            <text:p>4211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0</text:p>
          </table:table-cell>
          <table:table-cell office:value-type="string">
            <text:p>4/28/2008 7:38:33</text:p>
          </table:table-cell>
          <table:table-cell office:value-type="string">
            <text:p>4/28/2008 7:38:41</text:p>
          </table:table-cell>
          <table:table-cell office:value-type="string">
            <text:p>8252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0</text:p>
          </table:table-cell>
          <table:table-cell office:value-type="string">
            <text:p>4/28/2008 7:38:32</text:p>
          </table:table-cell>
          <table:table-cell office:value-type="string">
            <text:p>4/28/2008 7:38:37</text:p>
          </table:table-cell>
          <table:table-cell office:value-type="string">
            <text:p>4610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0</text:p>
          </table:table-cell>
          <table:table-cell office:value-type="string">
            <text:p>4/28/2008 7:38:32</text:p>
          </table:table-cell>
          <table:table-cell office:value-type="string">
            <text:p>4/28/2008 7:38:38</text:p>
          </table:table-cell>
          <table:table-cell office:value-type="string">
            <text:p>6054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1</text:p>
          </table:table-cell>
          <table:table-cell office:value-type="string">
            <text:p>4/28/2008 7:38:33</text:p>
          </table:table-cell>
          <table:table-cell office:value-type="string">
            <text:p>4/28/2008 7:38:42</text:p>
          </table:table-cell>
          <table:table-cell office:value-type="string">
            <text:p>9136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1</text:p>
          </table:table-cell>
          <table:table-cell office:value-type="string">
            <text:p>4/28/2008 7:38:34</text:p>
          </table:table-cell>
          <table:table-cell office:value-type="string">
            <text:p>4/28/2008 7:38:42</text:p>
          </table:table-cell>
          <table:table-cell office:value-type="string">
            <text:p>7469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1</text:p>
          </table:table-cell>
          <table:table-cell office:value-type="string">
            <text:p>4/28/2008 7:38:33</text:p>
          </table:table-cell>
          <table:table-cell office:value-type="string">
            <text:p>4/28/2008 7:38:38</text:p>
          </table:table-cell>
          <table:table-cell office:value-type="string">
            <text:p>5198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1</text:p>
          </table:table-cell>
          <table:table-cell office:value-type="string">
            <text:p>4/28/2008 7:38:33</text:p>
          </table:table-cell>
          <table:table-cell office:value-type="string">
            <text:p>4/28/2008 7:38:42</text:p>
          </table:table-cell>
          <table:table-cell office:value-type="string">
            <text:p>9286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1</text:p>
          </table:table-cell>
          <table:table-cell office:value-type="string">
            <text:p>4/28/2008 7:38:34</text:p>
          </table:table-cell>
          <table:table-cell office:value-type="string">
            <text:p>4/28/2008 7:38:42</text:p>
          </table:table-cell>
          <table:table-cell office:value-type="string">
            <text:p>8289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1</text:p>
          </table:table-cell>
          <table:table-cell office:value-type="string">
            <text:p>4/28/2008 7:38:32</text:p>
          </table:table-cell>
          <table:table-cell office:value-type="string">
            <text:p>4/28/2008 7:38:38</text:p>
          </table:table-cell>
          <table:table-cell office:value-type="string">
            <text:p>572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1</text:p>
          </table:table-cell>
          <table:table-cell office:value-type="string">
            <text:p>4/28/2008 7:38:35</text:p>
          </table:table-cell>
          <table:table-cell office:value-type="string">
            <text:p>4/28/2008 7:38:42</text:p>
          </table:table-cell>
          <table:table-cell office:value-type="string">
            <text:p>7340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1</text:p>
          </table:table-cell>
          <table:table-cell office:value-type="string">
            <text:p>4/28/2008 7:38:37</text:p>
          </table:table-cell>
          <table:table-cell office:value-type="string">
            <text:p>4/28/2008 7:38:43</text:p>
          </table:table-cell>
          <table:table-cell office:value-type="string">
            <text:p>615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1</text:p>
          </table:table-cell>
          <table:table-cell office:value-type="string">
            <text:p>4/28/2008 7:38:32</text:p>
          </table:table-cell>
          <table:table-cell office:value-type="string">
            <text:p>4/28/2008 7:38:38</text:p>
          </table:table-cell>
          <table:table-cell office:value-type="string">
            <text:p>5931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1</text:p>
          </table:table-cell>
          <table:table-cell office:value-type="string">
            <text:p>4/28/2008 7:38:39</text:p>
          </table:table-cell>
          <table:table-cell office:value-type="string">
            <text:p>4/28/2008 7:38:44</text:p>
          </table:table-cell>
          <table:table-cell office:value-type="string">
            <text:p>5483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3</text:p>
          </table:table-cell>
          <table:table-cell office:value-type="string">
            <text:p>4/28/2008 7:38:38</text:p>
          </table:table-cell>
          <table:table-cell office:value-type="string">
            <text:p>4/28/2008 7:38:44</text:p>
          </table:table-cell>
          <table:table-cell office:value-type="string">
            <text:p>5663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3</text:p>
          </table:table-cell>
          <table:table-cell office:value-type="string">
            <text:p>4/28/2008 7:38:37</text:p>
          </table:table-cell>
          <table:table-cell office:value-type="string">
            <text:p>4/28/2008 7:38:41</text:p>
          </table:table-cell>
          <table:table-cell office:value-type="string">
            <text:p>4877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3</text:p>
          </table:table-cell>
          <table:table-cell office:value-type="string">
            <text:p>4/28/2008 7:38:34</text:p>
          </table:table-cell>
          <table:table-cell office:value-type="string">
            <text:p>4/28/2008 7:38:40</text:p>
          </table:table-cell>
          <table:table-cell office:value-type="string">
            <text:p>5632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3</text:p>
          </table:table-cell>
          <table:table-cell office:value-type="string">
            <text:p>4/28/2008 7:38:36</text:p>
          </table:table-cell>
          <table:table-cell office:value-type="string">
            <text:p>4/28/2008 7:38:42</text:p>
          </table:table-cell>
          <table:table-cell office:value-type="string">
            <text:p>6143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3</text:p>
          </table:table-cell>
          <table:table-cell office:value-type="string">
            <text:p>4/28/2008 7:38:36</text:p>
          </table:table-cell>
          <table:table-cell office:value-type="string">
            <text:p>4/28/2008 7:38:43</text:p>
          </table:table-cell>
          <table:table-cell office:value-type="string">
            <text:p>6698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3</text:p>
          </table:table-cell>
          <table:table-cell office:value-type="string">
            <text:p>4/28/2008 7:38:36</text:p>
          </table:table-cell>
          <table:table-cell office:value-type="string">
            <text:p>4/28/2008 7:38:41</text:p>
          </table:table-cell>
          <table:table-cell office:value-type="string">
            <text:p>5065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3</text:p>
          </table:table-cell>
          <table:table-cell office:value-type="string">
            <text:p>4/28/2008 7:38:34</text:p>
          </table:table-cell>
          <table:table-cell office:value-type="string">
            <text:p>4/28/2008 7:38:39</text:p>
          </table:table-cell>
          <table:table-cell office:value-type="string">
            <text:p>5356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3</text:p>
          </table:table-cell>
          <table:table-cell office:value-type="string">
            <text:p>4/28/2008 7:38:37</text:p>
          </table:table-cell>
          <table:table-cell office:value-type="string">
            <text:p>4/28/2008 7:38:44</text:p>
          </table:table-cell>
          <table:table-cell office:value-type="string">
            <text:p>7570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office:value-type="string">
            <text:p>4/28/2008 7:38:33</text:p>
          </table:table-cell>
          <table:table-cell office:value-type="string">
            <text:p>4/28/2008 7:38:36</text:p>
          </table:table-cell>
          <table:table-cell office:value-type="string">
            <text:p>4/28/2008 7:38:42</text:p>
          </table:table-cell>
          <table:table-cell office:value-type="string">
            <text:p>683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string">
            <text:p>4/28/2008 7:37:49</text:p>
          </table:table-cell>
          <table:table-cell table:number-columns-repeated="2" office:value-type="string">
            <text:p>4/28/2008 7:38:33</text:p>
          </table:table-cell>
          <table:table-cell office:value-type="string">
            <text:p>4/28/2008 7:38:39</text:p>
          </table:table-cell>
          <table:table-cell office:value-type="string">
            <text:p>5489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39</text:p>
          </table:table-cell>
          <table:table-cell office:value-type="string">
            <text:p>4/28/2008 7:38:42</text:p>
          </table:table-cell>
          <table:table-cell office:value-type="string">
            <text:p>4/28/2008 7:38:44</text:p>
          </table:table-cell>
          <table:table-cell office:value-type="string">
            <text:p>2430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38</text:p>
          </table:table-cell>
          <table:table-cell office:value-type="string">
            <text:p>4/28/2008 7:38:39</text:p>
          </table:table-cell>
          <table:table-cell office:value-type="string">
            <text:p>4/28/2008 7:38:43</text:p>
          </table:table-cell>
          <table:table-cell office:value-type="string">
            <text:p>3985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38</text:p>
          </table:table-cell>
          <table:table-cell office:value-type="string">
            <text:p>4/28/2008 7:38:39</text:p>
          </table:table-cell>
          <table:table-cell office:value-type="string">
            <text:p>4/28/2008 7:38:43</text:p>
          </table:table-cell>
          <table:table-cell office:value-type="string">
            <text:p>384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38</text:p>
          </table:table-cell>
          <table:table-cell office:value-type="string">
            <text:p>4/28/2008 7:38:42</text:p>
          </table:table-cell>
          <table:table-cell office:value-type="string">
            <text:p>4/28/2008 7:38:45</text:p>
          </table:table-cell>
          <table:table-cell office:value-type="string">
            <text:p>2610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38</text:p>
          </table:table-cell>
          <table:table-cell office:value-type="string">
            <text:p>4/28/2008 7:38:40</text:p>
          </table:table-cell>
          <table:table-cell office:value-type="string">
            <text:p>4/28/2008 7:38:44</text:p>
          </table:table-cell>
          <table:table-cell office:value-type="string">
            <text:p>3715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38</text:p>
          </table:table-cell>
          <table:table-cell office:value-type="string">
            <text:p>4/28/2008 7:38:42</text:p>
          </table:table-cell>
          <table:table-cell office:value-type="string">
            <text:p>4/28/2008 7:38:44</text:p>
          </table:table-cell>
          <table:table-cell office:value-type="string">
            <text:p>2159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39</text:p>
          </table:table-cell>
          <table:table-cell office:value-type="string">
            <text:p>4/28/2008 7:38:40</text:p>
          </table:table-cell>
          <table:table-cell office:value-type="string">
            <text:p>4/28/2008 7:38:44</text:p>
          </table:table-cell>
          <table:table-cell office:value-type="string">
            <text:p>3974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39</text:p>
          </table:table-cell>
          <table:table-cell office:value-type="string">
            <text:p>4/28/2008 7:38:42</text:p>
          </table:table-cell>
          <table:table-cell office:value-type="string">
            <text:p>2884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39</text:p>
          </table:table-cell>
          <table:table-cell office:value-type="string">
            <text:p>4/28/2008 7:38:41</text:p>
          </table:table-cell>
          <table:table-cell office:value-type="string">
            <text:p>4/28/2008 7:38:44</text:p>
          </table:table-cell>
          <table:table-cell office:value-type="string">
            <text:p>310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39</text:p>
          </table:table-cell>
          <table:table-cell office:value-type="string">
            <text:p>4/28/2008 7:38:41</text:p>
          </table:table-cell>
          <table:table-cell office:value-type="string">
            <text:p>2122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46</text:p>
          </table:table-cell>
          <table:table-cell office:value-type="string">
            <text:p>4/28/2008 7:38:47</text:p>
          </table:table-cell>
          <table:table-cell office:value-type="string">
            <text:p>4/28/2008 7:38:49</text:p>
          </table:table-cell>
          <table:table-cell office:value-type="string">
            <text:p>2805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46</text:p>
          </table:table-cell>
          <table:table-cell office:value-type="string">
            <text:p>4/28/2008 7:38:47</text:p>
          </table:table-cell>
          <table:table-cell office:value-type="string">
            <text:p>678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46</text:p>
          </table:table-cell>
          <table:table-cell office:value-type="string">
            <text:p>4/28/2008 7:38:47</text:p>
          </table:table-cell>
          <table:table-cell office:value-type="string">
            <text:p>4/28/2008 7:38:48</text:p>
          </table:table-cell>
          <table:table-cell office:value-type="string">
            <text:p>1489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46</text:p>
          </table:table-cell>
          <table:table-cell office:value-type="string">
            <text:p>4/28/2008 7:38:47</text:p>
          </table:table-cell>
          <table:table-cell office:value-type="string">
            <text:p>4/28/2008 7:38:49</text:p>
          </table:table-cell>
          <table:table-cell office:value-type="string">
            <text:p>2508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46</text:p>
          </table:table-cell>
          <table:table-cell office:value-type="string">
            <text:p>4/28/2008 7:38:47</text:p>
          </table:table-cell>
          <table:table-cell office:value-type="string">
            <text:p>934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46</text:p>
          </table:table-cell>
          <table:table-cell office:value-type="string">
            <text:p>4/28/2008 7:38:47</text:p>
          </table:table-cell>
          <table:table-cell office:value-type="string">
            <text:p>4/28/2008 7:38:49</text:p>
          </table:table-cell>
          <table:table-cell office:value-type="string">
            <text:p>1934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46</text:p>
          </table:table-cell>
          <table:table-cell office:value-type="string">
            <text:p>4/28/2008 7:38:47</text:p>
          </table:table-cell>
          <table:table-cell office:value-type="string">
            <text:p>4/28/2008 7:38:48</text:p>
          </table:table-cell>
          <table:table-cell office:value-type="string">
            <text:p>1754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46</text:p>
          </table:table-cell>
          <table:table-cell office:value-type="string">
            <text:p>4/28/2008 7:38:47</text:p>
          </table:table-cell>
          <table:table-cell office:value-type="string">
            <text:p>4/28/2008 7:38:48</text:p>
          </table:table-cell>
          <table:table-cell office:value-type="string">
            <text:p>167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46</text:p>
          </table:table-cell>
          <table:table-cell table:number-columns-repeated="2" office:value-type="string">
            <text:p>4/28/2008 7:38:47</text:p>
          </table:table-cell>
          <table:table-cell office:value-type="string">
            <text:p>688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46</text:p>
          </table:table-cell>
          <table:table-cell office:value-type="string">
            <text:p>4/28/2008 7:38:47</text:p>
          </table:table-cell>
          <table:table-cell office:value-type="string">
            <text:p>4/28/2008 7:38:49</text:p>
          </table:table-cell>
          <table:table-cell office:value-type="string">
            <text:p>2073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0</text:p>
          </table:table-cell>
          <table:table-cell office:value-type="string">
            <text:p>4/28/2008 7:38:54</text:p>
          </table:table-cell>
          <table:table-cell office:value-type="string">
            <text:p>3851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0</text:p>
          </table:table-cell>
          <table:table-cell office:value-type="string">
            <text:p>4/28/2008 7:38:51</text:p>
          </table:table-cell>
          <table:table-cell office:value-type="string">
            <text:p>1148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0</text:p>
          </table:table-cell>
          <table:table-cell office:value-type="string">
            <text:p>4/28/2008 7:38:55</text:p>
          </table:table-cell>
          <table:table-cell office:value-type="string">
            <text:p>5322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0</text:p>
          </table:table-cell>
          <table:table-cell office:value-type="string">
            <text:p>4/28/2008 7:38:54</text:p>
          </table:table-cell>
          <table:table-cell office:value-type="string">
            <text:p>428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0</text:p>
          </table:table-cell>
          <table:table-cell office:value-type="string">
            <text:p>4/28/2008 7:38:51</text:p>
          </table:table-cell>
          <table:table-cell office:value-type="string">
            <text:p>938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0</text:p>
          </table:table-cell>
          <table:table-cell office:value-type="string">
            <text:p>4/28/2008 7:38:55</text:p>
          </table:table-cell>
          <table:table-cell office:value-type="string">
            <text:p>5433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0</text:p>
          </table:table-cell>
          <table:table-cell office:value-type="string">
            <text:p>4/28/2008 7:38:53</text:p>
          </table:table-cell>
          <table:table-cell office:value-type="string">
            <text:p>3277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0</text:p>
          </table:table-cell>
          <table:table-cell office:value-type="string">
            <text:p>4/28/2008 7:38:51</text:p>
          </table:table-cell>
          <table:table-cell office:value-type="string">
            <text:p>1017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0</text:p>
          </table:table-cell>
          <table:table-cell office:value-type="string">
            <text:p>4/28/2008 7:38:55</text:p>
          </table:table-cell>
          <table:table-cell office:value-type="string">
            <text:p>5250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0</text:p>
          </table:table-cell>
          <table:table-cell office:value-type="string">
            <text:p>4/28/2008 7:38:53</text:p>
          </table:table-cell>
          <table:table-cell office:value-type="string">
            <text:p>372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1</text:p>
          </table:table-cell>
          <table:table-cell office:value-type="string">
            <text:p>4/28/2008 7:38:54</text:p>
          </table:table-cell>
          <table:table-cell office:value-type="string">
            <text:p>2670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1</text:p>
          </table:table-cell>
          <table:table-cell office:value-type="string">
            <text:p>4/28/2008 7:38:52</text:p>
          </table:table-cell>
          <table:table-cell office:value-type="string">
            <text:p>4/28/2008 7:38:58</text:p>
          </table:table-cell>
          <table:table-cell office:value-type="string">
            <text:p>6831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1</text:p>
          </table:table-cell>
          <table:table-cell office:value-type="string">
            <text:p>4/28/2008 7:38:52</text:p>
          </table:table-cell>
          <table:table-cell office:value-type="string">
            <text:p>4/28/2008 7:38:57</text:p>
          </table:table-cell>
          <table:table-cell office:value-type="string">
            <text:p>5356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1</text:p>
          </table:table-cell>
          <table:table-cell office:value-type="string">
            <text:p>4/28/2008 7:38:54</text:p>
          </table:table-cell>
          <table:table-cell office:value-type="string">
            <text:p>2383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1</text:p>
          </table:table-cell>
          <table:table-cell office:value-type="string">
            <text:p>4/28/2008 7:38:53</text:p>
          </table:table-cell>
          <table:table-cell office:value-type="string">
            <text:p>4/28/2008 7:38:58</text:p>
          </table:table-cell>
          <table:table-cell office:value-type="string">
            <text:p>5388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1</text:p>
          </table:table-cell>
          <table:table-cell office:value-type="string">
            <text:p>4/28/2008 7:38:53</text:p>
          </table:table-cell>
          <table:table-cell office:value-type="string">
            <text:p>4/28/2008 7:38:59</text:p>
          </table:table-cell>
          <table:table-cell office:value-type="string">
            <text:p>561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1</text:p>
          </table:table-cell>
          <table:table-cell office:value-type="string">
            <text:p>4/28/2008 7:38:54</text:p>
          </table:table-cell>
          <table:table-cell office:value-type="string">
            <text:p>2608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1</text:p>
          </table:table-cell>
          <table:table-cell office:value-type="string">
            <text:p>4/28/2008 7:38:52</text:p>
          </table:table-cell>
          <table:table-cell office:value-type="string">
            <text:p>4/28/2008 7:38:58</text:p>
          </table:table-cell>
          <table:table-cell office:value-type="string">
            <text:p>6727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1</text:p>
          </table:table-cell>
          <table:table-cell office:value-type="string">
            <text:p>4/28/2008 7:38:52</text:p>
          </table:table-cell>
          <table:table-cell office:value-type="string">
            <text:p>4/28/2008 7:38:55</text:p>
          </table:table-cell>
          <table:table-cell office:value-type="string">
            <text:p>3569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1</text:p>
          </table:table-cell>
          <table:table-cell office:value-type="string">
            <text:p>4/28/2008 7:38:53</text:p>
          </table:table-cell>
          <table:table-cell office:value-type="string">
            <text:p>2148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3</text:p>
          </table:table-cell>
          <table:table-cell office:value-type="string">
            <text:p>4/28/2008 7:38:55</text:p>
          </table:table-cell>
          <table:table-cell office:value-type="string">
            <text:p>4/28/2008 7:39:0</text:p>
          </table:table-cell>
          <table:table-cell office:value-type="string">
            <text:p>445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3</text:p>
          </table:table-cell>
          <table:table-cell office:value-type="string">
            <text:p>4/28/2008 7:38:54</text:p>
          </table:table-cell>
          <table:table-cell office:value-type="string">
            <text:p>4/28/2008 7:39:1</text:p>
          </table:table-cell>
          <table:table-cell office:value-type="string">
            <text:p>6812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3</text:p>
          </table:table-cell>
          <table:table-cell office:value-type="string">
            <text:p>4/28/2008 7:38:54</text:p>
          </table:table-cell>
          <table:table-cell office:value-type="string">
            <text:p>4/28/2008 7:39:1</text:p>
          </table:table-cell>
          <table:table-cell office:value-type="string">
            <text:p>6545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3</text:p>
          </table:table-cell>
          <table:table-cell office:value-type="string">
            <text:p>4/28/2008 7:38:55</text:p>
          </table:table-cell>
          <table:table-cell office:value-type="string">
            <text:p>4/28/2008 7:39:0</text:p>
          </table:table-cell>
          <table:table-cell office:value-type="string">
            <text:p>467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3</text:p>
          </table:table-cell>
          <table:table-cell office:value-type="string">
            <text:p>4/28/2008 7:38:57</text:p>
          </table:table-cell>
          <table:table-cell office:value-type="string">
            <text:p>374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3</text:p>
          </table:table-cell>
          <table:table-cell office:value-type="string">
            <text:p>4/28/2008 7:38:55</text:p>
          </table:table-cell>
          <table:table-cell office:value-type="string">
            <text:p>4/28/2008 7:39:1</text:p>
          </table:table-cell>
          <table:table-cell office:value-type="string">
            <text:p>5796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4</text:p>
          </table:table-cell>
          <table:table-cell office:value-type="string">
            <text:p>4/28/2008 7:38:55</text:p>
          </table:table-cell>
          <table:table-cell office:value-type="string">
            <text:p>4/28/2008 7:39:3</text:p>
          </table:table-cell>
          <table:table-cell office:value-type="string">
            <text:p>7670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4</text:p>
          </table:table-cell>
          <table:table-cell office:value-type="string">
            <text:p>4/28/2008 7:38:55</text:p>
          </table:table-cell>
          <table:table-cell office:value-type="string">
            <text:p>4/28/2008 7:39:1</text:p>
          </table:table-cell>
          <table:table-cell office:value-type="string">
            <text:p>5193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4</text:p>
          </table:table-cell>
          <table:table-cell office:value-type="string">
            <text:p>4/28/2008 7:38:55</text:p>
          </table:table-cell>
          <table:table-cell office:value-type="string">
            <text:p>4/28/2008 7:38:59</text:p>
          </table:table-cell>
          <table:table-cell office:value-type="string">
            <text:p>3655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4</text:p>
          </table:table-cell>
          <table:table-cell office:value-type="string">
            <text:p>4/28/2008 7:38:56</text:p>
          </table:table-cell>
          <table:table-cell office:value-type="string">
            <text:p>4/28/2008 7:39:2</text:p>
          </table:table-cell>
          <table:table-cell office:value-type="string">
            <text:p>6713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4</text:p>
          </table:table-cell>
          <table:table-cell office:value-type="string">
            <text:p>4/28/2008 7:38:56</text:p>
          </table:table-cell>
          <table:table-cell office:value-type="string">
            <text:p>4/28/2008 7:39:1</text:p>
          </table:table-cell>
          <table:table-cell office:value-type="string">
            <text:p>4681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5</text:p>
          </table:table-cell>
          <table:table-cell office:value-type="string">
            <text:p>4/28/2008 7:38:57</text:p>
          </table:table-cell>
          <table:table-cell office:value-type="string">
            <text:p>4/28/2008 7:39:2</text:p>
          </table:table-cell>
          <table:table-cell office:value-type="string">
            <text:p>5825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5</text:p>
          </table:table-cell>
          <table:table-cell office:value-type="string">
            <text:p>4/28/2008 7:38:56</text:p>
          </table:table-cell>
          <table:table-cell office:value-type="string">
            <text:p>4/28/2008 7:39:0</text:p>
          </table:table-cell>
          <table:table-cell office:value-type="string">
            <text:p>4222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5</text:p>
          </table:table-cell>
          <table:table-cell office:value-type="string">
            <text:p>4/28/2008 7:38:57</text:p>
          </table:table-cell>
          <table:table-cell office:value-type="string">
            <text:p>4/28/2008 7:39:1</text:p>
          </table:table-cell>
          <table:table-cell office:value-type="string">
            <text:p>4146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6</text:p>
          </table:table-cell>
          <table:table-cell office:value-type="string">
            <text:p>4/28/2008 7:39:0</text:p>
          </table:table-cell>
          <table:table-cell office:value-type="string">
            <text:p>3937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6</text:p>
          </table:table-cell>
          <table:table-cell office:value-type="string">
            <text:p>4/28/2008 7:38:57</text:p>
          </table:table-cell>
          <table:table-cell office:value-type="string">
            <text:p>4/28/2008 7:39:1</text:p>
          </table:table-cell>
          <table:table-cell office:value-type="string">
            <text:p>4313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6</text:p>
          </table:table-cell>
          <table:table-cell office:value-type="string">
            <text:p>4/28/2008 7:38:58</text:p>
          </table:table-cell>
          <table:table-cell office:value-type="string">
            <text:p>4/28/2008 7:39:3</text:p>
          </table:table-cell>
          <table:table-cell office:value-type="string">
            <text:p>5281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6</text:p>
          </table:table-cell>
          <table:table-cell office:value-type="string">
            <text:p>4/28/2008 7:39:1</text:p>
          </table:table-cell>
          <table:table-cell office:value-type="string">
            <text:p>4210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6</text:p>
          </table:table-cell>
          <table:table-cell office:value-type="string">
            <text:p>4/28/2008 7:39:0</text:p>
          </table:table-cell>
          <table:table-cell office:value-type="string">
            <text:p>3888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6</text:p>
          </table:table-cell>
          <table:table-cell office:value-type="string">
            <text:p>4/28/2008 7:38:57</text:p>
          </table:table-cell>
          <table:table-cell office:value-type="string">
            <text:p>4/28/2008 7:39:2</text:p>
          </table:table-cell>
          <table:table-cell office:value-type="string">
            <text:p>5650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6</text:p>
          </table:table-cell>
          <table:table-cell office:value-type="string">
            <text:p>4/28/2008 7:39:0</text:p>
          </table:table-cell>
          <table:table-cell office:value-type="string">
            <text:p>3871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6</text:p>
          </table:table-cell>
          <table:table-cell office:value-type="string">
            <text:p>4/28/2008 7:38:58</text:p>
          </table:table-cell>
          <table:table-cell office:value-type="string">
            <text:p>4/28/2008 7:39:3</text:p>
          </table:table-cell>
          <table:table-cell office:value-type="string">
            <text:p>4308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6</text:p>
          </table:table-cell>
          <table:table-cell office:value-type="string">
            <text:p>4/28/2008 7:38:57</text:p>
          </table:table-cell>
          <table:table-cell office:value-type="string">
            <text:p>4/28/2008 7:39:3</text:p>
          </table:table-cell>
          <table:table-cell office:value-type="string">
            <text:p>6062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table:number-columns-repeated="2" office:value-type="string">
            <text:p>4/28/2008 7:38:56</text:p>
          </table:table-cell>
          <table:table-cell office:value-type="string">
            <text:p>4/28/2008 7:39:1</text:p>
          </table:table-cell>
          <table:table-cell office:value-type="string">
            <text:p>4240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6</text:p>
          </table:table-cell>
          <table:table-cell office:value-type="string">
            <text:p>4/28/2008 7:38:58</text:p>
          </table:table-cell>
          <table:table-cell office:value-type="string">
            <text:p>4/28/2008 7:39:2</text:p>
          </table:table-cell>
          <table:table-cell office:value-type="string">
            <text:p>4135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6</text:p>
          </table:table-cell>
          <table:table-cell office:value-type="string">
            <text:p>4/28/2008 7:38:57</text:p>
          </table:table-cell>
          <table:table-cell office:value-type="string">
            <text:p>4/28/2008 7:39:3</text:p>
          </table:table-cell>
          <table:table-cell office:value-type="string">
            <text:p>6274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6</text:p>
          </table:table-cell>
          <table:table-cell office:value-type="string">
            <text:p>4/28/2008 7:38:57</text:p>
          </table:table-cell>
          <table:table-cell office:value-type="string">
            <text:p>4/28/2008 7:39:0</text:p>
          </table:table-cell>
          <table:table-cell office:value-type="string">
            <text:p>353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6</text:p>
          </table:table-cell>
          <table:table-cell office:value-type="string">
            <text:p>4/28/2008 7:38:57</text:p>
          </table:table-cell>
          <table:table-cell office:value-type="string">
            <text:p>4/28/2008 7:39:2</text:p>
          </table:table-cell>
          <table:table-cell office:value-type="string">
            <text:p>4948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6</text:p>
          </table:table-cell>
          <table:table-cell office:value-type="string">
            <text:p>4/28/2008 7:38:57</text:p>
          </table:table-cell>
          <table:table-cell office:value-type="string">
            <text:p>4/28/2008 7:39:1</text:p>
          </table:table-cell>
          <table:table-cell office:value-type="string">
            <text:p>375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string">
            <text:p>4/28/2008 7:37:50</text:p>
          </table:table-cell>
          <table:table-cell office:value-type="string">
            <text:p>4/28/2008 7:38:56</text:p>
          </table:table-cell>
          <table:table-cell office:value-type="string">
            <text:p>4/28/2008 7:38:57</text:p>
          </table:table-cell>
          <table:table-cell office:value-type="string">
            <text:p>4/28/2008 7:39:1</text:p>
          </table:table-cell>
          <table:table-cell office:value-type="string">
            <text:p>4403.0</text:p>
          </table:table-cell>
          <table:table-cell office:value-type="string">
            <text:p>4.0null</text:p>
          </table:table-cell>
        </table:table-row>
      </table:table>
      <table:table table:name="Crivo 30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ERROR-RETRY-TIMES</text:p>
          </table:table-cell>
          <table:table-cell office:value-type="string">
            <text:p>CREATED-TIME</text:p>
          </table:table-cell>
          <table:table-cell office:value-type="string">
            <text:p>SUBMITED-TIME</text:p>
          </table:table-cell>
          <table:table-cell office:value-type="string">
            <text:p>STARTED_TIME</text:p>
          </table:table-cell>
          <table:table-cell office:value-type="string">
            <text:p>FINISHED_TIME</text:p>
          </table:table-cell>
          <table:table-cell office:value-type="string">
            <text:p>EXECUTION-TIME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4/28/2008 10:29:19</text:p>
          </table:table-cell>
          <table:table-cell table:number-columns-repeated="2" office:value-type="string">
            <text:p>4/28/2008 10:29:27</text:p>
          </table:table-cell>
          <table:table-cell office:value-type="string">
            <text:p>4/28/2008 10:29:29</text:p>
          </table:table-cell>
          <table:table-cell office:value-type="string">
            <text:p>1629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7</text:p>
          </table:table-cell>
          <table:table-cell office:value-type="string">
            <text:p>4/28/2008 10:29:29</text:p>
          </table:table-cell>
          <table:table-cell office:value-type="string">
            <text:p>4/28/2008 10:29:37</text:p>
          </table:table-cell>
          <table:table-cell office:value-type="string">
            <text:p>8357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7</text:p>
          </table:table-cell>
          <table:table-cell office:value-type="string">
            <text:p>4/28/2008 10:29:30</text:p>
          </table:table-cell>
          <table:table-cell office:value-type="string">
            <text:p>4/28/2008 10:29:40</text:p>
          </table:table-cell>
          <table:table-cell office:value-type="string">
            <text:p>9869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table:number-columns-repeated="2" office:value-type="string">
            <text:p>4/28/2008 10:29:27</text:p>
          </table:table-cell>
          <table:table-cell office:value-type="string">
            <text:p>4/28/2008 10:29:30</text:p>
          </table:table-cell>
          <table:table-cell office:value-type="string">
            <text:p>2388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7</text:p>
          </table:table-cell>
          <table:table-cell office:value-type="string">
            <text:p>4/28/2008 10:29:28</text:p>
          </table:table-cell>
          <table:table-cell office:value-type="string">
            <text:p>4/28/2008 10:29:37</text:p>
          </table:table-cell>
          <table:table-cell office:value-type="string">
            <text:p>8412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7</text:p>
          </table:table-cell>
          <table:table-cell office:value-type="string">
            <text:p>4/28/2008 10:29:29</text:p>
          </table:table-cell>
          <table:table-cell office:value-type="string">
            <text:p>4/28/2008 10:29:37</text:p>
          </table:table-cell>
          <table:table-cell office:value-type="string">
            <text:p>7544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table:number-columns-repeated="2" office:value-type="string">
            <text:p>4/28/2008 10:29:27</text:p>
          </table:table-cell>
          <table:table-cell office:value-type="string">
            <text:p>4/28/2008 10:29:29</text:p>
          </table:table-cell>
          <table:table-cell office:value-type="string">
            <text:p>1295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7</text:p>
          </table:table-cell>
          <table:table-cell office:value-type="string">
            <text:p>4/28/2008 10:29:29</text:p>
          </table:table-cell>
          <table:table-cell office:value-type="string">
            <text:p>4/28/2008 10:29:38</text:p>
          </table:table-cell>
          <table:table-cell office:value-type="string">
            <text:p>8568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7</text:p>
          </table:table-cell>
          <table:table-cell office:value-type="string">
            <text:p>4/28/2008 10:29:29</text:p>
          </table:table-cell>
          <table:table-cell office:value-type="string">
            <text:p>4/28/2008 10:29:37</text:p>
          </table:table-cell>
          <table:table-cell office:value-type="string">
            <text:p>8263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table:number-columns-repeated="2" office:value-type="string">
            <text:p>4/28/2008 10:29:27</text:p>
          </table:table-cell>
          <table:table-cell office:value-type="string">
            <text:p>4/28/2008 10:29:29</text:p>
          </table:table-cell>
          <table:table-cell office:value-type="string">
            <text:p>1228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8</text:p>
          </table:table-cell>
          <table:table-cell office:value-type="string">
            <text:p>4/28/2008 10:29:30</text:p>
          </table:table-cell>
          <table:table-cell office:value-type="string">
            <text:p>4/28/2008 10:29:39</text:p>
          </table:table-cell>
          <table:table-cell office:value-type="string">
            <text:p>9717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8</text:p>
          </table:table-cell>
          <table:table-cell office:value-type="string">
            <text:p>4/28/2008 10:29:29</text:p>
          </table:table-cell>
          <table:table-cell office:value-type="string">
            <text:p>4/28/2008 10:29:37</text:p>
          </table:table-cell>
          <table:table-cell office:value-type="string">
            <text:p>8250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8</text:p>
          </table:table-cell>
          <table:table-cell office:value-type="string">
            <text:p>4/28/2008 10:29:29</text:p>
          </table:table-cell>
          <table:table-cell office:value-type="string">
            <text:p>4/28/2008 10:29:31</text:p>
          </table:table-cell>
          <table:table-cell office:value-type="string">
            <text:p>2403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8</text:p>
          </table:table-cell>
          <table:table-cell office:value-type="string">
            <text:p>4/28/2008 10:29:29</text:p>
          </table:table-cell>
          <table:table-cell office:value-type="string">
            <text:p>4/28/2008 10:29:37</text:p>
          </table:table-cell>
          <table:table-cell office:value-type="string">
            <text:p>7727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8</text:p>
          </table:table-cell>
          <table:table-cell office:value-type="string">
            <text:p>4/28/2008 10:29:30</text:p>
          </table:table-cell>
          <table:table-cell office:value-type="string">
            <text:p>4/28/2008 10:29:39</text:p>
          </table:table-cell>
          <table:table-cell office:value-type="string">
            <text:p>9583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8</text:p>
          </table:table-cell>
          <table:table-cell office:value-type="string">
            <text:p>4/28/2008 10:29:29</text:p>
          </table:table-cell>
          <table:table-cell office:value-type="string">
            <text:p>4/28/2008 10:29:39</text:p>
          </table:table-cell>
          <table:table-cell office:value-type="string">
            <text:p>9586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8</text:p>
          </table:table-cell>
          <table:table-cell office:value-type="string">
            <text:p>4/28/2008 10:29:29</text:p>
          </table:table-cell>
          <table:table-cell office:value-type="string">
            <text:p>4/28/2008 10:29:33</text:p>
          </table:table-cell>
          <table:table-cell office:value-type="string">
            <text:p>3969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8</text:p>
          </table:table-cell>
          <table:table-cell office:value-type="string">
            <text:p>4/28/2008 10:29:29</text:p>
          </table:table-cell>
          <table:table-cell office:value-type="string">
            <text:p>4/28/2008 10:29:37</text:p>
          </table:table-cell>
          <table:table-cell office:value-type="string">
            <text:p>7393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table:number-columns-repeated="2" office:value-type="string">
            <text:p>4/28/2008 10:29:29</text:p>
          </table:table-cell>
          <table:table-cell office:value-type="string">
            <text:p>4/28/2008 10:29:33</text:p>
          </table:table-cell>
          <table:table-cell office:value-type="string">
            <text:p>3839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table:number-columns-repeated="2" office:value-type="string">
            <text:p>4/28/2008 10:29:29</text:p>
          </table:table-cell>
          <table:table-cell office:value-type="string">
            <text:p>4/28/2008 10:29:32</text:p>
          </table:table-cell>
          <table:table-cell office:value-type="string">
            <text:p>337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9</text:p>
          </table:table-cell>
          <table:table-cell office:value-type="string">
            <text:p>4/28/2008 10:29:30</text:p>
          </table:table-cell>
          <table:table-cell office:value-type="string">
            <text:p>4/28/2008 10:29:33</text:p>
          </table:table-cell>
          <table:table-cell office:value-type="string">
            <text:p>2788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9</text:p>
          </table:table-cell>
          <table:table-cell office:value-type="string">
            <text:p>4/28/2008 10:29:30</text:p>
          </table:table-cell>
          <table:table-cell office:value-type="string">
            <text:p>4/28/2008 10:29:39</text:p>
          </table:table-cell>
          <table:table-cell office:value-type="string">
            <text:p>9062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9</text:p>
          </table:table-cell>
          <table:table-cell office:value-type="string">
            <text:p>4/28/2008 10:29:30</text:p>
          </table:table-cell>
          <table:table-cell office:value-type="string">
            <text:p>4/28/2008 10:29:40</text:p>
          </table:table-cell>
          <table:table-cell office:value-type="string">
            <text:p>10273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9</text:p>
          </table:table-cell>
          <table:table-cell office:value-type="string">
            <text:p>4/28/2008 10:29:30</text:p>
          </table:table-cell>
          <table:table-cell office:value-type="string">
            <text:p>4/28/2008 10:29:35</text:p>
          </table:table-cell>
          <table:table-cell office:value-type="string">
            <text:p>5487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9</text:p>
          </table:table-cell>
          <table:table-cell office:value-type="string">
            <text:p>4/28/2008 10:29:30</text:p>
          </table:table-cell>
          <table:table-cell office:value-type="string">
            <text:p>4/28/2008 10:29:40</text:p>
          </table:table-cell>
          <table:table-cell office:value-type="string">
            <text:p>9899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9</text:p>
          </table:table-cell>
          <table:table-cell office:value-type="string">
            <text:p>4/28/2008 10:29:30</text:p>
          </table:table-cell>
          <table:table-cell office:value-type="string">
            <text:p>4/28/2008 10:29:42</text:p>
          </table:table-cell>
          <table:table-cell office:value-type="string">
            <text:p>11586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9</text:p>
          </table:table-cell>
          <table:table-cell office:value-type="string">
            <text:p>4/28/2008 10:29:30</text:p>
          </table:table-cell>
          <table:table-cell office:value-type="string">
            <text:p>4/28/2008 10:29:40</text:p>
          </table:table-cell>
          <table:table-cell office:value-type="string">
            <text:p>10439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9</text:p>
          </table:table-cell>
          <table:table-cell office:value-type="string">
            <text:p>4/28/2008 10:29:30</text:p>
          </table:table-cell>
          <table:table-cell office:value-type="string">
            <text:p>4/28/2008 10:29:35</text:p>
          </table:table-cell>
          <table:table-cell office:value-type="string">
            <text:p>4617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9</text:p>
          </table:table-cell>
          <table:table-cell office:value-type="string">
            <text:p>4/28/2008 10:29:30</text:p>
          </table:table-cell>
          <table:table-cell office:value-type="string">
            <text:p>4/28/2008 10:29:41</text:p>
          </table:table-cell>
          <table:table-cell office:value-type="string">
            <text:p>10671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29</text:p>
          </table:table-cell>
          <table:table-cell office:value-type="string">
            <text:p>4/28/2008 10:29:30</text:p>
          </table:table-cell>
          <table:table-cell office:value-type="string">
            <text:p>4/28/2008 10:29:41</text:p>
          </table:table-cell>
          <table:table-cell office:value-type="string">
            <text:p>10710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30</text:p>
          </table:table-cell>
          <table:table-cell office:value-type="string">
            <text:p>4/28/2008 10:29:31</text:p>
          </table:table-cell>
          <table:table-cell office:value-type="string">
            <text:p>4/28/2008 10:29:36</text:p>
          </table:table-cell>
          <table:table-cell office:value-type="string">
            <text:p>5070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30</text:p>
          </table:table-cell>
          <table:table-cell office:value-type="string">
            <text:p>4/28/2008 10:29:31</text:p>
          </table:table-cell>
          <table:table-cell office:value-type="string">
            <text:p>4/28/2008 10:29:42</text:p>
          </table:table-cell>
          <table:table-cell office:value-type="string">
            <text:p>11012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30</text:p>
          </table:table-cell>
          <table:table-cell office:value-type="string">
            <text:p>4/28/2008 10:29:32</text:p>
          </table:table-cell>
          <table:table-cell office:value-type="string">
            <text:p>4/28/2008 10:29:42</text:p>
          </table:table-cell>
          <table:table-cell office:value-type="string">
            <text:p>9628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30</text:p>
          </table:table-cell>
          <table:table-cell office:value-type="string">
            <text:p>4/28/2008 10:29:31</text:p>
          </table:table-cell>
          <table:table-cell office:value-type="string">
            <text:p>4/28/2008 10:29:37</text:p>
          </table:table-cell>
          <table:table-cell office:value-type="string">
            <text:p>5553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30</text:p>
          </table:table-cell>
          <table:table-cell office:value-type="string">
            <text:p>4/28/2008 10:29:32</text:p>
          </table:table-cell>
          <table:table-cell office:value-type="string">
            <text:p>4/28/2008 10:29:42</text:p>
          </table:table-cell>
          <table:table-cell office:value-type="string">
            <text:p>9623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30</text:p>
          </table:table-cell>
          <table:table-cell office:value-type="string">
            <text:p>4/28/2008 10:29:31</text:p>
          </table:table-cell>
          <table:table-cell office:value-type="string">
            <text:p>4/28/2008 10:29:42</text:p>
          </table:table-cell>
          <table:table-cell office:value-type="string">
            <text:p>10295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30</text:p>
          </table:table-cell>
          <table:table-cell office:value-type="string">
            <text:p>4/28/2008 10:29:31</text:p>
          </table:table-cell>
          <table:table-cell office:value-type="string">
            <text:p>4/28/2008 10:29:41</text:p>
          </table:table-cell>
          <table:table-cell office:value-type="string">
            <text:p>9929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30</text:p>
          </table:table-cell>
          <table:table-cell office:value-type="string">
            <text:p>4/28/2008 10:29:31</text:p>
          </table:table-cell>
          <table:table-cell office:value-type="string">
            <text:p>4/28/2008 10:29:36</text:p>
          </table:table-cell>
          <table:table-cell office:value-type="string">
            <text:p>4936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30</text:p>
          </table:table-cell>
          <table:table-cell office:value-type="string">
            <text:p>4/28/2008 10:29:39</text:p>
          </table:table-cell>
          <table:table-cell office:value-type="string">
            <text:p>4/28/2008 10:29:46</text:p>
          </table:table-cell>
          <table:table-cell office:value-type="string">
            <text:p>7860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4/28/2008 10:29:19</text:p>
          </table:table-cell>
          <table:table-cell office:value-type="string">
            <text:p>4/28/2008 10:29:30</text:p>
          </table:table-cell>
          <table:table-cell office:value-type="string">
            <text:p>4/28/2008 10:29:33</text:p>
          </table:table-cell>
          <table:table-cell office:value-type="string">
            <text:p>4/28/2008 10:29:43</text:p>
          </table:table-cell>
          <table:table-cell office:value-type="string">
            <text:p>10566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0</text:p>
          </table:table-cell>
          <table:table-cell office:value-type="string">
            <text:p>4/28/2008 10:29:31</text:p>
          </table:table-cell>
          <table:table-cell office:value-type="string">
            <text:p>4/28/2008 10:29:42</text:p>
          </table:table-cell>
          <table:table-cell office:value-type="string">
            <text:p>11215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0</text:p>
          </table:table-cell>
          <table:table-cell office:value-type="string">
            <text:p>4/28/2008 10:29:31</text:p>
          </table:table-cell>
          <table:table-cell office:value-type="string">
            <text:p>4/28/2008 10:29:35</text:p>
          </table:table-cell>
          <table:table-cell office:value-type="string">
            <text:p>4416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0</text:p>
          </table:table-cell>
          <table:table-cell office:value-type="string">
            <text:p>4/28/2008 10:29:31</text:p>
          </table:table-cell>
          <table:table-cell office:value-type="string">
            <text:p>4/28/2008 10:29:40</text:p>
          </table:table-cell>
          <table:table-cell office:value-type="string">
            <text:p>8928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0</text:p>
          </table:table-cell>
          <table:table-cell office:value-type="string">
            <text:p>4/28/2008 10:29:31</text:p>
          </table:table-cell>
          <table:table-cell office:value-type="string">
            <text:p>4/28/2008 10:29:36</text:p>
          </table:table-cell>
          <table:table-cell office:value-type="string">
            <text:p>5297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0</text:p>
          </table:table-cell>
          <table:table-cell office:value-type="string">
            <text:p>4/28/2008 10:29:31</text:p>
          </table:table-cell>
          <table:table-cell office:value-type="string">
            <text:p>4/28/2008 10:29:39</text:p>
          </table:table-cell>
          <table:table-cell office:value-type="string">
            <text:p>810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0</text:p>
          </table:table-cell>
          <table:table-cell office:value-type="string">
            <text:p>4/28/2008 10:29:31</text:p>
          </table:table-cell>
          <table:table-cell office:value-type="string">
            <text:p>4/28/2008 10:29:37</text:p>
          </table:table-cell>
          <table:table-cell office:value-type="string">
            <text:p>5540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0</text:p>
          </table:table-cell>
          <table:table-cell office:value-type="string">
            <text:p>4/28/2008 10:29:32</text:p>
          </table:table-cell>
          <table:table-cell office:value-type="string">
            <text:p>4/28/2008 10:29:43</text:p>
          </table:table-cell>
          <table:table-cell office:value-type="string">
            <text:p>10734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0</text:p>
          </table:table-cell>
          <table:table-cell office:value-type="string">
            <text:p>4/28/2008 10:29:33</text:p>
          </table:table-cell>
          <table:table-cell office:value-type="string">
            <text:p>4/28/2008 10:29:42</text:p>
          </table:table-cell>
          <table:table-cell office:value-type="string">
            <text:p>9517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0</text:p>
          </table:table-cell>
          <table:table-cell office:value-type="string">
            <text:p>4/28/2008 10:29:31</text:p>
          </table:table-cell>
          <table:table-cell office:value-type="string">
            <text:p>4/28/2008 10:29:37</text:p>
          </table:table-cell>
          <table:table-cell office:value-type="string">
            <text:p>5368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0</text:p>
          </table:table-cell>
          <table:table-cell office:value-type="string">
            <text:p>4/28/2008 10:29:32</text:p>
          </table:table-cell>
          <table:table-cell office:value-type="string">
            <text:p>4/28/2008 10:29:42</text:p>
          </table:table-cell>
          <table:table-cell office:value-type="string">
            <text:p>10000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1</text:p>
          </table:table-cell>
          <table:table-cell office:value-type="string">
            <text:p>4/28/2008 10:29:34</text:p>
          </table:table-cell>
          <table:table-cell office:value-type="string">
            <text:p>4/28/2008 10:29:44</text:p>
          </table:table-cell>
          <table:table-cell office:value-type="string">
            <text:p>9847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1</text:p>
          </table:table-cell>
          <table:table-cell office:value-type="string">
            <text:p>4/28/2008 10:29:33</text:p>
          </table:table-cell>
          <table:table-cell office:value-type="string">
            <text:p>4/28/2008 10:29:37</text:p>
          </table:table-cell>
          <table:table-cell office:value-type="string">
            <text:p>4810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1</text:p>
          </table:table-cell>
          <table:table-cell office:value-type="string">
            <text:p>4/28/2008 10:29:38</text:p>
          </table:table-cell>
          <table:table-cell office:value-type="string">
            <text:p>4/28/2008 10:29:46</text:p>
          </table:table-cell>
          <table:table-cell office:value-type="string">
            <text:p>7616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1</text:p>
          </table:table-cell>
          <table:table-cell office:value-type="string">
            <text:p>4/28/2008 10:29:35</text:p>
          </table:table-cell>
          <table:table-cell office:value-type="string">
            <text:p>4/28/2008 10:29:44</text:p>
          </table:table-cell>
          <table:table-cell office:value-type="string">
            <text:p>8284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1</text:p>
          </table:table-cell>
          <table:table-cell office:value-type="string">
            <text:p>4/28/2008 10:29:33</text:p>
          </table:table-cell>
          <table:table-cell office:value-type="string">
            <text:p>4/28/2008 10:29:37</text:p>
          </table:table-cell>
          <table:table-cell office:value-type="string">
            <text:p>4528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1</text:p>
          </table:table-cell>
          <table:table-cell office:value-type="string">
            <text:p>4/28/2008 10:29:34</text:p>
          </table:table-cell>
          <table:table-cell office:value-type="string">
            <text:p>4/28/2008 10:29:42</text:p>
          </table:table-cell>
          <table:table-cell office:value-type="string">
            <text:p>7929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1</text:p>
          </table:table-cell>
          <table:table-cell office:value-type="string">
            <text:p>4/28/2008 10:29:36</text:p>
          </table:table-cell>
          <table:table-cell office:value-type="string">
            <text:p>4/28/2008 10:29:44</text:p>
          </table:table-cell>
          <table:table-cell office:value-type="string">
            <text:p>8281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1</text:p>
          </table:table-cell>
          <table:table-cell office:value-type="string">
            <text:p>4/28/2008 10:29:33</text:p>
          </table:table-cell>
          <table:table-cell office:value-type="string">
            <text:p>4/28/2008 10:29:38</text:p>
          </table:table-cell>
          <table:table-cell office:value-type="string">
            <text:p>4526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1</text:p>
          </table:table-cell>
          <table:table-cell office:value-type="string">
            <text:p>4/28/2008 10:29:36</text:p>
          </table:table-cell>
          <table:table-cell office:value-type="string">
            <text:p>4/28/2008 10:29:44</text:p>
          </table:table-cell>
          <table:table-cell office:value-type="string">
            <text:p>8236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1</text:p>
          </table:table-cell>
          <table:table-cell office:value-type="string">
            <text:p>4/28/2008 10:29:34</text:p>
          </table:table-cell>
          <table:table-cell office:value-type="string">
            <text:p>4/28/2008 10:29:43</text:p>
          </table:table-cell>
          <table:table-cell office:value-type="string">
            <text:p>9758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1</text:p>
          </table:table-cell>
          <table:table-cell office:value-type="string">
            <text:p>4/28/2008 10:29:34</text:p>
          </table:table-cell>
          <table:table-cell office:value-type="string">
            <text:p>4/28/2008 10:29:44</text:p>
          </table:table-cell>
          <table:table-cell office:value-type="string">
            <text:p>9418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1</text:p>
          </table:table-cell>
          <table:table-cell office:value-type="string">
            <text:p>4/28/2008 10:29:33</text:p>
          </table:table-cell>
          <table:table-cell office:value-type="string">
            <text:p>4/28/2008 10:29:44</text:p>
          </table:table-cell>
          <table:table-cell office:value-type="string">
            <text:p>10965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1</text:p>
          </table:table-cell>
          <table:table-cell office:value-type="string">
            <text:p>4/28/2008 10:29:33</text:p>
          </table:table-cell>
          <table:table-cell office:value-type="string">
            <text:p>4/28/2008 10:29:38</text:p>
          </table:table-cell>
          <table:table-cell office:value-type="string">
            <text:p>5305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1</text:p>
          </table:table-cell>
          <table:table-cell office:value-type="string">
            <text:p>4/28/2008 10:29:34</text:p>
          </table:table-cell>
          <table:table-cell office:value-type="string">
            <text:p>4/28/2008 10:29:44</text:p>
          </table:table-cell>
          <table:table-cell office:value-type="string">
            <text:p>9395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1</text:p>
          </table:table-cell>
          <table:table-cell office:value-type="string">
            <text:p>4/28/2008 10:29:33</text:p>
          </table:table-cell>
          <table:table-cell office:value-type="string">
            <text:p>4/28/2008 10:29:40</text:p>
          </table:table-cell>
          <table:table-cell office:value-type="string">
            <text:p>630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2</text:p>
          </table:table-cell>
          <table:table-cell office:value-type="string">
            <text:p>4/28/2008 10:29:35</text:p>
          </table:table-cell>
          <table:table-cell office:value-type="string">
            <text:p>4/28/2008 10:29:44</text:p>
          </table:table-cell>
          <table:table-cell office:value-type="string">
            <text:p>8849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2</text:p>
          </table:table-cell>
          <table:table-cell office:value-type="string">
            <text:p>4/28/2008 10:29:33</text:p>
          </table:table-cell>
          <table:table-cell office:value-type="string">
            <text:p>4/28/2008 10:29:38</text:p>
          </table:table-cell>
          <table:table-cell office:value-type="string">
            <text:p>4297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2</text:p>
          </table:table-cell>
          <table:table-cell office:value-type="string">
            <text:p>4/28/2008 10:29:35</text:p>
          </table:table-cell>
          <table:table-cell office:value-type="string">
            <text:p>4/28/2008 10:29:43</text:p>
          </table:table-cell>
          <table:table-cell office:value-type="string">
            <text:p>8077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2</text:p>
          </table:table-cell>
          <table:table-cell office:value-type="string">
            <text:p>4/28/2008 10:29:34</text:p>
          </table:table-cell>
          <table:table-cell office:value-type="string">
            <text:p>4/28/2008 10:29:41</text:p>
          </table:table-cell>
          <table:table-cell office:value-type="string">
            <text:p>7335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2</text:p>
          </table:table-cell>
          <table:table-cell office:value-type="string">
            <text:p>4/28/2008 10:29:39</text:p>
          </table:table-cell>
          <table:table-cell office:value-type="string">
            <text:p>4/28/2008 10:29:51</text:p>
          </table:table-cell>
          <table:table-cell office:value-type="string">
            <text:p>11793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2</text:p>
          </table:table-cell>
          <table:table-cell office:value-type="string">
            <text:p>4/28/2008 10:29:41</text:p>
          </table:table-cell>
          <table:table-cell office:value-type="string">
            <text:p>4/28/2008 10:29:47</text:p>
          </table:table-cell>
          <table:table-cell office:value-type="string">
            <text:p>5596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2</text:p>
          </table:table-cell>
          <table:table-cell office:value-type="string">
            <text:p>4/28/2008 10:29:39</text:p>
          </table:table-cell>
          <table:table-cell office:value-type="string">
            <text:p>4/28/2008 10:29:47</text:p>
          </table:table-cell>
          <table:table-cell office:value-type="string">
            <text:p>8040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2</text:p>
          </table:table-cell>
          <table:table-cell office:value-type="string">
            <text:p>4/28/2008 10:29:34</text:p>
          </table:table-cell>
          <table:table-cell office:value-type="string">
            <text:p>4/28/2008 10:29:40</text:p>
          </table:table-cell>
          <table:table-cell office:value-type="string">
            <text:p>602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3</text:p>
          </table:table-cell>
          <table:table-cell office:value-type="string">
            <text:p>4/28/2008 10:29:39</text:p>
          </table:table-cell>
          <table:table-cell office:value-type="string">
            <text:p>4/28/2008 10:29:47</text:p>
          </table:table-cell>
          <table:table-cell office:value-type="string">
            <text:p>7407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3</text:p>
          </table:table-cell>
          <table:table-cell office:value-type="string">
            <text:p>4/28/2008 10:29:40</text:p>
          </table:table-cell>
          <table:table-cell office:value-type="string">
            <text:p>4/28/2008 10:29:47</text:p>
          </table:table-cell>
          <table:table-cell office:value-type="string">
            <text:p>6405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3</text:p>
          </table:table-cell>
          <table:table-cell office:value-type="string">
            <text:p>4/28/2008 10:29:40</text:p>
          </table:table-cell>
          <table:table-cell office:value-type="string">
            <text:p>4/28/2008 10:29:51</text:p>
          </table:table-cell>
          <table:table-cell office:value-type="string">
            <text:p>10931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3</text:p>
          </table:table-cell>
          <table:table-cell office:value-type="string">
            <text:p>4/28/2008 10:29:40</text:p>
          </table:table-cell>
          <table:table-cell office:value-type="string">
            <text:p>4/28/2008 10:29:49</text:p>
          </table:table-cell>
          <table:table-cell office:value-type="string">
            <text:p>9051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3</text:p>
          </table:table-cell>
          <table:table-cell office:value-type="string">
            <text:p>4/28/2008 10:29:36</text:p>
          </table:table-cell>
          <table:table-cell office:value-type="string">
            <text:p>4/28/2008 10:29:41</text:p>
          </table:table-cell>
          <table:table-cell office:value-type="string">
            <text:p>4886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3</text:p>
          </table:table-cell>
          <table:table-cell office:value-type="string">
            <text:p>4/28/2008 10:29:35</text:p>
          </table:table-cell>
          <table:table-cell office:value-type="string">
            <text:p>4/28/2008 10:29:40</text:p>
          </table:table-cell>
          <table:table-cell office:value-type="string">
            <text:p>4647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3</text:p>
          </table:table-cell>
          <table:table-cell office:value-type="string">
            <text:p>4/28/2008 10:29:41</text:p>
          </table:table-cell>
          <table:table-cell office:value-type="string">
            <text:p>4/28/2008 10:29:50</text:p>
          </table:table-cell>
          <table:table-cell office:value-type="string">
            <text:p>9113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3</text:p>
          </table:table-cell>
          <table:table-cell office:value-type="string">
            <text:p>4/28/2008 10:29:34</text:p>
          </table:table-cell>
          <table:table-cell office:value-type="string">
            <text:p>4/28/2008 10:29:39</text:p>
          </table:table-cell>
          <table:table-cell office:value-type="string">
            <text:p>5849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3</text:p>
          </table:table-cell>
          <table:table-cell office:value-type="string">
            <text:p>4/28/2008 10:29:39</text:p>
          </table:table-cell>
          <table:table-cell office:value-type="string">
            <text:p>4/28/2008 10:29:45</text:p>
          </table:table-cell>
          <table:table-cell office:value-type="string">
            <text:p>6148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3</text:p>
          </table:table-cell>
          <table:table-cell office:value-type="string">
            <text:p>4/28/2008 10:29:36</text:p>
          </table:table-cell>
          <table:table-cell office:value-type="string">
            <text:p>4/28/2008 10:29:42</text:p>
          </table:table-cell>
          <table:table-cell office:value-type="string">
            <text:p>566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3</text:p>
          </table:table-cell>
          <table:table-cell office:value-type="string">
            <text:p>4/28/2008 10:29:40</text:p>
          </table:table-cell>
          <table:table-cell office:value-type="string">
            <text:p>4/28/2008 10:29:47</text:p>
          </table:table-cell>
          <table:table-cell office:value-type="string">
            <text:p>7475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3</text:p>
          </table:table-cell>
          <table:table-cell office:value-type="string">
            <text:p>4/28/2008 10:29:39</text:p>
          </table:table-cell>
          <table:table-cell office:value-type="string">
            <text:p>4/28/2008 10:29:47</text:p>
          </table:table-cell>
          <table:table-cell office:value-type="string">
            <text:p>8273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3</text:p>
          </table:table-cell>
          <table:table-cell office:value-type="string">
            <text:p>4/28/2008 10:29:39</text:p>
          </table:table-cell>
          <table:table-cell office:value-type="string">
            <text:p>4/28/2008 10:29:46</text:p>
          </table:table-cell>
          <table:table-cell office:value-type="string">
            <text:p>7156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3</text:p>
          </table:table-cell>
          <table:table-cell office:value-type="string">
            <text:p>4/28/2008 10:29:39</text:p>
          </table:table-cell>
          <table:table-cell office:value-type="string">
            <text:p>4/28/2008 10:29:46</text:p>
          </table:table-cell>
          <table:table-cell office:value-type="string">
            <text:p>6950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3</text:p>
          </table:table-cell>
          <table:table-cell office:value-type="string">
            <text:p>4/28/2008 10:29:36</text:p>
          </table:table-cell>
          <table:table-cell office:value-type="string">
            <text:p>4/28/2008 10:29:41</text:p>
          </table:table-cell>
          <table:table-cell office:value-type="string">
            <text:p>511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4</text:p>
          </table:table-cell>
          <table:table-cell office:value-type="string">
            <text:p>4/28/2008 10:29:39</text:p>
          </table:table-cell>
          <table:table-cell office:value-type="string">
            <text:p>4/28/2008 10:29:47</text:p>
          </table:table-cell>
          <table:table-cell office:value-type="string">
            <text:p>7523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4</text:p>
          </table:table-cell>
          <table:table-cell office:value-type="string">
            <text:p>4/28/2008 10:29:40</text:p>
          </table:table-cell>
          <table:table-cell office:value-type="string">
            <text:p>4/28/2008 10:29:51</text:p>
          </table:table-cell>
          <table:table-cell office:value-type="string">
            <text:p>10981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6</text:p>
          </table:table-cell>
          <table:table-cell office:value-type="string">
            <text:p>4/28/2008 10:29:42</text:p>
          </table:table-cell>
          <table:table-cell office:value-type="string">
            <text:p>4/28/2008 10:29:50</text:p>
          </table:table-cell>
          <table:table-cell office:value-type="string">
            <text:p>8221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6</text:p>
          </table:table-cell>
          <table:table-cell office:value-type="string">
            <text:p>4/28/2008 10:29:37</text:p>
          </table:table-cell>
          <table:table-cell office:value-type="string">
            <text:p>4/28/2008 10:29:42</text:p>
          </table:table-cell>
          <table:table-cell office:value-type="string">
            <text:p>4196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6</text:p>
          </table:table-cell>
          <table:table-cell office:value-type="string">
            <text:p>4/28/2008 10:29:41</text:p>
          </table:table-cell>
          <table:table-cell office:value-type="string">
            <text:p>4/28/2008 10:29:51</text:p>
          </table:table-cell>
          <table:table-cell office:value-type="string">
            <text:p>9587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6</text:p>
          </table:table-cell>
          <table:table-cell office:value-type="string">
            <text:p>4/28/2008 10:29:37</text:p>
          </table:table-cell>
          <table:table-cell office:value-type="string">
            <text:p>4/28/2008 10:29:41</text:p>
          </table:table-cell>
          <table:table-cell office:value-type="string">
            <text:p>4027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6</text:p>
          </table:table-cell>
          <table:table-cell office:value-type="string">
            <text:p>4/28/2008 10:29:42</text:p>
          </table:table-cell>
          <table:table-cell office:value-type="string">
            <text:p>4/28/2008 10:29:47</text:p>
          </table:table-cell>
          <table:table-cell office:value-type="string">
            <text:p>5611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6</text:p>
          </table:table-cell>
          <table:table-cell office:value-type="string">
            <text:p>4/28/2008 10:29:42</text:p>
          </table:table-cell>
          <table:table-cell office:value-type="string">
            <text:p>4/28/2008 10:29:51</text:p>
          </table:table-cell>
          <table:table-cell office:value-type="string">
            <text:p>9714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6</text:p>
          </table:table-cell>
          <table:table-cell office:value-type="string">
            <text:p>4/28/2008 10:29:37</text:p>
          </table:table-cell>
          <table:table-cell office:value-type="string">
            <text:p>4/28/2008 10:29:42</text:p>
          </table:table-cell>
          <table:table-cell office:value-type="string">
            <text:p>431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6</text:p>
          </table:table-cell>
          <table:table-cell office:value-type="string">
            <text:p>4/28/2008 10:29:42</text:p>
          </table:table-cell>
          <table:table-cell office:value-type="string">
            <text:p>4/28/2008 10:29:48</text:p>
          </table:table-cell>
          <table:table-cell office:value-type="string">
            <text:p>6423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7</text:p>
          </table:table-cell>
          <table:table-cell office:value-type="string">
            <text:p>4/28/2008 10:29:42</text:p>
          </table:table-cell>
          <table:table-cell office:value-type="string">
            <text:p>4/28/2008 10:29:52</text:p>
          </table:table-cell>
          <table:table-cell office:value-type="string">
            <text:p>9551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37</text:p>
          </table:table-cell>
          <table:table-cell office:value-type="string">
            <text:p>4/28/2008 10:29:38</text:p>
          </table:table-cell>
          <table:table-cell office:value-type="string">
            <text:p>4/28/2008 10:29:42</text:p>
          </table:table-cell>
          <table:table-cell office:value-type="string">
            <text:p>420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0</text:p>
          </table:table-cell>
          <table:table-cell office:value-type="string">
            <text:p>4/28/2008 10:29:44</text:p>
          </table:table-cell>
          <table:table-cell office:value-type="string">
            <text:p>4/28/2008 10:29:52</text:p>
          </table:table-cell>
          <table:table-cell office:value-type="string">
            <text:p>8274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1</text:p>
          </table:table-cell>
          <table:table-cell office:value-type="string">
            <text:p>4/28/2008 10:29:44</text:p>
          </table:table-cell>
          <table:table-cell office:value-type="string">
            <text:p>4/28/2008 10:29:49</text:p>
          </table:table-cell>
          <table:table-cell office:value-type="string">
            <text:p>5107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0</text:p>
          </table:table-cell>
          <table:table-cell office:value-type="string">
            <text:p>4/28/2008 10:29:43</text:p>
          </table:table-cell>
          <table:table-cell office:value-type="string">
            <text:p>4/28/2008 10:29:56</text:p>
          </table:table-cell>
          <table:table-cell office:value-type="string">
            <text:p>12903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0</text:p>
          </table:table-cell>
          <table:table-cell office:value-type="string">
            <text:p>4/28/2008 10:29:41</text:p>
          </table:table-cell>
          <table:table-cell office:value-type="string">
            <text:p>4/28/2008 10:29:43</text:p>
          </table:table-cell>
          <table:table-cell office:value-type="string">
            <text:p>1950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0</text:p>
          </table:table-cell>
          <table:table-cell office:value-type="string">
            <text:p>4/28/2008 10:29:43</text:p>
          </table:table-cell>
          <table:table-cell office:value-type="string">
            <text:p>4/28/2008 10:29:52</text:p>
          </table:table-cell>
          <table:table-cell office:value-type="string">
            <text:p>8194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1</text:p>
          </table:table-cell>
          <table:table-cell office:value-type="string">
            <text:p>4/28/2008 10:29:42</text:p>
          </table:table-cell>
          <table:table-cell office:value-type="string">
            <text:p>4/28/2008 10:29:43</text:p>
          </table:table-cell>
          <table:table-cell office:value-type="string">
            <text:p>1025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1</text:p>
          </table:table-cell>
          <table:table-cell office:value-type="string">
            <text:p>4/28/2008 10:29:44</text:p>
          </table:table-cell>
          <table:table-cell office:value-type="string">
            <text:p>4/28/2008 10:29:53</text:p>
          </table:table-cell>
          <table:table-cell office:value-type="string">
            <text:p>9071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1</text:p>
          </table:table-cell>
          <table:table-cell office:value-type="string">
            <text:p>4/28/2008 10:29:42</text:p>
          </table:table-cell>
          <table:table-cell office:value-type="string">
            <text:p>4/28/2008 10:29:43</text:p>
          </table:table-cell>
          <table:table-cell office:value-type="string">
            <text:p>1300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1</text:p>
          </table:table-cell>
          <table:table-cell office:value-type="string">
            <text:p>4/28/2008 10:29:44</text:p>
          </table:table-cell>
          <table:table-cell office:value-type="string">
            <text:p>4/28/2008 10:29:49</text:p>
          </table:table-cell>
          <table:table-cell office:value-type="string">
            <text:p>494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1</text:p>
          </table:table-cell>
          <table:table-cell office:value-type="string">
            <text:p>4/28/2008 10:29:44</text:p>
          </table:table-cell>
          <table:table-cell office:value-type="string">
            <text:p>4/28/2008 10:29:52</text:p>
          </table:table-cell>
          <table:table-cell office:value-type="string">
            <text:p>7575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7</text:p>
          </table:table-cell>
          <table:table-cell office:value-type="string">
            <text:p>4/28/2008 10:29:50</text:p>
          </table:table-cell>
          <table:table-cell office:value-type="string">
            <text:p>4/28/2008 10:29:56</text:p>
          </table:table-cell>
          <table:table-cell office:value-type="string">
            <text:p>6695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7</text:p>
          </table:table-cell>
          <table:table-cell office:value-type="string">
            <text:p>4/28/2008 10:29:48</text:p>
          </table:table-cell>
          <table:table-cell office:value-type="string">
            <text:p>4/28/2008 10:29:52</text:p>
          </table:table-cell>
          <table:table-cell office:value-type="string">
            <text:p>337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table:number-columns-repeated="2" office:value-type="string">
            <text:p>4/28/2008 10:29:47</text:p>
          </table:table-cell>
          <table:table-cell office:value-type="string">
            <text:p>4/28/2008 10:29:48</text:p>
          </table:table-cell>
          <table:table-cell office:value-type="string">
            <text:p>897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7</text:p>
          </table:table-cell>
          <table:table-cell office:value-type="string">
            <text:p>4/28/2008 10:29:50</text:p>
          </table:table-cell>
          <table:table-cell office:value-type="string">
            <text:p>4/28/2008 10:29:59</text:p>
          </table:table-cell>
          <table:table-cell office:value-type="string">
            <text:p>9245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table:number-columns-repeated="2" office:value-type="string">
            <text:p>4/28/2008 10:29:47</text:p>
          </table:table-cell>
          <table:table-cell office:value-type="string">
            <text:p>4/28/2008 10:29:48</text:p>
          </table:table-cell>
          <table:table-cell office:value-type="string">
            <text:p>644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7</text:p>
          </table:table-cell>
          <table:table-cell office:value-type="string">
            <text:p>4/28/2008 10:29:48</text:p>
          </table:table-cell>
          <table:table-cell office:value-type="string">
            <text:p>4/28/2008 10:29:54</text:p>
          </table:table-cell>
          <table:table-cell office:value-type="string">
            <text:p>5543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7</text:p>
          </table:table-cell>
          <table:table-cell office:value-type="string">
            <text:p>4/28/2008 10:29:50</text:p>
          </table:table-cell>
          <table:table-cell office:value-type="string">
            <text:p>4/28/2008 10:29:59</text:p>
          </table:table-cell>
          <table:table-cell office:value-type="string">
            <text:p>9292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table:number-columns-repeated="2" office:value-type="string">
            <text:p>4/28/2008 10:29:47</text:p>
          </table:table-cell>
          <table:table-cell office:value-type="string">
            <text:p>4/28/2008 10:29:48</text:p>
          </table:table-cell>
          <table:table-cell office:value-type="string">
            <text:p>944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7</text:p>
          </table:table-cell>
          <table:table-cell office:value-type="string">
            <text:p>4/28/2008 10:29:48</text:p>
          </table:table-cell>
          <table:table-cell office:value-type="string">
            <text:p>4/28/2008 10:29:53</text:p>
          </table:table-cell>
          <table:table-cell office:value-type="string">
            <text:p>5393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7</text:p>
          </table:table-cell>
          <table:table-cell office:value-type="string">
            <text:p>4/28/2008 10:29:50</text:p>
          </table:table-cell>
          <table:table-cell office:value-type="string">
            <text:p>4/28/2008 10:29:56</text:p>
          </table:table-cell>
          <table:table-cell office:value-type="string">
            <text:p>6202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table:number-columns-repeated="2" office:value-type="string">
            <text:p>4/28/2008 10:29:49</text:p>
          </table:table-cell>
          <table:table-cell office:value-type="string">
            <text:p>4/28/2008 10:29:50</text:p>
          </table:table-cell>
          <table:table-cell office:value-type="string">
            <text:p>752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9</text:p>
          </table:table-cell>
          <table:table-cell office:value-type="string">
            <text:p>4/28/2008 10:29:50</text:p>
          </table:table-cell>
          <table:table-cell office:value-type="string">
            <text:p>4/28/2008 10:29:54</text:p>
          </table:table-cell>
          <table:table-cell office:value-type="string">
            <text:p>4509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9</text:p>
          </table:table-cell>
          <table:table-cell office:value-type="string">
            <text:p>4/28/2008 10:29:52</text:p>
          </table:table-cell>
          <table:table-cell office:value-type="string">
            <text:p>4/28/2008 10:30:1</text:p>
          </table:table-cell>
          <table:table-cell office:value-type="string">
            <text:p>9197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9</text:p>
          </table:table-cell>
          <table:table-cell office:value-type="string">
            <text:p>4/28/2008 10:29:50</text:p>
          </table:table-cell>
          <table:table-cell office:value-type="string">
            <text:p>4/28/2008 10:29:56</text:p>
          </table:table-cell>
          <table:table-cell office:value-type="string">
            <text:p>5542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table:number-columns-repeated="2" office:value-type="string">
            <text:p>4/28/2008 10:29:49</text:p>
          </table:table-cell>
          <table:table-cell office:value-type="string">
            <text:p>4/28/2008 10:29:50</text:p>
          </table:table-cell>
          <table:table-cell office:value-type="string">
            <text:p>850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table:number-columns-repeated="2" office:value-type="string">
            <text:p>4/28/2008 10:29:49</text:p>
          </table:table-cell>
          <table:table-cell office:value-type="string">
            <text:p>4/28/2008 10:29:50</text:p>
          </table:table-cell>
          <table:table-cell office:value-type="string">
            <text:p>1002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9</text:p>
          </table:table-cell>
          <table:table-cell office:value-type="string">
            <text:p>4/28/2008 10:29:52</text:p>
          </table:table-cell>
          <table:table-cell office:value-type="string">
            <text:p>4/28/2008 10:30:1</text:p>
          </table:table-cell>
          <table:table-cell office:value-type="string">
            <text:p>9209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table:number-columns-repeated="2" office:value-type="string">
            <text:p>4/28/2008 10:29:49</text:p>
          </table:table-cell>
          <table:table-cell office:value-type="string">
            <text:p>4/28/2008 10:29:50</text:p>
          </table:table-cell>
          <table:table-cell office:value-type="string">
            <text:p>801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9</text:p>
          </table:table-cell>
          <table:table-cell office:value-type="string">
            <text:p>4/28/2008 10:29:50</text:p>
          </table:table-cell>
          <table:table-cell office:value-type="string">
            <text:p>4/28/2008 10:29:56</text:p>
          </table:table-cell>
          <table:table-cell office:value-type="string">
            <text:p>5469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49</text:p>
          </table:table-cell>
          <table:table-cell office:value-type="string">
            <text:p>4/28/2008 10:29:51</text:p>
          </table:table-cell>
          <table:table-cell office:value-type="string">
            <text:p>4/28/2008 10:30:1</text:p>
          </table:table-cell>
          <table:table-cell office:value-type="string">
            <text:p>9738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50</text:p>
          </table:table-cell>
          <table:table-cell office:value-type="string">
            <text:p>4/28/2008 10:29:52</text:p>
          </table:table-cell>
          <table:table-cell office:value-type="string">
            <text:p>4/28/2008 10:29:58</text:p>
          </table:table-cell>
          <table:table-cell office:value-type="string">
            <text:p>5907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50</text:p>
          </table:table-cell>
          <table:table-cell office:value-type="string">
            <text:p>4/28/2008 10:29:52</text:p>
          </table:table-cell>
          <table:table-cell office:value-type="string">
            <text:p>4/28/2008 10:29:58</text:p>
          </table:table-cell>
          <table:table-cell office:value-type="string">
            <text:p>5589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50</text:p>
          </table:table-cell>
          <table:table-cell office:value-type="string">
            <text:p>4/28/2008 10:29:52</text:p>
          </table:table-cell>
          <table:table-cell office:value-type="string">
            <text:p>4/28/2008 10:29:58</text:p>
          </table:table-cell>
          <table:table-cell office:value-type="string">
            <text:p>5378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50</text:p>
          </table:table-cell>
          <table:table-cell office:value-type="string">
            <text:p>4/28/2008 10:29:51</text:p>
          </table:table-cell>
          <table:table-cell office:value-type="string">
            <text:p>4/28/2008 10:29:53</text:p>
          </table:table-cell>
          <table:table-cell office:value-type="string">
            <text:p>2555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50</text:p>
          </table:table-cell>
          <table:table-cell office:value-type="string">
            <text:p>4/28/2008 10:29:54</text:p>
          </table:table-cell>
          <table:table-cell office:value-type="string">
            <text:p>4/28/2008 10:29:59</text:p>
          </table:table-cell>
          <table:table-cell office:value-type="string">
            <text:p>5398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50</text:p>
          </table:table-cell>
          <table:table-cell office:value-type="string">
            <text:p>4/28/2008 10:29:52</text:p>
          </table:table-cell>
          <table:table-cell office:value-type="string">
            <text:p>4/28/2008 10:29:59</text:p>
          </table:table-cell>
          <table:table-cell office:value-type="string">
            <text:p>6817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table:number-columns-repeated="2" office:value-type="string">
            <text:p>4/28/2008 10:29:50</text:p>
          </table:table-cell>
          <table:table-cell office:value-type="string">
            <text:p>4/28/2008 10:29:52</text:p>
          </table:table-cell>
          <table:table-cell office:value-type="string">
            <text:p>1642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50</text:p>
          </table:table-cell>
          <table:table-cell office:value-type="string">
            <text:p>4/28/2008 10:29:52</text:p>
          </table:table-cell>
          <table:table-cell office:value-type="string">
            <text:p>4/28/2008 10:29:58</text:p>
          </table:table-cell>
          <table:table-cell office:value-type="string">
            <text:p>5398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office:value-type="string">
            <text:p>4/28/2008 10:29:50</text:p>
          </table:table-cell>
          <table:table-cell office:value-type="string">
            <text:p>4/28/2008 10:29:52</text:p>
          </table:table-cell>
          <table:table-cell office:value-type="string">
            <text:p>4/28/2008 10:30:1</text:p>
          </table:table-cell>
          <table:table-cell office:value-type="string">
            <text:p>9042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4/28/2008 10:29:20</text:p>
          </table:table-cell>
          <table:table-cell table:number-columns-repeated="2" office:value-type="string">
            <text:p>4/28/2008 10:29:50</text:p>
          </table:table-cell>
          <table:table-cell office:value-type="string">
            <text:p>4/28/2008 10:29:53</text:p>
          </table:table-cell>
          <table:table-cell office:value-type="string">
            <text:p>2450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1</text:p>
          </table:table-cell>
          <table:table-cell office:value-type="string">
            <text:p>4/28/2008 10:29:52</text:p>
          </table:table-cell>
          <table:table-cell office:value-type="string">
            <text:p>4/28/2008 10:29:54</text:p>
          </table:table-cell>
          <table:table-cell office:value-type="string">
            <text:p>1992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1</text:p>
          </table:table-cell>
          <table:table-cell office:value-type="string">
            <text:p>4/28/2008 10:29:52</text:p>
          </table:table-cell>
          <table:table-cell office:value-type="string">
            <text:p>4/28/2008 10:30:1</text:p>
          </table:table-cell>
          <table:table-cell office:value-type="string">
            <text:p>8810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1</text:p>
          </table:table-cell>
          <table:table-cell office:value-type="string">
            <text:p>4/28/2008 10:29:53</text:p>
          </table:table-cell>
          <table:table-cell office:value-type="string">
            <text:p>4/28/2008 10:29:58</text:p>
          </table:table-cell>
          <table:table-cell office:value-type="string">
            <text:p>4726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1</text:p>
          </table:table-cell>
          <table:table-cell office:value-type="string">
            <text:p>4/28/2008 10:29:54</text:p>
          </table:table-cell>
          <table:table-cell office:value-type="string">
            <text:p>4/28/2008 10:30:2</text:p>
          </table:table-cell>
          <table:table-cell office:value-type="string">
            <text:p>8038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2</text:p>
          </table:table-cell>
          <table:table-cell office:value-type="string">
            <text:p>4/28/2008 10:29:54</text:p>
          </table:table-cell>
          <table:table-cell office:value-type="string">
            <text:p>4/28/2008 10:29:59</text:p>
          </table:table-cell>
          <table:table-cell office:value-type="string">
            <text:p>4721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1</text:p>
          </table:table-cell>
          <table:table-cell office:value-type="string">
            <text:p>4/28/2008 10:29:52</text:p>
          </table:table-cell>
          <table:table-cell office:value-type="string">
            <text:p>4/28/2008 10:29:53</text:p>
          </table:table-cell>
          <table:table-cell office:value-type="string">
            <text:p>1690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2</text:p>
          </table:table-cell>
          <table:table-cell office:value-type="string">
            <text:p>4/28/2008 10:29:53</text:p>
          </table:table-cell>
          <table:table-cell office:value-type="string">
            <text:p>4/28/2008 10:30:2</text:p>
          </table:table-cell>
          <table:table-cell office:value-type="string">
            <text:p>9071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29:52</text:p>
          </table:table-cell>
          <table:table-cell office:value-type="string">
            <text:p>4/28/2008 10:29:54</text:p>
          </table:table-cell>
          <table:table-cell office:value-type="string">
            <text:p>2044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2</text:p>
          </table:table-cell>
          <table:table-cell office:value-type="string">
            <text:p>4/28/2008 10:29:54</text:p>
          </table:table-cell>
          <table:table-cell office:value-type="string">
            <text:p>4/28/2008 10:29:59</text:p>
          </table:table-cell>
          <table:table-cell office:value-type="string">
            <text:p>4646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29:52</text:p>
          </table:table-cell>
          <table:table-cell office:value-type="string">
            <text:p>4/28/2008 10:30:1</text:p>
          </table:table-cell>
          <table:table-cell office:value-type="string">
            <text:p>8583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2</text:p>
          </table:table-cell>
          <table:table-cell office:value-type="string">
            <text:p>4/28/2008 10:29:54</text:p>
          </table:table-cell>
          <table:table-cell office:value-type="string">
            <text:p>4/28/2008 10:29:57</text:p>
          </table:table-cell>
          <table:table-cell office:value-type="string">
            <text:p>3030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2</text:p>
          </table:table-cell>
          <table:table-cell office:value-type="string">
            <text:p>4/28/2008 10:29:54</text:p>
          </table:table-cell>
          <table:table-cell office:value-type="string">
            <text:p>4/28/2008 10:29:59</text:p>
          </table:table-cell>
          <table:table-cell office:value-type="string">
            <text:p>492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3</text:p>
          </table:table-cell>
          <table:table-cell office:value-type="string">
            <text:p>4/28/2008 10:29:54</text:p>
          </table:table-cell>
          <table:table-cell office:value-type="string">
            <text:p>4/28/2008 10:29:59</text:p>
          </table:table-cell>
          <table:table-cell office:value-type="string">
            <text:p>4796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2</text:p>
          </table:table-cell>
          <table:table-cell office:value-type="string">
            <text:p>4/28/2008 10:29:54</text:p>
          </table:table-cell>
          <table:table-cell office:value-type="string">
            <text:p>4/28/2008 10:30:2</text:p>
          </table:table-cell>
          <table:table-cell office:value-type="string">
            <text:p>8233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2</text:p>
          </table:table-cell>
          <table:table-cell office:value-type="string">
            <text:p>4/28/2008 10:29:53</text:p>
          </table:table-cell>
          <table:table-cell office:value-type="string">
            <text:p>4/28/2008 10:29:57</text:p>
          </table:table-cell>
          <table:table-cell office:value-type="string">
            <text:p>3204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2</text:p>
          </table:table-cell>
          <table:table-cell office:value-type="string">
            <text:p>4/28/2008 10:29:56</text:p>
          </table:table-cell>
          <table:table-cell office:value-type="string">
            <text:p>4/28/2008 10:30:0</text:p>
          </table:table-cell>
          <table:table-cell office:value-type="string">
            <text:p>4746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2</text:p>
          </table:table-cell>
          <table:table-cell office:value-type="string">
            <text:p>4/28/2008 10:29:54</text:p>
          </table:table-cell>
          <table:table-cell office:value-type="string">
            <text:p>4/28/2008 10:30:9</text:p>
          </table:table-cell>
          <table:table-cell office:value-type="string">
            <text:p>14615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2</text:p>
          </table:table-cell>
          <table:table-cell office:value-type="string">
            <text:p>4/28/2008 10:29:54</text:p>
          </table:table-cell>
          <table:table-cell office:value-type="string">
            <text:p>4/28/2008 10:29:57</text:p>
          </table:table-cell>
          <table:table-cell office:value-type="string">
            <text:p>3099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3</text:p>
          </table:table-cell>
          <table:table-cell office:value-type="string">
            <text:p>4/28/2008 10:29:54</text:p>
          </table:table-cell>
          <table:table-cell office:value-type="string">
            <text:p>4/28/2008 10:30:1</text:p>
          </table:table-cell>
          <table:table-cell office:value-type="string">
            <text:p>6993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29:53</text:p>
          </table:table-cell>
          <table:table-cell office:value-type="string">
            <text:p>4/28/2008 10:29:56</text:p>
          </table:table-cell>
          <table:table-cell office:value-type="string">
            <text:p>2602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4</text:p>
          </table:table-cell>
          <table:table-cell office:value-type="string">
            <text:p>4/28/2008 10:29:56</text:p>
          </table:table-cell>
          <table:table-cell office:value-type="string">
            <text:p>4/28/2008 10:30:2</text:p>
          </table:table-cell>
          <table:table-cell office:value-type="string">
            <text:p>605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4</text:p>
          </table:table-cell>
          <table:table-cell office:value-type="string">
            <text:p>4/28/2008 10:29:56</text:p>
          </table:table-cell>
          <table:table-cell office:value-type="string">
            <text:p>4/28/2008 10:30:3</text:p>
          </table:table-cell>
          <table:table-cell office:value-type="string">
            <text:p>669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29:54</text:p>
          </table:table-cell>
          <table:table-cell office:value-type="string">
            <text:p>4/28/2008 10:29:56</text:p>
          </table:table-cell>
          <table:table-cell office:value-type="string">
            <text:p>1857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4</text:p>
          </table:table-cell>
          <table:table-cell office:value-type="string">
            <text:p>4/28/2008 10:29:57</text:p>
          </table:table-cell>
          <table:table-cell office:value-type="string">
            <text:p>4/28/2008 10:30:3</text:p>
          </table:table-cell>
          <table:table-cell office:value-type="string">
            <text:p>5689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4</text:p>
          </table:table-cell>
          <table:table-cell office:value-type="string">
            <text:p>4/28/2008 10:29:57</text:p>
          </table:table-cell>
          <table:table-cell office:value-type="string">
            <text:p>4/28/2008 10:30:7</text:p>
          </table:table-cell>
          <table:table-cell office:value-type="string">
            <text:p>10465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29:54</text:p>
          </table:table-cell>
          <table:table-cell office:value-type="string">
            <text:p>4/28/2008 10:29:56</text:p>
          </table:table-cell>
          <table:table-cell office:value-type="string">
            <text:p>2108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4</text:p>
          </table:table-cell>
          <table:table-cell office:value-type="string">
            <text:p>4/28/2008 10:29:57</text:p>
          </table:table-cell>
          <table:table-cell office:value-type="string">
            <text:p>4/28/2008 10:30:9</text:p>
          </table:table-cell>
          <table:table-cell office:value-type="string">
            <text:p>12308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4</text:p>
          </table:table-cell>
          <table:table-cell office:value-type="string">
            <text:p>4/28/2008 10:29:57</text:p>
          </table:table-cell>
          <table:table-cell office:value-type="string">
            <text:p>4/28/2008 10:30:5</text:p>
          </table:table-cell>
          <table:table-cell office:value-type="string">
            <text:p>7506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4</text:p>
          </table:table-cell>
          <table:table-cell office:value-type="string">
            <text:p>4/28/2008 10:29:58</text:p>
          </table:table-cell>
          <table:table-cell office:value-type="string">
            <text:p>4/28/2008 10:30:4</text:p>
          </table:table-cell>
          <table:table-cell office:value-type="string">
            <text:p>6365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29:54</text:p>
          </table:table-cell>
          <table:table-cell office:value-type="string">
            <text:p>4/28/2008 10:29:57</text:p>
          </table:table-cell>
          <table:table-cell office:value-type="string">
            <text:p>2146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6</text:p>
          </table:table-cell>
          <table:table-cell office:value-type="string">
            <text:p>4/28/2008 10:30:2</text:p>
          </table:table-cell>
          <table:table-cell office:value-type="string">
            <text:p>4/28/2008 10:30:9</text:p>
          </table:table-cell>
          <table:table-cell office:value-type="string">
            <text:p>7168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6</text:p>
          </table:table-cell>
          <table:table-cell office:value-type="string">
            <text:p>4/28/2008 10:29:57</text:p>
          </table:table-cell>
          <table:table-cell office:value-type="string">
            <text:p>4/28/2008 10:29:58</text:p>
          </table:table-cell>
          <table:table-cell office:value-type="string">
            <text:p>1134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29:56</text:p>
          </table:table-cell>
          <table:table-cell office:value-type="string">
            <text:p>4/28/2008 10:29:58</text:p>
          </table:table-cell>
          <table:table-cell office:value-type="string">
            <text:p>1278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6</text:p>
          </table:table-cell>
          <table:table-cell office:value-type="string">
            <text:p>4/28/2008 10:29:58</text:p>
          </table:table-cell>
          <table:table-cell office:value-type="string">
            <text:p>4/28/2008 10:30:4</text:p>
          </table:table-cell>
          <table:table-cell office:value-type="string">
            <text:p>6595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6</text:p>
          </table:table-cell>
          <table:table-cell office:value-type="string">
            <text:p>4/28/2008 10:29:59</text:p>
          </table:table-cell>
          <table:table-cell office:value-type="string">
            <text:p>4/28/2008 10:30:6</text:p>
          </table:table-cell>
          <table:table-cell office:value-type="string">
            <text:p>6678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6</text:p>
          </table:table-cell>
          <table:table-cell office:value-type="string">
            <text:p>4/28/2008 10:29:58</text:p>
          </table:table-cell>
          <table:table-cell office:value-type="string">
            <text:p>4/28/2008 10:30:1</text:p>
          </table:table-cell>
          <table:table-cell office:value-type="string">
            <text:p>3067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6</text:p>
          </table:table-cell>
          <table:table-cell office:value-type="string">
            <text:p>4/28/2008 10:29:59</text:p>
          </table:table-cell>
          <table:table-cell office:value-type="string">
            <text:p>4/28/2008 10:30:9</text:p>
          </table:table-cell>
          <table:table-cell office:value-type="string">
            <text:p>9518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6</text:p>
          </table:table-cell>
          <table:table-cell office:value-type="string">
            <text:p>4/28/2008 10:29:57</text:p>
          </table:table-cell>
          <table:table-cell office:value-type="string">
            <text:p>4/28/2008 10:29:58</text:p>
          </table:table-cell>
          <table:table-cell office:value-type="string">
            <text:p>883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6</text:p>
          </table:table-cell>
          <table:table-cell office:value-type="string">
            <text:p>4/28/2008 10:29:58</text:p>
          </table:table-cell>
          <table:table-cell office:value-type="string">
            <text:p>4/28/2008 10:30:4</text:p>
          </table:table-cell>
          <table:table-cell office:value-type="string">
            <text:p>5420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6</text:p>
          </table:table-cell>
          <table:table-cell office:value-type="string">
            <text:p>4/28/2008 10:29:59</text:p>
          </table:table-cell>
          <table:table-cell office:value-type="string">
            <text:p>4/28/2008 10:30:9</text:p>
          </table:table-cell>
          <table:table-cell office:value-type="string">
            <text:p>9538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29:59</text:p>
          </table:table-cell>
          <table:table-cell office:value-type="string">
            <text:p>4/28/2008 10:30:1</text:p>
          </table:table-cell>
          <table:table-cell office:value-type="string">
            <text:p>1669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9</text:p>
          </table:table-cell>
          <table:table-cell office:value-type="string">
            <text:p>4/28/2008 10:30:3</text:p>
          </table:table-cell>
          <table:table-cell office:value-type="string">
            <text:p>4/28/2008 10:30:5</text:p>
          </table:table-cell>
          <table:table-cell office:value-type="string">
            <text:p>2300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9</text:p>
          </table:table-cell>
          <table:table-cell office:value-type="string">
            <text:p>4/28/2008 10:30:2</text:p>
          </table:table-cell>
          <table:table-cell office:value-type="string">
            <text:p>4/28/2008 10:30:6</text:p>
          </table:table-cell>
          <table:table-cell office:value-type="string">
            <text:p>4908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29:59</text:p>
          </table:table-cell>
          <table:table-cell office:value-type="string">
            <text:p>4/28/2008 10:30:1</text:p>
          </table:table-cell>
          <table:table-cell office:value-type="string">
            <text:p>181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9</text:p>
          </table:table-cell>
          <table:table-cell office:value-type="string">
            <text:p>4/28/2008 10:30:0</text:p>
          </table:table-cell>
          <table:table-cell office:value-type="string">
            <text:p>4/28/2008 10:30:3</text:p>
          </table:table-cell>
          <table:table-cell office:value-type="string">
            <text:p>2268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9</text:p>
          </table:table-cell>
          <table:table-cell office:value-type="string">
            <text:p>4/28/2008 10:30:2</text:p>
          </table:table-cell>
          <table:table-cell office:value-type="string">
            <text:p>4/28/2008 10:30:9</text:p>
          </table:table-cell>
          <table:table-cell office:value-type="string">
            <text:p>7122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29:59</text:p>
          </table:table-cell>
          <table:table-cell office:value-type="string">
            <text:p>4/28/2008 10:30:1</text:p>
          </table:table-cell>
          <table:table-cell office:value-type="string">
            <text:p>1341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9</text:p>
          </table:table-cell>
          <table:table-cell office:value-type="string">
            <text:p>4/28/2008 10:30:0</text:p>
          </table:table-cell>
          <table:table-cell office:value-type="string">
            <text:p>4/28/2008 10:30:4</text:p>
          </table:table-cell>
          <table:table-cell office:value-type="string">
            <text:p>375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29:59</text:p>
          </table:table-cell>
          <table:table-cell office:value-type="string">
            <text:p>4/28/2008 10:30:2</text:p>
          </table:table-cell>
          <table:table-cell office:value-type="string">
            <text:p>4/28/2008 10:30:8</text:p>
          </table:table-cell>
          <table:table-cell office:value-type="string">
            <text:p>6676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29:59</text:p>
          </table:table-cell>
          <table:table-cell office:value-type="string">
            <text:p>4/28/2008 10:30:1</text:p>
          </table:table-cell>
          <table:table-cell office:value-type="string">
            <text:p>1167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3</text:p>
          </table:table-cell>
          <table:table-cell office:value-type="string">
            <text:p>4/28/2008 10:30:4</text:p>
          </table:table-cell>
          <table:table-cell office:value-type="string">
            <text:p>4/28/2008 10:30:6</text:p>
          </table:table-cell>
          <table:table-cell office:value-type="string">
            <text:p>2011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3</text:p>
          </table:table-cell>
          <table:table-cell office:value-type="string">
            <text:p>4/28/2008 10:30:10</text:p>
          </table:table-cell>
          <table:table-cell office:value-type="string">
            <text:p>6463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3</text:p>
          </table:table-cell>
          <table:table-cell office:value-type="string">
            <text:p>4/28/2008 10:30:4</text:p>
          </table:table-cell>
          <table:table-cell office:value-type="string">
            <text:p>1385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3</text:p>
          </table:table-cell>
          <table:table-cell office:value-type="string">
            <text:p>4/28/2008 10:30:4</text:p>
          </table:table-cell>
          <table:table-cell office:value-type="string">
            <text:p>4/28/2008 10:30:6</text:p>
          </table:table-cell>
          <table:table-cell office:value-type="string">
            <text:p>2270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3</text:p>
          </table:table-cell>
          <table:table-cell office:value-type="string">
            <text:p>4/28/2008 10:30:4</text:p>
          </table:table-cell>
          <table:table-cell office:value-type="string">
            <text:p>4/28/2008 10:30:10</text:p>
          </table:table-cell>
          <table:table-cell office:value-type="string">
            <text:p>5230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3</text:p>
          </table:table-cell>
          <table:table-cell office:value-type="string">
            <text:p>4/28/2008 10:30:5</text:p>
          </table:table-cell>
          <table:table-cell office:value-type="string">
            <text:p>1437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3</text:p>
          </table:table-cell>
          <table:table-cell office:value-type="string">
            <text:p>4/28/2008 10:30:4</text:p>
          </table:table-cell>
          <table:table-cell office:value-type="string">
            <text:p>4/28/2008 10:30:7</text:p>
          </table:table-cell>
          <table:table-cell office:value-type="string">
            <text:p>2891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3</text:p>
          </table:table-cell>
          <table:table-cell office:value-type="string">
            <text:p>4/28/2008 10:30:4</text:p>
          </table:table-cell>
          <table:table-cell office:value-type="string">
            <text:p>4/28/2008 10:30:10</text:p>
          </table:table-cell>
          <table:table-cell office:value-type="string">
            <text:p>6015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3</text:p>
          </table:table-cell>
          <table:table-cell office:value-type="string">
            <text:p>4/28/2008 10:30:14</text:p>
          </table:table-cell>
          <table:table-cell office:value-type="string">
            <text:p>4/28/2008 10:30:24</text:p>
          </table:table-cell>
          <table:table-cell office:value-type="string">
            <text:p>10048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3</text:p>
          </table:table-cell>
          <table:table-cell office:value-type="string">
            <text:p>4/28/2008 10:30:4</text:p>
          </table:table-cell>
          <table:table-cell office:value-type="string">
            <text:p>1351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5</text:p>
          </table:table-cell>
          <table:table-cell office:value-type="string">
            <text:p>4/28/2008 10:30:9</text:p>
          </table:table-cell>
          <table:table-cell office:value-type="string">
            <text:p>4/28/2008 10:30:15</text:p>
          </table:table-cell>
          <table:table-cell office:value-type="string">
            <text:p>6138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3" office:value-type="string">
            <text:p>4/28/2008 10:30:5</text:p>
          </table:table-cell>
          <table:table-cell office:value-type="string">
            <text:p>797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5</text:p>
          </table:table-cell>
          <table:table-cell office:value-type="string">
            <text:p>4/28/2008 10:30:7</text:p>
          </table:table-cell>
          <table:table-cell office:value-type="string">
            <text:p>4/28/2008 10:30:14</text:p>
          </table:table-cell>
          <table:table-cell office:value-type="string">
            <text:p>7230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5</text:p>
          </table:table-cell>
          <table:table-cell office:value-type="string">
            <text:p>4/28/2008 10:30:15</text:p>
          </table:table-cell>
          <table:table-cell office:value-type="string">
            <text:p>9834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3" office:value-type="string">
            <text:p>4/28/2008 10:30:5</text:p>
          </table:table-cell>
          <table:table-cell office:value-type="string">
            <text:p>824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5</text:p>
          </table:table-cell>
          <table:table-cell office:value-type="string">
            <text:p>4/28/2008 10:30:15</text:p>
          </table:table-cell>
          <table:table-cell office:value-type="string">
            <text:p>9758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5</text:p>
          </table:table-cell>
          <table:table-cell office:value-type="string">
            <text:p>4/28/2008 10:30:7</text:p>
          </table:table-cell>
          <table:table-cell office:value-type="string">
            <text:p>4/28/2008 10:30:14</text:p>
          </table:table-cell>
          <table:table-cell office:value-type="string">
            <text:p>690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3" office:value-type="string">
            <text:p>4/28/2008 10:30:5</text:p>
          </table:table-cell>
          <table:table-cell office:value-type="string">
            <text:p>718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5</text:p>
          </table:table-cell>
          <table:table-cell office:value-type="string">
            <text:p>4/28/2008 10:30:15</text:p>
          </table:table-cell>
          <table:table-cell office:value-type="string">
            <text:p>10285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5</text:p>
          </table:table-cell>
          <table:table-cell office:value-type="string">
            <text:p>4/28/2008 10:30:6</text:p>
          </table:table-cell>
          <table:table-cell office:value-type="string">
            <text:p>4/28/2008 10:30:12</text:p>
          </table:table-cell>
          <table:table-cell office:value-type="string">
            <text:p>6115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7</text:p>
          </table:table-cell>
          <table:table-cell office:value-type="string">
            <text:p>4/28/2008 10:30:8</text:p>
          </table:table-cell>
          <table:table-cell office:value-type="string">
            <text:p>868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7</text:p>
          </table:table-cell>
          <table:table-cell office:value-type="string">
            <text:p>4/28/2008 10:30:14</text:p>
          </table:table-cell>
          <table:table-cell office:value-type="string">
            <text:p>4/28/2008 10:30:27</text:p>
          </table:table-cell>
          <table:table-cell office:value-type="string">
            <text:p>12394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7</text:p>
          </table:table-cell>
          <table:table-cell office:value-type="string">
            <text:p>4/28/2008 10:30:9</text:p>
          </table:table-cell>
          <table:table-cell office:value-type="string">
            <text:p>4/28/2008 10:30:14</text:p>
          </table:table-cell>
          <table:table-cell office:value-type="string">
            <text:p>5285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7</text:p>
          </table:table-cell>
          <table:table-cell office:value-type="string">
            <text:p>4/28/2008 10:30:8</text:p>
          </table:table-cell>
          <table:table-cell office:value-type="string">
            <text:p>987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7</text:p>
          </table:table-cell>
          <table:table-cell office:value-type="string">
            <text:p>4/28/2008 10:30:14</text:p>
          </table:table-cell>
          <table:table-cell office:value-type="string">
            <text:p>4/28/2008 10:30:28</text:p>
          </table:table-cell>
          <table:table-cell office:value-type="string">
            <text:p>13740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7</text:p>
          </table:table-cell>
          <table:table-cell office:value-type="string">
            <text:p>4/28/2008 10:30:9</text:p>
          </table:table-cell>
          <table:table-cell office:value-type="string">
            <text:p>4/28/2008 10:30:14</text:p>
          </table:table-cell>
          <table:table-cell office:value-type="string">
            <text:p>5286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7</text:p>
          </table:table-cell>
          <table:table-cell office:value-type="string">
            <text:p>4/28/2008 10:30:8</text:p>
          </table:table-cell>
          <table:table-cell office:value-type="string">
            <text:p>1035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7</text:p>
          </table:table-cell>
          <table:table-cell office:value-type="string">
            <text:p>4/28/2008 10:30:14</text:p>
          </table:table-cell>
          <table:table-cell office:value-type="string">
            <text:p>4/28/2008 10:30:24</text:p>
          </table:table-cell>
          <table:table-cell office:value-type="string">
            <text:p>9800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7</text:p>
          </table:table-cell>
          <table:table-cell office:value-type="string">
            <text:p>4/28/2008 10:30:9</text:p>
          </table:table-cell>
          <table:table-cell office:value-type="string">
            <text:p>4/28/2008 10:30:14</text:p>
          </table:table-cell>
          <table:table-cell office:value-type="string">
            <text:p>5156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7</text:p>
          </table:table-cell>
          <table:table-cell office:value-type="string">
            <text:p>4/28/2008 10:30:8</text:p>
          </table:table-cell>
          <table:table-cell office:value-type="string">
            <text:p>905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8</text:p>
          </table:table-cell>
          <table:table-cell office:value-type="string">
            <text:p>4/28/2008 10:30:9</text:p>
          </table:table-cell>
          <table:table-cell office:value-type="string">
            <text:p>4/28/2008 10:30:15</text:p>
          </table:table-cell>
          <table:table-cell office:value-type="string">
            <text:p>5723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8</text:p>
          </table:table-cell>
          <table:table-cell office:value-type="string">
            <text:p>4/28/2008 10:30:15</text:p>
          </table:table-cell>
          <table:table-cell office:value-type="string">
            <text:p>4/28/2008 10:30:27</text:p>
          </table:table-cell>
          <table:table-cell office:value-type="string">
            <text:p>11968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8</text:p>
          </table:table-cell>
          <table:table-cell office:value-type="string">
            <text:p>4/28/2008 10:30:9</text:p>
          </table:table-cell>
          <table:table-cell office:value-type="string">
            <text:p>1025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8</text:p>
          </table:table-cell>
          <table:table-cell office:value-type="string">
            <text:p>4/28/2008 10:30:9</text:p>
          </table:table-cell>
          <table:table-cell office:value-type="string">
            <text:p>1008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8</text:p>
          </table:table-cell>
          <table:table-cell office:value-type="string">
            <text:p>4/28/2008 10:30:15</text:p>
          </table:table-cell>
          <table:table-cell office:value-type="string">
            <text:p>4/28/2008 10:30:22</text:p>
          </table:table-cell>
          <table:table-cell office:value-type="string">
            <text:p>6416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8</text:p>
          </table:table-cell>
          <table:table-cell office:value-type="string">
            <text:p>4/28/2008 10:30:9</text:p>
          </table:table-cell>
          <table:table-cell office:value-type="string">
            <text:p>4/28/2008 10:30:15</text:p>
          </table:table-cell>
          <table:table-cell office:value-type="string">
            <text:p>5769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8</text:p>
          </table:table-cell>
          <table:table-cell office:value-type="string">
            <text:p>4/28/2008 10:30:15</text:p>
          </table:table-cell>
          <table:table-cell office:value-type="string">
            <text:p>4/28/2008 10:30:24</text:p>
          </table:table-cell>
          <table:table-cell office:value-type="string">
            <text:p>8607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8</text:p>
          </table:table-cell>
          <table:table-cell office:value-type="string">
            <text:p>4/28/2008 10:30:9</text:p>
          </table:table-cell>
          <table:table-cell office:value-type="string">
            <text:p>4/28/2008 10:30:14</text:p>
          </table:table-cell>
          <table:table-cell office:value-type="string">
            <text:p>4663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8</text:p>
          </table:table-cell>
          <table:table-cell office:value-type="string">
            <text:p>4/28/2008 10:30:9</text:p>
          </table:table-cell>
          <table:table-cell office:value-type="string">
            <text:p>949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8</text:p>
          </table:table-cell>
          <table:table-cell office:value-type="string">
            <text:p>4/28/2008 10:30:19</text:p>
          </table:table-cell>
          <table:table-cell office:value-type="string">
            <text:p>4/28/2008 10:30:30</text:p>
          </table:table-cell>
          <table:table-cell office:value-type="string">
            <text:p>10702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1</text:p>
          </table:table-cell>
          <table:table-cell office:value-type="string">
            <text:p>4/28/2008 10:30:14</text:p>
          </table:table-cell>
          <table:table-cell office:value-type="string">
            <text:p>4/28/2008 10:30:19</text:p>
          </table:table-cell>
          <table:table-cell office:value-type="string">
            <text:p>501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1</text:p>
          </table:table-cell>
          <table:table-cell office:value-type="string">
            <text:p>4/28/2008 10:30:12</text:p>
          </table:table-cell>
          <table:table-cell office:value-type="string">
            <text:p>4/28/2008 10:30:16</text:p>
          </table:table-cell>
          <table:table-cell office:value-type="string">
            <text:p>3307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1</text:p>
          </table:table-cell>
          <table:table-cell office:value-type="string">
            <text:p>4/28/2008 10:30:15</text:p>
          </table:table-cell>
          <table:table-cell office:value-type="string">
            <text:p>4/28/2008 10:30:24</text:p>
          </table:table-cell>
          <table:table-cell office:value-type="string">
            <text:p>8369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3" office:value-type="string">
            <text:p>4/28/2008 10:30:11</text:p>
          </table:table-cell>
          <table:table-cell office:value-type="string">
            <text:p>477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1</text:p>
          </table:table-cell>
          <table:table-cell office:value-type="string">
            <text:p>4/28/2008 10:30:14</text:p>
          </table:table-cell>
          <table:table-cell office:value-type="string">
            <text:p>4/28/2008 10:30:21</text:p>
          </table:table-cell>
          <table:table-cell office:value-type="string">
            <text:p>6965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3" office:value-type="string">
            <text:p>4/28/2008 10:30:11</text:p>
          </table:table-cell>
          <table:table-cell office:value-type="string">
            <text:p>591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1</text:p>
          </table:table-cell>
          <table:table-cell office:value-type="string">
            <text:p>4/28/2008 10:30:15</text:p>
          </table:table-cell>
          <table:table-cell office:value-type="string">
            <text:p>4/28/2008 10:30:21</text:p>
          </table:table-cell>
          <table:table-cell office:value-type="string">
            <text:p>6070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1</text:p>
          </table:table-cell>
          <table:table-cell office:value-type="string">
            <text:p>4/28/2008 10:30:14</text:p>
          </table:table-cell>
          <table:table-cell office:value-type="string">
            <text:p>4/28/2008 10:30:20</text:p>
          </table:table-cell>
          <table:table-cell office:value-type="string">
            <text:p>612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3" office:value-type="string">
            <text:p>4/28/2008 10:30:11</text:p>
          </table:table-cell>
          <table:table-cell office:value-type="string">
            <text:p>647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1</text:p>
          </table:table-cell>
          <table:table-cell office:value-type="string">
            <text:p>4/28/2008 10:30:15</text:p>
          </table:table-cell>
          <table:table-cell office:value-type="string">
            <text:p>4/28/2008 10:30:26</text:p>
          </table:table-cell>
          <table:table-cell office:value-type="string">
            <text:p>10972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3" office:value-type="string">
            <text:p>4/28/2008 10:30:13</text:p>
          </table:table-cell>
          <table:table-cell office:value-type="string">
            <text:p>710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3</text:p>
          </table:table-cell>
          <table:table-cell office:value-type="string">
            <text:p>4/28/2008 10:30:15</text:p>
          </table:table-cell>
          <table:table-cell office:value-type="string">
            <text:p>4/28/2008 10:30:28</text:p>
          </table:table-cell>
          <table:table-cell office:value-type="string">
            <text:p>12391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3</text:p>
          </table:table-cell>
          <table:table-cell office:value-type="string">
            <text:p>4/28/2008 10:30:14</text:p>
          </table:table-cell>
          <table:table-cell office:value-type="string">
            <text:p>4/28/2008 10:30:19</text:p>
          </table:table-cell>
          <table:table-cell office:value-type="string">
            <text:p>4767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3" office:value-type="string">
            <text:p>4/28/2008 10:30:13</text:p>
          </table:table-cell>
          <table:table-cell office:value-type="string">
            <text:p>679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3</text:p>
          </table:table-cell>
          <table:table-cell office:value-type="string">
            <text:p>4/28/2008 10:30:14</text:p>
          </table:table-cell>
          <table:table-cell office:value-type="string">
            <text:p>4/28/2008 10:30:18</text:p>
          </table:table-cell>
          <table:table-cell office:value-type="string">
            <text:p>3856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3</text:p>
          </table:table-cell>
          <table:table-cell office:value-type="string">
            <text:p>4/28/2008 10:30:15</text:p>
          </table:table-cell>
          <table:table-cell office:value-type="string">
            <text:p>4/28/2008 10:30:24</text:p>
          </table:table-cell>
          <table:table-cell office:value-type="string">
            <text:p>867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13</text:p>
          </table:table-cell>
          <table:table-cell office:value-type="string">
            <text:p>4/28/2008 10:30:14</text:p>
          </table:table-cell>
          <table:table-cell office:value-type="string">
            <text:p>852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13</text:p>
          </table:table-cell>
          <table:table-cell office:value-type="string">
            <text:p>4/28/2008 10:30:14</text:p>
          </table:table-cell>
          <table:table-cell office:value-type="string">
            <text:p>1174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3</text:p>
          </table:table-cell>
          <table:table-cell office:value-type="string">
            <text:p>4/28/2008 10:30:14</text:p>
          </table:table-cell>
          <table:table-cell office:value-type="string">
            <text:p>4/28/2008 10:30:21</text:p>
          </table:table-cell>
          <table:table-cell office:value-type="string">
            <text:p>6311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3</text:p>
          </table:table-cell>
          <table:table-cell office:value-type="string">
            <text:p>4/28/2008 10:30:15</text:p>
          </table:table-cell>
          <table:table-cell office:value-type="string">
            <text:p>4/28/2008 10:30:27</text:p>
          </table:table-cell>
          <table:table-cell office:value-type="string">
            <text:p>11751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5</text:p>
          </table:table-cell>
          <table:table-cell office:value-type="string">
            <text:p>4/28/2008 10:30:16</text:p>
          </table:table-cell>
          <table:table-cell office:value-type="string">
            <text:p>4/28/2008 10:30:28</text:p>
          </table:table-cell>
          <table:table-cell office:value-type="string">
            <text:p>12217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15</text:p>
          </table:table-cell>
          <table:table-cell office:value-type="string">
            <text:p>4/28/2008 10:30:22</text:p>
          </table:table-cell>
          <table:table-cell office:value-type="string">
            <text:p>6274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15</text:p>
          </table:table-cell>
          <table:table-cell office:value-type="string">
            <text:p>4/28/2008 10:30:16</text:p>
          </table:table-cell>
          <table:table-cell office:value-type="string">
            <text:p>637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5</text:p>
          </table:table-cell>
          <table:table-cell office:value-type="string">
            <text:p>4/28/2008 10:30:16</text:p>
          </table:table-cell>
          <table:table-cell office:value-type="string">
            <text:p>4/28/2008 10:30:26</text:p>
          </table:table-cell>
          <table:table-cell office:value-type="string">
            <text:p>10331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5</text:p>
          </table:table-cell>
          <table:table-cell office:value-type="string">
            <text:p>4/28/2008 10:30:16</text:p>
          </table:table-cell>
          <table:table-cell office:value-type="string">
            <text:p>4/28/2008 10:30:28</text:p>
          </table:table-cell>
          <table:table-cell office:value-type="string">
            <text:p>12249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5</text:p>
          </table:table-cell>
          <table:table-cell office:value-type="string">
            <text:p>4/28/2008 10:30:16</text:p>
          </table:table-cell>
          <table:table-cell office:value-type="string">
            <text:p>4/28/2008 10:30:21</text:p>
          </table:table-cell>
          <table:table-cell office:value-type="string">
            <text:p>4897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15</text:p>
          </table:table-cell>
          <table:table-cell office:value-type="string">
            <text:p>4/28/2008 10:30:16</text:p>
          </table:table-cell>
          <table:table-cell office:value-type="string">
            <text:p>835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5</text:p>
          </table:table-cell>
          <table:table-cell office:value-type="string">
            <text:p>4/28/2008 10:30:16</text:p>
          </table:table-cell>
          <table:table-cell office:value-type="string">
            <text:p>4/28/2008 10:30:28</text:p>
          </table:table-cell>
          <table:table-cell office:value-type="string">
            <text:p>12083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5</text:p>
          </table:table-cell>
          <table:table-cell office:value-type="string">
            <text:p>4/28/2008 10:30:16</text:p>
          </table:table-cell>
          <table:table-cell office:value-type="string">
            <text:p>4/28/2008 10:30:22</text:p>
          </table:table-cell>
          <table:table-cell office:value-type="string">
            <text:p>5807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15</text:p>
          </table:table-cell>
          <table:table-cell office:value-type="string">
            <text:p>4/28/2008 10:30:16</text:p>
          </table:table-cell>
          <table:table-cell office:value-type="string">
            <text:p>918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7</text:p>
          </table:table-cell>
          <table:table-cell office:value-type="string">
            <text:p>4/28/2008 10:30:18</text:p>
          </table:table-cell>
          <table:table-cell office:value-type="string">
            <text:p>4/28/2008 10:30:23</text:p>
          </table:table-cell>
          <table:table-cell office:value-type="string">
            <text:p>4483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17</text:p>
          </table:table-cell>
          <table:table-cell office:value-type="string">
            <text:p>4/28/2008 10:30:18</text:p>
          </table:table-cell>
          <table:table-cell office:value-type="string">
            <text:p>896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7</text:p>
          </table:table-cell>
          <table:table-cell office:value-type="string">
            <text:p>4/28/2008 10:30:22</text:p>
          </table:table-cell>
          <table:table-cell office:value-type="string">
            <text:p>4/28/2008 10:30:28</text:p>
          </table:table-cell>
          <table:table-cell office:value-type="string">
            <text:p>673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7</text:p>
          </table:table-cell>
          <table:table-cell office:value-type="string">
            <text:p>4/28/2008 10:30:22</text:p>
          </table:table-cell>
          <table:table-cell office:value-type="string">
            <text:p>4/28/2008 10:30:25</text:p>
          </table:table-cell>
          <table:table-cell office:value-type="string">
            <text:p>2935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17</text:p>
          </table:table-cell>
          <table:table-cell office:value-type="string">
            <text:p>4/28/2008 10:30:18</text:p>
          </table:table-cell>
          <table:table-cell office:value-type="string">
            <text:p>843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7</text:p>
          </table:table-cell>
          <table:table-cell office:value-type="string">
            <text:p>4/28/2008 10:30:22</text:p>
          </table:table-cell>
          <table:table-cell office:value-type="string">
            <text:p>4/28/2008 10:30:29</text:p>
          </table:table-cell>
          <table:table-cell office:value-type="string">
            <text:p>6782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7</text:p>
          </table:table-cell>
          <table:table-cell office:value-type="string">
            <text:p>4/28/2008 10:30:18</text:p>
          </table:table-cell>
          <table:table-cell office:value-type="string">
            <text:p>4/28/2008 10:30:22</text:p>
          </table:table-cell>
          <table:table-cell office:value-type="string">
            <text:p>4298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table:number-columns-repeated="2" office:value-type="string">
            <text:p>4/28/2008 10:30:17</text:p>
          </table:table-cell>
          <table:table-cell office:value-type="string">
            <text:p>4/28/2008 10:30:18</text:p>
          </table:table-cell>
          <table:table-cell office:value-type="string">
            <text:p>656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7</text:p>
          </table:table-cell>
          <table:table-cell office:value-type="string">
            <text:p>4/28/2008 10:30:22</text:p>
          </table:table-cell>
          <table:table-cell office:value-type="string">
            <text:p>4/28/2008 10:30:29</text:p>
          </table:table-cell>
          <table:table-cell office:value-type="string">
            <text:p>7805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string">
            <text:p>4/28/2008 10:29:21</text:p>
          </table:table-cell>
          <table:table-cell office:value-type="string">
            <text:p>4/28/2008 10:30:17</text:p>
          </table:table-cell>
          <table:table-cell office:value-type="string">
            <text:p>4/28/2008 10:30:18</text:p>
          </table:table-cell>
          <table:table-cell office:value-type="string">
            <text:p>4/28/2008 10:30:23</text:p>
          </table:table-cell>
          <table:table-cell office:value-type="string">
            <text:p>4879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table:number-columns-repeated="2" office:value-type="string">
            <text:p>4/28/2008 10:30:19</text:p>
          </table:table-cell>
          <table:table-cell office:value-type="string">
            <text:p>4/28/2008 10:30:21</text:p>
          </table:table-cell>
          <table:table-cell office:value-type="string">
            <text:p>1394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office:value-type="string">
            <text:p>4/28/2008 10:30:19</text:p>
          </table:table-cell>
          <table:table-cell office:value-type="string">
            <text:p>4/28/2008 10:30:24</text:p>
          </table:table-cell>
          <table:table-cell office:value-type="string">
            <text:p>4/28/2008 10:30:30</text:p>
          </table:table-cell>
          <table:table-cell office:value-type="string">
            <text:p>6061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office:value-type="string">
            <text:p>4/28/2008 10:30:19</text:p>
          </table:table-cell>
          <table:table-cell office:value-type="string">
            <text:p>4/28/2008 10:30:20</text:p>
          </table:table-cell>
          <table:table-cell office:value-type="string">
            <text:p>4/28/2008 10:30:24</text:p>
          </table:table-cell>
          <table:table-cell office:value-type="string">
            <text:p>397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table:number-columns-repeated="2" office:value-type="string">
            <text:p>4/28/2008 10:30:19</text:p>
          </table:table-cell>
          <table:table-cell office:value-type="string">
            <text:p>4/28/2008 10:30:21</text:p>
          </table:table-cell>
          <table:table-cell office:value-type="string">
            <text:p>162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office:value-type="string">
            <text:p>4/28/2008 10:30:19</text:p>
          </table:table-cell>
          <table:table-cell office:value-type="string">
            <text:p>4/28/2008 10:30:24</text:p>
          </table:table-cell>
          <table:table-cell office:value-type="string">
            <text:p>4/28/2008 10:30:29</text:p>
          </table:table-cell>
          <table:table-cell office:value-type="string">
            <text:p>466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office:value-type="string">
            <text:p>4/28/2008 10:30:19</text:p>
          </table:table-cell>
          <table:table-cell office:value-type="string">
            <text:p>4/28/2008 10:30:21</text:p>
          </table:table-cell>
          <table:table-cell office:value-type="string">
            <text:p>4/28/2008 10:30:25</text:p>
          </table:table-cell>
          <table:table-cell office:value-type="string">
            <text:p>392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table:number-columns-repeated="2" office:value-type="string">
            <text:p>4/28/2008 10:30:19</text:p>
          </table:table-cell>
          <table:table-cell office:value-type="string">
            <text:p>4/28/2008 10:30:21</text:p>
          </table:table-cell>
          <table:table-cell office:value-type="string">
            <text:p>1524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office:value-type="string">
            <text:p>4/28/2008 10:30:19</text:p>
          </table:table-cell>
          <table:table-cell office:value-type="string">
            <text:p>4/28/2008 10:30:24</text:p>
          </table:table-cell>
          <table:table-cell office:value-type="string">
            <text:p>4/28/2008 10:30:30</text:p>
          </table:table-cell>
          <table:table-cell office:value-type="string">
            <text:p>5478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office:value-type="string">
            <text:p>4/28/2008 10:30:19</text:p>
          </table:table-cell>
          <table:table-cell office:value-type="string">
            <text:p>4/28/2008 10:30:21</text:p>
          </table:table-cell>
          <table:table-cell office:value-type="string">
            <text:p>4/28/2008 10:30:24</text:p>
          </table:table-cell>
          <table:table-cell office:value-type="string">
            <text:p>3668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table:number-columns-repeated="2" office:value-type="string">
            <text:p>4/28/2008 10:30:19</text:p>
          </table:table-cell>
          <table:table-cell office:value-type="string">
            <text:p>4/28/2008 10:30:21</text:p>
          </table:table-cell>
          <table:table-cell office:value-type="string">
            <text:p>1604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office:value-type="string">
            <text:p>4/28/2008 10:30:22</text:p>
          </table:table-cell>
          <table:table-cell office:value-type="string">
            <text:p>4/28/2008 10:30:25</text:p>
          </table:table-cell>
          <table:table-cell office:value-type="string">
            <text:p>4/28/2008 10:30:30</text:p>
          </table:table-cell>
          <table:table-cell office:value-type="string">
            <text:p>5292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office:value-type="string">
            <text:p>4/28/2008 10:30:22</text:p>
          </table:table-cell>
          <table:table-cell office:value-type="string">
            <text:p>4/28/2008 10:30:23</text:p>
          </table:table-cell>
          <table:table-cell office:value-type="string">
            <text:p>4/28/2008 10:30:26</text:p>
          </table:table-cell>
          <table:table-cell office:value-type="string">
            <text:p>2697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table:number-columns-repeated="2" office:value-type="string">
            <text:p>4/28/2008 10:30:22</text:p>
          </table:table-cell>
          <table:table-cell office:value-type="string">
            <text:p>4/28/2008 10:30:23</text:p>
          </table:table-cell>
          <table:table-cell office:value-type="string">
            <text:p>809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office:value-type="string">
            <text:p>4/28/2008 10:30:22</text:p>
          </table:table-cell>
          <table:table-cell office:value-type="string">
            <text:p>4/28/2008 10:30:25</text:p>
          </table:table-cell>
          <table:table-cell office:value-type="string">
            <text:p>4/28/2008 10:30:30</text:p>
          </table:table-cell>
          <table:table-cell office:value-type="string">
            <text:p>548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table:number-columns-repeated="2" office:value-type="string">
            <text:p>4/28/2008 10:30:22</text:p>
          </table:table-cell>
          <table:table-cell office:value-type="string">
            <text:p>4/28/2008 10:30:25</text:p>
          </table:table-cell>
          <table:table-cell office:value-type="string">
            <text:p>2373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table:number-columns-repeated="2" office:value-type="string">
            <text:p>4/28/2008 10:30:22</text:p>
          </table:table-cell>
          <table:table-cell office:value-type="string">
            <text:p>4/28/2008 10:30:24</text:p>
          </table:table-cell>
          <table:table-cell office:value-type="string">
            <text:p>170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office:value-type="string">
            <text:p>4/28/2008 10:30:22</text:p>
          </table:table-cell>
          <table:table-cell office:value-type="string">
            <text:p>4/28/2008 10:30:26</text:p>
          </table:table-cell>
          <table:table-cell office:value-type="string">
            <text:p>4/28/2008 10:30:32</text:p>
          </table:table-cell>
          <table:table-cell office:value-type="string">
            <text:p>6273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office:value-type="string">
            <text:p>4/28/2008 10:30:22</text:p>
          </table:table-cell>
          <table:table-cell office:value-type="string">
            <text:p>4/28/2008 10:30:23</text:p>
          </table:table-cell>
          <table:table-cell office:value-type="string">
            <text:p>4/28/2008 10:30:28</text:p>
          </table:table-cell>
          <table:table-cell office:value-type="string">
            <text:p>5031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table:number-columns-repeated="2" office:value-type="string">
            <text:p>4/28/2008 10:30:22</text:p>
          </table:table-cell>
          <table:table-cell office:value-type="string">
            <text:p>4/28/2008 10:30:24</text:p>
          </table:table-cell>
          <table:table-cell office:value-type="string">
            <text:p>1700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office:value-type="string">
            <text:p>4/28/2008 10:30:22</text:p>
          </table:table-cell>
          <table:table-cell office:value-type="string">
            <text:p>4/28/2008 10:30:26</text:p>
          </table:table-cell>
          <table:table-cell office:value-type="string">
            <text:p>4/28/2008 10:30:32</text:p>
          </table:table-cell>
          <table:table-cell office:value-type="string">
            <text:p>6138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office:value-type="string">
            <text:p>4/28/2008 10:30:25</text:p>
          </table:table-cell>
          <table:table-cell office:value-type="string">
            <text:p>4/28/2008 10:30:28</text:p>
          </table:table-cell>
          <table:table-cell office:value-type="string">
            <text:p>4/28/2008 10:30:29</text:p>
          </table:table-cell>
          <table:table-cell office:value-type="string">
            <text:p>1042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table:number-columns-repeated="2" office:value-type="string">
            <text:p>4/28/2008 10:30:25</text:p>
          </table:table-cell>
          <table:table-cell office:value-type="string">
            <text:p>4/28/2008 10:30:28</text:p>
          </table:table-cell>
          <table:table-cell office:value-type="string">
            <text:p>2938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office:value-type="string">
            <text:p>4/28/2008 10:30:25</text:p>
          </table:table-cell>
          <table:table-cell office:value-type="string">
            <text:p>4/28/2008 10:30:28</text:p>
          </table:table-cell>
          <table:table-cell office:value-type="string">
            <text:p>4/28/2008 10:30:32</text:p>
          </table:table-cell>
          <table:table-cell office:value-type="string">
            <text:p>3389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table:number-columns-repeated="2" office:value-type="string">
            <text:p>4/28/2008 10:30:25</text:p>
          </table:table-cell>
          <table:table-cell office:value-type="string">
            <text:p>4/28/2008 10:30:28</text:p>
          </table:table-cell>
          <table:table-cell office:value-type="string">
            <text:p>3301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table:number-columns-repeated="2" office:value-type="string">
            <text:p>4/28/2008 10:30:25</text:p>
          </table:table-cell>
          <table:table-cell office:value-type="string">
            <text:p>4/28/2008 10:30:28</text:p>
          </table:table-cell>
          <table:table-cell office:value-type="string">
            <text:p>3320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office:value-type="string">
            <text:p>4/28/2008 10:30:25</text:p>
          </table:table-cell>
          <table:table-cell office:value-type="string">
            <text:p>4/28/2008 10:30:29</text:p>
          </table:table-cell>
          <table:table-cell office:value-type="string">
            <text:p>4/28/2008 10:30:32</text:p>
          </table:table-cell>
          <table:table-cell office:value-type="string">
            <text:p>356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table:number-columns-repeated="2" office:value-type="string">
            <text:p>4/28/2008 10:30:25</text:p>
          </table:table-cell>
          <table:table-cell office:value-type="string">
            <text:p>4/28/2008 10:30:27</text:p>
          </table:table-cell>
          <table:table-cell office:value-type="string">
            <text:p>2360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table:number-columns-repeated="2" office:value-type="string">
            <text:p>4/28/2008 10:30:25</text:p>
          </table:table-cell>
          <table:table-cell office:value-type="string">
            <text:p>4/28/2008 10:30:28</text:p>
          </table:table-cell>
          <table:table-cell office:value-type="string">
            <text:p>3407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table:number-columns-repeated="2" office:value-type="string">
            <text:p>4/28/2008 10:30:25</text:p>
          </table:table-cell>
          <table:table-cell office:value-type="string">
            <text:p>4/28/2008 10:30:28</text:p>
          </table:table-cell>
          <table:table-cell office:value-type="string">
            <text:p>2880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string">
            <text:p>4/28/2008 10:29:22</text:p>
          </table:table-cell>
          <table:table-cell office:value-type="string">
            <text:p>4/28/2008 10:30:25</text:p>
          </table:table-cell>
          <table:table-cell office:value-type="string">
            <text:p>4/28/2008 10:30:28</text:p>
          </table:table-cell>
          <table:table-cell office:value-type="string">
            <text:p>4/28/2008 10:30:32</text:p>
          </table:table-cell>
          <table:table-cell office:value-type="string">
            <text:p>3478.0</text:p>
          </table:table-cell>
          <table:table-cell office:value-type="string">
            <text:p>3.0null</text:p>
          </table:table-cell>
        </table:table-row>
      </table:table>
      <table:table table:name="Crivo 35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ce1"/>
        <table:table-column table:style-name="co7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ERROR-RETRY-TIMES</text:p>
          </table:table-cell>
          <table:table-cell office:value-type="string">
            <text:p>CREATED-TIME</text:p>
          </table:table-cell>
          <table:table-cell office:value-type="string">
            <text:p>SUBMITED-TIME</text:p>
          </table:table-cell>
          <table:table-cell office:value-type="string">
            <text:p>STARTED_TIME</text:p>
          </table:table-cell>
          <table:table-cell office:value-type="string">
            <text:p>FINISHED_TIME</text:p>
          </table:table-cell>
          <table:table-cell office:value-type="string">
            <text:p>EXECUTION-TIME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4/29/2008 0:2:14</text:p>
          </table:table-cell>
          <table:table-cell table:number-columns-repeated="2" office:value-type="string">
            <text:p>4/29/2008 0:2:27</text:p>
          </table:table-cell>
          <table:table-cell office:value-type="string">
            <text:p>4/29/2008 0:2:28</text:p>
          </table:table-cell>
          <table:table-cell office:value-type="string">
            <text:p>1512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7</text:p>
          </table:table-cell>
          <table:table-cell office:value-type="string">
            <text:p>4/29/2008 0:2:30</text:p>
          </table:table-cell>
          <table:table-cell office:value-type="string">
            <text:p>4/29/2008 0:2:39</text:p>
          </table:table-cell>
          <table:table-cell office:value-type="string">
            <text:p>8884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7</text:p>
          </table:table-cell>
          <table:table-cell office:value-type="string">
            <text:p>4/29/2008 0:2:28</text:p>
          </table:table-cell>
          <table:table-cell office:value-type="string">
            <text:p>4/29/2008 0:2:33</text:p>
          </table:table-cell>
          <table:table-cell office:value-type="string">
            <text:p>4127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table:number-columns-repeated="2" office:value-type="string">
            <text:p>4/29/2008 0:2:27</text:p>
          </table:table-cell>
          <table:table-cell office:value-type="string">
            <text:p>4/29/2008 0:2:29</text:p>
          </table:table-cell>
          <table:table-cell office:value-type="string">
            <text:p>1588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7</text:p>
          </table:table-cell>
          <table:table-cell office:value-type="string">
            <text:p>4/29/2008 0:2:28</text:p>
          </table:table-cell>
          <table:table-cell office:value-type="string">
            <text:p>4/29/2008 0:2:31</text:p>
          </table:table-cell>
          <table:table-cell office:value-type="string">
            <text:p>342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table:number-columns-repeated="2" office:value-type="string">
            <text:p>4/29/2008 0:2:27</text:p>
          </table:table-cell>
          <table:table-cell office:value-type="string">
            <text:p>4/29/2008 0:2:28</text:p>
          </table:table-cell>
          <table:table-cell office:value-type="string">
            <text:p>1241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7</text:p>
          </table:table-cell>
          <table:table-cell office:value-type="string">
            <text:p>4/29/2008 0:2:30</text:p>
          </table:table-cell>
          <table:table-cell office:value-type="string">
            <text:p>4/29/2008 0:2:35</text:p>
          </table:table-cell>
          <table:table-cell office:value-type="string">
            <text:p>4693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table:number-columns-repeated="2" office:value-type="string">
            <text:p>4/29/2008 0:2:27</text:p>
          </table:table-cell>
          <table:table-cell office:value-type="string">
            <text:p>4/29/2008 0:2:30</text:p>
          </table:table-cell>
          <table:table-cell office:value-type="string">
            <text:p>3439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7</text:p>
          </table:table-cell>
          <table:table-cell office:value-type="string">
            <text:p>4/29/2008 0:2:29</text:p>
          </table:table-cell>
          <table:table-cell office:value-type="string">
            <text:p>4/29/2008 0:2:33</text:p>
          </table:table-cell>
          <table:table-cell office:value-type="string">
            <text:p>3940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7</text:p>
          </table:table-cell>
          <table:table-cell office:value-type="string">
            <text:p>4/29/2008 0:2:29</text:p>
          </table:table-cell>
          <table:table-cell office:value-type="string">
            <text:p>4/29/2008 0:2:31</text:p>
          </table:table-cell>
          <table:table-cell office:value-type="string">
            <text:p>2514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8</text:p>
          </table:table-cell>
          <table:table-cell office:value-type="string">
            <text:p>4/29/2008 0:2:29</text:p>
          </table:table-cell>
          <table:table-cell office:value-type="string">
            <text:p>4/29/2008 0:2:32</text:p>
          </table:table-cell>
          <table:table-cell office:value-type="string">
            <text:p>2862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8</text:p>
          </table:table-cell>
          <table:table-cell office:value-type="string">
            <text:p>4/29/2008 0:2:31</text:p>
          </table:table-cell>
          <table:table-cell office:value-type="string">
            <text:p>4/29/2008 0:2:40</text:p>
          </table:table-cell>
          <table:table-cell office:value-type="string">
            <text:p>9041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table:number-columns-repeated="2" office:value-type="string">
            <text:p>4/29/2008 0:2:28</text:p>
          </table:table-cell>
          <table:table-cell office:value-type="string">
            <text:p>4/29/2008 0:2:31</text:p>
          </table:table-cell>
          <table:table-cell office:value-type="string">
            <text:p>2729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8</text:p>
          </table:table-cell>
          <table:table-cell office:value-type="string">
            <text:p>4/29/2008 0:2:29</text:p>
          </table:table-cell>
          <table:table-cell office:value-type="string">
            <text:p>4/29/2008 0:2:34</text:p>
          </table:table-cell>
          <table:table-cell office:value-type="string">
            <text:p>5072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8</text:p>
          </table:table-cell>
          <table:table-cell office:value-type="string">
            <text:p>4/29/2008 0:2:29</text:p>
          </table:table-cell>
          <table:table-cell office:value-type="string">
            <text:p>4/29/2008 0:2:33</text:p>
          </table:table-cell>
          <table:table-cell office:value-type="string">
            <text:p>398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8</text:p>
          </table:table-cell>
          <table:table-cell office:value-type="string">
            <text:p>4/29/2008 0:2:29</text:p>
          </table:table-cell>
          <table:table-cell office:value-type="string">
            <text:p>4/29/2008 0:2:34</text:p>
          </table:table-cell>
          <table:table-cell office:value-type="string">
            <text:p>4579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8</text:p>
          </table:table-cell>
          <table:table-cell office:value-type="string">
            <text:p>4/29/2008 0:2:29</text:p>
          </table:table-cell>
          <table:table-cell office:value-type="string">
            <text:p>4/29/2008 0:2:32</text:p>
          </table:table-cell>
          <table:table-cell office:value-type="string">
            <text:p>365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8</text:p>
          </table:table-cell>
          <table:table-cell office:value-type="string">
            <text:p>4/29/2008 0:2:30</text:p>
          </table:table-cell>
          <table:table-cell office:value-type="string">
            <text:p>4/29/2008 0:2:40</text:p>
          </table:table-cell>
          <table:table-cell office:value-type="string">
            <text:p>9772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8</text:p>
          </table:table-cell>
          <table:table-cell office:value-type="string">
            <text:p>4/29/2008 0:2:31</text:p>
          </table:table-cell>
          <table:table-cell office:value-type="string">
            <text:p>4/29/2008 0:2:40</text:p>
          </table:table-cell>
          <table:table-cell office:value-type="string">
            <text:p>8464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8</text:p>
          </table:table-cell>
          <table:table-cell office:value-type="string">
            <text:p>4/29/2008 0:2:31</text:p>
          </table:table-cell>
          <table:table-cell office:value-type="string">
            <text:p>4/29/2008 0:2:45</text:p>
          </table:table-cell>
          <table:table-cell office:value-type="string">
            <text:p>13632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9</text:p>
          </table:table-cell>
          <table:table-cell office:value-type="string">
            <text:p>4/29/2008 0:2:32</text:p>
          </table:table-cell>
          <table:table-cell office:value-type="string">
            <text:p>4/29/2008 0:2:43</text:p>
          </table:table-cell>
          <table:table-cell office:value-type="string">
            <text:p>11115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table:number-columns-repeated="2" office:value-type="string">
            <text:p>4/29/2008 0:2:29</text:p>
          </table:table-cell>
          <table:table-cell office:value-type="string">
            <text:p>4/29/2008 0:2:31</text:p>
          </table:table-cell>
          <table:table-cell office:value-type="string">
            <text:p>2513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9</text:p>
          </table:table-cell>
          <table:table-cell office:value-type="string">
            <text:p>4/29/2008 0:2:30</text:p>
          </table:table-cell>
          <table:table-cell office:value-type="string">
            <text:p>4/29/2008 0:2:39</text:p>
          </table:table-cell>
          <table:table-cell office:value-type="string">
            <text:p>886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9</text:p>
          </table:table-cell>
          <table:table-cell office:value-type="string">
            <text:p>4/29/2008 0:2:31</text:p>
          </table:table-cell>
          <table:table-cell office:value-type="string">
            <text:p>4/29/2008 0:2:45</text:p>
          </table:table-cell>
          <table:table-cell office:value-type="string">
            <text:p>14251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9</text:p>
          </table:table-cell>
          <table:table-cell office:value-type="string">
            <text:p>4/29/2008 0:2:31</text:p>
          </table:table-cell>
          <table:table-cell office:value-type="string">
            <text:p>4/29/2008 0:2:42</text:p>
          </table:table-cell>
          <table:table-cell office:value-type="string">
            <text:p>10610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9</text:p>
          </table:table-cell>
          <table:table-cell office:value-type="string">
            <text:p>4/29/2008 0:2:31</text:p>
          </table:table-cell>
          <table:table-cell office:value-type="string">
            <text:p>4/29/2008 0:2:35</text:p>
          </table:table-cell>
          <table:table-cell office:value-type="string">
            <text:p>3916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9</text:p>
          </table:table-cell>
          <table:table-cell office:value-type="string">
            <text:p>4/29/2008 0:2:31</text:p>
          </table:table-cell>
          <table:table-cell office:value-type="string">
            <text:p>4/29/2008 0:2:43</text:p>
          </table:table-cell>
          <table:table-cell office:value-type="string">
            <text:p>11599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9</text:p>
          </table:table-cell>
          <table:table-cell office:value-type="string">
            <text:p>4/29/2008 0:2:30</text:p>
          </table:table-cell>
          <table:table-cell office:value-type="string">
            <text:p>4/29/2008 0:2:34</text:p>
          </table:table-cell>
          <table:table-cell office:value-type="string">
            <text:p>3949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9</text:p>
          </table:table-cell>
          <table:table-cell office:value-type="string">
            <text:p>4/29/2008 0:2:31</text:p>
          </table:table-cell>
          <table:table-cell office:value-type="string">
            <text:p>4/29/2008 0:2:46</text:p>
          </table:table-cell>
          <table:table-cell office:value-type="string">
            <text:p>15029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9</text:p>
          </table:table-cell>
          <table:table-cell office:value-type="string">
            <text:p>4/29/2008 0:2:31</text:p>
          </table:table-cell>
          <table:table-cell office:value-type="string">
            <text:p>4/29/2008 0:2:41</text:p>
          </table:table-cell>
          <table:table-cell office:value-type="string">
            <text:p>9286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9</text:p>
          </table:table-cell>
          <table:table-cell office:value-type="string">
            <text:p>4/29/2008 0:2:31</text:p>
          </table:table-cell>
          <table:table-cell office:value-type="string">
            <text:p>4/29/2008 0:2:34</text:p>
          </table:table-cell>
          <table:table-cell office:value-type="string">
            <text:p>3781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29</text:p>
          </table:table-cell>
          <table:table-cell office:value-type="string">
            <text:p>4/29/2008 0:2:31</text:p>
          </table:table-cell>
          <table:table-cell office:value-type="string">
            <text:p>4/29/2008 0:2:40</text:p>
          </table:table-cell>
          <table:table-cell office:value-type="string">
            <text:p>847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30</text:p>
          </table:table-cell>
          <table:table-cell office:value-type="string">
            <text:p>4/29/2008 0:2:32</text:p>
          </table:table-cell>
          <table:table-cell office:value-type="string">
            <text:p>4/29/2008 0:2:41</text:p>
          </table:table-cell>
          <table:table-cell office:value-type="string">
            <text:p>9478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30</text:p>
          </table:table-cell>
          <table:table-cell office:value-type="string">
            <text:p>4/29/2008 0:2:31</text:p>
          </table:table-cell>
          <table:table-cell office:value-type="string">
            <text:p>4/29/2008 0:2:35</text:p>
          </table:table-cell>
          <table:table-cell office:value-type="string">
            <text:p>413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30</text:p>
          </table:table-cell>
          <table:table-cell office:value-type="string">
            <text:p>4/29/2008 0:2:33</text:p>
          </table:table-cell>
          <table:table-cell office:value-type="string">
            <text:p>4/29/2008 0:2:43</text:p>
          </table:table-cell>
          <table:table-cell office:value-type="string">
            <text:p>10577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30</text:p>
          </table:table-cell>
          <table:table-cell office:value-type="string">
            <text:p>4/29/2008 0:2:33</text:p>
          </table:table-cell>
          <table:table-cell office:value-type="string">
            <text:p>4/29/2008 0:2:45</text:p>
          </table:table-cell>
          <table:table-cell office:value-type="string">
            <text:p>11777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30</text:p>
          </table:table-cell>
          <table:table-cell office:value-type="string">
            <text:p>4/29/2008 0:2:35</text:p>
          </table:table-cell>
          <table:table-cell office:value-type="string">
            <text:p>4/29/2008 0:2:44</text:p>
          </table:table-cell>
          <table:table-cell office:value-type="string">
            <text:p>9646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31</text:p>
          </table:table-cell>
          <table:table-cell office:value-type="string">
            <text:p>4/29/2008 0:2:32</text:p>
          </table:table-cell>
          <table:table-cell office:value-type="string">
            <text:p>4/29/2008 0:2:39</text:p>
          </table:table-cell>
          <table:table-cell office:value-type="string">
            <text:p>7681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31</text:p>
          </table:table-cell>
          <table:table-cell office:value-type="string">
            <text:p>4/29/2008 0:2:33</text:p>
          </table:table-cell>
          <table:table-cell office:value-type="string">
            <text:p>4/29/2008 0:2:43</text:p>
          </table:table-cell>
          <table:table-cell office:value-type="string">
            <text:p>10084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4/29/2008 0:2:14</text:p>
          </table:table-cell>
          <table:table-cell office:value-type="string">
            <text:p>4/29/2008 0:2:31</text:p>
          </table:table-cell>
          <table:table-cell office:value-type="string">
            <text:p>4/29/2008 0:2:34</text:p>
          </table:table-cell>
          <table:table-cell office:value-type="string">
            <text:p>4/29/2008 0:2:49</text:p>
          </table:table-cell>
          <table:table-cell office:value-type="string">
            <text:p>14775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0</text:p>
          </table:table-cell>
          <table:table-cell office:value-type="string">
            <text:p>4/29/2008 0:2:35</text:p>
          </table:table-cell>
          <table:table-cell office:value-type="string">
            <text:p>4/29/2008 0:2:48</text:p>
          </table:table-cell>
          <table:table-cell office:value-type="string">
            <text:p>13077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0</text:p>
          </table:table-cell>
          <table:table-cell office:value-type="string">
            <text:p>4/29/2008 0:2:35</text:p>
          </table:table-cell>
          <table:table-cell office:value-type="string">
            <text:p>4/29/2008 0:2:46</text:p>
          </table:table-cell>
          <table:table-cell office:value-type="string">
            <text:p>10948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0</text:p>
          </table:table-cell>
          <table:table-cell office:value-type="string">
            <text:p>4/29/2008 0:2:32</text:p>
          </table:table-cell>
          <table:table-cell office:value-type="string">
            <text:p>4/29/2008 0:2:45</text:p>
          </table:table-cell>
          <table:table-cell office:value-type="string">
            <text:p>13608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0</text:p>
          </table:table-cell>
          <table:table-cell office:value-type="string">
            <text:p>4/29/2008 0:2:32</text:p>
          </table:table-cell>
          <table:table-cell office:value-type="string">
            <text:p>4/29/2008 0:2:39</text:p>
          </table:table-cell>
          <table:table-cell office:value-type="string">
            <text:p>7184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0</text:p>
          </table:table-cell>
          <table:table-cell office:value-type="string">
            <text:p>4/29/2008 0:2:35</text:p>
          </table:table-cell>
          <table:table-cell office:value-type="string">
            <text:p>4/29/2008 0:2:49</text:p>
          </table:table-cell>
          <table:table-cell office:value-type="string">
            <text:p>14283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0</text:p>
          </table:table-cell>
          <table:table-cell office:value-type="string">
            <text:p>4/29/2008 0:2:33</text:p>
          </table:table-cell>
          <table:table-cell office:value-type="string">
            <text:p>4/29/2008 0:2:45</text:p>
          </table:table-cell>
          <table:table-cell office:value-type="string">
            <text:p>11427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0</text:p>
          </table:table-cell>
          <table:table-cell office:value-type="string">
            <text:p>4/29/2008 0:2:33</text:p>
          </table:table-cell>
          <table:table-cell office:value-type="string">
            <text:p>4/29/2008 0:2:45</text:p>
          </table:table-cell>
          <table:table-cell office:value-type="string">
            <text:p>12048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1</text:p>
          </table:table-cell>
          <table:table-cell office:value-type="string">
            <text:p>4/29/2008 0:2:33</text:p>
          </table:table-cell>
          <table:table-cell office:value-type="string">
            <text:p>4/29/2008 0:2:46</text:p>
          </table:table-cell>
          <table:table-cell office:value-type="string">
            <text:p>13052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1</text:p>
          </table:table-cell>
          <table:table-cell office:value-type="string">
            <text:p>4/29/2008 0:2:34</text:p>
          </table:table-cell>
          <table:table-cell office:value-type="string">
            <text:p>4/29/2008 0:2:49</text:p>
          </table:table-cell>
          <table:table-cell office:value-type="string">
            <text:p>14608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1</text:p>
          </table:table-cell>
          <table:table-cell office:value-type="string">
            <text:p>4/29/2008 0:2:34</text:p>
          </table:table-cell>
          <table:table-cell office:value-type="string">
            <text:p>4/29/2008 0:2:43</text:p>
          </table:table-cell>
          <table:table-cell office:value-type="string">
            <text:p>8818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0</text:p>
          </table:table-cell>
          <table:table-cell office:value-type="string">
            <text:p>4/29/2008 0:2:35</text:p>
          </table:table-cell>
          <table:table-cell office:value-type="string">
            <text:p>4/29/2008 0:2:45</text:p>
          </table:table-cell>
          <table:table-cell office:value-type="string">
            <text:p>10438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0</text:p>
          </table:table-cell>
          <table:table-cell office:value-type="string">
            <text:p>4/29/2008 0:2:32</text:p>
          </table:table-cell>
          <table:table-cell office:value-type="string">
            <text:p>4/29/2008 0:2:46</text:p>
          </table:table-cell>
          <table:table-cell office:value-type="string">
            <text:p>13744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0</text:p>
          </table:table-cell>
          <table:table-cell office:value-type="string">
            <text:p>4/29/2008 0:2:33</text:p>
          </table:table-cell>
          <table:table-cell office:value-type="string">
            <text:p>4/29/2008 0:2:45</text:p>
          </table:table-cell>
          <table:table-cell office:value-type="string">
            <text:p>12323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0</text:p>
          </table:table-cell>
          <table:table-cell office:value-type="string">
            <text:p>4/29/2008 0:2:35</text:p>
          </table:table-cell>
          <table:table-cell office:value-type="string">
            <text:p>4/29/2008 0:2:49</text:p>
          </table:table-cell>
          <table:table-cell office:value-type="string">
            <text:p>13272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0</text:p>
          </table:table-cell>
          <table:table-cell office:value-type="string">
            <text:p>4/29/2008 0:2:34</text:p>
          </table:table-cell>
          <table:table-cell office:value-type="string">
            <text:p>4/29/2008 0:2:44</text:p>
          </table:table-cell>
          <table:table-cell office:value-type="string">
            <text:p>9790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1</text:p>
          </table:table-cell>
          <table:table-cell office:value-type="string">
            <text:p>4/29/2008 0:2:35</text:p>
          </table:table-cell>
          <table:table-cell office:value-type="string">
            <text:p>4/29/2008 0:2:47</text:p>
          </table:table-cell>
          <table:table-cell office:value-type="string">
            <text:p>11785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1</text:p>
          </table:table-cell>
          <table:table-cell office:value-type="string">
            <text:p>4/29/2008 0:2:33</text:p>
          </table:table-cell>
          <table:table-cell office:value-type="string">
            <text:p>4/29/2008 0:2:39</text:p>
          </table:table-cell>
          <table:table-cell office:value-type="string">
            <text:p>6753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1</text:p>
          </table:table-cell>
          <table:table-cell office:value-type="string">
            <text:p>4/29/2008 0:2:34</text:p>
          </table:table-cell>
          <table:table-cell office:value-type="string">
            <text:p>4/29/2008 0:2:47</text:p>
          </table:table-cell>
          <table:table-cell office:value-type="string">
            <text:p>13664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1</text:p>
          </table:table-cell>
          <table:table-cell office:value-type="string">
            <text:p>4/29/2008 0:2:37</text:p>
          </table:table-cell>
          <table:table-cell office:value-type="string">
            <text:p>4/29/2008 0:2:49</text:p>
          </table:table-cell>
          <table:table-cell office:value-type="string">
            <text:p>12541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1</text:p>
          </table:table-cell>
          <table:table-cell office:value-type="string">
            <text:p>4/29/2008 0:2:33</text:p>
          </table:table-cell>
          <table:table-cell office:value-type="string">
            <text:p>4/29/2008 0:2:46</text:p>
          </table:table-cell>
          <table:table-cell office:value-type="string">
            <text:p>12711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1</text:p>
          </table:table-cell>
          <table:table-cell office:value-type="string">
            <text:p>4/29/2008 0:2:37</text:p>
          </table:table-cell>
          <table:table-cell office:value-type="string">
            <text:p>4/29/2008 0:2:49</text:p>
          </table:table-cell>
          <table:table-cell office:value-type="string">
            <text:p>12095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1</text:p>
          </table:table-cell>
          <table:table-cell office:value-type="string">
            <text:p>4/29/2008 0:2:37</text:p>
          </table:table-cell>
          <table:table-cell office:value-type="string">
            <text:p>4/29/2008 0:2:48</text:p>
          </table:table-cell>
          <table:table-cell office:value-type="string">
            <text:p>11210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1</text:p>
          </table:table-cell>
          <table:table-cell office:value-type="string">
            <text:p>4/29/2008 0:2:33</text:p>
          </table:table-cell>
          <table:table-cell office:value-type="string">
            <text:p>4/29/2008 0:2:40</text:p>
          </table:table-cell>
          <table:table-cell office:value-type="string">
            <text:p>6927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1</text:p>
          </table:table-cell>
          <table:table-cell office:value-type="string">
            <text:p>4/29/2008 0:2:34</text:p>
          </table:table-cell>
          <table:table-cell office:value-type="string">
            <text:p>4/29/2008 0:2:43</text:p>
          </table:table-cell>
          <table:table-cell office:value-type="string">
            <text:p>8372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1</text:p>
          </table:table-cell>
          <table:table-cell office:value-type="string">
            <text:p>4/29/2008 0:2:34</text:p>
          </table:table-cell>
          <table:table-cell office:value-type="string">
            <text:p>4/29/2008 0:2:48</text:p>
          </table:table-cell>
          <table:table-cell office:value-type="string">
            <text:p>13577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2</text:p>
          </table:table-cell>
          <table:table-cell office:value-type="string">
            <text:p>4/29/2008 0:2:37</text:p>
          </table:table-cell>
          <table:table-cell office:value-type="string">
            <text:p>4/29/2008 0:2:48</text:p>
          </table:table-cell>
          <table:table-cell office:value-type="string">
            <text:p>11564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2</text:p>
          </table:table-cell>
          <table:table-cell office:value-type="string">
            <text:p>4/29/2008 0:2:37</text:p>
          </table:table-cell>
          <table:table-cell office:value-type="string">
            <text:p>4/29/2008 0:2:47</text:p>
          </table:table-cell>
          <table:table-cell office:value-type="string">
            <text:p>10492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2</text:p>
          </table:table-cell>
          <table:table-cell office:value-type="string">
            <text:p>4/29/2008 0:2:36</text:p>
          </table:table-cell>
          <table:table-cell office:value-type="string">
            <text:p>4/29/2008 0:2:48</text:p>
          </table:table-cell>
          <table:table-cell office:value-type="string">
            <text:p>12169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2</text:p>
          </table:table-cell>
          <table:table-cell office:value-type="string">
            <text:p>4/29/2008 0:2:34</text:p>
          </table:table-cell>
          <table:table-cell office:value-type="string">
            <text:p>4/29/2008 0:2:43</text:p>
          </table:table-cell>
          <table:table-cell office:value-type="string">
            <text:p>8991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2</text:p>
          </table:table-cell>
          <table:table-cell office:value-type="string">
            <text:p>4/29/2008 0:2:37</text:p>
          </table:table-cell>
          <table:table-cell office:value-type="string">
            <text:p>4/29/2008 0:2:48</text:p>
          </table:table-cell>
          <table:table-cell office:value-type="string">
            <text:p>11004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2</text:p>
          </table:table-cell>
          <table:table-cell office:value-type="string">
            <text:p>4/29/2008 0:2:37</text:p>
          </table:table-cell>
          <table:table-cell office:value-type="string">
            <text:p>4/29/2008 0:2:49</text:p>
          </table:table-cell>
          <table:table-cell office:value-type="string">
            <text:p>11749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2</text:p>
          </table:table-cell>
          <table:table-cell office:value-type="string">
            <text:p>4/29/2008 0:2:36</text:p>
          </table:table-cell>
          <table:table-cell office:value-type="string">
            <text:p>4/29/2008 0:2:49</text:p>
          </table:table-cell>
          <table:table-cell office:value-type="string">
            <text:p>13005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2</text:p>
          </table:table-cell>
          <table:table-cell office:value-type="string">
            <text:p>4/29/2008 0:2:34</text:p>
          </table:table-cell>
          <table:table-cell office:value-type="string">
            <text:p>4/29/2008 0:2:42</text:p>
          </table:table-cell>
          <table:table-cell office:value-type="string">
            <text:p>7729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2</text:p>
          </table:table-cell>
          <table:table-cell office:value-type="string">
            <text:p>4/29/2008 0:2:34</text:p>
          </table:table-cell>
          <table:table-cell office:value-type="string">
            <text:p>4/29/2008 0:2:43</text:p>
          </table:table-cell>
          <table:table-cell office:value-type="string">
            <text:p>8863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2</text:p>
          </table:table-cell>
          <table:table-cell office:value-type="string">
            <text:p>4/29/2008 0:2:37</text:p>
          </table:table-cell>
          <table:table-cell office:value-type="string">
            <text:p>4/29/2008 0:2:49</text:p>
          </table:table-cell>
          <table:table-cell office:value-type="string">
            <text:p>12213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2</text:p>
          </table:table-cell>
          <table:table-cell office:value-type="string">
            <text:p>4/29/2008 0:2:34</text:p>
          </table:table-cell>
          <table:table-cell office:value-type="string">
            <text:p>4/29/2008 0:2:42</text:p>
          </table:table-cell>
          <table:table-cell office:value-type="string">
            <text:p>8272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3</text:p>
          </table:table-cell>
          <table:table-cell office:value-type="string">
            <text:p>4/29/2008 0:2:35</text:p>
          </table:table-cell>
          <table:table-cell office:value-type="string">
            <text:p>4/29/2008 0:2:49</text:p>
          </table:table-cell>
          <table:table-cell office:value-type="string">
            <text:p>13393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3</text:p>
          </table:table-cell>
          <table:table-cell office:value-type="string">
            <text:p>4/29/2008 0:2:39</text:p>
          </table:table-cell>
          <table:table-cell office:value-type="string">
            <text:p>4/29/2008 0:2:50</text:p>
          </table:table-cell>
          <table:table-cell office:value-type="string">
            <text:p>10841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3</text:p>
          </table:table-cell>
          <table:table-cell office:value-type="string">
            <text:p>4/29/2008 0:2:34</text:p>
          </table:table-cell>
          <table:table-cell office:value-type="string">
            <text:p>4/29/2008 0:2:44</text:p>
          </table:table-cell>
          <table:table-cell office:value-type="string">
            <text:p>10070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table:number-columns-repeated="2" office:value-type="string">
            <text:p>4/29/2008 0:2:34</text:p>
          </table:table-cell>
          <table:table-cell office:value-type="string">
            <text:p>4/29/2008 0:2:43</text:p>
          </table:table-cell>
          <table:table-cell office:value-type="string">
            <text:p>8481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3</text:p>
          </table:table-cell>
          <table:table-cell office:value-type="string">
            <text:p>4/29/2008 0:2:39</text:p>
          </table:table-cell>
          <table:table-cell office:value-type="string">
            <text:p>4/29/2008 0:2:49</text:p>
          </table:table-cell>
          <table:table-cell office:value-type="string">
            <text:p>10658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3</text:p>
          </table:table-cell>
          <table:table-cell office:value-type="string">
            <text:p>4/29/2008 0:2:37</text:p>
          </table:table-cell>
          <table:table-cell office:value-type="string">
            <text:p>4/29/2008 0:2:49</text:p>
          </table:table-cell>
          <table:table-cell office:value-type="string">
            <text:p>11785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4</text:p>
          </table:table-cell>
          <table:table-cell office:value-type="string">
            <text:p>4/29/2008 0:2:39</text:p>
          </table:table-cell>
          <table:table-cell office:value-type="string">
            <text:p>4/29/2008 0:2:50</text:p>
          </table:table-cell>
          <table:table-cell office:value-type="string">
            <text:p>11457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4</text:p>
          </table:table-cell>
          <table:table-cell office:value-type="string">
            <text:p>4/29/2008 0:2:40</text:p>
          </table:table-cell>
          <table:table-cell office:value-type="string">
            <text:p>4/29/2008 0:2:50</text:p>
          </table:table-cell>
          <table:table-cell office:value-type="string">
            <text:p>9898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4</text:p>
          </table:table-cell>
          <table:table-cell office:value-type="string">
            <text:p>4/29/2008 0:2:35</text:p>
          </table:table-cell>
          <table:table-cell office:value-type="string">
            <text:p>4/29/2008 0:2:45</text:p>
          </table:table-cell>
          <table:table-cell office:value-type="string">
            <text:p>10306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4</text:p>
          </table:table-cell>
          <table:table-cell office:value-type="string">
            <text:p>4/29/2008 0:2:37</text:p>
          </table:table-cell>
          <table:table-cell office:value-type="string">
            <text:p>4/29/2008 0:2:48</text:p>
          </table:table-cell>
          <table:table-cell office:value-type="string">
            <text:p>11441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4</text:p>
          </table:table-cell>
          <table:table-cell office:value-type="string">
            <text:p>4/29/2008 0:2:35</text:p>
          </table:table-cell>
          <table:table-cell office:value-type="string">
            <text:p>4/29/2008 0:2:43</text:p>
          </table:table-cell>
          <table:table-cell office:value-type="string">
            <text:p>8551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4</text:p>
          </table:table-cell>
          <table:table-cell office:value-type="string">
            <text:p>4/29/2008 0:2:40</text:p>
          </table:table-cell>
          <table:table-cell office:value-type="string">
            <text:p>4/29/2008 0:2:49</text:p>
          </table:table-cell>
          <table:table-cell office:value-type="string">
            <text:p>9343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4</text:p>
          </table:table-cell>
          <table:table-cell office:value-type="string">
            <text:p>4/29/2008 0:2:38</text:p>
          </table:table-cell>
          <table:table-cell office:value-type="string">
            <text:p>4/29/2008 0:2:49</text:p>
          </table:table-cell>
          <table:table-cell office:value-type="string">
            <text:p>11127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4</text:p>
          </table:table-cell>
          <table:table-cell office:value-type="string">
            <text:p>4/29/2008 0:2:40</text:p>
          </table:table-cell>
          <table:table-cell office:value-type="string">
            <text:p>4/29/2008 0:2:49</text:p>
          </table:table-cell>
          <table:table-cell office:value-type="string">
            <text:p>9044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4</text:p>
          </table:table-cell>
          <table:table-cell office:value-type="string">
            <text:p>4/29/2008 0:2:35</text:p>
          </table:table-cell>
          <table:table-cell office:value-type="string">
            <text:p>4/29/2008 0:2:46</text:p>
          </table:table-cell>
          <table:table-cell office:value-type="string">
            <text:p>10967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4</text:p>
          </table:table-cell>
          <table:table-cell office:value-type="string">
            <text:p>4/29/2008 0:2:39</text:p>
          </table:table-cell>
          <table:table-cell office:value-type="string">
            <text:p>4/29/2008 0:2:51</text:p>
          </table:table-cell>
          <table:table-cell office:value-type="string">
            <text:p>11768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4</text:p>
          </table:table-cell>
          <table:table-cell office:value-type="string">
            <text:p>4/29/2008 0:2:41</text:p>
          </table:table-cell>
          <table:table-cell office:value-type="string">
            <text:p>4/29/2008 0:2:50</text:p>
          </table:table-cell>
          <table:table-cell office:value-type="string">
            <text:p>8311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4</text:p>
          </table:table-cell>
          <table:table-cell office:value-type="string">
            <text:p>4/29/2008 0:2:35</text:p>
          </table:table-cell>
          <table:table-cell office:value-type="string">
            <text:p>4/29/2008 0:2:46</text:p>
          </table:table-cell>
          <table:table-cell office:value-type="string">
            <text:p>10469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4</text:p>
          </table:table-cell>
          <table:table-cell office:value-type="string">
            <text:p>4/29/2008 0:2:40</text:p>
          </table:table-cell>
          <table:table-cell office:value-type="string">
            <text:p>4/29/2008 0:2:52</text:p>
          </table:table-cell>
          <table:table-cell office:value-type="string">
            <text:p>12470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5</text:p>
          </table:table-cell>
          <table:table-cell office:value-type="string">
            <text:p>4/29/2008 0:2:44</text:p>
          </table:table-cell>
          <table:table-cell office:value-type="string">
            <text:p>4/29/2008 0:2:51</text:p>
          </table:table-cell>
          <table:table-cell office:value-type="string">
            <text:p>6764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table:number-columns-repeated="2" office:value-type="string">
            <text:p>4/29/2008 0:2:35</text:p>
          </table:table-cell>
          <table:table-cell office:value-type="string">
            <text:p>4/29/2008 0:2:45</text:p>
          </table:table-cell>
          <table:table-cell office:value-type="string">
            <text:p>9942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5</text:p>
          </table:table-cell>
          <table:table-cell office:value-type="string">
            <text:p>4/29/2008 0:2:40</text:p>
          </table:table-cell>
          <table:table-cell office:value-type="string">
            <text:p>4/29/2008 0:2:50</text:p>
          </table:table-cell>
          <table:table-cell office:value-type="string">
            <text:p>10006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5</text:p>
          </table:table-cell>
          <table:table-cell office:value-type="string">
            <text:p>4/29/2008 0:2:43</text:p>
          </table:table-cell>
          <table:table-cell office:value-type="string">
            <text:p>4/29/2008 0:2:50</text:p>
          </table:table-cell>
          <table:table-cell office:value-type="string">
            <text:p>6644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35</text:p>
          </table:table-cell>
          <table:table-cell office:value-type="string">
            <text:p>4/29/2008 0:2:39</text:p>
          </table:table-cell>
          <table:table-cell office:value-type="string">
            <text:p>4/29/2008 0:2:46</text:p>
          </table:table-cell>
          <table:table-cell office:value-type="string">
            <text:p>7432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45</text:p>
          </table:table-cell>
          <table:table-cell office:value-type="string">
            <text:p>4/29/2008 0:2:48</text:p>
          </table:table-cell>
          <table:table-cell office:value-type="string">
            <text:p>4/29/2008 0:2:51</text:p>
          </table:table-cell>
          <table:table-cell office:value-type="string">
            <text:p>3628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45</text:p>
          </table:table-cell>
          <table:table-cell office:value-type="string">
            <text:p>4/29/2008 0:2:46</text:p>
          </table:table-cell>
          <table:table-cell office:value-type="string">
            <text:p>4/29/2008 0:2:47</text:p>
          </table:table-cell>
          <table:table-cell office:value-type="string">
            <text:p>155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45</text:p>
          </table:table-cell>
          <table:table-cell office:value-type="string">
            <text:p>4/29/2008 0:2:46</text:p>
          </table:table-cell>
          <table:table-cell office:value-type="string">
            <text:p>4/29/2008 0:2:51</text:p>
          </table:table-cell>
          <table:table-cell office:value-type="string">
            <text:p>4340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45</text:p>
          </table:table-cell>
          <table:table-cell office:value-type="string">
            <text:p>4/29/2008 0:2:48</text:p>
          </table:table-cell>
          <table:table-cell office:value-type="string">
            <text:p>4/29/2008 0:2:52</text:p>
          </table:table-cell>
          <table:table-cell office:value-type="string">
            <text:p>3257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45</text:p>
          </table:table-cell>
          <table:table-cell office:value-type="string">
            <text:p>4/29/2008 0:2:48</text:p>
          </table:table-cell>
          <table:table-cell office:value-type="string">
            <text:p>4/29/2008 0:2:51</text:p>
          </table:table-cell>
          <table:table-cell office:value-type="string">
            <text:p>2338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45</text:p>
          </table:table-cell>
          <table:table-cell office:value-type="string">
            <text:p>4/29/2008 0:2:49</text:p>
          </table:table-cell>
          <table:table-cell office:value-type="string">
            <text:p>4/29/2008 0:2:54</text:p>
          </table:table-cell>
          <table:table-cell office:value-type="string">
            <text:p>5661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45</text:p>
          </table:table-cell>
          <table:table-cell office:value-type="string">
            <text:p>4/29/2008 0:2:46</text:p>
          </table:table-cell>
          <table:table-cell office:value-type="string">
            <text:p>4/29/2008 0:2:47</text:p>
          </table:table-cell>
          <table:table-cell office:value-type="string">
            <text:p>1627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45</text:p>
          </table:table-cell>
          <table:table-cell office:value-type="string">
            <text:p>4/29/2008 0:2:48</text:p>
          </table:table-cell>
          <table:table-cell office:value-type="string">
            <text:p>4/29/2008 0:2:50</text:p>
          </table:table-cell>
          <table:table-cell office:value-type="string">
            <text:p>2310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45</text:p>
          </table:table-cell>
          <table:table-cell office:value-type="string">
            <text:p>4/29/2008 0:2:51</text:p>
          </table:table-cell>
          <table:table-cell office:value-type="string">
            <text:p>4/29/2008 0:2:53</text:p>
          </table:table-cell>
          <table:table-cell office:value-type="string">
            <text:p>1871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45</text:p>
          </table:table-cell>
          <table:table-cell office:value-type="string">
            <text:p>4/29/2008 0:2:46</text:p>
          </table:table-cell>
          <table:table-cell office:value-type="string">
            <text:p>4/29/2008 0:2:47</text:p>
          </table:table-cell>
          <table:table-cell office:value-type="string">
            <text:p>1262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51</text:p>
          </table:table-cell>
          <table:table-cell office:value-type="string">
            <text:p>4/29/2008 0:2:52</text:p>
          </table:table-cell>
          <table:table-cell office:value-type="string">
            <text:p>4/29/2008 0:2:54</text:p>
          </table:table-cell>
          <table:table-cell office:value-type="string">
            <text:p>2740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51</text:p>
          </table:table-cell>
          <table:table-cell office:value-type="string">
            <text:p>4/29/2008 0:2:52</text:p>
          </table:table-cell>
          <table:table-cell office:value-type="string">
            <text:p>4/29/2008 0:2:54</text:p>
          </table:table-cell>
          <table:table-cell office:value-type="string">
            <text:p>2664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table:number-columns-repeated="2" office:value-type="string">
            <text:p>4/29/2008 0:2:51</text:p>
          </table:table-cell>
          <table:table-cell office:value-type="string">
            <text:p>4/29/2008 0:2:52</text:p>
          </table:table-cell>
          <table:table-cell office:value-type="string">
            <text:p>970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51</text:p>
          </table:table-cell>
          <table:table-cell office:value-type="string">
            <text:p>4/29/2008 0:2:52</text:p>
          </table:table-cell>
          <table:table-cell office:value-type="string">
            <text:p>4/29/2008 0:2:56</text:p>
          </table:table-cell>
          <table:table-cell office:value-type="string">
            <text:p>3851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table:number-columns-repeated="2" office:value-type="string">
            <text:p>4/29/2008 0:2:51</text:p>
          </table:table-cell>
          <table:table-cell office:value-type="string">
            <text:p>4/29/2008 0:2:52</text:p>
          </table:table-cell>
          <table:table-cell office:value-type="string">
            <text:p>985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51</text:p>
          </table:table-cell>
          <table:table-cell office:value-type="string">
            <text:p>4/29/2008 0:2:52</text:p>
          </table:table-cell>
          <table:table-cell office:value-type="string">
            <text:p>4/29/2008 0:2:55</text:p>
          </table:table-cell>
          <table:table-cell office:value-type="string">
            <text:p>311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table:number-columns-repeated="2" office:value-type="string">
            <text:p>4/29/2008 0:2:51</text:p>
          </table:table-cell>
          <table:table-cell office:value-type="string">
            <text:p>4/29/2008 0:2:52</text:p>
          </table:table-cell>
          <table:table-cell office:value-type="string">
            <text:p>1000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51</text:p>
          </table:table-cell>
          <table:table-cell office:value-type="string">
            <text:p>4/29/2008 0:2:52</text:p>
          </table:table-cell>
          <table:table-cell office:value-type="string">
            <text:p>4/29/2008 0:2:56</text:p>
          </table:table-cell>
          <table:table-cell office:value-type="string">
            <text:p>4405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51</text:p>
          </table:table-cell>
          <table:table-cell office:value-type="string">
            <text:p>4/29/2008 0:2:52</text:p>
          </table:table-cell>
          <table:table-cell office:value-type="string">
            <text:p>4/29/2008 0:2:54</text:p>
          </table:table-cell>
          <table:table-cell office:value-type="string">
            <text:p>2517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51</text:p>
          </table:table-cell>
          <table:table-cell office:value-type="string">
            <text:p>4/29/2008 0:2:52</text:p>
          </table:table-cell>
          <table:table-cell office:value-type="string">
            <text:p>4/29/2008 0:2:58</text:p>
          </table:table-cell>
          <table:table-cell office:value-type="string">
            <text:p>5868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table:number-columns-repeated="2" office:value-type="string">
            <text:p>4/29/2008 0:2:53</text:p>
          </table:table-cell>
          <table:table-cell office:value-type="string">
            <text:p>4/29/2008 0:2:55</text:p>
          </table:table-cell>
          <table:table-cell office:value-type="string">
            <text:p>2403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table:number-columns-repeated="2" office:value-type="string">
            <text:p>4/29/2008 0:2:53</text:p>
          </table:table-cell>
          <table:table-cell office:value-type="string">
            <text:p>4/29/2008 0:2:56</text:p>
          </table:table-cell>
          <table:table-cell office:value-type="string">
            <text:p>2686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table:number-columns-repeated="2" office:value-type="string">
            <text:p>4/29/2008 0:2:53</text:p>
          </table:table-cell>
          <table:table-cell office:value-type="string">
            <text:p>4/29/2008 0:2:57</text:p>
          </table:table-cell>
          <table:table-cell office:value-type="string">
            <text:p>3848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table:number-columns-repeated="2" office:value-type="string">
            <text:p>4/29/2008 0:2:53</text:p>
          </table:table-cell>
          <table:table-cell office:value-type="string">
            <text:p>4/29/2008 0:2:54</text:p>
          </table:table-cell>
          <table:table-cell office:value-type="string">
            <text:p>1304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53</text:p>
          </table:table-cell>
          <table:table-cell office:value-type="string">
            <text:p>4/29/2008 0:2:54</text:p>
          </table:table-cell>
          <table:table-cell office:value-type="string">
            <text:p>4/29/2008 0:3:1</text:p>
          </table:table-cell>
          <table:table-cell office:value-type="string">
            <text:p>7451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53</text:p>
          </table:table-cell>
          <table:table-cell office:value-type="string">
            <text:p>4/29/2008 0:2:54</text:p>
          </table:table-cell>
          <table:table-cell office:value-type="string">
            <text:p>4/29/2008 0:2:57</text:p>
          </table:table-cell>
          <table:table-cell office:value-type="string">
            <text:p>3554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table:number-columns-repeated="2" office:value-type="string">
            <text:p>4/29/2008 0:2:53</text:p>
          </table:table-cell>
          <table:table-cell office:value-type="string">
            <text:p>4/29/2008 0:2:55</text:p>
          </table:table-cell>
          <table:table-cell office:value-type="string">
            <text:p>2322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53</text:p>
          </table:table-cell>
          <table:table-cell office:value-type="string">
            <text:p>4/29/2008 0:2:57</text:p>
          </table:table-cell>
          <table:table-cell office:value-type="string">
            <text:p>4/29/2008 0:3:2</text:p>
          </table:table-cell>
          <table:table-cell office:value-type="string">
            <text:p>5156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office:value-type="string">
            <text:p>4/29/2008 0:2:53</text:p>
          </table:table-cell>
          <table:table-cell office:value-type="string">
            <text:p>4/29/2008 0:2:54</text:p>
          </table:table-cell>
          <table:table-cell office:value-type="string">
            <text:p>4/29/2008 0:3:1</text:p>
          </table:table-cell>
          <table:table-cell office:value-type="string">
            <text:p>7357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4/29/2008 0:2:15</text:p>
          </table:table-cell>
          <table:table-cell table:number-columns-repeated="2" office:value-type="string">
            <text:p>4/29/2008 0:2:53</text:p>
          </table:table-cell>
          <table:table-cell office:value-type="string">
            <text:p>4/29/2008 0:2:55</text:p>
          </table:table-cell>
          <table:table-cell office:value-type="string">
            <text:p>2293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5</text:p>
          </table:table-cell>
          <table:table-cell office:value-type="string">
            <text:p>4/29/2008 0:2:56</text:p>
          </table:table-cell>
          <table:table-cell office:value-type="string">
            <text:p>4/29/2008 0:3:5</text:p>
          </table:table-cell>
          <table:table-cell office:value-type="string">
            <text:p>8642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5</text:p>
          </table:table-cell>
          <table:table-cell office:value-type="string">
            <text:p>4/29/2008 0:2:56</text:p>
          </table:table-cell>
          <table:table-cell office:value-type="string">
            <text:p>4/29/2008 0:3:2</text:p>
          </table:table-cell>
          <table:table-cell office:value-type="string">
            <text:p>5538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2:55</text:p>
          </table:table-cell>
          <table:table-cell office:value-type="string">
            <text:p>4/29/2008 0:2:56</text:p>
          </table:table-cell>
          <table:table-cell office:value-type="string">
            <text:p>101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5</text:p>
          </table:table-cell>
          <table:table-cell office:value-type="string">
            <text:p>4/29/2008 0:2:56</text:p>
          </table:table-cell>
          <table:table-cell office:value-type="string">
            <text:p>4/29/2008 0:3:1</text:p>
          </table:table-cell>
          <table:table-cell office:value-type="string">
            <text:p>4707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5</text:p>
          </table:table-cell>
          <table:table-cell office:value-type="string">
            <text:p>4/29/2008 0:2:56</text:p>
          </table:table-cell>
          <table:table-cell office:value-type="string">
            <text:p>4/29/2008 0:3:0</text:p>
          </table:table-cell>
          <table:table-cell office:value-type="string">
            <text:p>3439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2:55</text:p>
          </table:table-cell>
          <table:table-cell office:value-type="string">
            <text:p>4/29/2008 0:2:57</text:p>
          </table:table-cell>
          <table:table-cell office:value-type="string">
            <text:p>1552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5</text:p>
          </table:table-cell>
          <table:table-cell office:value-type="string">
            <text:p>4/29/2008 0:2:56</text:p>
          </table:table-cell>
          <table:table-cell office:value-type="string">
            <text:p>4/29/2008 0:3:1</text:p>
          </table:table-cell>
          <table:table-cell office:value-type="string">
            <text:p>5165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5</text:p>
          </table:table-cell>
          <table:table-cell office:value-type="string">
            <text:p>4/29/2008 0:2:56</text:p>
          </table:table-cell>
          <table:table-cell office:value-type="string">
            <text:p>4/29/2008 0:3:5</text:p>
          </table:table-cell>
          <table:table-cell office:value-type="string">
            <text:p>811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2:55</text:p>
          </table:table-cell>
          <table:table-cell office:value-type="string">
            <text:p>4/29/2008 0:2:57</text:p>
          </table:table-cell>
          <table:table-cell office:value-type="string">
            <text:p>1565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5</text:p>
          </table:table-cell>
          <table:table-cell office:value-type="string">
            <text:p>4/29/2008 0:2:56</text:p>
          </table:table-cell>
          <table:table-cell office:value-type="string">
            <text:p>4/29/2008 0:2:59</text:p>
          </table:table-cell>
          <table:table-cell office:value-type="string">
            <text:p>2844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6</text:p>
          </table:table-cell>
          <table:table-cell office:value-type="string">
            <text:p>4/29/2008 0:2:57</text:p>
          </table:table-cell>
          <table:table-cell office:value-type="string">
            <text:p>4/29/2008 0:3:1</text:p>
          </table:table-cell>
          <table:table-cell office:value-type="string">
            <text:p>3754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2:56</text:p>
          </table:table-cell>
          <table:table-cell office:value-type="string">
            <text:p>4/29/2008 0:2:58</text:p>
          </table:table-cell>
          <table:table-cell office:value-type="string">
            <text:p>1168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6</text:p>
          </table:table-cell>
          <table:table-cell office:value-type="string">
            <text:p>4/29/2008 0:2:57</text:p>
          </table:table-cell>
          <table:table-cell office:value-type="string">
            <text:p>4/29/2008 0:3:2</text:p>
          </table:table-cell>
          <table:table-cell office:value-type="string">
            <text:p>4772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6</text:p>
          </table:table-cell>
          <table:table-cell office:value-type="string">
            <text:p>4/29/2008 0:2:57</text:p>
          </table:table-cell>
          <table:table-cell office:value-type="string">
            <text:p>4/29/2008 0:3:1</text:p>
          </table:table-cell>
          <table:table-cell office:value-type="string">
            <text:p>4069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2:56</text:p>
          </table:table-cell>
          <table:table-cell office:value-type="string">
            <text:p>4/29/2008 0:2:57</text:p>
          </table:table-cell>
          <table:table-cell office:value-type="string">
            <text:p>1050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6</text:p>
          </table:table-cell>
          <table:table-cell office:value-type="string">
            <text:p>4/29/2008 0:2:57</text:p>
          </table:table-cell>
          <table:table-cell office:value-type="string">
            <text:p>4/29/2008 0:3:2</text:p>
          </table:table-cell>
          <table:table-cell office:value-type="string">
            <text:p>4899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6</text:p>
          </table:table-cell>
          <table:table-cell office:value-type="string">
            <text:p>4/29/2008 0:2:57</text:p>
          </table:table-cell>
          <table:table-cell office:value-type="string">
            <text:p>4/29/2008 0:3:1</text:p>
          </table:table-cell>
          <table:table-cell office:value-type="string">
            <text:p>358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2:56</text:p>
          </table:table-cell>
          <table:table-cell office:value-type="string">
            <text:p>4/29/2008 0:2:58</text:p>
          </table:table-cell>
          <table:table-cell office:value-type="string">
            <text:p>1145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6</text:p>
          </table:table-cell>
          <table:table-cell office:value-type="string">
            <text:p>4/29/2008 0:2:57</text:p>
          </table:table-cell>
          <table:table-cell office:value-type="string">
            <text:p>4/29/2008 0:3:5</text:p>
          </table:table-cell>
          <table:table-cell office:value-type="string">
            <text:p>8423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6</text:p>
          </table:table-cell>
          <table:table-cell office:value-type="string">
            <text:p>4/29/2008 0:2:57</text:p>
          </table:table-cell>
          <table:table-cell office:value-type="string">
            <text:p>4/29/2008 0:3:5</text:p>
          </table:table-cell>
          <table:table-cell office:value-type="string">
            <text:p>8079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2:58</text:p>
          </table:table-cell>
          <table:table-cell office:value-type="string">
            <text:p>4/29/2008 0:2:59</text:p>
          </table:table-cell>
          <table:table-cell office:value-type="string">
            <text:p>1217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8</text:p>
          </table:table-cell>
          <table:table-cell office:value-type="string">
            <text:p>4/29/2008 0:3:5</text:p>
          </table:table-cell>
          <table:table-cell office:value-type="string">
            <text:p>4/29/2008 0:3:10</text:p>
          </table:table-cell>
          <table:table-cell office:value-type="string">
            <text:p>5319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2:58</text:p>
          </table:table-cell>
          <table:table-cell office:value-type="string">
            <text:p>4/29/2008 0:3:3</text:p>
          </table:table-cell>
          <table:table-cell office:value-type="string">
            <text:p>4772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2:58</text:p>
          </table:table-cell>
          <table:table-cell office:value-type="string">
            <text:p>4/29/2008 0:2:59</text:p>
          </table:table-cell>
          <table:table-cell office:value-type="string">
            <text:p>1294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8</text:p>
          </table:table-cell>
          <table:table-cell office:value-type="string">
            <text:p>4/29/2008 0:2:59</text:p>
          </table:table-cell>
          <table:table-cell office:value-type="string">
            <text:p>4/29/2008 0:3:3</text:p>
          </table:table-cell>
          <table:table-cell office:value-type="string">
            <text:p>3711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2:58</text:p>
          </table:table-cell>
          <table:table-cell office:value-type="string">
            <text:p>4/29/2008 0:3:3</text:p>
          </table:table-cell>
          <table:table-cell office:value-type="string">
            <text:p>4739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2:58</text:p>
          </table:table-cell>
          <table:table-cell office:value-type="string">
            <text:p>4/29/2008 0:2:59</text:p>
          </table:table-cell>
          <table:table-cell office:value-type="string">
            <text:p>1215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8</text:p>
          </table:table-cell>
          <table:table-cell office:value-type="string">
            <text:p>4/29/2008 0:3:0</text:p>
          </table:table-cell>
          <table:table-cell office:value-type="string">
            <text:p>4/29/2008 0:3:3</text:p>
          </table:table-cell>
          <table:table-cell office:value-type="string">
            <text:p>3077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2:58</text:p>
          </table:table-cell>
          <table:table-cell office:value-type="string">
            <text:p>4/29/2008 0:2:59</text:p>
          </table:table-cell>
          <table:table-cell office:value-type="string">
            <text:p>1335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2:58</text:p>
          </table:table-cell>
          <table:table-cell office:value-type="string">
            <text:p>4/29/2008 0:2:59</text:p>
          </table:table-cell>
          <table:table-cell office:value-type="string">
            <text:p>4/29/2008 0:3:8</text:p>
          </table:table-cell>
          <table:table-cell office:value-type="string">
            <text:p>9285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0</text:p>
          </table:table-cell>
          <table:table-cell office:value-type="string">
            <text:p>4/29/2008 0:3:1</text:p>
          </table:table-cell>
          <table:table-cell office:value-type="string">
            <text:p>4/29/2008 0:3:5</text:p>
          </table:table-cell>
          <table:table-cell office:value-type="string">
            <text:p>4009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0</text:p>
          </table:table-cell>
          <table:table-cell office:value-type="string">
            <text:p>4/29/2008 0:3:1</text:p>
          </table:table-cell>
          <table:table-cell office:value-type="string">
            <text:p>4/29/2008 0:3:4</text:p>
          </table:table-cell>
          <table:table-cell office:value-type="string">
            <text:p>339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0</text:p>
          </table:table-cell>
          <table:table-cell office:value-type="string">
            <text:p>4/29/2008 0:3:2</text:p>
          </table:table-cell>
          <table:table-cell office:value-type="string">
            <text:p>1986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0</text:p>
          </table:table-cell>
          <table:table-cell office:value-type="string">
            <text:p>4/29/2008 0:3:1</text:p>
          </table:table-cell>
          <table:table-cell office:value-type="string">
            <text:p>4/29/2008 0:3:5</text:p>
          </table:table-cell>
          <table:table-cell office:value-type="string">
            <text:p>4093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0</text:p>
          </table:table-cell>
          <table:table-cell office:value-type="string">
            <text:p>4/29/2008 0:3:1</text:p>
          </table:table-cell>
          <table:table-cell office:value-type="string">
            <text:p>4/29/2008 0:3:4</text:p>
          </table:table-cell>
          <table:table-cell office:value-type="string">
            <text:p>2695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0</text:p>
          </table:table-cell>
          <table:table-cell office:value-type="string">
            <text:p>4/29/2008 0:3:2</text:p>
          </table:table-cell>
          <table:table-cell office:value-type="string">
            <text:p>2007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0</text:p>
          </table:table-cell>
          <table:table-cell office:value-type="string">
            <text:p>4/29/2008 0:3:1</text:p>
          </table:table-cell>
          <table:table-cell office:value-type="string">
            <text:p>4/29/2008 0:3:7</text:p>
          </table:table-cell>
          <table:table-cell office:value-type="string">
            <text:p>547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0</text:p>
          </table:table-cell>
          <table:table-cell office:value-type="string">
            <text:p>4/29/2008 0:3:4</text:p>
          </table:table-cell>
          <table:table-cell office:value-type="string">
            <text:p>4/29/2008 0:3:7</text:p>
          </table:table-cell>
          <table:table-cell office:value-type="string">
            <text:p>2974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0</text:p>
          </table:table-cell>
          <table:table-cell office:value-type="string">
            <text:p>4/29/2008 0:3:1</text:p>
          </table:table-cell>
          <table:table-cell office:value-type="string">
            <text:p>4/29/2008 0:3:4</text:p>
          </table:table-cell>
          <table:table-cell office:value-type="string">
            <text:p>2533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0</text:p>
          </table:table-cell>
          <table:table-cell office:value-type="string">
            <text:p>4/29/2008 0:3:1</text:p>
          </table:table-cell>
          <table:table-cell office:value-type="string">
            <text:p>1498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</text:p>
          </table:table-cell>
          <table:table-cell office:value-type="string">
            <text:p>4/29/2008 0:3:2</text:p>
          </table:table-cell>
          <table:table-cell office:value-type="string">
            <text:p>4/29/2008 0:3:6</text:p>
          </table:table-cell>
          <table:table-cell office:value-type="string">
            <text:p>3465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2</text:p>
          </table:table-cell>
          <table:table-cell office:value-type="string">
            <text:p>4/29/2008 0:3:3</text:p>
          </table:table-cell>
          <table:table-cell office:value-type="string">
            <text:p>930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2</text:p>
          </table:table-cell>
          <table:table-cell office:value-type="string">
            <text:p>4/29/2008 0:3:6</text:p>
          </table:table-cell>
          <table:table-cell office:value-type="string">
            <text:p>4/29/2008 0:3:10</text:p>
          </table:table-cell>
          <table:table-cell office:value-type="string">
            <text:p>4805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2</text:p>
          </table:table-cell>
          <table:table-cell office:value-type="string">
            <text:p>4/29/2008 0:3:7</text:p>
          </table:table-cell>
          <table:table-cell office:value-type="string">
            <text:p>4918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2</text:p>
          </table:table-cell>
          <table:table-cell office:value-type="string">
            <text:p>4/29/2008 0:3:3</text:p>
          </table:table-cell>
          <table:table-cell office:value-type="string">
            <text:p>1147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2</text:p>
          </table:table-cell>
          <table:table-cell office:value-type="string">
            <text:p>4/29/2008 0:3:6</text:p>
          </table:table-cell>
          <table:table-cell office:value-type="string">
            <text:p>3527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2</text:p>
          </table:table-cell>
          <table:table-cell office:value-type="string">
            <text:p>4/29/2008 0:3:6</text:p>
          </table:table-cell>
          <table:table-cell office:value-type="string">
            <text:p>409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2</text:p>
          </table:table-cell>
          <table:table-cell office:value-type="string">
            <text:p>4/29/2008 0:3:3</text:p>
          </table:table-cell>
          <table:table-cell office:value-type="string">
            <text:p>1316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2</text:p>
          </table:table-cell>
          <table:table-cell office:value-type="string">
            <text:p>4/29/2008 0:3:6</text:p>
          </table:table-cell>
          <table:table-cell office:value-type="string">
            <text:p>397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2</text:p>
          </table:table-cell>
          <table:table-cell office:value-type="string">
            <text:p>4/29/2008 0:3:3</text:p>
          </table:table-cell>
          <table:table-cell office:value-type="string">
            <text:p>4/29/2008 0:3:7</text:p>
          </table:table-cell>
          <table:table-cell office:value-type="string">
            <text:p>4195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3</text:p>
          </table:table-cell>
          <table:table-cell office:value-type="string">
            <text:p>4/29/2008 0:3:4</text:p>
          </table:table-cell>
          <table:table-cell office:value-type="string">
            <text:p>4/29/2008 0:3:5</text:p>
          </table:table-cell>
          <table:table-cell office:value-type="string">
            <text:p>933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3</text:p>
          </table:table-cell>
          <table:table-cell office:value-type="string">
            <text:p>4/29/2008 0:3:7</text:p>
          </table:table-cell>
          <table:table-cell office:value-type="string">
            <text:p>4/29/2008 0:3:11</text:p>
          </table:table-cell>
          <table:table-cell office:value-type="string">
            <text:p>4195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3</text:p>
          </table:table-cell>
          <table:table-cell office:value-type="string">
            <text:p>4/29/2008 0:3:5</text:p>
          </table:table-cell>
          <table:table-cell office:value-type="string">
            <text:p>4/29/2008 0:3:10</text:p>
          </table:table-cell>
          <table:table-cell office:value-type="string">
            <text:p>4987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3</text:p>
          </table:table-cell>
          <table:table-cell office:value-type="string">
            <text:p>4/29/2008 0:3:5</text:p>
          </table:table-cell>
          <table:table-cell office:value-type="string">
            <text:p>4/29/2008 0:3:10</text:p>
          </table:table-cell>
          <table:table-cell office:value-type="string">
            <text:p>5515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3</text:p>
          </table:table-cell>
          <table:table-cell office:value-type="string">
            <text:p>4/29/2008 0:3:4</text:p>
          </table:table-cell>
          <table:table-cell office:value-type="string">
            <text:p>4/29/2008 0:3:5</text:p>
          </table:table-cell>
          <table:table-cell office:value-type="string">
            <text:p>1364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4</text:p>
          </table:table-cell>
          <table:table-cell office:value-type="string">
            <text:p>4/29/2008 0:3:5</text:p>
          </table:table-cell>
          <table:table-cell office:value-type="string">
            <text:p>4/29/2008 0:3:8</text:p>
          </table:table-cell>
          <table:table-cell office:value-type="string">
            <text:p>3226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3</text:p>
          </table:table-cell>
          <table:table-cell office:value-type="string">
            <text:p>4/29/2008 0:3:5</text:p>
          </table:table-cell>
          <table:table-cell office:value-type="string">
            <text:p>4/29/2008 0:3:10</text:p>
          </table:table-cell>
          <table:table-cell office:value-type="string">
            <text:p>4656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3</text:p>
          </table:table-cell>
          <table:table-cell office:value-type="string">
            <text:p>4/29/2008 0:3:4</text:p>
          </table:table-cell>
          <table:table-cell office:value-type="string">
            <text:p>4/29/2008 0:3:5</text:p>
          </table:table-cell>
          <table:table-cell office:value-type="string">
            <text:p>963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4</text:p>
          </table:table-cell>
          <table:table-cell office:value-type="string">
            <text:p>4/29/2008 0:3:5</text:p>
          </table:table-cell>
          <table:table-cell office:value-type="string">
            <text:p>1647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4</text:p>
          </table:table-cell>
          <table:table-cell office:value-type="string">
            <text:p>4/29/2008 0:3:11</text:p>
          </table:table-cell>
          <table:table-cell office:value-type="string">
            <text:p>6751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5</text:p>
          </table:table-cell>
          <table:table-cell office:value-type="string">
            <text:p>4/29/2008 0:3:6</text:p>
          </table:table-cell>
          <table:table-cell office:value-type="string">
            <text:p>4/29/2008 0:3:10</text:p>
          </table:table-cell>
          <table:table-cell office:value-type="string">
            <text:p>3357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5</text:p>
          </table:table-cell>
          <table:table-cell office:value-type="string">
            <text:p>4/29/2008 0:3:7</text:p>
          </table:table-cell>
          <table:table-cell office:value-type="string">
            <text:p>4/29/2008 0:3:9</text:p>
          </table:table-cell>
          <table:table-cell office:value-type="string">
            <text:p>2605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5</text:p>
          </table:table-cell>
          <table:table-cell office:value-type="string">
            <text:p>4/29/2008 0:3:6</text:p>
          </table:table-cell>
          <table:table-cell office:value-type="string">
            <text:p>4/29/2008 0:3:10</text:p>
          </table:table-cell>
          <table:table-cell office:value-type="string">
            <text:p>3810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5</text:p>
          </table:table-cell>
          <table:table-cell office:value-type="string">
            <text:p>4/29/2008 0:3:7</text:p>
          </table:table-cell>
          <table:table-cell office:value-type="string">
            <text:p>4/29/2008 0:3:14</text:p>
          </table:table-cell>
          <table:table-cell office:value-type="string">
            <text:p>7037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5</text:p>
          </table:table-cell>
          <table:table-cell office:value-type="string">
            <text:p>4/29/2008 0:3:7</text:p>
          </table:table-cell>
          <table:table-cell office:value-type="string">
            <text:p>188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5</text:p>
          </table:table-cell>
          <table:table-cell office:value-type="string">
            <text:p>4/29/2008 0:3:6</text:p>
          </table:table-cell>
          <table:table-cell office:value-type="string">
            <text:p>4/29/2008 0:3:11</text:p>
          </table:table-cell>
          <table:table-cell office:value-type="string">
            <text:p>4761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5</text:p>
          </table:table-cell>
          <table:table-cell office:value-type="string">
            <text:p>4/29/2008 0:3:7</text:p>
          </table:table-cell>
          <table:table-cell office:value-type="string">
            <text:p>1780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5</text:p>
          </table:table-cell>
          <table:table-cell office:value-type="string">
            <text:p>4/29/2008 0:3:7</text:p>
          </table:table-cell>
          <table:table-cell office:value-type="string">
            <text:p>1781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5</text:p>
          </table:table-cell>
          <table:table-cell office:value-type="string">
            <text:p>4/29/2008 0:3:7</text:p>
          </table:table-cell>
          <table:table-cell office:value-type="string">
            <text:p>4/29/2008 0:3:11</text:p>
          </table:table-cell>
          <table:table-cell office:value-type="string">
            <text:p>4759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5</text:p>
          </table:table-cell>
          <table:table-cell office:value-type="string">
            <text:p>4/29/2008 0:3:7</text:p>
          </table:table-cell>
          <table:table-cell office:value-type="string">
            <text:p>4/29/2008 0:3:9</text:p>
          </table:table-cell>
          <table:table-cell office:value-type="string">
            <text:p>2481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8</text:p>
          </table:table-cell>
          <table:table-cell office:value-type="string">
            <text:p>4/29/2008 0:3:9</text:p>
          </table:table-cell>
          <table:table-cell office:value-type="string">
            <text:p>4/29/2008 0:3:14</text:p>
          </table:table-cell>
          <table:table-cell office:value-type="string">
            <text:p>5161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8</text:p>
          </table:table-cell>
          <table:table-cell office:value-type="string">
            <text:p>4/29/2008 0:3:9</text:p>
          </table:table-cell>
          <table:table-cell office:value-type="string">
            <text:p>558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8</text:p>
          </table:table-cell>
          <table:table-cell office:value-type="string">
            <text:p>4/29/2008 0:3:9</text:p>
          </table:table-cell>
          <table:table-cell office:value-type="string">
            <text:p>4/29/2008 0:3:13</text:p>
          </table:table-cell>
          <table:table-cell office:value-type="string">
            <text:p>3584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8</text:p>
          </table:table-cell>
          <table:table-cell office:value-type="string">
            <text:p>4/29/2008 0:3:9</text:p>
          </table:table-cell>
          <table:table-cell office:value-type="string">
            <text:p>4/29/2008 0:3:14</text:p>
          </table:table-cell>
          <table:table-cell office:value-type="string">
            <text:p>476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8</text:p>
          </table:table-cell>
          <table:table-cell office:value-type="string">
            <text:p>4/29/2008 0:3:9</text:p>
          </table:table-cell>
          <table:table-cell office:value-type="string">
            <text:p>817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8</text:p>
          </table:table-cell>
          <table:table-cell office:value-type="string">
            <text:p>4/29/2008 0:3:9</text:p>
          </table:table-cell>
          <table:table-cell office:value-type="string">
            <text:p>4/29/2008 0:3:13</text:p>
          </table:table-cell>
          <table:table-cell office:value-type="string">
            <text:p>366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8</text:p>
          </table:table-cell>
          <table:table-cell office:value-type="string">
            <text:p>4/29/2008 0:3:9</text:p>
          </table:table-cell>
          <table:table-cell office:value-type="string">
            <text:p>4/29/2008 0:3:14</text:p>
          </table:table-cell>
          <table:table-cell office:value-type="string">
            <text:p>4869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8</text:p>
          </table:table-cell>
          <table:table-cell office:value-type="string">
            <text:p>4/29/2008 0:3:9</text:p>
          </table:table-cell>
          <table:table-cell office:value-type="string">
            <text:p>903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8</text:p>
          </table:table-cell>
          <table:table-cell office:value-type="string">
            <text:p>4/29/2008 0:3:9</text:p>
          </table:table-cell>
          <table:table-cell office:value-type="string">
            <text:p>4/29/2008 0:3:13</text:p>
          </table:table-cell>
          <table:table-cell office:value-type="string">
            <text:p>375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8</text:p>
          </table:table-cell>
          <table:table-cell office:value-type="string">
            <text:p>4/29/2008 0:3:9</text:p>
          </table:table-cell>
          <table:table-cell office:value-type="string">
            <text:p>4/29/2008 0:3:14</text:p>
          </table:table-cell>
          <table:table-cell office:value-type="string">
            <text:p>514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10</text:p>
          </table:table-cell>
          <table:table-cell office:value-type="string">
            <text:p>4/29/2008 0:3:12</text:p>
          </table:table-cell>
          <table:table-cell office:value-type="string">
            <text:p>1279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0</text:p>
          </table:table-cell>
          <table:table-cell office:value-type="string">
            <text:p>4/29/2008 0:3:11</text:p>
          </table:table-cell>
          <table:table-cell office:value-type="string">
            <text:p>4/29/2008 0:3:14</text:p>
          </table:table-cell>
          <table:table-cell office:value-type="string">
            <text:p>3058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0</text:p>
          </table:table-cell>
          <table:table-cell office:value-type="string">
            <text:p>4/29/2008 0:3:11</text:p>
          </table:table-cell>
          <table:table-cell office:value-type="string">
            <text:p>4/29/2008 0:3:17</text:p>
          </table:table-cell>
          <table:table-cell office:value-type="string">
            <text:p>6097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0</text:p>
          </table:table-cell>
          <table:table-cell office:value-type="string">
            <text:p>4/29/2008 0:3:11</text:p>
          </table:table-cell>
          <table:table-cell office:value-type="string">
            <text:p>4/29/2008 0:3:12</text:p>
          </table:table-cell>
          <table:table-cell office:value-type="string">
            <text:p>1391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0</text:p>
          </table:table-cell>
          <table:table-cell office:value-type="string">
            <text:p>4/29/2008 0:3:11</text:p>
          </table:table-cell>
          <table:table-cell office:value-type="string">
            <text:p>4/29/2008 0:3:15</text:p>
          </table:table-cell>
          <table:table-cell office:value-type="string">
            <text:p>3397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0</text:p>
          </table:table-cell>
          <table:table-cell office:value-type="string">
            <text:p>4/29/2008 0:3:11</text:p>
          </table:table-cell>
          <table:table-cell office:value-type="string">
            <text:p>4/29/2008 0:3:16</text:p>
          </table:table-cell>
          <table:table-cell office:value-type="string">
            <text:p>4888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0</text:p>
          </table:table-cell>
          <table:table-cell office:value-type="string">
            <text:p>4/29/2008 0:3:11</text:p>
          </table:table-cell>
          <table:table-cell office:value-type="string">
            <text:p>4/29/2008 0:3:12</text:p>
          </table:table-cell>
          <table:table-cell office:value-type="string">
            <text:p>135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0</text:p>
          </table:table-cell>
          <table:table-cell office:value-type="string">
            <text:p>4/29/2008 0:3:11</text:p>
          </table:table-cell>
          <table:table-cell office:value-type="string">
            <text:p>4/29/2008 0:3:15</text:p>
          </table:table-cell>
          <table:table-cell office:value-type="string">
            <text:p>3334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0</text:p>
          </table:table-cell>
          <table:table-cell office:value-type="string">
            <text:p>4/29/2008 0:3:11</text:p>
          </table:table-cell>
          <table:table-cell office:value-type="string">
            <text:p>4/29/2008 0:3:12</text:p>
          </table:table-cell>
          <table:table-cell office:value-type="string">
            <text:p>1330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0</text:p>
          </table:table-cell>
          <table:table-cell office:value-type="string">
            <text:p>4/29/2008 0:3:11</text:p>
          </table:table-cell>
          <table:table-cell office:value-type="string">
            <text:p>4/29/2008 0:3:21</text:p>
          </table:table-cell>
          <table:table-cell office:value-type="string">
            <text:p>10164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13</text:p>
          </table:table-cell>
          <table:table-cell office:value-type="string">
            <text:p>4/29/2008 0:3:17</text:p>
          </table:table-cell>
          <table:table-cell office:value-type="string">
            <text:p>356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3</text:p>
          </table:table-cell>
          <table:table-cell office:value-type="string">
            <text:p>4/29/2008 0:3:14</text:p>
          </table:table-cell>
          <table:table-cell office:value-type="string">
            <text:p>4/29/2008 0:3:17</text:p>
          </table:table-cell>
          <table:table-cell office:value-type="string">
            <text:p>2966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3" office:value-type="string">
            <text:p>4/29/2008 0:3:13</text:p>
          </table:table-cell>
          <table:table-cell office:value-type="string">
            <text:p>554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13</text:p>
          </table:table-cell>
          <table:table-cell office:value-type="string">
            <text:p>4/29/2008 0:3:14</text:p>
          </table:table-cell>
          <table:table-cell office:value-type="string">
            <text:p>1159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13</text:p>
          </table:table-cell>
          <table:table-cell office:value-type="string">
            <text:p>4/29/2008 0:3:17</text:p>
          </table:table-cell>
          <table:table-cell office:value-type="string">
            <text:p>3651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3</text:p>
          </table:table-cell>
          <table:table-cell office:value-type="string">
            <text:p>4/29/2008 0:3:14</text:p>
          </table:table-cell>
          <table:table-cell office:value-type="string">
            <text:p>4/29/2008 0:3:17</text:p>
          </table:table-cell>
          <table:table-cell office:value-type="string">
            <text:p>3104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13</text:p>
          </table:table-cell>
          <table:table-cell office:value-type="string">
            <text:p>4/29/2008 0:3:17</text:p>
          </table:table-cell>
          <table:table-cell office:value-type="string">
            <text:p>380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3</text:p>
          </table:table-cell>
          <table:table-cell office:value-type="string">
            <text:p>4/29/2008 0:3:14</text:p>
          </table:table-cell>
          <table:table-cell office:value-type="string">
            <text:p>4/29/2008 0:3:17</text:p>
          </table:table-cell>
          <table:table-cell office:value-type="string">
            <text:p>2723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3" office:value-type="string">
            <text:p>4/29/2008 0:3:13</text:p>
          </table:table-cell>
          <table:table-cell office:value-type="string">
            <text:p>579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13</text:p>
          </table:table-cell>
          <table:table-cell office:value-type="string">
            <text:p>4/29/2008 0:3:16</text:p>
          </table:table-cell>
          <table:table-cell office:value-type="string">
            <text:p>2802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5</text:p>
          </table:table-cell>
          <table:table-cell office:value-type="string">
            <text:p>4/29/2008 0:3:17</text:p>
          </table:table-cell>
          <table:table-cell office:value-type="string">
            <text:p>4/29/2008 0:3:21</text:p>
          </table:table-cell>
          <table:table-cell office:value-type="string">
            <text:p>4110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3" office:value-type="string">
            <text:p>4/29/2008 0:3:15</text:p>
          </table:table-cell>
          <table:table-cell office:value-type="string">
            <text:p>566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5</text:p>
          </table:table-cell>
          <table:table-cell office:value-type="string">
            <text:p>4/29/2008 0:3:16</text:p>
          </table:table-cell>
          <table:table-cell office:value-type="string">
            <text:p>4/29/2008 0:3:19</text:p>
          </table:table-cell>
          <table:table-cell office:value-type="string">
            <text:p>3131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5</text:p>
          </table:table-cell>
          <table:table-cell office:value-type="string">
            <text:p>4/29/2008 0:3:16</text:p>
          </table:table-cell>
          <table:table-cell office:value-type="string">
            <text:p>4/29/2008 0:3:19</text:p>
          </table:table-cell>
          <table:table-cell office:value-type="string">
            <text:p>3389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15</text:p>
          </table:table-cell>
          <table:table-cell office:value-type="string">
            <text:p>4/29/2008 0:3:16</text:p>
          </table:table-cell>
          <table:table-cell office:value-type="string">
            <text:p>697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5</text:p>
          </table:table-cell>
          <table:table-cell office:value-type="string">
            <text:p>4/29/2008 0:3:16</text:p>
          </table:table-cell>
          <table:table-cell office:value-type="string">
            <text:p>4/29/2008 0:3:19</text:p>
          </table:table-cell>
          <table:table-cell office:value-type="string">
            <text:p>3025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15</text:p>
          </table:table-cell>
          <table:table-cell office:value-type="string">
            <text:p>4/29/2008 0:3:19</text:p>
          </table:table-cell>
          <table:table-cell office:value-type="string">
            <text:p>3455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5</text:p>
          </table:table-cell>
          <table:table-cell office:value-type="string">
            <text:p>4/29/2008 0:3:16</text:p>
          </table:table-cell>
          <table:table-cell office:value-type="string">
            <text:p>4/29/2008 0:3:19</text:p>
          </table:table-cell>
          <table:table-cell office:value-type="string">
            <text:p>3618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table:number-columns-repeated="2" office:value-type="string">
            <text:p>4/29/2008 0:3:15</text:p>
          </table:table-cell>
          <table:table-cell office:value-type="string">
            <text:p>4/29/2008 0:3:16</text:p>
          </table:table-cell>
          <table:table-cell office:value-type="string">
            <text:p>851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4/29/2008 0:2:16</text:p>
          </table:table-cell>
          <table:table-cell office:value-type="string">
            <text:p>4/29/2008 0:3:15</text:p>
          </table:table-cell>
          <table:table-cell office:value-type="string">
            <text:p>4/29/2008 0:3:17</text:p>
          </table:table-cell>
          <table:table-cell office:value-type="string">
            <text:p>4/29/2008 0:3:21</text:p>
          </table:table-cell>
          <table:table-cell office:value-type="string">
            <text:p>418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17</text:p>
          </table:table-cell>
          <table:table-cell office:value-type="string">
            <text:p>4/29/2008 0:3:18</text:p>
          </table:table-cell>
          <table:table-cell office:value-type="string">
            <text:p>641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17</text:p>
          </table:table-cell>
          <table:table-cell office:value-type="string">
            <text:p>4/29/2008 0:3:18</text:p>
          </table:table-cell>
          <table:table-cell office:value-type="string">
            <text:p>4/29/2008 0:3:21</text:p>
          </table:table-cell>
          <table:table-cell office:value-type="string">
            <text:p>2626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17</text:p>
          </table:table-cell>
          <table:table-cell office:value-type="string">
            <text:p>4/29/2008 0:3:20</text:p>
          </table:table-cell>
          <table:table-cell office:value-type="string">
            <text:p>2974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17</text:p>
          </table:table-cell>
          <table:table-cell office:value-type="string">
            <text:p>4/29/2008 0:3:18</text:p>
          </table:table-cell>
          <table:table-cell office:value-type="string">
            <text:p>4/29/2008 0:3:22</text:p>
          </table:table-cell>
          <table:table-cell office:value-type="string">
            <text:p>4163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17</text:p>
          </table:table-cell>
          <table:table-cell office:value-type="string">
            <text:p>4/29/2008 0:3:18</text:p>
          </table:table-cell>
          <table:table-cell office:value-type="string">
            <text:p>4/29/2008 0:3:21</text:p>
          </table:table-cell>
          <table:table-cell office:value-type="string">
            <text:p>2687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17</text:p>
          </table:table-cell>
          <table:table-cell office:value-type="string">
            <text:p>4/29/2008 0:3:18</text:p>
          </table:table-cell>
          <table:table-cell office:value-type="string">
            <text:p>1065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17</text:p>
          </table:table-cell>
          <table:table-cell office:value-type="string">
            <text:p>4/29/2008 0:3:19</text:p>
          </table:table-cell>
          <table:table-cell office:value-type="string">
            <text:p>1597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17</text:p>
          </table:table-cell>
          <table:table-cell office:value-type="string">
            <text:p>4/29/2008 0:3:18</text:p>
          </table:table-cell>
          <table:table-cell office:value-type="string">
            <text:p>4/29/2008 0:3:21</text:p>
          </table:table-cell>
          <table:table-cell office:value-type="string">
            <text:p>2665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17</text:p>
          </table:table-cell>
          <table:table-cell office:value-type="string">
            <text:p>4/29/2008 0:3:24</text:p>
          </table:table-cell>
          <table:table-cell office:value-type="string">
            <text:p>6108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17</text:p>
          </table:table-cell>
          <table:table-cell office:value-type="string">
            <text:p>4/29/2008 0:3:18</text:p>
          </table:table-cell>
          <table:table-cell office:value-type="string">
            <text:p>1109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19</text:p>
          </table:table-cell>
          <table:table-cell office:value-type="string">
            <text:p>4/29/2008 0:3:20</text:p>
          </table:table-cell>
          <table:table-cell office:value-type="string">
            <text:p>4/29/2008 0:3:22</text:p>
          </table:table-cell>
          <table:table-cell office:value-type="string">
            <text:p>2391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19</text:p>
          </table:table-cell>
          <table:table-cell office:value-type="string">
            <text:p>4/29/2008 0:3:20</text:p>
          </table:table-cell>
          <table:table-cell office:value-type="string">
            <text:p>4/29/2008 0:3:27</text:p>
          </table:table-cell>
          <table:table-cell office:value-type="string">
            <text:p>7184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19</text:p>
          </table:table-cell>
          <table:table-cell office:value-type="string">
            <text:p>4/29/2008 0:3:20</text:p>
          </table:table-cell>
          <table:table-cell office:value-type="string">
            <text:p>4/29/2008 0:3:27</text:p>
          </table:table-cell>
          <table:table-cell office:value-type="string">
            <text:p>7009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19</text:p>
          </table:table-cell>
          <table:table-cell office:value-type="string">
            <text:p>4/29/2008 0:3:20</text:p>
          </table:table-cell>
          <table:table-cell office:value-type="string">
            <text:p>1101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19</text:p>
          </table:table-cell>
          <table:table-cell office:value-type="string">
            <text:p>4/29/2008 0:3:20</text:p>
          </table:table-cell>
          <table:table-cell office:value-type="string">
            <text:p>4/29/2008 0:3:22</text:p>
          </table:table-cell>
          <table:table-cell office:value-type="string">
            <text:p>2672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19</text:p>
          </table:table-cell>
          <table:table-cell office:value-type="string">
            <text:p>4/29/2008 0:3:20</text:p>
          </table:table-cell>
          <table:table-cell office:value-type="string">
            <text:p>950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19</text:p>
          </table:table-cell>
          <table:table-cell office:value-type="string">
            <text:p>4/29/2008 0:3:20</text:p>
          </table:table-cell>
          <table:table-cell office:value-type="string">
            <text:p>4/29/2008 0:3:22</text:p>
          </table:table-cell>
          <table:table-cell office:value-type="string">
            <text:p>2299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19</text:p>
          </table:table-cell>
          <table:table-cell office:value-type="string">
            <text:p>4/29/2008 0:3:20</text:p>
          </table:table-cell>
          <table:table-cell office:value-type="string">
            <text:p>4/29/2008 0:3:23</text:p>
          </table:table-cell>
          <table:table-cell office:value-type="string">
            <text:p>2866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19</text:p>
          </table:table-cell>
          <table:table-cell office:value-type="string">
            <text:p>4/29/2008 0:3:20</text:p>
          </table:table-cell>
          <table:table-cell office:value-type="string">
            <text:p>972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19</text:p>
          </table:table-cell>
          <table:table-cell office:value-type="string">
            <text:p>4/29/2008 0:3:20</text:p>
          </table:table-cell>
          <table:table-cell office:value-type="string">
            <text:p>4/29/2008 0:3:26</text:p>
          </table:table-cell>
          <table:table-cell office:value-type="string">
            <text:p>5877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1</text:p>
          </table:table-cell>
          <table:table-cell office:value-type="string">
            <text:p>4/29/2008 0:3:22</text:p>
          </table:table-cell>
          <table:table-cell office:value-type="string">
            <text:p>4/29/2008 0:3:26</text:p>
          </table:table-cell>
          <table:table-cell office:value-type="string">
            <text:p>4023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1</text:p>
          </table:table-cell>
          <table:table-cell office:value-type="string">
            <text:p>4/29/2008 0:3:22</text:p>
          </table:table-cell>
          <table:table-cell office:value-type="string">
            <text:p>113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1</text:p>
          </table:table-cell>
          <table:table-cell office:value-type="string">
            <text:p>4/29/2008 0:3:22</text:p>
          </table:table-cell>
          <table:table-cell office:value-type="string">
            <text:p>4/29/2008 0:3:25</text:p>
          </table:table-cell>
          <table:table-cell office:value-type="string">
            <text:p>308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1</text:p>
          </table:table-cell>
          <table:table-cell office:value-type="string">
            <text:p>4/29/2008 0:3:22</text:p>
          </table:table-cell>
          <table:table-cell office:value-type="string">
            <text:p>4/29/2008 0:3:25</text:p>
          </table:table-cell>
          <table:table-cell office:value-type="string">
            <text:p>3557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1</text:p>
          </table:table-cell>
          <table:table-cell office:value-type="string">
            <text:p>4/29/2008 0:3:22</text:p>
          </table:table-cell>
          <table:table-cell office:value-type="string">
            <text:p>1185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1</text:p>
          </table:table-cell>
          <table:table-cell office:value-type="string">
            <text:p>4/29/2008 0:3:22</text:p>
          </table:table-cell>
          <table:table-cell office:value-type="string">
            <text:p>4/29/2008 0:3:25</text:p>
          </table:table-cell>
          <table:table-cell office:value-type="string">
            <text:p>2450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1</text:p>
          </table:table-cell>
          <table:table-cell office:value-type="string">
            <text:p>4/29/2008 0:3:22</text:p>
          </table:table-cell>
          <table:table-cell office:value-type="string">
            <text:p>4/29/2008 0:3:25</text:p>
          </table:table-cell>
          <table:table-cell office:value-type="string">
            <text:p>3620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1</text:p>
          </table:table-cell>
          <table:table-cell office:value-type="string">
            <text:p>4/29/2008 0:3:22</text:p>
          </table:table-cell>
          <table:table-cell office:value-type="string">
            <text:p>1194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1</text:p>
          </table:table-cell>
          <table:table-cell office:value-type="string">
            <text:p>4/29/2008 0:3:22</text:p>
          </table:table-cell>
          <table:table-cell office:value-type="string">
            <text:p>4/29/2008 0:3:24</text:p>
          </table:table-cell>
          <table:table-cell office:value-type="string">
            <text:p>2112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1</text:p>
          </table:table-cell>
          <table:table-cell office:value-type="string">
            <text:p>4/29/2008 0:3:22</text:p>
          </table:table-cell>
          <table:table-cell office:value-type="string">
            <text:p>4/29/2008 0:3:24</text:p>
          </table:table-cell>
          <table:table-cell office:value-type="string">
            <text:p>1827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4</text:p>
          </table:table-cell>
          <table:table-cell office:value-type="string">
            <text:p>4/29/2008 0:3:26</text:p>
          </table:table-cell>
          <table:table-cell office:value-type="string">
            <text:p>2096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4</text:p>
          </table:table-cell>
          <table:table-cell office:value-type="string">
            <text:p>4/29/2008 0:3:27</text:p>
          </table:table-cell>
          <table:table-cell office:value-type="string">
            <text:p>2517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4</text:p>
          </table:table-cell>
          <table:table-cell office:value-type="string">
            <text:p>4/29/2008 0:3:28</text:p>
          </table:table-cell>
          <table:table-cell office:value-type="string">
            <text:p>3291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4</text:p>
          </table:table-cell>
          <table:table-cell office:value-type="string">
            <text:p>4/29/2008 0:3:25</text:p>
          </table:table-cell>
          <table:table-cell office:value-type="string">
            <text:p>4/29/2008 0:3:28</text:p>
          </table:table-cell>
          <table:table-cell office:value-type="string">
            <text:p>3328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4</text:p>
          </table:table-cell>
          <table:table-cell office:value-type="string">
            <text:p>4/29/2008 0:3:26</text:p>
          </table:table-cell>
          <table:table-cell office:value-type="string">
            <text:p>2137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4</text:p>
          </table:table-cell>
          <table:table-cell office:value-type="string">
            <text:p>4/29/2008 0:3:28</text:p>
          </table:table-cell>
          <table:table-cell office:value-type="string">
            <text:p>3389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4</text:p>
          </table:table-cell>
          <table:table-cell office:value-type="string">
            <text:p>4/29/2008 0:3:27</text:p>
          </table:table-cell>
          <table:table-cell office:value-type="string">
            <text:p>3038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4</text:p>
          </table:table-cell>
          <table:table-cell office:value-type="string">
            <text:p>4/29/2008 0:3:26</text:p>
          </table:table-cell>
          <table:table-cell office:value-type="string">
            <text:p>2011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4</text:p>
          </table:table-cell>
          <table:table-cell office:value-type="string">
            <text:p>4/29/2008 0:3:27</text:p>
          </table:table-cell>
          <table:table-cell office:value-type="string">
            <text:p>2494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4</text:p>
          </table:table-cell>
          <table:table-cell office:value-type="string">
            <text:p>4/29/2008 0:3:26</text:p>
          </table:table-cell>
          <table:table-cell office:value-type="string">
            <text:p>2029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6</text:p>
          </table:table-cell>
          <table:table-cell office:value-type="string">
            <text:p>4/29/2008 0:3:27</text:p>
          </table:table-cell>
          <table:table-cell office:value-type="string">
            <text:p>4/29/2008 0:3:32</text:p>
          </table:table-cell>
          <table:table-cell office:value-type="string">
            <text:p>4633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6</text:p>
          </table:table-cell>
          <table:table-cell office:value-type="string">
            <text:p>4/29/2008 0:3:29</text:p>
          </table:table-cell>
          <table:table-cell office:value-type="string">
            <text:p>2535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6</text:p>
          </table:table-cell>
          <table:table-cell office:value-type="string">
            <text:p>4/29/2008 0:3:28</text:p>
          </table:table-cell>
          <table:table-cell office:value-type="string">
            <text:p>1766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6</text:p>
          </table:table-cell>
          <table:table-cell office:value-type="string">
            <text:p>4/29/2008 0:3:27</text:p>
          </table:table-cell>
          <table:table-cell office:value-type="string">
            <text:p>4/29/2008 0:3:32</text:p>
          </table:table-cell>
          <table:table-cell office:value-type="string">
            <text:p>5221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6</text:p>
          </table:table-cell>
          <table:table-cell office:value-type="string">
            <text:p>4/29/2008 0:3:27</text:p>
          </table:table-cell>
          <table:table-cell office:value-type="string">
            <text:p>4/29/2008 0:3:29</text:p>
          </table:table-cell>
          <table:table-cell office:value-type="string">
            <text:p>2481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6</text:p>
          </table:table-cell>
          <table:table-cell office:value-type="string">
            <text:p>4/29/2008 0:3:28</text:p>
          </table:table-cell>
          <table:table-cell office:value-type="string">
            <text:p>1742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6</text:p>
          </table:table-cell>
          <table:table-cell office:value-type="string">
            <text:p>4/29/2008 0:3:28</text:p>
          </table:table-cell>
          <table:table-cell office:value-type="string">
            <text:p>4/29/2008 0:3:32</text:p>
          </table:table-cell>
          <table:table-cell office:value-type="string">
            <text:p>4228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6</text:p>
          </table:table-cell>
          <table:table-cell office:value-type="string">
            <text:p>4/29/2008 0:3:29</text:p>
          </table:table-cell>
          <table:table-cell office:value-type="string">
            <text:p>4/29/2008 0:3:32</text:p>
          </table:table-cell>
          <table:table-cell office:value-type="string">
            <text:p>321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6</text:p>
          </table:table-cell>
          <table:table-cell office:value-type="string">
            <text:p>4/29/2008 0:3:28</text:p>
          </table:table-cell>
          <table:table-cell office:value-type="string">
            <text:p>1849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6</text:p>
          </table:table-cell>
          <table:table-cell office:value-type="string">
            <text:p>4/29/2008 0:3:27</text:p>
          </table:table-cell>
          <table:table-cell office:value-type="string">
            <text:p>4/29/2008 0:3:29</text:p>
          </table:table-cell>
          <table:table-cell office:value-type="string">
            <text:p>1674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8</text:p>
          </table:table-cell>
          <table:table-cell office:value-type="string">
            <text:p>4/29/2008 0:3:31</text:p>
          </table:table-cell>
          <table:table-cell office:value-type="string">
            <text:p>2951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8</text:p>
          </table:table-cell>
          <table:table-cell office:value-type="string">
            <text:p>4/29/2008 0:3:29</text:p>
          </table:table-cell>
          <table:table-cell office:value-type="string">
            <text:p>941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8</text:p>
          </table:table-cell>
          <table:table-cell office:value-type="string">
            <text:p>4/29/2008 0:3:29</text:p>
          </table:table-cell>
          <table:table-cell office:value-type="string">
            <text:p>4/29/2008 0:3:33</text:p>
          </table:table-cell>
          <table:table-cell office:value-type="string">
            <text:p>3989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8</text:p>
          </table:table-cell>
          <table:table-cell office:value-type="string">
            <text:p>4/29/2008 0:3:29</text:p>
          </table:table-cell>
          <table:table-cell office:value-type="string">
            <text:p>4/29/2008 0:3:33</text:p>
          </table:table-cell>
          <table:table-cell office:value-type="string">
            <text:p>4397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8</text:p>
          </table:table-cell>
          <table:table-cell office:value-type="string">
            <text:p>4/29/2008 0:3:29</text:p>
          </table:table-cell>
          <table:table-cell office:value-type="string">
            <text:p>739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8</text:p>
          </table:table-cell>
          <table:table-cell office:value-type="string">
            <text:p>4/29/2008 0:3:29</text:p>
          </table:table-cell>
          <table:table-cell office:value-type="string">
            <text:p>4/29/2008 0:3:34</text:p>
          </table:table-cell>
          <table:table-cell office:value-type="string">
            <text:p>4950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8</text:p>
          </table:table-cell>
          <table:table-cell office:value-type="string">
            <text:p>4/29/2008 0:3:29</text:p>
          </table:table-cell>
          <table:table-cell office:value-type="string">
            <text:p>4/29/2008 0:3:33</text:p>
          </table:table-cell>
          <table:table-cell office:value-type="string">
            <text:p>4171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28</text:p>
          </table:table-cell>
          <table:table-cell office:value-type="string">
            <text:p>4/29/2008 0:3:29</text:p>
          </table:table-cell>
          <table:table-cell office:value-type="string">
            <text:p>839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8</text:p>
          </table:table-cell>
          <table:table-cell office:value-type="string">
            <text:p>4/29/2008 0:3:29</text:p>
          </table:table-cell>
          <table:table-cell office:value-type="string">
            <text:p>4/29/2008 0:3:34</text:p>
          </table:table-cell>
          <table:table-cell office:value-type="string">
            <text:p>4996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28</text:p>
          </table:table-cell>
          <table:table-cell office:value-type="string">
            <text:p>4/29/2008 0:3:29</text:p>
          </table:table-cell>
          <table:table-cell office:value-type="string">
            <text:p>4/29/2008 0:3:34</text:p>
          </table:table-cell>
          <table:table-cell office:value-type="string">
            <text:p>5040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33</text:p>
          </table:table-cell>
          <table:table-cell office:value-type="string">
            <text:p>4/29/2008 0:3:35</text:p>
          </table:table-cell>
          <table:table-cell office:value-type="string">
            <text:p>2047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33</text:p>
          </table:table-cell>
          <table:table-cell office:value-type="string">
            <text:p>4/29/2008 0:3:36</text:p>
          </table:table-cell>
          <table:table-cell office:value-type="string">
            <text:p>2595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33</text:p>
          </table:table-cell>
          <table:table-cell office:value-type="string">
            <text:p>4/29/2008 0:3:36</text:p>
          </table:table-cell>
          <table:table-cell office:value-type="string">
            <text:p>2830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33</text:p>
          </table:table-cell>
          <table:table-cell office:value-type="string">
            <text:p>4/29/2008 0:3:35</text:p>
          </table:table-cell>
          <table:table-cell office:value-type="string">
            <text:p>198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33</text:p>
          </table:table-cell>
          <table:table-cell office:value-type="string">
            <text:p>4/29/2008 0:3:35</text:p>
          </table:table-cell>
          <table:table-cell office:value-type="string">
            <text:p>1958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33</text:p>
          </table:table-cell>
          <table:table-cell office:value-type="string">
            <text:p>4/29/2008 0:3:36</text:p>
          </table:table-cell>
          <table:table-cell office:value-type="string">
            <text:p>2659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33</text:p>
          </table:table-cell>
          <table:table-cell office:value-type="string">
            <text:p>4/29/2008 0:3:35</text:p>
          </table:table-cell>
          <table:table-cell office:value-type="string">
            <text:p>1886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33</text:p>
          </table:table-cell>
          <table:table-cell office:value-type="string">
            <text:p>4/29/2008 0:3:35</text:p>
          </table:table-cell>
          <table:table-cell office:value-type="string">
            <text:p>1961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33</text:p>
          </table:table-cell>
          <table:table-cell office:value-type="string">
            <text:p>4/29/2008 0:3:34</text:p>
          </table:table-cell>
          <table:table-cell office:value-type="string">
            <text:p>4/29/2008 0:3:35</text:p>
          </table:table-cell>
          <table:table-cell office:value-type="string">
            <text:p>1426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33</text:p>
          </table:table-cell>
          <table:table-cell office:value-type="string">
            <text:p>4/29/2008 0:3:34</text:p>
          </table:table-cell>
          <table:table-cell office:value-type="string">
            <text:p>4/29/2008 0:3:36</text:p>
          </table:table-cell>
          <table:table-cell office:value-type="string">
            <text:p>187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36</text:p>
          </table:table-cell>
          <table:table-cell office:value-type="string">
            <text:p>4/29/2008 0:3:37</text:p>
          </table:table-cell>
          <table:table-cell office:value-type="string">
            <text:p>4/29/2008 0:3:38</text:p>
          </table:table-cell>
          <table:table-cell office:value-type="string">
            <text:p>1258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36</text:p>
          </table:table-cell>
          <table:table-cell office:value-type="string">
            <text:p>4/29/2008 0:3:37</text:p>
          </table:table-cell>
          <table:table-cell office:value-type="string">
            <text:p>4/29/2008 0:3:38</text:p>
          </table:table-cell>
          <table:table-cell office:value-type="string">
            <text:p>1347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36</text:p>
          </table:table-cell>
          <table:table-cell table:number-columns-repeated="2" office:value-type="string">
            <text:p>4/29/2008 0:3:37</text:p>
          </table:table-cell>
          <table:table-cell office:value-type="string">
            <text:p>901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36</text:p>
          </table:table-cell>
          <table:table-cell office:value-type="string">
            <text:p>4/29/2008 0:3:37</text:p>
          </table:table-cell>
          <table:table-cell office:value-type="string">
            <text:p>4/29/2008 0:3:39</text:p>
          </table:table-cell>
          <table:table-cell office:value-type="string">
            <text:p>1958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36</text:p>
          </table:table-cell>
          <table:table-cell office:value-type="string">
            <text:p>4/29/2008 0:3:37</text:p>
          </table:table-cell>
          <table:table-cell office:value-type="string">
            <text:p>4/29/2008 0:3:39</text:p>
          </table:table-cell>
          <table:table-cell office:value-type="string">
            <text:p>2599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36</text:p>
          </table:table-cell>
          <table:table-cell table:number-columns-repeated="2" office:value-type="string">
            <text:p>4/29/2008 0:3:37</text:p>
          </table:table-cell>
          <table:table-cell office:value-type="string">
            <text:p>771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36</text:p>
          </table:table-cell>
          <table:table-cell office:value-type="string">
            <text:p>4/29/2008 0:3:37</text:p>
          </table:table-cell>
          <table:table-cell office:value-type="string">
            <text:p>4/29/2008 0:3:39</text:p>
          </table:table-cell>
          <table:table-cell office:value-type="string">
            <text:p>2618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36</text:p>
          </table:table-cell>
          <table:table-cell office:value-type="string">
            <text:p>4/29/2008 0:3:37</text:p>
          </table:table-cell>
          <table:table-cell office:value-type="string">
            <text:p>4/29/2008 0:3:40</text:p>
          </table:table-cell>
          <table:table-cell office:value-type="string">
            <text:p>2365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36</text:p>
          </table:table-cell>
          <table:table-cell table:number-columns-repeated="2" office:value-type="string">
            <text:p>4/29/2008 0:3:37</text:p>
          </table:table-cell>
          <table:table-cell office:value-type="string">
            <text:p>897.0</text:p>
          </table:table-cell>
          <table:table-cell office:value-type="string">
            <text:p>0.0null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36</text:p>
          </table:table-cell>
          <table:table-cell office:value-type="string">
            <text:p>4/29/2008 0:3:37</text:p>
          </table:table-cell>
          <table:table-cell office:value-type="string">
            <text:p>4/29/2008 0:3:39</text:p>
          </table:table-cell>
          <table:table-cell office:value-type="string">
            <text:p>2402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39</text:p>
          </table:table-cell>
          <table:table-cell office:value-type="string">
            <text:p>4/29/2008 0:3:42</text:p>
          </table:table-cell>
          <table:table-cell office:value-type="string">
            <text:p>2292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39</text:p>
          </table:table-cell>
          <table:table-cell office:value-type="string">
            <text:p>4/29/2008 0:3:40</text:p>
          </table:table-cell>
          <table:table-cell office:value-type="string">
            <text:p>1263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39</text:p>
          </table:table-cell>
          <table:table-cell office:value-type="string">
            <text:p>4/29/2008 0:3:42</text:p>
          </table:table-cell>
          <table:table-cell office:value-type="string">
            <text:p>2128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39</text:p>
          </table:table-cell>
          <table:table-cell office:value-type="string">
            <text:p>4/29/2008 0:3:42</text:p>
          </table:table-cell>
          <table:table-cell office:value-type="string">
            <text:p>2377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39</text:p>
          </table:table-cell>
          <table:table-cell office:value-type="string">
            <text:p>4/29/2008 0:3:41</text:p>
          </table:table-cell>
          <table:table-cell office:value-type="string">
            <text:p>1149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39</text:p>
          </table:table-cell>
          <table:table-cell office:value-type="string">
            <text:p>4/29/2008 0:3:41</text:p>
          </table:table-cell>
          <table:table-cell office:value-type="string">
            <text:p>1628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39</text:p>
          </table:table-cell>
          <table:table-cell office:value-type="string">
            <text:p>4/29/2008 0:3:42</text:p>
          </table:table-cell>
          <table:table-cell office:value-type="string">
            <text:p>2518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39</text:p>
          </table:table-cell>
          <table:table-cell office:value-type="string">
            <text:p>4/29/2008 0:3:40</text:p>
          </table:table-cell>
          <table:table-cell office:value-type="string">
            <text:p>1251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39</text:p>
          </table:table-cell>
          <table:table-cell office:value-type="string">
            <text:p>4/29/2008 0:3:40</text:p>
          </table:table-cell>
          <table:table-cell office:value-type="string">
            <text:p>4/29/2008 0:3:42</text:p>
          </table:table-cell>
          <table:table-cell office:value-type="string">
            <text:p>2029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39</text:p>
          </table:table-cell>
          <table:table-cell office:value-type="string">
            <text:p>4/29/2008 0:3:42</text:p>
          </table:table-cell>
          <table:table-cell office:value-type="string">
            <text:p>2494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42</text:p>
          </table:table-cell>
          <table:table-cell office:value-type="string">
            <text:p>4/29/2008 0:3:44</text:p>
          </table:table-cell>
          <table:table-cell office:value-type="string">
            <text:p>1877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42</text:p>
          </table:table-cell>
          <table:table-cell office:value-type="string">
            <text:p>4/29/2008 0:3:47</text:p>
          </table:table-cell>
          <table:table-cell office:value-type="string">
            <text:p>4405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42</text:p>
          </table:table-cell>
          <table:table-cell office:value-type="string">
            <text:p>4/29/2008 0:3:45</text:p>
          </table:table-cell>
          <table:table-cell office:value-type="string">
            <text:p>2301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42</text:p>
          </table:table-cell>
          <table:table-cell office:value-type="string">
            <text:p>4/29/2008 0:3:45</text:p>
          </table:table-cell>
          <table:table-cell office:value-type="string">
            <text:p>3157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42</text:p>
          </table:table-cell>
          <table:table-cell office:value-type="string">
            <text:p>4/29/2008 0:3:44</text:p>
          </table:table-cell>
          <table:table-cell office:value-type="string">
            <text:p>1872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42</text:p>
          </table:table-cell>
          <table:table-cell office:value-type="string">
            <text:p>4/29/2008 0:3:46</text:p>
          </table:table-cell>
          <table:table-cell office:value-type="string">
            <text:p>3854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42</text:p>
          </table:table-cell>
          <table:table-cell office:value-type="string">
            <text:p>4/29/2008 0:3:43</text:p>
          </table:table-cell>
          <table:table-cell office:value-type="string">
            <text:p>1449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42</text:p>
          </table:table-cell>
          <table:table-cell office:value-type="string">
            <text:p>4/29/2008 0:3:46</text:p>
          </table:table-cell>
          <table:table-cell office:value-type="string">
            <text:p>4050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42</text:p>
          </table:table-cell>
          <table:table-cell office:value-type="string">
            <text:p>4/29/2008 0:3:46</text:p>
          </table:table-cell>
          <table:table-cell office:value-type="string">
            <text:p>408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42</text:p>
          </table:table-cell>
          <table:table-cell office:value-type="string">
            <text:p>4/29/2008 0:3:43</text:p>
          </table:table-cell>
          <table:table-cell office:value-type="string">
            <text:p>1430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44</text:p>
          </table:table-cell>
          <table:table-cell office:value-type="string">
            <text:p>4/29/2008 0:3:47</text:p>
          </table:table-cell>
          <table:table-cell office:value-type="string">
            <text:p>3230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44</text:p>
          </table:table-cell>
          <table:table-cell office:value-type="string">
            <text:p>4/29/2008 0:3:47</text:p>
          </table:table-cell>
          <table:table-cell office:value-type="string">
            <text:p>2666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44</text:p>
          </table:table-cell>
          <table:table-cell office:value-type="string">
            <text:p>4/29/2008 0:3:47</text:p>
          </table:table-cell>
          <table:table-cell office:value-type="string">
            <text:p>308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44</text:p>
          </table:table-cell>
          <table:table-cell office:value-type="string">
            <text:p>4/29/2008 0:3:48</text:p>
          </table:table-cell>
          <table:table-cell office:value-type="string">
            <text:p>3115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44</text:p>
          </table:table-cell>
          <table:table-cell office:value-type="string">
            <text:p>4/29/2008 0:3:45</text:p>
          </table:table-cell>
          <table:table-cell office:value-type="string">
            <text:p>4/29/2008 0:3:48</text:p>
          </table:table-cell>
          <table:table-cell office:value-type="string">
            <text:p>2785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44</text:p>
          </table:table-cell>
          <table:table-cell office:value-type="string">
            <text:p>4/29/2008 0:3:47</text:p>
          </table:table-cell>
          <table:table-cell office:value-type="string">
            <text:p>2595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44</text:p>
          </table:table-cell>
          <table:table-cell office:value-type="string">
            <text:p>4/29/2008 0:3:46</text:p>
          </table:table-cell>
          <table:table-cell office:value-type="string">
            <text:p>2183.0</text:p>
          </table:table-cell>
          <table:table-cell office:value-type="string">
            <text:p>2.0null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44</text:p>
          </table:table-cell>
          <table:table-cell office:value-type="string">
            <text:p>4/29/2008 0:3:46</text:p>
          </table:table-cell>
          <table:table-cell office:value-type="string">
            <text:p>4/29/2008 0:3:48</text:p>
          </table:table-cell>
          <table:table-cell office:value-type="string">
            <text:p>1532.0</text:p>
          </table:table-cell>
          <table:table-cell office:value-type="string">
            <text:p>1.0null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table:number-columns-repeated="2" office:value-type="string">
            <text:p>4/29/2008 0:3:44</text:p>
          </table:table-cell>
          <table:table-cell office:value-type="string">
            <text:p>4/29/2008 0:3:47</text:p>
          </table:table-cell>
          <table:table-cell office:value-type="string">
            <text:p>3039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string">
            <text:p>4/29/2008 0:2:17</text:p>
          </table:table-cell>
          <table:table-cell office:value-type="string">
            <text:p>4/29/2008 0:3:44</text:p>
          </table:table-cell>
          <table:table-cell office:value-type="string">
            <text:p>4/29/2008 0:3:47</text:p>
          </table:table-cell>
          <table:table-cell office:value-type="string">
            <text:p>4/29/2008 0:3:49</text:p>
          </table:table-cell>
          <table:table-cell office:value-type="string">
            <text:p>1844.0</text:p>
          </table:table-cell>
          <table:table-cell office:value-type="string">
            <text:p>1.0null</text:p>
          </table:table-cell>
        </table:table-row>
        <table:table-row table:style-name="ro1" table:number-rows-repeated="6518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atorial 5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ERROR-RETRY-TIMES</text:p>
          </table:table-cell>
          <table:table-cell office:value-type="string">
            <text:p>CREATED-TIME</text:p>
          </table:table-cell>
          <table:table-cell office:value-type="string">
            <text:p>SUBMITED-TIME</text:p>
          </table:table-cell>
          <table:table-cell office:value-type="string">
            <text:p>STARTED_TIME</text:p>
          </table:table-cell>
          <table:table-cell office:value-type="string">
            <text:p>FINISHED_TIME</text:p>
          </table:table-cell>
          <table:table-cell office:value-type="string">
            <text:p>EXECUTION-TIME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49</text:p>
          </table:table-cell>
          <table:table-cell office:value-type="string">
            <text:p>4/21/2008 0:12:50</text:p>
          </table:table-cell>
          <table:table-cell office:value-type="string">
            <text:p>4/21/2008 0:13:0</text:p>
          </table:table-cell>
          <table:table-cell office:value-type="string">
            <text:p>10745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49</text:p>
          </table:table-cell>
          <table:table-cell office:value-type="string">
            <text:p>4/21/2008 0:12:50</text:p>
          </table:table-cell>
          <table:table-cell office:value-type="string">
            <text:p>4/21/2008 0:12:59</text:p>
          </table:table-cell>
          <table:table-cell office:value-type="string">
            <text:p>9566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49</text:p>
          </table:table-cell>
          <table:table-cell office:value-type="string">
            <text:p>4/21/2008 0:12:52</text:p>
          </table:table-cell>
          <table:table-cell office:value-type="string">
            <text:p>4/21/2008 0:13:0</text:p>
          </table:table-cell>
          <table:table-cell office:value-type="string">
            <text:p>810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49</text:p>
          </table:table-cell>
          <table:table-cell office:value-type="string">
            <text:p>4/21/2008 0:12:54</text:p>
          </table:table-cell>
          <table:table-cell office:value-type="string">
            <text:p>4/21/2008 0:13:40</text:p>
          </table:table-cell>
          <table:table-cell office:value-type="string">
            <text:p>46251.0</text:p>
          </table:table-cell>
          <table:table-cell office:value-type="string">
            <text:p>46.0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49</text:p>
          </table:table-cell>
          <table:table-cell office:value-type="string">
            <text:p>4/21/2008 0:12:50</text:p>
          </table:table-cell>
          <table:table-cell office:value-type="string">
            <text:p>4/21/2008 0:12:59</text:p>
          </table:table-cell>
          <table:table-cell office:value-type="string">
            <text:p>9742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49</text:p>
          </table:table-cell>
          <table:table-cell office:value-type="string">
            <text:p>4/21/2008 0:12:53</text:p>
          </table:table-cell>
          <table:table-cell office:value-type="string">
            <text:p>4/21/2008 0:13:41</text:p>
          </table:table-cell>
          <table:table-cell office:value-type="string">
            <text:p>48779.0</text:p>
          </table:table-cell>
          <table:table-cell office:value-type="string">
            <text:p>48.0nu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49</text:p>
          </table:table-cell>
          <table:table-cell office:value-type="string">
            <text:p>4/21/2008 0:12:52</text:p>
          </table:table-cell>
          <table:table-cell office:value-type="string">
            <text:p>4/21/2008 0:13:12</text:p>
          </table:table-cell>
          <table:table-cell office:value-type="string">
            <text:p>19888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49</text:p>
          </table:table-cell>
          <table:table-cell office:value-type="string">
            <text:p>4/21/2008 0:12:50</text:p>
          </table:table-cell>
          <table:table-cell office:value-type="string">
            <text:p>4/21/2008 0:13:0</text:p>
          </table:table-cell>
          <table:table-cell office:value-type="string">
            <text:p>10560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49</text:p>
          </table:table-cell>
          <table:table-cell office:value-type="string">
            <text:p>4/21/2008 0:12:52</text:p>
          </table:table-cell>
          <table:table-cell office:value-type="string">
            <text:p>4/21/2008 0:13:43</text:p>
          </table:table-cell>
          <table:table-cell office:value-type="string">
            <text:p>51298.0</text:p>
          </table:table-cell>
          <table:table-cell office:value-type="string">
            <text:p>51.0nu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49</text:p>
          </table:table-cell>
          <table:table-cell office:value-type="string">
            <text:p>4/21/2008 0:12:52</text:p>
          </table:table-cell>
          <table:table-cell office:value-type="string">
            <text:p>4/21/2008 0:13:11</text:p>
          </table:table-cell>
          <table:table-cell office:value-type="string">
            <text:p>18789.0</text:p>
          </table:table-cell>
          <table:table-cell office:value-type="string">
            <text:p>18.0nu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0</text:p>
          </table:table-cell>
          <table:table-cell office:value-type="string">
            <text:p>4/21/2008 0:12:52</text:p>
          </table:table-cell>
          <table:table-cell office:value-type="string">
            <text:p>4/21/2008 0:13:0</text:p>
          </table:table-cell>
          <table:table-cell office:value-type="string">
            <text:p>821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0</text:p>
          </table:table-cell>
          <table:table-cell office:value-type="string">
            <text:p>4/21/2008 0:12:54</text:p>
          </table:table-cell>
          <table:table-cell office:value-type="string">
            <text:p>4/21/2008 0:13:46</text:p>
          </table:table-cell>
          <table:table-cell office:value-type="string">
            <text:p>51930.0</text:p>
          </table:table-cell>
          <table:table-cell office:value-type="string">
            <text:p>51.0nul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table:number-columns-repeated="2" office:value-type="string">
            <text:p>4/21/2008 0:12:50</text:p>
          </table:table-cell>
          <table:table-cell office:value-type="string">
            <text:p>4/21/2008 0:13:4</text:p>
          </table:table-cell>
          <table:table-cell office:value-type="string">
            <text:p>13359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0</text:p>
          </table:table-cell>
          <table:table-cell office:value-type="string">
            <text:p>4/21/2008 0:12:53</text:p>
          </table:table-cell>
          <table:table-cell office:value-type="string">
            <text:p>4/21/2008 0:13:12</text:p>
          </table:table-cell>
          <table:table-cell office:value-type="string">
            <text:p>18393.0</text:p>
          </table:table-cell>
          <table:table-cell office:value-type="string">
            <text:p>18.0nu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0</text:p>
          </table:table-cell>
          <table:table-cell office:value-type="string">
            <text:p>4/21/2008 0:12:54</text:p>
          </table:table-cell>
          <table:table-cell office:value-type="string">
            <text:p>4/21/2008 0:13:40</text:p>
          </table:table-cell>
          <table:table-cell office:value-type="string">
            <text:p>46222.0</text:p>
          </table:table-cell>
          <table:table-cell office:value-type="string">
            <text:p>46.0nul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0</text:p>
          </table:table-cell>
          <table:table-cell office:value-type="string">
            <text:p>4/21/2008 0:12:51</text:p>
          </table:table-cell>
          <table:table-cell office:value-type="string">
            <text:p>4/21/2008 0:13:5</text:p>
          </table:table-cell>
          <table:table-cell office:value-type="string">
            <text:p>13256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0</text:p>
          </table:table-cell>
          <table:table-cell office:value-type="string">
            <text:p>4/21/2008 0:12:56</text:p>
          </table:table-cell>
          <table:table-cell office:value-type="string">
            <text:p>4/21/2008 0:13:17</text:p>
          </table:table-cell>
          <table:table-cell office:value-type="string">
            <text:p>20263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0</text:p>
          </table:table-cell>
          <table:table-cell office:value-type="string">
            <text:p>4/21/2008 0:12:53</text:p>
          </table:table-cell>
          <table:table-cell office:value-type="string">
            <text:p>4/21/2008 0:13:44</text:p>
          </table:table-cell>
          <table:table-cell office:value-type="string">
            <text:p>51591.0</text:p>
          </table:table-cell>
          <table:table-cell office:value-type="string">
            <text:p>51.0nu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table:number-columns-repeated="2" office:value-type="string">
            <text:p>4/21/2008 0:12:50</text:p>
          </table:table-cell>
          <table:table-cell office:value-type="string">
            <text:p>4/21/2008 0:13:2</text:p>
          </table:table-cell>
          <table:table-cell office:value-type="string">
            <text:p>11947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0</text:p>
          </table:table-cell>
          <table:table-cell office:value-type="string">
            <text:p>4/21/2008 0:12:52</text:p>
          </table:table-cell>
          <table:table-cell office:value-type="string">
            <text:p>4/21/2008 0:13:14</text:p>
          </table:table-cell>
          <table:table-cell office:value-type="string">
            <text:p>21979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1</text:p>
          </table:table-cell>
          <table:table-cell office:value-type="string">
            <text:p>4/21/2008 0:12:53</text:p>
          </table:table-cell>
          <table:table-cell office:value-type="string">
            <text:p>4/21/2008 0:13:45</text:p>
          </table:table-cell>
          <table:table-cell office:value-type="string">
            <text:p>52269.0</text:p>
          </table:table-cell>
          <table:table-cell office:value-type="string">
            <text:p>52.0nul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1</text:p>
          </table:table-cell>
          <table:table-cell office:value-type="string">
            <text:p>4/21/2008 0:12:53</text:p>
          </table:table-cell>
          <table:table-cell office:value-type="string">
            <text:p>4/21/2008 0:13:5</text:p>
          </table:table-cell>
          <table:table-cell office:value-type="string">
            <text:p>11826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3</text:p>
          </table:table-cell>
          <table:table-cell office:value-type="string">
            <text:p>4/21/2008 0:13:14</text:p>
          </table:table-cell>
          <table:table-cell office:value-type="string">
            <text:p>21569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6</text:p>
          </table:table-cell>
          <table:table-cell office:value-type="string">
            <text:p>4/21/2008 0:13:5</text:p>
          </table:table-cell>
          <table:table-cell office:value-type="string">
            <text:p>8494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4</text:p>
          </table:table-cell>
          <table:table-cell office:value-type="string">
            <text:p>4/21/2008 0:13:44</text:p>
          </table:table-cell>
          <table:table-cell office:value-type="string">
            <text:p>50478.0</text:p>
          </table:table-cell>
          <table:table-cell office:value-type="string">
            <text:p>50.0nu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5</text:p>
          </table:table-cell>
          <table:table-cell office:value-type="string">
            <text:p>4/21/2008 0:13:7</text:p>
          </table:table-cell>
          <table:table-cell office:value-type="string">
            <text:p>11986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4</text:p>
          </table:table-cell>
          <table:table-cell office:value-type="string">
            <text:p>4/21/2008 0:13:41</text:p>
          </table:table-cell>
          <table:table-cell office:value-type="string">
            <text:p>47346.0</text:p>
          </table:table-cell>
          <table:table-cell office:value-type="string">
            <text:p>47.0nul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6</text:p>
          </table:table-cell>
          <table:table-cell office:value-type="string">
            <text:p>4/21/2008 0:13:17</text:p>
          </table:table-cell>
          <table:table-cell office:value-type="string">
            <text:p>20272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5</text:p>
          </table:table-cell>
          <table:table-cell office:value-type="string">
            <text:p>4/21/2008 0:13:6</text:p>
          </table:table-cell>
          <table:table-cell office:value-type="string">
            <text:p>11629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3:0</text:p>
          </table:table-cell>
          <table:table-cell office:value-type="string">
            <text:p>4/21/2008 0:13:47</text:p>
          </table:table-cell>
          <table:table-cell office:value-type="string">
            <text:p>47357.0</text:p>
          </table:table-cell>
          <table:table-cell office:value-type="string">
            <text:p>47.0nul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5</text:p>
          </table:table-cell>
          <table:table-cell office:value-type="string">
            <text:p>4/21/2008 0:13:6</text:p>
          </table:table-cell>
          <table:table-cell office:value-type="string">
            <text:p>11083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3:0</text:p>
          </table:table-cell>
          <table:table-cell office:value-type="string">
            <text:p>4/21/2008 0:13:45</text:p>
          </table:table-cell>
          <table:table-cell office:value-type="string">
            <text:p>44705.0</text:p>
          </table:table-cell>
          <table:table-cell office:value-type="string">
            <text:p>44.0nul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4</text:p>
          </table:table-cell>
          <table:table-cell office:value-type="string">
            <text:p>4/21/2008 0:13:47</text:p>
          </table:table-cell>
          <table:table-cell office:value-type="string">
            <text:p>52914.0</text:p>
          </table:table-cell>
          <table:table-cell office:value-type="string">
            <text:p>52.0null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8</text:p>
          </table:table-cell>
          <table:table-cell office:value-type="string">
            <text:p>4/21/2008 0:13:16</text:p>
          </table:table-cell>
          <table:table-cell office:value-type="string">
            <text:p>18104.0</text:p>
          </table:table-cell>
          <table:table-cell office:value-type="string">
            <text:p>18.0nu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3</text:p>
          </table:table-cell>
          <table:table-cell office:value-type="string">
            <text:p>4/21/2008 0:12:56</text:p>
          </table:table-cell>
          <table:table-cell office:value-type="string">
            <text:p>4/21/2008 0:13:47</text:p>
          </table:table-cell>
          <table:table-cell office:value-type="string">
            <text:p>51023.0</text:p>
          </table:table-cell>
          <table:table-cell office:value-type="string">
            <text:p>51.0nul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3</text:p>
          </table:table-cell>
          <table:table-cell office:value-type="string">
            <text:p>4/21/2008 0:12:55</text:p>
          </table:table-cell>
          <table:table-cell office:value-type="string">
            <text:p>4/21/2008 0:13:8</text:p>
          </table:table-cell>
          <table:table-cell office:value-type="string">
            <text:p>13406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3</text:p>
          </table:table-cell>
          <table:table-cell office:value-type="string">
            <text:p>4/21/2008 0:12:58</text:p>
          </table:table-cell>
          <table:table-cell office:value-type="string">
            <text:p>4/21/2008 0:13:7</text:p>
          </table:table-cell>
          <table:table-cell office:value-type="string">
            <text:p>8459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4</text:p>
          </table:table-cell>
          <table:table-cell office:value-type="string">
            <text:p>4/21/2008 0:12:56</text:p>
          </table:table-cell>
          <table:table-cell office:value-type="string">
            <text:p>4/21/2008 0:13:41</text:p>
          </table:table-cell>
          <table:table-cell office:value-type="string">
            <text:p>45554.0</text:p>
          </table:table-cell>
          <table:table-cell office:value-type="string">
            <text:p>45.0nul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4</text:p>
          </table:table-cell>
          <table:table-cell office:value-type="string">
            <text:p>4/21/2008 0:12:55</text:p>
          </table:table-cell>
          <table:table-cell office:value-type="string">
            <text:p>4/21/2008 0:13:8</text:p>
          </table:table-cell>
          <table:table-cell office:value-type="string">
            <text:p>12901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5</text:p>
          </table:table-cell>
          <table:table-cell office:value-type="string">
            <text:p>4/21/2008 0:12:59</text:p>
          </table:table-cell>
          <table:table-cell office:value-type="string">
            <text:p>4/21/2008 0:13:17</text:p>
          </table:table-cell>
          <table:table-cell office:value-type="string">
            <text:p>18098.0</text:p>
          </table:table-cell>
          <table:table-cell office:value-type="string">
            <text:p>18.0nu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5</text:p>
          </table:table-cell>
          <table:table-cell office:value-type="string">
            <text:p>4/21/2008 0:13:44</text:p>
          </table:table-cell>
          <table:table-cell office:value-type="string">
            <text:p>49180.0</text:p>
          </table:table-cell>
          <table:table-cell office:value-type="string">
            <text:p>49.0nul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4</text:p>
          </table:table-cell>
          <table:table-cell office:value-type="string">
            <text:p>4/21/2008 0:13:6</text:p>
          </table:table-cell>
          <table:table-cell office:value-type="string">
            <text:p>12013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7</text:p>
          </table:table-cell>
          <table:table-cell office:value-type="string">
            <text:p>4/21/2008 0:13:16</text:p>
          </table:table-cell>
          <table:table-cell office:value-type="string">
            <text:p>19398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4</text:p>
          </table:table-cell>
          <table:table-cell office:value-type="string">
            <text:p>4/21/2008 0:13:47</text:p>
          </table:table-cell>
          <table:table-cell office:value-type="string">
            <text:p>52898.0</text:p>
          </table:table-cell>
          <table:table-cell office:value-type="string">
            <text:p>52.0nu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5</text:p>
          </table:table-cell>
          <table:table-cell office:value-type="string">
            <text:p>4/21/2008 0:13:7</text:p>
          </table:table-cell>
          <table:table-cell office:value-type="string">
            <text:p>12606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6</text:p>
          </table:table-cell>
          <table:table-cell office:value-type="string">
            <text:p>4/21/2008 0:13:17</text:p>
          </table:table-cell>
          <table:table-cell office:value-type="string">
            <text:p>20219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7</text:p>
          </table:table-cell>
          <table:table-cell office:value-type="string">
            <text:p>4/21/2008 0:13:17</text:p>
          </table:table-cell>
          <table:table-cell office:value-type="string">
            <text:p>20216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5</text:p>
          </table:table-cell>
          <table:table-cell office:value-type="string">
            <text:p>4/21/2008 0:13:8</text:p>
          </table:table-cell>
          <table:table-cell office:value-type="string">
            <text:p>13378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5</text:p>
          </table:table-cell>
          <table:table-cell office:value-type="string">
            <text:p>4/21/2008 0:13:6</text:p>
          </table:table-cell>
          <table:table-cell office:value-type="string">
            <text:p>11576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4/21/2008 0:12:40</text:p>
          </table:table-cell>
          <table:table-cell office:value-type="string">
            <text:p>4/21/2008 0:12:52</text:p>
          </table:table-cell>
          <table:table-cell office:value-type="string">
            <text:p>4/21/2008 0:12:58</text:p>
          </table:table-cell>
          <table:table-cell office:value-type="string">
            <text:p>4/21/2008 0:13:17</text:p>
          </table:table-cell>
          <table:table-cell office:value-type="string">
            <text:p>18240.0</text:p>
          </table:table-cell>
          <table:table-cell office:value-type="string">
            <text:p>18.0null</text:p>
          </table:table-cell>
        </table:table-row>
      </table:table>
      <table:table table:name="Fatorial 10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ERROR-RETRY-TIMES</text:p>
          </table:table-cell>
          <table:table-cell office:value-type="string">
            <text:p>CREATED-TIME</text:p>
          </table:table-cell>
          <table:table-cell office:value-type="string">
            <text:p>SUBMITED-TIME</text:p>
          </table:table-cell>
          <table:table-cell office:value-type="string">
            <text:p>STARTED_TIME</text:p>
          </table:table-cell>
          <table:table-cell office:value-type="string">
            <text:p>FINISHED_TIME</text:p>
          </table:table-cell>
          <table:table-cell office:value-type="string">
            <text:p>EXECUTION-TIME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2</text:p>
          </table:table-cell>
          <table:table-cell office:value-type="string">
            <text:p>4/21/2008 0:43:33</text:p>
          </table:table-cell>
          <table:table-cell office:value-type="string">
            <text:p>4/21/2008 0:43:46</text:p>
          </table:table-cell>
          <table:table-cell office:value-type="string">
            <text:p>13642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2</text:p>
          </table:table-cell>
          <table:table-cell office:value-type="string">
            <text:p>4/21/2008 0:43:33</text:p>
          </table:table-cell>
          <table:table-cell office:value-type="string">
            <text:p>4/21/2008 0:43:46</text:p>
          </table:table-cell>
          <table:table-cell office:value-type="string">
            <text:p>13568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2</text:p>
          </table:table-cell>
          <table:table-cell office:value-type="string">
            <text:p>4/21/2008 0:43:37</text:p>
          </table:table-cell>
          <table:table-cell office:value-type="string">
            <text:p>4/21/2008 0:45:1</text:p>
          </table:table-cell>
          <table:table-cell office:value-type="string">
            <text:p>84554.0</text:p>
          </table:table-cell>
          <table:table-cell office:value-type="string">
            <text:p>84.0nu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2</text:p>
          </table:table-cell>
          <table:table-cell office:value-type="string">
            <text:p>4/21/2008 0:43:37</text:p>
          </table:table-cell>
          <table:table-cell office:value-type="string">
            <text:p>4/21/2008 0:44:2</text:p>
          </table:table-cell>
          <table:table-cell office:value-type="string">
            <text:p>24881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2</text:p>
          </table:table-cell>
          <table:table-cell office:value-type="string">
            <text:p>4/21/2008 0:43:33</text:p>
          </table:table-cell>
          <table:table-cell office:value-type="string">
            <text:p>4/21/2008 0:43:46</text:p>
          </table:table-cell>
          <table:table-cell office:value-type="string">
            <text:p>13883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2</text:p>
          </table:table-cell>
          <table:table-cell office:value-type="string">
            <text:p>4/21/2008 0:43:39</text:p>
          </table:table-cell>
          <table:table-cell office:value-type="string">
            <text:p>4/21/2008 0:45:21</text:p>
          </table:table-cell>
          <table:table-cell office:value-type="string">
            <text:p>102270.0</text:p>
          </table:table-cell>
          <table:table-cell office:value-type="string">
            <text:p>102.0nu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2</text:p>
          </table:table-cell>
          <table:table-cell office:value-type="string">
            <text:p>4/21/2008 0:43:37</text:p>
          </table:table-cell>
          <table:table-cell office:value-type="string">
            <text:p>4/21/2008 0:43:57</text:p>
          </table:table-cell>
          <table:table-cell office:value-type="string">
            <text:p>20693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2</text:p>
          </table:table-cell>
          <table:table-cell office:value-type="string">
            <text:p>4/21/2008 0:43:33</text:p>
          </table:table-cell>
          <table:table-cell office:value-type="string">
            <text:p>4/21/2008 0:43:52</text:p>
          </table:table-cell>
          <table:table-cell office:value-type="string">
            <text:p>19169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2</text:p>
          </table:table-cell>
          <table:table-cell office:value-type="string">
            <text:p>4/21/2008 0:43:39</text:p>
          </table:table-cell>
          <table:table-cell office:value-type="string">
            <text:p>4/21/2008 0:45:15</text:p>
          </table:table-cell>
          <table:table-cell office:value-type="string">
            <text:p>95766.0</text:p>
          </table:table-cell>
          <table:table-cell office:value-type="string">
            <text:p>95.0nu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2</text:p>
          </table:table-cell>
          <table:table-cell office:value-type="string">
            <text:p>4/21/2008 0:43:38</text:p>
          </table:table-cell>
          <table:table-cell office:value-type="string">
            <text:p>4/21/2008 0:44:1</text:p>
          </table:table-cell>
          <table:table-cell office:value-type="string">
            <text:p>23026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3</text:p>
          </table:table-cell>
          <table:table-cell office:value-type="string">
            <text:p>4/21/2008 0:43:35</text:p>
          </table:table-cell>
          <table:table-cell office:value-type="string">
            <text:p>4/21/2008 0:44:1</text:p>
          </table:table-cell>
          <table:table-cell office:value-type="string">
            <text:p>25211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3</text:p>
          </table:table-cell>
          <table:table-cell office:value-type="string">
            <text:p>4/21/2008 0:43:38</text:p>
          </table:table-cell>
          <table:table-cell office:value-type="string">
            <text:p>4/21/2008 0:44:1</text:p>
          </table:table-cell>
          <table:table-cell office:value-type="string">
            <text:p>23083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3</text:p>
          </table:table-cell>
          <table:table-cell office:value-type="string">
            <text:p>4/21/2008 0:43:38</text:p>
          </table:table-cell>
          <table:table-cell office:value-type="string">
            <text:p>4/21/2008 0:44:36</text:p>
          </table:table-cell>
          <table:table-cell office:value-type="string">
            <text:p>57930.0</text:p>
          </table:table-cell>
          <table:table-cell office:value-type="string">
            <text:p>57.0nul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3</text:p>
          </table:table-cell>
          <table:table-cell office:value-type="string">
            <text:p>4/21/2008 0:43:34</text:p>
          </table:table-cell>
          <table:table-cell office:value-type="string">
            <text:p>4/21/2008 0:43:56</text:p>
          </table:table-cell>
          <table:table-cell office:value-type="string">
            <text:p>21805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3</text:p>
          </table:table-cell>
          <table:table-cell office:value-type="string">
            <text:p>4/21/2008 0:43:37</text:p>
          </table:table-cell>
          <table:table-cell office:value-type="string">
            <text:p>4/21/2008 0:44:3</text:p>
          </table:table-cell>
          <table:table-cell office:value-type="string">
            <text:p>25891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3</text:p>
          </table:table-cell>
          <table:table-cell office:value-type="string">
            <text:p>4/21/2008 0:43:45</text:p>
          </table:table-cell>
          <table:table-cell office:value-type="string">
            <text:p>4/21/2008 0:44:16</text:p>
          </table:table-cell>
          <table:table-cell office:value-type="string">
            <text:p>31285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3</text:p>
          </table:table-cell>
          <table:table-cell office:value-type="string">
            <text:p>4/21/2008 0:43:37</text:p>
          </table:table-cell>
          <table:table-cell office:value-type="string">
            <text:p>4/21/2008 0:45:10</text:p>
          </table:table-cell>
          <table:table-cell office:value-type="string">
            <text:p>92953.0</text:p>
          </table:table-cell>
          <table:table-cell office:value-type="string">
            <text:p>92.0nu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3</text:p>
          </table:table-cell>
          <table:table-cell office:value-type="string">
            <text:p>4/21/2008 0:43:34</text:p>
          </table:table-cell>
          <table:table-cell office:value-type="string">
            <text:p>4/21/2008 0:43:52</text:p>
          </table:table-cell>
          <table:table-cell office:value-type="string">
            <text:p>18051.0</text:p>
          </table:table-cell>
          <table:table-cell office:value-type="string">
            <text:p>18.0nu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office:value-type="string">
            <text:p>4/21/2008 0:43:33</text:p>
          </table:table-cell>
          <table:table-cell office:value-type="string">
            <text:p>4/21/2008 0:43:35</text:p>
          </table:table-cell>
          <table:table-cell office:value-type="string">
            <text:p>4/21/2008 0:44:1</text:p>
          </table:table-cell>
          <table:table-cell office:value-type="string">
            <text:p>25348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4/21/2008 0:43:23</text:p>
          </table:table-cell>
          <table:table-cell table:number-columns-repeated="2" office:value-type="string">
            <text:p>4/21/2008 0:43:33</text:p>
          </table:table-cell>
          <table:table-cell office:value-type="string">
            <text:p>4/21/2008 0:43:52</text:p>
          </table:table-cell>
          <table:table-cell office:value-type="string">
            <text:p>18408.0</text:p>
          </table:table-cell>
          <table:table-cell office:value-type="string">
            <text:p>18.0nu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3</text:p>
          </table:table-cell>
          <table:table-cell office:value-type="string">
            <text:p>4/21/2008 0:43:36</text:p>
          </table:table-cell>
          <table:table-cell office:value-type="string">
            <text:p>4/21/2008 0:45:4</text:p>
          </table:table-cell>
          <table:table-cell office:value-type="string">
            <text:p>88450.0</text:p>
          </table:table-cell>
          <table:table-cell office:value-type="string">
            <text:p>88.0nul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3</text:p>
          </table:table-cell>
          <table:table-cell office:value-type="string">
            <text:p>4/21/2008 0:43:40</text:p>
          </table:table-cell>
          <table:table-cell office:value-type="string">
            <text:p>4/21/2008 0:45:21</text:p>
          </table:table-cell>
          <table:table-cell office:value-type="string">
            <text:p>101561.0</text:p>
          </table:table-cell>
          <table:table-cell office:value-type="string">
            <text:p>101.0nu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4</text:p>
          </table:table-cell>
          <table:table-cell office:value-type="string">
            <text:p>4/21/2008 0:43:40</text:p>
          </table:table-cell>
          <table:table-cell office:value-type="string">
            <text:p>4/21/2008 0:44:4</text:p>
          </table:table-cell>
          <table:table-cell office:value-type="string">
            <text:p>23705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3</text:p>
          </table:table-cell>
          <table:table-cell office:value-type="string">
            <text:p>4/21/2008 0:43:40</text:p>
          </table:table-cell>
          <table:table-cell office:value-type="string">
            <text:p>4/21/2008 0:44:4</text:p>
          </table:table-cell>
          <table:table-cell office:value-type="string">
            <text:p>24324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4</text:p>
          </table:table-cell>
          <table:table-cell office:value-type="string">
            <text:p>4/21/2008 0:43:39</text:p>
          </table:table-cell>
          <table:table-cell office:value-type="string">
            <text:p>4/21/2008 0:45:19</text:p>
          </table:table-cell>
          <table:table-cell office:value-type="string">
            <text:p>100454.0</text:p>
          </table:table-cell>
          <table:table-cell office:value-type="string">
            <text:p>100.0nu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4</text:p>
          </table:table-cell>
          <table:table-cell office:value-type="string">
            <text:p>4/21/2008 0:43:37</text:p>
          </table:table-cell>
          <table:table-cell office:value-type="string">
            <text:p>4/21/2008 0:43:58</text:p>
          </table:table-cell>
          <table:table-cell office:value-type="string">
            <text:p>21794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4</text:p>
          </table:table-cell>
          <table:table-cell office:value-type="string">
            <text:p>4/21/2008 0:43:40</text:p>
          </table:table-cell>
          <table:table-cell office:value-type="string">
            <text:p>4/21/2008 0:44:4</text:p>
          </table:table-cell>
          <table:table-cell office:value-type="string">
            <text:p>24363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4</text:p>
          </table:table-cell>
          <table:table-cell office:value-type="string">
            <text:p>4/21/2008 0:43:35</text:p>
          </table:table-cell>
          <table:table-cell office:value-type="string">
            <text:p>4/21/2008 0:44:1</text:p>
          </table:table-cell>
          <table:table-cell office:value-type="string">
            <text:p>25261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4</text:p>
          </table:table-cell>
          <table:table-cell office:value-type="string">
            <text:p>4/21/2008 0:43:35</text:p>
          </table:table-cell>
          <table:table-cell office:value-type="string">
            <text:p>4/21/2008 0:43:57</text:p>
          </table:table-cell>
          <table:table-cell office:value-type="string">
            <text:p>21945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5</text:p>
          </table:table-cell>
          <table:table-cell office:value-type="string">
            <text:p>4/21/2008 0:43:43</text:p>
          </table:table-cell>
          <table:table-cell office:value-type="string">
            <text:p>4/21/2008 0:44:25</text:p>
          </table:table-cell>
          <table:table-cell office:value-type="string">
            <text:p>41914.0</text:p>
          </table:table-cell>
          <table:table-cell office:value-type="string">
            <text:p>41.0nul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4</text:p>
          </table:table-cell>
          <table:table-cell office:value-type="string">
            <text:p>4/21/2008 0:43:40</text:p>
          </table:table-cell>
          <table:table-cell office:value-type="string">
            <text:p>4/21/2008 0:44:4</text:p>
          </table:table-cell>
          <table:table-cell office:value-type="string">
            <text:p>24382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4</text:p>
          </table:table-cell>
          <table:table-cell office:value-type="string">
            <text:p>4/21/2008 0:43:38</text:p>
          </table:table-cell>
          <table:table-cell office:value-type="string">
            <text:p>4/21/2008 0:44:15</text:p>
          </table:table-cell>
          <table:table-cell office:value-type="string">
            <text:p>37133.0</text:p>
          </table:table-cell>
          <table:table-cell office:value-type="string">
            <text:p>37.0nul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5</text:p>
          </table:table-cell>
          <table:table-cell office:value-type="string">
            <text:p>4/21/2008 0:43:40</text:p>
          </table:table-cell>
          <table:table-cell office:value-type="string">
            <text:p>4/21/2008 0:44:5</text:p>
          </table:table-cell>
          <table:table-cell office:value-type="string">
            <text:p>25212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5</text:p>
          </table:table-cell>
          <table:table-cell office:value-type="string">
            <text:p>4/21/2008 0:43:39</text:p>
          </table:table-cell>
          <table:table-cell office:value-type="string">
            <text:p>4/21/2008 0:45:17</text:p>
          </table:table-cell>
          <table:table-cell office:value-type="string">
            <text:p>98193.0</text:p>
          </table:table-cell>
          <table:table-cell office:value-type="string">
            <text:p>98.0nu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5</text:p>
          </table:table-cell>
          <table:table-cell office:value-type="string">
            <text:p>4/21/2008 0:43:40</text:p>
          </table:table-cell>
          <table:table-cell office:value-type="string">
            <text:p>4/21/2008 0:45:21</text:p>
          </table:table-cell>
          <table:table-cell office:value-type="string">
            <text:p>101593.0</text:p>
          </table:table-cell>
          <table:table-cell office:value-type="string">
            <text:p>101.0nul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5</text:p>
          </table:table-cell>
          <table:table-cell office:value-type="string">
            <text:p>4/21/2008 0:43:41</text:p>
          </table:table-cell>
          <table:table-cell office:value-type="string">
            <text:p>4/21/2008 0:44:6</text:p>
          </table:table-cell>
          <table:table-cell office:value-type="string">
            <text:p>24890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7</text:p>
          </table:table-cell>
          <table:table-cell office:value-type="string">
            <text:p>4/21/2008 0:43:42</text:p>
          </table:table-cell>
          <table:table-cell office:value-type="string">
            <text:p>4/21/2008 0:44:6</text:p>
          </table:table-cell>
          <table:table-cell office:value-type="string">
            <text:p>24253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8</text:p>
          </table:table-cell>
          <table:table-cell office:value-type="string">
            <text:p>4/21/2008 0:43:54</text:p>
          </table:table-cell>
          <table:table-cell office:value-type="string">
            <text:p>4/21/2008 0:44:21</text:p>
          </table:table-cell>
          <table:table-cell office:value-type="string">
            <text:p>26901.0</text:p>
          </table:table-cell>
          <table:table-cell office:value-type="string">
            <text:p>26.0nul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8</text:p>
          </table:table-cell>
          <table:table-cell office:value-type="string">
            <text:p>4/21/2008 0:43:57</text:p>
          </table:table-cell>
          <table:table-cell office:value-type="string">
            <text:p>4/21/2008 0:44:22</text:p>
          </table:table-cell>
          <table:table-cell office:value-type="string">
            <text:p>24413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8</text:p>
          </table:table-cell>
          <table:table-cell office:value-type="string">
            <text:p>4/21/2008 0:44:1</text:p>
          </table:table-cell>
          <table:table-cell office:value-type="string">
            <text:p>4/21/2008 0:45:30</text:p>
          </table:table-cell>
          <table:table-cell office:value-type="string">
            <text:p>88806.0</text:p>
          </table:table-cell>
          <table:table-cell office:value-type="string">
            <text:p>88.0nu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5</text:p>
          </table:table-cell>
          <table:table-cell office:value-type="string">
            <text:p>4/21/2008 0:43:40</text:p>
          </table:table-cell>
          <table:table-cell office:value-type="string">
            <text:p>4/21/2008 0:45:26</text:p>
          </table:table-cell>
          <table:table-cell office:value-type="string">
            <text:p>105898.0</text:p>
          </table:table-cell>
          <table:table-cell office:value-type="string">
            <text:p>105.0nul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5</text:p>
          </table:table-cell>
          <table:table-cell office:value-type="string">
            <text:p>4/21/2008 0:43:43</text:p>
          </table:table-cell>
          <table:table-cell office:value-type="string">
            <text:p>4/21/2008 0:44:4</text:p>
          </table:table-cell>
          <table:table-cell office:value-type="string">
            <text:p>20961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5</text:p>
          </table:table-cell>
          <table:table-cell office:value-type="string">
            <text:p>4/21/2008 0:43:41</text:p>
          </table:table-cell>
          <table:table-cell office:value-type="string">
            <text:p>4/21/2008 0:44:5</text:p>
          </table:table-cell>
          <table:table-cell office:value-type="string">
            <text:p>24718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5</text:p>
          </table:table-cell>
          <table:table-cell office:value-type="string">
            <text:p>4/21/2008 0:43:41</text:p>
          </table:table-cell>
          <table:table-cell office:value-type="string">
            <text:p>4/21/2008 0:45:23</text:p>
          </table:table-cell>
          <table:table-cell office:value-type="string">
            <text:p>102436.0</text:p>
          </table:table-cell>
          <table:table-cell office:value-type="string">
            <text:p>102.0nu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6</text:p>
          </table:table-cell>
          <table:table-cell office:value-type="string">
            <text:p>4/21/2008 0:43:43</text:p>
          </table:table-cell>
          <table:table-cell office:value-type="string">
            <text:p>4/21/2008 0:44:22</text:p>
          </table:table-cell>
          <table:table-cell office:value-type="string">
            <text:p>39231.0</text:p>
          </table:table-cell>
          <table:table-cell office:value-type="string">
            <text:p>39.0nu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6</text:p>
          </table:table-cell>
          <table:table-cell office:value-type="string">
            <text:p>4/21/2008 0:43:47</text:p>
          </table:table-cell>
          <table:table-cell office:value-type="string">
            <text:p>4/21/2008 0:45:28</text:p>
          </table:table-cell>
          <table:table-cell office:value-type="string">
            <text:p>100679.0</text:p>
          </table:table-cell>
          <table:table-cell office:value-type="string">
            <text:p>100.0nul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7</text:p>
          </table:table-cell>
          <table:table-cell office:value-type="string">
            <text:p>4/21/2008 0:43:45</text:p>
          </table:table-cell>
          <table:table-cell office:value-type="string">
            <text:p>4/21/2008 0:45:27</text:p>
          </table:table-cell>
          <table:table-cell office:value-type="string">
            <text:p>101828.0</text:p>
          </table:table-cell>
          <table:table-cell office:value-type="string">
            <text:p>101.0nul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8</text:p>
          </table:table-cell>
          <table:table-cell office:value-type="string">
            <text:p>4/21/2008 0:43:47</text:p>
          </table:table-cell>
          <table:table-cell office:value-type="string">
            <text:p>4/21/2008 0:45:29</text:p>
          </table:table-cell>
          <table:table-cell office:value-type="string">
            <text:p>101454.0</text:p>
          </table:table-cell>
          <table:table-cell office:value-type="string">
            <text:p>101.0nul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8</text:p>
          </table:table-cell>
          <table:table-cell office:value-type="string">
            <text:p>4/21/2008 0:43:42</text:p>
          </table:table-cell>
          <table:table-cell office:value-type="string">
            <text:p>4/21/2008 0:44:6</text:p>
          </table:table-cell>
          <table:table-cell office:value-type="string">
            <text:p>24220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9</text:p>
          </table:table-cell>
          <table:table-cell office:value-type="string">
            <text:p>4/21/2008 0:43:58</text:p>
          </table:table-cell>
          <table:table-cell office:value-type="string">
            <text:p>4/21/2008 0:44:27</text:p>
          </table:table-cell>
          <table:table-cell office:value-type="string">
            <text:p>28654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5</text:p>
          </table:table-cell>
          <table:table-cell office:value-type="string">
            <text:p>4/21/2008 0:43:44</text:p>
          </table:table-cell>
          <table:table-cell office:value-type="string">
            <text:p>4/21/2008 0:44:17</text:p>
          </table:table-cell>
          <table:table-cell office:value-type="string">
            <text:p>32881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5</text:p>
          </table:table-cell>
          <table:table-cell office:value-type="string">
            <text:p>4/21/2008 0:43:57</text:p>
          </table:table-cell>
          <table:table-cell office:value-type="string">
            <text:p>4/21/2008 0:44:20</text:p>
          </table:table-cell>
          <table:table-cell office:value-type="string">
            <text:p>22593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6</text:p>
          </table:table-cell>
          <table:table-cell office:value-type="string">
            <text:p>4/21/2008 0:43:40</text:p>
          </table:table-cell>
          <table:table-cell office:value-type="string">
            <text:p>4/21/2008 0:44:4</text:p>
          </table:table-cell>
          <table:table-cell office:value-type="string">
            <text:p>24407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8</text:p>
          </table:table-cell>
          <table:table-cell office:value-type="string">
            <text:p>4/21/2008 0:43:42</text:p>
          </table:table-cell>
          <table:table-cell office:value-type="string">
            <text:p>4/21/2008 0:44:6</text:p>
          </table:table-cell>
          <table:table-cell office:value-type="string">
            <text:p>23932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8</text:p>
          </table:table-cell>
          <table:table-cell office:value-type="string">
            <text:p>4/21/2008 0:43:42</text:p>
          </table:table-cell>
          <table:table-cell office:value-type="string">
            <text:p>4/21/2008 0:44:5</text:p>
          </table:table-cell>
          <table:table-cell office:value-type="string">
            <text:p>23788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9</text:p>
          </table:table-cell>
          <table:table-cell office:value-type="string">
            <text:p>4/21/2008 0:43:56</text:p>
          </table:table-cell>
          <table:table-cell office:value-type="string">
            <text:p>4/21/2008 0:44:6</text:p>
          </table:table-cell>
          <table:table-cell office:value-type="string">
            <text:p>10290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0</text:p>
          </table:table-cell>
          <table:table-cell office:value-type="string">
            <text:p>4/21/2008 0:44:0</text:p>
          </table:table-cell>
          <table:table-cell office:value-type="string">
            <text:p>4/21/2008 0:44:28</text:p>
          </table:table-cell>
          <table:table-cell office:value-type="string">
            <text:p>27483.0</text:p>
          </table:table-cell>
          <table:table-cell office:value-type="string">
            <text:p>27.0null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0</text:p>
          </table:table-cell>
          <table:table-cell office:value-type="string">
            <text:p>4/21/2008 0:44:1</text:p>
          </table:table-cell>
          <table:table-cell office:value-type="string">
            <text:p>4/21/2008 0:45:30</text:p>
          </table:table-cell>
          <table:table-cell office:value-type="string">
            <text:p>89498.0</text:p>
          </table:table-cell>
          <table:table-cell office:value-type="string">
            <text:p>89.0nul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0</text:p>
          </table:table-cell>
          <table:table-cell office:value-type="string">
            <text:p>4/21/2008 0:43:42</text:p>
          </table:table-cell>
          <table:table-cell office:value-type="string">
            <text:p>4/21/2008 0:44:5</text:p>
          </table:table-cell>
          <table:table-cell office:value-type="string">
            <text:p>23889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0</text:p>
          </table:table-cell>
          <table:table-cell office:value-type="string">
            <text:p>4/21/2008 0:43:42</text:p>
          </table:table-cell>
          <table:table-cell office:value-type="string">
            <text:p>4/21/2008 0:44:6</text:p>
          </table:table-cell>
          <table:table-cell office:value-type="string">
            <text:p>24169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6</text:p>
          </table:table-cell>
          <table:table-cell office:value-type="string">
            <text:p>4/21/2008 0:43:57</text:p>
          </table:table-cell>
          <table:table-cell office:value-type="string">
            <text:p>4/21/2008 0:44:20</text:p>
          </table:table-cell>
          <table:table-cell office:value-type="string">
            <text:p>22573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7</text:p>
          </table:table-cell>
          <table:table-cell office:value-type="string">
            <text:p>4/21/2008 0:43:41</text:p>
          </table:table-cell>
          <table:table-cell office:value-type="string">
            <text:p>4/21/2008 0:44:6</text:p>
          </table:table-cell>
          <table:table-cell office:value-type="string">
            <text:p>24892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8</text:p>
          </table:table-cell>
          <table:table-cell office:value-type="string">
            <text:p>4/21/2008 0:43:52</text:p>
          </table:table-cell>
          <table:table-cell office:value-type="string">
            <text:p>4/21/2008 0:45:30</text:p>
          </table:table-cell>
          <table:table-cell office:value-type="string">
            <text:p>98323.0</text:p>
          </table:table-cell>
          <table:table-cell office:value-type="string">
            <text:p>98.0null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8</text:p>
          </table:table-cell>
          <table:table-cell office:value-type="string">
            <text:p>4/21/2008 0:43:54</text:p>
          </table:table-cell>
          <table:table-cell office:value-type="string">
            <text:p>4/21/2008 0:44:11</text:p>
          </table:table-cell>
          <table:table-cell office:value-type="string">
            <text:p>16322.0</text:p>
          </table:table-cell>
          <table:table-cell office:value-type="string">
            <text:p>16.0null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8</text:p>
          </table:table-cell>
          <table:table-cell office:value-type="string">
            <text:p>4/21/2008 0:43:57</text:p>
          </table:table-cell>
          <table:table-cell office:value-type="string">
            <text:p>4/21/2008 0:45:30</text:p>
          </table:table-cell>
          <table:table-cell office:value-type="string">
            <text:p>92789.0</text:p>
          </table:table-cell>
          <table:table-cell office:value-type="string">
            <text:p>92.0null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9</text:p>
          </table:table-cell>
          <table:table-cell office:value-type="string">
            <text:p>4/21/2008 0:44:1</text:p>
          </table:table-cell>
          <table:table-cell office:value-type="string">
            <text:p>4/21/2008 0:45:23</text:p>
          </table:table-cell>
          <table:table-cell office:value-type="string">
            <text:p>82234.0</text:p>
          </table:table-cell>
          <table:table-cell office:value-type="string">
            <text:p>82.0nul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9</text:p>
          </table:table-cell>
          <table:table-cell office:value-type="string">
            <text:p>4/21/2008 0:43:42</text:p>
          </table:table-cell>
          <table:table-cell office:value-type="string">
            <text:p>4/21/2008 0:44:6</text:p>
          </table:table-cell>
          <table:table-cell office:value-type="string">
            <text:p>24058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9</text:p>
          </table:table-cell>
          <table:table-cell office:value-type="string">
            <text:p>4/21/2008 0:43:40</text:p>
          </table:table-cell>
          <table:table-cell office:value-type="string">
            <text:p>4/21/2008 0:44:5</text:p>
          </table:table-cell>
          <table:table-cell office:value-type="string">
            <text:p>25003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0</text:p>
          </table:table-cell>
          <table:table-cell office:value-type="string">
            <text:p>4/21/2008 0:43:42</text:p>
          </table:table-cell>
          <table:table-cell office:value-type="string">
            <text:p>4/21/2008 0:44:6</text:p>
          </table:table-cell>
          <table:table-cell office:value-type="string">
            <text:p>24220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0</text:p>
          </table:table-cell>
          <table:table-cell office:value-type="string">
            <text:p>4/21/2008 0:44:1</text:p>
          </table:table-cell>
          <table:table-cell office:value-type="string">
            <text:p>4/21/2008 0:45:19</text:p>
          </table:table-cell>
          <table:table-cell office:value-type="string">
            <text:p>78800.0</text:p>
          </table:table-cell>
          <table:table-cell office:value-type="string">
            <text:p>78.0null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5</text:p>
          </table:table-cell>
          <table:table-cell office:value-type="string">
            <text:p>4/21/2008 0:43:40</text:p>
          </table:table-cell>
          <table:table-cell office:value-type="string">
            <text:p>4/21/2008 0:44:1</text:p>
          </table:table-cell>
          <table:table-cell office:value-type="string">
            <text:p>21731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5</text:p>
          </table:table-cell>
          <table:table-cell office:value-type="string">
            <text:p>4/21/2008 0:43:46</text:p>
          </table:table-cell>
          <table:table-cell office:value-type="string">
            <text:p>4/21/2008 0:44:17</text:p>
          </table:table-cell>
          <table:table-cell office:value-type="string">
            <text:p>31313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6</text:p>
          </table:table-cell>
          <table:table-cell office:value-type="string">
            <text:p>4/21/2008 0:43:46</text:p>
          </table:table-cell>
          <table:table-cell office:value-type="string">
            <text:p>4/21/2008 0:44:25</text:p>
          </table:table-cell>
          <table:table-cell office:value-type="string">
            <text:p>38992.0</text:p>
          </table:table-cell>
          <table:table-cell office:value-type="string">
            <text:p>38.0nul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6</text:p>
          </table:table-cell>
          <table:table-cell office:value-type="string">
            <text:p>4/21/2008 0:43:40</text:p>
          </table:table-cell>
          <table:table-cell office:value-type="string">
            <text:p>4/21/2008 0:44:6</text:p>
          </table:table-cell>
          <table:table-cell office:value-type="string">
            <text:p>25071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6</text:p>
          </table:table-cell>
          <table:table-cell office:value-type="string">
            <text:p>4/21/2008 0:43:58</text:p>
          </table:table-cell>
          <table:table-cell office:value-type="string">
            <text:p>4/21/2008 0:45:30</text:p>
          </table:table-cell>
          <table:table-cell office:value-type="string">
            <text:p>92526.0</text:p>
          </table:table-cell>
          <table:table-cell office:value-type="string">
            <text:p>92.0nul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8</text:p>
          </table:table-cell>
          <table:table-cell office:value-type="string">
            <text:p>4/21/2008 0:43:42</text:p>
          </table:table-cell>
          <table:table-cell office:value-type="string">
            <text:p>4/21/2008 0:44:6</text:p>
          </table:table-cell>
          <table:table-cell office:value-type="string">
            <text:p>24147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9</text:p>
          </table:table-cell>
          <table:table-cell office:value-type="string">
            <text:p>4/21/2008 0:43:54</text:p>
          </table:table-cell>
          <table:table-cell office:value-type="string">
            <text:p>4/21/2008 0:45:30</text:p>
          </table:table-cell>
          <table:table-cell office:value-type="string">
            <text:p>95853.0</text:p>
          </table:table-cell>
          <table:table-cell office:value-type="string">
            <text:p>95.0nul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0</text:p>
          </table:table-cell>
          <table:table-cell office:value-type="string">
            <text:p>4/21/2008 0:43:56</text:p>
          </table:table-cell>
          <table:table-cell office:value-type="string">
            <text:p>4/21/2008 0:44:28</text:p>
          </table:table-cell>
          <table:table-cell office:value-type="string">
            <text:p>31541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0</text:p>
          </table:table-cell>
          <table:table-cell office:value-type="string">
            <text:p>4/21/2008 0:43:42</text:p>
          </table:table-cell>
          <table:table-cell office:value-type="string">
            <text:p>4/21/2008 0:44:6</text:p>
          </table:table-cell>
          <table:table-cell office:value-type="string">
            <text:p>24125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0</text:p>
          </table:table-cell>
          <table:table-cell office:value-type="string">
            <text:p>4/21/2008 0:43:56</text:p>
          </table:table-cell>
          <table:table-cell office:value-type="string">
            <text:p>4/21/2008 0:44:19</text:p>
          </table:table-cell>
          <table:table-cell office:value-type="string">
            <text:p>22760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5</text:p>
          </table:table-cell>
          <table:table-cell office:value-type="string">
            <text:p>4/21/2008 0:43:45</text:p>
          </table:table-cell>
          <table:table-cell office:value-type="string">
            <text:p>4/21/2008 0:45:21</text:p>
          </table:table-cell>
          <table:table-cell office:value-type="string">
            <text:p>96242.0</text:p>
          </table:table-cell>
          <table:table-cell office:value-type="string">
            <text:p>96.0nul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6</text:p>
          </table:table-cell>
          <table:table-cell office:value-type="string">
            <text:p>4/21/2008 0:43:41</text:p>
          </table:table-cell>
          <table:table-cell office:value-type="string">
            <text:p>4/21/2008 0:44:5</text:p>
          </table:table-cell>
          <table:table-cell office:value-type="string">
            <text:p>24950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7</text:p>
          </table:table-cell>
          <table:table-cell office:value-type="string">
            <text:p>4/21/2008 0:43:58</text:p>
          </table:table-cell>
          <table:table-cell office:value-type="string">
            <text:p>4/21/2008 0:45:21</text:p>
          </table:table-cell>
          <table:table-cell office:value-type="string">
            <text:p>83774.0</text:p>
          </table:table-cell>
          <table:table-cell office:value-type="string">
            <text:p>83.0null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8</text:p>
          </table:table-cell>
          <table:table-cell office:value-type="string">
            <text:p>4/21/2008 0:44:1</text:p>
          </table:table-cell>
          <table:table-cell office:value-type="string">
            <text:p>4/21/2008 0:44:28</text:p>
          </table:table-cell>
          <table:table-cell office:value-type="string">
            <text:p>27117.0</text:p>
          </table:table-cell>
          <table:table-cell office:value-type="string">
            <text:p>27.0null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9</text:p>
          </table:table-cell>
          <table:table-cell office:value-type="string">
            <text:p>4/21/2008 0:43:54</text:p>
          </table:table-cell>
          <table:table-cell office:value-type="string">
            <text:p>4/21/2008 0:44:56</text:p>
          </table:table-cell>
          <table:table-cell office:value-type="string">
            <text:p>61767.0</text:p>
          </table:table-cell>
          <table:table-cell office:value-type="string">
            <text:p>61.0null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0</text:p>
          </table:table-cell>
          <table:table-cell office:value-type="string">
            <text:p>4/21/2008 0:44:1</text:p>
          </table:table-cell>
          <table:table-cell office:value-type="string">
            <text:p>4/21/2008 0:45:28</text:p>
          </table:table-cell>
          <table:table-cell office:value-type="string">
            <text:p>87264.0</text:p>
          </table:table-cell>
          <table:table-cell office:value-type="string">
            <text:p>87.0null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0</text:p>
          </table:table-cell>
          <table:table-cell office:value-type="string">
            <text:p>4/21/2008 0:43:57</text:p>
          </table:table-cell>
          <table:table-cell office:value-type="string">
            <text:p>4/21/2008 0:44:28</text:p>
          </table:table-cell>
          <table:table-cell office:value-type="string">
            <text:p>30588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0</text:p>
          </table:table-cell>
          <table:table-cell office:value-type="string">
            <text:p>4/21/2008 0:43:58</text:p>
          </table:table-cell>
          <table:table-cell office:value-type="string">
            <text:p>4/21/2008 0:45:15</text:p>
          </table:table-cell>
          <table:table-cell office:value-type="string">
            <text:p>77794.0</text:p>
          </table:table-cell>
          <table:table-cell office:value-type="string">
            <text:p>77.0null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0</text:p>
          </table:table-cell>
          <table:table-cell office:value-type="string">
            <text:p>4/21/2008 0:43:42</text:p>
          </table:table-cell>
          <table:table-cell office:value-type="string">
            <text:p>4/21/2008 0:44:6</text:p>
          </table:table-cell>
          <table:table-cell office:value-type="string">
            <text:p>24062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1</text:p>
          </table:table-cell>
          <table:table-cell office:value-type="string">
            <text:p>4/21/2008 0:44:2</text:p>
          </table:table-cell>
          <table:table-cell office:value-type="string">
            <text:p>4/21/2008 0:45:30</text:p>
          </table:table-cell>
          <table:table-cell office:value-type="string">
            <text:p>88517.0</text:p>
          </table:table-cell>
          <table:table-cell office:value-type="string">
            <text:p>88.0null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7</text:p>
          </table:table-cell>
          <table:table-cell office:value-type="string">
            <text:p>4/21/2008 0:43:54</text:p>
          </table:table-cell>
          <table:table-cell office:value-type="string">
            <text:p>4/21/2008 0:44:24</text:p>
          </table:table-cell>
          <table:table-cell office:value-type="string">
            <text:p>30149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8</text:p>
          </table:table-cell>
          <table:table-cell office:value-type="string">
            <text:p>4/21/2008 0:44:1</text:p>
          </table:table-cell>
          <table:table-cell office:value-type="string">
            <text:p>4/21/2008 0:44:21</text:p>
          </table:table-cell>
          <table:table-cell office:value-type="string">
            <text:p>20767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39</text:p>
          </table:table-cell>
          <table:table-cell office:value-type="string">
            <text:p>4/21/2008 0:43:41</text:p>
          </table:table-cell>
          <table:table-cell office:value-type="string">
            <text:p>4/21/2008 0:44:4</text:p>
          </table:table-cell>
          <table:table-cell office:value-type="string">
            <text:p>23235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0</text:p>
          </table:table-cell>
          <table:table-cell office:value-type="string">
            <text:p>4/21/2008 0:43:54</text:p>
          </table:table-cell>
          <table:table-cell office:value-type="string">
            <text:p>4/21/2008 0:45:30</text:p>
          </table:table-cell>
          <table:table-cell office:value-type="string">
            <text:p>95328.0</text:p>
          </table:table-cell>
          <table:table-cell office:value-type="string">
            <text:p>95.0nu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0</text:p>
          </table:table-cell>
          <table:table-cell office:value-type="string">
            <text:p>4/21/2008 0:43:56</text:p>
          </table:table-cell>
          <table:table-cell office:value-type="string">
            <text:p>4/21/2008 0:44:20</text:p>
          </table:table-cell>
          <table:table-cell office:value-type="string">
            <text:p>24279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0</text:p>
          </table:table-cell>
          <table:table-cell office:value-type="string">
            <text:p>4/21/2008 0:44:1</text:p>
          </table:table-cell>
          <table:table-cell office:value-type="string">
            <text:p>4/21/2008 0:44:27</text:p>
          </table:table-cell>
          <table:table-cell office:value-type="string">
            <text:p>26274.0</text:p>
          </table:table-cell>
          <table:table-cell office:value-type="string">
            <text:p>26.0null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1</text:p>
          </table:table-cell>
          <table:table-cell office:value-type="string">
            <text:p>4/21/2008 0:43:42</text:p>
          </table:table-cell>
          <table:table-cell office:value-type="string">
            <text:p>4/21/2008 0:44:6</text:p>
          </table:table-cell>
          <table:table-cell office:value-type="string">
            <text:p>24138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2</text:p>
          </table:table-cell>
          <table:table-cell office:value-type="string">
            <text:p>4/21/2008 0:43:56</text:p>
          </table:table-cell>
          <table:table-cell office:value-type="string">
            <text:p>4/21/2008 0:44:11</text:p>
          </table:table-cell>
          <table:table-cell office:value-type="string">
            <text:p>14620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office:value-type="string">
            <text:p>4/21/2008 0:43:42</text:p>
          </table:table-cell>
          <table:table-cell office:value-type="string">
            <text:p>4/21/2008 0:44:1</text:p>
          </table:table-cell>
          <table:table-cell office:value-type="string">
            <text:p>4/21/2008 0:45:30</text:p>
          </table:table-cell>
          <table:table-cell office:value-type="string">
            <text:p>89464.0</text:p>
          </table:table-cell>
          <table:table-cell office:value-type="string">
            <text:p>89.0null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4/21/2008 0:43:24</text:p>
          </table:table-cell>
          <table:table-cell table:number-columns-repeated="2" office:value-type="string">
            <text:p>4/21/2008 0:43:42</text:p>
          </table:table-cell>
          <table:table-cell office:value-type="string">
            <text:p>4/21/2008 0:44:6</text:p>
          </table:table-cell>
          <table:table-cell office:value-type="string">
            <text:p>23600.0</text:p>
          </table:table-cell>
          <table:table-cell office:value-type="string">
            <text:p>23.0null</text:p>
          </table:table-cell>
        </table:table-row>
      </table:table>
      <table:table table:name="Fatorial 15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ERROR-RETRY-TIMES</text:p>
          </table:table-cell>
          <table:table-cell office:value-type="string">
            <text:p>CREATED-TIME</text:p>
          </table:table-cell>
          <table:table-cell office:value-type="string">
            <text:p>SUBMITED-TIME</text:p>
          </table:table-cell>
          <table:table-cell office:value-type="string">
            <text:p>STARTED_TIME</text:p>
          </table:table-cell>
          <table:table-cell office:value-type="string">
            <text:p>FINISHED_TIME</text:p>
          </table:table-cell>
          <table:table-cell office:value-type="string">
            <text:p>EXECUTION-TIME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4/21/2008 0:51:48</text:p>
          </table:table-cell>
          <table:table-cell table:number-columns-repeated="2" office:value-type="string">
            <text:p>4/21/2008 0:51:57</text:p>
          </table:table-cell>
          <table:table-cell office:value-type="string">
            <text:p>4/21/2008 0:52:14</text:p>
          </table:table-cell>
          <table:table-cell office:value-type="string">
            <text:p>17382.0</text:p>
          </table:table-cell>
          <table:table-cell office:value-type="string">
            <text:p>17.0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table:number-columns-repeated="2" office:value-type="string">
            <text:p>4/21/2008 0:51:57</text:p>
          </table:table-cell>
          <table:table-cell office:value-type="string">
            <text:p>4/21/2008 0:52:19</text:p>
          </table:table-cell>
          <table:table-cell office:value-type="string">
            <text:p>22264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7</text:p>
          </table:table-cell>
          <table:table-cell office:value-type="string">
            <text:p>4/21/2008 0:52:2</text:p>
          </table:table-cell>
          <table:table-cell office:value-type="string">
            <text:p>4/21/2008 0:54:1</text:p>
          </table:table-cell>
          <table:table-cell office:value-type="string">
            <text:p>118432.0</text:p>
          </table:table-cell>
          <table:table-cell office:value-type="string">
            <text:p>118.0nu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7</text:p>
          </table:table-cell>
          <table:table-cell office:value-type="string">
            <text:p>4/21/2008 0:52:3</text:p>
          </table:table-cell>
          <table:table-cell office:value-type="string">
            <text:p>4/21/2008 0:52:53</text:p>
          </table:table-cell>
          <table:table-cell office:value-type="string">
            <text:p>49768.0</text:p>
          </table:table-cell>
          <table:table-cell office:value-type="string">
            <text:p>49.0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table:number-columns-repeated="2" office:value-type="string">
            <text:p>4/21/2008 0:51:57</text:p>
          </table:table-cell>
          <table:table-cell office:value-type="string">
            <text:p>4/21/2008 0:52:16</text:p>
          </table:table-cell>
          <table:table-cell office:value-type="string">
            <text:p>18536.0</text:p>
          </table:table-cell>
          <table:table-cell office:value-type="string">
            <text:p>18.0nu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7</text:p>
          </table:table-cell>
          <table:table-cell office:value-type="string">
            <text:p>4/21/2008 0:52:2</text:p>
          </table:table-cell>
          <table:table-cell office:value-type="string">
            <text:p>4/21/2008 0:53:36</text:p>
          </table:table-cell>
          <table:table-cell office:value-type="string">
            <text:p>93991.0</text:p>
          </table:table-cell>
          <table:table-cell office:value-type="string">
            <text:p>93.0nu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7</text:p>
          </table:table-cell>
          <table:table-cell office:value-type="string">
            <text:p>4/21/2008 0:52:1</text:p>
          </table:table-cell>
          <table:table-cell office:value-type="string">
            <text:p>4/21/2008 0:52:21</text:p>
          </table:table-cell>
          <table:table-cell office:value-type="string">
            <text:p>19889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table:number-columns-repeated="2" office:value-type="string">
            <text:p>4/21/2008 0:51:57</text:p>
          </table:table-cell>
          <table:table-cell office:value-type="string">
            <text:p>4/21/2008 0:52:22</text:p>
          </table:table-cell>
          <table:table-cell office:value-type="string">
            <text:p>25416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7</text:p>
          </table:table-cell>
          <table:table-cell office:value-type="string">
            <text:p>4/21/2008 0:52:2</text:p>
          </table:table-cell>
          <table:table-cell office:value-type="string">
            <text:p>4/21/2008 0:54:0</text:p>
          </table:table-cell>
          <table:table-cell office:value-type="string">
            <text:p>118120.0</text:p>
          </table:table-cell>
          <table:table-cell office:value-type="string">
            <text:p>118.0nu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7</text:p>
          </table:table-cell>
          <table:table-cell office:value-type="string">
            <text:p>4/21/2008 0:52:2</text:p>
          </table:table-cell>
          <table:table-cell office:value-type="string">
            <text:p>4/21/2008 0:52:32</text:p>
          </table:table-cell>
          <table:table-cell office:value-type="string">
            <text:p>29846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7</text:p>
          </table:table-cell>
          <table:table-cell office:value-type="string">
            <text:p>4/21/2008 0:51:58</text:p>
          </table:table-cell>
          <table:table-cell office:value-type="string">
            <text:p>4/21/2008 0:52:21</text:p>
          </table:table-cell>
          <table:table-cell office:value-type="string">
            <text:p>23302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7</text:p>
          </table:table-cell>
          <table:table-cell office:value-type="string">
            <text:p>4/21/2008 0:52:3</text:p>
          </table:table-cell>
          <table:table-cell office:value-type="string">
            <text:p>4/21/2008 0:53:41</text:p>
          </table:table-cell>
          <table:table-cell office:value-type="string">
            <text:p>98056.0</text:p>
          </table:table-cell>
          <table:table-cell office:value-type="string">
            <text:p>98.0nul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7</text:p>
          </table:table-cell>
          <table:table-cell office:value-type="string">
            <text:p>4/21/2008 0:52:3</text:p>
          </table:table-cell>
          <table:table-cell office:value-type="string">
            <text:p>4/21/2008 0:53:3</text:p>
          </table:table-cell>
          <table:table-cell office:value-type="string">
            <text:p>59919.0</text:p>
          </table:table-cell>
          <table:table-cell office:value-type="string">
            <text:p>59.0nul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7</text:p>
          </table:table-cell>
          <table:table-cell office:value-type="string">
            <text:p>4/21/2008 0:52:0</text:p>
          </table:table-cell>
          <table:table-cell office:value-type="string">
            <text:p>4/21/2008 0:52:21</text:p>
          </table:table-cell>
          <table:table-cell office:value-type="string">
            <text:p>20856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7</text:p>
          </table:table-cell>
          <table:table-cell office:value-type="string">
            <text:p>4/21/2008 0:51:58</text:p>
          </table:table-cell>
          <table:table-cell office:value-type="string">
            <text:p>4/21/2008 0:52:22</text:p>
          </table:table-cell>
          <table:table-cell office:value-type="string">
            <text:p>24801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1</text:p>
          </table:table-cell>
          <table:table-cell office:value-type="string">
            <text:p>4/21/2008 0:52:34</text:p>
          </table:table-cell>
          <table:table-cell office:value-type="string">
            <text:p>32738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4</text:p>
          </table:table-cell>
          <table:table-cell office:value-type="string">
            <text:p>4/21/2008 0:53:0</text:p>
          </table:table-cell>
          <table:table-cell office:value-type="string">
            <text:p>55968.0</text:p>
          </table:table-cell>
          <table:table-cell office:value-type="string">
            <text:p>55.0nu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10</text:p>
          </table:table-cell>
          <table:table-cell office:value-type="string">
            <text:p>4/21/2008 0:54:44</text:p>
          </table:table-cell>
          <table:table-cell office:value-type="string">
            <text:p>153646.0</text:p>
          </table:table-cell>
          <table:table-cell office:value-type="string">
            <text:p>153.0nu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3</text:p>
          </table:table-cell>
          <table:table-cell office:value-type="string">
            <text:p>4/21/2008 0:52:58</text:p>
          </table:table-cell>
          <table:table-cell office:value-type="string">
            <text:p>55249.0</text:p>
          </table:table-cell>
          <table:table-cell office:value-type="string">
            <text:p>55.0nu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1:59</text:p>
          </table:table-cell>
          <table:table-cell office:value-type="string">
            <text:p>4/21/2008 0:52:26</text:p>
          </table:table-cell>
          <table:table-cell office:value-type="string">
            <text:p>27172.0</text:p>
          </table:table-cell>
          <table:table-cell office:value-type="string">
            <text:p>27.0nu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4</text:p>
          </table:table-cell>
          <table:table-cell office:value-type="string">
            <text:p>4/21/2008 0:54:24</text:p>
          </table:table-cell>
          <table:table-cell office:value-type="string">
            <text:p>139515.0</text:p>
          </table:table-cell>
          <table:table-cell office:value-type="string">
            <text:p>139.0nul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table:number-columns-repeated="2" office:value-type="string">
            <text:p>4/21/2008 0:51:58</text:p>
          </table:table-cell>
          <table:table-cell office:value-type="string">
            <text:p>4/21/2008 0:52:23</text:p>
          </table:table-cell>
          <table:table-cell office:value-type="string">
            <text:p>24902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1</text:p>
          </table:table-cell>
          <table:table-cell office:value-type="string">
            <text:p>4/21/2008 0:52:21</text:p>
          </table:table-cell>
          <table:table-cell office:value-type="string">
            <text:p>20063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2</text:p>
          </table:table-cell>
          <table:table-cell office:value-type="string">
            <text:p>4/21/2008 0:54:1</text:p>
          </table:table-cell>
          <table:table-cell office:value-type="string">
            <text:p>118355.0</text:p>
          </table:table-cell>
          <table:table-cell office:value-type="string">
            <text:p>118.0nu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table:number-columns-repeated="2" office:value-type="string">
            <text:p>4/21/2008 0:51:58</text:p>
          </table:table-cell>
          <table:table-cell office:value-type="string">
            <text:p>4/21/2008 0:52:25</text:p>
          </table:table-cell>
          <table:table-cell office:value-type="string">
            <text:p>27139.0</text:p>
          </table:table-cell>
          <table:table-cell office:value-type="string">
            <text:p>27.0nu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0</text:p>
          </table:table-cell>
          <table:table-cell office:value-type="string">
            <text:p>4/21/2008 0:52:16</text:p>
          </table:table-cell>
          <table:table-cell office:value-type="string">
            <text:p>15749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3</text:p>
          </table:table-cell>
          <table:table-cell office:value-type="string">
            <text:p>4/21/2008 0:53:45</text:p>
          </table:table-cell>
          <table:table-cell office:value-type="string">
            <text:p>101419.0</text:p>
          </table:table-cell>
          <table:table-cell office:value-type="string">
            <text:p>101.0nul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5</text:p>
          </table:table-cell>
          <table:table-cell office:value-type="string">
            <text:p>4/21/2008 0:52:43</text:p>
          </table:table-cell>
          <table:table-cell office:value-type="string">
            <text:p>38009.0</text:p>
          </table:table-cell>
          <table:table-cell office:value-type="string">
            <text:p>38.0nul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table:number-columns-repeated="2" office:value-type="string">
            <text:p>4/21/2008 0:51:58</text:p>
          </table:table-cell>
          <table:table-cell office:value-type="string">
            <text:p>4/21/2008 0:52:25</text:p>
          </table:table-cell>
          <table:table-cell office:value-type="string">
            <text:p>27125.0</text:p>
          </table:table-cell>
          <table:table-cell office:value-type="string">
            <text:p>27.0nu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1</text:p>
          </table:table-cell>
          <table:table-cell office:value-type="string">
            <text:p>4/21/2008 0:53:45</text:p>
          </table:table-cell>
          <table:table-cell office:value-type="string">
            <text:p>103308.0</text:p>
          </table:table-cell>
          <table:table-cell office:value-type="string">
            <text:p>103.0nul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1:59</text:p>
          </table:table-cell>
          <table:table-cell office:value-type="string">
            <text:p>4/21/2008 0:52:26</text:p>
          </table:table-cell>
          <table:table-cell office:value-type="string">
            <text:p>27056.0</text:p>
          </table:table-cell>
          <table:table-cell office:value-type="string">
            <text:p>27.0nul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1</text:p>
          </table:table-cell>
          <table:table-cell office:value-type="string">
            <text:p>4/21/2008 0:52:29</text:p>
          </table:table-cell>
          <table:table-cell office:value-type="string">
            <text:p>28129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2</text:p>
          </table:table-cell>
          <table:table-cell office:value-type="string">
            <text:p>4/21/2008 0:52:29</text:p>
          </table:table-cell>
          <table:table-cell office:value-type="string">
            <text:p>27048.0</text:p>
          </table:table-cell>
          <table:table-cell office:value-type="string">
            <text:p>27.0null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7</text:p>
          </table:table-cell>
          <table:table-cell office:value-type="string">
            <text:p>4/21/2008 0:54:21</text:p>
          </table:table-cell>
          <table:table-cell office:value-type="string">
            <text:p>133735.0</text:p>
          </table:table-cell>
          <table:table-cell office:value-type="string">
            <text:p>133.0nu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7</text:p>
          </table:table-cell>
          <table:table-cell office:value-type="string">
            <text:p>4/21/2008 0:53:3</text:p>
          </table:table-cell>
          <table:table-cell office:value-type="string">
            <text:p>56046.0</text:p>
          </table:table-cell>
          <table:table-cell office:value-type="string">
            <text:p>56.0nul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2</text:p>
          </table:table-cell>
          <table:table-cell office:value-type="string">
            <text:p>4/21/2008 0:53:4</text:p>
          </table:table-cell>
          <table:table-cell office:value-type="string">
            <text:p>62008.0</text:p>
          </table:table-cell>
          <table:table-cell office:value-type="string">
            <text:p>62.0null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4</text:p>
          </table:table-cell>
          <table:table-cell office:value-type="string">
            <text:p>4/21/2008 0:52:27</text:p>
          </table:table-cell>
          <table:table-cell office:value-type="string">
            <text:p>23043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2</text:p>
          </table:table-cell>
          <table:table-cell office:value-type="string">
            <text:p>4/21/2008 0:53:18</text:p>
          </table:table-cell>
          <table:table-cell office:value-type="string">
            <text:p>76081.0</text:p>
          </table:table-cell>
          <table:table-cell office:value-type="string">
            <text:p>76.0nul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1</text:p>
          </table:table-cell>
          <table:table-cell office:value-type="string">
            <text:p>4/21/2008 0:52:32</text:p>
          </table:table-cell>
          <table:table-cell office:value-type="string">
            <text:p>30822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4/21/2008 0:51:48</text:p>
          </table:table-cell>
          <table:table-cell office:value-type="string">
            <text:p>4/21/2008 0:51:58</text:p>
          </table:table-cell>
          <table:table-cell office:value-type="string">
            <text:p>4/21/2008 0:52:2</text:p>
          </table:table-cell>
          <table:table-cell office:value-type="string">
            <text:p>4/21/2008 0:52:29</text:p>
          </table:table-cell>
          <table:table-cell office:value-type="string">
            <text:p>27073.0</text:p>
          </table:table-cell>
          <table:table-cell office:value-type="string">
            <text:p>27.0nu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1:59</text:p>
          </table:table-cell>
          <table:table-cell office:value-type="string">
            <text:p>4/21/2008 0:52:5</text:p>
          </table:table-cell>
          <table:table-cell office:value-type="string">
            <text:p>4/21/2008 0:53:1</text:p>
          </table:table-cell>
          <table:table-cell office:value-type="string">
            <text:p>55851.0</text:p>
          </table:table-cell>
          <table:table-cell office:value-type="string">
            <text:p>55.0nul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1:59</text:p>
          </table:table-cell>
          <table:table-cell office:value-type="string">
            <text:p>4/21/2008 0:52:4</text:p>
          </table:table-cell>
          <table:table-cell office:value-type="string">
            <text:p>4/21/2008 0:53:57</text:p>
          </table:table-cell>
          <table:table-cell office:value-type="string">
            <text:p>113246.0</text:p>
          </table:table-cell>
          <table:table-cell office:value-type="string">
            <text:p>113.0nul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1:59</text:p>
          </table:table-cell>
          <table:table-cell office:value-type="string">
            <text:p>4/21/2008 0:52:5</text:p>
          </table:table-cell>
          <table:table-cell office:value-type="string">
            <text:p>4/21/2008 0:52:29</text:p>
          </table:table-cell>
          <table:table-cell office:value-type="string">
            <text:p>24481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1:59</text:p>
          </table:table-cell>
          <table:table-cell office:value-type="string">
            <text:p>4/21/2008 0:52:6</text:p>
          </table:table-cell>
          <table:table-cell office:value-type="string">
            <text:p>4/21/2008 0:53:5</text:p>
          </table:table-cell>
          <table:table-cell office:value-type="string">
            <text:p>58797.0</text:p>
          </table:table-cell>
          <table:table-cell office:value-type="string">
            <text:p>58.0nu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1:59</text:p>
          </table:table-cell>
          <table:table-cell office:value-type="string">
            <text:p>4/21/2008 0:52:5</text:p>
          </table:table-cell>
          <table:table-cell office:value-type="string">
            <text:p>4/21/2008 0:53:58</text:p>
          </table:table-cell>
          <table:table-cell office:value-type="string">
            <text:p>112911.0</text:p>
          </table:table-cell>
          <table:table-cell office:value-type="string">
            <text:p>112.0nu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1:59</text:p>
          </table:table-cell>
          <table:table-cell office:value-type="string">
            <text:p>4/21/2008 0:52:6</text:p>
          </table:table-cell>
          <table:table-cell office:value-type="string">
            <text:p>4/21/2008 0:52:28</text:p>
          </table:table-cell>
          <table:table-cell office:value-type="string">
            <text:p>21898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1:59</text:p>
          </table:table-cell>
          <table:table-cell office:value-type="string">
            <text:p>4/21/2008 0:52:2</text:p>
          </table:table-cell>
          <table:table-cell office:value-type="string">
            <text:p>4/21/2008 0:52:32</text:p>
          </table:table-cell>
          <table:table-cell office:value-type="string">
            <text:p>30222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1</text:p>
          </table:table-cell>
          <table:table-cell office:value-type="string">
            <text:p>4/21/2008 0:52:8</text:p>
          </table:table-cell>
          <table:table-cell office:value-type="string">
            <text:p>4/21/2008 0:52:29</text:p>
          </table:table-cell>
          <table:table-cell office:value-type="string">
            <text:p>21849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1</text:p>
          </table:table-cell>
          <table:table-cell office:value-type="string">
            <text:p>4/21/2008 0:52:7</text:p>
          </table:table-cell>
          <table:table-cell office:value-type="string">
            <text:p>4/21/2008 0:53:3</text:p>
          </table:table-cell>
          <table:table-cell office:value-type="string">
            <text:p>56322.0</text:p>
          </table:table-cell>
          <table:table-cell office:value-type="string">
            <text:p>56.0nul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1</text:p>
          </table:table-cell>
          <table:table-cell office:value-type="string">
            <text:p>4/21/2008 0:52:8</text:p>
          </table:table-cell>
          <table:table-cell office:value-type="string">
            <text:p>4/21/2008 0:52:28</text:p>
          </table:table-cell>
          <table:table-cell office:value-type="string">
            <text:p>20210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0</text:p>
          </table:table-cell>
          <table:table-cell office:value-type="string">
            <text:p>4/21/2008 0:52:9</text:p>
          </table:table-cell>
          <table:table-cell office:value-type="string">
            <text:p>4/21/2008 0:54:42</text:p>
          </table:table-cell>
          <table:table-cell office:value-type="string">
            <text:p>153149.0</text:p>
          </table:table-cell>
          <table:table-cell office:value-type="string">
            <text:p>153.0null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0</text:p>
          </table:table-cell>
          <table:table-cell office:value-type="string">
            <text:p>4/21/2008 0:52:4</text:p>
          </table:table-cell>
          <table:table-cell office:value-type="string">
            <text:p>4/21/2008 0:52:27</text:p>
          </table:table-cell>
          <table:table-cell office:value-type="string">
            <text:p>23182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0</text:p>
          </table:table-cell>
          <table:table-cell office:value-type="string">
            <text:p>4/21/2008 0:52:9</text:p>
          </table:table-cell>
          <table:table-cell office:value-type="string">
            <text:p>4/21/2008 0:52:42</text:p>
          </table:table-cell>
          <table:table-cell office:value-type="string">
            <text:p>32355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0</text:p>
          </table:table-cell>
          <table:table-cell office:value-type="string">
            <text:p>4/21/2008 0:52:5</text:p>
          </table:table-cell>
          <table:table-cell office:value-type="string">
            <text:p>4/21/2008 0:53:57</text:p>
          </table:table-cell>
          <table:table-cell office:value-type="string">
            <text:p>112185.0</text:p>
          </table:table-cell>
          <table:table-cell office:value-type="string">
            <text:p>112.0null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1</text:p>
          </table:table-cell>
          <table:table-cell office:value-type="string">
            <text:p>4/21/2008 0:52:17</text:p>
          </table:table-cell>
          <table:table-cell office:value-type="string">
            <text:p>4/21/2008 0:54:42</text:p>
          </table:table-cell>
          <table:table-cell office:value-type="string">
            <text:p>144500.0</text:p>
          </table:table-cell>
          <table:table-cell office:value-type="string">
            <text:p>144.0null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1</text:p>
          </table:table-cell>
          <table:table-cell office:value-type="string">
            <text:p>4/21/2008 0:52:7</text:p>
          </table:table-cell>
          <table:table-cell office:value-type="string">
            <text:p>4/21/2008 0:52:40</text:p>
          </table:table-cell>
          <table:table-cell office:value-type="string">
            <text:p>33353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1</text:p>
          </table:table-cell>
          <table:table-cell office:value-type="string">
            <text:p>4/21/2008 0:52:8</text:p>
          </table:table-cell>
          <table:table-cell office:value-type="string">
            <text:p>4/21/2008 0:52:29</text:p>
          </table:table-cell>
          <table:table-cell office:value-type="string">
            <text:p>21833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1</text:p>
          </table:table-cell>
          <table:table-cell office:value-type="string">
            <text:p>4/21/2008 0:52:17</text:p>
          </table:table-cell>
          <table:table-cell office:value-type="string">
            <text:p>4/21/2008 0:54:24</text:p>
          </table:table-cell>
          <table:table-cell office:value-type="string">
            <text:p>126249.0</text:p>
          </table:table-cell>
          <table:table-cell office:value-type="string">
            <text:p>126.0nul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2</text:p>
          </table:table-cell>
          <table:table-cell office:value-type="string">
            <text:p>4/21/2008 0:52:8</text:p>
          </table:table-cell>
          <table:table-cell office:value-type="string">
            <text:p>4/21/2008 0:52:27</text:p>
          </table:table-cell>
          <table:table-cell office:value-type="string">
            <text:p>19930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</text:p>
          </table:table-cell>
          <table:table-cell office:value-type="string">
            <text:p>4/21/2008 0:52:17</text:p>
          </table:table-cell>
          <table:table-cell office:value-type="string">
            <text:p>4/21/2008 0:54:37</text:p>
          </table:table-cell>
          <table:table-cell office:value-type="string">
            <text:p>139916.0</text:p>
          </table:table-cell>
          <table:table-cell office:value-type="string">
            <text:p>139.0null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1</text:p>
          </table:table-cell>
          <table:table-cell office:value-type="string">
            <text:p>4/21/2008 0:52:17</text:p>
          </table:table-cell>
          <table:table-cell office:value-type="string">
            <text:p>4/21/2008 0:54:46</text:p>
          </table:table-cell>
          <table:table-cell office:value-type="string">
            <text:p>148689.0</text:p>
          </table:table-cell>
          <table:table-cell office:value-type="string">
            <text:p>148.0null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1</text:p>
          </table:table-cell>
          <table:table-cell office:value-type="string">
            <text:p>4/21/2008 0:52:9</text:p>
          </table:table-cell>
          <table:table-cell office:value-type="string">
            <text:p>4/21/2008 0:52:39</text:p>
          </table:table-cell>
          <table:table-cell office:value-type="string">
            <text:p>29278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2</text:p>
          </table:table-cell>
          <table:table-cell office:value-type="string">
            <text:p>4/21/2008 0:52:18</text:p>
          </table:table-cell>
          <table:table-cell office:value-type="string">
            <text:p>4/21/2008 0:53:19</text:p>
          </table:table-cell>
          <table:table-cell office:value-type="string">
            <text:p>61445.0</text:p>
          </table:table-cell>
          <table:table-cell office:value-type="string">
            <text:p>61.0null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</text:p>
          </table:table-cell>
          <table:table-cell office:value-type="string">
            <text:p>4/21/2008 0:52:11</text:p>
          </table:table-cell>
          <table:table-cell office:value-type="string">
            <text:p>4/21/2008 0:53:11</text:p>
          </table:table-cell>
          <table:table-cell office:value-type="string">
            <text:p>60207.0</text:p>
          </table:table-cell>
          <table:table-cell office:value-type="string">
            <text:p>60.0null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</text:p>
          </table:table-cell>
          <table:table-cell office:value-type="string">
            <text:p>4/21/2008 0:52:26</text:p>
          </table:table-cell>
          <table:table-cell office:value-type="string">
            <text:p>4/21/2008 0:54:36</text:p>
          </table:table-cell>
          <table:table-cell office:value-type="string">
            <text:p>129355.0</text:p>
          </table:table-cell>
          <table:table-cell office:value-type="string">
            <text:p>129.0null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4</text:p>
          </table:table-cell>
          <table:table-cell office:value-type="string">
            <text:p>4/21/2008 0:52:9</text:p>
          </table:table-cell>
          <table:table-cell office:value-type="string">
            <text:p>4/21/2008 0:52:33</text:p>
          </table:table-cell>
          <table:table-cell office:value-type="string">
            <text:p>23624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4</text:p>
          </table:table-cell>
          <table:table-cell office:value-type="string">
            <text:p>4/21/2008 0:52:8</text:p>
          </table:table-cell>
          <table:table-cell office:value-type="string">
            <text:p>4/21/2008 0:52:33</text:p>
          </table:table-cell>
          <table:table-cell office:value-type="string">
            <text:p>24799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4</text:p>
          </table:table-cell>
          <table:table-cell office:value-type="string">
            <text:p>4/21/2008 0:52:11</text:p>
          </table:table-cell>
          <table:table-cell office:value-type="string">
            <text:p>4/21/2008 0:53:4</text:p>
          </table:table-cell>
          <table:table-cell office:value-type="string">
            <text:p>53228.0</text:p>
          </table:table-cell>
          <table:table-cell office:value-type="string">
            <text:p>53.0null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4</text:p>
          </table:table-cell>
          <table:table-cell office:value-type="string">
            <text:p>4/21/2008 0:52:15</text:p>
          </table:table-cell>
          <table:table-cell office:value-type="string">
            <text:p>4/21/2008 0:52:50</text:p>
          </table:table-cell>
          <table:table-cell office:value-type="string">
            <text:p>35012.0</text:p>
          </table:table-cell>
          <table:table-cell office:value-type="string">
            <text:p>35.0null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5</text:p>
          </table:table-cell>
          <table:table-cell office:value-type="string">
            <text:p>4/21/2008 0:52:33</text:p>
          </table:table-cell>
          <table:table-cell office:value-type="string">
            <text:p>4/21/2008 0:54:50</text:p>
          </table:table-cell>
          <table:table-cell office:value-type="string">
            <text:p>136592.0</text:p>
          </table:table-cell>
          <table:table-cell office:value-type="string">
            <text:p>136.0null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1</text:p>
          </table:table-cell>
          <table:table-cell office:value-type="string">
            <text:p>4/21/2008 0:52:8</text:p>
          </table:table-cell>
          <table:table-cell office:value-type="string">
            <text:p>4/21/2008 0:52:37</text:p>
          </table:table-cell>
          <table:table-cell office:value-type="string">
            <text:p>28994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1</text:p>
          </table:table-cell>
          <table:table-cell office:value-type="string">
            <text:p>4/21/2008 0:52:7</text:p>
          </table:table-cell>
          <table:table-cell office:value-type="string">
            <text:p>4/21/2008 0:52:31</text:p>
          </table:table-cell>
          <table:table-cell office:value-type="string">
            <text:p>24138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1</text:p>
          </table:table-cell>
          <table:table-cell office:value-type="string">
            <text:p>4/21/2008 0:52:19</text:p>
          </table:table-cell>
          <table:table-cell office:value-type="string">
            <text:p>4/21/2008 0:54:21</text:p>
          </table:table-cell>
          <table:table-cell office:value-type="string">
            <text:p>121329.0</text:p>
          </table:table-cell>
          <table:table-cell office:value-type="string">
            <text:p>121.0nul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2</text:p>
          </table:table-cell>
          <table:table-cell office:value-type="string">
            <text:p>4/21/2008 0:52:9</text:p>
          </table:table-cell>
          <table:table-cell office:value-type="string">
            <text:p>4/21/2008 0:52:34</text:p>
          </table:table-cell>
          <table:table-cell office:value-type="string">
            <text:p>24749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2</text:p>
          </table:table-cell>
          <table:table-cell office:value-type="string">
            <text:p>4/21/2008 0:52:5</text:p>
          </table:table-cell>
          <table:table-cell office:value-type="string">
            <text:p>4/21/2008 0:52:29</text:p>
          </table:table-cell>
          <table:table-cell office:value-type="string">
            <text:p>24161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</text:p>
          </table:table-cell>
          <table:table-cell office:value-type="string">
            <text:p>4/21/2008 0:52:8</text:p>
          </table:table-cell>
          <table:table-cell office:value-type="string">
            <text:p>4/21/2008 0:52:29</text:p>
          </table:table-cell>
          <table:table-cell office:value-type="string">
            <text:p>21735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4</text:p>
          </table:table-cell>
          <table:table-cell office:value-type="string">
            <text:p>4/21/2008 0:52:27</text:p>
          </table:table-cell>
          <table:table-cell office:value-type="string">
            <text:p>4/21/2008 0:54:52</text:p>
          </table:table-cell>
          <table:table-cell office:value-type="string">
            <text:p>144483.0</text:p>
          </table:table-cell>
          <table:table-cell office:value-type="string">
            <text:p>144.0nul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4</text:p>
          </table:table-cell>
          <table:table-cell office:value-type="string">
            <text:p>4/21/2008 0:52:27</text:p>
          </table:table-cell>
          <table:table-cell office:value-type="string">
            <text:p>4/21/2008 0:54:46</text:p>
          </table:table-cell>
          <table:table-cell office:value-type="string">
            <text:p>138877.0</text:p>
          </table:table-cell>
          <table:table-cell office:value-type="string">
            <text:p>138.0null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5</text:p>
          </table:table-cell>
          <table:table-cell office:value-type="string">
            <text:p>4/21/2008 0:52:9</text:p>
          </table:table-cell>
          <table:table-cell office:value-type="string">
            <text:p>4/21/2008 0:52:34</text:p>
          </table:table-cell>
          <table:table-cell office:value-type="string">
            <text:p>24795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5</text:p>
          </table:table-cell>
          <table:table-cell office:value-type="string">
            <text:p>4/21/2008 0:52:27</text:p>
          </table:table-cell>
          <table:table-cell office:value-type="string">
            <text:p>4/21/2008 0:54:24</text:p>
          </table:table-cell>
          <table:table-cell office:value-type="string">
            <text:p>116467.0</text:p>
          </table:table-cell>
          <table:table-cell office:value-type="string">
            <text:p>116.0null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</text:p>
          </table:table-cell>
          <table:table-cell office:value-type="string">
            <text:p>4/21/2008 0:52:15</text:p>
          </table:table-cell>
          <table:table-cell office:value-type="string">
            <text:p>4/21/2008 0:53:0</text:p>
          </table:table-cell>
          <table:table-cell office:value-type="string">
            <text:p>45352.0</text:p>
          </table:table-cell>
          <table:table-cell office:value-type="string">
            <text:p>45.0nul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</text:p>
          </table:table-cell>
          <table:table-cell office:value-type="string">
            <text:p>4/21/2008 0:52:5</text:p>
          </table:table-cell>
          <table:table-cell office:value-type="string">
            <text:p>4/21/2008 0:52:27</text:p>
          </table:table-cell>
          <table:table-cell office:value-type="string">
            <text:p>22244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4</text:p>
          </table:table-cell>
          <table:table-cell office:value-type="string">
            <text:p>4/21/2008 0:52:9</text:p>
          </table:table-cell>
          <table:table-cell office:value-type="string">
            <text:p>4/21/2008 0:52:33</text:p>
          </table:table-cell>
          <table:table-cell office:value-type="string">
            <text:p>23997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5</text:p>
          </table:table-cell>
          <table:table-cell office:value-type="string">
            <text:p>4/21/2008 0:52:16</text:p>
          </table:table-cell>
          <table:table-cell office:value-type="string">
            <text:p>4/21/2008 0:53:9</text:p>
          </table:table-cell>
          <table:table-cell office:value-type="string">
            <text:p>53114.0</text:p>
          </table:table-cell>
          <table:table-cell office:value-type="string">
            <text:p>53.0null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5</text:p>
          </table:table-cell>
          <table:table-cell office:value-type="string">
            <text:p>4/21/2008 0:52:10</text:p>
          </table:table-cell>
          <table:table-cell office:value-type="string">
            <text:p>4/21/2008 0:52:34</text:p>
          </table:table-cell>
          <table:table-cell office:value-type="string">
            <text:p>24478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6</text:p>
          </table:table-cell>
          <table:table-cell office:value-type="string">
            <text:p>4/21/2008 0:52:9</text:p>
          </table:table-cell>
          <table:table-cell office:value-type="string">
            <text:p>4/21/2008 0:52:34</text:p>
          </table:table-cell>
          <table:table-cell office:value-type="string">
            <text:p>24834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6</text:p>
          </table:table-cell>
          <table:table-cell office:value-type="string">
            <text:p>4/21/2008 0:52:9</text:p>
          </table:table-cell>
          <table:table-cell office:value-type="string">
            <text:p>4/21/2008 0:52:34</text:p>
          </table:table-cell>
          <table:table-cell office:value-type="string">
            <text:p>24757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6</text:p>
          </table:table-cell>
          <table:table-cell office:value-type="string">
            <text:p>4/21/2008 0:52:15</text:p>
          </table:table-cell>
          <table:table-cell office:value-type="string">
            <text:p>4/21/2008 0:52:50</text:p>
          </table:table-cell>
          <table:table-cell office:value-type="string">
            <text:p>34955.0</text:p>
          </table:table-cell>
          <table:table-cell office:value-type="string">
            <text:p>34.0null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6</text:p>
          </table:table-cell>
          <table:table-cell office:value-type="string">
            <text:p>4/21/2008 0:52:33</text:p>
          </table:table-cell>
          <table:table-cell office:value-type="string">
            <text:p>4/21/2008 0:53:57</text:p>
          </table:table-cell>
          <table:table-cell office:value-type="string">
            <text:p>84447.0</text:p>
          </table:table-cell>
          <table:table-cell office:value-type="string">
            <text:p>84.0null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7</text:p>
          </table:table-cell>
          <table:table-cell office:value-type="string">
            <text:p>4/21/2008 0:52:16</text:p>
          </table:table-cell>
          <table:table-cell office:value-type="string">
            <text:p>4/21/2008 0:53:9</text:p>
          </table:table-cell>
          <table:table-cell office:value-type="string">
            <text:p>53211.0</text:p>
          </table:table-cell>
          <table:table-cell office:value-type="string">
            <text:p>53.0null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</text:p>
          </table:table-cell>
          <table:table-cell office:value-type="string">
            <text:p>4/21/2008 0:52:11</text:p>
          </table:table-cell>
          <table:table-cell office:value-type="string">
            <text:p>4/21/2008 0:53:9</text:p>
          </table:table-cell>
          <table:table-cell office:value-type="string">
            <text:p>58290.0</text:p>
          </table:table-cell>
          <table:table-cell office:value-type="string">
            <text:p>58.0null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4</text:p>
          </table:table-cell>
          <table:table-cell office:value-type="string">
            <text:p>4/21/2008 0:52:29</text:p>
          </table:table-cell>
          <table:table-cell office:value-type="string">
            <text:p>4/21/2008 0:54:49</text:p>
          </table:table-cell>
          <table:table-cell office:value-type="string">
            <text:p>140135.0</text:p>
          </table:table-cell>
          <table:table-cell office:value-type="string">
            <text:p>140.0null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4</text:p>
          </table:table-cell>
          <table:table-cell office:value-type="string">
            <text:p>4/21/2008 0:52:8</text:p>
          </table:table-cell>
          <table:table-cell office:value-type="string">
            <text:p>4/21/2008 0:52:29</text:p>
          </table:table-cell>
          <table:table-cell office:value-type="string">
            <text:p>21846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5</text:p>
          </table:table-cell>
          <table:table-cell office:value-type="string">
            <text:p>4/21/2008 0:52:15</text:p>
          </table:table-cell>
          <table:table-cell office:value-type="string">
            <text:p>4/21/2008 0:53:4</text:p>
          </table:table-cell>
          <table:table-cell office:value-type="string">
            <text:p>49601.0</text:p>
          </table:table-cell>
          <table:table-cell office:value-type="string">
            <text:p>49.0nu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6</text:p>
          </table:table-cell>
          <table:table-cell office:value-type="string">
            <text:p>4/21/2008 0:52:33</text:p>
          </table:table-cell>
          <table:table-cell office:value-type="string">
            <text:p>4/21/2008 0:54:50</text:p>
          </table:table-cell>
          <table:table-cell office:value-type="string">
            <text:p>136701.0</text:p>
          </table:table-cell>
          <table:table-cell office:value-type="string">
            <text:p>136.0null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6</text:p>
          </table:table-cell>
          <table:table-cell office:value-type="string">
            <text:p>4/21/2008 0:52:15</text:p>
          </table:table-cell>
          <table:table-cell office:value-type="string">
            <text:p>4/21/2008 0:53:9</text:p>
          </table:table-cell>
          <table:table-cell office:value-type="string">
            <text:p>53899.0</text:p>
          </table:table-cell>
          <table:table-cell office:value-type="string">
            <text:p>53.0null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6</text:p>
          </table:table-cell>
          <table:table-cell office:value-type="string">
            <text:p>4/21/2008 0:52:9</text:p>
          </table:table-cell>
          <table:table-cell office:value-type="string">
            <text:p>4/21/2008 0:52:34</text:p>
          </table:table-cell>
          <table:table-cell office:value-type="string">
            <text:p>24726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7</text:p>
          </table:table-cell>
          <table:table-cell office:value-type="string">
            <text:p>4/21/2008 0:52:9</text:p>
          </table:table-cell>
          <table:table-cell office:value-type="string">
            <text:p>4/21/2008 0:52:33</text:p>
          </table:table-cell>
          <table:table-cell office:value-type="string">
            <text:p>24026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7</text:p>
          </table:table-cell>
          <table:table-cell office:value-type="string">
            <text:p>4/21/2008 0:52:9</text:p>
          </table:table-cell>
          <table:table-cell office:value-type="string">
            <text:p>4/21/2008 0:52:34</text:p>
          </table:table-cell>
          <table:table-cell office:value-type="string">
            <text:p>24848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8</text:p>
          </table:table-cell>
          <table:table-cell office:value-type="string">
            <text:p>4/21/2008 0:52:16</text:p>
          </table:table-cell>
          <table:table-cell office:value-type="string">
            <text:p>4/21/2008 0:52:50</text:p>
          </table:table-cell>
          <table:table-cell office:value-type="string">
            <text:p>33913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4</text:p>
          </table:table-cell>
          <table:table-cell office:value-type="string">
            <text:p>4/21/2008 0:52:11</text:p>
          </table:table-cell>
          <table:table-cell office:value-type="string">
            <text:p>4/21/2008 0:53:9</text:p>
          </table:table-cell>
          <table:table-cell office:value-type="string">
            <text:p>58645.0</text:p>
          </table:table-cell>
          <table:table-cell office:value-type="string">
            <text:p>58.0null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4</text:p>
          </table:table-cell>
          <table:table-cell office:value-type="string">
            <text:p>4/21/2008 0:52:9</text:p>
          </table:table-cell>
          <table:table-cell office:value-type="string">
            <text:p>4/21/2008 0:52:33</text:p>
          </table:table-cell>
          <table:table-cell office:value-type="string">
            <text:p>24890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5</text:p>
          </table:table-cell>
          <table:table-cell office:value-type="string">
            <text:p>4/21/2008 0:52:10</text:p>
          </table:table-cell>
          <table:table-cell office:value-type="string">
            <text:p>4/21/2008 0:53:9</text:p>
          </table:table-cell>
          <table:table-cell office:value-type="string">
            <text:p>58347.0</text:p>
          </table:table-cell>
          <table:table-cell office:value-type="string">
            <text:p>58.0null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6</text:p>
          </table:table-cell>
          <table:table-cell office:value-type="string">
            <text:p>4/21/2008 0:52:16</text:p>
          </table:table-cell>
          <table:table-cell office:value-type="string">
            <text:p>4/21/2008 0:52:59</text:p>
          </table:table-cell>
          <table:table-cell office:value-type="string">
            <text:p>43286.0</text:p>
          </table:table-cell>
          <table:table-cell office:value-type="string">
            <text:p>43.0null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6</text:p>
          </table:table-cell>
          <table:table-cell office:value-type="string">
            <text:p>4/21/2008 0:52:16</text:p>
          </table:table-cell>
          <table:table-cell office:value-type="string">
            <text:p>4/21/2008 0:53:9</text:p>
          </table:table-cell>
          <table:table-cell office:value-type="string">
            <text:p>53165.0</text:p>
          </table:table-cell>
          <table:table-cell office:value-type="string">
            <text:p>53.0null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6</text:p>
          </table:table-cell>
          <table:table-cell office:value-type="string">
            <text:p>4/21/2008 0:52:33</text:p>
          </table:table-cell>
          <table:table-cell office:value-type="string">
            <text:p>4/21/2008 0:54:52</text:p>
          </table:table-cell>
          <table:table-cell office:value-type="string">
            <text:p>139195.0</text:p>
          </table:table-cell>
          <table:table-cell office:value-type="string">
            <text:p>139.0null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6</text:p>
          </table:table-cell>
          <table:table-cell office:value-type="string">
            <text:p>4/21/2008 0:52:32</text:p>
          </table:table-cell>
          <table:table-cell office:value-type="string">
            <text:p>4/21/2008 0:54:51</text:p>
          </table:table-cell>
          <table:table-cell office:value-type="string">
            <text:p>139021.0</text:p>
          </table:table-cell>
          <table:table-cell office:value-type="string">
            <text:p>139.0null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6</text:p>
          </table:table-cell>
          <table:table-cell office:value-type="string">
            <text:p>4/21/2008 0:52:10</text:p>
          </table:table-cell>
          <table:table-cell office:value-type="string">
            <text:p>4/21/2008 0:52:33</text:p>
          </table:table-cell>
          <table:table-cell office:value-type="string">
            <text:p>23101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6</text:p>
          </table:table-cell>
          <table:table-cell office:value-type="string">
            <text:p>4/21/2008 0:52:15</text:p>
          </table:table-cell>
          <table:table-cell office:value-type="string">
            <text:p>4/21/2008 0:53:9</text:p>
          </table:table-cell>
          <table:table-cell office:value-type="string">
            <text:p>54032.0</text:p>
          </table:table-cell>
          <table:table-cell office:value-type="string">
            <text:p>54.0null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8</text:p>
          </table:table-cell>
          <table:table-cell office:value-type="string">
            <text:p>4/21/2008 0:52:44</text:p>
          </table:table-cell>
          <table:table-cell office:value-type="string">
            <text:p>4/21/2008 0:54:42</text:p>
          </table:table-cell>
          <table:table-cell office:value-type="string">
            <text:p>117595.0</text:p>
          </table:table-cell>
          <table:table-cell office:value-type="string">
            <text:p>117.0null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4</text:p>
          </table:table-cell>
          <table:table-cell office:value-type="string">
            <text:p>4/21/2008 0:52:29</text:p>
          </table:table-cell>
          <table:table-cell office:value-type="string">
            <text:p>4/21/2008 0:54:58</text:p>
          </table:table-cell>
          <table:table-cell office:value-type="string">
            <text:p>148907.0</text:p>
          </table:table-cell>
          <table:table-cell office:value-type="string">
            <text:p>148.0null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5</text:p>
          </table:table-cell>
          <table:table-cell office:value-type="string">
            <text:p>4/21/2008 0:52:26</text:p>
          </table:table-cell>
          <table:table-cell office:value-type="string">
            <text:p>4/21/2008 0:54:17</text:p>
          </table:table-cell>
          <table:table-cell office:value-type="string">
            <text:p>111107.0</text:p>
          </table:table-cell>
          <table:table-cell office:value-type="string">
            <text:p>111.0null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5</text:p>
          </table:table-cell>
          <table:table-cell office:value-type="string">
            <text:p>4/21/2008 0:52:15</text:p>
          </table:table-cell>
          <table:table-cell office:value-type="string">
            <text:p>4/21/2008 0:52:51</text:p>
          </table:table-cell>
          <table:table-cell office:value-type="string">
            <text:p>36013.0</text:p>
          </table:table-cell>
          <table:table-cell office:value-type="string">
            <text:p>36.0nul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6</text:p>
          </table:table-cell>
          <table:table-cell office:value-type="string">
            <text:p>4/21/2008 0:52:33</text:p>
          </table:table-cell>
          <table:table-cell office:value-type="string">
            <text:p>4/21/2008 0:54:50</text:p>
          </table:table-cell>
          <table:table-cell office:value-type="string">
            <text:p>136507.0</text:p>
          </table:table-cell>
          <table:table-cell office:value-type="string">
            <text:p>136.0null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6</text:p>
          </table:table-cell>
          <table:table-cell office:value-type="string">
            <text:p>4/21/2008 0:52:9</text:p>
          </table:table-cell>
          <table:table-cell office:value-type="string">
            <text:p>4/21/2008 0:52:34</text:p>
          </table:table-cell>
          <table:table-cell office:value-type="string">
            <text:p>24321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6</text:p>
          </table:table-cell>
          <table:table-cell office:value-type="string">
            <text:p>4/21/2008 0:52:31</text:p>
          </table:table-cell>
          <table:table-cell office:value-type="string">
            <text:p>4/21/2008 0:53:59</text:p>
          </table:table-cell>
          <table:table-cell office:value-type="string">
            <text:p>88232.0</text:p>
          </table:table-cell>
          <table:table-cell office:value-type="string">
            <text:p>88.0null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7</text:p>
          </table:table-cell>
          <table:table-cell office:value-type="string">
            <text:p>4/21/2008 0:52:33</text:p>
          </table:table-cell>
          <table:table-cell office:value-type="string">
            <text:p>4/21/2008 0:54:52</text:p>
          </table:table-cell>
          <table:table-cell office:value-type="string">
            <text:p>139039.0</text:p>
          </table:table-cell>
          <table:table-cell office:value-type="string">
            <text:p>139.0null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8</text:p>
          </table:table-cell>
          <table:table-cell office:value-type="string">
            <text:p>4/21/2008 0:52:12</text:p>
          </table:table-cell>
          <table:table-cell office:value-type="string">
            <text:p>4/21/2008 0:52:34</text:p>
          </table:table-cell>
          <table:table-cell office:value-type="string">
            <text:p>21938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8</text:p>
          </table:table-cell>
          <table:table-cell office:value-type="string">
            <text:p>4/21/2008 0:52:16</text:p>
          </table:table-cell>
          <table:table-cell office:value-type="string">
            <text:p>4/21/2008 0:53:9</text:p>
          </table:table-cell>
          <table:table-cell office:value-type="string">
            <text:p>53367.0</text:p>
          </table:table-cell>
          <table:table-cell office:value-type="string">
            <text:p>53.0null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9</text:p>
          </table:table-cell>
          <table:table-cell office:value-type="string">
            <text:p>4/21/2008 0:52:34</text:p>
          </table:table-cell>
          <table:table-cell office:value-type="string">
            <text:p>4/21/2008 0:54:50</text:p>
          </table:table-cell>
          <table:table-cell office:value-type="string">
            <text:p>135742.0</text:p>
          </table:table-cell>
          <table:table-cell office:value-type="string">
            <text:p>135.0null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4</text:p>
          </table:table-cell>
          <table:table-cell office:value-type="string">
            <text:p>4/21/2008 0:52:36</text:p>
          </table:table-cell>
          <table:table-cell office:value-type="string">
            <text:p>4/21/2008 0:53:14</text:p>
          </table:table-cell>
          <table:table-cell office:value-type="string">
            <text:p>37916.0</text:p>
          </table:table-cell>
          <table:table-cell office:value-type="string">
            <text:p>37.0null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table:number-columns-repeated="2" office:value-type="string">
            <text:p>4/21/2008 0:52:34</text:p>
          </table:table-cell>
          <table:table-cell office:value-type="string">
            <text:p>4/21/2008 0:52:38</text:p>
          </table:table-cell>
          <table:table-cell office:value-type="string">
            <text:p>3491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4</text:p>
          </table:table-cell>
          <table:table-cell office:value-type="string">
            <text:p>4/21/2008 0:52:47</text:p>
          </table:table-cell>
          <table:table-cell office:value-type="string">
            <text:p>4/21/2008 0:54:56</text:p>
          </table:table-cell>
          <table:table-cell office:value-type="string">
            <text:p>128626.0</text:p>
          </table:table-cell>
          <table:table-cell office:value-type="string">
            <text:p>128.0null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4</text:p>
          </table:table-cell>
          <table:table-cell office:value-type="string">
            <text:p>4/21/2008 0:52:51</text:p>
          </table:table-cell>
          <table:table-cell office:value-type="string">
            <text:p>4/21/2008 0:54:55</text:p>
          </table:table-cell>
          <table:table-cell office:value-type="string">
            <text:p>124141.0</text:p>
          </table:table-cell>
          <table:table-cell office:value-type="string">
            <text:p>124.0null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table:number-columns-repeated="2" office:value-type="string">
            <text:p>4/21/2008 0:52:34</text:p>
          </table:table-cell>
          <table:table-cell office:value-type="string">
            <text:p>4/21/2008 0:52:40</text:p>
          </table:table-cell>
          <table:table-cell office:value-type="string">
            <text:p>5230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4</text:p>
          </table:table-cell>
          <table:table-cell office:value-type="string">
            <text:p>4/21/2008 0:52:36</text:p>
          </table:table-cell>
          <table:table-cell office:value-type="string">
            <text:p>4/21/2008 0:53:12</text:p>
          </table:table-cell>
          <table:table-cell office:value-type="string">
            <text:p>35626.0</text:p>
          </table:table-cell>
          <table:table-cell office:value-type="string">
            <text:p>35.0null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table:number-columns-repeated="2" office:value-type="string">
            <text:p>4/21/2008 0:52:34</text:p>
          </table:table-cell>
          <table:table-cell office:value-type="string">
            <text:p>4/21/2008 0:52:39</text:p>
          </table:table-cell>
          <table:table-cell office:value-type="string">
            <text:p>4786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4</text:p>
          </table:table-cell>
          <table:table-cell office:value-type="string">
            <text:p>4/21/2008 0:52:36</text:p>
          </table:table-cell>
          <table:table-cell office:value-type="string">
            <text:p>4/21/2008 0:53:12</text:p>
          </table:table-cell>
          <table:table-cell office:value-type="string">
            <text:p>35567.0</text:p>
          </table:table-cell>
          <table:table-cell office:value-type="string">
            <text:p>35.0null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table:number-columns-repeated="2" office:value-type="string">
            <text:p>4/21/2008 0:52:34</text:p>
          </table:table-cell>
          <table:table-cell office:value-type="string">
            <text:p>4/21/2008 0:52:38</text:p>
          </table:table-cell>
          <table:table-cell office:value-type="string">
            <text:p>3784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4</text:p>
          </table:table-cell>
          <table:table-cell office:value-type="string">
            <text:p>4/21/2008 0:52:47</text:p>
          </table:table-cell>
          <table:table-cell office:value-type="string">
            <text:p>4/21/2008 0:54:56</text:p>
          </table:table-cell>
          <table:table-cell office:value-type="string">
            <text:p>128515.0</text:p>
          </table:table-cell>
          <table:table-cell office:value-type="string">
            <text:p>128.0null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8</text:p>
          </table:table-cell>
          <table:table-cell office:value-type="string">
            <text:p>4/21/2008 0:52:39</text:p>
          </table:table-cell>
          <table:table-cell office:value-type="string">
            <text:p>4/21/2008 0:53:14</text:p>
          </table:table-cell>
          <table:table-cell office:value-type="string">
            <text:p>35510.0</text:p>
          </table:table-cell>
          <table:table-cell office:value-type="string">
            <text:p>35.0null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8</text:p>
          </table:table-cell>
          <table:table-cell office:value-type="string">
            <text:p>4/21/2008 0:52:47</text:p>
          </table:table-cell>
          <table:table-cell office:value-type="string">
            <text:p>4/21/2008 0:54:56</text:p>
          </table:table-cell>
          <table:table-cell office:value-type="string">
            <text:p>128798.0</text:p>
          </table:table-cell>
          <table:table-cell office:value-type="string">
            <text:p>128.0null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8</text:p>
          </table:table-cell>
          <table:table-cell office:value-type="string">
            <text:p>4/21/2008 0:52:39</text:p>
          </table:table-cell>
          <table:table-cell office:value-type="string">
            <text:p>4/21/2008 0:52:45</text:p>
          </table:table-cell>
          <table:table-cell office:value-type="string">
            <text:p>637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8</text:p>
          </table:table-cell>
          <table:table-cell office:value-type="string">
            <text:p>4/21/2008 0:52:39</text:p>
          </table:table-cell>
          <table:table-cell office:value-type="string">
            <text:p>4/21/2008 0:53:11</text:p>
          </table:table-cell>
          <table:table-cell office:value-type="string">
            <text:p>32412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8</text:p>
          </table:table-cell>
          <table:table-cell office:value-type="string">
            <text:p>4/21/2008 0:52:47</text:p>
          </table:table-cell>
          <table:table-cell office:value-type="string">
            <text:p>4/21/2008 0:54:58</text:p>
          </table:table-cell>
          <table:table-cell office:value-type="string">
            <text:p>130953.0</text:p>
          </table:table-cell>
          <table:table-cell office:value-type="string">
            <text:p>130.0null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8</text:p>
          </table:table-cell>
          <table:table-cell office:value-type="string">
            <text:p>4/21/2008 0:52:39</text:p>
          </table:table-cell>
          <table:table-cell office:value-type="string">
            <text:p>4/21/2008 0:52:45</text:p>
          </table:table-cell>
          <table:table-cell office:value-type="string">
            <text:p>6478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8</text:p>
          </table:table-cell>
          <table:table-cell office:value-type="string">
            <text:p>4/21/2008 0:52:39</text:p>
          </table:table-cell>
          <table:table-cell office:value-type="string">
            <text:p>4/21/2008 0:53:11</text:p>
          </table:table-cell>
          <table:table-cell office:value-type="string">
            <text:p>32326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8</text:p>
          </table:table-cell>
          <table:table-cell office:value-type="string">
            <text:p>4/21/2008 0:52:47</text:p>
          </table:table-cell>
          <table:table-cell office:value-type="string">
            <text:p>4/21/2008 0:55:1</text:p>
          </table:table-cell>
          <table:table-cell office:value-type="string">
            <text:p>133534.0</text:p>
          </table:table-cell>
          <table:table-cell office:value-type="string">
            <text:p>133.0null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8</text:p>
          </table:table-cell>
          <table:table-cell office:value-type="string">
            <text:p>4/21/2008 0:52:39</text:p>
          </table:table-cell>
          <table:table-cell office:value-type="string">
            <text:p>4/21/2008 0:52:44</text:p>
          </table:table-cell>
          <table:table-cell office:value-type="string">
            <text:p>5569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4/21/2008 0:51:49</text:p>
          </table:table-cell>
          <table:table-cell office:value-type="string">
            <text:p>4/21/2008 0:52:38</text:p>
          </table:table-cell>
          <table:table-cell office:value-type="string">
            <text:p>4/21/2008 0:52:39</text:p>
          </table:table-cell>
          <table:table-cell office:value-type="string">
            <text:p>4/21/2008 0:53:11</text:p>
          </table:table-cell>
          <table:table-cell office:value-type="string">
            <text:p>32366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4/21/2008 0:51:50</text:p>
          </table:table-cell>
          <table:table-cell office:value-type="string">
            <text:p>4/21/2008 0:52:40</text:p>
          </table:table-cell>
          <table:table-cell office:value-type="string">
            <text:p>4/21/2008 0:52:47</text:p>
          </table:table-cell>
          <table:table-cell office:value-type="string">
            <text:p>4/21/2008 0:54:56</text:p>
          </table:table-cell>
          <table:table-cell office:value-type="string">
            <text:p>128501.0</text:p>
          </table:table-cell>
          <table:table-cell office:value-type="string">
            <text:p>128.0null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4/21/2008 0:51:50</text:p>
          </table:table-cell>
          <table:table-cell table:number-columns-repeated="2" office:value-type="string">
            <text:p>4/21/2008 0:52:40</text:p>
          </table:table-cell>
          <table:table-cell office:value-type="string">
            <text:p>4/21/2008 0:52:46</text:p>
          </table:table-cell>
          <table:table-cell office:value-type="string">
            <text:p>579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4/21/2008 0:51:50</text:p>
          </table:table-cell>
          <table:table-cell office:value-type="string">
            <text:p>4/21/2008 0:52:40</text:p>
          </table:table-cell>
          <table:table-cell office:value-type="string">
            <text:p>4/21/2008 0:52:41</text:p>
          </table:table-cell>
          <table:table-cell office:value-type="string">
            <text:p>4/21/2008 0:53:11</text:p>
          </table:table-cell>
          <table:table-cell office:value-type="string">
            <text:p>30200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4/21/2008 0:51:50</text:p>
          </table:table-cell>
          <table:table-cell office:value-type="string">
            <text:p>4/21/2008 0:52:40</text:p>
          </table:table-cell>
          <table:table-cell office:value-type="string">
            <text:p>4/21/2008 0:52:53</text:p>
          </table:table-cell>
          <table:table-cell office:value-type="string">
            <text:p>4/21/2008 0:54:56</text:p>
          </table:table-cell>
          <table:table-cell office:value-type="string">
            <text:p>122192.0</text:p>
          </table:table-cell>
          <table:table-cell office:value-type="string">
            <text:p>122.0null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4/21/2008 0:51:50</text:p>
          </table:table-cell>
          <table:table-cell office:value-type="string">
            <text:p>4/21/2008 0:52:40</text:p>
          </table:table-cell>
          <table:table-cell office:value-type="string">
            <text:p>4/21/2008 0:52:47</text:p>
          </table:table-cell>
          <table:table-cell office:value-type="string">
            <text:p>4/21/2008 0:54:37</text:p>
          </table:table-cell>
          <table:table-cell office:value-type="string">
            <text:p>110187.0</text:p>
          </table:table-cell>
          <table:table-cell office:value-type="string">
            <text:p>110.0null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4/21/2008 0:51:50</text:p>
          </table:table-cell>
          <table:table-cell office:value-type="string">
            <text:p>4/21/2008 0:52:40</text:p>
          </table:table-cell>
          <table:table-cell office:value-type="string">
            <text:p>4/21/2008 0:52:50</text:p>
          </table:table-cell>
          <table:table-cell office:value-type="string">
            <text:p>4/21/2008 0:54:56</text:p>
          </table:table-cell>
          <table:table-cell office:value-type="string">
            <text:p>125829.0</text:p>
          </table:table-cell>
          <table:table-cell office:value-type="string">
            <text:p>125.0null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4/21/2008 0:51:50</text:p>
          </table:table-cell>
          <table:table-cell table:number-columns-repeated="2" office:value-type="string">
            <text:p>4/21/2008 0:52:40</text:p>
          </table:table-cell>
          <table:table-cell office:value-type="string">
            <text:p>4/21/2008 0:52:46</text:p>
          </table:table-cell>
          <table:table-cell office:value-type="string">
            <text:p>5706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4/21/2008 0:51:50</text:p>
          </table:table-cell>
          <table:table-cell table:number-columns-repeated="2" office:value-type="string">
            <text:p>4/21/2008 0:52:40</text:p>
          </table:table-cell>
          <table:table-cell office:value-type="string">
            <text:p>4/21/2008 0:52:46</text:p>
          </table:table-cell>
          <table:table-cell office:value-type="string">
            <text:p>586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4/21/2008 0:51:50</text:p>
          </table:table-cell>
          <table:table-cell office:value-type="string">
            <text:p>4/21/2008 0:52:40</text:p>
          </table:table-cell>
          <table:table-cell office:value-type="string">
            <text:p>4/21/2008 0:52:41</text:p>
          </table:table-cell>
          <table:table-cell office:value-type="string">
            <text:p>4/21/2008 0:52:49</text:p>
          </table:table-cell>
          <table:table-cell office:value-type="string">
            <text:p>8714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4/21/2008 0:51:50</text:p>
          </table:table-cell>
          <table:table-cell office:value-type="string">
            <text:p>4/21/2008 0:52:40</text:p>
          </table:table-cell>
          <table:table-cell office:value-type="string">
            <text:p>4/21/2008 0:52:41</text:p>
          </table:table-cell>
          <table:table-cell office:value-type="string">
            <text:p>4/21/2008 0:52:49</text:p>
          </table:table-cell>
          <table:table-cell office:value-type="string">
            <text:p>7863.0</text:p>
          </table:table-cell>
          <table:table-cell office:value-type="string">
            <text:p>7.0null</text:p>
          </table:table-cell>
        </table:table-row>
      </table:table>
      <table:table table:name="Fatorial 20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ERROR-RETRY-TIMES</text:p>
          </table:table-cell>
          <table:table-cell office:value-type="string">
            <text:p>CREATED-TIME</text:p>
          </table:table-cell>
          <table:table-cell office:value-type="string">
            <text:p>SUBMITED-TIME</text:p>
          </table:table-cell>
          <table:table-cell office:value-type="string">
            <text:p>STARTED_TIME</text:p>
          </table:table-cell>
          <table:table-cell office:value-type="string">
            <text:p>FINISHED_TIME</text:p>
          </table:table-cell>
          <table:table-cell office:value-type="string">
            <text:p>EXECUTION-TIME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4/21/2008 11:57:32</text:p>
          </table:table-cell>
          <table:table-cell table:number-columns-repeated="2" office:value-type="string">
            <text:p>4/21/2008 11:57:41</text:p>
          </table:table-cell>
          <table:table-cell office:value-type="string">
            <text:p>4/21/2008 11:57:55</text:p>
          </table:table-cell>
          <table:table-cell office:value-type="string">
            <text:p>14190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1</text:p>
          </table:table-cell>
          <table:table-cell office:value-type="string">
            <text:p>4/21/2008 11:57:43</text:p>
          </table:table-cell>
          <table:table-cell office:value-type="string">
            <text:p>4/21/2008 11:58:4</text:p>
          </table:table-cell>
          <table:table-cell office:value-type="string">
            <text:p>20143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1</text:p>
          </table:table-cell>
          <table:table-cell office:value-type="string">
            <text:p>4/21/2008 11:57:42</text:p>
          </table:table-cell>
          <table:table-cell office:value-type="string">
            <text:p>4/21/2008 11:58:5</text:p>
          </table:table-cell>
          <table:table-cell office:value-type="string">
            <text:p>22244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1</text:p>
          </table:table-cell>
          <table:table-cell office:value-type="string">
            <text:p>4/21/2008 11:57:44</text:p>
          </table:table-cell>
          <table:table-cell office:value-type="string">
            <text:p>4/21/2008 11:59:17</text:p>
          </table:table-cell>
          <table:table-cell office:value-type="string">
            <text:p>93058.0</text:p>
          </table:table-cell>
          <table:table-cell office:value-type="string">
            <text:p>93.0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table:number-columns-repeated="2" office:value-type="string">
            <text:p>4/21/2008 11:57:41</text:p>
          </table:table-cell>
          <table:table-cell office:value-type="string">
            <text:p>4/21/2008 11:58:7</text:p>
          </table:table-cell>
          <table:table-cell office:value-type="string">
            <text:p>25755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1</text:p>
          </table:table-cell>
          <table:table-cell office:value-type="string">
            <text:p>4/21/2008 11:57:45</text:p>
          </table:table-cell>
          <table:table-cell office:value-type="string">
            <text:p>4/21/2008 11:59:4</text:p>
          </table:table-cell>
          <table:table-cell office:value-type="string">
            <text:p>79881.0</text:p>
          </table:table-cell>
          <table:table-cell office:value-type="string">
            <text:p>79.0nu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1</text:p>
          </table:table-cell>
          <table:table-cell office:value-type="string">
            <text:p>4/21/2008 11:57:43</text:p>
          </table:table-cell>
          <table:table-cell office:value-type="string">
            <text:p>4/21/2008 11:58:4</text:p>
          </table:table-cell>
          <table:table-cell office:value-type="string">
            <text:p>21079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table:number-columns-repeated="2" office:value-type="string">
            <text:p>4/21/2008 11:57:41</text:p>
          </table:table-cell>
          <table:table-cell office:value-type="string">
            <text:p>4/21/2008 11:58:5</text:p>
          </table:table-cell>
          <table:table-cell office:value-type="string">
            <text:p>23493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1</text:p>
          </table:table-cell>
          <table:table-cell office:value-type="string">
            <text:p>4/21/2008 11:57:45</text:p>
          </table:table-cell>
          <table:table-cell office:value-type="string">
            <text:p>4/21/2008 0:0:41</text:p>
          </table:table-cell>
          <table:table-cell office:value-type="string">
            <text:p>176072.0</text:p>
          </table:table-cell>
          <table:table-cell office:value-type="string">
            <text:p>176.0nu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table:number-columns-repeated="2" office:value-type="string">
            <text:p>4/21/2008 11:57:41</text:p>
          </table:table-cell>
          <table:table-cell office:value-type="string">
            <text:p>4/21/2008 11:58:5</text:p>
          </table:table-cell>
          <table:table-cell office:value-type="string">
            <text:p>23496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table:number-columns-repeated="2" office:value-type="string">
            <text:p>4/21/2008 11:57:42</text:p>
          </table:table-cell>
          <table:table-cell office:value-type="string">
            <text:p>4/21/2008 11:58:4</text:p>
          </table:table-cell>
          <table:table-cell office:value-type="string">
            <text:p>21199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2</text:p>
          </table:table-cell>
          <table:table-cell office:value-type="string">
            <text:p>4/21/2008 11:57:45</text:p>
          </table:table-cell>
          <table:table-cell office:value-type="string">
            <text:p>4/21/2008 0:0:5</text:p>
          </table:table-cell>
          <table:table-cell office:value-type="string">
            <text:p>140620.0</text:p>
          </table:table-cell>
          <table:table-cell office:value-type="string">
            <text:p>140.0nul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table:number-columns-repeated="2" office:value-type="string">
            <text:p>4/21/2008 11:57:42</text:p>
          </table:table-cell>
          <table:table-cell office:value-type="string">
            <text:p>4/21/2008 11:58:3</text:p>
          </table:table-cell>
          <table:table-cell office:value-type="string">
            <text:p>20631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2</text:p>
          </table:table-cell>
          <table:table-cell office:value-type="string">
            <text:p>4/21/2008 11:57:43</text:p>
          </table:table-cell>
          <table:table-cell office:value-type="string">
            <text:p>4/21/2008 11:58:9</text:p>
          </table:table-cell>
          <table:table-cell office:value-type="string">
            <text:p>25554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2</text:p>
          </table:table-cell>
          <table:table-cell office:value-type="string">
            <text:p>4/21/2008 11:57:44</text:p>
          </table:table-cell>
          <table:table-cell office:value-type="string">
            <text:p>4/21/2008 11:59:17</text:p>
          </table:table-cell>
          <table:table-cell office:value-type="string">
            <text:p>93225.0</text:p>
          </table:table-cell>
          <table:table-cell office:value-type="string">
            <text:p>93.0nul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table:number-columns-repeated="2" office:value-type="string">
            <text:p>4/21/2008 11:57:42</text:p>
          </table:table-cell>
          <table:table-cell office:value-type="string">
            <text:p>4/21/2008 11:58:1</text:p>
          </table:table-cell>
          <table:table-cell office:value-type="string">
            <text:p>19452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2</text:p>
          </table:table-cell>
          <table:table-cell office:value-type="string">
            <text:p>4/21/2008 11:57:43</text:p>
          </table:table-cell>
          <table:table-cell office:value-type="string">
            <text:p>4/21/2008 11:58:5</text:p>
          </table:table-cell>
          <table:table-cell office:value-type="string">
            <text:p>21887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2</text:p>
          </table:table-cell>
          <table:table-cell office:value-type="string">
            <text:p>4/21/2008 11:57:44</text:p>
          </table:table-cell>
          <table:table-cell office:value-type="string">
            <text:p>4/21/2008 11:58:55</text:p>
          </table:table-cell>
          <table:table-cell office:value-type="string">
            <text:p>70724.0</text:p>
          </table:table-cell>
          <table:table-cell office:value-type="string">
            <text:p>70.0nu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table:number-columns-repeated="2" office:value-type="string">
            <text:p>4/21/2008 11:57:42</text:p>
          </table:table-cell>
          <table:table-cell office:value-type="string">
            <text:p>4/21/2008 11:58:5</text:p>
          </table:table-cell>
          <table:table-cell office:value-type="string">
            <text:p>22646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2</text:p>
          </table:table-cell>
          <table:table-cell office:value-type="string">
            <text:p>4/21/2008 11:57:43</text:p>
          </table:table-cell>
          <table:table-cell office:value-type="string">
            <text:p>4/21/2008 11:58:15</text:p>
          </table:table-cell>
          <table:table-cell office:value-type="string">
            <text:p>31388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3</text:p>
          </table:table-cell>
          <table:table-cell office:value-type="string">
            <text:p>4/21/2008 11:57:45</text:p>
          </table:table-cell>
          <table:table-cell office:value-type="string">
            <text:p>4/21/2008 11:58:6</text:p>
          </table:table-cell>
          <table:table-cell office:value-type="string">
            <text:p>21651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3</text:p>
          </table:table-cell>
          <table:table-cell office:value-type="string">
            <text:p>4/21/2008 11:57:44</text:p>
          </table:table-cell>
          <table:table-cell office:value-type="string">
            <text:p>4/21/2008 11:59:45</text:p>
          </table:table-cell>
          <table:table-cell office:value-type="string">
            <text:p>121303.0</text:p>
          </table:table-cell>
          <table:table-cell office:value-type="string">
            <text:p>121.0nu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3</text:p>
          </table:table-cell>
          <table:table-cell office:value-type="string">
            <text:p>4/21/2008 11:57:46</text:p>
          </table:table-cell>
          <table:table-cell office:value-type="string">
            <text:p>4/21/2008 11:58:40</text:p>
          </table:table-cell>
          <table:table-cell office:value-type="string">
            <text:p>53865.0</text:p>
          </table:table-cell>
          <table:table-cell office:value-type="string">
            <text:p>53.0nu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3</text:p>
          </table:table-cell>
          <table:table-cell office:value-type="string">
            <text:p>4/21/2008 11:57:45</text:p>
          </table:table-cell>
          <table:table-cell office:value-type="string">
            <text:p>4/21/2008 11:59:45</text:p>
          </table:table-cell>
          <table:table-cell office:value-type="string">
            <text:p>120331.0</text:p>
          </table:table-cell>
          <table:table-cell office:value-type="string">
            <text:p>120.0nu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3</text:p>
          </table:table-cell>
          <table:table-cell office:value-type="string">
            <text:p>4/21/2008 11:57:45</text:p>
          </table:table-cell>
          <table:table-cell office:value-type="string">
            <text:p>4/21/2008 11:58:5</text:p>
          </table:table-cell>
          <table:table-cell office:value-type="string">
            <text:p>20214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3</text:p>
          </table:table-cell>
          <table:table-cell office:value-type="string">
            <text:p>4/21/2008 11:57:46</text:p>
          </table:table-cell>
          <table:table-cell office:value-type="string">
            <text:p>4/21/2008 0:0:19</text:p>
          </table:table-cell>
          <table:table-cell office:value-type="string">
            <text:p>152807.0</text:p>
          </table:table-cell>
          <table:table-cell office:value-type="string">
            <text:p>152.0nu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3</text:p>
          </table:table-cell>
          <table:table-cell office:value-type="string">
            <text:p>4/21/2008 11:57:45</text:p>
          </table:table-cell>
          <table:table-cell office:value-type="string">
            <text:p>4/21/2008 11:58:37</text:p>
          </table:table-cell>
          <table:table-cell office:value-type="string">
            <text:p>51846.0</text:p>
          </table:table-cell>
          <table:table-cell office:value-type="string">
            <text:p>51.0nul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3</text:p>
          </table:table-cell>
          <table:table-cell office:value-type="string">
            <text:p>4/21/2008 11:57:45</text:p>
          </table:table-cell>
          <table:table-cell office:value-type="string">
            <text:p>4/21/2008 11:58:7</text:p>
          </table:table-cell>
          <table:table-cell office:value-type="string">
            <text:p>21911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4</text:p>
          </table:table-cell>
          <table:table-cell office:value-type="string">
            <text:p>4/21/2008 11:57:46</text:p>
          </table:table-cell>
          <table:table-cell office:value-type="string">
            <text:p>4/21/2008 11:59:45</text:p>
          </table:table-cell>
          <table:table-cell office:value-type="string">
            <text:p>119590.0</text:p>
          </table:table-cell>
          <table:table-cell office:value-type="string">
            <text:p>119.0nu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4</text:p>
          </table:table-cell>
          <table:table-cell office:value-type="string">
            <text:p>4/21/2008 11:57:46</text:p>
          </table:table-cell>
          <table:table-cell office:value-type="string">
            <text:p>4/21/2008 11:58:37</text:p>
          </table:table-cell>
          <table:table-cell office:value-type="string">
            <text:p>50636.0</text:p>
          </table:table-cell>
          <table:table-cell office:value-type="string">
            <text:p>50.0nul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4</text:p>
          </table:table-cell>
          <table:table-cell office:value-type="string">
            <text:p>4/21/2008 11:57:45</text:p>
          </table:table-cell>
          <table:table-cell office:value-type="string">
            <text:p>4/21/2008 11:58:36</text:p>
          </table:table-cell>
          <table:table-cell office:value-type="string">
            <text:p>50300.0</text:p>
          </table:table-cell>
          <table:table-cell office:value-type="string">
            <text:p>50.0nul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4</text:p>
          </table:table-cell>
          <table:table-cell office:value-type="string">
            <text:p>4/21/2008 11:57:45</text:p>
          </table:table-cell>
          <table:table-cell office:value-type="string">
            <text:p>4/21/2008 11:58:5</text:p>
          </table:table-cell>
          <table:table-cell office:value-type="string">
            <text:p>20111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4</text:p>
          </table:table-cell>
          <table:table-cell office:value-type="string">
            <text:p>4/21/2008 11:57:52</text:p>
          </table:table-cell>
          <table:table-cell office:value-type="string">
            <text:p>4/21/2008 11:59:58</text:p>
          </table:table-cell>
          <table:table-cell office:value-type="string">
            <text:p>126830.0</text:p>
          </table:table-cell>
          <table:table-cell office:value-type="string">
            <text:p>126.0null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4</text:p>
          </table:table-cell>
          <table:table-cell office:value-type="string">
            <text:p>4/21/2008 11:57:45</text:p>
          </table:table-cell>
          <table:table-cell office:value-type="string">
            <text:p>4/21/2008 11:58:6</text:p>
          </table:table-cell>
          <table:table-cell office:value-type="string">
            <text:p>21648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4</text:p>
          </table:table-cell>
          <table:table-cell office:value-type="string">
            <text:p>4/21/2008 11:57:47</text:p>
          </table:table-cell>
          <table:table-cell office:value-type="string">
            <text:p>4/21/2008 11:58:37</text:p>
          </table:table-cell>
          <table:table-cell office:value-type="string">
            <text:p>49893.0</text:p>
          </table:table-cell>
          <table:table-cell office:value-type="string">
            <text:p>49.0nul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4</text:p>
          </table:table-cell>
          <table:table-cell office:value-type="string">
            <text:p>4/21/2008 11:57:45</text:p>
          </table:table-cell>
          <table:table-cell office:value-type="string">
            <text:p>4/21/2008 11:58:6</text:p>
          </table:table-cell>
          <table:table-cell office:value-type="string">
            <text:p>21105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4</text:p>
          </table:table-cell>
          <table:table-cell office:value-type="string">
            <text:p>4/21/2008 11:57:45</text:p>
          </table:table-cell>
          <table:table-cell office:value-type="string">
            <text:p>4/21/2008 11:58:4</text:p>
          </table:table-cell>
          <table:table-cell office:value-type="string">
            <text:p>18733.0</text:p>
          </table:table-cell>
          <table:table-cell office:value-type="string">
            <text:p>18.0null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4</text:p>
          </table:table-cell>
          <table:table-cell office:value-type="string">
            <text:p>4/21/2008 11:57:47</text:p>
          </table:table-cell>
          <table:table-cell office:value-type="string">
            <text:p>4/21/2008 11:58:37</text:p>
          </table:table-cell>
          <table:table-cell office:value-type="string">
            <text:p>50371.0</text:p>
          </table:table-cell>
          <table:table-cell office:value-type="string">
            <text:p>50.0nul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5</text:p>
          </table:table-cell>
          <table:table-cell office:value-type="string">
            <text:p>4/21/2008 11:57:48</text:p>
          </table:table-cell>
          <table:table-cell office:value-type="string">
            <text:p>4/21/2008 11:58:44</text:p>
          </table:table-cell>
          <table:table-cell office:value-type="string">
            <text:p>55713.0</text:p>
          </table:table-cell>
          <table:table-cell office:value-type="string">
            <text:p>55.0nul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4/21/2008 11:57:32</text:p>
          </table:table-cell>
          <table:table-cell office:value-type="string">
            <text:p>4/21/2008 11:57:45</text:p>
          </table:table-cell>
          <table:table-cell office:value-type="string">
            <text:p>4/21/2008 11:57:46</text:p>
          </table:table-cell>
          <table:table-cell office:value-type="string">
            <text:p>4/21/2008 11:58:6</text:p>
          </table:table-cell>
          <table:table-cell office:value-type="string">
            <text:p>20391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4</text:p>
          </table:table-cell>
          <table:table-cell office:value-type="string">
            <text:p>4/21/2008 11:57:55</text:p>
          </table:table-cell>
          <table:table-cell office:value-type="string">
            <text:p>4/21/2008 0:0:48</text:p>
          </table:table-cell>
          <table:table-cell office:value-type="string">
            <text:p>172635.0</text:p>
          </table:table-cell>
          <table:table-cell office:value-type="string">
            <text:p>172.0nul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4</text:p>
          </table:table-cell>
          <table:table-cell office:value-type="string">
            <text:p>4/21/2008 11:57:49</text:p>
          </table:table-cell>
          <table:table-cell office:value-type="string">
            <text:p>4/21/2008 11:58:44</text:p>
          </table:table-cell>
          <table:table-cell office:value-type="string">
            <text:p>54640.0</text:p>
          </table:table-cell>
          <table:table-cell office:value-type="string">
            <text:p>54.0nul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4</text:p>
          </table:table-cell>
          <table:table-cell office:value-type="string">
            <text:p>4/21/2008 11:57:54</text:p>
          </table:table-cell>
          <table:table-cell office:value-type="string">
            <text:p>4/21/2008 0:0:41</text:p>
          </table:table-cell>
          <table:table-cell office:value-type="string">
            <text:p>167648.0</text:p>
          </table:table-cell>
          <table:table-cell office:value-type="string">
            <text:p>167.0nul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4</text:p>
          </table:table-cell>
          <table:table-cell office:value-type="string">
            <text:p>4/21/2008 11:57:52</text:p>
          </table:table-cell>
          <table:table-cell office:value-type="string">
            <text:p>4/21/2008 11:59:45</text:p>
          </table:table-cell>
          <table:table-cell office:value-type="string">
            <text:p>113885.0</text:p>
          </table:table-cell>
          <table:table-cell office:value-type="string">
            <text:p>113.0nu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4</text:p>
          </table:table-cell>
          <table:table-cell office:value-type="string">
            <text:p>4/21/2008 11:57:45</text:p>
          </table:table-cell>
          <table:table-cell office:value-type="string">
            <text:p>4/21/2008 11:58:6</text:p>
          </table:table-cell>
          <table:table-cell office:value-type="string">
            <text:p>21156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5</text:p>
          </table:table-cell>
          <table:table-cell office:value-type="string">
            <text:p>4/21/2008 11:57:55</text:p>
          </table:table-cell>
          <table:table-cell office:value-type="string">
            <text:p>4/21/2008 0:0:41</text:p>
          </table:table-cell>
          <table:table-cell office:value-type="string">
            <text:p>166305.0</text:p>
          </table:table-cell>
          <table:table-cell office:value-type="string">
            <text:p>166.0nul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5</text:p>
          </table:table-cell>
          <table:table-cell office:value-type="string">
            <text:p>4/21/2008 11:57:51</text:p>
          </table:table-cell>
          <table:table-cell office:value-type="string">
            <text:p>4/21/2008 11:58:44</text:p>
          </table:table-cell>
          <table:table-cell office:value-type="string">
            <text:p>52688.0</text:p>
          </table:table-cell>
          <table:table-cell office:value-type="string">
            <text:p>52.0nul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5</text:p>
          </table:table-cell>
          <table:table-cell office:value-type="string">
            <text:p>4/21/2008 11:57:46</text:p>
          </table:table-cell>
          <table:table-cell office:value-type="string">
            <text:p>4/21/2008 11:58:8</text:p>
          </table:table-cell>
          <table:table-cell office:value-type="string">
            <text:p>21981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5</text:p>
          </table:table-cell>
          <table:table-cell office:value-type="string">
            <text:p>4/21/2008 11:57:51</text:p>
          </table:table-cell>
          <table:table-cell office:value-type="string">
            <text:p>4/21/2008 11:58:45</text:p>
          </table:table-cell>
          <table:table-cell office:value-type="string">
            <text:p>54183.0</text:p>
          </table:table-cell>
          <table:table-cell office:value-type="string">
            <text:p>54.0nul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5</text:p>
          </table:table-cell>
          <table:table-cell office:value-type="string">
            <text:p>4/21/2008 11:57:54</text:p>
          </table:table-cell>
          <table:table-cell office:value-type="string">
            <text:p>4/21/2008 11:59:58</text:p>
          </table:table-cell>
          <table:table-cell office:value-type="string">
            <text:p>124896.0</text:p>
          </table:table-cell>
          <table:table-cell office:value-type="string">
            <text:p>124.0null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5</text:p>
          </table:table-cell>
          <table:table-cell office:value-type="string">
            <text:p>4/21/2008 11:57:54</text:p>
          </table:table-cell>
          <table:table-cell office:value-type="string">
            <text:p>4/21/2008 11:59:58</text:p>
          </table:table-cell>
          <table:table-cell office:value-type="string">
            <text:p>124892.0</text:p>
          </table:table-cell>
          <table:table-cell office:value-type="string">
            <text:p>124.0null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5</text:p>
          </table:table-cell>
          <table:table-cell office:value-type="string">
            <text:p>4/21/2008 11:57:47</text:p>
          </table:table-cell>
          <table:table-cell office:value-type="string">
            <text:p>4/21/2008 11:58:12</text:p>
          </table:table-cell>
          <table:table-cell office:value-type="string">
            <text:p>24513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5</text:p>
          </table:table-cell>
          <table:table-cell office:value-type="string">
            <text:p>4/21/2008 11:57:51</text:p>
          </table:table-cell>
          <table:table-cell office:value-type="string">
            <text:p>4/21/2008 11:58:25</text:p>
          </table:table-cell>
          <table:table-cell office:value-type="string">
            <text:p>34080.0</text:p>
          </table:table-cell>
          <table:table-cell office:value-type="string">
            <text:p>34.0null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5</text:p>
          </table:table-cell>
          <table:table-cell office:value-type="string">
            <text:p>4/21/2008 11:57:57</text:p>
          </table:table-cell>
          <table:table-cell office:value-type="string">
            <text:p>4/21/2008 0:0:55</text:p>
          </table:table-cell>
          <table:table-cell office:value-type="string">
            <text:p>178515.0</text:p>
          </table:table-cell>
          <table:table-cell office:value-type="string">
            <text:p>178.0null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5</text:p>
          </table:table-cell>
          <table:table-cell office:value-type="string">
            <text:p>4/21/2008 11:57:47</text:p>
          </table:table-cell>
          <table:table-cell office:value-type="string">
            <text:p>4/21/2008 11:58:7</text:p>
          </table:table-cell>
          <table:table-cell office:value-type="string">
            <text:p>19831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5</text:p>
          </table:table-cell>
          <table:table-cell office:value-type="string">
            <text:p>4/21/2008 11:57:50</text:p>
          </table:table-cell>
          <table:table-cell office:value-type="string">
            <text:p>4/21/2008 11:58:45</text:p>
          </table:table-cell>
          <table:table-cell office:value-type="string">
            <text:p>55488.0</text:p>
          </table:table-cell>
          <table:table-cell office:value-type="string">
            <text:p>55.0nul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5</text:p>
          </table:table-cell>
          <table:table-cell office:value-type="string">
            <text:p>4/21/2008 11:57:55</text:p>
          </table:table-cell>
          <table:table-cell office:value-type="string">
            <text:p>4/21/2008 0:0:5</text:p>
          </table:table-cell>
          <table:table-cell office:value-type="string">
            <text:p>129457.0</text:p>
          </table:table-cell>
          <table:table-cell office:value-type="string">
            <text:p>129.0null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5</text:p>
          </table:table-cell>
          <table:table-cell office:value-type="string">
            <text:p>4/21/2008 11:57:48</text:p>
          </table:table-cell>
          <table:table-cell office:value-type="string">
            <text:p>4/21/2008 11:58:13</text:p>
          </table:table-cell>
          <table:table-cell office:value-type="string">
            <text:p>24421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6</text:p>
          </table:table-cell>
          <table:table-cell office:value-type="string">
            <text:p>4/21/2008 11:57:55</text:p>
          </table:table-cell>
          <table:table-cell office:value-type="string">
            <text:p>4/21/2008 0:0:41</text:p>
          </table:table-cell>
          <table:table-cell office:value-type="string">
            <text:p>166184.0</text:p>
          </table:table-cell>
          <table:table-cell office:value-type="string">
            <text:p>166.0nul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6</text:p>
          </table:table-cell>
          <table:table-cell office:value-type="string">
            <text:p>4/21/2008 11:57:58</text:p>
          </table:table-cell>
          <table:table-cell office:value-type="string">
            <text:p>4/21/2008 11:58:51</text:p>
          </table:table-cell>
          <table:table-cell office:value-type="string">
            <text:p>52885.0</text:p>
          </table:table-cell>
          <table:table-cell office:value-type="string">
            <text:p>52.0null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5</text:p>
          </table:table-cell>
          <table:table-cell office:value-type="string">
            <text:p>4/21/2008 11:57:55</text:p>
          </table:table-cell>
          <table:table-cell office:value-type="string">
            <text:p>4/21/2008 11:58:45</text:p>
          </table:table-cell>
          <table:table-cell office:value-type="string">
            <text:p>49756.0</text:p>
          </table:table-cell>
          <table:table-cell office:value-type="string">
            <text:p>49.0null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6</text:p>
          </table:table-cell>
          <table:table-cell office:value-type="string">
            <text:p>4/21/2008 11:57:47</text:p>
          </table:table-cell>
          <table:table-cell office:value-type="string">
            <text:p>4/21/2008 11:58:13</text:p>
          </table:table-cell>
          <table:table-cell office:value-type="string">
            <text:p>25592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6</text:p>
          </table:table-cell>
          <table:table-cell office:value-type="string">
            <text:p>4/21/2008 11:57:52</text:p>
          </table:table-cell>
          <table:table-cell office:value-type="string">
            <text:p>4/21/2008 11:58:44</text:p>
          </table:table-cell>
          <table:table-cell office:value-type="string">
            <text:p>52698.0</text:p>
          </table:table-cell>
          <table:table-cell office:value-type="string">
            <text:p>52.0null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6</text:p>
          </table:table-cell>
          <table:table-cell office:value-type="string">
            <text:p>4/21/2008 11:57:57</text:p>
          </table:table-cell>
          <table:table-cell office:value-type="string">
            <text:p>4/21/2008 0:0:48</text:p>
          </table:table-cell>
          <table:table-cell office:value-type="string">
            <text:p>171099.0</text:p>
          </table:table-cell>
          <table:table-cell office:value-type="string">
            <text:p>171.0null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6</text:p>
          </table:table-cell>
          <table:table-cell office:value-type="string">
            <text:p>4/21/2008 11:57:48</text:p>
          </table:table-cell>
          <table:table-cell office:value-type="string">
            <text:p>4/21/2008 11:58:13</text:p>
          </table:table-cell>
          <table:table-cell office:value-type="string">
            <text:p>24718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6</text:p>
          </table:table-cell>
          <table:table-cell office:value-type="string">
            <text:p>4/21/2008 11:57:57</text:p>
          </table:table-cell>
          <table:table-cell office:value-type="string">
            <text:p>4/21/2008 0:0:55</text:p>
          </table:table-cell>
          <table:table-cell office:value-type="string">
            <text:p>177816.0</text:p>
          </table:table-cell>
          <table:table-cell office:value-type="string">
            <text:p>177.0nul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6</text:p>
          </table:table-cell>
          <table:table-cell office:value-type="string">
            <text:p>4/21/2008 11:57:57</text:p>
          </table:table-cell>
          <table:table-cell office:value-type="string">
            <text:p>4/21/2008 11:58:46</text:p>
          </table:table-cell>
          <table:table-cell office:value-type="string">
            <text:p>49091.0</text:p>
          </table:table-cell>
          <table:table-cell office:value-type="string">
            <text:p>49.0nul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6</text:p>
          </table:table-cell>
          <table:table-cell office:value-type="string">
            <text:p>4/21/2008 11:57:49</text:p>
          </table:table-cell>
          <table:table-cell office:value-type="string">
            <text:p>4/21/2008 11:58:16</text:p>
          </table:table-cell>
          <table:table-cell office:value-type="string">
            <text:p>26604.0</text:p>
          </table:table-cell>
          <table:table-cell office:value-type="string">
            <text:p>26.0null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7</text:p>
          </table:table-cell>
          <table:table-cell office:value-type="string">
            <text:p>4/21/2008 11:58:8</text:p>
          </table:table-cell>
          <table:table-cell office:value-type="string">
            <text:p>4/21/2008 0:0:55</text:p>
          </table:table-cell>
          <table:table-cell office:value-type="string">
            <text:p>166557.0</text:p>
          </table:table-cell>
          <table:table-cell office:value-type="string">
            <text:p>166.0null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7</text:p>
          </table:table-cell>
          <table:table-cell office:value-type="string">
            <text:p>4/21/2008 11:57:48</text:p>
          </table:table-cell>
          <table:table-cell office:value-type="string">
            <text:p>4/21/2008 11:58:11</text:p>
          </table:table-cell>
          <table:table-cell office:value-type="string">
            <text:p>23045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6</text:p>
          </table:table-cell>
          <table:table-cell office:value-type="string">
            <text:p>4/21/2008 11:57:48</text:p>
          </table:table-cell>
          <table:table-cell office:value-type="string">
            <text:p>4/21/2008 11:58:11</text:p>
          </table:table-cell>
          <table:table-cell office:value-type="string">
            <text:p>23372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6</text:p>
          </table:table-cell>
          <table:table-cell office:value-type="string">
            <text:p>4/21/2008 11:58:8</text:p>
          </table:table-cell>
          <table:table-cell office:value-type="string">
            <text:p>4/21/2008 0:0:59</text:p>
          </table:table-cell>
          <table:table-cell office:value-type="string">
            <text:p>170824.0</text:p>
          </table:table-cell>
          <table:table-cell office:value-type="string">
            <text:p>170.0null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6</text:p>
          </table:table-cell>
          <table:table-cell office:value-type="string">
            <text:p>4/21/2008 11:57:55</text:p>
          </table:table-cell>
          <table:table-cell office:value-type="string">
            <text:p>4/21/2008 11:58:45</text:p>
          </table:table-cell>
          <table:table-cell office:value-type="string">
            <text:p>49735.0</text:p>
          </table:table-cell>
          <table:table-cell office:value-type="string">
            <text:p>49.0nul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7</text:p>
          </table:table-cell>
          <table:table-cell office:value-type="string">
            <text:p>4/21/2008 11:57:57</text:p>
          </table:table-cell>
          <table:table-cell office:value-type="string">
            <text:p>4/21/2008 11:58:46</text:p>
          </table:table-cell>
          <table:table-cell office:value-type="string">
            <text:p>48964.0</text:p>
          </table:table-cell>
          <table:table-cell office:value-type="string">
            <text:p>48.0null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7</text:p>
          </table:table-cell>
          <table:table-cell office:value-type="string">
            <text:p>4/21/2008 11:57:54</text:p>
          </table:table-cell>
          <table:table-cell office:value-type="string">
            <text:p>4/21/2008 11:58:13</text:p>
          </table:table-cell>
          <table:table-cell office:value-type="string">
            <text:p>19363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7</text:p>
          </table:table-cell>
          <table:table-cell office:value-type="string">
            <text:p>4/21/2008 11:57:55</text:p>
          </table:table-cell>
          <table:table-cell office:value-type="string">
            <text:p>4/21/2008 11:58:44</text:p>
          </table:table-cell>
          <table:table-cell office:value-type="string">
            <text:p>49276.0</text:p>
          </table:table-cell>
          <table:table-cell office:value-type="string">
            <text:p>49.0null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7</text:p>
          </table:table-cell>
          <table:table-cell office:value-type="string">
            <text:p>4/21/2008 11:57:59</text:p>
          </table:table-cell>
          <table:table-cell office:value-type="string">
            <text:p>4/21/2008 11:58:51</text:p>
          </table:table-cell>
          <table:table-cell office:value-type="string">
            <text:p>52583.0</text:p>
          </table:table-cell>
          <table:table-cell office:value-type="string">
            <text:p>52.0nul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8</text:p>
          </table:table-cell>
          <table:table-cell office:value-type="string">
            <text:p>4/21/2008 11:57:57</text:p>
          </table:table-cell>
          <table:table-cell office:value-type="string">
            <text:p>4/21/2008 11:58:27</text:p>
          </table:table-cell>
          <table:table-cell office:value-type="string">
            <text:p>30237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8</text:p>
          </table:table-cell>
          <table:table-cell office:value-type="string">
            <text:p>4/21/2008 11:58:1</text:p>
          </table:table-cell>
          <table:table-cell office:value-type="string">
            <text:p>4/21/2008 11:58:51</text:p>
          </table:table-cell>
          <table:table-cell office:value-type="string">
            <text:p>49926.0</text:p>
          </table:table-cell>
          <table:table-cell office:value-type="string">
            <text:p>49.0null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8</text:p>
          </table:table-cell>
          <table:table-cell office:value-type="string">
            <text:p>4/21/2008 11:57:58</text:p>
          </table:table-cell>
          <table:table-cell office:value-type="string">
            <text:p>4/21/2008 11:58:57</text:p>
          </table:table-cell>
          <table:table-cell office:value-type="string">
            <text:p>58068.0</text:p>
          </table:table-cell>
          <table:table-cell office:value-type="string">
            <text:p>58.0null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7</text:p>
          </table:table-cell>
          <table:table-cell office:value-type="string">
            <text:p>4/21/2008 11:58:8</text:p>
          </table:table-cell>
          <table:table-cell office:value-type="string">
            <text:p>4/21/2008 0:0:36</text:p>
          </table:table-cell>
          <table:table-cell office:value-type="string">
            <text:p>148194.0</text:p>
          </table:table-cell>
          <table:table-cell office:value-type="string">
            <text:p>148.0nul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7</text:p>
          </table:table-cell>
          <table:table-cell office:value-type="string">
            <text:p>4/21/2008 11:58:9</text:p>
          </table:table-cell>
          <table:table-cell office:value-type="string">
            <text:p>4/21/2008 0:0:41</text:p>
          </table:table-cell>
          <table:table-cell office:value-type="string">
            <text:p>152247.0</text:p>
          </table:table-cell>
          <table:table-cell office:value-type="string">
            <text:p>152.0null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7</text:p>
          </table:table-cell>
          <table:table-cell office:value-type="string">
            <text:p>4/21/2008 11:58:12</text:p>
          </table:table-cell>
          <table:table-cell office:value-type="string">
            <text:p>4/21/2008 0:0:19</text:p>
          </table:table-cell>
          <table:table-cell office:value-type="string">
            <text:p>126927.0</text:p>
          </table:table-cell>
          <table:table-cell office:value-type="string">
            <text:p>126.0null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7</text:p>
          </table:table-cell>
          <table:table-cell office:value-type="string">
            <text:p>4/21/2008 11:57:59</text:p>
          </table:table-cell>
          <table:table-cell office:value-type="string">
            <text:p>4/21/2008 11:58:51</text:p>
          </table:table-cell>
          <table:table-cell office:value-type="string">
            <text:p>52422.0</text:p>
          </table:table-cell>
          <table:table-cell office:value-type="string">
            <text:p>52.0null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8</text:p>
          </table:table-cell>
          <table:table-cell office:value-type="string">
            <text:p>4/21/2008 11:58:13</text:p>
          </table:table-cell>
          <table:table-cell office:value-type="string">
            <text:p>4/21/2008 0:0:29</text:p>
          </table:table-cell>
          <table:table-cell office:value-type="string">
            <text:p>136324.0</text:p>
          </table:table-cell>
          <table:table-cell office:value-type="string">
            <text:p>136.0null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8</text:p>
          </table:table-cell>
          <table:table-cell office:value-type="string">
            <text:p>4/21/2008 11:58:11</text:p>
          </table:table-cell>
          <table:table-cell office:value-type="string">
            <text:p>4/21/2008 0:1:3</text:p>
          </table:table-cell>
          <table:table-cell office:value-type="string">
            <text:p>171836.0</text:p>
          </table:table-cell>
          <table:table-cell office:value-type="string">
            <text:p>171.0null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8</text:p>
          </table:table-cell>
          <table:table-cell office:value-type="string">
            <text:p>4/21/2008 11:57:55</text:p>
          </table:table-cell>
          <table:table-cell office:value-type="string">
            <text:p>4/21/2008 11:58:16</text:p>
          </table:table-cell>
          <table:table-cell office:value-type="string">
            <text:p>20970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8</text:p>
          </table:table-cell>
          <table:table-cell office:value-type="string">
            <text:p>4/21/2008 11:57:58</text:p>
          </table:table-cell>
          <table:table-cell office:value-type="string">
            <text:p>4/21/2008 11:58:51</text:p>
          </table:table-cell>
          <table:table-cell office:value-type="string">
            <text:p>52815.0</text:p>
          </table:table-cell>
          <table:table-cell office:value-type="string">
            <text:p>52.0null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8</text:p>
          </table:table-cell>
          <table:table-cell office:value-type="string">
            <text:p>4/21/2008 11:57:57</text:p>
          </table:table-cell>
          <table:table-cell office:value-type="string">
            <text:p>4/21/2008 11:58:15</text:p>
          </table:table-cell>
          <table:table-cell office:value-type="string">
            <text:p>17815.0</text:p>
          </table:table-cell>
          <table:table-cell office:value-type="string">
            <text:p>17.0null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8</text:p>
          </table:table-cell>
          <table:table-cell office:value-type="string">
            <text:p>4/21/2008 11:58:12</text:p>
          </table:table-cell>
          <table:table-cell office:value-type="string">
            <text:p>4/21/2008 0:0:55</text:p>
          </table:table-cell>
          <table:table-cell office:value-type="string">
            <text:p>163008.0</text:p>
          </table:table-cell>
          <table:table-cell office:value-type="string">
            <text:p>163.0null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7</text:p>
          </table:table-cell>
          <table:table-cell office:value-type="string">
            <text:p>4/21/2008 11:57:51</text:p>
          </table:table-cell>
          <table:table-cell office:value-type="string">
            <text:p>4/21/2008 11:58:12</text:p>
          </table:table-cell>
          <table:table-cell office:value-type="string">
            <text:p>20724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7</text:p>
          </table:table-cell>
          <table:table-cell office:value-type="string">
            <text:p>4/21/2008 11:57:49</text:p>
          </table:table-cell>
          <table:table-cell office:value-type="string">
            <text:p>4/21/2008 11:58:15</text:p>
          </table:table-cell>
          <table:table-cell office:value-type="string">
            <text:p>25235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8</text:p>
          </table:table-cell>
          <table:table-cell office:value-type="string">
            <text:p>4/21/2008 11:57:54</text:p>
          </table:table-cell>
          <table:table-cell office:value-type="string">
            <text:p>4/21/2008 11:58:16</text:p>
          </table:table-cell>
          <table:table-cell office:value-type="string">
            <text:p>22651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8</text:p>
          </table:table-cell>
          <table:table-cell office:value-type="string">
            <text:p>4/21/2008 11:58:11</text:p>
          </table:table-cell>
          <table:table-cell office:value-type="string">
            <text:p>4/21/2008 0:0:41</text:p>
          </table:table-cell>
          <table:table-cell office:value-type="string">
            <text:p>149967.0</text:p>
          </table:table-cell>
          <table:table-cell office:value-type="string">
            <text:p>149.0nu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8</text:p>
          </table:table-cell>
          <table:table-cell office:value-type="string">
            <text:p>4/21/2008 11:57:54</text:p>
          </table:table-cell>
          <table:table-cell office:value-type="string">
            <text:p>4/21/2008 11:58:15</text:p>
          </table:table-cell>
          <table:table-cell office:value-type="string">
            <text:p>21459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8</text:p>
          </table:table-cell>
          <table:table-cell office:value-type="string">
            <text:p>4/21/2008 11:58:11</text:p>
          </table:table-cell>
          <table:table-cell office:value-type="string">
            <text:p>4/21/2008 0:0:36</text:p>
          </table:table-cell>
          <table:table-cell office:value-type="string">
            <text:p>145701.0</text:p>
          </table:table-cell>
          <table:table-cell office:value-type="string">
            <text:p>145.0null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9</text:p>
          </table:table-cell>
          <table:table-cell office:value-type="string">
            <text:p>4/21/2008 11:57:57</text:p>
          </table:table-cell>
          <table:table-cell office:value-type="string">
            <text:p>4/21/2008 11:58:17</text:p>
          </table:table-cell>
          <table:table-cell office:value-type="string">
            <text:p>19960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9</text:p>
          </table:table-cell>
          <table:table-cell office:value-type="string">
            <text:p>4/21/2008 11:57:58</text:p>
          </table:table-cell>
          <table:table-cell office:value-type="string">
            <text:p>4/21/2008 11:58:44</text:p>
          </table:table-cell>
          <table:table-cell office:value-type="string">
            <text:p>45537.0</text:p>
          </table:table-cell>
          <table:table-cell office:value-type="string">
            <text:p>45.0null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9</text:p>
          </table:table-cell>
          <table:table-cell office:value-type="string">
            <text:p>4/21/2008 11:58:9</text:p>
          </table:table-cell>
          <table:table-cell office:value-type="string">
            <text:p>4/21/2008 0:0:55</text:p>
          </table:table-cell>
          <table:table-cell office:value-type="string">
            <text:p>165482.0</text:p>
          </table:table-cell>
          <table:table-cell office:value-type="string">
            <text:p>165.0null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7:49</text:p>
          </table:table-cell>
          <table:table-cell office:value-type="string">
            <text:p>4/21/2008 11:57:57</text:p>
          </table:table-cell>
          <table:table-cell office:value-type="string">
            <text:p>4/21/2008 11:58:16</text:p>
          </table:table-cell>
          <table:table-cell office:value-type="string">
            <text:p>19320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9</text:p>
          </table:table-cell>
          <table:table-cell office:value-type="string">
            <text:p>4/21/2008 11:58:10</text:p>
          </table:table-cell>
          <table:table-cell office:value-type="string">
            <text:p>4/21/2008 11:58:21</text:p>
          </table:table-cell>
          <table:table-cell office:value-type="string">
            <text:p>10396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9</text:p>
          </table:table-cell>
          <table:table-cell office:value-type="string">
            <text:p>4/21/2008 11:58:16</text:p>
          </table:table-cell>
          <table:table-cell office:value-type="string">
            <text:p>4/21/2008 0:0:55</text:p>
          </table:table-cell>
          <table:table-cell office:value-type="string">
            <text:p>159015.0</text:p>
          </table:table-cell>
          <table:table-cell office:value-type="string">
            <text:p>159.0null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9</text:p>
          </table:table-cell>
          <table:table-cell office:value-type="string">
            <text:p>4/21/2008 11:58:10</text:p>
          </table:table-cell>
          <table:table-cell office:value-type="string">
            <text:p>4/21/2008 11:58:20</text:p>
          </table:table-cell>
          <table:table-cell office:value-type="string">
            <text:p>9571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9</text:p>
          </table:table-cell>
          <table:table-cell office:value-type="string">
            <text:p>4/21/2008 11:58:10</text:p>
          </table:table-cell>
          <table:table-cell office:value-type="string">
            <text:p>4/21/2008 11:59:3</text:p>
          </table:table-cell>
          <table:table-cell office:value-type="string">
            <text:p>52932.0</text:p>
          </table:table-cell>
          <table:table-cell office:value-type="string">
            <text:p>52.0null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9</text:p>
          </table:table-cell>
          <table:table-cell office:value-type="string">
            <text:p>4/21/2008 11:58:13</text:p>
          </table:table-cell>
          <table:table-cell office:value-type="string">
            <text:p>4/21/2008 0:0:41</text:p>
          </table:table-cell>
          <table:table-cell office:value-type="string">
            <text:p>148171.0</text:p>
          </table:table-cell>
          <table:table-cell office:value-type="string">
            <text:p>148.0null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9</text:p>
          </table:table-cell>
          <table:table-cell office:value-type="string">
            <text:p>4/21/2008 11:58:10</text:p>
          </table:table-cell>
          <table:table-cell office:value-type="string">
            <text:p>4/21/2008 11:58:18</text:p>
          </table:table-cell>
          <table:table-cell office:value-type="string">
            <text:p>7525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9</text:p>
          </table:table-cell>
          <table:table-cell office:value-type="string">
            <text:p>4/21/2008 11:58:10</text:p>
          </table:table-cell>
          <table:table-cell office:value-type="string">
            <text:p>4/21/2008 11:58:21</text:p>
          </table:table-cell>
          <table:table-cell office:value-type="string">
            <text:p>10329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9</text:p>
          </table:table-cell>
          <table:table-cell office:value-type="string">
            <text:p>4/21/2008 11:58:16</text:p>
          </table:table-cell>
          <table:table-cell office:value-type="string">
            <text:p>4/21/2008 0:0:55</text:p>
          </table:table-cell>
          <table:table-cell office:value-type="string">
            <text:p>158955.0</text:p>
          </table:table-cell>
          <table:table-cell office:value-type="string">
            <text:p>158.0null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9</text:p>
          </table:table-cell>
          <table:table-cell office:value-type="string">
            <text:p>4/21/2008 11:58:10</text:p>
          </table:table-cell>
          <table:table-cell office:value-type="string">
            <text:p>4/21/2008 11:58:21</text:p>
          </table:table-cell>
          <table:table-cell office:value-type="string">
            <text:p>11350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9</text:p>
          </table:table-cell>
          <table:table-cell office:value-type="string">
            <text:p>4/21/2008 11:58:11</text:p>
          </table:table-cell>
          <table:table-cell office:value-type="string">
            <text:p>4/21/2008 11:58:21</text:p>
          </table:table-cell>
          <table:table-cell office:value-type="string">
            <text:p>10088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13</text:p>
          </table:table-cell>
          <table:table-cell office:value-type="string">
            <text:p>4/21/2008 11:58:21</text:p>
          </table:table-cell>
          <table:table-cell office:value-type="string">
            <text:p>4/21/2008 0:1:16</text:p>
          </table:table-cell>
          <table:table-cell office:value-type="string">
            <text:p>175164.0</text:p>
          </table:table-cell>
          <table:table-cell office:value-type="string">
            <text:p>175.0null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13</text:p>
          </table:table-cell>
          <table:table-cell office:value-type="string">
            <text:p>4/21/2008 11:58:14</text:p>
          </table:table-cell>
          <table:table-cell office:value-type="string">
            <text:p>4/21/2008 11:58:22</text:p>
          </table:table-cell>
          <table:table-cell office:value-type="string">
            <text:p>7924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13</text:p>
          </table:table-cell>
          <table:table-cell office:value-type="string">
            <text:p>4/21/2008 11:58:15</text:p>
          </table:table-cell>
          <table:table-cell office:value-type="string">
            <text:p>4/21/2008 11:58:44</text:p>
          </table:table-cell>
          <table:table-cell office:value-type="string">
            <text:p>29361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13</text:p>
          </table:table-cell>
          <table:table-cell office:value-type="string">
            <text:p>4/21/2008 11:58:18</text:p>
          </table:table-cell>
          <table:table-cell office:value-type="string">
            <text:p>4/21/2008 0:1:9</text:p>
          </table:table-cell>
          <table:table-cell office:value-type="string">
            <text:p>170462.0</text:p>
          </table:table-cell>
          <table:table-cell office:value-type="string">
            <text:p>170.0null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table:number-columns-repeated="2" office:value-type="string">
            <text:p>4/21/2008 11:58:14</text:p>
          </table:table-cell>
          <table:table-cell office:value-type="string">
            <text:p>4/21/2008 11:58:23</text:p>
          </table:table-cell>
          <table:table-cell office:value-type="string">
            <text:p>9011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14</text:p>
          </table:table-cell>
          <table:table-cell office:value-type="string">
            <text:p>4/21/2008 11:58:15</text:p>
          </table:table-cell>
          <table:table-cell office:value-type="string">
            <text:p>4/21/2008 11:59:2</text:p>
          </table:table-cell>
          <table:table-cell office:value-type="string">
            <text:p>46753.0</text:p>
          </table:table-cell>
          <table:table-cell office:value-type="string">
            <text:p>46.0null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14</text:p>
          </table:table-cell>
          <table:table-cell office:value-type="string">
            <text:p>4/21/2008 11:58:22</text:p>
          </table:table-cell>
          <table:table-cell office:value-type="string">
            <text:p>4/21/2008 0:0:36</text:p>
          </table:table-cell>
          <table:table-cell office:value-type="string">
            <text:p>133953.0</text:p>
          </table:table-cell>
          <table:table-cell office:value-type="string">
            <text:p>133.0null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table:number-columns-repeated="2" office:value-type="string">
            <text:p>4/21/2008 11:58:14</text:p>
          </table:table-cell>
          <table:table-cell office:value-type="string">
            <text:p>4/21/2008 11:58:25</text:p>
          </table:table-cell>
          <table:table-cell office:value-type="string">
            <text:p>11117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14</text:p>
          </table:table-cell>
          <table:table-cell office:value-type="string">
            <text:p>4/21/2008 11:58:15</text:p>
          </table:table-cell>
          <table:table-cell office:value-type="string">
            <text:p>4/21/2008 11:59:2</text:p>
          </table:table-cell>
          <table:table-cell office:value-type="string">
            <text:p>46469.0</text:p>
          </table:table-cell>
          <table:table-cell office:value-type="string">
            <text:p>46.0null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14</text:p>
          </table:table-cell>
          <table:table-cell office:value-type="string">
            <text:p>4/21/2008 11:58:21</text:p>
          </table:table-cell>
          <table:table-cell office:value-type="string">
            <text:p>4/21/2008 0:0:48</text:p>
          </table:table-cell>
          <table:table-cell office:value-type="string">
            <text:p>146874.0</text:p>
          </table:table-cell>
          <table:table-cell office:value-type="string">
            <text:p>146.0null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18</text:p>
          </table:table-cell>
          <table:table-cell office:value-type="string">
            <text:p>4/21/2008 11:58:19</text:p>
          </table:table-cell>
          <table:table-cell office:value-type="string">
            <text:p>4/21/2008 11:58:29</text:p>
          </table:table-cell>
          <table:table-cell office:value-type="string">
            <text:p>10593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18</text:p>
          </table:table-cell>
          <table:table-cell office:value-type="string">
            <text:p>4/21/2008 11:58:26</text:p>
          </table:table-cell>
          <table:table-cell office:value-type="string">
            <text:p>4/21/2008 11:59:19</text:p>
          </table:table-cell>
          <table:table-cell office:value-type="string">
            <text:p>53477.0</text:p>
          </table:table-cell>
          <table:table-cell office:value-type="string">
            <text:p>53.0null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18</text:p>
          </table:table-cell>
          <table:table-cell office:value-type="string">
            <text:p>4/21/2008 11:58:22</text:p>
          </table:table-cell>
          <table:table-cell office:value-type="string">
            <text:p>4/21/2008 0:1:14</text:p>
          </table:table-cell>
          <table:table-cell office:value-type="string">
            <text:p>171482.0</text:p>
          </table:table-cell>
          <table:table-cell office:value-type="string">
            <text:p>171.0null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table:number-columns-repeated="2" office:value-type="string">
            <text:p>4/21/2008 11:58:18</text:p>
          </table:table-cell>
          <table:table-cell office:value-type="string">
            <text:p>4/21/2008 11:58:25</text:p>
          </table:table-cell>
          <table:table-cell office:value-type="string">
            <text:p>7082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18</text:p>
          </table:table-cell>
          <table:table-cell office:value-type="string">
            <text:p>4/21/2008 11:58:26</text:p>
          </table:table-cell>
          <table:table-cell office:value-type="string">
            <text:p>4/21/2008 11:58:59</text:p>
          </table:table-cell>
          <table:table-cell office:value-type="string">
            <text:p>33064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18</text:p>
          </table:table-cell>
          <table:table-cell office:value-type="string">
            <text:p>4/21/2008 11:58:22</text:p>
          </table:table-cell>
          <table:table-cell office:value-type="string">
            <text:p>4/21/2008 0:0:36</text:p>
          </table:table-cell>
          <table:table-cell office:value-type="string">
            <text:p>133969.0</text:p>
          </table:table-cell>
          <table:table-cell office:value-type="string">
            <text:p>133.0null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table:number-columns-repeated="2" office:value-type="string">
            <text:p>4/21/2008 11:58:18</text:p>
          </table:table-cell>
          <table:table-cell office:value-type="string">
            <text:p>4/21/2008 11:58:28</text:p>
          </table:table-cell>
          <table:table-cell office:value-type="string">
            <text:p>10083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18</text:p>
          </table:table-cell>
          <table:table-cell office:value-type="string">
            <text:p>4/21/2008 11:58:26</text:p>
          </table:table-cell>
          <table:table-cell office:value-type="string">
            <text:p>4/21/2008 11:59:6</text:p>
          </table:table-cell>
          <table:table-cell office:value-type="string">
            <text:p>40556.0</text:p>
          </table:table-cell>
          <table:table-cell office:value-type="string">
            <text:p>40.0null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18</text:p>
          </table:table-cell>
          <table:table-cell office:value-type="string">
            <text:p>4/21/2008 11:58:22</text:p>
          </table:table-cell>
          <table:table-cell office:value-type="string">
            <text:p>4/21/2008 0:1:16</text:p>
          </table:table-cell>
          <table:table-cell office:value-type="string">
            <text:p>173698.0</text:p>
          </table:table-cell>
          <table:table-cell office:value-type="string">
            <text:p>173.0null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table:number-columns-repeated="2" office:value-type="string">
            <text:p>4/21/2008 11:58:18</text:p>
          </table:table-cell>
          <table:table-cell office:value-type="string">
            <text:p>4/21/2008 11:58:28</text:p>
          </table:table-cell>
          <table:table-cell office:value-type="string">
            <text:p>10444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22</text:p>
          </table:table-cell>
          <table:table-cell office:value-type="string">
            <text:p>4/21/2008 11:58:30</text:p>
          </table:table-cell>
          <table:table-cell office:value-type="string">
            <text:p>4/21/2008 11:58:57</text:p>
          </table:table-cell>
          <table:table-cell office:value-type="string">
            <text:p>27225.0</text:p>
          </table:table-cell>
          <table:table-cell office:value-type="string">
            <text:p>27.0null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22</text:p>
          </table:table-cell>
          <table:table-cell office:value-type="string">
            <text:p>4/21/2008 11:58:24</text:p>
          </table:table-cell>
          <table:table-cell office:value-type="string">
            <text:p>4/21/2008 0:1:16</text:p>
          </table:table-cell>
          <table:table-cell office:value-type="string">
            <text:p>171619.0</text:p>
          </table:table-cell>
          <table:table-cell office:value-type="string">
            <text:p>171.0null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table:number-columns-repeated="2" office:value-type="string">
            <text:p>4/21/2008 11:58:22</text:p>
          </table:table-cell>
          <table:table-cell office:value-type="string">
            <text:p>4/21/2008 11:58:37</text:p>
          </table:table-cell>
          <table:table-cell office:value-type="string">
            <text:p>14419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22</text:p>
          </table:table-cell>
          <table:table-cell office:value-type="string">
            <text:p>4/21/2008 11:58:26</text:p>
          </table:table-cell>
          <table:table-cell office:value-type="string">
            <text:p>4/21/2008 11:58:59</text:p>
          </table:table-cell>
          <table:table-cell office:value-type="string">
            <text:p>32421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22</text:p>
          </table:table-cell>
          <table:table-cell office:value-type="string">
            <text:p>4/21/2008 11:58:33</text:p>
          </table:table-cell>
          <table:table-cell office:value-type="string">
            <text:p>4/21/2008 0:1:16</text:p>
          </table:table-cell>
          <table:table-cell office:value-type="string">
            <text:p>163402.0</text:p>
          </table:table-cell>
          <table:table-cell office:value-type="string">
            <text:p>163.0null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22</text:p>
          </table:table-cell>
          <table:table-cell office:value-type="string">
            <text:p>4/21/2008 11:58:23</text:p>
          </table:table-cell>
          <table:table-cell office:value-type="string">
            <text:p>4/21/2008 11:58:35</text:p>
          </table:table-cell>
          <table:table-cell office:value-type="string">
            <text:p>12655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22</text:p>
          </table:table-cell>
          <table:table-cell office:value-type="string">
            <text:p>4/21/2008 11:58:26</text:p>
          </table:table-cell>
          <table:table-cell office:value-type="string">
            <text:p>4/21/2008 11:59:10</text:p>
          </table:table-cell>
          <table:table-cell office:value-type="string">
            <text:p>43924.0</text:p>
          </table:table-cell>
          <table:table-cell office:value-type="string">
            <text:p>43.0null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22</text:p>
          </table:table-cell>
          <table:table-cell office:value-type="string">
            <text:p>4/21/2008 11:58:23</text:p>
          </table:table-cell>
          <table:table-cell office:value-type="string">
            <text:p>4/21/2008 11:58:36</text:p>
          </table:table-cell>
          <table:table-cell office:value-type="string">
            <text:p>13162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22</text:p>
          </table:table-cell>
          <table:table-cell office:value-type="string">
            <text:p>4/21/2008 11:58:25</text:p>
          </table:table-cell>
          <table:table-cell office:value-type="string">
            <text:p>4/21/2008 0:1:14</text:p>
          </table:table-cell>
          <table:table-cell office:value-type="string">
            <text:p>169138.0</text:p>
          </table:table-cell>
          <table:table-cell office:value-type="string">
            <text:p>169.0null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22</text:p>
          </table:table-cell>
          <table:table-cell office:value-type="string">
            <text:p>4/21/2008 11:58:26</text:p>
          </table:table-cell>
          <table:table-cell office:value-type="string">
            <text:p>4/21/2008 11:59:13</text:p>
          </table:table-cell>
          <table:table-cell office:value-type="string">
            <text:p>46180.0</text:p>
          </table:table-cell>
          <table:table-cell office:value-type="string">
            <text:p>46.0null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23</text:p>
          </table:table-cell>
          <table:table-cell office:value-type="string">
            <text:p>4/21/2008 11:58:34</text:p>
          </table:table-cell>
          <table:table-cell office:value-type="string">
            <text:p>4/21/2008 0:1:30</text:p>
          </table:table-cell>
          <table:table-cell office:value-type="string">
            <text:p>175824.0</text:p>
          </table:table-cell>
          <table:table-cell office:value-type="string">
            <text:p>175.0null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23</text:p>
          </table:table-cell>
          <table:table-cell office:value-type="string">
            <text:p>4/21/2008 11:58:24</text:p>
          </table:table-cell>
          <table:table-cell office:value-type="string">
            <text:p>4/21/2008 11:58:35</text:p>
          </table:table-cell>
          <table:table-cell office:value-type="string">
            <text:p>11417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23</text:p>
          </table:table-cell>
          <table:table-cell office:value-type="string">
            <text:p>4/21/2008 11:58:26</text:p>
          </table:table-cell>
          <table:table-cell office:value-type="string">
            <text:p>4/21/2008 11:58:59</text:p>
          </table:table-cell>
          <table:table-cell office:value-type="string">
            <text:p>32182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23</text:p>
          </table:table-cell>
          <table:table-cell office:value-type="string">
            <text:p>4/21/2008 11:58:44</text:p>
          </table:table-cell>
          <table:table-cell office:value-type="string">
            <text:p>4/21/2008 0:1:20</text:p>
          </table:table-cell>
          <table:table-cell office:value-type="string">
            <text:p>156020.0</text:p>
          </table:table-cell>
          <table:table-cell office:value-type="string">
            <text:p>156.0null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table:number-columns-repeated="2" office:value-type="string">
            <text:p>4/21/2008 11:58:23</text:p>
          </table:table-cell>
          <table:table-cell office:value-type="string">
            <text:p>4/21/2008 11:58:37</text:p>
          </table:table-cell>
          <table:table-cell office:value-type="string">
            <text:p>14132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23</text:p>
          </table:table-cell>
          <table:table-cell office:value-type="string">
            <text:p>4/21/2008 11:58:26</text:p>
          </table:table-cell>
          <table:table-cell office:value-type="string">
            <text:p>4/21/2008 11:59:19</text:p>
          </table:table-cell>
          <table:table-cell office:value-type="string">
            <text:p>52289.0</text:p>
          </table:table-cell>
          <table:table-cell office:value-type="string">
            <text:p>52.0null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23</text:p>
          </table:table-cell>
          <table:table-cell office:value-type="string">
            <text:p>4/21/2008 11:58:45</text:p>
          </table:table-cell>
          <table:table-cell office:value-type="string">
            <text:p>4/21/2008 0:1:18</text:p>
          </table:table-cell>
          <table:table-cell office:value-type="string">
            <text:p>152925.0</text:p>
          </table:table-cell>
          <table:table-cell office:value-type="string">
            <text:p>152.0null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table:number-columns-repeated="2" office:value-type="string">
            <text:p>4/21/2008 11:58:23</text:p>
          </table:table-cell>
          <table:table-cell office:value-type="string">
            <text:p>4/21/2008 11:58:36</text:p>
          </table:table-cell>
          <table:table-cell office:value-type="string">
            <text:p>13295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23</text:p>
          </table:table-cell>
          <table:table-cell office:value-type="string">
            <text:p>4/21/2008 11:58:27</text:p>
          </table:table-cell>
          <table:table-cell office:value-type="string">
            <text:p>4/21/2008 11:59:19</text:p>
          </table:table-cell>
          <table:table-cell office:value-type="string">
            <text:p>52173.0</text:p>
          </table:table-cell>
          <table:table-cell office:value-type="string">
            <text:p>52.0null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4/21/2008 11:57:33</text:p>
          </table:table-cell>
          <table:table-cell office:value-type="string">
            <text:p>4/21/2008 11:58:23</text:p>
          </table:table-cell>
          <table:table-cell office:value-type="string">
            <text:p>4/21/2008 11:58:44</text:p>
          </table:table-cell>
          <table:table-cell office:value-type="string">
            <text:p>4/21/2008 0:1:20</text:p>
          </table:table-cell>
          <table:table-cell office:value-type="string">
            <text:p>156010.0</text:p>
          </table:table-cell>
          <table:table-cell office:value-type="string">
            <text:p>156.0null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26</text:p>
          </table:table-cell>
          <table:table-cell office:value-type="string">
            <text:p>4/21/2008 11:58:27</text:p>
          </table:table-cell>
          <table:table-cell office:value-type="string">
            <text:p>4/21/2008 11:58:37</text:p>
          </table:table-cell>
          <table:table-cell office:value-type="string">
            <text:p>10193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26</text:p>
          </table:table-cell>
          <table:table-cell office:value-type="string">
            <text:p>4/21/2008 11:58:30</text:p>
          </table:table-cell>
          <table:table-cell office:value-type="string">
            <text:p>4/21/2008 11:59:19</text:p>
          </table:table-cell>
          <table:table-cell office:value-type="string">
            <text:p>48612.0</text:p>
          </table:table-cell>
          <table:table-cell office:value-type="string">
            <text:p>48.0null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26</text:p>
          </table:table-cell>
          <table:table-cell office:value-type="string">
            <text:p>4/21/2008 11:58:55</text:p>
          </table:table-cell>
          <table:table-cell office:value-type="string">
            <text:p>4/21/2008 0:1:33</text:p>
          </table:table-cell>
          <table:table-cell office:value-type="string">
            <text:p>158618.0</text:p>
          </table:table-cell>
          <table:table-cell office:value-type="string">
            <text:p>158.0null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26</text:p>
          </table:table-cell>
          <table:table-cell office:value-type="string">
            <text:p>4/21/2008 11:58:27</text:p>
          </table:table-cell>
          <table:table-cell office:value-type="string">
            <text:p>4/21/2008 11:58:38</text:p>
          </table:table-cell>
          <table:table-cell office:value-type="string">
            <text:p>11143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26</text:p>
          </table:table-cell>
          <table:table-cell office:value-type="string">
            <text:p>4/21/2008 11:58:35</text:p>
          </table:table-cell>
          <table:table-cell office:value-type="string">
            <text:p>4/21/2008 11:59:19</text:p>
          </table:table-cell>
          <table:table-cell office:value-type="string">
            <text:p>44140.0</text:p>
          </table:table-cell>
          <table:table-cell office:value-type="string">
            <text:p>44.0null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26</text:p>
          </table:table-cell>
          <table:table-cell office:value-type="string">
            <text:p>4/21/2008 11:59:4</text:p>
          </table:table-cell>
          <table:table-cell office:value-type="string">
            <text:p>4/21/2008 0:1:37</text:p>
          </table:table-cell>
          <table:table-cell office:value-type="string">
            <text:p>153305.0</text:p>
          </table:table-cell>
          <table:table-cell office:value-type="string">
            <text:p>153.0null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table:number-columns-repeated="2" office:value-type="string">
            <text:p>4/21/2008 11:58:26</text:p>
          </table:table-cell>
          <table:table-cell office:value-type="string">
            <text:p>4/21/2008 11:58:38</text:p>
          </table:table-cell>
          <table:table-cell office:value-type="string">
            <text:p>11662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26</text:p>
          </table:table-cell>
          <table:table-cell office:value-type="string">
            <text:p>4/21/2008 11:59:2</text:p>
          </table:table-cell>
          <table:table-cell office:value-type="string">
            <text:p>4/21/2008 0:1:32</text:p>
          </table:table-cell>
          <table:table-cell office:value-type="string">
            <text:p>150341.0</text:p>
          </table:table-cell>
          <table:table-cell office:value-type="string">
            <text:p>150.0null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26</text:p>
          </table:table-cell>
          <table:table-cell office:value-type="string">
            <text:p>4/21/2008 11:58:37</text:p>
          </table:table-cell>
          <table:table-cell office:value-type="string">
            <text:p>4/21/2008 11:59:4</text:p>
          </table:table-cell>
          <table:table-cell office:value-type="string">
            <text:p>27375.0</text:p>
          </table:table-cell>
          <table:table-cell office:value-type="string">
            <text:p>27.0null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26</text:p>
          </table:table-cell>
          <table:table-cell office:value-type="string">
            <text:p>4/21/2008 11:58:27</text:p>
          </table:table-cell>
          <table:table-cell office:value-type="string">
            <text:p>4/21/2008 11:58:39</text:p>
          </table:table-cell>
          <table:table-cell office:value-type="string">
            <text:p>12297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29</text:p>
          </table:table-cell>
          <table:table-cell office:value-type="string">
            <text:p>4/21/2008 11:58:30</text:p>
          </table:table-cell>
          <table:table-cell office:value-type="string">
            <text:p>4/21/2008 11:58:59</text:p>
          </table:table-cell>
          <table:table-cell office:value-type="string">
            <text:p>28538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29</text:p>
          </table:table-cell>
          <table:table-cell office:value-type="string">
            <text:p>4/21/2008 11:59:2</text:p>
          </table:table-cell>
          <table:table-cell office:value-type="string">
            <text:p>4/21/2008 0:1:32</text:p>
          </table:table-cell>
          <table:table-cell office:value-type="string">
            <text:p>150245.0</text:p>
          </table:table-cell>
          <table:table-cell office:value-type="string">
            <text:p>150.0null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table:number-columns-repeated="2" office:value-type="string">
            <text:p>4/21/2008 11:58:29</text:p>
          </table:table-cell>
          <table:table-cell office:value-type="string">
            <text:p>4/21/2008 11:58:40</text:p>
          </table:table-cell>
          <table:table-cell office:value-type="string">
            <text:p>10224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29</text:p>
          </table:table-cell>
          <table:table-cell office:value-type="string">
            <text:p>4/21/2008 11:58:44</text:p>
          </table:table-cell>
          <table:table-cell office:value-type="string">
            <text:p>4/21/2008 11:59:14</text:p>
          </table:table-cell>
          <table:table-cell office:value-type="string">
            <text:p>30090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29</text:p>
          </table:table-cell>
          <table:table-cell office:value-type="string">
            <text:p>4/21/2008 11:59:2</text:p>
          </table:table-cell>
          <table:table-cell office:value-type="string">
            <text:p>4/21/2008 0:1:37</text:p>
          </table:table-cell>
          <table:table-cell office:value-type="string">
            <text:p>155275.0</text:p>
          </table:table-cell>
          <table:table-cell office:value-type="string">
            <text:p>155.0null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table:number-columns-repeated="2" office:value-type="string">
            <text:p>4/21/2008 11:58:29</text:p>
          </table:table-cell>
          <table:table-cell office:value-type="string">
            <text:p>4/21/2008 11:58:41</text:p>
          </table:table-cell>
          <table:table-cell office:value-type="string">
            <text:p>11171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29</text:p>
          </table:table-cell>
          <table:table-cell office:value-type="string">
            <text:p>4/21/2008 11:58:43</text:p>
          </table:table-cell>
          <table:table-cell office:value-type="string">
            <text:p>4/21/2008 11:59:17</text:p>
          </table:table-cell>
          <table:table-cell office:value-type="string">
            <text:p>33979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29</text:p>
          </table:table-cell>
          <table:table-cell office:value-type="string">
            <text:p>4/21/2008 11:59:2</text:p>
          </table:table-cell>
          <table:table-cell office:value-type="string">
            <text:p>4/21/2008 0:1:25</text:p>
          </table:table-cell>
          <table:table-cell office:value-type="string">
            <text:p>142937.0</text:p>
          </table:table-cell>
          <table:table-cell office:value-type="string">
            <text:p>142.0null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table:number-columns-repeated="2" office:value-type="string">
            <text:p>4/21/2008 11:58:29</text:p>
          </table:table-cell>
          <table:table-cell office:value-type="string">
            <text:p>4/21/2008 11:58:41</text:p>
          </table:table-cell>
          <table:table-cell office:value-type="string">
            <text:p>11304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29</text:p>
          </table:table-cell>
          <table:table-cell office:value-type="string">
            <text:p>4/21/2008 11:58:39</text:p>
          </table:table-cell>
          <table:table-cell office:value-type="string">
            <text:p>4/21/2008 11:59:14</text:p>
          </table:table-cell>
          <table:table-cell office:value-type="string">
            <text:p>35480.0</text:p>
          </table:table-cell>
          <table:table-cell office:value-type="string">
            <text:p>35.0null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1</text:p>
          </table:table-cell>
          <table:table-cell office:value-type="string">
            <text:p>4/21/2008 11:59:4</text:p>
          </table:table-cell>
          <table:table-cell office:value-type="string">
            <text:p>4/21/2008 0:1:30</text:p>
          </table:table-cell>
          <table:table-cell office:value-type="string">
            <text:p>145962.0</text:p>
          </table:table-cell>
          <table:table-cell office:value-type="string">
            <text:p>145.0null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table:number-columns-repeated="2" office:value-type="string">
            <text:p>4/21/2008 11:58:31</text:p>
          </table:table-cell>
          <table:table-cell office:value-type="string">
            <text:p>4/21/2008 11:58:42</text:p>
          </table:table-cell>
          <table:table-cell office:value-type="string">
            <text:p>10552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1</text:p>
          </table:table-cell>
          <table:table-cell office:value-type="string">
            <text:p>4/21/2008 11:58:44</text:p>
          </table:table-cell>
          <table:table-cell office:value-type="string">
            <text:p>4/21/2008 11:59:18</text:p>
          </table:table-cell>
          <table:table-cell office:value-type="string">
            <text:p>33567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table:number-columns-repeated="2" office:value-type="string">
            <text:p>4/21/2008 11:58:31</text:p>
          </table:table-cell>
          <table:table-cell office:value-type="string">
            <text:p>4/21/2008 11:58:42</text:p>
          </table:table-cell>
          <table:table-cell office:value-type="string">
            <text:p>10619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1</text:p>
          </table:table-cell>
          <table:table-cell office:value-type="string">
            <text:p>4/21/2008 11:59:2</text:p>
          </table:table-cell>
          <table:table-cell office:value-type="string">
            <text:p>4/21/2008 0:1:37</text:p>
          </table:table-cell>
          <table:table-cell office:value-type="string">
            <text:p>155064.0</text:p>
          </table:table-cell>
          <table:table-cell office:value-type="string">
            <text:p>155.0null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1</text:p>
          </table:table-cell>
          <table:table-cell office:value-type="string">
            <text:p>4/21/2008 11:58:44</text:p>
          </table:table-cell>
          <table:table-cell office:value-type="string">
            <text:p>4/21/2008 11:59:7</text:p>
          </table:table-cell>
          <table:table-cell office:value-type="string">
            <text:p>23104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1</text:p>
          </table:table-cell>
          <table:table-cell office:value-type="string">
            <text:p>4/21/2008 11:59:2</text:p>
          </table:table-cell>
          <table:table-cell office:value-type="string">
            <text:p>4/21/2008 0:1:34</text:p>
          </table:table-cell>
          <table:table-cell office:value-type="string">
            <text:p>152282.0</text:p>
          </table:table-cell>
          <table:table-cell office:value-type="string">
            <text:p>152.0null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1</text:p>
          </table:table-cell>
          <table:table-cell office:value-type="string">
            <text:p>4/21/2008 11:58:33</text:p>
          </table:table-cell>
          <table:table-cell office:value-type="string">
            <text:p>4/21/2008 11:58:43</text:p>
          </table:table-cell>
          <table:table-cell office:value-type="string">
            <text:p>10578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1</text:p>
          </table:table-cell>
          <table:table-cell office:value-type="string">
            <text:p>4/21/2008 11:58:44</text:p>
          </table:table-cell>
          <table:table-cell office:value-type="string">
            <text:p>4/21/2008 11:59:7</text:p>
          </table:table-cell>
          <table:table-cell office:value-type="string">
            <text:p>23091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1</text:p>
          </table:table-cell>
          <table:table-cell office:value-type="string">
            <text:p>4/21/2008 11:59:2</text:p>
          </table:table-cell>
          <table:table-cell office:value-type="string">
            <text:p>4/21/2008 0:1:34</text:p>
          </table:table-cell>
          <table:table-cell office:value-type="string">
            <text:p>152226.0</text:p>
          </table:table-cell>
          <table:table-cell office:value-type="string">
            <text:p>152.0null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4</text:p>
          </table:table-cell>
          <table:table-cell office:value-type="string">
            <text:p>4/21/2008 11:58:36</text:p>
          </table:table-cell>
          <table:table-cell office:value-type="string">
            <text:p>4/21/2008 11:58:43</text:p>
          </table:table-cell>
          <table:table-cell office:value-type="string">
            <text:p>6842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4</text:p>
          </table:table-cell>
          <table:table-cell office:value-type="string">
            <text:p>4/21/2008 11:58:44</text:p>
          </table:table-cell>
          <table:table-cell office:value-type="string">
            <text:p>4/21/2008 11:59:18</text:p>
          </table:table-cell>
          <table:table-cell office:value-type="string">
            <text:p>33962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5</text:p>
          </table:table-cell>
          <table:table-cell office:value-type="string">
            <text:p>4/21/2008 11:59:4</text:p>
          </table:table-cell>
          <table:table-cell office:value-type="string">
            <text:p>4/21/2008 0:1:37</text:p>
          </table:table-cell>
          <table:table-cell office:value-type="string">
            <text:p>153091.0</text:p>
          </table:table-cell>
          <table:table-cell office:value-type="string">
            <text:p>153.0null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5</text:p>
          </table:table-cell>
          <table:table-cell office:value-type="string">
            <text:p>4/21/2008 11:58:36</text:p>
          </table:table-cell>
          <table:table-cell office:value-type="string">
            <text:p>4/21/2008 11:58:44</text:p>
          </table:table-cell>
          <table:table-cell office:value-type="string">
            <text:p>7879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5</text:p>
          </table:table-cell>
          <table:table-cell office:value-type="string">
            <text:p>4/21/2008 11:58:44</text:p>
          </table:table-cell>
          <table:table-cell office:value-type="string">
            <text:p>4/21/2008 11:59:20</text:p>
          </table:table-cell>
          <table:table-cell office:value-type="string">
            <text:p>36335.0</text:p>
          </table:table-cell>
          <table:table-cell office:value-type="string">
            <text:p>36.0null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5</text:p>
          </table:table-cell>
          <table:table-cell office:value-type="string">
            <text:p>4/21/2008 11:59:4</text:p>
          </table:table-cell>
          <table:table-cell office:value-type="string">
            <text:p>4/21/2008 0:1:35</text:p>
          </table:table-cell>
          <table:table-cell office:value-type="string">
            <text:p>151097.0</text:p>
          </table:table-cell>
          <table:table-cell office:value-type="string">
            <text:p>151.0null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5</text:p>
          </table:table-cell>
          <table:table-cell office:value-type="string">
            <text:p>4/21/2008 11:58:36</text:p>
          </table:table-cell>
          <table:table-cell office:value-type="string">
            <text:p>4/21/2008 11:58:46</text:p>
          </table:table-cell>
          <table:table-cell office:value-type="string">
            <text:p>9809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5</text:p>
          </table:table-cell>
          <table:table-cell office:value-type="string">
            <text:p>4/21/2008 11:58:44</text:p>
          </table:table-cell>
          <table:table-cell office:value-type="string">
            <text:p>4/21/2008 11:59:18</text:p>
          </table:table-cell>
          <table:table-cell office:value-type="string">
            <text:p>33943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5</text:p>
          </table:table-cell>
          <table:table-cell office:value-type="string">
            <text:p>4/21/2008 11:59:4</text:p>
          </table:table-cell>
          <table:table-cell office:value-type="string">
            <text:p>4/21/2008 0:1:31</text:p>
          </table:table-cell>
          <table:table-cell office:value-type="string">
            <text:p>146973.0</text:p>
          </table:table-cell>
          <table:table-cell office:value-type="string">
            <text:p>146.0null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35</text:p>
          </table:table-cell>
          <table:table-cell office:value-type="string">
            <text:p>4/21/2008 11:58:36</text:p>
          </table:table-cell>
          <table:table-cell office:value-type="string">
            <text:p>4/21/2008 11:58:43</text:p>
          </table:table-cell>
          <table:table-cell office:value-type="string">
            <text:p>7512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43</text:p>
          </table:table-cell>
          <table:table-cell office:value-type="string">
            <text:p>4/21/2008 11:59:4</text:p>
          </table:table-cell>
          <table:table-cell office:value-type="string">
            <text:p>4/21/2008 0:1:37</text:p>
          </table:table-cell>
          <table:table-cell office:value-type="string">
            <text:p>153043.0</text:p>
          </table:table-cell>
          <table:table-cell office:value-type="string">
            <text:p>153.0null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43</text:p>
          </table:table-cell>
          <table:table-cell office:value-type="string">
            <text:p>4/21/2008 11:58:44</text:p>
          </table:table-cell>
          <table:table-cell office:value-type="string">
            <text:p>4/21/2008 11:58:49</text:p>
          </table:table-cell>
          <table:table-cell office:value-type="string">
            <text:p>557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43</text:p>
          </table:table-cell>
          <table:table-cell office:value-type="string">
            <text:p>4/21/2008 11:58:51</text:p>
          </table:table-cell>
          <table:table-cell office:value-type="string">
            <text:p>4/21/2008 11:59:13</text:p>
          </table:table-cell>
          <table:table-cell office:value-type="string">
            <text:p>22198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43</text:p>
          </table:table-cell>
          <table:table-cell office:value-type="string">
            <text:p>4/21/2008 11:58:58</text:p>
          </table:table-cell>
          <table:table-cell office:value-type="string">
            <text:p>4/21/2008 11:59:18</text:p>
          </table:table-cell>
          <table:table-cell office:value-type="string">
            <text:p>19484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43</text:p>
          </table:table-cell>
          <table:table-cell office:value-type="string">
            <text:p>4/21/2008 11:59:5</text:p>
          </table:table-cell>
          <table:table-cell office:value-type="string">
            <text:p>4/21/2008 0:1:38</text:p>
          </table:table-cell>
          <table:table-cell office:value-type="string">
            <text:p>153374.0</text:p>
          </table:table-cell>
          <table:table-cell office:value-type="string">
            <text:p>153.0null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43</text:p>
          </table:table-cell>
          <table:table-cell office:value-type="string">
            <text:p>4/21/2008 11:58:44</text:p>
          </table:table-cell>
          <table:table-cell office:value-type="string">
            <text:p>4/21/2008 11:58:49</text:p>
          </table:table-cell>
          <table:table-cell office:value-type="string">
            <text:p>5458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43</text:p>
          </table:table-cell>
          <table:table-cell office:value-type="string">
            <text:p>4/21/2008 11:58:45</text:p>
          </table:table-cell>
          <table:table-cell office:value-type="string">
            <text:p>4/21/2008 11:59:18</text:p>
          </table:table-cell>
          <table:table-cell office:value-type="string">
            <text:p>32447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44</text:p>
          </table:table-cell>
          <table:table-cell office:value-type="string">
            <text:p>4/21/2008 11:59:17</text:p>
          </table:table-cell>
          <table:table-cell office:value-type="string">
            <text:p>4/21/2008 0:1:38</text:p>
          </table:table-cell>
          <table:table-cell office:value-type="string">
            <text:p>141167.0</text:p>
          </table:table-cell>
          <table:table-cell office:value-type="string">
            <text:p>141.0null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44</text:p>
          </table:table-cell>
          <table:table-cell office:value-type="string">
            <text:p>4/21/2008 11:58:45</text:p>
          </table:table-cell>
          <table:table-cell office:value-type="string">
            <text:p>4/21/2008 11:58:49</text:p>
          </table:table-cell>
          <table:table-cell office:value-type="string">
            <text:p>4090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4/21/2008 11:57:34</text:p>
          </table:table-cell>
          <table:table-cell office:value-type="string">
            <text:p>4/21/2008 11:58:44</text:p>
          </table:table-cell>
          <table:table-cell office:value-type="string">
            <text:p>4/21/2008 11:58:45</text:p>
          </table:table-cell>
          <table:table-cell office:value-type="string">
            <text:p>4/21/2008 11:59:14</text:p>
          </table:table-cell>
          <table:table-cell office:value-type="string">
            <text:p>28313.0</text:p>
          </table:table-cell>
          <table:table-cell office:value-type="string">
            <text:p>28.0null</text:p>
          </table:table-cell>
        </table:table-row>
      </table:table>
      <table:table table:name="Fatorial 25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ERROR-RETRY-TIMES</text:p>
          </table:table-cell>
          <table:table-cell office:value-type="string">
            <text:p>CREATED-TIME</text:p>
          </table:table-cell>
          <table:table-cell office:value-type="string">
            <text:p>SUBMITED-TIME</text:p>
          </table:table-cell>
          <table:table-cell office:value-type="string">
            <text:p>STARTED_TIME</text:p>
          </table:table-cell>
          <table:table-cell office:value-type="string">
            <text:p>FINISHED_TIME</text:p>
          </table:table-cell>
          <table:table-cell office:value-type="string">
            <text:p>EXECUTION-TIME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4/21/2008 11:44:12</text:p>
          </table:table-cell>
          <table:table-cell office:value-type="string">
            <text:p>4/21/2008 11:44:20</text:p>
          </table:table-cell>
          <table:table-cell office:value-type="string">
            <text:p>4/21/2008 11:44:21</text:p>
          </table:table-cell>
          <table:table-cell office:value-type="string">
            <text:p>4/21/2008 11:44:56</text:p>
          </table:table-cell>
          <table:table-cell office:value-type="string">
            <text:p>34810.0</text:p>
          </table:table-cell>
          <table:table-cell office:value-type="string">
            <text:p>34.0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/21/2008 11:44:12</text:p>
          </table:table-cell>
          <table:table-cell office:value-type="string">
            <text:p>4/21/2008 11:44:20</text:p>
          </table:table-cell>
          <table:table-cell office:value-type="string">
            <text:p>4/21/2008 11:44:21</text:p>
          </table:table-cell>
          <table:table-cell office:value-type="string">
            <text:p>4/21/2008 11:44:56</text:p>
          </table:table-cell>
          <table:table-cell office:value-type="string">
            <text:p>34904.0</text:p>
          </table:table-cell>
          <table:table-cell office:value-type="string">
            <text:p>34.0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4/21/2008 11:44:12</text:p>
          </table:table-cell>
          <table:table-cell office:value-type="string">
            <text:p>4/21/2008 11:44:20</text:p>
          </table:table-cell>
          <table:table-cell office:value-type="string">
            <text:p>4/21/2008 11:44:23</text:p>
          </table:table-cell>
          <table:table-cell office:value-type="string">
            <text:p>4/21/2008 11:47:0</text:p>
          </table:table-cell>
          <table:table-cell office:value-type="string">
            <text:p>156803.0</text:p>
          </table:table-cell>
          <table:table-cell office:value-type="string">
            <text:p>156.0nu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4/21/2008 11:44:12</text:p>
          </table:table-cell>
          <table:table-cell office:value-type="string">
            <text:p>4/21/2008 11:44:20</text:p>
          </table:table-cell>
          <table:table-cell office:value-type="string">
            <text:p>4/21/2008 11:44:23</text:p>
          </table:table-cell>
          <table:table-cell office:value-type="string">
            <text:p>4/21/2008 11:45:24</text:p>
          </table:table-cell>
          <table:table-cell office:value-type="string">
            <text:p>61054.0</text:p>
          </table:table-cell>
          <table:table-cell office:value-type="string">
            <text:p>61.0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4/21/2008 11:44:12</text:p>
          </table:table-cell>
          <table:table-cell office:value-type="string">
            <text:p>4/21/2008 11:44:20</text:p>
          </table:table-cell>
          <table:table-cell office:value-type="string">
            <text:p>4/21/2008 11:44:21</text:p>
          </table:table-cell>
          <table:table-cell office:value-type="string">
            <text:p>4/21/2008 11:44:55</text:p>
          </table:table-cell>
          <table:table-cell office:value-type="string">
            <text:p>34281.0</text:p>
          </table:table-cell>
          <table:table-cell office:value-type="string">
            <text:p>34.0nu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4/21/2008 11:44:12</text:p>
          </table:table-cell>
          <table:table-cell office:value-type="string">
            <text:p>4/21/2008 11:44:20</text:p>
          </table:table-cell>
          <table:table-cell office:value-type="string">
            <text:p>4/21/2008 11:44:23</text:p>
          </table:table-cell>
          <table:table-cell office:value-type="string">
            <text:p>4/21/2008 11:46:49</text:p>
          </table:table-cell>
          <table:table-cell office:value-type="string">
            <text:p>145234.0</text:p>
          </table:table-cell>
          <table:table-cell office:value-type="string">
            <text:p>145.0nu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4/21/2008 11:44:12</text:p>
          </table:table-cell>
          <table:table-cell office:value-type="string">
            <text:p>4/21/2008 11:44:20</text:p>
          </table:table-cell>
          <table:table-cell office:value-type="string">
            <text:p>4/21/2008 11:44:23</text:p>
          </table:table-cell>
          <table:table-cell office:value-type="string">
            <text:p>4/21/2008 11:44:56</text:p>
          </table:table-cell>
          <table:table-cell office:value-type="string">
            <text:p>33559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4/21/2008 11:44:12</text:p>
          </table:table-cell>
          <table:table-cell table:number-columns-repeated="2" office:value-type="string">
            <text:p>4/21/2008 11:44:21</text:p>
          </table:table-cell>
          <table:table-cell office:value-type="string">
            <text:p>4/21/2008 11:44:56</text:p>
          </table:table-cell>
          <table:table-cell office:value-type="string">
            <text:p>34994.0</text:p>
          </table:table-cell>
          <table:table-cell office:value-type="string">
            <text:p>34.0nu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4/21/2008 11:44:12</text:p>
          </table:table-cell>
          <table:table-cell office:value-type="string">
            <text:p>4/21/2008 11:44:21</text:p>
          </table:table-cell>
          <table:table-cell office:value-type="string">
            <text:p>4/21/2008 11:44:23</text:p>
          </table:table-cell>
          <table:table-cell office:value-type="string">
            <text:p>4/21/2008 11:44:57</text:p>
          </table:table-cell>
          <table:table-cell office:value-type="string">
            <text:p>33947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4/21/2008 11:44:12</text:p>
          </table:table-cell>
          <table:table-cell office:value-type="string">
            <text:p>4/21/2008 11:44:21</text:p>
          </table:table-cell>
          <table:table-cell office:value-type="string">
            <text:p>4/21/2008 11:44:23</text:p>
          </table:table-cell>
          <table:table-cell office:value-type="string">
            <text:p>4/21/2008 11:45:40</text:p>
          </table:table-cell>
          <table:table-cell office:value-type="string">
            <text:p>77284.0</text:p>
          </table:table-cell>
          <table:table-cell office:value-type="string">
            <text:p>77.0nu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2</text:p>
          </table:table-cell>
          <table:table-cell office:value-type="string">
            <text:p>4/21/2008 11:44:23</text:p>
          </table:table-cell>
          <table:table-cell office:value-type="string">
            <text:p>4/21/2008 11:44:52</text:p>
          </table:table-cell>
          <table:table-cell office:value-type="string">
            <text:p>28477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2</text:p>
          </table:table-cell>
          <table:table-cell office:value-type="string">
            <text:p>4/21/2008 11:44:24</text:p>
          </table:table-cell>
          <table:table-cell office:value-type="string">
            <text:p>4/21/2008 11:47:26</text:p>
          </table:table-cell>
          <table:table-cell office:value-type="string">
            <text:p>182179.0</text:p>
          </table:table-cell>
          <table:table-cell office:value-type="string">
            <text:p>182.0nul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2</text:p>
          </table:table-cell>
          <table:table-cell office:value-type="string">
            <text:p>4/21/2008 11:44:54</text:p>
          </table:table-cell>
          <table:table-cell office:value-type="string">
            <text:p>32223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2</text:p>
          </table:table-cell>
          <table:table-cell office:value-type="string">
            <text:p>4/21/2008 11:44:23</text:p>
          </table:table-cell>
          <table:table-cell office:value-type="string">
            <text:p>4/21/2008 11:44:53</text:p>
          </table:table-cell>
          <table:table-cell office:value-type="string">
            <text:p>30101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2</text:p>
          </table:table-cell>
          <table:table-cell office:value-type="string">
            <text:p>4/21/2008 11:44:24</text:p>
          </table:table-cell>
          <table:table-cell office:value-type="string">
            <text:p>4/21/2008 11:47:4</text:p>
          </table:table-cell>
          <table:table-cell office:value-type="string">
            <text:p>160485.0</text:p>
          </table:table-cell>
          <table:table-cell office:value-type="string">
            <text:p>160.0nul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2</text:p>
          </table:table-cell>
          <table:table-cell office:value-type="string">
            <text:p>4/21/2008 11:44:56</text:p>
          </table:table-cell>
          <table:table-cell office:value-type="string">
            <text:p>33719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2</text:p>
          </table:table-cell>
          <table:table-cell office:value-type="string">
            <text:p>4/21/2008 11:44:23</text:p>
          </table:table-cell>
          <table:table-cell office:value-type="string">
            <text:p>4/21/2008 11:44:52</text:p>
          </table:table-cell>
          <table:table-cell office:value-type="string">
            <text:p>28873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2</text:p>
          </table:table-cell>
          <table:table-cell office:value-type="string">
            <text:p>4/21/2008 11:44:24</text:p>
          </table:table-cell>
          <table:table-cell office:value-type="string">
            <text:p>4/21/2008 11:47:0</text:p>
          </table:table-cell>
          <table:table-cell office:value-type="string">
            <text:p>155904.0</text:p>
          </table:table-cell>
          <table:table-cell office:value-type="string">
            <text:p>155.0nu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2</text:p>
          </table:table-cell>
          <table:table-cell office:value-type="string">
            <text:p>4/21/2008 11:44:56</text:p>
          </table:table-cell>
          <table:table-cell office:value-type="string">
            <text:p>33777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2</text:p>
          </table:table-cell>
          <table:table-cell office:value-type="string">
            <text:p>4/21/2008 11:44:23</text:p>
          </table:table-cell>
          <table:table-cell office:value-type="string">
            <text:p>4/21/2008 11:44:53</text:p>
          </table:table-cell>
          <table:table-cell office:value-type="string">
            <text:p>30498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2</text:p>
          </table:table-cell>
          <table:table-cell office:value-type="string">
            <text:p>4/21/2008 11:44:24</text:p>
          </table:table-cell>
          <table:table-cell office:value-type="string">
            <text:p>4/21/2008 11:47:0</text:p>
          </table:table-cell>
          <table:table-cell office:value-type="string">
            <text:p>155563.0</text:p>
          </table:table-cell>
          <table:table-cell office:value-type="string">
            <text:p>155.0nul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2</text:p>
          </table:table-cell>
          <table:table-cell office:value-type="string">
            <text:p>4/21/2008 11:44:23</text:p>
          </table:table-cell>
          <table:table-cell office:value-type="string">
            <text:p>4/21/2008 11:44:55</text:p>
          </table:table-cell>
          <table:table-cell office:value-type="string">
            <text:p>31780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3</text:p>
          </table:table-cell>
          <table:table-cell office:value-type="string">
            <text:p>4/21/2008 11:44:50</text:p>
          </table:table-cell>
          <table:table-cell office:value-type="string">
            <text:p>26039.0</text:p>
          </table:table-cell>
          <table:table-cell office:value-type="string">
            <text:p>26.0nu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4</text:p>
          </table:table-cell>
          <table:table-cell office:value-type="string">
            <text:p>4/21/2008 11:46:46</text:p>
          </table:table-cell>
          <table:table-cell office:value-type="string">
            <text:p>141683.0</text:p>
          </table:table-cell>
          <table:table-cell office:value-type="string">
            <text:p>141.0nu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4</text:p>
          </table:table-cell>
          <table:table-cell office:value-type="string">
            <text:p>4/21/2008 11:44:55</text:p>
          </table:table-cell>
          <table:table-cell office:value-type="string">
            <text:p>31676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4</text:p>
          </table:table-cell>
          <table:table-cell office:value-type="string">
            <text:p>4/21/2008 11:44:56</text:p>
          </table:table-cell>
          <table:table-cell office:value-type="string">
            <text:p>32154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3</text:p>
          </table:table-cell>
          <table:table-cell office:value-type="string">
            <text:p>4/21/2008 11:44:53</text:p>
          </table:table-cell>
          <table:table-cell office:value-type="string">
            <text:p>29959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4</text:p>
          </table:table-cell>
          <table:table-cell office:value-type="string">
            <text:p>4/21/2008 11:47:4</text:p>
          </table:table-cell>
          <table:table-cell office:value-type="string">
            <text:p>160019.0</text:p>
          </table:table-cell>
          <table:table-cell office:value-type="string">
            <text:p>160.0nul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3</text:p>
          </table:table-cell>
          <table:table-cell office:value-type="string">
            <text:p>4/21/2008 11:44:56</text:p>
          </table:table-cell>
          <table:table-cell office:value-type="string">
            <text:p>32195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3</text:p>
          </table:table-cell>
          <table:table-cell office:value-type="string">
            <text:p>4/21/2008 11:44:56</text:p>
          </table:table-cell>
          <table:table-cell office:value-type="string">
            <text:p>32704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3</text:p>
          </table:table-cell>
          <table:table-cell office:value-type="string">
            <text:p>4/21/2008 11:44:52</text:p>
          </table:table-cell>
          <table:table-cell office:value-type="string">
            <text:p>28136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4</text:p>
          </table:table-cell>
          <table:table-cell office:value-type="string">
            <text:p>4/21/2008 11:47:26</text:p>
          </table:table-cell>
          <table:table-cell office:value-type="string">
            <text:p>181198.0</text:p>
          </table:table-cell>
          <table:table-cell office:value-type="string">
            <text:p>181.0nul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4</text:p>
          </table:table-cell>
          <table:table-cell office:value-type="string">
            <text:p>4/21/2008 11:44:57</text:p>
          </table:table-cell>
          <table:table-cell office:value-type="string">
            <text:p>33042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4</text:p>
          </table:table-cell>
          <table:table-cell office:value-type="string">
            <text:p>4/21/2008 11:44:43</text:p>
          </table:table-cell>
          <table:table-cell office:value-type="string">
            <text:p>19519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4</text:p>
          </table:table-cell>
          <table:table-cell office:value-type="string">
            <text:p>4/21/2008 11:47:24</text:p>
          </table:table-cell>
          <table:table-cell office:value-type="string">
            <text:p>180102.0</text:p>
          </table:table-cell>
          <table:table-cell office:value-type="string">
            <text:p>180.0nul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4</text:p>
          </table:table-cell>
          <table:table-cell office:value-type="string">
            <text:p>4/21/2008 11:44:53</text:p>
          </table:table-cell>
          <table:table-cell office:value-type="string">
            <text:p>29365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4</text:p>
          </table:table-cell>
          <table:table-cell office:value-type="string">
            <text:p>4/21/2008 11:47:26</text:p>
          </table:table-cell>
          <table:table-cell office:value-type="string">
            <text:p>181069.0</text:p>
          </table:table-cell>
          <table:table-cell office:value-type="string">
            <text:p>181.0null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4</text:p>
          </table:table-cell>
          <table:table-cell office:value-type="string">
            <text:p>4/21/2008 11:44:54</text:p>
          </table:table-cell>
          <table:table-cell office:value-type="string">
            <text:p>30333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5</text:p>
          </table:table-cell>
          <table:table-cell office:value-type="string">
            <text:p>4/21/2008 11:47:26</text:p>
          </table:table-cell>
          <table:table-cell office:value-type="string">
            <text:p>181035.0</text:p>
          </table:table-cell>
          <table:table-cell office:value-type="string">
            <text:p>181.0nul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3</text:p>
          </table:table-cell>
          <table:table-cell office:value-type="string">
            <text:p>4/21/2008 11:44:56</text:p>
          </table:table-cell>
          <table:table-cell office:value-type="string">
            <text:p>32519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4</text:p>
          </table:table-cell>
          <table:table-cell office:value-type="string">
            <text:p>4/21/2008 11:46:59</text:p>
          </table:table-cell>
          <table:table-cell office:value-type="string">
            <text:p>154156.0</text:p>
          </table:table-cell>
          <table:table-cell office:value-type="string">
            <text:p>154.0nul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3</text:p>
          </table:table-cell>
          <table:table-cell office:value-type="string">
            <text:p>4/21/2008 11:44:56</text:p>
          </table:table-cell>
          <table:table-cell office:value-type="string">
            <text:p>32446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4</text:p>
          </table:table-cell>
          <table:table-cell office:value-type="string">
            <text:p>4/21/2008 11:44:57</text:p>
          </table:table-cell>
          <table:table-cell office:value-type="string">
            <text:p>32810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4</text:p>
          </table:table-cell>
          <table:table-cell office:value-type="string">
            <text:p>4/21/2008 11:47:26</text:p>
          </table:table-cell>
          <table:table-cell office:value-type="string">
            <text:p>181255.0</text:p>
          </table:table-cell>
          <table:table-cell office:value-type="string">
            <text:p>181.0nu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3</text:p>
          </table:table-cell>
          <table:table-cell office:value-type="string">
            <text:p>4/21/2008 11:44:55</text:p>
          </table:table-cell>
          <table:table-cell office:value-type="string">
            <text:p>31812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4</text:p>
          </table:table-cell>
          <table:table-cell office:value-type="string">
            <text:p>4/21/2008 11:45:1</text:p>
          </table:table-cell>
          <table:table-cell office:value-type="string">
            <text:p>36786.0</text:p>
          </table:table-cell>
          <table:table-cell office:value-type="string">
            <text:p>36.0nul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3</text:p>
          </table:table-cell>
          <table:table-cell office:value-type="string">
            <text:p>4/21/2008 11:44:56</text:p>
          </table:table-cell>
          <table:table-cell office:value-type="string">
            <text:p>32381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5</text:p>
          </table:table-cell>
          <table:table-cell office:value-type="string">
            <text:p>4/21/2008 11:47:0</text:p>
          </table:table-cell>
          <table:table-cell office:value-type="string">
            <text:p>154667.0</text:p>
          </table:table-cell>
          <table:table-cell office:value-type="string">
            <text:p>154.0nul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4</text:p>
          </table:table-cell>
          <table:table-cell office:value-type="string">
            <text:p>4/21/2008 11:44:56</text:p>
          </table:table-cell>
          <table:table-cell office:value-type="string">
            <text:p>31993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3</text:p>
          </table:table-cell>
          <table:table-cell office:value-type="string">
            <text:p>4/21/2008 11:44:24</text:p>
          </table:table-cell>
          <table:table-cell office:value-type="string">
            <text:p>4/21/2008 11:45:8</text:p>
          </table:table-cell>
          <table:table-cell office:value-type="string">
            <text:p>43949.0</text:p>
          </table:table-cell>
          <table:table-cell office:value-type="string">
            <text:p>43.0null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4</text:p>
          </table:table-cell>
          <table:table-cell office:value-type="string">
            <text:p>4/21/2008 11:45:7</text:p>
          </table:table-cell>
          <table:table-cell office:value-type="string">
            <text:p>42993.0</text:p>
          </table:table-cell>
          <table:table-cell office:value-type="string">
            <text:p>42.0null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4</text:p>
          </table:table-cell>
          <table:table-cell office:value-type="string">
            <text:p>4/21/2008 11:44:25</text:p>
          </table:table-cell>
          <table:table-cell office:value-type="string">
            <text:p>4/21/2008 11:46:49</text:p>
          </table:table-cell>
          <table:table-cell office:value-type="string">
            <text:p>143558.0</text:p>
          </table:table-cell>
          <table:table-cell office:value-type="string">
            <text:p>143.0null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4</text:p>
          </table:table-cell>
          <table:table-cell office:value-type="string">
            <text:p>4/21/2008 11:44:43</text:p>
          </table:table-cell>
          <table:table-cell office:value-type="string">
            <text:p>19090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4</text:p>
          </table:table-cell>
          <table:table-cell office:value-type="string">
            <text:p>4/21/2008 11:44:25</text:p>
          </table:table-cell>
          <table:table-cell office:value-type="string">
            <text:p>4/21/2008 11:46:49</text:p>
          </table:table-cell>
          <table:table-cell office:value-type="string">
            <text:p>144171.0</text:p>
          </table:table-cell>
          <table:table-cell office:value-type="string">
            <text:p>144.0null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4</text:p>
          </table:table-cell>
          <table:table-cell office:value-type="string">
            <text:p>4/21/2008 11:44:25</text:p>
          </table:table-cell>
          <table:table-cell office:value-type="string">
            <text:p>4/21/2008 11:44:45</text:p>
          </table:table-cell>
          <table:table-cell office:value-type="string">
            <text:p>20236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4</text:p>
          </table:table-cell>
          <table:table-cell office:value-type="string">
            <text:p>4/21/2008 11:44:25</text:p>
          </table:table-cell>
          <table:table-cell office:value-type="string">
            <text:p>4/21/2008 11:45:2</text:p>
          </table:table-cell>
          <table:table-cell office:value-type="string">
            <text:p>37100.0</text:p>
          </table:table-cell>
          <table:table-cell office:value-type="string">
            <text:p>37.0nul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4</text:p>
          </table:table-cell>
          <table:table-cell office:value-type="string">
            <text:p>4/21/2008 11:44:26</text:p>
          </table:table-cell>
          <table:table-cell office:value-type="string">
            <text:p>4/21/2008 11:45:53</text:p>
          </table:table-cell>
          <table:table-cell office:value-type="string">
            <text:p>87544.0</text:p>
          </table:table-cell>
          <table:table-cell office:value-type="string">
            <text:p>87.0null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4</text:p>
          </table:table-cell>
          <table:table-cell office:value-type="string">
            <text:p>4/21/2008 11:44:25</text:p>
          </table:table-cell>
          <table:table-cell office:value-type="string">
            <text:p>4/21/2008 11:44:54</text:p>
          </table:table-cell>
          <table:table-cell office:value-type="string">
            <text:p>29449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4</text:p>
          </table:table-cell>
          <table:table-cell office:value-type="string">
            <text:p>4/21/2008 11:44:26</text:p>
          </table:table-cell>
          <table:table-cell office:value-type="string">
            <text:p>4/21/2008 11:45:9</text:p>
          </table:table-cell>
          <table:table-cell office:value-type="string">
            <text:p>43361.0</text:p>
          </table:table-cell>
          <table:table-cell office:value-type="string">
            <text:p>43.0nul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4</text:p>
          </table:table-cell>
          <table:table-cell office:value-type="string">
            <text:p>4/21/2008 11:44:26</text:p>
          </table:table-cell>
          <table:table-cell office:value-type="string">
            <text:p>4/21/2008 11:46:49</text:p>
          </table:table-cell>
          <table:table-cell office:value-type="string">
            <text:p>142617.0</text:p>
          </table:table-cell>
          <table:table-cell office:value-type="string">
            <text:p>142.0null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5</text:p>
          </table:table-cell>
          <table:table-cell office:value-type="string">
            <text:p>4/21/2008 11:44:46</text:p>
          </table:table-cell>
          <table:table-cell office:value-type="string">
            <text:p>21715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5</text:p>
          </table:table-cell>
          <table:table-cell office:value-type="string">
            <text:p>4/21/2008 11:44:35</text:p>
          </table:table-cell>
          <table:table-cell office:value-type="string">
            <text:p>4/21/2008 11:45:30</text:p>
          </table:table-cell>
          <table:table-cell office:value-type="string">
            <text:p>55347.0</text:p>
          </table:table-cell>
          <table:table-cell office:value-type="string">
            <text:p>55.0null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5</text:p>
          </table:table-cell>
          <table:table-cell office:value-type="string">
            <text:p>4/21/2008 11:44:26</text:p>
          </table:table-cell>
          <table:table-cell office:value-type="string">
            <text:p>4/21/2008 11:46:49</text:p>
          </table:table-cell>
          <table:table-cell office:value-type="string">
            <text:p>142811.0</text:p>
          </table:table-cell>
          <table:table-cell office:value-type="string">
            <text:p>142.0null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5</text:p>
          </table:table-cell>
          <table:table-cell office:value-type="string">
            <text:p>4/21/2008 11:44:45</text:p>
          </table:table-cell>
          <table:table-cell office:value-type="string">
            <text:p>20383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5</text:p>
          </table:table-cell>
          <table:table-cell office:value-type="string">
            <text:p>4/21/2008 11:44:40</text:p>
          </table:table-cell>
          <table:table-cell office:value-type="string">
            <text:p>4/21/2008 11:45:28</text:p>
          </table:table-cell>
          <table:table-cell office:value-type="string">
            <text:p>47563.0</text:p>
          </table:table-cell>
          <table:table-cell office:value-type="string">
            <text:p>47.0null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5</text:p>
          </table:table-cell>
          <table:table-cell office:value-type="string">
            <text:p>4/21/2008 11:44:36</text:p>
          </table:table-cell>
          <table:table-cell office:value-type="string">
            <text:p>4/21/2008 11:47:4</text:p>
          </table:table-cell>
          <table:table-cell office:value-type="string">
            <text:p>148101.0</text:p>
          </table:table-cell>
          <table:table-cell office:value-type="string">
            <text:p>148.0nul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5</text:p>
          </table:table-cell>
          <table:table-cell office:value-type="string">
            <text:p>4/21/2008 11:44:35</text:p>
          </table:table-cell>
          <table:table-cell office:value-type="string">
            <text:p>4/21/2008 11:45:28</text:p>
          </table:table-cell>
          <table:table-cell office:value-type="string">
            <text:p>52565.0</text:p>
          </table:table-cell>
          <table:table-cell office:value-type="string">
            <text:p>52.0nul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5</text:p>
          </table:table-cell>
          <table:table-cell office:value-type="string">
            <text:p>4/21/2008 11:44:36</text:p>
          </table:table-cell>
          <table:table-cell office:value-type="string">
            <text:p>4/21/2008 11:47:0</text:p>
          </table:table-cell>
          <table:table-cell office:value-type="string">
            <text:p>143789.0</text:p>
          </table:table-cell>
          <table:table-cell office:value-type="string">
            <text:p>143.0null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5</text:p>
          </table:table-cell>
          <table:table-cell office:value-type="string">
            <text:p>4/21/2008 11:44:54</text:p>
          </table:table-cell>
          <table:table-cell office:value-type="string">
            <text:p>29375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5</text:p>
          </table:table-cell>
          <table:table-cell office:value-type="string">
            <text:p>4/21/2008 11:44:41</text:p>
          </table:table-cell>
          <table:table-cell office:value-type="string">
            <text:p>4/21/2008 11:45:10</text:p>
          </table:table-cell>
          <table:table-cell office:value-type="string">
            <text:p>29099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5</text:p>
          </table:table-cell>
          <table:table-cell office:value-type="string">
            <text:p>4/21/2008 11:44:55</text:p>
          </table:table-cell>
          <table:table-cell office:value-type="string">
            <text:p>30361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5</text:p>
          </table:table-cell>
          <table:table-cell office:value-type="string">
            <text:p>4/21/2008 11:44:36</text:p>
          </table:table-cell>
          <table:table-cell office:value-type="string">
            <text:p>4/21/2008 11:47:40</text:p>
          </table:table-cell>
          <table:table-cell office:value-type="string">
            <text:p>183534.0</text:p>
          </table:table-cell>
          <table:table-cell office:value-type="string">
            <text:p>183.0null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5</text:p>
          </table:table-cell>
          <table:table-cell office:value-type="string">
            <text:p>4/21/2008 11:44:44</text:p>
          </table:table-cell>
          <table:table-cell office:value-type="string">
            <text:p>18956.0</text:p>
          </table:table-cell>
          <table:table-cell office:value-type="string">
            <text:p>18.0nul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5</text:p>
          </table:table-cell>
          <table:table-cell office:value-type="string">
            <text:p>4/21/2008 11:44:26</text:p>
          </table:table-cell>
          <table:table-cell office:value-type="string">
            <text:p>4/21/2008 11:45:17</text:p>
          </table:table-cell>
          <table:table-cell office:value-type="string">
            <text:p>50334.0</text:p>
          </table:table-cell>
          <table:table-cell office:value-type="string">
            <text:p>50.0null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5</text:p>
          </table:table-cell>
          <table:table-cell office:value-type="string">
            <text:p>4/21/2008 11:44:35</text:p>
          </table:table-cell>
          <table:table-cell office:value-type="string">
            <text:p>4/21/2008 11:47:26</text:p>
          </table:table-cell>
          <table:table-cell office:value-type="string">
            <text:p>170214.0</text:p>
          </table:table-cell>
          <table:table-cell office:value-type="string">
            <text:p>170.0nul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5</text:p>
          </table:table-cell>
          <table:table-cell office:value-type="string">
            <text:p>4/21/2008 11:44:54</text:p>
          </table:table-cell>
          <table:table-cell office:value-type="string">
            <text:p>29181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5</text:p>
          </table:table-cell>
          <table:table-cell office:value-type="string">
            <text:p>4/21/2008 11:44:40</text:p>
          </table:table-cell>
          <table:table-cell office:value-type="string">
            <text:p>4/21/2008 11:45:31</text:p>
          </table:table-cell>
          <table:table-cell office:value-type="string">
            <text:p>50022.0</text:p>
          </table:table-cell>
          <table:table-cell office:value-type="string">
            <text:p>50.0nul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5</text:p>
          </table:table-cell>
          <table:table-cell office:value-type="string">
            <text:p>4/21/2008 11:44:29</text:p>
          </table:table-cell>
          <table:table-cell office:value-type="string">
            <text:p>4/21/2008 11:47:4</text:p>
          </table:table-cell>
          <table:table-cell office:value-type="string">
            <text:p>154724.0</text:p>
          </table:table-cell>
          <table:table-cell office:value-type="string">
            <text:p>154.0null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table:number-columns-repeated="2" office:value-type="string">
            <text:p>4/21/2008 11:44:25</text:p>
          </table:table-cell>
          <table:table-cell office:value-type="string">
            <text:p>4/21/2008 11:44:45</text:p>
          </table:table-cell>
          <table:table-cell office:value-type="string">
            <text:p>20248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4/21/2008 11:44:13</text:p>
          </table:table-cell>
          <table:table-cell office:value-type="string">
            <text:p>4/21/2008 11:44:25</text:p>
          </table:table-cell>
          <table:table-cell office:value-type="string">
            <text:p>4/21/2008 11:44:40</text:p>
          </table:table-cell>
          <table:table-cell office:value-type="string">
            <text:p>4/21/2008 11:45:9</text:p>
          </table:table-cell>
          <table:table-cell office:value-type="string">
            <text:p>28139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26</text:p>
          </table:table-cell>
          <table:table-cell office:value-type="string">
            <text:p>4/21/2008 11:44:41</text:p>
          </table:table-cell>
          <table:table-cell office:value-type="string">
            <text:p>4/21/2008 11:46:49</text:p>
          </table:table-cell>
          <table:table-cell office:value-type="string">
            <text:p>128234.0</text:p>
          </table:table-cell>
          <table:table-cell office:value-type="string">
            <text:p>128.0nul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27</text:p>
          </table:table-cell>
          <table:table-cell office:value-type="string">
            <text:p>4/21/2008 11:44:31</text:p>
          </table:table-cell>
          <table:table-cell office:value-type="string">
            <text:p>4/21/2008 11:44:56</text:p>
          </table:table-cell>
          <table:table-cell office:value-type="string">
            <text:p>25454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27</text:p>
          </table:table-cell>
          <table:table-cell office:value-type="string">
            <text:p>4/21/2008 11:44:50</text:p>
          </table:table-cell>
          <table:table-cell office:value-type="string">
            <text:p>4/21/2008 11:45:47</text:p>
          </table:table-cell>
          <table:table-cell office:value-type="string">
            <text:p>57397.0</text:p>
          </table:table-cell>
          <table:table-cell office:value-type="string">
            <text:p>57.0null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27</text:p>
          </table:table-cell>
          <table:table-cell office:value-type="string">
            <text:p>4/21/2008 11:44:39</text:p>
          </table:table-cell>
          <table:table-cell office:value-type="string">
            <text:p>4/21/2008 11:47:45</text:p>
          </table:table-cell>
          <table:table-cell office:value-type="string">
            <text:p>185511.0</text:p>
          </table:table-cell>
          <table:table-cell office:value-type="string">
            <text:p>185.0null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28</text:p>
          </table:table-cell>
          <table:table-cell office:value-type="string">
            <text:p>4/21/2008 11:44:31</text:p>
          </table:table-cell>
          <table:table-cell office:value-type="string">
            <text:p>4/21/2008 11:44:56</text:p>
          </table:table-cell>
          <table:table-cell office:value-type="string">
            <text:p>24895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28</text:p>
          </table:table-cell>
          <table:table-cell office:value-type="string">
            <text:p>4/21/2008 11:44:49</text:p>
          </table:table-cell>
          <table:table-cell office:value-type="string">
            <text:p>4/21/2008 11:45:51</text:p>
          </table:table-cell>
          <table:table-cell office:value-type="string">
            <text:p>61268.0</text:p>
          </table:table-cell>
          <table:table-cell office:value-type="string">
            <text:p>61.0null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29</text:p>
          </table:table-cell>
          <table:table-cell office:value-type="string">
            <text:p>4/21/2008 11:44:33</text:p>
          </table:table-cell>
          <table:table-cell office:value-type="string">
            <text:p>4/21/2008 11:44:56</text:p>
          </table:table-cell>
          <table:table-cell office:value-type="string">
            <text:p>23499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29</text:p>
          </table:table-cell>
          <table:table-cell office:value-type="string">
            <text:p>4/21/2008 11:44:43</text:p>
          </table:table-cell>
          <table:table-cell office:value-type="string">
            <text:p>4/21/2008 11:47:40</text:p>
          </table:table-cell>
          <table:table-cell office:value-type="string">
            <text:p>176353.0</text:p>
          </table:table-cell>
          <table:table-cell office:value-type="string">
            <text:p>176.0null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29</text:p>
          </table:table-cell>
          <table:table-cell office:value-type="string">
            <text:p>4/21/2008 11:44:31</text:p>
          </table:table-cell>
          <table:table-cell office:value-type="string">
            <text:p>4/21/2008 11:44:56</text:p>
          </table:table-cell>
          <table:table-cell office:value-type="string">
            <text:p>24725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0</text:p>
          </table:table-cell>
          <table:table-cell office:value-type="string">
            <text:p>4/21/2008 11:44:47</text:p>
          </table:table-cell>
          <table:table-cell office:value-type="string">
            <text:p>4/21/2008 11:45:7</text:p>
          </table:table-cell>
          <table:table-cell office:value-type="string">
            <text:p>20217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29</text:p>
          </table:table-cell>
          <table:table-cell office:value-type="string">
            <text:p>4/21/2008 11:44:45</text:p>
          </table:table-cell>
          <table:table-cell office:value-type="string">
            <text:p>4/21/2008 11:47:4</text:p>
          </table:table-cell>
          <table:table-cell office:value-type="string">
            <text:p>138917.0</text:p>
          </table:table-cell>
          <table:table-cell office:value-type="string">
            <text:p>138.0null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29</text:p>
          </table:table-cell>
          <table:table-cell office:value-type="string">
            <text:p>4/21/2008 11:44:49</text:p>
          </table:table-cell>
          <table:table-cell office:value-type="string">
            <text:p>4/21/2008 11:46:0</text:p>
          </table:table-cell>
          <table:table-cell office:value-type="string">
            <text:p>70222.0</text:p>
          </table:table-cell>
          <table:table-cell office:value-type="string">
            <text:p>70.0null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0</text:p>
          </table:table-cell>
          <table:table-cell office:value-type="string">
            <text:p>4/21/2008 11:44:45</text:p>
          </table:table-cell>
          <table:table-cell office:value-type="string">
            <text:p>4/21/2008 11:47:26</text:p>
          </table:table-cell>
          <table:table-cell office:value-type="string">
            <text:p>160831.0</text:p>
          </table:table-cell>
          <table:table-cell office:value-type="string">
            <text:p>160.0null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0</text:p>
          </table:table-cell>
          <table:table-cell office:value-type="string">
            <text:p>4/21/2008 11:44:33</text:p>
          </table:table-cell>
          <table:table-cell office:value-type="string">
            <text:p>4/21/2008 11:44:56</text:p>
          </table:table-cell>
          <table:table-cell office:value-type="string">
            <text:p>23637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0</text:p>
          </table:table-cell>
          <table:table-cell office:value-type="string">
            <text:p>4/21/2008 11:44:49</text:p>
          </table:table-cell>
          <table:table-cell office:value-type="string">
            <text:p>4/21/2008 11:45:51</text:p>
          </table:table-cell>
          <table:table-cell office:value-type="string">
            <text:p>61250.0</text:p>
          </table:table-cell>
          <table:table-cell office:value-type="string">
            <text:p>61.0null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0</text:p>
          </table:table-cell>
          <table:table-cell office:value-type="string">
            <text:p>4/21/2008 11:44:46</text:p>
          </table:table-cell>
          <table:table-cell office:value-type="string">
            <text:p>4/21/2008 11:47:22</text:p>
          </table:table-cell>
          <table:table-cell office:value-type="string">
            <text:p>155310.0</text:p>
          </table:table-cell>
          <table:table-cell office:value-type="string">
            <text:p>155.0null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1</text:p>
          </table:table-cell>
          <table:table-cell office:value-type="string">
            <text:p>4/21/2008 11:44:33</text:p>
          </table:table-cell>
          <table:table-cell office:value-type="string">
            <text:p>4/21/2008 11:44:57</text:p>
          </table:table-cell>
          <table:table-cell office:value-type="string">
            <text:p>23913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1</text:p>
          </table:table-cell>
          <table:table-cell office:value-type="string">
            <text:p>4/21/2008 11:44:47</text:p>
          </table:table-cell>
          <table:table-cell office:value-type="string">
            <text:p>4/21/2008 11:45:59</text:p>
          </table:table-cell>
          <table:table-cell office:value-type="string">
            <text:p>72328.0</text:p>
          </table:table-cell>
          <table:table-cell office:value-type="string">
            <text:p>72.0null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1</text:p>
          </table:table-cell>
          <table:table-cell office:value-type="string">
            <text:p>4/21/2008 11:44:41</text:p>
          </table:table-cell>
          <table:table-cell office:value-type="string">
            <text:p>4/21/2008 11:47:40</text:p>
          </table:table-cell>
          <table:table-cell office:value-type="string">
            <text:p>178790.0</text:p>
          </table:table-cell>
          <table:table-cell office:value-type="string">
            <text:p>178.0null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1</text:p>
          </table:table-cell>
          <table:table-cell office:value-type="string">
            <text:p>4/21/2008 11:44:33</text:p>
          </table:table-cell>
          <table:table-cell office:value-type="string">
            <text:p>4/21/2008 11:44:57</text:p>
          </table:table-cell>
          <table:table-cell office:value-type="string">
            <text:p>24117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5</text:p>
          </table:table-cell>
          <table:table-cell office:value-type="string">
            <text:p>4/21/2008 11:44:45</text:p>
          </table:table-cell>
          <table:table-cell office:value-type="string">
            <text:p>4/21/2008 11:47:4</text:p>
          </table:table-cell>
          <table:table-cell office:value-type="string">
            <text:p>138950.0</text:p>
          </table:table-cell>
          <table:table-cell office:value-type="string">
            <text:p>138.0null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5</text:p>
          </table:table-cell>
          <table:table-cell office:value-type="string">
            <text:p>4/21/2008 11:44:56</text:p>
          </table:table-cell>
          <table:table-cell office:value-type="string">
            <text:p>4/21/2008 11:45:59</text:p>
          </table:table-cell>
          <table:table-cell office:value-type="string">
            <text:p>63306.0</text:p>
          </table:table-cell>
          <table:table-cell office:value-type="string">
            <text:p>63.0null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6</text:p>
          </table:table-cell>
          <table:table-cell office:value-type="string">
            <text:p>4/21/2008 11:44:39</text:p>
          </table:table-cell>
          <table:table-cell office:value-type="string">
            <text:p>4/21/2008 11:44:57</text:p>
          </table:table-cell>
          <table:table-cell office:value-type="string">
            <text:p>17793.0</text:p>
          </table:table-cell>
          <table:table-cell office:value-type="string">
            <text:p>17.0null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6</text:p>
          </table:table-cell>
          <table:table-cell office:value-type="string">
            <text:p>4/21/2008 11:44:56</text:p>
          </table:table-cell>
          <table:table-cell office:value-type="string">
            <text:p>4/21/2008 11:46:0</text:p>
          </table:table-cell>
          <table:table-cell office:value-type="string">
            <text:p>63482.0</text:p>
          </table:table-cell>
          <table:table-cell office:value-type="string">
            <text:p>63.0null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6</text:p>
          </table:table-cell>
          <table:table-cell office:value-type="string">
            <text:p>4/21/2008 11:44:45</text:p>
          </table:table-cell>
          <table:table-cell office:value-type="string">
            <text:p>4/21/2008 11:47:27</text:p>
          </table:table-cell>
          <table:table-cell office:value-type="string">
            <text:p>161445.0</text:p>
          </table:table-cell>
          <table:table-cell office:value-type="string">
            <text:p>161.0null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6</text:p>
          </table:table-cell>
          <table:table-cell office:value-type="string">
            <text:p>4/21/2008 11:44:39</text:p>
          </table:table-cell>
          <table:table-cell office:value-type="string">
            <text:p>4/21/2008 11:44:57</text:p>
          </table:table-cell>
          <table:table-cell office:value-type="string">
            <text:p>18229.0</text:p>
          </table:table-cell>
          <table:table-cell office:value-type="string">
            <text:p>18.0null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9</text:p>
          </table:table-cell>
          <table:table-cell office:value-type="string">
            <text:p>4/21/2008 11:44:56</text:p>
          </table:table-cell>
          <table:table-cell office:value-type="string">
            <text:p>4/21/2008 11:45:50</text:p>
          </table:table-cell>
          <table:table-cell office:value-type="string">
            <text:p>54197.0</text:p>
          </table:table-cell>
          <table:table-cell office:value-type="string">
            <text:p>54.0null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9</text:p>
          </table:table-cell>
          <table:table-cell office:value-type="string">
            <text:p>4/21/2008 11:44:49</text:p>
          </table:table-cell>
          <table:table-cell office:value-type="string">
            <text:p>4/21/2008 11:47:27</text:p>
          </table:table-cell>
          <table:table-cell office:value-type="string">
            <text:p>157256.0</text:p>
          </table:table-cell>
          <table:table-cell office:value-type="string">
            <text:p>157.0null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table:number-columns-repeated="2" office:value-type="string">
            <text:p>4/21/2008 11:44:39</text:p>
          </table:table-cell>
          <table:table-cell office:value-type="string">
            <text:p>4/21/2008 11:44:57</text:p>
          </table:table-cell>
          <table:table-cell office:value-type="string">
            <text:p>18225.0</text:p>
          </table:table-cell>
          <table:table-cell office:value-type="string">
            <text:p>18.0null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39</text:p>
          </table:table-cell>
          <table:table-cell office:value-type="string">
            <text:p>4/21/2008 11:44:56</text:p>
          </table:table-cell>
          <table:table-cell office:value-type="string">
            <text:p>4/21/2008 11:45:21</text:p>
          </table:table-cell>
          <table:table-cell office:value-type="string">
            <text:p>25307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table:number-columns-repeated="2" office:value-type="string">
            <text:p>4/21/2008 11:44:57</text:p>
          </table:table-cell>
          <table:table-cell office:value-type="string">
            <text:p>4/21/2008 11:45:1</text:p>
          </table:table-cell>
          <table:table-cell office:value-type="string">
            <text:p>3970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57</text:p>
          </table:table-cell>
          <table:table-cell office:value-type="string">
            <text:p>4/21/2008 11:45:7</text:p>
          </table:table-cell>
          <table:table-cell office:value-type="string">
            <text:p>4/21/2008 11:48:3</text:p>
          </table:table-cell>
          <table:table-cell office:value-type="string">
            <text:p>176381.0</text:p>
          </table:table-cell>
          <table:table-cell office:value-type="string">
            <text:p>176.0null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table:number-columns-repeated="2" office:value-type="string">
            <text:p>4/21/2008 11:44:57</text:p>
          </table:table-cell>
          <table:table-cell office:value-type="string">
            <text:p>4/21/2008 11:45:1</text:p>
          </table:table-cell>
          <table:table-cell office:value-type="string">
            <text:p>4162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table:number-columns-repeated="2" office:value-type="string">
            <text:p>4/21/2008 11:44:57</text:p>
          </table:table-cell>
          <table:table-cell office:value-type="string">
            <text:p>4/21/2008 11:45:24</text:p>
          </table:table-cell>
          <table:table-cell office:value-type="string">
            <text:p>26696.0</text:p>
          </table:table-cell>
          <table:table-cell office:value-type="string">
            <text:p>26.0null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57</text:p>
          </table:table-cell>
          <table:table-cell office:value-type="string">
            <text:p>4/21/2008 11:45:8</text:p>
          </table:table-cell>
          <table:table-cell office:value-type="string">
            <text:p>4/21/2008 11:48:6</text:p>
          </table:table-cell>
          <table:table-cell office:value-type="string">
            <text:p>177431.0</text:p>
          </table:table-cell>
          <table:table-cell office:value-type="string">
            <text:p>177.0null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table:number-columns-repeated="2" office:value-type="string">
            <text:p>4/21/2008 11:44:57</text:p>
          </table:table-cell>
          <table:table-cell office:value-type="string">
            <text:p>4/21/2008 11:45:1</text:p>
          </table:table-cell>
          <table:table-cell office:value-type="string">
            <text:p>378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table:number-columns-repeated="2" office:value-type="string">
            <text:p>4/21/2008 11:44:57</text:p>
          </table:table-cell>
          <table:table-cell office:value-type="string">
            <text:p>4/21/2008 11:45:50</text:p>
          </table:table-cell>
          <table:table-cell office:value-type="string">
            <text:p>53004.0</text:p>
          </table:table-cell>
          <table:table-cell office:value-type="string">
            <text:p>53.0null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57</text:p>
          </table:table-cell>
          <table:table-cell office:value-type="string">
            <text:p>4/21/2008 11:45:7</text:p>
          </table:table-cell>
          <table:table-cell office:value-type="string">
            <text:p>4/21/2008 11:48:29</text:p>
          </table:table-cell>
          <table:table-cell office:value-type="string">
            <text:p>202103.0</text:p>
          </table:table-cell>
          <table:table-cell office:value-type="string">
            <text:p>202.0null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table:number-columns-repeated="2" office:value-type="string">
            <text:p>4/21/2008 11:44:57</text:p>
          </table:table-cell>
          <table:table-cell office:value-type="string">
            <text:p>4/21/2008 11:46:0</text:p>
          </table:table-cell>
          <table:table-cell office:value-type="string">
            <text:p>62265.0</text:p>
          </table:table-cell>
          <table:table-cell office:value-type="string">
            <text:p>62.0null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4:57</text:p>
          </table:table-cell>
          <table:table-cell office:value-type="string">
            <text:p>4/21/2008 11:45:7</text:p>
          </table:table-cell>
          <table:table-cell office:value-type="string">
            <text:p>4/21/2008 11:48:10</text:p>
          </table:table-cell>
          <table:table-cell office:value-type="string">
            <text:p>182735.0</text:p>
          </table:table-cell>
          <table:table-cell office:value-type="string">
            <text:p>182.0null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</text:p>
          </table:table-cell>
          <table:table-cell office:value-type="string">
            <text:p>4/21/2008 11:45:2</text:p>
          </table:table-cell>
          <table:table-cell office:value-type="string">
            <text:p>4/21/2008 11:45:11</text:p>
          </table:table-cell>
          <table:table-cell office:value-type="string">
            <text:p>9333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</text:p>
          </table:table-cell>
          <table:table-cell office:value-type="string">
            <text:p>4/21/2008 11:45:2</text:p>
          </table:table-cell>
          <table:table-cell office:value-type="string">
            <text:p>4/21/2008 11:46:0</text:p>
          </table:table-cell>
          <table:table-cell office:value-type="string">
            <text:p>57797.0</text:p>
          </table:table-cell>
          <table:table-cell office:value-type="string">
            <text:p>57.0null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</text:p>
          </table:table-cell>
          <table:table-cell office:value-type="string">
            <text:p>4/21/2008 11:45:7</text:p>
          </table:table-cell>
          <table:table-cell office:value-type="string">
            <text:p>4/21/2008 11:48:16</text:p>
          </table:table-cell>
          <table:table-cell office:value-type="string">
            <text:p>189035.0</text:p>
          </table:table-cell>
          <table:table-cell office:value-type="string">
            <text:p>189.0null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table:number-columns-repeated="2" office:value-type="string">
            <text:p>4/21/2008 11:45:1</text:p>
          </table:table-cell>
          <table:table-cell office:value-type="string">
            <text:p>4/21/2008 11:45:11</text:p>
          </table:table-cell>
          <table:table-cell office:value-type="string">
            <text:p>9520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</text:p>
          </table:table-cell>
          <table:table-cell office:value-type="string">
            <text:p>4/21/2008 11:45:2</text:p>
          </table:table-cell>
          <table:table-cell office:value-type="string">
            <text:p>4/21/2008 11:46:4</text:p>
          </table:table-cell>
          <table:table-cell office:value-type="string">
            <text:p>61783.0</text:p>
          </table:table-cell>
          <table:table-cell office:value-type="string">
            <text:p>61.0null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</text:p>
          </table:table-cell>
          <table:table-cell office:value-type="string">
            <text:p>4/21/2008 11:45:21</text:p>
          </table:table-cell>
          <table:table-cell office:value-type="string">
            <text:p>4/21/2008 11:48:36</text:p>
          </table:table-cell>
          <table:table-cell office:value-type="string">
            <text:p>194812.0</text:p>
          </table:table-cell>
          <table:table-cell office:value-type="string">
            <text:p>194.0null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table:number-columns-repeated="2" office:value-type="string">
            <text:p>4/21/2008 11:45:1</text:p>
          </table:table-cell>
          <table:table-cell office:value-type="string">
            <text:p>4/21/2008 11:45:10</text:p>
          </table:table-cell>
          <table:table-cell office:value-type="string">
            <text:p>8104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</text:p>
          </table:table-cell>
          <table:table-cell office:value-type="string">
            <text:p>4/21/2008 11:45:2</text:p>
          </table:table-cell>
          <table:table-cell office:value-type="string">
            <text:p>4/21/2008 11:45:55</text:p>
          </table:table-cell>
          <table:table-cell office:value-type="string">
            <text:p>53144.0</text:p>
          </table:table-cell>
          <table:table-cell office:value-type="string">
            <text:p>53.0null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</text:p>
          </table:table-cell>
          <table:table-cell office:value-type="string">
            <text:p>4/21/2008 11:45:7</text:p>
          </table:table-cell>
          <table:table-cell office:value-type="string">
            <text:p>4/21/2008 11:48:34</text:p>
          </table:table-cell>
          <table:table-cell office:value-type="string">
            <text:p>206966.0</text:p>
          </table:table-cell>
          <table:table-cell office:value-type="string">
            <text:p>206.0null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</text:p>
          </table:table-cell>
          <table:table-cell office:value-type="string">
            <text:p>4/21/2008 11:45:2</text:p>
          </table:table-cell>
          <table:table-cell office:value-type="string">
            <text:p>4/21/2008 11:45:10</text:p>
          </table:table-cell>
          <table:table-cell office:value-type="string">
            <text:p>8018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3</text:p>
          </table:table-cell>
          <table:table-cell office:value-type="string">
            <text:p>4/21/2008 11:45:4</text:p>
          </table:table-cell>
          <table:table-cell office:value-type="string">
            <text:p>4/21/2008 11:46:3</text:p>
          </table:table-cell>
          <table:table-cell office:value-type="string">
            <text:p>59566.0</text:p>
          </table:table-cell>
          <table:table-cell office:value-type="string">
            <text:p>59.0null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3</text:p>
          </table:table-cell>
          <table:table-cell office:value-type="string">
            <text:p>4/21/2008 11:45:22</text:p>
          </table:table-cell>
          <table:table-cell office:value-type="string">
            <text:p>4/21/2008 11:48:43</text:p>
          </table:table-cell>
          <table:table-cell office:value-type="string">
            <text:p>201470.0</text:p>
          </table:table-cell>
          <table:table-cell office:value-type="string">
            <text:p>201.0null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3</text:p>
          </table:table-cell>
          <table:table-cell office:value-type="string">
            <text:p>4/21/2008 11:45:4</text:p>
          </table:table-cell>
          <table:table-cell office:value-type="string">
            <text:p>4/21/2008 11:45:14</text:p>
          </table:table-cell>
          <table:table-cell office:value-type="string">
            <text:p>10056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3</text:p>
          </table:table-cell>
          <table:table-cell office:value-type="string">
            <text:p>4/21/2008 11:45:4</text:p>
          </table:table-cell>
          <table:table-cell office:value-type="string">
            <text:p>4/21/2008 11:46:7</text:p>
          </table:table-cell>
          <table:table-cell office:value-type="string">
            <text:p>62588.0</text:p>
          </table:table-cell>
          <table:table-cell office:value-type="string">
            <text:p>62.0null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3</text:p>
          </table:table-cell>
          <table:table-cell office:value-type="string">
            <text:p>4/21/2008 11:45:19</text:p>
          </table:table-cell>
          <table:table-cell office:value-type="string">
            <text:p>4/21/2008 11:48:29</text:p>
          </table:table-cell>
          <table:table-cell office:value-type="string">
            <text:p>189505.0</text:p>
          </table:table-cell>
          <table:table-cell office:value-type="string">
            <text:p>189.0null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table:number-columns-repeated="2" office:value-type="string">
            <text:p>4/21/2008 11:45:3</text:p>
          </table:table-cell>
          <table:table-cell office:value-type="string">
            <text:p>4/21/2008 11:45:14</text:p>
          </table:table-cell>
          <table:table-cell office:value-type="string">
            <text:p>11031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3</text:p>
          </table:table-cell>
          <table:table-cell office:value-type="string">
            <text:p>4/21/2008 11:45:4</text:p>
          </table:table-cell>
          <table:table-cell office:value-type="string">
            <text:p>4/21/2008 11:46:6</text:p>
          </table:table-cell>
          <table:table-cell office:value-type="string">
            <text:p>62662.0</text:p>
          </table:table-cell>
          <table:table-cell office:value-type="string">
            <text:p>62.0null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3</text:p>
          </table:table-cell>
          <table:table-cell office:value-type="string">
            <text:p>4/21/2008 11:45:39</text:p>
          </table:table-cell>
          <table:table-cell office:value-type="string">
            <text:p>4/21/2008 11:48:55</text:p>
          </table:table-cell>
          <table:table-cell office:value-type="string">
            <text:p>196553.0</text:p>
          </table:table-cell>
          <table:table-cell office:value-type="string">
            <text:p>196.0null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table:number-columns-repeated="2" office:value-type="string">
            <text:p>4/21/2008 11:45:3</text:p>
          </table:table-cell>
          <table:table-cell office:value-type="string">
            <text:p>4/21/2008 11:45:14</text:p>
          </table:table-cell>
          <table:table-cell office:value-type="string">
            <text:p>10720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3</text:p>
          </table:table-cell>
          <table:table-cell office:value-type="string">
            <text:p>4/21/2008 11:45:4</text:p>
          </table:table-cell>
          <table:table-cell office:value-type="string">
            <text:p>4/21/2008 11:46:7</text:p>
          </table:table-cell>
          <table:table-cell office:value-type="string">
            <text:p>63229.0</text:p>
          </table:table-cell>
          <table:table-cell office:value-type="string">
            <text:p>63.0null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4</text:p>
          </table:table-cell>
          <table:table-cell office:value-type="string">
            <text:p>4/21/2008 11:45:6</text:p>
          </table:table-cell>
          <table:table-cell office:value-type="string">
            <text:p>4/21/2008 11:45:59</text:p>
          </table:table-cell>
          <table:table-cell office:value-type="string">
            <text:p>53782.0</text:p>
          </table:table-cell>
          <table:table-cell office:value-type="string">
            <text:p>53.0null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4</text:p>
          </table:table-cell>
          <table:table-cell office:value-type="string">
            <text:p>4/21/2008 11:45:28</text:p>
          </table:table-cell>
          <table:table-cell office:value-type="string">
            <text:p>4/21/2008 11:47:52</text:p>
          </table:table-cell>
          <table:table-cell office:value-type="string">
            <text:p>144256.0</text:p>
          </table:table-cell>
          <table:table-cell office:value-type="string">
            <text:p>144.0null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4</text:p>
          </table:table-cell>
          <table:table-cell office:value-type="string">
            <text:p>4/21/2008 11:45:5</text:p>
          </table:table-cell>
          <table:table-cell office:value-type="string">
            <text:p>4/21/2008 11:45:18</text:p>
          </table:table-cell>
          <table:table-cell office:value-type="string">
            <text:p>12541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4</text:p>
          </table:table-cell>
          <table:table-cell office:value-type="string">
            <text:p>4/21/2008 11:45:22</text:p>
          </table:table-cell>
          <table:table-cell office:value-type="string">
            <text:p>4/21/2008 11:47:50</text:p>
          </table:table-cell>
          <table:table-cell office:value-type="string">
            <text:p>148293.0</text:p>
          </table:table-cell>
          <table:table-cell office:value-type="string">
            <text:p>148.0null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4</text:p>
          </table:table-cell>
          <table:table-cell office:value-type="string">
            <text:p>4/21/2008 11:45:5</text:p>
          </table:table-cell>
          <table:table-cell office:value-type="string">
            <text:p>4/21/2008 11:45:17</text:p>
          </table:table-cell>
          <table:table-cell office:value-type="string">
            <text:p>11743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4</text:p>
          </table:table-cell>
          <table:table-cell office:value-type="string">
            <text:p>4/21/2008 11:45:28</text:p>
          </table:table-cell>
          <table:table-cell office:value-type="string">
            <text:p>4/21/2008 11:48:15</text:p>
          </table:table-cell>
          <table:table-cell office:value-type="string">
            <text:p>166994.0</text:p>
          </table:table-cell>
          <table:table-cell office:value-type="string">
            <text:p>166.0null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4</text:p>
          </table:table-cell>
          <table:table-cell office:value-type="string">
            <text:p>4/21/2008 11:45:6</text:p>
          </table:table-cell>
          <table:table-cell office:value-type="string">
            <text:p>4/21/2008 11:45:59</text:p>
          </table:table-cell>
          <table:table-cell office:value-type="string">
            <text:p>53865.0</text:p>
          </table:table-cell>
          <table:table-cell office:value-type="string">
            <text:p>53.0null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4</text:p>
          </table:table-cell>
          <table:table-cell office:value-type="string">
            <text:p>4/21/2008 11:45:5</text:p>
          </table:table-cell>
          <table:table-cell office:value-type="string">
            <text:p>4/21/2008 11:45:17</text:p>
          </table:table-cell>
          <table:table-cell office:value-type="string">
            <text:p>12411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4</text:p>
          </table:table-cell>
          <table:table-cell office:value-type="string">
            <text:p>4/21/2008 11:45:6</text:p>
          </table:table-cell>
          <table:table-cell office:value-type="string">
            <text:p>4/21/2008 11:45:41</text:p>
          </table:table-cell>
          <table:table-cell office:value-type="string">
            <text:p>35706.0</text:p>
          </table:table-cell>
          <table:table-cell office:value-type="string">
            <text:p>35.0null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4</text:p>
          </table:table-cell>
          <table:table-cell office:value-type="string">
            <text:p>4/21/2008 11:45:21</text:p>
          </table:table-cell>
          <table:table-cell office:value-type="string">
            <text:p>4/21/2008 11:48:15</text:p>
          </table:table-cell>
          <table:table-cell office:value-type="string">
            <text:p>173244.0</text:p>
          </table:table-cell>
          <table:table-cell office:value-type="string">
            <text:p>173.0null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6</text:p>
          </table:table-cell>
          <table:table-cell office:value-type="string">
            <text:p>4/21/2008 11:45:7</text:p>
          </table:table-cell>
          <table:table-cell office:value-type="string">
            <text:p>4/21/2008 11:45:25</text:p>
          </table:table-cell>
          <table:table-cell office:value-type="string">
            <text:p>17936.0</text:p>
          </table:table-cell>
          <table:table-cell office:value-type="string">
            <text:p>17.0null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6</text:p>
          </table:table-cell>
          <table:table-cell office:value-type="string">
            <text:p>4/21/2008 11:45:8</text:p>
          </table:table-cell>
          <table:table-cell office:value-type="string">
            <text:p>4/21/2008 11:46:6</text:p>
          </table:table-cell>
          <table:table-cell office:value-type="string">
            <text:p>58353.0</text:p>
          </table:table-cell>
          <table:table-cell office:value-type="string">
            <text:p>58.0null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6</text:p>
          </table:table-cell>
          <table:table-cell office:value-type="string">
            <text:p>4/21/2008 11:45:39</text:p>
          </table:table-cell>
          <table:table-cell office:value-type="string">
            <text:p>4/21/2008 11:49:0</text:p>
          </table:table-cell>
          <table:table-cell office:value-type="string">
            <text:p>200761.0</text:p>
          </table:table-cell>
          <table:table-cell office:value-type="string">
            <text:p>200.0null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6</text:p>
          </table:table-cell>
          <table:table-cell office:value-type="string">
            <text:p>4/21/2008 11:45:8</text:p>
          </table:table-cell>
          <table:table-cell office:value-type="string">
            <text:p>4/21/2008 11:45:22</text:p>
          </table:table-cell>
          <table:table-cell office:value-type="string">
            <text:p>13475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6</text:p>
          </table:table-cell>
          <table:table-cell office:value-type="string">
            <text:p>4/21/2008 11:45:9</text:p>
          </table:table-cell>
          <table:table-cell office:value-type="string">
            <text:p>4/21/2008 11:46:6</text:p>
          </table:table-cell>
          <table:table-cell office:value-type="string">
            <text:p>57302.0</text:p>
          </table:table-cell>
          <table:table-cell office:value-type="string">
            <text:p>57.0null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6</text:p>
          </table:table-cell>
          <table:table-cell office:value-type="string">
            <text:p>4/21/2008 11:45:39</text:p>
          </table:table-cell>
          <table:table-cell office:value-type="string">
            <text:p>4/21/2008 11:49:6</text:p>
          </table:table-cell>
          <table:table-cell office:value-type="string">
            <text:p>206946.0</text:p>
          </table:table-cell>
          <table:table-cell office:value-type="string">
            <text:p>206.0null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6</text:p>
          </table:table-cell>
          <table:table-cell office:value-type="string">
            <text:p>4/21/2008 11:45:7</text:p>
          </table:table-cell>
          <table:table-cell office:value-type="string">
            <text:p>4/21/2008 11:45:23</text:p>
          </table:table-cell>
          <table:table-cell office:value-type="string">
            <text:p>15694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6</text:p>
          </table:table-cell>
          <table:table-cell office:value-type="string">
            <text:p>4/21/2008 11:45:7</text:p>
          </table:table-cell>
          <table:table-cell office:value-type="string">
            <text:p>4/21/2008 11:46:0</text:p>
          </table:table-cell>
          <table:table-cell office:value-type="string">
            <text:p>52688.0</text:p>
          </table:table-cell>
          <table:table-cell office:value-type="string">
            <text:p>52.0null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6</text:p>
          </table:table-cell>
          <table:table-cell office:value-type="string">
            <text:p>4/21/2008 11:45:28</text:p>
          </table:table-cell>
          <table:table-cell office:value-type="string">
            <text:p>4/21/2008 11:48:36</text:p>
          </table:table-cell>
          <table:table-cell office:value-type="string">
            <text:p>188654.0</text:p>
          </table:table-cell>
          <table:table-cell office:value-type="string">
            <text:p>188.0null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6</text:p>
          </table:table-cell>
          <table:table-cell office:value-type="string">
            <text:p>4/21/2008 11:45:8</text:p>
          </table:table-cell>
          <table:table-cell office:value-type="string">
            <text:p>4/21/2008 11:45:22</text:p>
          </table:table-cell>
          <table:table-cell office:value-type="string">
            <text:p>13884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8</text:p>
          </table:table-cell>
          <table:table-cell office:value-type="string">
            <text:p>4/21/2008 11:45:10</text:p>
          </table:table-cell>
          <table:table-cell office:value-type="string">
            <text:p>4/21/2008 11:46:11</text:p>
          </table:table-cell>
          <table:table-cell office:value-type="string">
            <text:p>61751.0</text:p>
          </table:table-cell>
          <table:table-cell office:value-type="string">
            <text:p>61.0null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8</text:p>
          </table:table-cell>
          <table:table-cell office:value-type="string">
            <text:p>4/21/2008 11:45:40</text:p>
          </table:table-cell>
          <table:table-cell office:value-type="string">
            <text:p>4/21/2008 11:48:50</text:p>
          </table:table-cell>
          <table:table-cell office:value-type="string">
            <text:p>189803.0</text:p>
          </table:table-cell>
          <table:table-cell office:value-type="string">
            <text:p>189.0null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8</text:p>
          </table:table-cell>
          <table:table-cell office:value-type="string">
            <text:p>4/21/2008 11:45:10</text:p>
          </table:table-cell>
          <table:table-cell office:value-type="string">
            <text:p>4/21/2008 11:45:24</text:p>
          </table:table-cell>
          <table:table-cell office:value-type="string">
            <text:p>14258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8</text:p>
          </table:table-cell>
          <table:table-cell office:value-type="string">
            <text:p>4/21/2008 11:45:10</text:p>
          </table:table-cell>
          <table:table-cell office:value-type="string">
            <text:p>4/21/2008 11:45:47</text:p>
          </table:table-cell>
          <table:table-cell office:value-type="string">
            <text:p>37292.0</text:p>
          </table:table-cell>
          <table:table-cell office:value-type="string">
            <text:p>37.0null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table:number-columns-repeated="2" office:value-type="string">
            <text:p>4/21/2008 11:45:9</text:p>
          </table:table-cell>
          <table:table-cell office:value-type="string">
            <text:p>4/21/2008 11:45:59</text:p>
          </table:table-cell>
          <table:table-cell office:value-type="string">
            <text:p>50046.0</text:p>
          </table:table-cell>
          <table:table-cell office:value-type="string">
            <text:p>50.0null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8</text:p>
          </table:table-cell>
          <table:table-cell office:value-type="string">
            <text:p>4/21/2008 11:45:41</text:p>
          </table:table-cell>
          <table:table-cell office:value-type="string">
            <text:p>4/21/2008 11:48:50</text:p>
          </table:table-cell>
          <table:table-cell office:value-type="string">
            <text:p>188328.0</text:p>
          </table:table-cell>
          <table:table-cell office:value-type="string">
            <text:p>188.0null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8</text:p>
          </table:table-cell>
          <table:table-cell office:value-type="string">
            <text:p>4/21/2008 11:45:10</text:p>
          </table:table-cell>
          <table:table-cell office:value-type="string">
            <text:p>4/21/2008 11:45:23</text:p>
          </table:table-cell>
          <table:table-cell office:value-type="string">
            <text:p>13024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8</text:p>
          </table:table-cell>
          <table:table-cell office:value-type="string">
            <text:p>4/21/2008 11:45:10</text:p>
          </table:table-cell>
          <table:table-cell office:value-type="string">
            <text:p>4/21/2008 11:46:11</text:p>
          </table:table-cell>
          <table:table-cell office:value-type="string">
            <text:p>60743.0</text:p>
          </table:table-cell>
          <table:table-cell office:value-type="string">
            <text:p>60.0null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8</text:p>
          </table:table-cell>
          <table:table-cell office:value-type="string">
            <text:p>4/21/2008 11:45:28</text:p>
          </table:table-cell>
          <table:table-cell office:value-type="string">
            <text:p>4/21/2008 11:48:58</text:p>
          </table:table-cell>
          <table:table-cell office:value-type="string">
            <text:p>209952.0</text:p>
          </table:table-cell>
          <table:table-cell office:value-type="string">
            <text:p>209.0null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8</text:p>
          </table:table-cell>
          <table:table-cell office:value-type="string">
            <text:p>4/21/2008 11:45:9</text:p>
          </table:table-cell>
          <table:table-cell office:value-type="string">
            <text:p>4/21/2008 11:45:25</text:p>
          </table:table-cell>
          <table:table-cell office:value-type="string">
            <text:p>15676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9</text:p>
          </table:table-cell>
          <table:table-cell office:value-type="string">
            <text:p>4/21/2008 11:45:39</text:p>
          </table:table-cell>
          <table:table-cell office:value-type="string">
            <text:p>4/21/2008 11:48:50</text:p>
          </table:table-cell>
          <table:table-cell office:value-type="string">
            <text:p>190815.0</text:p>
          </table:table-cell>
          <table:table-cell office:value-type="string">
            <text:p>190.0null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0</text:p>
          </table:table-cell>
          <table:table-cell office:value-type="string">
            <text:p>4/21/2008 11:45:11</text:p>
          </table:table-cell>
          <table:table-cell office:value-type="string">
            <text:p>4/21/2008 11:45:26</text:p>
          </table:table-cell>
          <table:table-cell office:value-type="string">
            <text:p>14679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0</text:p>
          </table:table-cell>
          <table:table-cell office:value-type="string">
            <text:p>4/21/2008 11:45:14</text:p>
          </table:table-cell>
          <table:table-cell office:value-type="string">
            <text:p>4/21/2008 11:46:10</text:p>
          </table:table-cell>
          <table:table-cell office:value-type="string">
            <text:p>56584.0</text:p>
          </table:table-cell>
          <table:table-cell office:value-type="string">
            <text:p>56.0null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0</text:p>
          </table:table-cell>
          <table:table-cell office:value-type="string">
            <text:p>4/21/2008 11:45:11</text:p>
          </table:table-cell>
          <table:table-cell office:value-type="string">
            <text:p>4/21/2008 11:45:23</text:p>
          </table:table-cell>
          <table:table-cell office:value-type="string">
            <text:p>11995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0</text:p>
          </table:table-cell>
          <table:table-cell office:value-type="string">
            <text:p>4/21/2008 11:45:28</text:p>
          </table:table-cell>
          <table:table-cell office:value-type="string">
            <text:p>4/21/2008 11:48:58</text:p>
          </table:table-cell>
          <table:table-cell office:value-type="string">
            <text:p>209506.0</text:p>
          </table:table-cell>
          <table:table-cell office:value-type="string">
            <text:p>209.0null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0</text:p>
          </table:table-cell>
          <table:table-cell office:value-type="string">
            <text:p>4/21/2008 11:45:14</text:p>
          </table:table-cell>
          <table:table-cell office:value-type="string">
            <text:p>4/21/2008 11:45:59</text:p>
          </table:table-cell>
          <table:table-cell office:value-type="string">
            <text:p>45200.0</text:p>
          </table:table-cell>
          <table:table-cell office:value-type="string">
            <text:p>45.0null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1</text:p>
          </table:table-cell>
          <table:table-cell office:value-type="string">
            <text:p>4/21/2008 11:45:28</text:p>
          </table:table-cell>
          <table:table-cell office:value-type="string">
            <text:p>4/21/2008 11:48:53</text:p>
          </table:table-cell>
          <table:table-cell office:value-type="string">
            <text:p>205027.0</text:p>
          </table:table-cell>
          <table:table-cell office:value-type="string">
            <text:p>205.0null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table:number-columns-repeated="2" office:value-type="string">
            <text:p>4/21/2008 11:45:11</text:p>
          </table:table-cell>
          <table:table-cell office:value-type="string">
            <text:p>4/21/2008 11:45:25</text:p>
          </table:table-cell>
          <table:table-cell office:value-type="string">
            <text:p>13638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1</text:p>
          </table:table-cell>
          <table:table-cell office:value-type="string">
            <text:p>4/21/2008 11:45:14</text:p>
          </table:table-cell>
          <table:table-cell office:value-type="string">
            <text:p>4/21/2008 11:45:50</text:p>
          </table:table-cell>
          <table:table-cell office:value-type="string">
            <text:p>36393.0</text:p>
          </table:table-cell>
          <table:table-cell office:value-type="string">
            <text:p>36.0null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1</text:p>
          </table:table-cell>
          <table:table-cell office:value-type="string">
            <text:p>4/21/2008 11:45:54</text:p>
          </table:table-cell>
          <table:table-cell office:value-type="string">
            <text:p>4/21/2008 11:49:19</text:p>
          </table:table-cell>
          <table:table-cell office:value-type="string">
            <text:p>205110.0</text:p>
          </table:table-cell>
          <table:table-cell office:value-type="string">
            <text:p>205.0null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table:number-columns-repeated="2" office:value-type="string">
            <text:p>4/21/2008 11:45:17</text:p>
          </table:table-cell>
          <table:table-cell office:value-type="string">
            <text:p>4/21/2008 11:45:27</text:p>
          </table:table-cell>
          <table:table-cell office:value-type="string">
            <text:p>10342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7</text:p>
          </table:table-cell>
          <table:table-cell office:value-type="string">
            <text:p>4/21/2008 11:45:27</text:p>
          </table:table-cell>
          <table:table-cell office:value-type="string">
            <text:p>4/21/2008 11:46:16</text:p>
          </table:table-cell>
          <table:table-cell office:value-type="string">
            <text:p>49636.0</text:p>
          </table:table-cell>
          <table:table-cell office:value-type="string">
            <text:p>49.0null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7</text:p>
          </table:table-cell>
          <table:table-cell office:value-type="string">
            <text:p>4/21/2008 11:45:42</text:p>
          </table:table-cell>
          <table:table-cell office:value-type="string">
            <text:p>4/21/2008 11:48:58</text:p>
          </table:table-cell>
          <table:table-cell office:value-type="string">
            <text:p>195875.0</text:p>
          </table:table-cell>
          <table:table-cell office:value-type="string">
            <text:p>195.0null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table:number-columns-repeated="2" office:value-type="string">
            <text:p>4/21/2008 11:45:17</text:p>
          </table:table-cell>
          <table:table-cell office:value-type="string">
            <text:p>4/21/2008 11:45:27</text:p>
          </table:table-cell>
          <table:table-cell office:value-type="string">
            <text:p>10362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7</text:p>
          </table:table-cell>
          <table:table-cell office:value-type="string">
            <text:p>4/21/2008 11:45:23</text:p>
          </table:table-cell>
          <table:table-cell office:value-type="string">
            <text:p>4/21/2008 11:46:13</text:p>
          </table:table-cell>
          <table:table-cell office:value-type="string">
            <text:p>50735.0</text:p>
          </table:table-cell>
          <table:table-cell office:value-type="string">
            <text:p>50.0null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7</text:p>
          </table:table-cell>
          <table:table-cell office:value-type="string">
            <text:p>4/21/2008 11:45:58</text:p>
          </table:table-cell>
          <table:table-cell office:value-type="string">
            <text:p>4/21/2008 11:49:19</text:p>
          </table:table-cell>
          <table:table-cell office:value-type="string">
            <text:p>200260.0</text:p>
          </table:table-cell>
          <table:table-cell office:value-type="string">
            <text:p>200.0null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7</text:p>
          </table:table-cell>
          <table:table-cell office:value-type="string">
            <text:p>4/21/2008 11:45:18</text:p>
          </table:table-cell>
          <table:table-cell office:value-type="string">
            <text:p>4/21/2008 11:45:29</text:p>
          </table:table-cell>
          <table:table-cell office:value-type="string">
            <text:p>11419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table:number-columns-repeated="2" office:value-type="string">
            <text:p>4/21/2008 11:45:17</text:p>
          </table:table-cell>
          <table:table-cell office:value-type="string">
            <text:p>4/21/2008 11:45:28</text:p>
          </table:table-cell>
          <table:table-cell office:value-type="string">
            <text:p>10096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7</text:p>
          </table:table-cell>
          <table:table-cell office:value-type="string">
            <text:p>4/21/2008 11:45:24</text:p>
          </table:table-cell>
          <table:table-cell office:value-type="string">
            <text:p>4/21/2008 11:45:59</text:p>
          </table:table-cell>
          <table:table-cell office:value-type="string">
            <text:p>35032.0</text:p>
          </table:table-cell>
          <table:table-cell office:value-type="string">
            <text:p>35.0null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17</text:p>
          </table:table-cell>
          <table:table-cell office:value-type="string">
            <text:p>4/21/2008 11:45:54</text:p>
          </table:table-cell>
          <table:table-cell office:value-type="string">
            <text:p>4/21/2008 11:49:4</text:p>
          </table:table-cell>
          <table:table-cell office:value-type="string">
            <text:p>190250.0</text:p>
          </table:table-cell>
          <table:table-cell office:value-type="string">
            <text:p>190.0null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20</text:p>
          </table:table-cell>
          <table:table-cell office:value-type="string">
            <text:p>4/21/2008 11:45:24</text:p>
          </table:table-cell>
          <table:table-cell office:value-type="string">
            <text:p>4/21/2008 11:46:10</text:p>
          </table:table-cell>
          <table:table-cell office:value-type="string">
            <text:p>46512.0</text:p>
          </table:table-cell>
          <table:table-cell office:value-type="string">
            <text:p>46.0null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20</text:p>
          </table:table-cell>
          <table:table-cell office:value-type="string">
            <text:p>4/21/2008 11:46:15</text:p>
          </table:table-cell>
          <table:table-cell office:value-type="string">
            <text:p>4/21/2008 11:49:4</text:p>
          </table:table-cell>
          <table:table-cell office:value-type="string">
            <text:p>169181.0</text:p>
          </table:table-cell>
          <table:table-cell office:value-type="string">
            <text:p>169.0null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20</text:p>
          </table:table-cell>
          <table:table-cell office:value-type="string">
            <text:p>4/21/2008 11:45:22</text:p>
          </table:table-cell>
          <table:table-cell office:value-type="string">
            <text:p>4/21/2008 11:45:31</text:p>
          </table:table-cell>
          <table:table-cell office:value-type="string">
            <text:p>8649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20</text:p>
          </table:table-cell>
          <table:table-cell office:value-type="string">
            <text:p>4/21/2008 11:45:24</text:p>
          </table:table-cell>
          <table:table-cell office:value-type="string">
            <text:p>4/21/2008 11:46:12</text:p>
          </table:table-cell>
          <table:table-cell office:value-type="string">
            <text:p>47816.0</text:p>
          </table:table-cell>
          <table:table-cell office:value-type="string">
            <text:p>47.0null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21</text:p>
          </table:table-cell>
          <table:table-cell office:value-type="string">
            <text:p>4/21/2008 11:45:58</text:p>
          </table:table-cell>
          <table:table-cell office:value-type="string">
            <text:p>4/21/2008 11:49:14</text:p>
          </table:table-cell>
          <table:table-cell office:value-type="string">
            <text:p>195343.0</text:p>
          </table:table-cell>
          <table:table-cell office:value-type="string">
            <text:p>195.0null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21</text:p>
          </table:table-cell>
          <table:table-cell office:value-type="string">
            <text:p>4/21/2008 11:45:22</text:p>
          </table:table-cell>
          <table:table-cell office:value-type="string">
            <text:p>4/21/2008 11:45:31</text:p>
          </table:table-cell>
          <table:table-cell office:value-type="string">
            <text:p>8650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21</text:p>
          </table:table-cell>
          <table:table-cell office:value-type="string">
            <text:p>4/21/2008 11:45:24</text:p>
          </table:table-cell>
          <table:table-cell office:value-type="string">
            <text:p>4/21/2008 11:46:15</text:p>
          </table:table-cell>
          <table:table-cell office:value-type="string">
            <text:p>51033.0</text:p>
          </table:table-cell>
          <table:table-cell office:value-type="string">
            <text:p>51.0null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21</text:p>
          </table:table-cell>
          <table:table-cell office:value-type="string">
            <text:p>4/21/2008 11:45:58</text:p>
          </table:table-cell>
          <table:table-cell office:value-type="string">
            <text:p>4/21/2008 11:49:19</text:p>
          </table:table-cell>
          <table:table-cell office:value-type="string">
            <text:p>200641.0</text:p>
          </table:table-cell>
          <table:table-cell office:value-type="string">
            <text:p>200.0null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office:value-type="string">
            <text:p>4/21/2008 11:45:21</text:p>
          </table:table-cell>
          <table:table-cell office:value-type="string">
            <text:p>4/21/2008 11:45:24</text:p>
          </table:table-cell>
          <table:table-cell office:value-type="string">
            <text:p>4/21/2008 11:46:16</text:p>
          </table:table-cell>
          <table:table-cell office:value-type="string">
            <text:p>51198.0</text:p>
          </table:table-cell>
          <table:table-cell office:value-type="string">
            <text:p>51.0null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4/21/2008 11:44:14</text:p>
          </table:table-cell>
          <table:table-cell table:number-columns-repeated="2" office:value-type="string">
            <text:p>4/21/2008 11:45:21</text:p>
          </table:table-cell>
          <table:table-cell office:value-type="string">
            <text:p>4/21/2008 11:45:32</text:p>
          </table:table-cell>
          <table:table-cell office:value-type="string">
            <text:p>11024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24</text:p>
          </table:table-cell>
          <table:table-cell office:value-type="string">
            <text:p>4/21/2008 11:46:19</text:p>
          </table:table-cell>
          <table:table-cell office:value-type="string">
            <text:p>4/21/2008 11:49:0</text:p>
          </table:table-cell>
          <table:table-cell office:value-type="string">
            <text:p>160334.0</text:p>
          </table:table-cell>
          <table:table-cell office:value-type="string">
            <text:p>160.0null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24</text:p>
          </table:table-cell>
          <table:table-cell office:value-type="string">
            <text:p>4/21/2008 11:45:25</text:p>
          </table:table-cell>
          <table:table-cell office:value-type="string">
            <text:p>4/21/2008 11:45:37</text:p>
          </table:table-cell>
          <table:table-cell office:value-type="string">
            <text:p>12172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24</text:p>
          </table:table-cell>
          <table:table-cell office:value-type="string">
            <text:p>4/21/2008 11:45:28</text:p>
          </table:table-cell>
          <table:table-cell office:value-type="string">
            <text:p>4/21/2008 11:46:17</text:p>
          </table:table-cell>
          <table:table-cell office:value-type="string">
            <text:p>49490.0</text:p>
          </table:table-cell>
          <table:table-cell office:value-type="string">
            <text:p>49.0null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24</text:p>
          </table:table-cell>
          <table:table-cell office:value-type="string">
            <text:p>4/21/2008 11:46:15</text:p>
          </table:table-cell>
          <table:table-cell office:value-type="string">
            <text:p>4/21/2008 11:49:10</text:p>
          </table:table-cell>
          <table:table-cell office:value-type="string">
            <text:p>175754.0</text:p>
          </table:table-cell>
          <table:table-cell office:value-type="string">
            <text:p>175.0null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table:number-columns-repeated="2" office:value-type="string">
            <text:p>4/21/2008 11:45:24</text:p>
          </table:table-cell>
          <table:table-cell office:value-type="string">
            <text:p>4/21/2008 11:45:35</text:p>
          </table:table-cell>
          <table:table-cell office:value-type="string">
            <text:p>10433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24</text:p>
          </table:table-cell>
          <table:table-cell office:value-type="string">
            <text:p>4/21/2008 11:46:15</text:p>
          </table:table-cell>
          <table:table-cell office:value-type="string">
            <text:p>4/21/2008 11:49:2</text:p>
          </table:table-cell>
          <table:table-cell office:value-type="string">
            <text:p>167192.0</text:p>
          </table:table-cell>
          <table:table-cell office:value-type="string">
            <text:p>167.0null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24</text:p>
          </table:table-cell>
          <table:table-cell office:value-type="string">
            <text:p>4/21/2008 11:45:27</text:p>
          </table:table-cell>
          <table:table-cell office:value-type="string">
            <text:p>4/21/2008 11:45:50</text:p>
          </table:table-cell>
          <table:table-cell office:value-type="string">
            <text:p>23041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table:number-columns-repeated="2" office:value-type="string">
            <text:p>4/21/2008 11:45:24</text:p>
          </table:table-cell>
          <table:table-cell office:value-type="string">
            <text:p>4/21/2008 11:45:34</text:p>
          </table:table-cell>
          <table:table-cell office:value-type="string">
            <text:p>9402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24</text:p>
          </table:table-cell>
          <table:table-cell office:value-type="string">
            <text:p>4/21/2008 11:45:27</text:p>
          </table:table-cell>
          <table:table-cell office:value-type="string">
            <text:p>4/21/2008 11:46:0</text:p>
          </table:table-cell>
          <table:table-cell office:value-type="string">
            <text:p>32800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24</text:p>
          </table:table-cell>
          <table:table-cell office:value-type="string">
            <text:p>4/21/2008 11:45:58</text:p>
          </table:table-cell>
          <table:table-cell office:value-type="string">
            <text:p>4/21/2008 11:49:19</text:p>
          </table:table-cell>
          <table:table-cell office:value-type="string">
            <text:p>200835.0</text:p>
          </table:table-cell>
          <table:table-cell office:value-type="string">
            <text:p>200.0null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table:number-columns-repeated="2" office:value-type="string">
            <text:p>4/21/2008 11:45:31</text:p>
          </table:table-cell>
          <table:table-cell office:value-type="string">
            <text:p>4/21/2008 11:45:40</text:p>
          </table:table-cell>
          <table:table-cell office:value-type="string">
            <text:p>9263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1</text:p>
          </table:table-cell>
          <table:table-cell office:value-type="string">
            <text:p>4/21/2008 11:45:50</text:p>
          </table:table-cell>
          <table:table-cell office:value-type="string">
            <text:p>4/21/2008 11:46:21</text:p>
          </table:table-cell>
          <table:table-cell office:value-type="string">
            <text:p>31149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1</text:p>
          </table:table-cell>
          <table:table-cell office:value-type="string">
            <text:p>4/21/2008 11:46:35</text:p>
          </table:table-cell>
          <table:table-cell office:value-type="string">
            <text:p>4/21/2008 11:49:19</text:p>
          </table:table-cell>
          <table:table-cell office:value-type="string">
            <text:p>164531.0</text:p>
          </table:table-cell>
          <table:table-cell office:value-type="string">
            <text:p>164.0null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table:number-columns-repeated="2" office:value-type="string">
            <text:p>4/21/2008 11:45:31</text:p>
          </table:table-cell>
          <table:table-cell office:value-type="string">
            <text:p>4/21/2008 11:45:40</text:p>
          </table:table-cell>
          <table:table-cell office:value-type="string">
            <text:p>9268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1</text:p>
          </table:table-cell>
          <table:table-cell office:value-type="string">
            <text:p>4/21/2008 11:45:41</text:p>
          </table:table-cell>
          <table:table-cell office:value-type="string">
            <text:p>4/21/2008 11:46:22</text:p>
          </table:table-cell>
          <table:table-cell office:value-type="string">
            <text:p>40489.0</text:p>
          </table:table-cell>
          <table:table-cell office:value-type="string">
            <text:p>40.0null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1</text:p>
          </table:table-cell>
          <table:table-cell office:value-type="string">
            <text:p>4/21/2008 11:46:25</text:p>
          </table:table-cell>
          <table:table-cell office:value-type="string">
            <text:p>4/21/2008 11:49:19</text:p>
          </table:table-cell>
          <table:table-cell office:value-type="string">
            <text:p>173611.0</text:p>
          </table:table-cell>
          <table:table-cell office:value-type="string">
            <text:p>173.0null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table:number-columns-repeated="2" office:value-type="string">
            <text:p>4/21/2008 11:45:31</text:p>
          </table:table-cell>
          <table:table-cell office:value-type="string">
            <text:p>4/21/2008 11:45:39</text:p>
          </table:table-cell>
          <table:table-cell office:value-type="string">
            <text:p>8120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1</text:p>
          </table:table-cell>
          <table:table-cell office:value-type="string">
            <text:p>4/21/2008 11:45:42</text:p>
          </table:table-cell>
          <table:table-cell office:value-type="string">
            <text:p>4/21/2008 11:46:18</text:p>
          </table:table-cell>
          <table:table-cell office:value-type="string">
            <text:p>36525.0</text:p>
          </table:table-cell>
          <table:table-cell office:value-type="string">
            <text:p>36.0null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1</text:p>
          </table:table-cell>
          <table:table-cell office:value-type="string">
            <text:p>4/21/2008 11:46:20</text:p>
          </table:table-cell>
          <table:table-cell office:value-type="string">
            <text:p>4/21/2008 11:49:14</text:p>
          </table:table-cell>
          <table:table-cell office:value-type="string">
            <text:p>173988.0</text:p>
          </table:table-cell>
          <table:table-cell office:value-type="string">
            <text:p>173.0null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table:number-columns-repeated="2" office:value-type="string">
            <text:p>4/21/2008 11:45:31</text:p>
          </table:table-cell>
          <table:table-cell office:value-type="string">
            <text:p>4/21/2008 11:45:41</text:p>
          </table:table-cell>
          <table:table-cell office:value-type="string">
            <text:p>10320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3</text:p>
          </table:table-cell>
          <table:table-cell office:value-type="string">
            <text:p>4/21/2008 11:45:47</text:p>
          </table:table-cell>
          <table:table-cell office:value-type="string">
            <text:p>4/21/2008 11:46:20</text:p>
          </table:table-cell>
          <table:table-cell office:value-type="string">
            <text:p>33455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3</text:p>
          </table:table-cell>
          <table:table-cell office:value-type="string">
            <text:p>4/21/2008 11:46:35</text:p>
          </table:table-cell>
          <table:table-cell office:value-type="string">
            <text:p>4/21/2008 11:49:19</text:p>
          </table:table-cell>
          <table:table-cell office:value-type="string">
            <text:p>163792.0</text:p>
          </table:table-cell>
          <table:table-cell office:value-type="string">
            <text:p>163.0null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3</text:p>
          </table:table-cell>
          <table:table-cell office:value-type="string">
            <text:p>4/21/2008 11:45:34</text:p>
          </table:table-cell>
          <table:table-cell office:value-type="string">
            <text:p>4/21/2008 11:45:42</text:p>
          </table:table-cell>
          <table:table-cell office:value-type="string">
            <text:p>869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3</text:p>
          </table:table-cell>
          <table:table-cell office:value-type="string">
            <text:p>4/21/2008 11:45:47</text:p>
          </table:table-cell>
          <table:table-cell office:value-type="string">
            <text:p>4/21/2008 11:46:22</text:p>
          </table:table-cell>
          <table:table-cell office:value-type="string">
            <text:p>35315.0</text:p>
          </table:table-cell>
          <table:table-cell office:value-type="string">
            <text:p>35.0null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3</text:p>
          </table:table-cell>
          <table:table-cell office:value-type="string">
            <text:p>4/21/2008 11:46:24</text:p>
          </table:table-cell>
          <table:table-cell office:value-type="string">
            <text:p>4/21/2008 11:48:50</text:p>
          </table:table-cell>
          <table:table-cell office:value-type="string">
            <text:p>145471.0</text:p>
          </table:table-cell>
          <table:table-cell office:value-type="string">
            <text:p>145.0null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3</text:p>
          </table:table-cell>
          <table:table-cell office:value-type="string">
            <text:p>4/21/2008 11:45:34</text:p>
          </table:table-cell>
          <table:table-cell office:value-type="string">
            <text:p>4/21/2008 11:45:43</text:p>
          </table:table-cell>
          <table:table-cell office:value-type="string">
            <text:p>8837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3</text:p>
          </table:table-cell>
          <table:table-cell office:value-type="string">
            <text:p>4/21/2008 11:45:47</text:p>
          </table:table-cell>
          <table:table-cell office:value-type="string">
            <text:p>4/21/2008 11:46:22</text:p>
          </table:table-cell>
          <table:table-cell office:value-type="string">
            <text:p>35137.0</text:p>
          </table:table-cell>
          <table:table-cell office:value-type="string">
            <text:p>35.0null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3</text:p>
          </table:table-cell>
          <table:table-cell office:value-type="string">
            <text:p>4/21/2008 11:46:25</text:p>
          </table:table-cell>
          <table:table-cell office:value-type="string">
            <text:p>4/21/2008 11:49:19</text:p>
          </table:table-cell>
          <table:table-cell office:value-type="string">
            <text:p>174678.0</text:p>
          </table:table-cell>
          <table:table-cell office:value-type="string">
            <text:p>174.0null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3</text:p>
          </table:table-cell>
          <table:table-cell office:value-type="string">
            <text:p>4/21/2008 11:45:34</text:p>
          </table:table-cell>
          <table:table-cell office:value-type="string">
            <text:p>4/21/2008 11:45:42</text:p>
          </table:table-cell>
          <table:table-cell office:value-type="string">
            <text:p>8337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3</text:p>
          </table:table-cell>
          <table:table-cell office:value-type="string">
            <text:p>4/21/2008 11:45:47</text:p>
          </table:table-cell>
          <table:table-cell office:value-type="string">
            <text:p>4/21/2008 11:46:21</text:p>
          </table:table-cell>
          <table:table-cell office:value-type="string">
            <text:p>33810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5</text:p>
          </table:table-cell>
          <table:table-cell office:value-type="string">
            <text:p>4/21/2008 11:46:35</text:p>
          </table:table-cell>
          <table:table-cell office:value-type="string">
            <text:p>4/21/2008 11:49:7</text:p>
          </table:table-cell>
          <table:table-cell office:value-type="string">
            <text:p>152200.0</text:p>
          </table:table-cell>
          <table:table-cell office:value-type="string">
            <text:p>152.0null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table:number-columns-repeated="2" office:value-type="string">
            <text:p>4/21/2008 11:45:35</text:p>
          </table:table-cell>
          <table:table-cell office:value-type="string">
            <text:p>4/21/2008 11:45:44</text:p>
          </table:table-cell>
          <table:table-cell office:value-type="string">
            <text:p>8892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5</text:p>
          </table:table-cell>
          <table:table-cell office:value-type="string">
            <text:p>4/21/2008 11:45:47</text:p>
          </table:table-cell>
          <table:table-cell office:value-type="string">
            <text:p>4/21/2008 11:46:11</text:p>
          </table:table-cell>
          <table:table-cell office:value-type="string">
            <text:p>23882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5</text:p>
          </table:table-cell>
          <table:table-cell office:value-type="string">
            <text:p>4/21/2008 11:46:25</text:p>
          </table:table-cell>
          <table:table-cell office:value-type="string">
            <text:p>4/21/2008 11:49:19</text:p>
          </table:table-cell>
          <table:table-cell office:value-type="string">
            <text:p>173647.0</text:p>
          </table:table-cell>
          <table:table-cell office:value-type="string">
            <text:p>173.0null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table:number-columns-repeated="2" office:value-type="string">
            <text:p>4/21/2008 11:45:35</text:p>
          </table:table-cell>
          <table:table-cell office:value-type="string">
            <text:p>4/21/2008 11:45:46</text:p>
          </table:table-cell>
          <table:table-cell office:value-type="string">
            <text:p>10189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5</text:p>
          </table:table-cell>
          <table:table-cell office:value-type="string">
            <text:p>4/21/2008 11:45:47</text:p>
          </table:table-cell>
          <table:table-cell office:value-type="string">
            <text:p>4/21/2008 11:46:15</text:p>
          </table:table-cell>
          <table:table-cell office:value-type="string">
            <text:p>28689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5</text:p>
          </table:table-cell>
          <table:table-cell office:value-type="string">
            <text:p>4/21/2008 11:46:25</text:p>
          </table:table-cell>
          <table:table-cell office:value-type="string">
            <text:p>4/21/2008 11:49:19</text:p>
          </table:table-cell>
          <table:table-cell office:value-type="string">
            <text:p>174138.0</text:p>
          </table:table-cell>
          <table:table-cell office:value-type="string">
            <text:p>174.0null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table:number-columns-repeated="2" office:value-type="string">
            <text:p>4/21/2008 11:45:35</text:p>
          </table:table-cell>
          <table:table-cell office:value-type="string">
            <text:p>4/21/2008 11:45:45</text:p>
          </table:table-cell>
          <table:table-cell office:value-type="string">
            <text:p>10025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5</text:p>
          </table:table-cell>
          <table:table-cell office:value-type="string">
            <text:p>4/21/2008 11:45:47</text:p>
          </table:table-cell>
          <table:table-cell office:value-type="string">
            <text:p>4/21/2008 11:46:22</text:p>
          </table:table-cell>
          <table:table-cell office:value-type="string">
            <text:p>35323.0</text:p>
          </table:table-cell>
          <table:table-cell office:value-type="string">
            <text:p>35.0null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5</text:p>
          </table:table-cell>
          <table:table-cell office:value-type="string">
            <text:p>4/21/2008 11:46:24</text:p>
          </table:table-cell>
          <table:table-cell office:value-type="string">
            <text:p>4/21/2008 11:49:11</text:p>
          </table:table-cell>
          <table:table-cell office:value-type="string">
            <text:p>166319.0</text:p>
          </table:table-cell>
          <table:table-cell office:value-type="string">
            <text:p>166.0null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7</text:p>
          </table:table-cell>
          <table:table-cell office:value-type="string">
            <text:p>4/21/2008 11:45:38</text:p>
          </table:table-cell>
          <table:table-cell office:value-type="string">
            <text:p>4/21/2008 11:45:46</text:p>
          </table:table-cell>
          <table:table-cell office:value-type="string">
            <text:p>8528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7</text:p>
          </table:table-cell>
          <table:table-cell office:value-type="string">
            <text:p>4/21/2008 11:45:47</text:p>
          </table:table-cell>
          <table:table-cell office:value-type="string">
            <text:p>4/21/2008 11:46:21</text:p>
          </table:table-cell>
          <table:table-cell office:value-type="string">
            <text:p>34026.0</text:p>
          </table:table-cell>
          <table:table-cell office:value-type="string">
            <text:p>34.0null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8</text:p>
          </table:table-cell>
          <table:table-cell office:value-type="string">
            <text:p>4/21/2008 11:46:35</text:p>
          </table:table-cell>
          <table:table-cell office:value-type="string">
            <text:p>4/21/2008 11:49:19</text:p>
          </table:table-cell>
          <table:table-cell office:value-type="string">
            <text:p>164708.0</text:p>
          </table:table-cell>
          <table:table-cell office:value-type="string">
            <text:p>164.0null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8</text:p>
          </table:table-cell>
          <table:table-cell office:value-type="string">
            <text:p>4/21/2008 11:45:39</text:p>
          </table:table-cell>
          <table:table-cell office:value-type="string">
            <text:p>4/21/2008 11:45:46</text:p>
          </table:table-cell>
          <table:table-cell office:value-type="string">
            <text:p>7283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8</text:p>
          </table:table-cell>
          <table:table-cell office:value-type="string">
            <text:p>4/21/2008 11:45:47</text:p>
          </table:table-cell>
          <table:table-cell office:value-type="string">
            <text:p>4/21/2008 11:46:22</text:p>
          </table:table-cell>
          <table:table-cell office:value-type="string">
            <text:p>34831.0</text:p>
          </table:table-cell>
          <table:table-cell office:value-type="string">
            <text:p>34.0null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8</text:p>
          </table:table-cell>
          <table:table-cell office:value-type="string">
            <text:p>4/21/2008 11:46:25</text:p>
          </table:table-cell>
          <table:table-cell office:value-type="string">
            <text:p>4/21/2008 11:49:18</text:p>
          </table:table-cell>
          <table:table-cell office:value-type="string">
            <text:p>172479.0</text:p>
          </table:table-cell>
          <table:table-cell office:value-type="string">
            <text:p>172.0null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table:number-columns-repeated="2" office:value-type="string">
            <text:p>4/21/2008 11:45:38</text:p>
          </table:table-cell>
          <table:table-cell office:value-type="string">
            <text:p>4/21/2008 11:45:46</text:p>
          </table:table-cell>
          <table:table-cell office:value-type="string">
            <text:p>7811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8</text:p>
          </table:table-cell>
          <table:table-cell office:value-type="string">
            <text:p>4/21/2008 11:45:47</text:p>
          </table:table-cell>
          <table:table-cell office:value-type="string">
            <text:p>4/21/2008 11:46:15</text:p>
          </table:table-cell>
          <table:table-cell office:value-type="string">
            <text:p>28237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office:value-type="string">
            <text:p>4/21/2008 11:45:38</text:p>
          </table:table-cell>
          <table:table-cell office:value-type="string">
            <text:p>4/21/2008 11:46:24</text:p>
          </table:table-cell>
          <table:table-cell office:value-type="string">
            <text:p>4/21/2008 11:49:19</text:p>
          </table:table-cell>
          <table:table-cell office:value-type="string">
            <text:p>174795.0</text:p>
          </table:table-cell>
          <table:table-cell office:value-type="string">
            <text:p>174.0null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string">
            <text:p>4/21/2008 11:44:15</text:p>
          </table:table-cell>
          <table:table-cell table:number-columns-repeated="2" office:value-type="string">
            <text:p>4/21/2008 11:45:38</text:p>
          </table:table-cell>
          <table:table-cell office:value-type="string">
            <text:p>4/21/2008 11:45:46</text:p>
          </table:table-cell>
          <table:table-cell office:value-type="string">
            <text:p>7347.0</text:p>
          </table:table-cell>
          <table:table-cell office:value-type="string">
            <text:p>7.0null</text:p>
          </table:table-cell>
        </table:table-row>
      </table:table>
      <table:table table:name="Fatorial 30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ERROR-RETRY-TIMES</text:p>
          </table:table-cell>
          <table:table-cell office:value-type="string">
            <text:p>CREATED-TIME</text:p>
          </table:table-cell>
          <table:table-cell office:value-type="string">
            <text:p>SUBMITED-TIME</text:p>
          </table:table-cell>
          <table:table-cell office:value-type="string">
            <text:p>STARTED_TIME</text:p>
          </table:table-cell>
          <table:table-cell office:value-type="string">
            <text:p>FINISHED_TIME</text:p>
          </table:table-cell>
          <table:table-cell office:value-type="string">
            <text:p>EXECUTION-TIME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4/21/2008 2:25:2</text:p>
          </table:table-cell>
          <table:table-cell table:number-columns-repeated="2" office:value-type="string">
            <text:p>4/21/2008 2:25:15</text:p>
          </table:table-cell>
          <table:table-cell office:value-type="string">
            <text:p>4/21/2008 2:25:51</text:p>
          </table:table-cell>
          <table:table-cell office:value-type="string">
            <text:p>35504.0</text:p>
          </table:table-cell>
          <table:table-cell office:value-type="string">
            <text:p>35.0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table:number-columns-repeated="2" office:value-type="string">
            <text:p>4/21/2008 2:25:15</text:p>
          </table:table-cell>
          <table:table-cell office:value-type="string">
            <text:p>4/21/2008 2:25:51</text:p>
          </table:table-cell>
          <table:table-cell office:value-type="string">
            <text:p>35177.0</text:p>
          </table:table-cell>
          <table:table-cell office:value-type="string">
            <text:p>35.0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5</text:p>
          </table:table-cell>
          <table:table-cell office:value-type="string">
            <text:p>4/21/2008 2:25:17</text:p>
          </table:table-cell>
          <table:table-cell office:value-type="string">
            <text:p>4/21/2008 2:28:33</text:p>
          </table:table-cell>
          <table:table-cell office:value-type="string">
            <text:p>195945.0</text:p>
          </table:table-cell>
          <table:table-cell office:value-type="string">
            <text:p>195.0nu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5</text:p>
          </table:table-cell>
          <table:table-cell office:value-type="string">
            <text:p>4/21/2008 2:25:17</text:p>
          </table:table-cell>
          <table:table-cell office:value-type="string">
            <text:p>4/21/2008 2:25:44</text:p>
          </table:table-cell>
          <table:table-cell office:value-type="string">
            <text:p>27618.0</text:p>
          </table:table-cell>
          <table:table-cell office:value-type="string">
            <text:p>27.0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table:number-columns-repeated="2" office:value-type="string">
            <text:p>4/21/2008 2:25:15</text:p>
          </table:table-cell>
          <table:table-cell office:value-type="string">
            <text:p>4/21/2008 2:25:50</text:p>
          </table:table-cell>
          <table:table-cell office:value-type="string">
            <text:p>34499.0</text:p>
          </table:table-cell>
          <table:table-cell office:value-type="string">
            <text:p>34.0nu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5</text:p>
          </table:table-cell>
          <table:table-cell office:value-type="string">
            <text:p>4/21/2008 2:25:17</text:p>
          </table:table-cell>
          <table:table-cell office:value-type="string">
            <text:p>4/21/2008 2:27:37</text:p>
          </table:table-cell>
          <table:table-cell office:value-type="string">
            <text:p>139798.0</text:p>
          </table:table-cell>
          <table:table-cell office:value-type="string">
            <text:p>139.0nu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5</text:p>
          </table:table-cell>
          <table:table-cell office:value-type="string">
            <text:p>4/21/2008 2:25:17</text:p>
          </table:table-cell>
          <table:table-cell office:value-type="string">
            <text:p>4/21/2008 2:25:39</text:p>
          </table:table-cell>
          <table:table-cell office:value-type="string">
            <text:p>22162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table:number-columns-repeated="2" office:value-type="string">
            <text:p>4/21/2008 2:25:15</text:p>
          </table:table-cell>
          <table:table-cell office:value-type="string">
            <text:p>4/21/2008 2:25:50</text:p>
          </table:table-cell>
          <table:table-cell office:value-type="string">
            <text:p>34609.0</text:p>
          </table:table-cell>
          <table:table-cell office:value-type="string">
            <text:p>34.0nu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5</text:p>
          </table:table-cell>
          <table:table-cell office:value-type="string">
            <text:p>4/21/2008 2:25:16</text:p>
          </table:table-cell>
          <table:table-cell office:value-type="string">
            <text:p>4/21/2008 2:25:46</text:p>
          </table:table-cell>
          <table:table-cell office:value-type="string">
            <text:p>29704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5</text:p>
          </table:table-cell>
          <table:table-cell office:value-type="string">
            <text:p>4/21/2008 2:25:17</text:p>
          </table:table-cell>
          <table:table-cell office:value-type="string">
            <text:p>4/21/2008 2:28:54</text:p>
          </table:table-cell>
          <table:table-cell office:value-type="string">
            <text:p>216533.0</text:p>
          </table:table-cell>
          <table:table-cell office:value-type="string">
            <text:p>216.0nu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6</text:p>
          </table:table-cell>
          <table:table-cell office:value-type="string">
            <text:p>4/21/2008 2:25:17</text:p>
          </table:table-cell>
          <table:table-cell office:value-type="string">
            <text:p>4/21/2008 2:27:52</text:p>
          </table:table-cell>
          <table:table-cell office:value-type="string">
            <text:p>154306.0</text:p>
          </table:table-cell>
          <table:table-cell office:value-type="string">
            <text:p>154.0nul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6</text:p>
          </table:table-cell>
          <table:table-cell office:value-type="string">
            <text:p>4/21/2008 2:25:17</text:p>
          </table:table-cell>
          <table:table-cell office:value-type="string">
            <text:p>4/21/2008 2:25:39</text:p>
          </table:table-cell>
          <table:table-cell office:value-type="string">
            <text:p>22131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6</text:p>
          </table:table-cell>
          <table:table-cell office:value-type="string">
            <text:p>4/21/2008 2:25:18</text:p>
          </table:table-cell>
          <table:table-cell office:value-type="string">
            <text:p>4/21/2008 2:27:32</text:p>
          </table:table-cell>
          <table:table-cell office:value-type="string">
            <text:p>133396.0</text:p>
          </table:table-cell>
          <table:table-cell office:value-type="string">
            <text:p>133.0nul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table:number-columns-repeated="2" office:value-type="string">
            <text:p>4/21/2008 2:25:16</text:p>
          </table:table-cell>
          <table:table-cell office:value-type="string">
            <text:p>4/21/2008 2:25:51</text:p>
          </table:table-cell>
          <table:table-cell office:value-type="string">
            <text:p>35006.0</text:p>
          </table:table-cell>
          <table:table-cell office:value-type="string">
            <text:p>35.0nu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6</text:p>
          </table:table-cell>
          <table:table-cell office:value-type="string">
            <text:p>4/21/2008 2:25:17</text:p>
          </table:table-cell>
          <table:table-cell office:value-type="string">
            <text:p>4/21/2008 2:25:44</text:p>
          </table:table-cell>
          <table:table-cell office:value-type="string">
            <text:p>27507.0</text:p>
          </table:table-cell>
          <table:table-cell office:value-type="string">
            <text:p>27.0nul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6</text:p>
          </table:table-cell>
          <table:table-cell office:value-type="string">
            <text:p>4/21/2008 2:25:17</text:p>
          </table:table-cell>
          <table:table-cell office:value-type="string">
            <text:p>4/21/2008 2:27:15</text:p>
          </table:table-cell>
          <table:table-cell office:value-type="string">
            <text:p>117544.0</text:p>
          </table:table-cell>
          <table:table-cell office:value-type="string">
            <text:p>117.0nu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table:number-columns-repeated="2" office:value-type="string">
            <text:p>4/21/2008 2:25:16</text:p>
          </table:table-cell>
          <table:table-cell office:value-type="string">
            <text:p>4/21/2008 2:25:51</text:p>
          </table:table-cell>
          <table:table-cell office:value-type="string">
            <text:p>34116.0</text:p>
          </table:table-cell>
          <table:table-cell office:value-type="string">
            <text:p>34.0nu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6</text:p>
          </table:table-cell>
          <table:table-cell office:value-type="string">
            <text:p>4/21/2008 2:25:17</text:p>
          </table:table-cell>
          <table:table-cell office:value-type="string">
            <text:p>4/21/2008 2:25:39</text:p>
          </table:table-cell>
          <table:table-cell office:value-type="string">
            <text:p>22011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6</text:p>
          </table:table-cell>
          <table:table-cell office:value-type="string">
            <text:p>4/21/2008 2:25:17</text:p>
          </table:table-cell>
          <table:table-cell office:value-type="string">
            <text:p>4/21/2008 2:25:50</text:p>
          </table:table-cell>
          <table:table-cell office:value-type="string">
            <text:p>33127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6</text:p>
          </table:table-cell>
          <table:table-cell office:value-type="string">
            <text:p>4/21/2008 2:25:17</text:p>
          </table:table-cell>
          <table:table-cell office:value-type="string">
            <text:p>4/21/2008 2:25:44</text:p>
          </table:table-cell>
          <table:table-cell office:value-type="string">
            <text:p>27114.0</text:p>
          </table:table-cell>
          <table:table-cell office:value-type="string">
            <text:p>27.0nu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7</text:p>
          </table:table-cell>
          <table:table-cell office:value-type="string">
            <text:p>4/21/2008 2:25:18</text:p>
          </table:table-cell>
          <table:table-cell office:value-type="string">
            <text:p>4/21/2008 2:27:9</text:p>
          </table:table-cell>
          <table:table-cell office:value-type="string">
            <text:p>111207.0</text:p>
          </table:table-cell>
          <table:table-cell office:value-type="string">
            <text:p>111.0nul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table:number-columns-repeated="2" office:value-type="string">
            <text:p>4/21/2008 2:25:17</text:p>
          </table:table-cell>
          <table:table-cell office:value-type="string">
            <text:p>4/21/2008 2:25:51</text:p>
          </table:table-cell>
          <table:table-cell office:value-type="string">
            <text:p>34259.0</text:p>
          </table:table-cell>
          <table:table-cell office:value-type="string">
            <text:p>34.0nu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table:number-columns-repeated="2" office:value-type="string">
            <text:p>4/21/2008 2:25:17</text:p>
          </table:table-cell>
          <table:table-cell office:value-type="string">
            <text:p>4/21/2008 2:25:43</text:p>
          </table:table-cell>
          <table:table-cell office:value-type="string">
            <text:p>25751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7</text:p>
          </table:table-cell>
          <table:table-cell office:value-type="string">
            <text:p>4/21/2008 2:25:18</text:p>
          </table:table-cell>
          <table:table-cell office:value-type="string">
            <text:p>4/21/2008 2:27:37</text:p>
          </table:table-cell>
          <table:table-cell office:value-type="string">
            <text:p>139119.0</text:p>
          </table:table-cell>
          <table:table-cell office:value-type="string">
            <text:p>139.0nu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table:number-columns-repeated="2" office:value-type="string">
            <text:p>4/21/2008 2:25:17</text:p>
          </table:table-cell>
          <table:table-cell office:value-type="string">
            <text:p>4/21/2008 2:25:51</text:p>
          </table:table-cell>
          <table:table-cell office:value-type="string">
            <text:p>34245.0</text:p>
          </table:table-cell>
          <table:table-cell office:value-type="string">
            <text:p>34.0nu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7</text:p>
          </table:table-cell>
          <table:table-cell office:value-type="string">
            <text:p>4/21/2008 2:25:18</text:p>
          </table:table-cell>
          <table:table-cell office:value-type="string">
            <text:p>4/21/2008 2:25:46</text:p>
          </table:table-cell>
          <table:table-cell office:value-type="string">
            <text:p>28200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7</text:p>
          </table:table-cell>
          <table:table-cell office:value-type="string">
            <text:p>4/21/2008 2:25:19</text:p>
          </table:table-cell>
          <table:table-cell office:value-type="string">
            <text:p>4/21/2008 2:27:37</text:p>
          </table:table-cell>
          <table:table-cell office:value-type="string">
            <text:p>137990.0</text:p>
          </table:table-cell>
          <table:table-cell office:value-type="string">
            <text:p>137.0nul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table:number-columns-repeated="2" office:value-type="string">
            <text:p>4/21/2008 2:25:17</text:p>
          </table:table-cell>
          <table:table-cell office:value-type="string">
            <text:p>4/21/2008 2:25:51</text:p>
          </table:table-cell>
          <table:table-cell office:value-type="string">
            <text:p>33407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7</text:p>
          </table:table-cell>
          <table:table-cell office:value-type="string">
            <text:p>4/21/2008 2:25:18</text:p>
          </table:table-cell>
          <table:table-cell office:value-type="string">
            <text:p>4/21/2008 2:25:49</text:p>
          </table:table-cell>
          <table:table-cell office:value-type="string">
            <text:p>31108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4/21/2008 2:25:2</text:p>
          </table:table-cell>
          <table:table-cell office:value-type="string">
            <text:p>4/21/2008 2:25:17</text:p>
          </table:table-cell>
          <table:table-cell office:value-type="string">
            <text:p>4/21/2008 2:25:19</text:p>
          </table:table-cell>
          <table:table-cell office:value-type="string">
            <text:p>4/21/2008 2:27:44</text:p>
          </table:table-cell>
          <table:table-cell office:value-type="string">
            <text:p>145496.0</text:p>
          </table:table-cell>
          <table:table-cell office:value-type="string">
            <text:p>145.0nul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table:number-columns-repeated="2" office:value-type="string">
            <text:p>4/21/2008 2:25:18</text:p>
          </table:table-cell>
          <table:table-cell office:value-type="string">
            <text:p>4/21/2008 2:25:48</text:p>
          </table:table-cell>
          <table:table-cell office:value-type="string">
            <text:p>29477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8</text:p>
          </table:table-cell>
          <table:table-cell office:value-type="string">
            <text:p>4/21/2008 2:25:26</text:p>
          </table:table-cell>
          <table:table-cell office:value-type="string">
            <text:p>4/21/2008 2:25:49</text:p>
          </table:table-cell>
          <table:table-cell office:value-type="string">
            <text:p>22572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8</text:p>
          </table:table-cell>
          <table:table-cell office:value-type="string">
            <text:p>4/21/2008 2:25:20</text:p>
          </table:table-cell>
          <table:table-cell office:value-type="string">
            <text:p>4/21/2008 2:27:19</text:p>
          </table:table-cell>
          <table:table-cell office:value-type="string">
            <text:p>118471.0</text:p>
          </table:table-cell>
          <table:table-cell office:value-type="string">
            <text:p>118.0null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8</text:p>
          </table:table-cell>
          <table:table-cell office:value-type="string">
            <text:p>4/21/2008 2:25:30</text:p>
          </table:table-cell>
          <table:table-cell office:value-type="string">
            <text:p>4/21/2008 2:25:49</text:p>
          </table:table-cell>
          <table:table-cell office:value-type="string">
            <text:p>19204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8</text:p>
          </table:table-cell>
          <table:table-cell office:value-type="string">
            <text:p>4/21/2008 2:25:20</text:p>
          </table:table-cell>
          <table:table-cell office:value-type="string">
            <text:p>4/21/2008 2:27:29</text:p>
          </table:table-cell>
          <table:table-cell office:value-type="string">
            <text:p>128984.0</text:p>
          </table:table-cell>
          <table:table-cell office:value-type="string">
            <text:p>128.0nul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8</text:p>
          </table:table-cell>
          <table:table-cell office:value-type="string">
            <text:p>4/21/2008 2:25:31</text:p>
          </table:table-cell>
          <table:table-cell office:value-type="string">
            <text:p>4/21/2008 2:25:54</text:p>
          </table:table-cell>
          <table:table-cell office:value-type="string">
            <text:p>23457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8</text:p>
          </table:table-cell>
          <table:table-cell office:value-type="string">
            <text:p>4/21/2008 2:25:20</text:p>
          </table:table-cell>
          <table:table-cell office:value-type="string">
            <text:p>4/21/2008 2:28:43</text:p>
          </table:table-cell>
          <table:table-cell office:value-type="string">
            <text:p>203094.0</text:p>
          </table:table-cell>
          <table:table-cell office:value-type="string">
            <text:p>203.0null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table:number-columns-repeated="2" office:value-type="string">
            <text:p>4/21/2008 2:25:18</text:p>
          </table:table-cell>
          <table:table-cell office:value-type="string">
            <text:p>4/21/2008 2:25:46</text:p>
          </table:table-cell>
          <table:table-cell office:value-type="string">
            <text:p>27442.0</text:p>
          </table:table-cell>
          <table:table-cell office:value-type="string">
            <text:p>27.0nul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8</text:p>
          </table:table-cell>
          <table:table-cell office:value-type="string">
            <text:p>4/21/2008 2:25:30</text:p>
          </table:table-cell>
          <table:table-cell office:value-type="string">
            <text:p>4/21/2008 2:25:54</text:p>
          </table:table-cell>
          <table:table-cell office:value-type="string">
            <text:p>24638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8</text:p>
          </table:table-cell>
          <table:table-cell office:value-type="string">
            <text:p>4/21/2008 2:25:21</text:p>
          </table:table-cell>
          <table:table-cell office:value-type="string">
            <text:p>4/21/2008 2:28:43</text:p>
          </table:table-cell>
          <table:table-cell office:value-type="string">
            <text:p>202240.0</text:p>
          </table:table-cell>
          <table:table-cell office:value-type="string">
            <text:p>202.0nu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table:number-columns-repeated="2" office:value-type="string">
            <text:p>4/21/2008 2:25:18</text:p>
          </table:table-cell>
          <table:table-cell office:value-type="string">
            <text:p>4/21/2008 2:25:48</text:p>
          </table:table-cell>
          <table:table-cell office:value-type="string">
            <text:p>29640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8</text:p>
          </table:table-cell>
          <table:table-cell office:value-type="string">
            <text:p>4/21/2008 2:25:19</text:p>
          </table:table-cell>
          <table:table-cell office:value-type="string">
            <text:p>4/21/2008 2:25:49</text:p>
          </table:table-cell>
          <table:table-cell office:value-type="string">
            <text:p>29889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8</text:p>
          </table:table-cell>
          <table:table-cell office:value-type="string">
            <text:p>4/21/2008 2:25:31</text:p>
          </table:table-cell>
          <table:table-cell office:value-type="string">
            <text:p>4/21/2008 2:25:54</text:p>
          </table:table-cell>
          <table:table-cell office:value-type="string">
            <text:p>23609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8</text:p>
          </table:table-cell>
          <table:table-cell office:value-type="string">
            <text:p>4/21/2008 2:25:19</text:p>
          </table:table-cell>
          <table:table-cell office:value-type="string">
            <text:p>4/21/2008 2:25:42</text:p>
          </table:table-cell>
          <table:table-cell office:value-type="string">
            <text:p>23558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8</text:p>
          </table:table-cell>
          <table:table-cell office:value-type="string">
            <text:p>4/21/2008 2:25:22</text:p>
          </table:table-cell>
          <table:table-cell office:value-type="string">
            <text:p>4/21/2008 2:28:54</text:p>
          </table:table-cell>
          <table:table-cell office:value-type="string">
            <text:p>211626.0</text:p>
          </table:table-cell>
          <table:table-cell office:value-type="string">
            <text:p>211.0nu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8</text:p>
          </table:table-cell>
          <table:table-cell office:value-type="string">
            <text:p>4/21/2008 2:25:19</text:p>
          </table:table-cell>
          <table:table-cell office:value-type="string">
            <text:p>4/21/2008 2:25:48</text:p>
          </table:table-cell>
          <table:table-cell office:value-type="string">
            <text:p>29887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8</text:p>
          </table:table-cell>
          <table:table-cell office:value-type="string">
            <text:p>4/21/2008 2:25:30</text:p>
          </table:table-cell>
          <table:table-cell office:value-type="string">
            <text:p>4/21/2008 2:25:49</text:p>
          </table:table-cell>
          <table:table-cell office:value-type="string">
            <text:p>19342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8</text:p>
          </table:table-cell>
          <table:table-cell office:value-type="string">
            <text:p>4/21/2008 2:25:20</text:p>
          </table:table-cell>
          <table:table-cell office:value-type="string">
            <text:p>4/21/2008 2:28:9</text:p>
          </table:table-cell>
          <table:table-cell office:value-type="string">
            <text:p>168486.0</text:p>
          </table:table-cell>
          <table:table-cell office:value-type="string">
            <text:p>168.0nul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table:number-columns-repeated="2" office:value-type="string">
            <text:p>4/21/2008 2:25:18</text:p>
          </table:table-cell>
          <table:table-cell office:value-type="string">
            <text:p>4/21/2008 2:25:48</text:p>
          </table:table-cell>
          <table:table-cell office:value-type="string">
            <text:p>29811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8</text:p>
          </table:table-cell>
          <table:table-cell office:value-type="string">
            <text:p>4/21/2008 2:25:31</text:p>
          </table:table-cell>
          <table:table-cell office:value-type="string">
            <text:p>4/21/2008 2:26:13</text:p>
          </table:table-cell>
          <table:table-cell office:value-type="string">
            <text:p>42291.0</text:p>
          </table:table-cell>
          <table:table-cell office:value-type="string">
            <text:p>42.0null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9</text:p>
          </table:table-cell>
          <table:table-cell office:value-type="string">
            <text:p>4/21/2008 2:25:20</text:p>
          </table:table-cell>
          <table:table-cell office:value-type="string">
            <text:p>4/21/2008 2:25:49</text:p>
          </table:table-cell>
          <table:table-cell office:value-type="string">
            <text:p>29348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8</text:p>
          </table:table-cell>
          <table:table-cell office:value-type="string">
            <text:p>4/21/2008 2:25:24</text:p>
          </table:table-cell>
          <table:table-cell office:value-type="string">
            <text:p>4/21/2008 2:29:29</text:p>
          </table:table-cell>
          <table:table-cell office:value-type="string">
            <text:p>245373.0</text:p>
          </table:table-cell>
          <table:table-cell office:value-type="string">
            <text:p>245.0null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9</text:p>
          </table:table-cell>
          <table:table-cell office:value-type="string">
            <text:p>4/21/2008 2:25:35</text:p>
          </table:table-cell>
          <table:table-cell office:value-type="string">
            <text:p>4/21/2008 2:26:18</text:p>
          </table:table-cell>
          <table:table-cell office:value-type="string">
            <text:p>42579.0</text:p>
          </table:table-cell>
          <table:table-cell office:value-type="string">
            <text:p>42.0null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9</text:p>
          </table:table-cell>
          <table:table-cell office:value-type="string">
            <text:p>4/21/2008 2:25:24</text:p>
          </table:table-cell>
          <table:table-cell office:value-type="string">
            <text:p>4/21/2008 2:27:9</text:p>
          </table:table-cell>
          <table:table-cell office:value-type="string">
            <text:p>105253.0</text:p>
          </table:table-cell>
          <table:table-cell office:value-type="string">
            <text:p>105.0null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9</text:p>
          </table:table-cell>
          <table:table-cell office:value-type="string">
            <text:p>4/21/2008 2:25:20</text:p>
          </table:table-cell>
          <table:table-cell office:value-type="string">
            <text:p>4/21/2008 2:25:49</text:p>
          </table:table-cell>
          <table:table-cell office:value-type="string">
            <text:p>28852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9</text:p>
          </table:table-cell>
          <table:table-cell office:value-type="string">
            <text:p>4/21/2008 2:25:31</text:p>
          </table:table-cell>
          <table:table-cell office:value-type="string">
            <text:p>4/21/2008 2:26:18</text:p>
          </table:table-cell>
          <table:table-cell office:value-type="string">
            <text:p>46968.0</text:p>
          </table:table-cell>
          <table:table-cell office:value-type="string">
            <text:p>46.0nul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9</text:p>
          </table:table-cell>
          <table:table-cell office:value-type="string">
            <text:p>4/21/2008 2:25:21</text:p>
          </table:table-cell>
          <table:table-cell office:value-type="string">
            <text:p>4/21/2008 2:28:46</text:p>
          </table:table-cell>
          <table:table-cell office:value-type="string">
            <text:p>204866.0</text:p>
          </table:table-cell>
          <table:table-cell office:value-type="string">
            <text:p>204.0null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9</text:p>
          </table:table-cell>
          <table:table-cell office:value-type="string">
            <text:p>4/21/2008 2:25:20</text:p>
          </table:table-cell>
          <table:table-cell office:value-type="string">
            <text:p>4/21/2008 2:25:49</text:p>
          </table:table-cell>
          <table:table-cell office:value-type="string">
            <text:p>28979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9</text:p>
          </table:table-cell>
          <table:table-cell office:value-type="string">
            <text:p>4/21/2008 2:25:31</text:p>
          </table:table-cell>
          <table:table-cell office:value-type="string">
            <text:p>4/21/2008 2:25:49</text:p>
          </table:table-cell>
          <table:table-cell office:value-type="string">
            <text:p>18130.0</text:p>
          </table:table-cell>
          <table:table-cell office:value-type="string">
            <text:p>18.0nul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9</text:p>
          </table:table-cell>
          <table:table-cell office:value-type="string">
            <text:p>4/21/2008 2:25:24</text:p>
          </table:table-cell>
          <table:table-cell office:value-type="string">
            <text:p>4/21/2008 2:27:44</text:p>
          </table:table-cell>
          <table:table-cell office:value-type="string">
            <text:p>139768.0</text:p>
          </table:table-cell>
          <table:table-cell office:value-type="string">
            <text:p>139.0null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19</text:p>
          </table:table-cell>
          <table:table-cell office:value-type="string">
            <text:p>4/21/2008 2:25:22</text:p>
          </table:table-cell>
          <table:table-cell office:value-type="string">
            <text:p>4/21/2008 2:25:51</text:p>
          </table:table-cell>
          <table:table-cell office:value-type="string">
            <text:p>28290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0</text:p>
          </table:table-cell>
          <table:table-cell office:value-type="string">
            <text:p>4/21/2008 2:25:30</text:p>
          </table:table-cell>
          <table:table-cell office:value-type="string">
            <text:p>4/21/2008 2:25:55</text:p>
          </table:table-cell>
          <table:table-cell office:value-type="string">
            <text:p>24945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0</text:p>
          </table:table-cell>
          <table:table-cell office:value-type="string">
            <text:p>4/21/2008 2:25:24</text:p>
          </table:table-cell>
          <table:table-cell office:value-type="string">
            <text:p>4/21/2008 2:27:37</text:p>
          </table:table-cell>
          <table:table-cell office:value-type="string">
            <text:p>133017.0</text:p>
          </table:table-cell>
          <table:table-cell office:value-type="string">
            <text:p>133.0null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0</text:p>
          </table:table-cell>
          <table:table-cell office:value-type="string">
            <text:p>4/21/2008 2:25:21</text:p>
          </table:table-cell>
          <table:table-cell office:value-type="string">
            <text:p>4/21/2008 2:25:50</text:p>
          </table:table-cell>
          <table:table-cell office:value-type="string">
            <text:p>28786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0</text:p>
          </table:table-cell>
          <table:table-cell office:value-type="string">
            <text:p>4/21/2008 2:25:34</text:p>
          </table:table-cell>
          <table:table-cell office:value-type="string">
            <text:p>4/21/2008 2:25:54</text:p>
          </table:table-cell>
          <table:table-cell office:value-type="string">
            <text:p>20827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0</text:p>
          </table:table-cell>
          <table:table-cell office:value-type="string">
            <text:p>4/21/2008 2:25:21</text:p>
          </table:table-cell>
          <table:table-cell office:value-type="string">
            <text:p>4/21/2008 2:25:49</text:p>
          </table:table-cell>
          <table:table-cell office:value-type="string">
            <text:p>27990.0</text:p>
          </table:table-cell>
          <table:table-cell office:value-type="string">
            <text:p>27.0nul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0</text:p>
          </table:table-cell>
          <table:table-cell office:value-type="string">
            <text:p>4/21/2008 2:25:31</text:p>
          </table:table-cell>
          <table:table-cell office:value-type="string">
            <text:p>4/21/2008 2:26:18</text:p>
          </table:table-cell>
          <table:table-cell office:value-type="string">
            <text:p>46909.0</text:p>
          </table:table-cell>
          <table:table-cell office:value-type="string">
            <text:p>46.0nul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0</text:p>
          </table:table-cell>
          <table:table-cell office:value-type="string">
            <text:p>4/21/2008 2:25:33</text:p>
          </table:table-cell>
          <table:table-cell office:value-type="string">
            <text:p>4/21/2008 2:27:52</text:p>
          </table:table-cell>
          <table:table-cell office:value-type="string">
            <text:p>138872.0</text:p>
          </table:table-cell>
          <table:table-cell office:value-type="string">
            <text:p>138.0null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0</text:p>
          </table:table-cell>
          <table:table-cell office:value-type="string">
            <text:p>4/21/2008 2:25:23</text:p>
          </table:table-cell>
          <table:table-cell office:value-type="string">
            <text:p>4/21/2008 2:25:51</text:p>
          </table:table-cell>
          <table:table-cell office:value-type="string">
            <text:p>27967.0</text:p>
          </table:table-cell>
          <table:table-cell office:value-type="string">
            <text:p>27.0null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0</text:p>
          </table:table-cell>
          <table:table-cell office:value-type="string">
            <text:p>4/21/2008 2:25:30</text:p>
          </table:table-cell>
          <table:table-cell office:value-type="string">
            <text:p>4/21/2008 2:25:54</text:p>
          </table:table-cell>
          <table:table-cell office:value-type="string">
            <text:p>24821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0</text:p>
          </table:table-cell>
          <table:table-cell office:value-type="string">
            <text:p>4/21/2008 2:25:24</text:p>
          </table:table-cell>
          <table:table-cell office:value-type="string">
            <text:p>4/21/2008 2:29:14</text:p>
          </table:table-cell>
          <table:table-cell office:value-type="string">
            <text:p>229866.0</text:p>
          </table:table-cell>
          <table:table-cell office:value-type="string">
            <text:p>229.0null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0</text:p>
          </table:table-cell>
          <table:table-cell office:value-type="string">
            <text:p>4/21/2008 2:25:35</text:p>
          </table:table-cell>
          <table:table-cell office:value-type="string">
            <text:p>4/21/2008 2:29:14</text:p>
          </table:table-cell>
          <table:table-cell office:value-type="string">
            <text:p>219122.0</text:p>
          </table:table-cell>
          <table:table-cell office:value-type="string">
            <text:p>219.0null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0</text:p>
          </table:table-cell>
          <table:table-cell office:value-type="string">
            <text:p>4/21/2008 2:25:25</text:p>
          </table:table-cell>
          <table:table-cell office:value-type="string">
            <text:p>4/21/2008 2:25:51</text:p>
          </table:table-cell>
          <table:table-cell office:value-type="string">
            <text:p>25659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0</text:p>
          </table:table-cell>
          <table:table-cell office:value-type="string">
            <text:p>4/21/2008 2:25:35</text:p>
          </table:table-cell>
          <table:table-cell office:value-type="string">
            <text:p>4/21/2008 2:26:12</text:p>
          </table:table-cell>
          <table:table-cell office:value-type="string">
            <text:p>36426.0</text:p>
          </table:table-cell>
          <table:table-cell office:value-type="string">
            <text:p>36.0null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1</text:p>
          </table:table-cell>
          <table:table-cell office:value-type="string">
            <text:p>4/21/2008 2:25:42</text:p>
          </table:table-cell>
          <table:table-cell office:value-type="string">
            <text:p>4/21/2008 2:29:20</text:p>
          </table:table-cell>
          <table:table-cell office:value-type="string">
            <text:p>218401.0</text:p>
          </table:table-cell>
          <table:table-cell office:value-type="string">
            <text:p>218.0nul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1</text:p>
          </table:table-cell>
          <table:table-cell office:value-type="string">
            <text:p>4/21/2008 2:25:26</text:p>
          </table:table-cell>
          <table:table-cell office:value-type="string">
            <text:p>4/21/2008 2:25:51</text:p>
          </table:table-cell>
          <table:table-cell office:value-type="string">
            <text:p>25157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1</text:p>
          </table:table-cell>
          <table:table-cell office:value-type="string">
            <text:p>4/21/2008 2:25:35</text:p>
          </table:table-cell>
          <table:table-cell office:value-type="string">
            <text:p>4/21/2008 2:26:13</text:p>
          </table:table-cell>
          <table:table-cell office:value-type="string">
            <text:p>37862.0</text:p>
          </table:table-cell>
          <table:table-cell office:value-type="string">
            <text:p>37.0nul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1</text:p>
          </table:table-cell>
          <table:table-cell office:value-type="string">
            <text:p>4/21/2008 2:25:42</text:p>
          </table:table-cell>
          <table:table-cell office:value-type="string">
            <text:p>4/21/2008 2:29:20</text:p>
          </table:table-cell>
          <table:table-cell office:value-type="string">
            <text:p>218663.0</text:p>
          </table:table-cell>
          <table:table-cell office:value-type="string">
            <text:p>218.0null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2</text:p>
          </table:table-cell>
          <table:table-cell office:value-type="string">
            <text:p>4/21/2008 2:25:28</text:p>
          </table:table-cell>
          <table:table-cell office:value-type="string">
            <text:p>4/21/2008 2:25:52</text:p>
          </table:table-cell>
          <table:table-cell office:value-type="string">
            <text:p>24174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3</text:p>
          </table:table-cell>
          <table:table-cell office:value-type="string">
            <text:p>4/21/2008 2:25:42</text:p>
          </table:table-cell>
          <table:table-cell office:value-type="string">
            <text:p>4/21/2008 2:29:14</text:p>
          </table:table-cell>
          <table:table-cell office:value-type="string">
            <text:p>212479.0</text:p>
          </table:table-cell>
          <table:table-cell office:value-type="string">
            <text:p>212.0null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1</text:p>
          </table:table-cell>
          <table:table-cell office:value-type="string">
            <text:p>4/21/2008 2:25:25</text:p>
          </table:table-cell>
          <table:table-cell office:value-type="string">
            <text:p>4/21/2008 2:25:51</text:p>
          </table:table-cell>
          <table:table-cell office:value-type="string">
            <text:p>25315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2</text:p>
          </table:table-cell>
          <table:table-cell office:value-type="string">
            <text:p>4/21/2008 2:25:35</text:p>
          </table:table-cell>
          <table:table-cell office:value-type="string">
            <text:p>4/21/2008 2:26:14</text:p>
          </table:table-cell>
          <table:table-cell office:value-type="string">
            <text:p>38850.0</text:p>
          </table:table-cell>
          <table:table-cell office:value-type="string">
            <text:p>38.0null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2</text:p>
          </table:table-cell>
          <table:table-cell office:value-type="string">
            <text:p>4/21/2008 2:25:38</text:p>
          </table:table-cell>
          <table:table-cell office:value-type="string">
            <text:p>4/21/2008 2:29:26</text:p>
          </table:table-cell>
          <table:table-cell office:value-type="string">
            <text:p>228653.0</text:p>
          </table:table-cell>
          <table:table-cell office:value-type="string">
            <text:p>228.0null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3</text:p>
          </table:table-cell>
          <table:table-cell office:value-type="string">
            <text:p>4/21/2008 2:25:26</text:p>
          </table:table-cell>
          <table:table-cell office:value-type="string">
            <text:p>4/21/2008 2:25:51</text:p>
          </table:table-cell>
          <table:table-cell office:value-type="string">
            <text:p>24605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3</text:p>
          </table:table-cell>
          <table:table-cell office:value-type="string">
            <text:p>4/21/2008 2:25:34</text:p>
          </table:table-cell>
          <table:table-cell office:value-type="string">
            <text:p>4/21/2008 2:26:17</text:p>
          </table:table-cell>
          <table:table-cell office:value-type="string">
            <text:p>43239.0</text:p>
          </table:table-cell>
          <table:table-cell office:value-type="string">
            <text:p>43.0null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4</text:p>
          </table:table-cell>
          <table:table-cell office:value-type="string">
            <text:p>4/21/2008 2:25:42</text:p>
          </table:table-cell>
          <table:table-cell office:value-type="string">
            <text:p>4/21/2008 2:29:20</text:p>
          </table:table-cell>
          <table:table-cell office:value-type="string">
            <text:p>218593.0</text:p>
          </table:table-cell>
          <table:table-cell office:value-type="string">
            <text:p>218.0null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4</text:p>
          </table:table-cell>
          <table:table-cell office:value-type="string">
            <text:p>4/21/2008 2:25:42</text:p>
          </table:table-cell>
          <table:table-cell office:value-type="string">
            <text:p>4/21/2008 2:29:20</text:p>
          </table:table-cell>
          <table:table-cell office:value-type="string">
            <text:p>218618.0</text:p>
          </table:table-cell>
          <table:table-cell office:value-type="string">
            <text:p>218.0null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4</text:p>
          </table:table-cell>
          <table:table-cell office:value-type="string">
            <text:p>4/21/2008 2:25:29</text:p>
          </table:table-cell>
          <table:table-cell office:value-type="string">
            <text:p>4/21/2008 2:25:52</text:p>
          </table:table-cell>
          <table:table-cell office:value-type="string">
            <text:p>22528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5</text:p>
          </table:table-cell>
          <table:table-cell office:value-type="string">
            <text:p>4/21/2008 2:25:29</text:p>
          </table:table-cell>
          <table:table-cell office:value-type="string">
            <text:p>4/21/2008 2:25:52</text:p>
          </table:table-cell>
          <table:table-cell office:value-type="string">
            <text:p>22874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6</text:p>
          </table:table-cell>
          <table:table-cell office:value-type="string">
            <text:p>4/21/2008 2:25:39</text:p>
          </table:table-cell>
          <table:table-cell office:value-type="string">
            <text:p>4/21/2008 2:25:55</text:p>
          </table:table-cell>
          <table:table-cell office:value-type="string">
            <text:p>15449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3</text:p>
          </table:table-cell>
          <table:table-cell office:value-type="string">
            <text:p>4/21/2008 2:25:39</text:p>
          </table:table-cell>
          <table:table-cell office:value-type="string">
            <text:p>4/21/2008 2:26:17</text:p>
          </table:table-cell>
          <table:table-cell office:value-type="string">
            <text:p>37757.0</text:p>
          </table:table-cell>
          <table:table-cell office:value-type="string">
            <text:p>37.0null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3</text:p>
          </table:table-cell>
          <table:table-cell office:value-type="string">
            <text:p>4/21/2008 2:25:42</text:p>
          </table:table-cell>
          <table:table-cell office:value-type="string">
            <text:p>4/21/2008 2:29:20</text:p>
          </table:table-cell>
          <table:table-cell office:value-type="string">
            <text:p>218613.0</text:p>
          </table:table-cell>
          <table:table-cell office:value-type="string">
            <text:p>218.0null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3</text:p>
          </table:table-cell>
          <table:table-cell office:value-type="string">
            <text:p>4/21/2008 2:25:28</text:p>
          </table:table-cell>
          <table:table-cell office:value-type="string">
            <text:p>4/21/2008 2:25:52</text:p>
          </table:table-cell>
          <table:table-cell office:value-type="string">
            <text:p>23886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4</text:p>
          </table:table-cell>
          <table:table-cell office:value-type="string">
            <text:p>4/21/2008 2:25:35</text:p>
          </table:table-cell>
          <table:table-cell office:value-type="string">
            <text:p>4/21/2008 2:26:10</text:p>
          </table:table-cell>
          <table:table-cell office:value-type="string">
            <text:p>35018.0</text:p>
          </table:table-cell>
          <table:table-cell office:value-type="string">
            <text:p>35.0nu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4</text:p>
          </table:table-cell>
          <table:table-cell office:value-type="string">
            <text:p>4/21/2008 2:25:29</text:p>
          </table:table-cell>
          <table:table-cell office:value-type="string">
            <text:p>4/21/2008 2:25:52</text:p>
          </table:table-cell>
          <table:table-cell office:value-type="string">
            <text:p>22956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4</text:p>
          </table:table-cell>
          <table:table-cell office:value-type="string">
            <text:p>4/21/2008 2:25:35</text:p>
          </table:table-cell>
          <table:table-cell office:value-type="string">
            <text:p>4/21/2008 2:26:15</text:p>
          </table:table-cell>
          <table:table-cell office:value-type="string">
            <text:p>39630.0</text:p>
          </table:table-cell>
          <table:table-cell office:value-type="string">
            <text:p>39.0null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5</text:p>
          </table:table-cell>
          <table:table-cell office:value-type="string">
            <text:p>4/21/2008 2:25:35</text:p>
          </table:table-cell>
          <table:table-cell office:value-type="string">
            <text:p>4/21/2008 2:26:16</text:p>
          </table:table-cell>
          <table:table-cell office:value-type="string">
            <text:p>41099.0</text:p>
          </table:table-cell>
          <table:table-cell office:value-type="string">
            <text:p>41.0null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6</text:p>
          </table:table-cell>
          <table:table-cell office:value-type="string">
            <text:p>4/21/2008 2:25:43</text:p>
          </table:table-cell>
          <table:table-cell office:value-type="string">
            <text:p>4/21/2008 2:29:20</text:p>
          </table:table-cell>
          <table:table-cell office:value-type="string">
            <text:p>217400.0</text:p>
          </table:table-cell>
          <table:table-cell office:value-type="string">
            <text:p>217.0null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6</text:p>
          </table:table-cell>
          <table:table-cell office:value-type="string">
            <text:p>4/21/2008 2:25:29</text:p>
          </table:table-cell>
          <table:table-cell office:value-type="string">
            <text:p>4/21/2008 2:25:52</text:p>
          </table:table-cell>
          <table:table-cell office:value-type="string">
            <text:p>22888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6</text:p>
          </table:table-cell>
          <table:table-cell office:value-type="string">
            <text:p>4/21/2008 2:25:43</text:p>
          </table:table-cell>
          <table:table-cell office:value-type="string">
            <text:p>4/21/2008 2:29:20</text:p>
          </table:table-cell>
          <table:table-cell office:value-type="string">
            <text:p>217609.0</text:p>
          </table:table-cell>
          <table:table-cell office:value-type="string">
            <text:p>217.0null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5</text:p>
          </table:table-cell>
          <table:table-cell office:value-type="string">
            <text:p>4/21/2008 2:25:42</text:p>
          </table:table-cell>
          <table:table-cell office:value-type="string">
            <text:p>4/21/2008 2:29:14</text:p>
          </table:table-cell>
          <table:table-cell office:value-type="string">
            <text:p>212334.0</text:p>
          </table:table-cell>
          <table:table-cell office:value-type="string">
            <text:p>212.0null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6</text:p>
          </table:table-cell>
          <table:table-cell office:value-type="string">
            <text:p>4/21/2008 2:25:35</text:p>
          </table:table-cell>
          <table:table-cell office:value-type="string">
            <text:p>4/21/2008 2:26:14</text:p>
          </table:table-cell>
          <table:table-cell office:value-type="string">
            <text:p>38662.0</text:p>
          </table:table-cell>
          <table:table-cell office:value-type="string">
            <text:p>38.0null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6</text:p>
          </table:table-cell>
          <table:table-cell office:value-type="string">
            <text:p>4/21/2008 2:25:29</text:p>
          </table:table-cell>
          <table:table-cell office:value-type="string">
            <text:p>4/21/2008 2:25:53</text:p>
          </table:table-cell>
          <table:table-cell office:value-type="string">
            <text:p>23322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6</text:p>
          </table:table-cell>
          <table:table-cell office:value-type="string">
            <text:p>4/21/2008 2:25:44</text:p>
          </table:table-cell>
          <table:table-cell office:value-type="string">
            <text:p>4/21/2008 2:26:13</text:p>
          </table:table-cell>
          <table:table-cell office:value-type="string">
            <text:p>29267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7</text:p>
          </table:table-cell>
          <table:table-cell office:value-type="string">
            <text:p>4/21/2008 2:25:43</text:p>
          </table:table-cell>
          <table:table-cell office:value-type="string">
            <text:p>4/21/2008 2:29:20</text:p>
          </table:table-cell>
          <table:table-cell office:value-type="string">
            <text:p>217438.0</text:p>
          </table:table-cell>
          <table:table-cell office:value-type="string">
            <text:p>217.0null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8</text:p>
          </table:table-cell>
          <table:table-cell office:value-type="string">
            <text:p>4/21/2008 2:25:31</text:p>
          </table:table-cell>
          <table:table-cell office:value-type="string">
            <text:p>4/21/2008 2:25:53</text:p>
          </table:table-cell>
          <table:table-cell office:value-type="string">
            <text:p>22538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8</text:p>
          </table:table-cell>
          <table:table-cell office:value-type="string">
            <text:p>4/21/2008 2:25:39</text:p>
          </table:table-cell>
          <table:table-cell office:value-type="string">
            <text:p>4/21/2008 2:26:16</text:p>
          </table:table-cell>
          <table:table-cell office:value-type="string">
            <text:p>37729.0</text:p>
          </table:table-cell>
          <table:table-cell office:value-type="string">
            <text:p>37.0null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8</text:p>
          </table:table-cell>
          <table:table-cell office:value-type="string">
            <text:p>4/21/2008 2:25:43</text:p>
          </table:table-cell>
          <table:table-cell office:value-type="string">
            <text:p>4/21/2008 2:29:26</text:p>
          </table:table-cell>
          <table:table-cell office:value-type="string">
            <text:p>223791.0</text:p>
          </table:table-cell>
          <table:table-cell office:value-type="string">
            <text:p>223.0null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8</text:p>
          </table:table-cell>
          <table:table-cell office:value-type="string">
            <text:p>4/21/2008 2:25:31</text:p>
          </table:table-cell>
          <table:table-cell office:value-type="string">
            <text:p>4/21/2008 2:25:53</text:p>
          </table:table-cell>
          <table:table-cell office:value-type="string">
            <text:p>21593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28</text:p>
          </table:table-cell>
          <table:table-cell office:value-type="string">
            <text:p>4/21/2008 2:25:39</text:p>
          </table:table-cell>
          <table:table-cell office:value-type="string">
            <text:p>4/21/2008 2:26:14</text:p>
          </table:table-cell>
          <table:table-cell office:value-type="string">
            <text:p>35243.0</text:p>
          </table:table-cell>
          <table:table-cell office:value-type="string">
            <text:p>35.0null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56</text:p>
          </table:table-cell>
          <table:table-cell office:value-type="string">
            <text:p>4/21/2008 2:26:4</text:p>
          </table:table-cell>
          <table:table-cell office:value-type="string">
            <text:p>4/21/2008 2:29:29</text:p>
          </table:table-cell>
          <table:table-cell office:value-type="string">
            <text:p>205927.0</text:p>
          </table:table-cell>
          <table:table-cell office:value-type="string">
            <text:p>205.0null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56</text:p>
          </table:table-cell>
          <table:table-cell office:value-type="string">
            <text:p>4/21/2008 2:26:9</text:p>
          </table:table-cell>
          <table:table-cell office:value-type="string">
            <text:p>4/21/2008 2:26:19</text:p>
          </table:table-cell>
          <table:table-cell office:value-type="string">
            <text:p>9645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table:number-columns-repeated="2" office:value-type="string">
            <text:p>4/21/2008 2:25:56</text:p>
          </table:table-cell>
          <table:table-cell office:value-type="string">
            <text:p>4/21/2008 2:25:59</text:p>
          </table:table-cell>
          <table:table-cell office:value-type="string">
            <text:p>3332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56</text:p>
          </table:table-cell>
          <table:table-cell office:value-type="string">
            <text:p>4/21/2008 2:26:5</text:p>
          </table:table-cell>
          <table:table-cell office:value-type="string">
            <text:p>4/21/2008 2:29:27</text:p>
          </table:table-cell>
          <table:table-cell office:value-type="string">
            <text:p>201243.0</text:p>
          </table:table-cell>
          <table:table-cell office:value-type="string">
            <text:p>201.0null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table:number-columns-repeated="2" office:value-type="string">
            <text:p>4/21/2008 2:25:56</text:p>
          </table:table-cell>
          <table:table-cell office:value-type="string">
            <text:p>4/21/2008 2:26:5</text:p>
          </table:table-cell>
          <table:table-cell office:value-type="string">
            <text:p>9119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56</text:p>
          </table:table-cell>
          <table:table-cell office:value-type="string">
            <text:p>4/21/2008 2:26:3</text:p>
          </table:table-cell>
          <table:table-cell office:value-type="string">
            <text:p>4/21/2008 2:27:2</text:p>
          </table:table-cell>
          <table:table-cell office:value-type="string">
            <text:p>58681.0</text:p>
          </table:table-cell>
          <table:table-cell office:value-type="string">
            <text:p>58.0null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56</text:p>
          </table:table-cell>
          <table:table-cell office:value-type="string">
            <text:p>4/21/2008 2:26:7</text:p>
          </table:table-cell>
          <table:table-cell office:value-type="string">
            <text:p>4/21/2008 2:30:48</text:p>
          </table:table-cell>
          <table:table-cell office:value-type="string">
            <text:p>281372.0</text:p>
          </table:table-cell>
          <table:table-cell office:value-type="string">
            <text:p>281.0null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table:number-columns-repeated="2" office:value-type="string">
            <text:p>4/21/2008 2:25:56</text:p>
          </table:table-cell>
          <table:table-cell office:value-type="string">
            <text:p>4/21/2008 2:26:9</text:p>
          </table:table-cell>
          <table:table-cell office:value-type="string">
            <text:p>12838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56</text:p>
          </table:table-cell>
          <table:table-cell office:value-type="string">
            <text:p>4/21/2008 2:26:3</text:p>
          </table:table-cell>
          <table:table-cell office:value-type="string">
            <text:p>4/21/2008 2:27:2</text:p>
          </table:table-cell>
          <table:table-cell office:value-type="string">
            <text:p>58653.0</text:p>
          </table:table-cell>
          <table:table-cell office:value-type="string">
            <text:p>58.0null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4/21/2008 2:25:3</text:p>
          </table:table-cell>
          <table:table-cell office:value-type="string">
            <text:p>4/21/2008 2:25:56</text:p>
          </table:table-cell>
          <table:table-cell office:value-type="string">
            <text:p>4/21/2008 2:26:12</text:p>
          </table:table-cell>
          <table:table-cell office:value-type="string">
            <text:p>4/21/2008 2:30:48</text:p>
          </table:table-cell>
          <table:table-cell office:value-type="string">
            <text:p>276747.0</text:p>
          </table:table-cell>
          <table:table-cell office:value-type="string">
            <text:p>276.0null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table:number-columns-repeated="2" office:value-type="string">
            <text:p>4/21/2008 2:25:58</text:p>
          </table:table-cell>
          <table:table-cell office:value-type="string">
            <text:p>4/21/2008 2:26:14</text:p>
          </table:table-cell>
          <table:table-cell office:value-type="string">
            <text:p>15767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5:58</text:p>
          </table:table-cell>
          <table:table-cell office:value-type="string">
            <text:p>4/21/2008 2:26:3</text:p>
          </table:table-cell>
          <table:table-cell office:value-type="string">
            <text:p>4/21/2008 2:27:7</text:p>
          </table:table-cell>
          <table:table-cell office:value-type="string">
            <text:p>64219.0</text:p>
          </table:table-cell>
          <table:table-cell office:value-type="string">
            <text:p>64.0null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table:number-columns-repeated="2" office:value-type="string">
            <text:p>4/21/2008 2:25:58</text:p>
          </table:table-cell>
          <table:table-cell office:value-type="string">
            <text:p>4/21/2008 2:26:13</text:p>
          </table:table-cell>
          <table:table-cell office:value-type="string">
            <text:p>15262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5:58</text:p>
          </table:table-cell>
          <table:table-cell office:value-type="string">
            <text:p>4/21/2008 2:26:16</text:p>
          </table:table-cell>
          <table:table-cell office:value-type="string">
            <text:p>4/21/2008 2:31:7</text:p>
          </table:table-cell>
          <table:table-cell office:value-type="string">
            <text:p>290982.0</text:p>
          </table:table-cell>
          <table:table-cell office:value-type="string">
            <text:p>290.0null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5:58</text:p>
          </table:table-cell>
          <table:table-cell office:value-type="string">
            <text:p>4/21/2008 2:26:9</text:p>
          </table:table-cell>
          <table:table-cell office:value-type="string">
            <text:p>4/21/2008 2:26:39</text:p>
          </table:table-cell>
          <table:table-cell office:value-type="string">
            <text:p>30029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5:58</text:p>
          </table:table-cell>
          <table:table-cell office:value-type="string">
            <text:p>4/21/2008 2:26:12</text:p>
          </table:table-cell>
          <table:table-cell office:value-type="string">
            <text:p>4/21/2008 2:31:2</text:p>
          </table:table-cell>
          <table:table-cell office:value-type="string">
            <text:p>290920.0</text:p>
          </table:table-cell>
          <table:table-cell office:value-type="string">
            <text:p>290.0null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table:number-columns-repeated="2" office:value-type="string">
            <text:p>4/21/2008 2:25:58</text:p>
          </table:table-cell>
          <table:table-cell office:value-type="string">
            <text:p>4/21/2008 2:26:12</text:p>
          </table:table-cell>
          <table:table-cell office:value-type="string">
            <text:p>13472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5:58</text:p>
          </table:table-cell>
          <table:table-cell office:value-type="string">
            <text:p>4/21/2008 2:26:9</text:p>
          </table:table-cell>
          <table:table-cell office:value-type="string">
            <text:p>4/21/2008 2:27:7</text:p>
          </table:table-cell>
          <table:table-cell office:value-type="string">
            <text:p>58288.0</text:p>
          </table:table-cell>
          <table:table-cell office:value-type="string">
            <text:p>58.0null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5:58</text:p>
          </table:table-cell>
          <table:table-cell office:value-type="string">
            <text:p>4/21/2008 2:26:5</text:p>
          </table:table-cell>
          <table:table-cell office:value-type="string">
            <text:p>4/21/2008 2:29:56</text:p>
          </table:table-cell>
          <table:table-cell office:value-type="string">
            <text:p>230791.0</text:p>
          </table:table-cell>
          <table:table-cell office:value-type="string">
            <text:p>230.0null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table:number-columns-repeated="2" office:value-type="string">
            <text:p>4/21/2008 2:25:58</text:p>
          </table:table-cell>
          <table:table-cell office:value-type="string">
            <text:p>4/21/2008 2:26:14</text:p>
          </table:table-cell>
          <table:table-cell office:value-type="string">
            <text:p>15825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5:59</text:p>
          </table:table-cell>
          <table:table-cell office:value-type="string">
            <text:p>4/21/2008 2:26:9</text:p>
          </table:table-cell>
          <table:table-cell office:value-type="string">
            <text:p>4/21/2008 2:26:38</text:p>
          </table:table-cell>
          <table:table-cell office:value-type="string">
            <text:p>29152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5:59</text:p>
          </table:table-cell>
          <table:table-cell office:value-type="string">
            <text:p>4/21/2008 2:26:16</text:p>
          </table:table-cell>
          <table:table-cell office:value-type="string">
            <text:p>4/21/2008 2:30:19</text:p>
          </table:table-cell>
          <table:table-cell office:value-type="string">
            <text:p>243130.0</text:p>
          </table:table-cell>
          <table:table-cell office:value-type="string">
            <text:p>243.0null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5:59</text:p>
          </table:table-cell>
          <table:table-cell office:value-type="string">
            <text:p>4/21/2008 2:26:0</text:p>
          </table:table-cell>
          <table:table-cell office:value-type="string">
            <text:p>4/21/2008 2:26:15</text:p>
          </table:table-cell>
          <table:table-cell office:value-type="string">
            <text:p>15302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5:59</text:p>
          </table:table-cell>
          <table:table-cell office:value-type="string">
            <text:p>4/21/2008 2:26:13</text:p>
          </table:table-cell>
          <table:table-cell office:value-type="string">
            <text:p>4/21/2008 2:27:1</text:p>
          </table:table-cell>
          <table:table-cell office:value-type="string">
            <text:p>48189.0</text:p>
          </table:table-cell>
          <table:table-cell office:value-type="string">
            <text:p>48.0null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5:59</text:p>
          </table:table-cell>
          <table:table-cell office:value-type="string">
            <text:p>4/21/2008 2:26:30</text:p>
          </table:table-cell>
          <table:table-cell office:value-type="string">
            <text:p>4/21/2008 2:31:13</text:p>
          </table:table-cell>
          <table:table-cell office:value-type="string">
            <text:p>283001.0</text:p>
          </table:table-cell>
          <table:table-cell office:value-type="string">
            <text:p>283.0null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5:59</text:p>
          </table:table-cell>
          <table:table-cell office:value-type="string">
            <text:p>4/21/2008 2:26:0</text:p>
          </table:table-cell>
          <table:table-cell office:value-type="string">
            <text:p>4/21/2008 2:26:14</text:p>
          </table:table-cell>
          <table:table-cell office:value-type="string">
            <text:p>14584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5:59</text:p>
          </table:table-cell>
          <table:table-cell office:value-type="string">
            <text:p>4/21/2008 2:26:10</text:p>
          </table:table-cell>
          <table:table-cell office:value-type="string">
            <text:p>4/21/2008 2:26:23</text:p>
          </table:table-cell>
          <table:table-cell office:value-type="string">
            <text:p>12902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5:59</text:p>
          </table:table-cell>
          <table:table-cell office:value-type="string">
            <text:p>4/21/2008 2:26:4</text:p>
          </table:table-cell>
          <table:table-cell office:value-type="string">
            <text:p>4/21/2008 2:29:45</text:p>
          </table:table-cell>
          <table:table-cell office:value-type="string">
            <text:p>221332.0</text:p>
          </table:table-cell>
          <table:table-cell office:value-type="string">
            <text:p>221.0null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5:59</text:p>
          </table:table-cell>
          <table:table-cell office:value-type="string">
            <text:p>4/21/2008 2:26:0</text:p>
          </table:table-cell>
          <table:table-cell office:value-type="string">
            <text:p>4/21/2008 2:26:14</text:p>
          </table:table-cell>
          <table:table-cell office:value-type="string">
            <text:p>14694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5:59</text:p>
          </table:table-cell>
          <table:table-cell office:value-type="string">
            <text:p>4/21/2008 2:26:10</text:p>
          </table:table-cell>
          <table:table-cell office:value-type="string">
            <text:p>4/21/2008 2:26:38</text:p>
          </table:table-cell>
          <table:table-cell office:value-type="string">
            <text:p>28346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0</text:p>
          </table:table-cell>
          <table:table-cell office:value-type="string">
            <text:p>4/21/2008 2:26:12</text:p>
          </table:table-cell>
          <table:table-cell office:value-type="string">
            <text:p>4/21/2008 2:30:7</text:p>
          </table:table-cell>
          <table:table-cell office:value-type="string">
            <text:p>235754.0</text:p>
          </table:table-cell>
          <table:table-cell office:value-type="string">
            <text:p>235.0null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table:number-columns-repeated="2" office:value-type="string">
            <text:p>4/21/2008 2:26:1</text:p>
          </table:table-cell>
          <table:table-cell office:value-type="string">
            <text:p>4/21/2008 2:26:16</text:p>
          </table:table-cell>
          <table:table-cell office:value-type="string">
            <text:p>14388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1</text:p>
          </table:table-cell>
          <table:table-cell office:value-type="string">
            <text:p>4/21/2008 2:26:13</text:p>
          </table:table-cell>
          <table:table-cell office:value-type="string">
            <text:p>4/21/2008 2:31:7</text:p>
          </table:table-cell>
          <table:table-cell office:value-type="string">
            <text:p>293528.0</text:p>
          </table:table-cell>
          <table:table-cell office:value-type="string">
            <text:p>293.0null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1</text:p>
          </table:table-cell>
          <table:table-cell office:value-type="string">
            <text:p>4/21/2008 2:26:10</text:p>
          </table:table-cell>
          <table:table-cell office:value-type="string">
            <text:p>4/21/2008 2:26:38</text:p>
          </table:table-cell>
          <table:table-cell office:value-type="string">
            <text:p>28185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1</text:p>
          </table:table-cell>
          <table:table-cell office:value-type="string">
            <text:p>4/21/2008 2:26:12</text:p>
          </table:table-cell>
          <table:table-cell office:value-type="string">
            <text:p>4/21/2008 2:30:13</text:p>
          </table:table-cell>
          <table:table-cell office:value-type="string">
            <text:p>241466.0</text:p>
          </table:table-cell>
          <table:table-cell office:value-type="string">
            <text:p>241.0null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1</text:p>
          </table:table-cell>
          <table:table-cell office:value-type="string">
            <text:p>4/21/2008 2:26:2</text:p>
          </table:table-cell>
          <table:table-cell office:value-type="string">
            <text:p>4/21/2008 2:26:16</text:p>
          </table:table-cell>
          <table:table-cell office:value-type="string">
            <text:p>13946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1</text:p>
          </table:table-cell>
          <table:table-cell office:value-type="string">
            <text:p>4/21/2008 2:26:12</text:p>
          </table:table-cell>
          <table:table-cell office:value-type="string">
            <text:p>4/21/2008 2:26:42</text:p>
          </table:table-cell>
          <table:table-cell office:value-type="string">
            <text:p>30973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1</text:p>
          </table:table-cell>
          <table:table-cell office:value-type="string">
            <text:p>4/21/2008 2:26:16</text:p>
          </table:table-cell>
          <table:table-cell office:value-type="string">
            <text:p>4/21/2008 2:31:13</text:p>
          </table:table-cell>
          <table:table-cell office:value-type="string">
            <text:p>296948.0</text:p>
          </table:table-cell>
          <table:table-cell office:value-type="string">
            <text:p>296.0null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1</text:p>
          </table:table-cell>
          <table:table-cell office:value-type="string">
            <text:p>4/21/2008 2:26:2</text:p>
          </table:table-cell>
          <table:table-cell office:value-type="string">
            <text:p>4/21/2008 2:26:17</text:p>
          </table:table-cell>
          <table:table-cell office:value-type="string">
            <text:p>14579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1</text:p>
          </table:table-cell>
          <table:table-cell office:value-type="string">
            <text:p>4/21/2008 2:26:16</text:p>
          </table:table-cell>
          <table:table-cell office:value-type="string">
            <text:p>4/21/2008 2:26:42</text:p>
          </table:table-cell>
          <table:table-cell office:value-type="string">
            <text:p>25602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table:number-columns-repeated="2" office:value-type="string">
            <text:p>4/21/2008 2:26:2</text:p>
          </table:table-cell>
          <table:table-cell office:value-type="string">
            <text:p>4/21/2008 2:26:16</text:p>
          </table:table-cell>
          <table:table-cell office:value-type="string">
            <text:p>13646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</text:p>
          </table:table-cell>
          <table:table-cell office:value-type="string">
            <text:p>4/21/2008 2:26:16</text:p>
          </table:table-cell>
          <table:table-cell office:value-type="string">
            <text:p>4/21/2008 2:26:44</text:p>
          </table:table-cell>
          <table:table-cell office:value-type="string">
            <text:p>28323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</text:p>
          </table:table-cell>
          <table:table-cell office:value-type="string">
            <text:p>4/21/2008 2:26:12</text:p>
          </table:table-cell>
          <table:table-cell office:value-type="string">
            <text:p>4/21/2008 2:31:13</text:p>
          </table:table-cell>
          <table:table-cell office:value-type="string">
            <text:p>301031.0</text:p>
          </table:table-cell>
          <table:table-cell office:value-type="string">
            <text:p>301.0null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</text:p>
          </table:table-cell>
          <table:table-cell office:value-type="string">
            <text:p>4/21/2008 2:26:3</text:p>
          </table:table-cell>
          <table:table-cell office:value-type="string">
            <text:p>4/21/2008 2:26:17</text:p>
          </table:table-cell>
          <table:table-cell office:value-type="string">
            <text:p>13744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</text:p>
          </table:table-cell>
          <table:table-cell office:value-type="string">
            <text:p>4/21/2008 2:26:13</text:p>
          </table:table-cell>
          <table:table-cell office:value-type="string">
            <text:p>4/21/2008 2:27:2</text:p>
          </table:table-cell>
          <table:table-cell office:value-type="string">
            <text:p>48323.0</text:p>
          </table:table-cell>
          <table:table-cell office:value-type="string">
            <text:p>48.0null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</text:p>
          </table:table-cell>
          <table:table-cell office:value-type="string">
            <text:p>4/21/2008 2:26:12</text:p>
          </table:table-cell>
          <table:table-cell office:value-type="string">
            <text:p>4/21/2008 2:30:53</text:p>
          </table:table-cell>
          <table:table-cell office:value-type="string">
            <text:p>281547.0</text:p>
          </table:table-cell>
          <table:table-cell office:value-type="string">
            <text:p>281.0null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</text:p>
          </table:table-cell>
          <table:table-cell office:value-type="string">
            <text:p>4/21/2008 2:26:3</text:p>
          </table:table-cell>
          <table:table-cell office:value-type="string">
            <text:p>4/21/2008 2:26:16</text:p>
          </table:table-cell>
          <table:table-cell office:value-type="string">
            <text:p>13464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</text:p>
          </table:table-cell>
          <table:table-cell office:value-type="string">
            <text:p>4/21/2008 2:26:11</text:p>
          </table:table-cell>
          <table:table-cell office:value-type="string">
            <text:p>4/21/2008 2:26:42</text:p>
          </table:table-cell>
          <table:table-cell office:value-type="string">
            <text:p>30346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3</text:p>
          </table:table-cell>
          <table:table-cell office:value-type="string">
            <text:p>4/21/2008 2:26:15</text:p>
          </table:table-cell>
          <table:table-cell office:value-type="string">
            <text:p>4/21/2008 2:30:19</text:p>
          </table:table-cell>
          <table:table-cell office:value-type="string">
            <text:p>243978.0</text:p>
          </table:table-cell>
          <table:table-cell office:value-type="string">
            <text:p>243.0null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3</text:p>
          </table:table-cell>
          <table:table-cell office:value-type="string">
            <text:p>4/21/2008 2:26:7</text:p>
          </table:table-cell>
          <table:table-cell office:value-type="string">
            <text:p>4/21/2008 2:26:19</text:p>
          </table:table-cell>
          <table:table-cell office:value-type="string">
            <text:p>11799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3</text:p>
          </table:table-cell>
          <table:table-cell office:value-type="string">
            <text:p>4/21/2008 2:26:16</text:p>
          </table:table-cell>
          <table:table-cell office:value-type="string">
            <text:p>4/21/2008 2:27:16</text:p>
          </table:table-cell>
          <table:table-cell office:value-type="string">
            <text:p>60273.0</text:p>
          </table:table-cell>
          <table:table-cell office:value-type="string">
            <text:p>60.0null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3</text:p>
          </table:table-cell>
          <table:table-cell office:value-type="string">
            <text:p>4/21/2008 2:26:19</text:p>
          </table:table-cell>
          <table:table-cell office:value-type="string">
            <text:p>4/21/2008 2:31:13</text:p>
          </table:table-cell>
          <table:table-cell office:value-type="string">
            <text:p>293955.0</text:p>
          </table:table-cell>
          <table:table-cell office:value-type="string">
            <text:p>293.0null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3</text:p>
          </table:table-cell>
          <table:table-cell office:value-type="string">
            <text:p>4/21/2008 2:26:6</text:p>
          </table:table-cell>
          <table:table-cell office:value-type="string">
            <text:p>4/21/2008 2:26:19</text:p>
          </table:table-cell>
          <table:table-cell office:value-type="string">
            <text:p>12551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3</text:p>
          </table:table-cell>
          <table:table-cell office:value-type="string">
            <text:p>4/21/2008 2:26:16</text:p>
          </table:table-cell>
          <table:table-cell office:value-type="string">
            <text:p>4/21/2008 2:31:7</text:p>
          </table:table-cell>
          <table:table-cell office:value-type="string">
            <text:p>290539.0</text:p>
          </table:table-cell>
          <table:table-cell office:value-type="string">
            <text:p>290.0null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3</text:p>
          </table:table-cell>
          <table:table-cell office:value-type="string">
            <text:p>4/21/2008 2:26:16</text:p>
          </table:table-cell>
          <table:table-cell office:value-type="string">
            <text:p>4/21/2008 2:27:24</text:p>
          </table:table-cell>
          <table:table-cell office:value-type="string">
            <text:p>68080.0</text:p>
          </table:table-cell>
          <table:table-cell office:value-type="string">
            <text:p>68.0null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3</text:p>
          </table:table-cell>
          <table:table-cell office:value-type="string">
            <text:p>4/21/2008 2:26:6</text:p>
          </table:table-cell>
          <table:table-cell office:value-type="string">
            <text:p>4/21/2008 2:26:18</text:p>
          </table:table-cell>
          <table:table-cell office:value-type="string">
            <text:p>12365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5</text:p>
          </table:table-cell>
          <table:table-cell office:value-type="string">
            <text:p>4/21/2008 2:26:12</text:p>
          </table:table-cell>
          <table:table-cell office:value-type="string">
            <text:p>4/21/2008 2:27:18</text:p>
          </table:table-cell>
          <table:table-cell office:value-type="string">
            <text:p>66475.0</text:p>
          </table:table-cell>
          <table:table-cell office:value-type="string">
            <text:p>66.0null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5</text:p>
          </table:table-cell>
          <table:table-cell office:value-type="string">
            <text:p>4/21/2008 2:26:24</text:p>
          </table:table-cell>
          <table:table-cell office:value-type="string">
            <text:p>4/21/2008 2:30:19</text:p>
          </table:table-cell>
          <table:table-cell office:value-type="string">
            <text:p>235251.0</text:p>
          </table:table-cell>
          <table:table-cell office:value-type="string">
            <text:p>235.0null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5</text:p>
          </table:table-cell>
          <table:table-cell office:value-type="string">
            <text:p>4/21/2008 2:26:6</text:p>
          </table:table-cell>
          <table:table-cell office:value-type="string">
            <text:p>4/21/2008 2:26:19</text:p>
          </table:table-cell>
          <table:table-cell office:value-type="string">
            <text:p>12921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5</text:p>
          </table:table-cell>
          <table:table-cell office:value-type="string">
            <text:p>4/21/2008 2:26:7</text:p>
          </table:table-cell>
          <table:table-cell office:value-type="string">
            <text:p>4/21/2008 2:26:19</text:p>
          </table:table-cell>
          <table:table-cell office:value-type="string">
            <text:p>11853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5</text:p>
          </table:table-cell>
          <table:table-cell office:value-type="string">
            <text:p>4/21/2008 2:26:16</text:p>
          </table:table-cell>
          <table:table-cell office:value-type="string">
            <text:p>4/21/2008 2:26:38</text:p>
          </table:table-cell>
          <table:table-cell office:value-type="string">
            <text:p>21801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6</text:p>
          </table:table-cell>
          <table:table-cell office:value-type="string">
            <text:p>4/21/2008 2:26:24</text:p>
          </table:table-cell>
          <table:table-cell office:value-type="string">
            <text:p>4/21/2008 2:30:19</text:p>
          </table:table-cell>
          <table:table-cell office:value-type="string">
            <text:p>235078.0</text:p>
          </table:table-cell>
          <table:table-cell office:value-type="string">
            <text:p>235.0null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6</text:p>
          </table:table-cell>
          <table:table-cell office:value-type="string">
            <text:p>4/21/2008 2:26:17</text:p>
          </table:table-cell>
          <table:table-cell office:value-type="string">
            <text:p>4/21/2008 2:26:38</text:p>
          </table:table-cell>
          <table:table-cell office:value-type="string">
            <text:p>21432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6</text:p>
          </table:table-cell>
          <table:table-cell office:value-type="string">
            <text:p>4/21/2008 2:26:24</text:p>
          </table:table-cell>
          <table:table-cell office:value-type="string">
            <text:p>4/21/2008 2:31:7</text:p>
          </table:table-cell>
          <table:table-cell office:value-type="string">
            <text:p>282754.0</text:p>
          </table:table-cell>
          <table:table-cell office:value-type="string">
            <text:p>282.0null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6</text:p>
          </table:table-cell>
          <table:table-cell office:value-type="string">
            <text:p>4/21/2008 2:26:7</text:p>
          </table:table-cell>
          <table:table-cell office:value-type="string">
            <text:p>4/21/2008 2:26:19</text:p>
          </table:table-cell>
          <table:table-cell office:value-type="string">
            <text:p>11834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6</text:p>
          </table:table-cell>
          <table:table-cell office:value-type="string">
            <text:p>4/21/2008 2:26:16</text:p>
          </table:table-cell>
          <table:table-cell office:value-type="string">
            <text:p>4/21/2008 2:27:1</text:p>
          </table:table-cell>
          <table:table-cell office:value-type="string">
            <text:p>45127.0</text:p>
          </table:table-cell>
          <table:table-cell office:value-type="string">
            <text:p>45.0null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6</text:p>
          </table:table-cell>
          <table:table-cell office:value-type="string">
            <text:p>4/21/2008 2:26:30</text:p>
          </table:table-cell>
          <table:table-cell office:value-type="string">
            <text:p>4/21/2008 2:31:7</text:p>
          </table:table-cell>
          <table:table-cell office:value-type="string">
            <text:p>276725.0</text:p>
          </table:table-cell>
          <table:table-cell office:value-type="string">
            <text:p>276.0null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table:number-columns-repeated="2" office:value-type="string">
            <text:p>4/21/2008 2:26:6</text:p>
          </table:table-cell>
          <table:table-cell office:value-type="string">
            <text:p>4/21/2008 2:26:18</text:p>
          </table:table-cell>
          <table:table-cell office:value-type="string">
            <text:p>12493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6</text:p>
          </table:table-cell>
          <table:table-cell office:value-type="string">
            <text:p>4/21/2008 2:26:17</text:p>
          </table:table-cell>
          <table:table-cell office:value-type="string">
            <text:p>4/21/2008 2:27:2</text:p>
          </table:table-cell>
          <table:table-cell office:value-type="string">
            <text:p>44676.0</text:p>
          </table:table-cell>
          <table:table-cell office:value-type="string">
            <text:p>44.0null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6</text:p>
          </table:table-cell>
          <table:table-cell office:value-type="string">
            <text:p>4/21/2008 2:26:29</text:p>
          </table:table-cell>
          <table:table-cell office:value-type="string">
            <text:p>4/21/2008 2:31:13</text:p>
          </table:table-cell>
          <table:table-cell office:value-type="string">
            <text:p>283936.0</text:p>
          </table:table-cell>
          <table:table-cell office:value-type="string">
            <text:p>283.0null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table:number-columns-repeated="2" office:value-type="string">
            <text:p>4/21/2008 2:26:20</text:p>
          </table:table-cell>
          <table:table-cell office:value-type="string">
            <text:p>4/21/2008 2:26:29</text:p>
          </table:table-cell>
          <table:table-cell office:value-type="string">
            <text:p>8403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table:number-columns-repeated="2" office:value-type="string">
            <text:p>4/21/2008 2:26:20</text:p>
          </table:table-cell>
          <table:table-cell office:value-type="string">
            <text:p>4/21/2008 2:27:18</text:p>
          </table:table-cell>
          <table:table-cell office:value-type="string">
            <text:p>57274.0</text:p>
          </table:table-cell>
          <table:table-cell office:value-type="string">
            <text:p>57.0null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0</text:p>
          </table:table-cell>
          <table:table-cell office:value-type="string">
            <text:p>4/21/2008 2:26:59</text:p>
          </table:table-cell>
          <table:table-cell office:value-type="string">
            <text:p>4/21/2008 2:30:53</text:p>
          </table:table-cell>
          <table:table-cell office:value-type="string">
            <text:p>234598.0</text:p>
          </table:table-cell>
          <table:table-cell office:value-type="string">
            <text:p>234.0null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0</text:p>
          </table:table-cell>
          <table:table-cell office:value-type="string">
            <text:p>4/21/2008 2:26:59</text:p>
          </table:table-cell>
          <table:table-cell office:value-type="string">
            <text:p>4/21/2008 2:31:13</text:p>
          </table:table-cell>
          <table:table-cell office:value-type="string">
            <text:p>253691.0</text:p>
          </table:table-cell>
          <table:table-cell office:value-type="string">
            <text:p>253.0null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table:number-columns-repeated="2" office:value-type="string">
            <text:p>4/21/2008 2:26:20</text:p>
          </table:table-cell>
          <table:table-cell office:value-type="string">
            <text:p>4/21/2008 2:26:26</text:p>
          </table:table-cell>
          <table:table-cell office:value-type="string">
            <text:p>6148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0</text:p>
          </table:table-cell>
          <table:table-cell office:value-type="string">
            <text:p>4/21/2008 2:26:21</text:p>
          </table:table-cell>
          <table:table-cell office:value-type="string">
            <text:p>4/21/2008 2:27:8</text:p>
          </table:table-cell>
          <table:table-cell office:value-type="string">
            <text:p>46900.0</text:p>
          </table:table-cell>
          <table:table-cell office:value-type="string">
            <text:p>46.0null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table:number-columns-repeated="2" office:value-type="string">
            <text:p>4/21/2008 2:26:20</text:p>
          </table:table-cell>
          <table:table-cell office:value-type="string">
            <text:p>4/21/2008 2:26:25</text:p>
          </table:table-cell>
          <table:table-cell office:value-type="string">
            <text:p>4811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0</text:p>
          </table:table-cell>
          <table:table-cell office:value-type="string">
            <text:p>4/21/2008 2:26:21</text:p>
          </table:table-cell>
          <table:table-cell office:value-type="string">
            <text:p>4/21/2008 2:26:37</text:p>
          </table:table-cell>
          <table:table-cell office:value-type="string">
            <text:p>15906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0</text:p>
          </table:table-cell>
          <table:table-cell office:value-type="string">
            <text:p>4/21/2008 2:26:59</text:p>
          </table:table-cell>
          <table:table-cell office:value-type="string">
            <text:p>4/21/2008 2:31:13</text:p>
          </table:table-cell>
          <table:table-cell office:value-type="string">
            <text:p>253987.0</text:p>
          </table:table-cell>
          <table:table-cell office:value-type="string">
            <text:p>253.0null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table:number-columns-repeated="2" office:value-type="string">
            <text:p>4/21/2008 2:26:20</text:p>
          </table:table-cell>
          <table:table-cell office:value-type="string">
            <text:p>4/21/2008 2:26:28</text:p>
          </table:table-cell>
          <table:table-cell office:value-type="string">
            <text:p>8357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2</text:p>
          </table:table-cell>
          <table:table-cell office:value-type="string">
            <text:p>4/21/2008 2:26:23</text:p>
          </table:table-cell>
          <table:table-cell office:value-type="string">
            <text:p>4/21/2008 2:27:7</text:p>
          </table:table-cell>
          <table:table-cell office:value-type="string">
            <text:p>44407.0</text:p>
          </table:table-cell>
          <table:table-cell office:value-type="string">
            <text:p>44.0null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2</text:p>
          </table:table-cell>
          <table:table-cell office:value-type="string">
            <text:p>4/21/2008 2:26:59</text:p>
          </table:table-cell>
          <table:table-cell office:value-type="string">
            <text:p>4/21/2008 2:31:7</text:p>
          </table:table-cell>
          <table:table-cell office:value-type="string">
            <text:p>247876.0</text:p>
          </table:table-cell>
          <table:table-cell office:value-type="string">
            <text:p>247.0null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table:number-columns-repeated="2" office:value-type="string">
            <text:p>4/21/2008 2:26:22</text:p>
          </table:table-cell>
          <table:table-cell office:value-type="string">
            <text:p>4/21/2008 2:26:31</text:p>
          </table:table-cell>
          <table:table-cell office:value-type="string">
            <text:p>8541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2</text:p>
          </table:table-cell>
          <table:table-cell office:value-type="string">
            <text:p>4/21/2008 2:26:33</text:p>
          </table:table-cell>
          <table:table-cell office:value-type="string">
            <text:p>4/21/2008 2:27:36</text:p>
          </table:table-cell>
          <table:table-cell office:value-type="string">
            <text:p>63200.0</text:p>
          </table:table-cell>
          <table:table-cell office:value-type="string">
            <text:p>63.0null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2</text:p>
          </table:table-cell>
          <table:table-cell office:value-type="string">
            <text:p>4/21/2008 2:26:59</text:p>
          </table:table-cell>
          <table:table-cell office:value-type="string">
            <text:p>4/21/2008 2:31:26</text:p>
          </table:table-cell>
          <table:table-cell office:value-type="string">
            <text:p>267712.0</text:p>
          </table:table-cell>
          <table:table-cell office:value-type="string">
            <text:p>267.0null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2</text:p>
          </table:table-cell>
          <table:table-cell office:value-type="string">
            <text:p>4/21/2008 2:26:23</text:p>
          </table:table-cell>
          <table:table-cell office:value-type="string">
            <text:p>4/21/2008 2:26:35</text:p>
          </table:table-cell>
          <table:table-cell office:value-type="string">
            <text:p>11863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2</text:p>
          </table:table-cell>
          <table:table-cell office:value-type="string">
            <text:p>4/21/2008 2:26:24</text:p>
          </table:table-cell>
          <table:table-cell office:value-type="string">
            <text:p>4/21/2008 2:27:21</text:p>
          </table:table-cell>
          <table:table-cell office:value-type="string">
            <text:p>57613.0</text:p>
          </table:table-cell>
          <table:table-cell office:value-type="string">
            <text:p>57.0null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2</text:p>
          </table:table-cell>
          <table:table-cell office:value-type="string">
            <text:p>4/21/2008 2:27:8</text:p>
          </table:table-cell>
          <table:table-cell office:value-type="string">
            <text:p>4/21/2008 2:31:20</text:p>
          </table:table-cell>
          <table:table-cell office:value-type="string">
            <text:p>251525.0</text:p>
          </table:table-cell>
          <table:table-cell office:value-type="string">
            <text:p>251.0null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2</text:p>
          </table:table-cell>
          <table:table-cell office:value-type="string">
            <text:p>4/21/2008 2:26:23</text:p>
          </table:table-cell>
          <table:table-cell office:value-type="string">
            <text:p>4/21/2008 2:26:35</text:p>
          </table:table-cell>
          <table:table-cell office:value-type="string">
            <text:p>11785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2</text:p>
          </table:table-cell>
          <table:table-cell office:value-type="string">
            <text:p>4/21/2008 2:26:35</text:p>
          </table:table-cell>
          <table:table-cell office:value-type="string">
            <text:p>4/21/2008 2:27:24</text:p>
          </table:table-cell>
          <table:table-cell office:value-type="string">
            <text:p>49109.0</text:p>
          </table:table-cell>
          <table:table-cell office:value-type="string">
            <text:p>49.0null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4</text:p>
          </table:table-cell>
          <table:table-cell office:value-type="string">
            <text:p>4/21/2008 2:26:25</text:p>
          </table:table-cell>
          <table:table-cell office:value-type="string">
            <text:p>4/21/2008 2:26:35</text:p>
          </table:table-cell>
          <table:table-cell office:value-type="string">
            <text:p>9745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4</text:p>
          </table:table-cell>
          <table:table-cell office:value-type="string">
            <text:p>4/21/2008 2:26:59</text:p>
          </table:table-cell>
          <table:table-cell office:value-type="string">
            <text:p>4/21/2008 2:31:13</text:p>
          </table:table-cell>
          <table:table-cell office:value-type="string">
            <text:p>254184.0</text:p>
          </table:table-cell>
          <table:table-cell office:value-type="string">
            <text:p>254.0null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4</text:p>
          </table:table-cell>
          <table:table-cell office:value-type="string">
            <text:p>4/21/2008 2:26:38</text:p>
          </table:table-cell>
          <table:table-cell office:value-type="string">
            <text:p>4/21/2008 2:27:28</text:p>
          </table:table-cell>
          <table:table-cell office:value-type="string">
            <text:p>50160.0</text:p>
          </table:table-cell>
          <table:table-cell office:value-type="string">
            <text:p>50.0null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4</text:p>
          </table:table-cell>
          <table:table-cell office:value-type="string">
            <text:p>4/21/2008 2:26:59</text:p>
          </table:table-cell>
          <table:table-cell office:value-type="string">
            <text:p>4/21/2008 2:31:13</text:p>
          </table:table-cell>
          <table:table-cell office:value-type="string">
            <text:p>253481.0</text:p>
          </table:table-cell>
          <table:table-cell office:value-type="string">
            <text:p>253.0null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4</text:p>
          </table:table-cell>
          <table:table-cell office:value-type="string">
            <text:p>4/21/2008 2:26:25</text:p>
          </table:table-cell>
          <table:table-cell office:value-type="string">
            <text:p>4/21/2008 2:26:35</text:p>
          </table:table-cell>
          <table:table-cell office:value-type="string">
            <text:p>10200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4</text:p>
          </table:table-cell>
          <table:table-cell office:value-type="string">
            <text:p>4/21/2008 2:26:38</text:p>
          </table:table-cell>
          <table:table-cell office:value-type="string">
            <text:p>4/21/2008 2:27:8</text:p>
          </table:table-cell>
          <table:table-cell office:value-type="string">
            <text:p>30775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4</text:p>
          </table:table-cell>
          <table:table-cell office:value-type="string">
            <text:p>4/21/2008 2:27:8</text:p>
          </table:table-cell>
          <table:table-cell office:value-type="string">
            <text:p>4/21/2008 2:31:25</text:p>
          </table:table-cell>
          <table:table-cell office:value-type="string">
            <text:p>256687.0</text:p>
          </table:table-cell>
          <table:table-cell office:value-type="string">
            <text:p>256.0null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4</text:p>
          </table:table-cell>
          <table:table-cell office:value-type="string">
            <text:p>4/21/2008 2:26:59</text:p>
          </table:table-cell>
          <table:table-cell office:value-type="string">
            <text:p>4/21/2008 2:31:26</text:p>
          </table:table-cell>
          <table:table-cell office:value-type="string">
            <text:p>267747.0</text:p>
          </table:table-cell>
          <table:table-cell office:value-type="string">
            <text:p>267.0null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4</text:p>
          </table:table-cell>
          <table:table-cell office:value-type="string">
            <text:p>4/21/2008 2:26:25</text:p>
          </table:table-cell>
          <table:table-cell office:value-type="string">
            <text:p>4/21/2008 2:26:34</text:p>
          </table:table-cell>
          <table:table-cell office:value-type="string">
            <text:p>9028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4</text:p>
          </table:table-cell>
          <table:table-cell office:value-type="string">
            <text:p>4/21/2008 2:26:38</text:p>
          </table:table-cell>
          <table:table-cell office:value-type="string">
            <text:p>4/21/2008 2:27:30</text:p>
          </table:table-cell>
          <table:table-cell office:value-type="string">
            <text:p>52269.0</text:p>
          </table:table-cell>
          <table:table-cell office:value-type="string">
            <text:p>52.0null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6</text:p>
          </table:table-cell>
          <table:table-cell office:value-type="string">
            <text:p>4/21/2008 2:26:38</text:p>
          </table:table-cell>
          <table:table-cell office:value-type="string">
            <text:p>4/21/2008 2:27:8</text:p>
          </table:table-cell>
          <table:table-cell office:value-type="string">
            <text:p>29937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6</text:p>
          </table:table-cell>
          <table:table-cell office:value-type="string">
            <text:p>4/21/2008 2:26:27</text:p>
          </table:table-cell>
          <table:table-cell office:value-type="string">
            <text:p>4/21/2008 2:26:39</text:p>
          </table:table-cell>
          <table:table-cell office:value-type="string">
            <text:p>12308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6</text:p>
          </table:table-cell>
          <table:table-cell office:value-type="string">
            <text:p>4/21/2008 2:26:27</text:p>
          </table:table-cell>
          <table:table-cell office:value-type="string">
            <text:p>4/21/2008 2:26:37</text:p>
          </table:table-cell>
          <table:table-cell office:value-type="string">
            <text:p>9720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6</text:p>
          </table:table-cell>
          <table:table-cell office:value-type="string">
            <text:p>4/21/2008 2:26:59</text:p>
          </table:table-cell>
          <table:table-cell office:value-type="string">
            <text:p>4/21/2008 2:31:25</text:p>
          </table:table-cell>
          <table:table-cell office:value-type="string">
            <text:p>266163.0</text:p>
          </table:table-cell>
          <table:table-cell office:value-type="string">
            <text:p>266.0null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6</text:p>
          </table:table-cell>
          <table:table-cell office:value-type="string">
            <text:p>4/21/2008 2:26:36</text:p>
          </table:table-cell>
          <table:table-cell office:value-type="string">
            <text:p>4/21/2008 2:27:7</text:p>
          </table:table-cell>
          <table:table-cell office:value-type="string">
            <text:p>30993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6</text:p>
          </table:table-cell>
          <table:table-cell office:value-type="string">
            <text:p>4/21/2008 2:27:2</text:p>
          </table:table-cell>
          <table:table-cell office:value-type="string">
            <text:p>4/21/2008 2:31:13</text:p>
          </table:table-cell>
          <table:table-cell office:value-type="string">
            <text:p>250418.0</text:p>
          </table:table-cell>
          <table:table-cell office:value-type="string">
            <text:p>250.0null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table:number-columns-repeated="2" office:value-type="string">
            <text:p>4/21/2008 2:26:27</text:p>
          </table:table-cell>
          <table:table-cell office:value-type="string">
            <text:p>4/21/2008 2:26:39</text:p>
          </table:table-cell>
          <table:table-cell office:value-type="string">
            <text:p>11574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7</text:p>
          </table:table-cell>
          <table:table-cell office:value-type="string">
            <text:p>4/21/2008 2:26:38</text:p>
          </table:table-cell>
          <table:table-cell office:value-type="string">
            <text:p>4/21/2008 2:27:30</text:p>
          </table:table-cell>
          <table:table-cell office:value-type="string">
            <text:p>52280.0</text:p>
          </table:table-cell>
          <table:table-cell office:value-type="string">
            <text:p>52.0null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7</text:p>
          </table:table-cell>
          <table:table-cell office:value-type="string">
            <text:p>4/21/2008 2:27:2</text:p>
          </table:table-cell>
          <table:table-cell office:value-type="string">
            <text:p>4/21/2008 2:31:26</text:p>
          </table:table-cell>
          <table:table-cell office:value-type="string">
            <text:p>263902.0</text:p>
          </table:table-cell>
          <table:table-cell office:value-type="string">
            <text:p>263.0null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7</text:p>
          </table:table-cell>
          <table:table-cell office:value-type="string">
            <text:p>4/21/2008 2:26:28</text:p>
          </table:table-cell>
          <table:table-cell office:value-type="string">
            <text:p>4/21/2008 2:26:39</text:p>
          </table:table-cell>
          <table:table-cell office:value-type="string">
            <text:p>10516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8</text:p>
          </table:table-cell>
          <table:table-cell office:value-type="string">
            <text:p>4/21/2008 2:26:37</text:p>
          </table:table-cell>
          <table:table-cell office:value-type="string">
            <text:p>4/21/2008 2:27:26</text:p>
          </table:table-cell>
          <table:table-cell office:value-type="string">
            <text:p>49236.0</text:p>
          </table:table-cell>
          <table:table-cell office:value-type="string">
            <text:p>49.0null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8</text:p>
          </table:table-cell>
          <table:table-cell office:value-type="string">
            <text:p>4/21/2008 2:27:3</text:p>
          </table:table-cell>
          <table:table-cell office:value-type="string">
            <text:p>4/21/2008 2:30:53</text:p>
          </table:table-cell>
          <table:table-cell office:value-type="string">
            <text:p>230400.0</text:p>
          </table:table-cell>
          <table:table-cell office:value-type="string">
            <text:p>230.0null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table:number-columns-repeated="2" office:value-type="string">
            <text:p>4/21/2008 2:26:28</text:p>
          </table:table-cell>
          <table:table-cell office:value-type="string">
            <text:p>4/21/2008 2:26:40</text:p>
          </table:table-cell>
          <table:table-cell office:value-type="string">
            <text:p>12023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8</text:p>
          </table:table-cell>
          <table:table-cell office:value-type="string">
            <text:p>4/21/2008 2:26:38</text:p>
          </table:table-cell>
          <table:table-cell office:value-type="string">
            <text:p>4/21/2008 2:27:2</text:p>
          </table:table-cell>
          <table:table-cell office:value-type="string">
            <text:p>23988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8</text:p>
          </table:table-cell>
          <table:table-cell office:value-type="string">
            <text:p>4/21/2008 2:27:3</text:p>
          </table:table-cell>
          <table:table-cell office:value-type="string">
            <text:p>4/21/2008 2:31:13</text:p>
          </table:table-cell>
          <table:table-cell office:value-type="string">
            <text:p>249752.0</text:p>
          </table:table-cell>
          <table:table-cell office:value-type="string">
            <text:p>249.0null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table:number-columns-repeated="2" office:value-type="string">
            <text:p>4/21/2008 2:26:28</text:p>
          </table:table-cell>
          <table:table-cell office:value-type="string">
            <text:p>4/21/2008 2:26:40</text:p>
          </table:table-cell>
          <table:table-cell office:value-type="string">
            <text:p>11330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8</text:p>
          </table:table-cell>
          <table:table-cell office:value-type="string">
            <text:p>4/21/2008 2:26:38</text:p>
          </table:table-cell>
          <table:table-cell office:value-type="string">
            <text:p>4/21/2008 2:27:7</text:p>
          </table:table-cell>
          <table:table-cell office:value-type="string">
            <text:p>29519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8</text:p>
          </table:table-cell>
          <table:table-cell office:value-type="string">
            <text:p>4/21/2008 2:27:9</text:p>
          </table:table-cell>
          <table:table-cell office:value-type="string">
            <text:p>4/21/2008 2:31:7</text:p>
          </table:table-cell>
          <table:table-cell office:value-type="string">
            <text:p>237668.0</text:p>
          </table:table-cell>
          <table:table-cell office:value-type="string">
            <text:p>237.0null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table:number-columns-repeated="2" office:value-type="string">
            <text:p>4/21/2008 2:26:28</text:p>
          </table:table-cell>
          <table:table-cell office:value-type="string">
            <text:p>4/21/2008 2:26:40</text:p>
          </table:table-cell>
          <table:table-cell office:value-type="string">
            <text:p>11597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string">
            <text:p>4/21/2008 2:25:4</text:p>
          </table:table-cell>
          <table:table-cell office:value-type="string">
            <text:p>4/21/2008 2:26:28</text:p>
          </table:table-cell>
          <table:table-cell office:value-type="string">
            <text:p>4/21/2008 2:26:40</text:p>
          </table:table-cell>
          <table:table-cell office:value-type="string">
            <text:p>4/21/2008 2:27:33</text:p>
          </table:table-cell>
          <table:table-cell office:value-type="string">
            <text:p>53476.0</text:p>
          </table:table-cell>
          <table:table-cell office:value-type="string">
            <text:p>53.0null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31</text:p>
          </table:table-cell>
          <table:table-cell office:value-type="string">
            <text:p>4/21/2008 2:27:9</text:p>
          </table:table-cell>
          <table:table-cell office:value-type="string">
            <text:p>4/21/2008 2:30:53</text:p>
          </table:table-cell>
          <table:table-cell office:value-type="string">
            <text:p>224005.0</text:p>
          </table:table-cell>
          <table:table-cell office:value-type="string">
            <text:p>224.0null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table:number-columns-repeated="2" office:value-type="string">
            <text:p>4/21/2008 2:26:31</text:p>
          </table:table-cell>
          <table:table-cell office:value-type="string">
            <text:p>4/21/2008 2:26:40</text:p>
          </table:table-cell>
          <table:table-cell office:value-type="string">
            <text:p>9322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31</text:p>
          </table:table-cell>
          <table:table-cell office:value-type="string">
            <text:p>4/21/2008 2:27:9</text:p>
          </table:table-cell>
          <table:table-cell office:value-type="string">
            <text:p>4/21/2008 2:31:31</text:p>
          </table:table-cell>
          <table:table-cell office:value-type="string">
            <text:p>261948.0</text:p>
          </table:table-cell>
          <table:table-cell office:value-type="string">
            <text:p>261.0null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31</text:p>
          </table:table-cell>
          <table:table-cell office:value-type="string">
            <text:p>4/21/2008 2:26:40</text:p>
          </table:table-cell>
          <table:table-cell office:value-type="string">
            <text:p>4/21/2008 2:27:36</text:p>
          </table:table-cell>
          <table:table-cell office:value-type="string">
            <text:p>56698.0</text:p>
          </table:table-cell>
          <table:table-cell office:value-type="string">
            <text:p>56.0null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31</text:p>
          </table:table-cell>
          <table:table-cell office:value-type="string">
            <text:p>4/21/2008 2:26:39</text:p>
          </table:table-cell>
          <table:table-cell office:value-type="string">
            <text:p>4/21/2008 2:27:8</text:p>
          </table:table-cell>
          <table:table-cell office:value-type="string">
            <text:p>28485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table:number-columns-repeated="2" office:value-type="string">
            <text:p>4/21/2008 2:26:31</text:p>
          </table:table-cell>
          <table:table-cell office:value-type="string">
            <text:p>4/21/2008 2:26:40</text:p>
          </table:table-cell>
          <table:table-cell office:value-type="string">
            <text:p>9257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31</text:p>
          </table:table-cell>
          <table:table-cell office:value-type="string">
            <text:p>4/21/2008 2:27:9</text:p>
          </table:table-cell>
          <table:table-cell office:value-type="string">
            <text:p>4/21/2008 2:30:48</text:p>
          </table:table-cell>
          <table:table-cell office:value-type="string">
            <text:p>218935.0</text:p>
          </table:table-cell>
          <table:table-cell office:value-type="string">
            <text:p>218.0null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32</text:p>
          </table:table-cell>
          <table:table-cell office:value-type="string">
            <text:p>4/21/2008 2:27:19</text:p>
          </table:table-cell>
          <table:table-cell office:value-type="string">
            <text:p>4/21/2008 2:31:7</text:p>
          </table:table-cell>
          <table:table-cell office:value-type="string">
            <text:p>228103.0</text:p>
          </table:table-cell>
          <table:table-cell office:value-type="string">
            <text:p>228.0null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31</text:p>
          </table:table-cell>
          <table:table-cell office:value-type="string">
            <text:p>4/21/2008 2:26:33</text:p>
          </table:table-cell>
          <table:table-cell office:value-type="string">
            <text:p>4/21/2008 2:26:41</text:p>
          </table:table-cell>
          <table:table-cell office:value-type="string">
            <text:p>7562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31</text:p>
          </table:table-cell>
          <table:table-cell office:value-type="string">
            <text:p>4/21/2008 2:26:39</text:p>
          </table:table-cell>
          <table:table-cell office:value-type="string">
            <text:p>4/21/2008 2:27:8</text:p>
          </table:table-cell>
          <table:table-cell office:value-type="string">
            <text:p>28079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37</text:p>
          </table:table-cell>
          <table:table-cell office:value-type="string">
            <text:p>4/21/2008 2:26:38</text:p>
          </table:table-cell>
          <table:table-cell office:value-type="string">
            <text:p>4/21/2008 2:26:45</text:p>
          </table:table-cell>
          <table:table-cell office:value-type="string">
            <text:p>6672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37</text:p>
          </table:table-cell>
          <table:table-cell office:value-type="string">
            <text:p>4/21/2008 2:26:42</text:p>
          </table:table-cell>
          <table:table-cell office:value-type="string">
            <text:p>4/21/2008 2:27:25</text:p>
          </table:table-cell>
          <table:table-cell office:value-type="string">
            <text:p>42994.0</text:p>
          </table:table-cell>
          <table:table-cell office:value-type="string">
            <text:p>42.0null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37</text:p>
          </table:table-cell>
          <table:table-cell office:value-type="string">
            <text:p>4/21/2008 2:27:28</text:p>
          </table:table-cell>
          <table:table-cell office:value-type="string">
            <text:p>4/21/2008 2:31:30</text:p>
          </table:table-cell>
          <table:table-cell office:value-type="string">
            <text:p>241905.0</text:p>
          </table:table-cell>
          <table:table-cell office:value-type="string">
            <text:p>241.0null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37</text:p>
          </table:table-cell>
          <table:table-cell office:value-type="string">
            <text:p>4/21/2008 2:26:38</text:p>
          </table:table-cell>
          <table:table-cell office:value-type="string">
            <text:p>4/21/2008 2:26:45</text:p>
          </table:table-cell>
          <table:table-cell office:value-type="string">
            <text:p>6360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38</text:p>
          </table:table-cell>
          <table:table-cell office:value-type="string">
            <text:p>4/21/2008 2:26:39</text:p>
          </table:table-cell>
          <table:table-cell office:value-type="string">
            <text:p>4/21/2008 2:26:45</text:p>
          </table:table-cell>
          <table:table-cell office:value-type="string">
            <text:p>569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38</text:p>
          </table:table-cell>
          <table:table-cell office:value-type="string">
            <text:p>4/21/2008 2:26:42</text:p>
          </table:table-cell>
          <table:table-cell office:value-type="string">
            <text:p>4/21/2008 2:27:25</text:p>
          </table:table-cell>
          <table:table-cell office:value-type="string">
            <text:p>43725.0</text:p>
          </table:table-cell>
          <table:table-cell office:value-type="string">
            <text:p>43.0null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38</text:p>
          </table:table-cell>
          <table:table-cell office:value-type="string">
            <text:p>4/21/2008 2:27:32</text:p>
          </table:table-cell>
          <table:table-cell office:value-type="string">
            <text:p>4/21/2008 2:31:31</text:p>
          </table:table-cell>
          <table:table-cell office:value-type="string">
            <text:p>238748.0</text:p>
          </table:table-cell>
          <table:table-cell office:value-type="string">
            <text:p>238.0null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38</text:p>
          </table:table-cell>
          <table:table-cell office:value-type="string">
            <text:p>4/21/2008 2:26:42</text:p>
          </table:table-cell>
          <table:table-cell office:value-type="string">
            <text:p>4/21/2008 2:27:34</text:p>
          </table:table-cell>
          <table:table-cell office:value-type="string">
            <text:p>51864.0</text:p>
          </table:table-cell>
          <table:table-cell office:value-type="string">
            <text:p>51.0null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38</text:p>
          </table:table-cell>
          <table:table-cell office:value-type="string">
            <text:p>4/21/2008 2:27:19</text:p>
          </table:table-cell>
          <table:table-cell office:value-type="string">
            <text:p>4/21/2008 2:31:13</text:p>
          </table:table-cell>
          <table:table-cell office:value-type="string">
            <text:p>234180.0</text:p>
          </table:table-cell>
          <table:table-cell office:value-type="string">
            <text:p>234.0null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table:number-columns-repeated="2" office:value-type="string">
            <text:p>4/21/2008 2:26:38</text:p>
          </table:table-cell>
          <table:table-cell office:value-type="string">
            <text:p>4/21/2008 2:26:46</text:p>
          </table:table-cell>
          <table:table-cell office:value-type="string">
            <text:p>7696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3</text:p>
          </table:table-cell>
          <table:table-cell office:value-type="string">
            <text:p>4/21/2008 2:26:45</text:p>
          </table:table-cell>
          <table:table-cell office:value-type="string">
            <text:p>4/21/2008 2:27:37</text:p>
          </table:table-cell>
          <table:table-cell office:value-type="string">
            <text:p>51784.0</text:p>
          </table:table-cell>
          <table:table-cell office:value-type="string">
            <text:p>51.0null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3</text:p>
          </table:table-cell>
          <table:table-cell office:value-type="string">
            <text:p>4/21/2008 2:27:44</text:p>
          </table:table-cell>
          <table:table-cell office:value-type="string">
            <text:p>4/21/2008 2:31:18</text:p>
          </table:table-cell>
          <table:table-cell office:value-type="string">
            <text:p>213912.0</text:p>
          </table:table-cell>
          <table:table-cell office:value-type="string">
            <text:p>213.0null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3</text:p>
          </table:table-cell>
          <table:table-cell office:value-type="string">
            <text:p>4/21/2008 2:26:44</text:p>
          </table:table-cell>
          <table:table-cell office:value-type="string">
            <text:p>4/21/2008 2:26:49</text:p>
          </table:table-cell>
          <table:table-cell office:value-type="string">
            <text:p>4927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3</text:p>
          </table:table-cell>
          <table:table-cell office:value-type="string">
            <text:p>4/21/2008 2:27:7</text:p>
          </table:table-cell>
          <table:table-cell office:value-type="string">
            <text:p>4/21/2008 2:27:39</text:p>
          </table:table-cell>
          <table:table-cell office:value-type="string">
            <text:p>32134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3</text:p>
          </table:table-cell>
          <table:table-cell office:value-type="string">
            <text:p>4/21/2008 2:27:37</text:p>
          </table:table-cell>
          <table:table-cell office:value-type="string">
            <text:p>4/21/2008 2:31:18</text:p>
          </table:table-cell>
          <table:table-cell office:value-type="string">
            <text:p>220558.0</text:p>
          </table:table-cell>
          <table:table-cell office:value-type="string">
            <text:p>220.0null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3</text:p>
          </table:table-cell>
          <table:table-cell office:value-type="string">
            <text:p>4/21/2008 2:26:44</text:p>
          </table:table-cell>
          <table:table-cell office:value-type="string">
            <text:p>4/21/2008 2:26:48</text:p>
          </table:table-cell>
          <table:table-cell office:value-type="string">
            <text:p>3928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3</text:p>
          </table:table-cell>
          <table:table-cell office:value-type="string">
            <text:p>4/21/2008 2:27:1</text:p>
          </table:table-cell>
          <table:table-cell office:value-type="string">
            <text:p>4/21/2008 2:27:22</text:p>
          </table:table-cell>
          <table:table-cell office:value-type="string">
            <text:p>20818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3</text:p>
          </table:table-cell>
          <table:table-cell office:value-type="string">
            <text:p>4/21/2008 2:27:44</text:p>
          </table:table-cell>
          <table:table-cell office:value-type="string">
            <text:p>4/21/2008 2:31:31</text:p>
          </table:table-cell>
          <table:table-cell office:value-type="string">
            <text:p>227361.0</text:p>
          </table:table-cell>
          <table:table-cell office:value-type="string">
            <text:p>227.0null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3</text:p>
          </table:table-cell>
          <table:table-cell office:value-type="string">
            <text:p>4/21/2008 2:26:44</text:p>
          </table:table-cell>
          <table:table-cell office:value-type="string">
            <text:p>4/21/2008 2:26:49</text:p>
          </table:table-cell>
          <table:table-cell office:value-type="string">
            <text:p>4605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3</text:p>
          </table:table-cell>
          <table:table-cell office:value-type="string">
            <text:p>4/21/2008 2:26:45</text:p>
          </table:table-cell>
          <table:table-cell office:value-type="string">
            <text:p>4/21/2008 2:27:37</text:p>
          </table:table-cell>
          <table:table-cell office:value-type="string">
            <text:p>51714.0</text:p>
          </table:table-cell>
          <table:table-cell office:value-type="string">
            <text:p>51.0null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7</text:p>
          </table:table-cell>
          <table:table-cell office:value-type="string">
            <text:p>4/21/2008 2:27:53</text:p>
          </table:table-cell>
          <table:table-cell office:value-type="string">
            <text:p>4/21/2008 2:31:31</text:p>
          </table:table-cell>
          <table:table-cell office:value-type="string">
            <text:p>217349.0</text:p>
          </table:table-cell>
          <table:table-cell office:value-type="string">
            <text:p>217.0null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7</text:p>
          </table:table-cell>
          <table:table-cell office:value-type="string">
            <text:p>4/21/2008 2:26:48</text:p>
          </table:table-cell>
          <table:table-cell office:value-type="string">
            <text:p>4/21/2008 2:26:54</text:p>
          </table:table-cell>
          <table:table-cell office:value-type="string">
            <text:p>603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7</text:p>
          </table:table-cell>
          <table:table-cell office:value-type="string">
            <text:p>4/21/2008 2:27:7</text:p>
          </table:table-cell>
          <table:table-cell office:value-type="string">
            <text:p>4/21/2008 2:27:44</text:p>
          </table:table-cell>
          <table:table-cell office:value-type="string">
            <text:p>36906.0</text:p>
          </table:table-cell>
          <table:table-cell office:value-type="string">
            <text:p>36.0null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7</text:p>
          </table:table-cell>
          <table:table-cell office:value-type="string">
            <text:p>4/21/2008 2:27:38</text:p>
          </table:table-cell>
          <table:table-cell office:value-type="string">
            <text:p>4/21/2008 2:31:30</text:p>
          </table:table-cell>
          <table:table-cell office:value-type="string">
            <text:p>232443.0</text:p>
          </table:table-cell>
          <table:table-cell office:value-type="string">
            <text:p>232.0null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7</text:p>
          </table:table-cell>
          <table:table-cell office:value-type="string">
            <text:p>4/21/2008 2:26:48</text:p>
          </table:table-cell>
          <table:table-cell office:value-type="string">
            <text:p>4/21/2008 2:26:53</text:p>
          </table:table-cell>
          <table:table-cell office:value-type="string">
            <text:p>5781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7</text:p>
          </table:table-cell>
          <table:table-cell office:value-type="string">
            <text:p>4/21/2008 2:27:7</text:p>
          </table:table-cell>
          <table:table-cell office:value-type="string">
            <text:p>4/21/2008 2:27:33</text:p>
          </table:table-cell>
          <table:table-cell office:value-type="string">
            <text:p>25727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7</text:p>
          </table:table-cell>
          <table:table-cell office:value-type="string">
            <text:p>4/21/2008 2:27:37</text:p>
          </table:table-cell>
          <table:table-cell office:value-type="string">
            <text:p>4/21/2008 2:31:18</text:p>
          </table:table-cell>
          <table:table-cell office:value-type="string">
            <text:p>220534.0</text:p>
          </table:table-cell>
          <table:table-cell office:value-type="string">
            <text:p>220.0null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7</text:p>
          </table:table-cell>
          <table:table-cell office:value-type="string">
            <text:p>4/21/2008 2:27:7</text:p>
          </table:table-cell>
          <table:table-cell office:value-type="string">
            <text:p>4/21/2008 2:27:39</text:p>
          </table:table-cell>
          <table:table-cell office:value-type="string">
            <text:p>32158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7</text:p>
          </table:table-cell>
          <table:table-cell office:value-type="string">
            <text:p>4/21/2008 2:26:48</text:p>
          </table:table-cell>
          <table:table-cell office:value-type="string">
            <text:p>4/21/2008 2:26:53</text:p>
          </table:table-cell>
          <table:table-cell office:value-type="string">
            <text:p>5602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47</text:p>
          </table:table-cell>
          <table:table-cell office:value-type="string">
            <text:p>4/21/2008 2:27:37</text:p>
          </table:table-cell>
          <table:table-cell office:value-type="string">
            <text:p>4/21/2008 2:31:30</text:p>
          </table:table-cell>
          <table:table-cell office:value-type="string">
            <text:p>233213.0</text:p>
          </table:table-cell>
          <table:table-cell office:value-type="string">
            <text:p>233.0null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table:number-columns-repeated="2" office:value-type="string">
            <text:p>4/21/2008 2:26:50</text:p>
          </table:table-cell>
          <table:table-cell office:value-type="string">
            <text:p>4/21/2008 2:26:57</text:p>
          </table:table-cell>
          <table:table-cell office:value-type="string">
            <text:p>6550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0</text:p>
          </table:table-cell>
          <table:table-cell office:value-type="string">
            <text:p>4/21/2008 2:27:7</text:p>
          </table:table-cell>
          <table:table-cell office:value-type="string">
            <text:p>4/21/2008 2:27:39</text:p>
          </table:table-cell>
          <table:table-cell office:value-type="string">
            <text:p>31784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0</text:p>
          </table:table-cell>
          <table:table-cell office:value-type="string">
            <text:p>4/21/2008 2:27:52</text:p>
          </table:table-cell>
          <table:table-cell office:value-type="string">
            <text:p>4/21/2008 2:31:30</text:p>
          </table:table-cell>
          <table:table-cell office:value-type="string">
            <text:p>218913.0</text:p>
          </table:table-cell>
          <table:table-cell office:value-type="string">
            <text:p>218.0null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table:number-columns-repeated="2" office:value-type="string">
            <text:p>4/21/2008 2:26:50</text:p>
          </table:table-cell>
          <table:table-cell office:value-type="string">
            <text:p>4/21/2008 2:26:57</text:p>
          </table:table-cell>
          <table:table-cell office:value-type="string">
            <text:p>6834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0</text:p>
          </table:table-cell>
          <table:table-cell office:value-type="string">
            <text:p>4/21/2008 2:27:7</text:p>
          </table:table-cell>
          <table:table-cell office:value-type="string">
            <text:p>4/21/2008 2:27:24</text:p>
          </table:table-cell>
          <table:table-cell office:value-type="string">
            <text:p>17167.0</text:p>
          </table:table-cell>
          <table:table-cell office:value-type="string">
            <text:p>17.0null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0</text:p>
          </table:table-cell>
          <table:table-cell office:value-type="string">
            <text:p>4/21/2008 2:27:37</text:p>
          </table:table-cell>
          <table:table-cell office:value-type="string">
            <text:p>4/21/2008 2:31:23</text:p>
          </table:table-cell>
          <table:table-cell office:value-type="string">
            <text:p>226009.0</text:p>
          </table:table-cell>
          <table:table-cell office:value-type="string">
            <text:p>226.0null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table:number-columns-repeated="2" office:value-type="string">
            <text:p>4/21/2008 2:26:50</text:p>
          </table:table-cell>
          <table:table-cell office:value-type="string">
            <text:p>4/21/2008 2:26:58</text:p>
          </table:table-cell>
          <table:table-cell office:value-type="string">
            <text:p>7555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0</text:p>
          </table:table-cell>
          <table:table-cell office:value-type="string">
            <text:p>4/21/2008 2:27:7</text:p>
          </table:table-cell>
          <table:table-cell office:value-type="string">
            <text:p>4/21/2008 2:27:39</text:p>
          </table:table-cell>
          <table:table-cell office:value-type="string">
            <text:p>31941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0</text:p>
          </table:table-cell>
          <table:table-cell office:value-type="string">
            <text:p>4/21/2008 2:27:44</text:p>
          </table:table-cell>
          <table:table-cell office:value-type="string">
            <text:p>4/21/2008 2:31:18</text:p>
          </table:table-cell>
          <table:table-cell office:value-type="string">
            <text:p>213704.0</text:p>
          </table:table-cell>
          <table:table-cell office:value-type="string">
            <text:p>213.0null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table:number-columns-repeated="2" office:value-type="string">
            <text:p>4/21/2008 2:26:50</text:p>
          </table:table-cell>
          <table:table-cell office:value-type="string">
            <text:p>4/21/2008 2:26:58</text:p>
          </table:table-cell>
          <table:table-cell office:value-type="string">
            <text:p>7411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2</text:p>
          </table:table-cell>
          <table:table-cell office:value-type="string">
            <text:p>4/21/2008 2:27:7</text:p>
          </table:table-cell>
          <table:table-cell office:value-type="string">
            <text:p>4/21/2008 2:27:39</text:p>
          </table:table-cell>
          <table:table-cell office:value-type="string">
            <text:p>31747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2</text:p>
          </table:table-cell>
          <table:table-cell office:value-type="string">
            <text:p>4/21/2008 2:27:37</text:p>
          </table:table-cell>
          <table:table-cell office:value-type="string">
            <text:p>4/21/2008 2:31:31</text:p>
          </table:table-cell>
          <table:table-cell office:value-type="string">
            <text:p>234191.0</text:p>
          </table:table-cell>
          <table:table-cell office:value-type="string">
            <text:p>234.0null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2</text:p>
          </table:table-cell>
          <table:table-cell office:value-type="string">
            <text:p>4/21/2008 2:26:53</text:p>
          </table:table-cell>
          <table:table-cell office:value-type="string">
            <text:p>4/21/2008 2:27:0</text:p>
          </table:table-cell>
          <table:table-cell office:value-type="string">
            <text:p>6990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2</text:p>
          </table:table-cell>
          <table:table-cell office:value-type="string">
            <text:p>4/21/2008 2:27:7</text:p>
          </table:table-cell>
          <table:table-cell office:value-type="string">
            <text:p>4/21/2008 2:27:44</text:p>
          </table:table-cell>
          <table:table-cell office:value-type="string">
            <text:p>36337.0</text:p>
          </table:table-cell>
          <table:table-cell office:value-type="string">
            <text:p>36.0null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2</text:p>
          </table:table-cell>
          <table:table-cell office:value-type="string">
            <text:p>4/21/2008 2:27:44</text:p>
          </table:table-cell>
          <table:table-cell office:value-type="string">
            <text:p>4/21/2008 2:31:31</text:p>
          </table:table-cell>
          <table:table-cell office:value-type="string">
            <text:p>226785.0</text:p>
          </table:table-cell>
          <table:table-cell office:value-type="string">
            <text:p>226.0null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2</text:p>
          </table:table-cell>
          <table:table-cell office:value-type="string">
            <text:p>4/21/2008 2:26:53</text:p>
          </table:table-cell>
          <table:table-cell office:value-type="string">
            <text:p>4/21/2008 2:26:59</text:p>
          </table:table-cell>
          <table:table-cell office:value-type="string">
            <text:p>6164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3</text:p>
          </table:table-cell>
          <table:table-cell office:value-type="string">
            <text:p>4/21/2008 2:27:7</text:p>
          </table:table-cell>
          <table:table-cell office:value-type="string">
            <text:p>4/21/2008 2:27:39</text:p>
          </table:table-cell>
          <table:table-cell office:value-type="string">
            <text:p>31938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3</text:p>
          </table:table-cell>
          <table:table-cell office:value-type="string">
            <text:p>4/21/2008 2:27:37</text:p>
          </table:table-cell>
          <table:table-cell office:value-type="string">
            <text:p>4/21/2008 2:31:30</text:p>
          </table:table-cell>
          <table:table-cell office:value-type="string">
            <text:p>233229.0</text:p>
          </table:table-cell>
          <table:table-cell office:value-type="string">
            <text:p>233.0null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table:number-columns-repeated="2" office:value-type="string">
            <text:p>4/21/2008 2:26:53</text:p>
          </table:table-cell>
          <table:table-cell office:value-type="string">
            <text:p>4/21/2008 2:27:0</text:p>
          </table:table-cell>
          <table:table-cell office:value-type="string">
            <text:p>6906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3</text:p>
          </table:table-cell>
          <table:table-cell office:value-type="string">
            <text:p>4/21/2008 2:27:7</text:p>
          </table:table-cell>
          <table:table-cell office:value-type="string">
            <text:p>4/21/2008 2:27:39</text:p>
          </table:table-cell>
          <table:table-cell office:value-type="string">
            <text:p>31846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5</text:p>
          </table:table-cell>
          <table:table-cell office:value-type="string">
            <text:p>4/21/2008 2:27:38</text:p>
          </table:table-cell>
          <table:table-cell office:value-type="string">
            <text:p>4/21/2008 2:31:31</text:p>
          </table:table-cell>
          <table:table-cell office:value-type="string">
            <text:p>233295.0</text:p>
          </table:table-cell>
          <table:table-cell office:value-type="string">
            <text:p>233.0null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5</text:p>
          </table:table-cell>
          <table:table-cell office:value-type="string">
            <text:p>4/21/2008 2:26:56</text:p>
          </table:table-cell>
          <table:table-cell office:value-type="string">
            <text:p>4/21/2008 2:27:1</text:p>
          </table:table-cell>
          <table:table-cell office:value-type="string">
            <text:p>4892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5</text:p>
          </table:table-cell>
          <table:table-cell office:value-type="string">
            <text:p>4/21/2008 2:27:7</text:p>
          </table:table-cell>
          <table:table-cell office:value-type="string">
            <text:p>4/21/2008 2:27:37</text:p>
          </table:table-cell>
          <table:table-cell office:value-type="string">
            <text:p>29621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5</text:p>
          </table:table-cell>
          <table:table-cell office:value-type="string">
            <text:p>4/21/2008 2:27:37</text:p>
          </table:table-cell>
          <table:table-cell office:value-type="string">
            <text:p>4/21/2008 2:31:31</text:p>
          </table:table-cell>
          <table:table-cell office:value-type="string">
            <text:p>233473.0</text:p>
          </table:table-cell>
          <table:table-cell office:value-type="string">
            <text:p>233.0null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5</text:p>
          </table:table-cell>
          <table:table-cell office:value-type="string">
            <text:p>4/21/2008 2:26:56</text:p>
          </table:table-cell>
          <table:table-cell office:value-type="string">
            <text:p>4/21/2008 2:27:2</text:p>
          </table:table-cell>
          <table:table-cell office:value-type="string">
            <text:p>553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5</text:p>
          </table:table-cell>
          <table:table-cell office:value-type="string">
            <text:p>4/21/2008 2:27:7</text:p>
          </table:table-cell>
          <table:table-cell office:value-type="string">
            <text:p>4/21/2008 2:27:22</text:p>
          </table:table-cell>
          <table:table-cell office:value-type="string">
            <text:p>14894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5</text:p>
          </table:table-cell>
          <table:table-cell office:value-type="string">
            <text:p>4/21/2008 2:27:37</text:p>
          </table:table-cell>
          <table:table-cell office:value-type="string">
            <text:p>4/21/2008 2:31:30</text:p>
          </table:table-cell>
          <table:table-cell office:value-type="string">
            <text:p>233236.0</text:p>
          </table:table-cell>
          <table:table-cell office:value-type="string">
            <text:p>233.0null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5</text:p>
          </table:table-cell>
          <table:table-cell office:value-type="string">
            <text:p>4/21/2008 2:26:57</text:p>
          </table:table-cell>
          <table:table-cell office:value-type="string">
            <text:p>4/21/2008 2:27:2</text:p>
          </table:table-cell>
          <table:table-cell office:value-type="string">
            <text:p>5072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5</text:p>
          </table:table-cell>
          <table:table-cell office:value-type="string">
            <text:p>4/21/2008 2:27:8</text:p>
          </table:table-cell>
          <table:table-cell office:value-type="string">
            <text:p>4/21/2008 2:27:38</text:p>
          </table:table-cell>
          <table:table-cell office:value-type="string">
            <text:p>30308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string">
            <text:p>4/21/2008 2:25:5</text:p>
          </table:table-cell>
          <table:table-cell office:value-type="string">
            <text:p>4/21/2008 2:26:56</text:p>
          </table:table-cell>
          <table:table-cell office:value-type="string">
            <text:p>4/21/2008 2:27:38</text:p>
          </table:table-cell>
          <table:table-cell office:value-type="string">
            <text:p>4/21/2008 2:31:31</text:p>
          </table:table-cell>
          <table:table-cell office:value-type="string">
            <text:p>233218.0</text:p>
          </table:table-cell>
          <table:table-cell office:value-type="string">
            <text:p>233.0null</text:p>
          </table:table-cell>
        </table:table-row>
      </table:table>
      <table:table table:name="Fatorial 350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Fatorial 36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ERROR-RETRY-TIMES</text:p>
          </table:table-cell>
          <table:table-cell office:value-type="string">
            <text:p>CREATED-TIME</text:p>
          </table:table-cell>
          <table:table-cell office:value-type="string">
            <text:p>SUBMITED-TIME</text:p>
          </table:table-cell>
          <table:table-cell office:value-type="string">
            <text:p>STARTED_TIME</text:p>
          </table:table-cell>
          <table:table-cell office:value-type="string">
            <text:p>FINISHED_TIME</text:p>
          </table:table-cell>
          <table:table-cell office:value-type="string">
            <text:p>EXECUTION-TIME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4/21/2008 7:51:27</text:p>
          </table:table-cell>
          <table:table-cell table:number-columns-repeated="2" office:value-type="string">
            <text:p>4/21/2008 7:51:40</text:p>
          </table:table-cell>
          <table:table-cell office:value-type="string">
            <text:p>4/21/2008 7:52:0</text:p>
          </table:table-cell>
          <table:table-cell office:value-type="string">
            <text:p>19502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table:number-columns-repeated="2" office:value-type="string">
            <text:p>4/21/2008 7:51:40</text:p>
          </table:table-cell>
          <table:table-cell office:value-type="string">
            <text:p>4/21/2008 7:52:6</text:p>
          </table:table-cell>
          <table:table-cell office:value-type="string">
            <text:p>26007.0</text:p>
          </table:table-cell>
          <table:table-cell office:value-type="string">
            <text:p>26.0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0</text:p>
          </table:table-cell>
          <table:table-cell office:value-type="string">
            <text:p>4/21/2008 7:51:42</text:p>
          </table:table-cell>
          <table:table-cell office:value-type="string">
            <text:p>4/21/2008 7:52:53</text:p>
          </table:table-cell>
          <table:table-cell office:value-type="string">
            <text:p>71737.0</text:p>
          </table:table-cell>
          <table:table-cell office:value-type="string">
            <text:p>71.0nu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0</text:p>
          </table:table-cell>
          <table:table-cell office:value-type="string">
            <text:p>4/21/2008 7:51:41</text:p>
          </table:table-cell>
          <table:table-cell office:value-type="string">
            <text:p>4/21/2008 7:52:7</text:p>
          </table:table-cell>
          <table:table-cell office:value-type="string">
            <text:p>25579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table:number-columns-repeated="2" office:value-type="string">
            <text:p>4/21/2008 7:51:40</text:p>
          </table:table-cell>
          <table:table-cell office:value-type="string">
            <text:p>4/21/2008 7:52:1</text:p>
          </table:table-cell>
          <table:table-cell office:value-type="string">
            <text:p>21271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0</text:p>
          </table:table-cell>
          <table:table-cell office:value-type="string">
            <text:p>4/21/2008 7:51:43</text:p>
          </table:table-cell>
          <table:table-cell office:value-type="string">
            <text:p>4/21/2008 7:52:9</text:p>
          </table:table-cell>
          <table:table-cell office:value-type="string">
            <text:p>26223.0</text:p>
          </table:table-cell>
          <table:table-cell office:value-type="string">
            <text:p>26.0nu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0</text:p>
          </table:table-cell>
          <table:table-cell office:value-type="string">
            <text:p>4/21/2008 7:51:42</text:p>
          </table:table-cell>
          <table:table-cell office:value-type="string">
            <text:p>4/21/2008 7:52:1</text:p>
          </table:table-cell>
          <table:table-cell office:value-type="string">
            <text:p>19341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table:number-columns-repeated="2" office:value-type="string">
            <text:p>4/21/2008 7:51:40</text:p>
          </table:table-cell>
          <table:table-cell office:value-type="string">
            <text:p>4/21/2008 7:52:9</text:p>
          </table:table-cell>
          <table:table-cell office:value-type="string">
            <text:p>28753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0</text:p>
          </table:table-cell>
          <table:table-cell office:value-type="string">
            <text:p>4/21/2008 7:51:42</text:p>
          </table:table-cell>
          <table:table-cell office:value-type="string">
            <text:p>4/21/2008 7:53:33</text:p>
          </table:table-cell>
          <table:table-cell office:value-type="string">
            <text:p>111735.0</text:p>
          </table:table-cell>
          <table:table-cell office:value-type="string">
            <text:p>111.0nu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0</text:p>
          </table:table-cell>
          <table:table-cell office:value-type="string">
            <text:p>4/21/2008 7:51:41</text:p>
          </table:table-cell>
          <table:table-cell office:value-type="string">
            <text:p>4/21/2008 7:52:5</text:p>
          </table:table-cell>
          <table:table-cell office:value-type="string">
            <text:p>23506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0</text:p>
          </table:table-cell>
          <table:table-cell office:value-type="string">
            <text:p>4/21/2008 7:51:42</text:p>
          </table:table-cell>
          <table:table-cell office:value-type="string">
            <text:p>4/21/2008 7:52:7</text:p>
          </table:table-cell>
          <table:table-cell office:value-type="string">
            <text:p>25227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0</text:p>
          </table:table-cell>
          <table:table-cell office:value-type="string">
            <text:p>4/21/2008 7:51:42</text:p>
          </table:table-cell>
          <table:table-cell office:value-type="string">
            <text:p>4/21/2008 7:52:37</text:p>
          </table:table-cell>
          <table:table-cell office:value-type="string">
            <text:p>54936.0</text:p>
          </table:table-cell>
          <table:table-cell office:value-type="string">
            <text:p>54.0nul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0</text:p>
          </table:table-cell>
          <table:table-cell office:value-type="string">
            <text:p>4/21/2008 7:51:42</text:p>
          </table:table-cell>
          <table:table-cell office:value-type="string">
            <text:p>4/21/2008 7:52:5</text:p>
          </table:table-cell>
          <table:table-cell office:value-type="string">
            <text:p>23735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0</text:p>
          </table:table-cell>
          <table:table-cell office:value-type="string">
            <text:p>4/21/2008 7:51:41</text:p>
          </table:table-cell>
          <table:table-cell office:value-type="string">
            <text:p>4/21/2008 7:52:1</text:p>
          </table:table-cell>
          <table:table-cell office:value-type="string">
            <text:p>19936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0</text:p>
          </table:table-cell>
          <table:table-cell office:value-type="string">
            <text:p>4/21/2008 7:51:43</text:p>
          </table:table-cell>
          <table:table-cell office:value-type="string">
            <text:p>4/21/2008 7:52:8</text:p>
          </table:table-cell>
          <table:table-cell office:value-type="string">
            <text:p>25132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table:number-columns-repeated="2" office:value-type="string">
            <text:p>4/21/2008 7:51:41</text:p>
          </table:table-cell>
          <table:table-cell office:value-type="string">
            <text:p>4/21/2008 7:52:1</text:p>
          </table:table-cell>
          <table:table-cell office:value-type="string">
            <text:p>20060.0</text:p>
          </table:table-cell>
          <table:table-cell office:value-type="string">
            <text:p>20.0nu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1</text:p>
          </table:table-cell>
          <table:table-cell office:value-type="string">
            <text:p>4/21/2008 7:51:42</text:p>
          </table:table-cell>
          <table:table-cell office:value-type="string">
            <text:p>4/21/2008 7:52:5</text:p>
          </table:table-cell>
          <table:table-cell office:value-type="string">
            <text:p>22959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1</text:p>
          </table:table-cell>
          <table:table-cell office:value-type="string">
            <text:p>4/21/2008 7:51:42</text:p>
          </table:table-cell>
          <table:table-cell office:value-type="string">
            <text:p>4/21/2008 7:52:45</text:p>
          </table:table-cell>
          <table:table-cell office:value-type="string">
            <text:p>63142.0</text:p>
          </table:table-cell>
          <table:table-cell office:value-type="string">
            <text:p>63.0nu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table:number-columns-repeated="2" office:value-type="string">
            <text:p>4/21/2008 7:51:41</text:p>
          </table:table-cell>
          <table:table-cell office:value-type="string">
            <text:p>4/21/2008 7:52:0</text:p>
          </table:table-cell>
          <table:table-cell office:value-type="string">
            <text:p>18307.0</text:p>
          </table:table-cell>
          <table:table-cell office:value-type="string">
            <text:p>18.0nu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1</text:p>
          </table:table-cell>
          <table:table-cell office:value-type="string">
            <text:p>4/21/2008 7:51:42</text:p>
          </table:table-cell>
          <table:table-cell office:value-type="string">
            <text:p>4/21/2008 7:52:0</text:p>
          </table:table-cell>
          <table:table-cell office:value-type="string">
            <text:p>17962.0</text:p>
          </table:table-cell>
          <table:table-cell office:value-type="string">
            <text:p>17.0nu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table:number-columns-repeated="2" office:value-type="string">
            <text:p>4/21/2008 7:51:42</text:p>
          </table:table-cell>
          <table:table-cell office:value-type="string">
            <text:p>4/21/2008 7:52:53</text:p>
          </table:table-cell>
          <table:table-cell office:value-type="string">
            <text:p>70921.0</text:p>
          </table:table-cell>
          <table:table-cell office:value-type="string">
            <text:p>70.0nul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2</text:p>
          </table:table-cell>
          <table:table-cell office:value-type="string">
            <text:p>4/21/2008 7:51:43</text:p>
          </table:table-cell>
          <table:table-cell office:value-type="string">
            <text:p>4/21/2008 7:52:8</text:p>
          </table:table-cell>
          <table:table-cell office:value-type="string">
            <text:p>25549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2</text:p>
          </table:table-cell>
          <table:table-cell office:value-type="string">
            <text:p>4/21/2008 7:51:43</text:p>
          </table:table-cell>
          <table:table-cell office:value-type="string">
            <text:p>4/21/2008 7:52:7</text:p>
          </table:table-cell>
          <table:table-cell office:value-type="string">
            <text:p>23706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2</text:p>
          </table:table-cell>
          <table:table-cell office:value-type="string">
            <text:p>4/21/2008 7:51:50</text:p>
          </table:table-cell>
          <table:table-cell office:value-type="string">
            <text:p>4/21/2008 7:55:42</text:p>
          </table:table-cell>
          <table:table-cell office:value-type="string">
            <text:p>231836.0</text:p>
          </table:table-cell>
          <table:table-cell office:value-type="string">
            <text:p>231.0nu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2</text:p>
          </table:table-cell>
          <table:table-cell office:value-type="string">
            <text:p>4/21/2008 7:51:44</text:p>
          </table:table-cell>
          <table:table-cell office:value-type="string">
            <text:p>4/21/2008 7:52:7</text:p>
          </table:table-cell>
          <table:table-cell office:value-type="string">
            <text:p>23586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2</text:p>
          </table:table-cell>
          <table:table-cell office:value-type="string">
            <text:p>4/21/2008 7:51:45</text:p>
          </table:table-cell>
          <table:table-cell office:value-type="string">
            <text:p>4/21/2008 7:52:8</text:p>
          </table:table-cell>
          <table:table-cell office:value-type="string">
            <text:p>22782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2</text:p>
          </table:table-cell>
          <table:table-cell office:value-type="string">
            <text:p>4/21/2008 7:51:50</text:p>
          </table:table-cell>
          <table:table-cell office:value-type="string">
            <text:p>4/21/2008 7:52:10</text:p>
          </table:table-cell>
          <table:table-cell office:value-type="string">
            <text:p>19482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3</text:p>
          </table:table-cell>
          <table:table-cell office:value-type="string">
            <text:p>4/21/2008 7:51:50</text:p>
          </table:table-cell>
          <table:table-cell office:value-type="string">
            <text:p>4/21/2008 7:54:39</text:p>
          </table:table-cell>
          <table:table-cell office:value-type="string">
            <text:p>168983.0</text:p>
          </table:table-cell>
          <table:table-cell office:value-type="string">
            <text:p>168.0nul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3</text:p>
          </table:table-cell>
          <table:table-cell office:value-type="string">
            <text:p>4/21/2008 7:51:50</text:p>
          </table:table-cell>
          <table:table-cell office:value-type="string">
            <text:p>4/21/2008 7:52:9</text:p>
          </table:table-cell>
          <table:table-cell office:value-type="string">
            <text:p>18519.0</text:p>
          </table:table-cell>
          <table:table-cell office:value-type="string">
            <text:p>18.0nu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3</text:p>
          </table:table-cell>
          <table:table-cell office:value-type="string">
            <text:p>4/21/2008 7:51:57</text:p>
          </table:table-cell>
          <table:table-cell office:value-type="string">
            <text:p>4/21/2008 7:54:54</text:p>
          </table:table-cell>
          <table:table-cell office:value-type="string">
            <text:p>177250.0</text:p>
          </table:table-cell>
          <table:table-cell office:value-type="string">
            <text:p>177.0nul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2</text:p>
          </table:table-cell>
          <table:table-cell office:value-type="string">
            <text:p>4/21/2008 7:51:50</text:p>
          </table:table-cell>
          <table:table-cell office:value-type="string">
            <text:p>4/21/2008 7:52:8</text:p>
          </table:table-cell>
          <table:table-cell office:value-type="string">
            <text:p>18265.0</text:p>
          </table:table-cell>
          <table:table-cell office:value-type="string">
            <text:p>18.0nul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2</text:p>
          </table:table-cell>
          <table:table-cell office:value-type="string">
            <text:p>4/21/2008 7:51:45</text:p>
          </table:table-cell>
          <table:table-cell office:value-type="string">
            <text:p>4/21/2008 7:55:42</text:p>
          </table:table-cell>
          <table:table-cell office:value-type="string">
            <text:p>237354.0</text:p>
          </table:table-cell>
          <table:table-cell office:value-type="string">
            <text:p>237.0nul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3</text:p>
          </table:table-cell>
          <table:table-cell office:value-type="string">
            <text:p>4/21/2008 7:51:44</text:p>
          </table:table-cell>
          <table:table-cell office:value-type="string">
            <text:p>4/21/2008 7:52:7</text:p>
          </table:table-cell>
          <table:table-cell office:value-type="string">
            <text:p>23564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3</text:p>
          </table:table-cell>
          <table:table-cell office:value-type="string">
            <text:p>4/21/2008 7:51:46</text:p>
          </table:table-cell>
          <table:table-cell office:value-type="string">
            <text:p>4/21/2008 7:54:28</text:p>
          </table:table-cell>
          <table:table-cell office:value-type="string">
            <text:p>161757.0</text:p>
          </table:table-cell>
          <table:table-cell office:value-type="string">
            <text:p>161.0nu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3</text:p>
          </table:table-cell>
          <table:table-cell office:value-type="string">
            <text:p>4/21/2008 7:51:46</text:p>
          </table:table-cell>
          <table:table-cell office:value-type="string">
            <text:p>4/21/2008 7:52:8</text:p>
          </table:table-cell>
          <table:table-cell office:value-type="string">
            <text:p>22483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3</text:p>
          </table:table-cell>
          <table:table-cell office:value-type="string">
            <text:p>4/21/2008 7:51:56</text:p>
          </table:table-cell>
          <table:table-cell office:value-type="string">
            <text:p>4/21/2008 7:54:24</text:p>
          </table:table-cell>
          <table:table-cell office:value-type="string">
            <text:p>148196.0</text:p>
          </table:table-cell>
          <table:table-cell office:value-type="string">
            <text:p>148.0null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3</text:p>
          </table:table-cell>
          <table:table-cell office:value-type="string">
            <text:p>4/21/2008 7:51:52</text:p>
          </table:table-cell>
          <table:table-cell office:value-type="string">
            <text:p>4/21/2008 7:52:12</text:p>
          </table:table-cell>
          <table:table-cell office:value-type="string">
            <text:p>19566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4</text:p>
          </table:table-cell>
          <table:table-cell office:value-type="string">
            <text:p>4/21/2008 7:51:53</text:p>
          </table:table-cell>
          <table:table-cell office:value-type="string">
            <text:p>4/21/2008 7:52:8</text:p>
          </table:table-cell>
          <table:table-cell office:value-type="string">
            <text:p>15341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4</text:p>
          </table:table-cell>
          <table:table-cell office:value-type="string">
            <text:p>4/21/2008 7:51:59</text:p>
          </table:table-cell>
          <table:table-cell office:value-type="string">
            <text:p>4/21/2008 7:55:30</text:p>
          </table:table-cell>
          <table:table-cell office:value-type="string">
            <text:p>210325.0</text:p>
          </table:table-cell>
          <table:table-cell office:value-type="string">
            <text:p>210.0nul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4/21/2008 7:51:27</text:p>
          </table:table-cell>
          <table:table-cell office:value-type="string">
            <text:p>4/21/2008 7:51:44</text:p>
          </table:table-cell>
          <table:table-cell office:value-type="string">
            <text:p>4/21/2008 7:52:3</text:p>
          </table:table-cell>
          <table:table-cell office:value-type="string">
            <text:p>4/21/2008 7:55:42</text:p>
          </table:table-cell>
          <table:table-cell office:value-type="string">
            <text:p>218931.0</text:p>
          </table:table-cell>
          <table:table-cell office:value-type="string">
            <text:p>218.0nu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3</text:p>
          </table:table-cell>
          <table:table-cell office:value-type="string">
            <text:p>4/21/2008 7:51:45</text:p>
          </table:table-cell>
          <table:table-cell office:value-type="string">
            <text:p>4/21/2008 7:52:9</text:p>
          </table:table-cell>
          <table:table-cell office:value-type="string">
            <text:p>23697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3</text:p>
          </table:table-cell>
          <table:table-cell office:value-type="string">
            <text:p>4/21/2008 7:51:47</text:p>
          </table:table-cell>
          <table:table-cell office:value-type="string">
            <text:p>4/21/2008 7:52:10</text:p>
          </table:table-cell>
          <table:table-cell office:value-type="string">
            <text:p>22947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4</text:p>
          </table:table-cell>
          <table:table-cell office:value-type="string">
            <text:p>4/21/2008 7:51:56</text:p>
          </table:table-cell>
          <table:table-cell office:value-type="string">
            <text:p>4/21/2008 7:52:48</text:p>
          </table:table-cell>
          <table:table-cell office:value-type="string">
            <text:p>52125.0</text:p>
          </table:table-cell>
          <table:table-cell office:value-type="string">
            <text:p>52.0nul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4</text:p>
          </table:table-cell>
          <table:table-cell office:value-type="string">
            <text:p>4/21/2008 7:51:59</text:p>
          </table:table-cell>
          <table:table-cell office:value-type="string">
            <text:p>4/21/2008 7:55:30</text:p>
          </table:table-cell>
          <table:table-cell office:value-type="string">
            <text:p>210562.0</text:p>
          </table:table-cell>
          <table:table-cell office:value-type="string">
            <text:p>210.0nu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4</text:p>
          </table:table-cell>
          <table:table-cell office:value-type="string">
            <text:p>4/21/2008 7:51:47</text:p>
          </table:table-cell>
          <table:table-cell office:value-type="string">
            <text:p>4/21/2008 7:52:9</text:p>
          </table:table-cell>
          <table:table-cell office:value-type="string">
            <text:p>22306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4</text:p>
          </table:table-cell>
          <table:table-cell office:value-type="string">
            <text:p>4/21/2008 7:51:57</text:p>
          </table:table-cell>
          <table:table-cell office:value-type="string">
            <text:p>4/21/2008 7:55:42</text:p>
          </table:table-cell>
          <table:table-cell office:value-type="string">
            <text:p>224844.0</text:p>
          </table:table-cell>
          <table:table-cell office:value-type="string">
            <text:p>224.0nul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4</text:p>
          </table:table-cell>
          <table:table-cell office:value-type="string">
            <text:p>4/21/2008 7:51:59</text:p>
          </table:table-cell>
          <table:table-cell office:value-type="string">
            <text:p>4/21/2008 7:52:49</text:p>
          </table:table-cell>
          <table:table-cell office:value-type="string">
            <text:p>49256.0</text:p>
          </table:table-cell>
          <table:table-cell office:value-type="string">
            <text:p>49.0nul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2:3</text:p>
          </table:table-cell>
          <table:table-cell office:value-type="string">
            <text:p>4/21/2008 7:56:20</text:p>
          </table:table-cell>
          <table:table-cell office:value-type="string">
            <text:p>256754.0</text:p>
          </table:table-cell>
          <table:table-cell office:value-type="string">
            <text:p>256.0nul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2:5</text:p>
          </table:table-cell>
          <table:table-cell office:value-type="string">
            <text:p>4/21/2008 7:55:35</text:p>
          </table:table-cell>
          <table:table-cell office:value-type="string">
            <text:p>210776.0</text:p>
          </table:table-cell>
          <table:table-cell office:value-type="string">
            <text:p>210.0nul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2:5</text:p>
          </table:table-cell>
          <table:table-cell office:value-type="string">
            <text:p>4/21/2008 7:52:31</text:p>
          </table:table-cell>
          <table:table-cell office:value-type="string">
            <text:p>26006.0</text:p>
          </table:table-cell>
          <table:table-cell office:value-type="string">
            <text:p>26.0null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3</text:p>
          </table:table-cell>
          <table:table-cell office:value-type="string">
            <text:p>4/21/2008 7:51:46</text:p>
          </table:table-cell>
          <table:table-cell office:value-type="string">
            <text:p>4/21/2008 7:52:10</text:p>
          </table:table-cell>
          <table:table-cell office:value-type="string">
            <text:p>23483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4</text:p>
          </table:table-cell>
          <table:table-cell office:value-type="string">
            <text:p>4/21/2008 7:51:46</text:p>
          </table:table-cell>
          <table:table-cell office:value-type="string">
            <text:p>4/21/2008 7:52:9</text:p>
          </table:table-cell>
          <table:table-cell office:value-type="string">
            <text:p>22693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4</text:p>
          </table:table-cell>
          <table:table-cell office:value-type="string">
            <text:p>4/21/2008 7:51:46</text:p>
          </table:table-cell>
          <table:table-cell office:value-type="string">
            <text:p>4/21/2008 7:52:9</text:p>
          </table:table-cell>
          <table:table-cell office:value-type="string">
            <text:p>22856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1:47</text:p>
          </table:table-cell>
          <table:table-cell office:value-type="string">
            <text:p>4/21/2008 7:52:9</text:p>
          </table:table-cell>
          <table:table-cell office:value-type="string">
            <text:p>22484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table:number-columns-repeated="2" office:value-type="string">
            <text:p>4/21/2008 7:51:45</text:p>
          </table:table-cell>
          <table:table-cell office:value-type="string">
            <text:p>4/21/2008 7:52:8</text:p>
          </table:table-cell>
          <table:table-cell office:value-type="string">
            <text:p>22962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1:53</text:p>
          </table:table-cell>
          <table:table-cell office:value-type="string">
            <text:p>4/21/2008 7:52:24</text:p>
          </table:table-cell>
          <table:table-cell office:value-type="string">
            <text:p>30922.0</text:p>
          </table:table-cell>
          <table:table-cell office:value-type="string">
            <text:p>30.0nul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1:59</text:p>
          </table:table-cell>
          <table:table-cell office:value-type="string">
            <text:p>4/21/2008 7:55:18</text:p>
          </table:table-cell>
          <table:table-cell office:value-type="string">
            <text:p>198827.0</text:p>
          </table:table-cell>
          <table:table-cell office:value-type="string">
            <text:p>198.0null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1:47</text:p>
          </table:table-cell>
          <table:table-cell office:value-type="string">
            <text:p>4/21/2008 7:52:9</text:p>
          </table:table-cell>
          <table:table-cell office:value-type="string">
            <text:p>22292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1:53</text:p>
          </table:table-cell>
          <table:table-cell office:value-type="string">
            <text:p>4/21/2008 7:52:21</text:p>
          </table:table-cell>
          <table:table-cell office:value-type="string">
            <text:p>28177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2:1</text:p>
          </table:table-cell>
          <table:table-cell office:value-type="string">
            <text:p>4/21/2008 7:53:17</text:p>
          </table:table-cell>
          <table:table-cell office:value-type="string">
            <text:p>75396.0</text:p>
          </table:table-cell>
          <table:table-cell office:value-type="string">
            <text:p>75.0null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4</text:p>
          </table:table-cell>
          <table:table-cell office:value-type="string">
            <text:p>4/21/2008 7:51:53</text:p>
          </table:table-cell>
          <table:table-cell office:value-type="string">
            <text:p>4/21/2008 7:52:9</text:p>
          </table:table-cell>
          <table:table-cell office:value-type="string">
            <text:p>15436.0</text:p>
          </table:table-cell>
          <table:table-cell office:value-type="string">
            <text:p>15.0null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1:47</text:p>
          </table:table-cell>
          <table:table-cell office:value-type="string">
            <text:p>4/21/2008 7:52:10</text:p>
          </table:table-cell>
          <table:table-cell office:value-type="string">
            <text:p>22877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2:3</text:p>
          </table:table-cell>
          <table:table-cell office:value-type="string">
            <text:p>4/21/2008 7:52:33</text:p>
          </table:table-cell>
          <table:table-cell office:value-type="string">
            <text:p>29640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2:0</text:p>
          </table:table-cell>
          <table:table-cell office:value-type="string">
            <text:p>4/21/2008 7:52:33</text:p>
          </table:table-cell>
          <table:table-cell office:value-type="string">
            <text:p>33069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2:3</text:p>
          </table:table-cell>
          <table:table-cell office:value-type="string">
            <text:p>4/21/2008 7:55:43</text:p>
          </table:table-cell>
          <table:table-cell office:value-type="string">
            <text:p>219582.0</text:p>
          </table:table-cell>
          <table:table-cell office:value-type="string">
            <text:p>219.0null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1:47</text:p>
          </table:table-cell>
          <table:table-cell office:value-type="string">
            <text:p>4/21/2008 7:52:10</text:p>
          </table:table-cell>
          <table:table-cell office:value-type="string">
            <text:p>23302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2:8</text:p>
          </table:table-cell>
          <table:table-cell office:value-type="string">
            <text:p>4/21/2008 7:55:35</text:p>
          </table:table-cell>
          <table:table-cell office:value-type="string">
            <text:p>207262.0</text:p>
          </table:table-cell>
          <table:table-cell office:value-type="string">
            <text:p>207.0nul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1:56</text:p>
          </table:table-cell>
          <table:table-cell office:value-type="string">
            <text:p>4/21/2008 7:52:47</text:p>
          </table:table-cell>
          <table:table-cell office:value-type="string">
            <text:p>51652.0</text:p>
          </table:table-cell>
          <table:table-cell office:value-type="string">
            <text:p>51.0null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1:47</text:p>
          </table:table-cell>
          <table:table-cell office:value-type="string">
            <text:p>4/21/2008 7:52:9</text:p>
          </table:table-cell>
          <table:table-cell office:value-type="string">
            <text:p>22128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1:47</text:p>
          </table:table-cell>
          <table:table-cell office:value-type="string">
            <text:p>4/21/2008 7:52:10</text:p>
          </table:table-cell>
          <table:table-cell office:value-type="string">
            <text:p>22685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1:48</text:p>
          </table:table-cell>
          <table:table-cell office:value-type="string">
            <text:p>4/21/2008 7:52:9</text:p>
          </table:table-cell>
          <table:table-cell office:value-type="string">
            <text:p>21162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2:3</text:p>
          </table:table-cell>
          <table:table-cell office:value-type="string">
            <text:p>4/21/2008 7:52:33</text:p>
          </table:table-cell>
          <table:table-cell office:value-type="string">
            <text:p>29817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5</text:p>
          </table:table-cell>
          <table:table-cell office:value-type="string">
            <text:p>4/21/2008 7:52:3</text:p>
          </table:table-cell>
          <table:table-cell office:value-type="string">
            <text:p>4/21/2008 7:56:22</text:p>
          </table:table-cell>
          <table:table-cell office:value-type="string">
            <text:p>258678.0</text:p>
          </table:table-cell>
          <table:table-cell office:value-type="string">
            <text:p>258.0nul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6</text:p>
          </table:table-cell>
          <table:table-cell office:value-type="string">
            <text:p>4/21/2008 7:52:3</text:p>
          </table:table-cell>
          <table:table-cell office:value-type="string">
            <text:p>4/21/2008 7:52:49</text:p>
          </table:table-cell>
          <table:table-cell office:value-type="string">
            <text:p>45826.0</text:p>
          </table:table-cell>
          <table:table-cell office:value-type="string">
            <text:p>45.0null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6</text:p>
          </table:table-cell>
          <table:table-cell office:value-type="string">
            <text:p>4/21/2008 7:52:3</text:p>
          </table:table-cell>
          <table:table-cell office:value-type="string">
            <text:p>4/21/2008 7:55:30</text:p>
          </table:table-cell>
          <table:table-cell office:value-type="string">
            <text:p>206699.0</text:p>
          </table:table-cell>
          <table:table-cell office:value-type="string">
            <text:p>206.0nul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6</text:p>
          </table:table-cell>
          <table:table-cell office:value-type="string">
            <text:p>4/21/2008 7:52:5</text:p>
          </table:table-cell>
          <table:table-cell office:value-type="string">
            <text:p>4/21/2008 7:52:36</text:p>
          </table:table-cell>
          <table:table-cell office:value-type="string">
            <text:p>31675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6</text:p>
          </table:table-cell>
          <table:table-cell office:value-type="string">
            <text:p>4/21/2008 7:51:49</text:p>
          </table:table-cell>
          <table:table-cell office:value-type="string">
            <text:p>4/21/2008 7:52:10</text:p>
          </table:table-cell>
          <table:table-cell office:value-type="string">
            <text:p>21522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7</text:p>
          </table:table-cell>
          <table:table-cell office:value-type="string">
            <text:p>4/21/2008 7:52:5</text:p>
          </table:table-cell>
          <table:table-cell office:value-type="string">
            <text:p>4/21/2008 7:52:33</text:p>
          </table:table-cell>
          <table:table-cell office:value-type="string">
            <text:p>28336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7</text:p>
          </table:table-cell>
          <table:table-cell office:value-type="string">
            <text:p>4/21/2008 7:51:49</text:p>
          </table:table-cell>
          <table:table-cell office:value-type="string">
            <text:p>4/21/2008 7:52:11</text:p>
          </table:table-cell>
          <table:table-cell office:value-type="string">
            <text:p>22051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7</text:p>
          </table:table-cell>
          <table:table-cell office:value-type="string">
            <text:p>4/21/2008 7:52:8</text:p>
          </table:table-cell>
          <table:table-cell office:value-type="string">
            <text:p>4/21/2008 7:54:27</text:p>
          </table:table-cell>
          <table:table-cell office:value-type="string">
            <text:p>139308.0</text:p>
          </table:table-cell>
          <table:table-cell office:value-type="string">
            <text:p>139.0null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6</text:p>
          </table:table-cell>
          <table:table-cell office:value-type="string">
            <text:p>4/21/2008 7:51:49</text:p>
          </table:table-cell>
          <table:table-cell office:value-type="string">
            <text:p>4/21/2008 7:52:11</text:p>
          </table:table-cell>
          <table:table-cell office:value-type="string">
            <text:p>21952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6</text:p>
          </table:table-cell>
          <table:table-cell office:value-type="string">
            <text:p>4/21/2008 7:52:5</text:p>
          </table:table-cell>
          <table:table-cell office:value-type="string">
            <text:p>4/21/2008 7:56:22</text:p>
          </table:table-cell>
          <table:table-cell office:value-type="string">
            <text:p>256920.0</text:p>
          </table:table-cell>
          <table:table-cell office:value-type="string">
            <text:p>256.0null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7</text:p>
          </table:table-cell>
          <table:table-cell office:value-type="string">
            <text:p>4/21/2008 7:52:3</text:p>
          </table:table-cell>
          <table:table-cell office:value-type="string">
            <text:p>4/21/2008 7:56:20</text:p>
          </table:table-cell>
          <table:table-cell office:value-type="string">
            <text:p>257422.0</text:p>
          </table:table-cell>
          <table:table-cell office:value-type="string">
            <text:p>257.0null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7</text:p>
          </table:table-cell>
          <table:table-cell office:value-type="string">
            <text:p>4/21/2008 7:52:5</text:p>
          </table:table-cell>
          <table:table-cell office:value-type="string">
            <text:p>4/21/2008 7:52:21</text:p>
          </table:table-cell>
          <table:table-cell office:value-type="string">
            <text:p>16298.0</text:p>
          </table:table-cell>
          <table:table-cell office:value-type="string">
            <text:p>16.0null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7</text:p>
          </table:table-cell>
          <table:table-cell office:value-type="string">
            <text:p>4/21/2008 7:51:49</text:p>
          </table:table-cell>
          <table:table-cell office:value-type="string">
            <text:p>4/21/2008 7:52:10</text:p>
          </table:table-cell>
          <table:table-cell office:value-type="string">
            <text:p>21753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7</text:p>
          </table:table-cell>
          <table:table-cell office:value-type="string">
            <text:p>4/21/2008 7:52:5</text:p>
          </table:table-cell>
          <table:table-cell office:value-type="string">
            <text:p>4/21/2008 7:52:49</text:p>
          </table:table-cell>
          <table:table-cell office:value-type="string">
            <text:p>44429.0</text:p>
          </table:table-cell>
          <table:table-cell office:value-type="string">
            <text:p>44.0null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7</text:p>
          </table:table-cell>
          <table:table-cell office:value-type="string">
            <text:p>4/21/2008 7:52:7</text:p>
          </table:table-cell>
          <table:table-cell office:value-type="string">
            <text:p>4/21/2008 7:54:24</text:p>
          </table:table-cell>
          <table:table-cell office:value-type="string">
            <text:p>136745.0</text:p>
          </table:table-cell>
          <table:table-cell office:value-type="string">
            <text:p>136.0null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7</text:p>
          </table:table-cell>
          <table:table-cell office:value-type="string">
            <text:p>4/21/2008 7:51:49</text:p>
          </table:table-cell>
          <table:table-cell office:value-type="string">
            <text:p>4/21/2008 7:52:10</text:p>
          </table:table-cell>
          <table:table-cell office:value-type="string">
            <text:p>21080.0</text:p>
          </table:table-cell>
          <table:table-cell office:value-type="string">
            <text:p>21.0null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8</text:p>
          </table:table-cell>
          <table:table-cell office:value-type="string">
            <text:p>4/21/2008 7:51:56</text:p>
          </table:table-cell>
          <table:table-cell office:value-type="string">
            <text:p>4/21/2008 7:52:49</text:p>
          </table:table-cell>
          <table:table-cell office:value-type="string">
            <text:p>53043.0</text:p>
          </table:table-cell>
          <table:table-cell office:value-type="string">
            <text:p>53.0null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1:48</text:p>
          </table:table-cell>
          <table:table-cell office:value-type="string">
            <text:p>4/21/2008 7:52:5</text:p>
          </table:table-cell>
          <table:table-cell office:value-type="string">
            <text:p>4/21/2008 7:56:21</text:p>
          </table:table-cell>
          <table:table-cell office:value-type="string">
            <text:p>255836.0</text:p>
          </table:table-cell>
          <table:table-cell office:value-type="string">
            <text:p>255.0null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2:1</text:p>
          </table:table-cell>
          <table:table-cell office:value-type="string">
            <text:p>4/21/2008 7:52:7</text:p>
          </table:table-cell>
          <table:table-cell office:value-type="string">
            <text:p>4/21/2008 7:52:14</text:p>
          </table:table-cell>
          <table:table-cell office:value-type="string">
            <text:p>6826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2:1</text:p>
          </table:table-cell>
          <table:table-cell office:value-type="string">
            <text:p>4/21/2008 7:52:8</text:p>
          </table:table-cell>
          <table:table-cell office:value-type="string">
            <text:p>4/21/2008 7:52:31</text:p>
          </table:table-cell>
          <table:table-cell office:value-type="string">
            <text:p>22939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2:1</text:p>
          </table:table-cell>
          <table:table-cell office:value-type="string">
            <text:p>4/21/2008 7:52:8</text:p>
          </table:table-cell>
          <table:table-cell office:value-type="string">
            <text:p>4/21/2008 7:56:38</text:p>
          </table:table-cell>
          <table:table-cell office:value-type="string">
            <text:p>269474.0</text:p>
          </table:table-cell>
          <table:table-cell office:value-type="string">
            <text:p>269.0null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2:3</text:p>
          </table:table-cell>
          <table:table-cell office:value-type="string">
            <text:p>4/21/2008 7:52:7</text:p>
          </table:table-cell>
          <table:table-cell office:value-type="string">
            <text:p>4/21/2008 7:52:13</text:p>
          </table:table-cell>
          <table:table-cell office:value-type="string">
            <text:p>567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2:5</text:p>
          </table:table-cell>
          <table:table-cell office:value-type="string">
            <text:p>4/21/2008 7:52:8</text:p>
          </table:table-cell>
          <table:table-cell office:value-type="string">
            <text:p>4/21/2008 7:53:11</text:p>
          </table:table-cell>
          <table:table-cell office:value-type="string">
            <text:p>62946.0</text:p>
          </table:table-cell>
          <table:table-cell office:value-type="string">
            <text:p>62.0null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2:5</text:p>
          </table:table-cell>
          <table:table-cell office:value-type="string">
            <text:p>4/21/2008 7:52:11</text:p>
          </table:table-cell>
          <table:table-cell office:value-type="string">
            <text:p>4/21/2008 7:56:38</text:p>
          </table:table-cell>
          <table:table-cell office:value-type="string">
            <text:p>267184.0</text:p>
          </table:table-cell>
          <table:table-cell office:value-type="string">
            <text:p>267.0null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2:5</text:p>
          </table:table-cell>
          <table:table-cell office:value-type="string">
            <text:p>4/21/2008 7:52:7</text:p>
          </table:table-cell>
          <table:table-cell office:value-type="string">
            <text:p>4/21/2008 7:52:14</text:p>
          </table:table-cell>
          <table:table-cell office:value-type="string">
            <text:p>6479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2:5</text:p>
          </table:table-cell>
          <table:table-cell office:value-type="string">
            <text:p>4/21/2008 7:52:8</text:p>
          </table:table-cell>
          <table:table-cell office:value-type="string">
            <text:p>4/21/2008 7:53:12</text:p>
          </table:table-cell>
          <table:table-cell office:value-type="string">
            <text:p>63486.0</text:p>
          </table:table-cell>
          <table:table-cell office:value-type="string">
            <text:p>63.0null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2:5</text:p>
          </table:table-cell>
          <table:table-cell office:value-type="string">
            <text:p>4/21/2008 7:52:10</text:p>
          </table:table-cell>
          <table:table-cell office:value-type="string">
            <text:p>4/21/2008 7:55:43</text:p>
          </table:table-cell>
          <table:table-cell office:value-type="string">
            <text:p>213029.0</text:p>
          </table:table-cell>
          <table:table-cell office:value-type="string">
            <text:p>213.0null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4/21/2008 7:51:28</text:p>
          </table:table-cell>
          <table:table-cell office:value-type="string">
            <text:p>4/21/2008 7:52:5</text:p>
          </table:table-cell>
          <table:table-cell office:value-type="string">
            <text:p>4/21/2008 7:52:7</text:p>
          </table:table-cell>
          <table:table-cell office:value-type="string">
            <text:p>4/21/2008 7:52:13</text:p>
          </table:table-cell>
          <table:table-cell office:value-type="string">
            <text:p>6037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3</text:p>
          </table:table-cell>
          <table:table-cell office:value-type="string">
            <text:p>4/21/2008 7:52:14</text:p>
          </table:table-cell>
          <table:table-cell office:value-type="string">
            <text:p>4/21/2008 7:52:40</text:p>
          </table:table-cell>
          <table:table-cell office:value-type="string">
            <text:p>25738.0</text:p>
          </table:table-cell>
          <table:table-cell office:value-type="string">
            <text:p>25.0null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3</text:p>
          </table:table-cell>
          <table:table-cell office:value-type="string">
            <text:p>4/21/2008 7:52:34</text:p>
          </table:table-cell>
          <table:table-cell office:value-type="string">
            <text:p>4/21/2008 7:56:20</text:p>
          </table:table-cell>
          <table:table-cell office:value-type="string">
            <text:p>226706.0</text:p>
          </table:table-cell>
          <table:table-cell office:value-type="string">
            <text:p>226.0null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3</text:p>
          </table:table-cell>
          <table:table-cell office:value-type="string">
            <text:p>4/21/2008 7:52:14</text:p>
          </table:table-cell>
          <table:table-cell office:value-type="string">
            <text:p>4/21/2008 7:53:18</text:p>
          </table:table-cell>
          <table:table-cell office:value-type="string">
            <text:p>64034.0</text:p>
          </table:table-cell>
          <table:table-cell office:value-type="string">
            <text:p>64.0null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table:number-columns-repeated="2" office:value-type="string">
            <text:p>4/21/2008 7:52:13</text:p>
          </table:table-cell>
          <table:table-cell office:value-type="string">
            <text:p>4/21/2008 7:52:17</text:p>
          </table:table-cell>
          <table:table-cell office:value-type="string">
            <text:p>3153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3</text:p>
          </table:table-cell>
          <table:table-cell office:value-type="string">
            <text:p>4/21/2008 7:52:34</text:p>
          </table:table-cell>
          <table:table-cell office:value-type="string">
            <text:p>4/21/2008 7:58:14</text:p>
          </table:table-cell>
          <table:table-cell office:value-type="string">
            <text:p>340050.0</text:p>
          </table:table-cell>
          <table:table-cell office:value-type="string">
            <text:p>340.0null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3</text:p>
          </table:table-cell>
          <table:table-cell office:value-type="string">
            <text:p>4/21/2008 7:52:14</text:p>
          </table:table-cell>
          <table:table-cell office:value-type="string">
            <text:p>4/21/2008 7:52:17</text:p>
          </table:table-cell>
          <table:table-cell office:value-type="string">
            <text:p>3148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3</text:p>
          </table:table-cell>
          <table:table-cell office:value-type="string">
            <text:p>4/21/2008 7:52:14</text:p>
          </table:table-cell>
          <table:table-cell office:value-type="string">
            <text:p>4/21/2008 7:53:18</text:p>
          </table:table-cell>
          <table:table-cell office:value-type="string">
            <text:p>64098.0</text:p>
          </table:table-cell>
          <table:table-cell office:value-type="string">
            <text:p>64.0null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3</text:p>
          </table:table-cell>
          <table:table-cell office:value-type="string">
            <text:p>4/21/2008 7:52:35</text:p>
          </table:table-cell>
          <table:table-cell office:value-type="string">
            <text:p>4/21/2008 7:58:17</text:p>
          </table:table-cell>
          <table:table-cell office:value-type="string">
            <text:p>342315.0</text:p>
          </table:table-cell>
          <table:table-cell office:value-type="string">
            <text:p>342.0null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table:number-columns-repeated="2" office:value-type="string">
            <text:p>4/21/2008 7:52:13</text:p>
          </table:table-cell>
          <table:table-cell office:value-type="string">
            <text:p>4/21/2008 7:52:17</text:p>
          </table:table-cell>
          <table:table-cell office:value-type="string">
            <text:p>412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3</text:p>
          </table:table-cell>
          <table:table-cell office:value-type="string">
            <text:p>4/21/2008 7:52:17</text:p>
          </table:table-cell>
          <table:table-cell office:value-type="string">
            <text:p>4/21/2008 7:53:13</text:p>
          </table:table-cell>
          <table:table-cell office:value-type="string">
            <text:p>55961.0</text:p>
          </table:table-cell>
          <table:table-cell office:value-type="string">
            <text:p>55.0null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6</text:p>
          </table:table-cell>
          <table:table-cell office:value-type="string">
            <text:p>4/21/2008 7:52:17</text:p>
          </table:table-cell>
          <table:table-cell office:value-type="string">
            <text:p>4/21/2008 7:52:22</text:p>
          </table:table-cell>
          <table:table-cell office:value-type="string">
            <text:p>5598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6</text:p>
          </table:table-cell>
          <table:table-cell office:value-type="string">
            <text:p>4/21/2008 7:52:34</text:p>
          </table:table-cell>
          <table:table-cell office:value-type="string">
            <text:p>4/21/2008 7:57:2</text:p>
          </table:table-cell>
          <table:table-cell office:value-type="string">
            <text:p>268485.0</text:p>
          </table:table-cell>
          <table:table-cell office:value-type="string">
            <text:p>268.0null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6</text:p>
          </table:table-cell>
          <table:table-cell office:value-type="string">
            <text:p>4/21/2008 7:52:19</text:p>
          </table:table-cell>
          <table:table-cell office:value-type="string">
            <text:p>4/21/2008 7:53:43</text:p>
          </table:table-cell>
          <table:table-cell office:value-type="string">
            <text:p>83903.0</text:p>
          </table:table-cell>
          <table:table-cell office:value-type="string">
            <text:p>83.0nul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6</text:p>
          </table:table-cell>
          <table:table-cell office:value-type="string">
            <text:p>4/21/2008 7:52:34</text:p>
          </table:table-cell>
          <table:table-cell office:value-type="string">
            <text:p>4/21/2008 7:55:18</text:p>
          </table:table-cell>
          <table:table-cell office:value-type="string">
            <text:p>164577.0</text:p>
          </table:table-cell>
          <table:table-cell office:value-type="string">
            <text:p>164.0null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6</text:p>
          </table:table-cell>
          <table:table-cell office:value-type="string">
            <text:p>4/21/2008 7:52:17</text:p>
          </table:table-cell>
          <table:table-cell office:value-type="string">
            <text:p>4/21/2008 7:52:24</text:p>
          </table:table-cell>
          <table:table-cell office:value-type="string">
            <text:p>7413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6</text:p>
          </table:table-cell>
          <table:table-cell office:value-type="string">
            <text:p>4/21/2008 7:52:34</text:p>
          </table:table-cell>
          <table:table-cell office:value-type="string">
            <text:p>4/21/2008 7:56:39</text:p>
          </table:table-cell>
          <table:table-cell office:value-type="string">
            <text:p>244843.0</text:p>
          </table:table-cell>
          <table:table-cell office:value-type="string">
            <text:p>244.0null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6</text:p>
          </table:table-cell>
          <table:table-cell office:value-type="string">
            <text:p>4/21/2008 7:52:20</text:p>
          </table:table-cell>
          <table:table-cell office:value-type="string">
            <text:p>4/21/2008 7:52:37</text:p>
          </table:table-cell>
          <table:table-cell office:value-type="string">
            <text:p>16405.0</text:p>
          </table:table-cell>
          <table:table-cell office:value-type="string">
            <text:p>16.0null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6</text:p>
          </table:table-cell>
          <table:table-cell office:value-type="string">
            <text:p>4/21/2008 7:52:17</text:p>
          </table:table-cell>
          <table:table-cell office:value-type="string">
            <text:p>4/21/2008 7:52:26</text:p>
          </table:table-cell>
          <table:table-cell office:value-type="string">
            <text:p>9231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6</text:p>
          </table:table-cell>
          <table:table-cell office:value-type="string">
            <text:p>4/21/2008 7:52:20</text:p>
          </table:table-cell>
          <table:table-cell office:value-type="string">
            <text:p>4/21/2008 7:53:45</text:p>
          </table:table-cell>
          <table:table-cell office:value-type="string">
            <text:p>84703.0</text:p>
          </table:table-cell>
          <table:table-cell office:value-type="string">
            <text:p>84.0null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6</text:p>
          </table:table-cell>
          <table:table-cell office:value-type="string">
            <text:p>4/21/2008 7:52:35</text:p>
          </table:table-cell>
          <table:table-cell office:value-type="string">
            <text:p>4/21/2008 7:56:20</text:p>
          </table:table-cell>
          <table:table-cell office:value-type="string">
            <text:p>225334.0</text:p>
          </table:table-cell>
          <table:table-cell office:value-type="string">
            <text:p>225.0null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table:number-columns-repeated="2" office:value-type="string">
            <text:p>4/21/2008 7:52:18</text:p>
          </table:table-cell>
          <table:table-cell office:value-type="string">
            <text:p>4/21/2008 7:52:31</text:p>
          </table:table-cell>
          <table:table-cell office:value-type="string">
            <text:p>12725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8</text:p>
          </table:table-cell>
          <table:table-cell office:value-type="string">
            <text:p>4/21/2008 7:52:22</text:p>
          </table:table-cell>
          <table:table-cell office:value-type="string">
            <text:p>4/21/2008 7:53:22</text:p>
          </table:table-cell>
          <table:table-cell office:value-type="string">
            <text:p>60572.0</text:p>
          </table:table-cell>
          <table:table-cell office:value-type="string">
            <text:p>60.0null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8</text:p>
          </table:table-cell>
          <table:table-cell office:value-type="string">
            <text:p>4/21/2008 7:52:34</text:p>
          </table:table-cell>
          <table:table-cell office:value-type="string">
            <text:p>4/21/2008 7:58:12</text:p>
          </table:table-cell>
          <table:table-cell office:value-type="string">
            <text:p>338728.0</text:p>
          </table:table-cell>
          <table:table-cell office:value-type="string">
            <text:p>338.0null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table:number-columns-repeated="2" office:value-type="string">
            <text:p>4/21/2008 7:52:18</text:p>
          </table:table-cell>
          <table:table-cell office:value-type="string">
            <text:p>4/21/2008 7:52:32</text:p>
          </table:table-cell>
          <table:table-cell office:value-type="string">
            <text:p>13133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8</text:p>
          </table:table-cell>
          <table:table-cell office:value-type="string">
            <text:p>4/21/2008 7:52:21</text:p>
          </table:table-cell>
          <table:table-cell office:value-type="string">
            <text:p>4/21/2008 7:53:39</text:p>
          </table:table-cell>
          <table:table-cell office:value-type="string">
            <text:p>78271.0</text:p>
          </table:table-cell>
          <table:table-cell office:value-type="string">
            <text:p>78.0null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8</text:p>
          </table:table-cell>
          <table:table-cell office:value-type="string">
            <text:p>4/21/2008 7:52:34</text:p>
          </table:table-cell>
          <table:table-cell office:value-type="string">
            <text:p>4/21/2008 7:57:15</text:p>
          </table:table-cell>
          <table:table-cell office:value-type="string">
            <text:p>280985.0</text:p>
          </table:table-cell>
          <table:table-cell office:value-type="string">
            <text:p>280.0null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8</text:p>
          </table:table-cell>
          <table:table-cell office:value-type="string">
            <text:p>4/21/2008 7:52:19</text:p>
          </table:table-cell>
          <table:table-cell office:value-type="string">
            <text:p>4/21/2008 7:52:32</text:p>
          </table:table-cell>
          <table:table-cell office:value-type="string">
            <text:p>13866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8</text:p>
          </table:table-cell>
          <table:table-cell office:value-type="string">
            <text:p>4/21/2008 7:52:24</text:p>
          </table:table-cell>
          <table:table-cell office:value-type="string">
            <text:p>4/21/2008 7:53:40</text:p>
          </table:table-cell>
          <table:table-cell office:value-type="string">
            <text:p>76041.0</text:p>
          </table:table-cell>
          <table:table-cell office:value-type="string">
            <text:p>76.0null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8</text:p>
          </table:table-cell>
          <table:table-cell office:value-type="string">
            <text:p>4/21/2008 7:52:34</text:p>
          </table:table-cell>
          <table:table-cell office:value-type="string">
            <text:p>4/21/2008 7:58:12</text:p>
          </table:table-cell>
          <table:table-cell office:value-type="string">
            <text:p>338832.0</text:p>
          </table:table-cell>
          <table:table-cell office:value-type="string">
            <text:p>338.0null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table:number-columns-repeated="2" office:value-type="string">
            <text:p>4/21/2008 7:52:18</text:p>
          </table:table-cell>
          <table:table-cell office:value-type="string">
            <text:p>4/21/2008 7:52:31</text:p>
          </table:table-cell>
          <table:table-cell office:value-type="string">
            <text:p>13008.0</text:p>
          </table:table-cell>
          <table:table-cell office:value-type="string">
            <text:p>13.0null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9</text:p>
          </table:table-cell>
          <table:table-cell office:value-type="string">
            <text:p>4/21/2008 7:52:34</text:p>
          </table:table-cell>
          <table:table-cell office:value-type="string">
            <text:p>4/21/2008 7:58:17</text:p>
          </table:table-cell>
          <table:table-cell office:value-type="string">
            <text:p>343072.0</text:p>
          </table:table-cell>
          <table:table-cell office:value-type="string">
            <text:p>343.0null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9</text:p>
          </table:table-cell>
          <table:table-cell office:value-type="string">
            <text:p>4/21/2008 7:52:22</text:p>
          </table:table-cell>
          <table:table-cell office:value-type="string">
            <text:p>4/21/2008 7:53:43</text:p>
          </table:table-cell>
          <table:table-cell office:value-type="string">
            <text:p>81209.0</text:p>
          </table:table-cell>
          <table:table-cell office:value-type="string">
            <text:p>81.0null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9</text:p>
          </table:table-cell>
          <table:table-cell office:value-type="string">
            <text:p>4/21/2008 7:52:20</text:p>
          </table:table-cell>
          <table:table-cell office:value-type="string">
            <text:p>4/21/2008 7:52:33</text:p>
          </table:table-cell>
          <table:table-cell office:value-type="string">
            <text:p>12896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19</text:p>
          </table:table-cell>
          <table:table-cell office:value-type="string">
            <text:p>4/21/2008 7:52:24</text:p>
          </table:table-cell>
          <table:table-cell office:value-type="string">
            <text:p>4/21/2008 7:52:43</text:p>
          </table:table-cell>
          <table:table-cell office:value-type="string">
            <text:p>19232.0</text:p>
          </table:table-cell>
          <table:table-cell office:value-type="string">
            <text:p>19.0null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0</text:p>
          </table:table-cell>
          <table:table-cell office:value-type="string">
            <text:p>4/21/2008 7:52:34</text:p>
          </table:table-cell>
          <table:table-cell office:value-type="string">
            <text:p>4/21/2008 7:56:46</text:p>
          </table:table-cell>
          <table:table-cell office:value-type="string">
            <text:p>252097.0</text:p>
          </table:table-cell>
          <table:table-cell office:value-type="string">
            <text:p>252.0null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table:number-columns-repeated="2" office:value-type="string">
            <text:p>4/21/2008 7:52:20</text:p>
          </table:table-cell>
          <table:table-cell office:value-type="string">
            <text:p>4/21/2008 7:52:34</text:p>
          </table:table-cell>
          <table:table-cell office:value-type="string">
            <text:p>14102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0</text:p>
          </table:table-cell>
          <table:table-cell office:value-type="string">
            <text:p>4/21/2008 7:52:24</text:p>
          </table:table-cell>
          <table:table-cell office:value-type="string">
            <text:p>4/21/2008 7:52:47</text:p>
          </table:table-cell>
          <table:table-cell office:value-type="string">
            <text:p>22962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0</text:p>
          </table:table-cell>
          <table:table-cell office:value-type="string">
            <text:p>4/21/2008 7:52:34</text:p>
          </table:table-cell>
          <table:table-cell office:value-type="string">
            <text:p>4/21/2008 7:56:39</text:p>
          </table:table-cell>
          <table:table-cell office:value-type="string">
            <text:p>245014.0</text:p>
          </table:table-cell>
          <table:table-cell office:value-type="string">
            <text:p>245.0null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0</text:p>
          </table:table-cell>
          <table:table-cell office:value-type="string">
            <text:p>4/21/2008 7:52:21</text:p>
          </table:table-cell>
          <table:table-cell office:value-type="string">
            <text:p>4/21/2008 7:52:36</text:p>
          </table:table-cell>
          <table:table-cell office:value-type="string">
            <text:p>14582.0</text:p>
          </table:table-cell>
          <table:table-cell office:value-type="string">
            <text:p>14.0null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0</text:p>
          </table:table-cell>
          <table:table-cell office:value-type="string">
            <text:p>4/21/2008 7:52:22</text:p>
          </table:table-cell>
          <table:table-cell office:value-type="string">
            <text:p>4/21/2008 7:53:40</text:p>
          </table:table-cell>
          <table:table-cell office:value-type="string">
            <text:p>78580.0</text:p>
          </table:table-cell>
          <table:table-cell office:value-type="string">
            <text:p>78.0null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1</text:p>
          </table:table-cell>
          <table:table-cell office:value-type="string">
            <text:p>4/21/2008 7:52:35</text:p>
          </table:table-cell>
          <table:table-cell office:value-type="string">
            <text:p>4/21/2008 7:58:17</text:p>
          </table:table-cell>
          <table:table-cell office:value-type="string">
            <text:p>342196.0</text:p>
          </table:table-cell>
          <table:table-cell office:value-type="string">
            <text:p>342.0null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1</text:p>
          </table:table-cell>
          <table:table-cell office:value-type="string">
            <text:p>4/21/2008 7:52:22</text:p>
          </table:table-cell>
          <table:table-cell office:value-type="string">
            <text:p>4/21/2008 7:52:34</text:p>
          </table:table-cell>
          <table:table-cell office:value-type="string">
            <text:p>12430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1</text:p>
          </table:table-cell>
          <table:table-cell office:value-type="string">
            <text:p>4/21/2008 7:52:26</text:p>
          </table:table-cell>
          <table:table-cell office:value-type="string">
            <text:p>4/21/2008 7:53:42</text:p>
          </table:table-cell>
          <table:table-cell office:value-type="string">
            <text:p>76542.0</text:p>
          </table:table-cell>
          <table:table-cell office:value-type="string">
            <text:p>76.0null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1</text:p>
          </table:table-cell>
          <table:table-cell office:value-type="string">
            <text:p>4/21/2008 7:52:34</text:p>
          </table:table-cell>
          <table:table-cell office:value-type="string">
            <text:p>4/21/2008 7:58:10</text:p>
          </table:table-cell>
          <table:table-cell office:value-type="string">
            <text:p>336692.0</text:p>
          </table:table-cell>
          <table:table-cell office:value-type="string">
            <text:p>336.0null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table:number-columns-repeated="2" office:value-type="string">
            <text:p>4/21/2008 7:52:22</text:p>
          </table:table-cell>
          <table:table-cell office:value-type="string">
            <text:p>4/21/2008 7:52:34</text:p>
          </table:table-cell>
          <table:table-cell office:value-type="string">
            <text:p>12283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2</text:p>
          </table:table-cell>
          <table:table-cell office:value-type="string">
            <text:p>4/21/2008 7:52:28</text:p>
          </table:table-cell>
          <table:table-cell office:value-type="string">
            <text:p>4/21/2008 7:53:43</text:p>
          </table:table-cell>
          <table:table-cell office:value-type="string">
            <text:p>75463.0</text:p>
          </table:table-cell>
          <table:table-cell office:value-type="string">
            <text:p>75.0null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2</text:p>
          </table:table-cell>
          <table:table-cell office:value-type="string">
            <text:p>4/21/2008 7:52:34</text:p>
          </table:table-cell>
          <table:table-cell office:value-type="string">
            <text:p>4/21/2008 7:58:13</text:p>
          </table:table-cell>
          <table:table-cell office:value-type="string">
            <text:p>338771.0</text:p>
          </table:table-cell>
          <table:table-cell office:value-type="string">
            <text:p>338.0null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table:number-columns-repeated="2" office:value-type="string">
            <text:p>4/21/2008 7:52:22</text:p>
          </table:table-cell>
          <table:table-cell office:value-type="string">
            <text:p>4/21/2008 7:52:34</text:p>
          </table:table-cell>
          <table:table-cell office:value-type="string">
            <text:p>12375.0</text:p>
          </table:table-cell>
          <table:table-cell office:value-type="string">
            <text:p>12.0null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2</text:p>
          </table:table-cell>
          <table:table-cell office:value-type="string">
            <text:p>4/21/2008 7:52:29</text:p>
          </table:table-cell>
          <table:table-cell office:value-type="string">
            <text:p>4/21/2008 7:53:48</text:p>
          </table:table-cell>
          <table:table-cell office:value-type="string">
            <text:p>78998.0</text:p>
          </table:table-cell>
          <table:table-cell office:value-type="string">
            <text:p>78.0null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2</text:p>
          </table:table-cell>
          <table:table-cell office:value-type="string">
            <text:p>4/21/2008 7:52:35</text:p>
          </table:table-cell>
          <table:table-cell office:value-type="string">
            <text:p>4/21/2008 7:56:46</text:p>
          </table:table-cell>
          <table:table-cell office:value-type="string">
            <text:p>251142.0</text:p>
          </table:table-cell>
          <table:table-cell office:value-type="string">
            <text:p>251.0null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3</text:p>
          </table:table-cell>
          <table:table-cell office:value-type="string">
            <text:p>4/21/2008 7:52:24</text:p>
          </table:table-cell>
          <table:table-cell office:value-type="string">
            <text:p>4/21/2008 7:52:35</text:p>
          </table:table-cell>
          <table:table-cell office:value-type="string">
            <text:p>11012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3</text:p>
          </table:table-cell>
          <table:table-cell office:value-type="string">
            <text:p>4/21/2008 7:52:28</text:p>
          </table:table-cell>
          <table:table-cell office:value-type="string">
            <text:p>4/21/2008 7:53:17</text:p>
          </table:table-cell>
          <table:table-cell office:value-type="string">
            <text:p>49655.0</text:p>
          </table:table-cell>
          <table:table-cell office:value-type="string">
            <text:p>49.0null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3</text:p>
          </table:table-cell>
          <table:table-cell office:value-type="string">
            <text:p>4/21/2008 7:52:34</text:p>
          </table:table-cell>
          <table:table-cell office:value-type="string">
            <text:p>4/21/2008 7:56:39</text:p>
          </table:table-cell>
          <table:table-cell office:value-type="string">
            <text:p>244921.0</text:p>
          </table:table-cell>
          <table:table-cell office:value-type="string">
            <text:p>244.0null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3</text:p>
          </table:table-cell>
          <table:table-cell office:value-type="string">
            <text:p>4/21/2008 7:52:24</text:p>
          </table:table-cell>
          <table:table-cell office:value-type="string">
            <text:p>4/21/2008 7:52:36</text:p>
          </table:table-cell>
          <table:table-cell office:value-type="string">
            <text:p>11853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3</text:p>
          </table:table-cell>
          <table:table-cell office:value-type="string">
            <text:p>4/21/2008 7:52:32</text:p>
          </table:table-cell>
          <table:table-cell office:value-type="string">
            <text:p>4/21/2008 7:54:11</text:p>
          </table:table-cell>
          <table:table-cell office:value-type="string">
            <text:p>99070.0</text:p>
          </table:table-cell>
          <table:table-cell office:value-type="string">
            <text:p>99.0null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3</text:p>
          </table:table-cell>
          <table:table-cell office:value-type="string">
            <text:p>4/21/2008 7:52:34</text:p>
          </table:table-cell>
          <table:table-cell office:value-type="string">
            <text:p>4/21/2008 7:57:15</text:p>
          </table:table-cell>
          <table:table-cell office:value-type="string">
            <text:p>280803.0</text:p>
          </table:table-cell>
          <table:table-cell office:value-type="string">
            <text:p>280.0null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3</text:p>
          </table:table-cell>
          <table:table-cell office:value-type="string">
            <text:p>4/21/2008 7:52:24</text:p>
          </table:table-cell>
          <table:table-cell office:value-type="string">
            <text:p>4/21/2008 7:52:35</text:p>
          </table:table-cell>
          <table:table-cell office:value-type="string">
            <text:p>11119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3</text:p>
          </table:table-cell>
          <table:table-cell office:value-type="string">
            <text:p>4/21/2008 7:52:29</text:p>
          </table:table-cell>
          <table:table-cell office:value-type="string">
            <text:p>4/21/2008 7:53:48</text:p>
          </table:table-cell>
          <table:table-cell office:value-type="string">
            <text:p>78937.0</text:p>
          </table:table-cell>
          <table:table-cell office:value-type="string">
            <text:p>78.0null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3</text:p>
          </table:table-cell>
          <table:table-cell office:value-type="string">
            <text:p>4/21/2008 7:52:24</text:p>
          </table:table-cell>
          <table:table-cell office:value-type="string">
            <text:p>4/21/2008 7:52:36</text:p>
          </table:table-cell>
          <table:table-cell office:value-type="string">
            <text:p>11869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3</text:p>
          </table:table-cell>
          <table:table-cell office:value-type="string">
            <text:p>4/21/2008 7:52:45</text:p>
          </table:table-cell>
          <table:table-cell office:value-type="string">
            <text:p>4/21/2008 7:58:17</text:p>
          </table:table-cell>
          <table:table-cell office:value-type="string">
            <text:p>332238.0</text:p>
          </table:table-cell>
          <table:table-cell office:value-type="string">
            <text:p>332.0null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8</text:p>
          </table:table-cell>
          <table:table-cell office:value-type="string">
            <text:p>4/21/2008 7:52:36</text:p>
          </table:table-cell>
          <table:table-cell office:value-type="string">
            <text:p>4/21/2008 7:53:17</text:p>
          </table:table-cell>
          <table:table-cell office:value-type="string">
            <text:p>41502.0</text:p>
          </table:table-cell>
          <table:table-cell office:value-type="string">
            <text:p>41.0null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8</text:p>
          </table:table-cell>
          <table:table-cell office:value-type="string">
            <text:p>4/21/2008 7:52:46</text:p>
          </table:table-cell>
          <table:table-cell office:value-type="string">
            <text:p>4/21/2008 7:58:39</text:p>
          </table:table-cell>
          <table:table-cell office:value-type="string">
            <text:p>353669.0</text:p>
          </table:table-cell>
          <table:table-cell office:value-type="string">
            <text:p>353.0null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8</text:p>
          </table:table-cell>
          <table:table-cell office:value-type="string">
            <text:p>4/21/2008 7:52:31</text:p>
          </table:table-cell>
          <table:table-cell office:value-type="string">
            <text:p>4/21/2008 7:52:39</text:p>
          </table:table-cell>
          <table:table-cell office:value-type="string">
            <text:p>7910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8</text:p>
          </table:table-cell>
          <table:table-cell office:value-type="string">
            <text:p>4/21/2008 7:52:36</text:p>
          </table:table-cell>
          <table:table-cell office:value-type="string">
            <text:p>4/21/2008 7:54:11</text:p>
          </table:table-cell>
          <table:table-cell office:value-type="string">
            <text:p>94059.0</text:p>
          </table:table-cell>
          <table:table-cell office:value-type="string">
            <text:p>94.0null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8</text:p>
          </table:table-cell>
          <table:table-cell office:value-type="string">
            <text:p>4/21/2008 7:52:46</text:p>
          </table:table-cell>
          <table:table-cell office:value-type="string">
            <text:p>4/21/2008 7:58:17</text:p>
          </table:table-cell>
          <table:table-cell office:value-type="string">
            <text:p>331323.0</text:p>
          </table:table-cell>
          <table:table-cell office:value-type="string">
            <text:p>331.0null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8</text:p>
          </table:table-cell>
          <table:table-cell office:value-type="string">
            <text:p>4/21/2008 7:52:30</text:p>
          </table:table-cell>
          <table:table-cell office:value-type="string">
            <text:p>4/21/2008 7:52:39</text:p>
          </table:table-cell>
          <table:table-cell office:value-type="string">
            <text:p>8761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8</text:p>
          </table:table-cell>
          <table:table-cell office:value-type="string">
            <text:p>4/21/2008 7:52:36</text:p>
          </table:table-cell>
          <table:table-cell office:value-type="string">
            <text:p>4/21/2008 7:53:48</text:p>
          </table:table-cell>
          <table:table-cell office:value-type="string">
            <text:p>72574.0</text:p>
          </table:table-cell>
          <table:table-cell office:value-type="string">
            <text:p>72.0null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8</text:p>
          </table:table-cell>
          <table:table-cell office:value-type="string">
            <text:p>4/21/2008 7:52:38</text:p>
          </table:table-cell>
          <table:table-cell office:value-type="string">
            <text:p>4/21/2008 7:56:46</text:p>
          </table:table-cell>
          <table:table-cell office:value-type="string">
            <text:p>247342.0</text:p>
          </table:table-cell>
          <table:table-cell office:value-type="string">
            <text:p>247.0null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8</text:p>
          </table:table-cell>
          <table:table-cell office:value-type="string">
            <text:p>4/21/2008 7:52:32</text:p>
          </table:table-cell>
          <table:table-cell office:value-type="string">
            <text:p>4/21/2008 7:52:41</text:p>
          </table:table-cell>
          <table:table-cell office:value-type="string">
            <text:p>8476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28</text:p>
          </table:table-cell>
          <table:table-cell office:value-type="string">
            <text:p>4/21/2008 7:52:36</text:p>
          </table:table-cell>
          <table:table-cell office:value-type="string">
            <text:p>4/21/2008 7:53:12</text:p>
          </table:table-cell>
          <table:table-cell office:value-type="string">
            <text:p>36421.0</text:p>
          </table:table-cell>
          <table:table-cell office:value-type="string">
            <text:p>36.0null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32</text:p>
          </table:table-cell>
          <table:table-cell office:value-type="string">
            <text:p>4/21/2008 7:52:38</text:p>
          </table:table-cell>
          <table:table-cell office:value-type="string">
            <text:p>4/21/2008 7:58:10</text:p>
          </table:table-cell>
          <table:table-cell office:value-type="string">
            <text:p>332424.0</text:p>
          </table:table-cell>
          <table:table-cell office:value-type="string">
            <text:p>332.0null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table:number-columns-repeated="2" office:value-type="string">
            <text:p>4/21/2008 7:52:32</text:p>
          </table:table-cell>
          <table:table-cell office:value-type="string">
            <text:p>4/21/2008 7:52:41</text:p>
          </table:table-cell>
          <table:table-cell office:value-type="string">
            <text:p>8232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32</text:p>
          </table:table-cell>
          <table:table-cell office:value-type="string">
            <text:p>4/21/2008 7:52:39</text:p>
          </table:table-cell>
          <table:table-cell office:value-type="string">
            <text:p>4/21/2008 7:53:12</text:p>
          </table:table-cell>
          <table:table-cell office:value-type="string">
            <text:p>32412.0</text:p>
          </table:table-cell>
          <table:table-cell office:value-type="string">
            <text:p>32.0null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32</text:p>
          </table:table-cell>
          <table:table-cell office:value-type="string">
            <text:p>4/21/2008 7:52:45</text:p>
          </table:table-cell>
          <table:table-cell office:value-type="string">
            <text:p>4/21/2008 7:58:13</text:p>
          </table:table-cell>
          <table:table-cell office:value-type="string">
            <text:p>327558.0</text:p>
          </table:table-cell>
          <table:table-cell office:value-type="string">
            <text:p>327.0null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32</text:p>
          </table:table-cell>
          <table:table-cell office:value-type="string">
            <text:p>4/21/2008 7:52:33</text:p>
          </table:table-cell>
          <table:table-cell office:value-type="string">
            <text:p>4/21/2008 7:52:41</text:p>
          </table:table-cell>
          <table:table-cell office:value-type="string">
            <text:p>8030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32</text:p>
          </table:table-cell>
          <table:table-cell office:value-type="string">
            <text:p>4/21/2008 7:52:37</text:p>
          </table:table-cell>
          <table:table-cell office:value-type="string">
            <text:p>4/21/2008 7:58:13</text:p>
          </table:table-cell>
          <table:table-cell office:value-type="string">
            <text:p>336121.0</text:p>
          </table:table-cell>
          <table:table-cell office:value-type="string">
            <text:p>336.0null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32</text:p>
          </table:table-cell>
          <table:table-cell office:value-type="string">
            <text:p>4/21/2008 7:52:40</text:p>
          </table:table-cell>
          <table:table-cell office:value-type="string">
            <text:p>4/21/2008 7:54:20</text:p>
          </table:table-cell>
          <table:table-cell office:value-type="string">
            <text:p>100097.0</text:p>
          </table:table-cell>
          <table:table-cell office:value-type="string">
            <text:p>100.0null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32</text:p>
          </table:table-cell>
          <table:table-cell office:value-type="string">
            <text:p>4/21/2008 7:52:34</text:p>
          </table:table-cell>
          <table:table-cell office:value-type="string">
            <text:p>4/21/2008 7:52:41</text:p>
          </table:table-cell>
          <table:table-cell office:value-type="string">
            <text:p>7082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32</text:p>
          </table:table-cell>
          <table:table-cell office:value-type="string">
            <text:p>4/21/2008 7:52:42</text:p>
          </table:table-cell>
          <table:table-cell office:value-type="string">
            <text:p>4/21/2008 7:54:11</text:p>
          </table:table-cell>
          <table:table-cell office:value-type="string">
            <text:p>88219.0</text:p>
          </table:table-cell>
          <table:table-cell office:value-type="string">
            <text:p>88.0null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32</text:p>
          </table:table-cell>
          <table:table-cell office:value-type="string">
            <text:p>4/21/2008 7:52:45</text:p>
          </table:table-cell>
          <table:table-cell office:value-type="string">
            <text:p>4/21/2008 7:58:12</text:p>
          </table:table-cell>
          <table:table-cell office:value-type="string">
            <text:p>327767.0</text:p>
          </table:table-cell>
          <table:table-cell office:value-type="string">
            <text:p>327.0null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40</text:p>
          </table:table-cell>
          <table:table-cell office:value-type="string">
            <text:p>4/21/2008 7:52:41</text:p>
          </table:table-cell>
          <table:table-cell office:value-type="string">
            <text:p>4/21/2008 7:52:49</text:p>
          </table:table-cell>
          <table:table-cell office:value-type="string">
            <text:p>8651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40</text:p>
          </table:table-cell>
          <table:table-cell office:value-type="string">
            <text:p>4/21/2008 7:52:48</text:p>
          </table:table-cell>
          <table:table-cell office:value-type="string">
            <text:p>4/21/2008 7:54:13</text:p>
          </table:table-cell>
          <table:table-cell office:value-type="string">
            <text:p>84646.0</text:p>
          </table:table-cell>
          <table:table-cell office:value-type="string">
            <text:p>84.0null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40</text:p>
          </table:table-cell>
          <table:table-cell office:value-type="string">
            <text:p>4/21/2008 7:52:48</text:p>
          </table:table-cell>
          <table:table-cell office:value-type="string">
            <text:p>4/21/2008 7:58:12</text:p>
          </table:table-cell>
          <table:table-cell office:value-type="string">
            <text:p>324114.0</text:p>
          </table:table-cell>
          <table:table-cell office:value-type="string">
            <text:p>324.0null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40</text:p>
          </table:table-cell>
          <table:table-cell office:value-type="string">
            <text:p>4/21/2008 7:52:41</text:p>
          </table:table-cell>
          <table:table-cell office:value-type="string">
            <text:p>4/21/2008 7:52:49</text:p>
          </table:table-cell>
          <table:table-cell office:value-type="string">
            <text:p>867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40</text:p>
          </table:table-cell>
          <table:table-cell office:value-type="string">
            <text:p>4/21/2008 7:52:48</text:p>
          </table:table-cell>
          <table:table-cell office:value-type="string">
            <text:p>4/21/2008 7:53:12</text:p>
          </table:table-cell>
          <table:table-cell office:value-type="string">
            <text:p>24600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40</text:p>
          </table:table-cell>
          <table:table-cell office:value-type="string">
            <text:p>4/21/2008 7:52:46</text:p>
          </table:table-cell>
          <table:table-cell office:value-type="string">
            <text:p>4/21/2008 7:58:12</text:p>
          </table:table-cell>
          <table:table-cell office:value-type="string">
            <text:p>326048.0</text:p>
          </table:table-cell>
          <table:table-cell office:value-type="string">
            <text:p>326.0null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40</text:p>
          </table:table-cell>
          <table:table-cell office:value-type="string">
            <text:p>4/21/2008 7:52:41</text:p>
          </table:table-cell>
          <table:table-cell office:value-type="string">
            <text:p>4/21/2008 7:52:49</text:p>
          </table:table-cell>
          <table:table-cell office:value-type="string">
            <text:p>8145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40</text:p>
          </table:table-cell>
          <table:table-cell office:value-type="string">
            <text:p>4/21/2008 7:52:49</text:p>
          </table:table-cell>
          <table:table-cell office:value-type="string">
            <text:p>4/21/2008 7:53:18</text:p>
          </table:table-cell>
          <table:table-cell office:value-type="string">
            <text:p>29068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40</text:p>
          </table:table-cell>
          <table:table-cell office:value-type="string">
            <text:p>4/21/2008 7:52:48</text:p>
          </table:table-cell>
          <table:table-cell office:value-type="string">
            <text:p>4/21/2008 7:58:39</text:p>
          </table:table-cell>
          <table:table-cell office:value-type="string">
            <text:p>350870.0</text:p>
          </table:table-cell>
          <table:table-cell office:value-type="string">
            <text:p>350.0null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4/21/2008 7:51:29</text:p>
          </table:table-cell>
          <table:table-cell office:value-type="string">
            <text:p>4/21/2008 7:52:40</text:p>
          </table:table-cell>
          <table:table-cell office:value-type="string">
            <text:p>4/21/2008 7:52:41</text:p>
          </table:table-cell>
          <table:table-cell office:value-type="string">
            <text:p>4/21/2008 7:52:49</text:p>
          </table:table-cell>
          <table:table-cell office:value-type="string">
            <text:p>8047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3</text:p>
          </table:table-cell>
          <table:table-cell office:value-type="string">
            <text:p>4/21/2008 7:52:48</text:p>
          </table:table-cell>
          <table:table-cell office:value-type="string">
            <text:p>4/21/2008 7:53:12</text:p>
          </table:table-cell>
          <table:table-cell office:value-type="string">
            <text:p>23519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3</text:p>
          </table:table-cell>
          <table:table-cell office:value-type="string">
            <text:p>4/21/2008 7:52:49</text:p>
          </table:table-cell>
          <table:table-cell office:value-type="string">
            <text:p>4/21/2008 7:53:39</text:p>
          </table:table-cell>
          <table:table-cell office:value-type="string">
            <text:p>50066.0</text:p>
          </table:table-cell>
          <table:table-cell office:value-type="string">
            <text:p>50.0null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3</text:p>
          </table:table-cell>
          <table:table-cell office:value-type="string">
            <text:p>4/21/2008 7:52:46</text:p>
          </table:table-cell>
          <table:table-cell office:value-type="string">
            <text:p>4/21/2008 7:58:10</text:p>
          </table:table-cell>
          <table:table-cell office:value-type="string">
            <text:p>324403.0</text:p>
          </table:table-cell>
          <table:table-cell office:value-type="string">
            <text:p>324.0null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table:number-columns-repeated="2" office:value-type="string">
            <text:p>4/21/2008 7:52:43</text:p>
          </table:table-cell>
          <table:table-cell office:value-type="string">
            <text:p>4/21/2008 7:52:50</text:p>
          </table:table-cell>
          <table:table-cell office:value-type="string">
            <text:p>6668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3</text:p>
          </table:table-cell>
          <table:table-cell office:value-type="string">
            <text:p>4/21/2008 7:52:48</text:p>
          </table:table-cell>
          <table:table-cell office:value-type="string">
            <text:p>4/21/2008 7:53:12</text:p>
          </table:table-cell>
          <table:table-cell office:value-type="string">
            <text:p>23671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3</text:p>
          </table:table-cell>
          <table:table-cell office:value-type="string">
            <text:p>4/21/2008 7:52:45</text:p>
          </table:table-cell>
          <table:table-cell office:value-type="string">
            <text:p>4/21/2008 7:57:14</text:p>
          </table:table-cell>
          <table:table-cell office:value-type="string">
            <text:p>268542.0</text:p>
          </table:table-cell>
          <table:table-cell office:value-type="string">
            <text:p>268.0null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table:number-columns-repeated="2" office:value-type="string">
            <text:p>4/21/2008 7:52:43</text:p>
          </table:table-cell>
          <table:table-cell office:value-type="string">
            <text:p>4/21/2008 7:52:50</text:p>
          </table:table-cell>
          <table:table-cell office:value-type="string">
            <text:p>7111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3</text:p>
          </table:table-cell>
          <table:table-cell office:value-type="string">
            <text:p>4/21/2008 7:52:45</text:p>
          </table:table-cell>
          <table:table-cell office:value-type="string">
            <text:p>4/21/2008 7:56:46</text:p>
          </table:table-cell>
          <table:table-cell office:value-type="string">
            <text:p>240235.0</text:p>
          </table:table-cell>
          <table:table-cell office:value-type="string">
            <text:p>240.0null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table:number-columns-repeated="2" office:value-type="string">
            <text:p>4/21/2008 7:52:43</text:p>
          </table:table-cell>
          <table:table-cell office:value-type="string">
            <text:p>4/21/2008 7:52:51</text:p>
          </table:table-cell>
          <table:table-cell office:value-type="string">
            <text:p>8050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3</text:p>
          </table:table-cell>
          <table:table-cell office:value-type="string">
            <text:p>4/21/2008 7:52:49</text:p>
          </table:table-cell>
          <table:table-cell office:value-type="string">
            <text:p>4/21/2008 7:53:12</text:p>
          </table:table-cell>
          <table:table-cell office:value-type="string">
            <text:p>23506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6</text:p>
          </table:table-cell>
          <table:table-cell office:value-type="string">
            <text:p>4/21/2008 7:53:16</text:p>
          </table:table-cell>
          <table:table-cell office:value-type="string">
            <text:p>4/21/2008 7:58:12</text:p>
          </table:table-cell>
          <table:table-cell office:value-type="string">
            <text:p>295997.0</text:p>
          </table:table-cell>
          <table:table-cell office:value-type="string">
            <text:p>295.0null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6</text:p>
          </table:table-cell>
          <table:table-cell office:value-type="string">
            <text:p>4/21/2008 7:52:48</text:p>
          </table:table-cell>
          <table:table-cell office:value-type="string">
            <text:p>4/21/2008 7:52:59</text:p>
          </table:table-cell>
          <table:table-cell office:value-type="string">
            <text:p>11021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6</text:p>
          </table:table-cell>
          <table:table-cell office:value-type="string">
            <text:p>4/21/2008 7:53:16</text:p>
          </table:table-cell>
          <table:table-cell office:value-type="string">
            <text:p>4/21/2008 7:58:12</text:p>
          </table:table-cell>
          <table:table-cell office:value-type="string">
            <text:p>296837.0</text:p>
          </table:table-cell>
          <table:table-cell office:value-type="string">
            <text:p>296.0null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6</text:p>
          </table:table-cell>
          <table:table-cell office:value-type="string">
            <text:p>4/21/2008 7:52:48</text:p>
          </table:table-cell>
          <table:table-cell office:value-type="string">
            <text:p>4/21/2008 7:53:12</text:p>
          </table:table-cell>
          <table:table-cell office:value-type="string">
            <text:p>23321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6</text:p>
          </table:table-cell>
          <table:table-cell office:value-type="string">
            <text:p>4/21/2008 7:52:48</text:p>
          </table:table-cell>
          <table:table-cell office:value-type="string">
            <text:p>4/21/2008 7:52:56</text:p>
          </table:table-cell>
          <table:table-cell office:value-type="string">
            <text:p>8100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6</text:p>
          </table:table-cell>
          <table:table-cell office:value-type="string">
            <text:p>4/21/2008 7:52:48</text:p>
          </table:table-cell>
          <table:table-cell office:value-type="string">
            <text:p>4/21/2008 7:53:12</text:p>
          </table:table-cell>
          <table:table-cell office:value-type="string">
            <text:p>24076.0</text:p>
          </table:table-cell>
          <table:table-cell office:value-type="string">
            <text:p>24.0null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6</text:p>
          </table:table-cell>
          <table:table-cell office:value-type="string">
            <text:p>4/21/2008 7:53:15</text:p>
          </table:table-cell>
          <table:table-cell office:value-type="string">
            <text:p>4/21/2008 7:58:51</text:p>
          </table:table-cell>
          <table:table-cell office:value-type="string">
            <text:p>336022.0</text:p>
          </table:table-cell>
          <table:table-cell office:value-type="string">
            <text:p>336.0null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6</text:p>
          </table:table-cell>
          <table:table-cell office:value-type="string">
            <text:p>4/21/2008 7:52:48</text:p>
          </table:table-cell>
          <table:table-cell office:value-type="string">
            <text:p>4/21/2008 7:52:58</text:p>
          </table:table-cell>
          <table:table-cell office:value-type="string">
            <text:p>9944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6</text:p>
          </table:table-cell>
          <table:table-cell office:value-type="string">
            <text:p>4/21/2008 7:52:48</text:p>
          </table:table-cell>
          <table:table-cell office:value-type="string">
            <text:p>4/21/2008 7:53:17</text:p>
          </table:table-cell>
          <table:table-cell office:value-type="string">
            <text:p>29101.0</text:p>
          </table:table-cell>
          <table:table-cell office:value-type="string">
            <text:p>29.0null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6</text:p>
          </table:table-cell>
          <table:table-cell office:value-type="string">
            <text:p>4/21/2008 7:53:12</text:p>
          </table:table-cell>
          <table:table-cell office:value-type="string">
            <text:p>4/21/2008 7:58:54</text:p>
          </table:table-cell>
          <table:table-cell office:value-type="string">
            <text:p>341091.0</text:p>
          </table:table-cell>
          <table:table-cell office:value-type="string">
            <text:p>341.0null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8</text:p>
          </table:table-cell>
          <table:table-cell office:value-type="string">
            <text:p>4/21/2008 7:53:16</text:p>
          </table:table-cell>
          <table:table-cell office:value-type="string">
            <text:p>4/21/2008 7:58:13</text:p>
          </table:table-cell>
          <table:table-cell office:value-type="string">
            <text:p>297260.0</text:p>
          </table:table-cell>
          <table:table-cell office:value-type="string">
            <text:p>297.0null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table:number-columns-repeated="2" office:value-type="string">
            <text:p>4/21/2008 7:52:48</text:p>
          </table:table-cell>
          <table:table-cell office:value-type="string">
            <text:p>4/21/2008 7:52:58</text:p>
          </table:table-cell>
          <table:table-cell office:value-type="string">
            <text:p>9306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8</text:p>
          </table:table-cell>
          <table:table-cell office:value-type="string">
            <text:p>4/21/2008 7:52:49</text:p>
          </table:table-cell>
          <table:table-cell office:value-type="string">
            <text:p>4/21/2008 7:54:21</text:p>
          </table:table-cell>
          <table:table-cell office:value-type="string">
            <text:p>91880.0</text:p>
          </table:table-cell>
          <table:table-cell office:value-type="string">
            <text:p>91.0null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8</text:p>
          </table:table-cell>
          <table:table-cell office:value-type="string">
            <text:p>4/21/2008 7:52:49</text:p>
          </table:table-cell>
          <table:table-cell office:value-type="string">
            <text:p>4/21/2008 7:53:0</text:p>
          </table:table-cell>
          <table:table-cell office:value-type="string">
            <text:p>11072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8</text:p>
          </table:table-cell>
          <table:table-cell office:value-type="string">
            <text:p>4/21/2008 7:52:49</text:p>
          </table:table-cell>
          <table:table-cell office:value-type="string">
            <text:p>4/21/2008 7:53:12</text:p>
          </table:table-cell>
          <table:table-cell office:value-type="string">
            <text:p>23654.0</text:p>
          </table:table-cell>
          <table:table-cell office:value-type="string">
            <text:p>23.0null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8</text:p>
          </table:table-cell>
          <table:table-cell office:value-type="string">
            <text:p>4/21/2008 7:53:16</text:p>
          </table:table-cell>
          <table:table-cell office:value-type="string">
            <text:p>4/21/2008 7:58:13</text:p>
          </table:table-cell>
          <table:table-cell office:value-type="string">
            <text:p>297209.0</text:p>
          </table:table-cell>
          <table:table-cell office:value-type="string">
            <text:p>297.0null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8</text:p>
          </table:table-cell>
          <table:table-cell office:value-type="string">
            <text:p>4/21/2008 7:52:49</text:p>
          </table:table-cell>
          <table:table-cell office:value-type="string">
            <text:p>4/21/2008 7:52:58</text:p>
          </table:table-cell>
          <table:table-cell office:value-type="string">
            <text:p>9267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8</text:p>
          </table:table-cell>
          <table:table-cell office:value-type="string">
            <text:p>4/21/2008 7:52:49</text:p>
          </table:table-cell>
          <table:table-cell office:value-type="string">
            <text:p>4/21/2008 7:54:24</text:p>
          </table:table-cell>
          <table:table-cell office:value-type="string">
            <text:p>95073.0</text:p>
          </table:table-cell>
          <table:table-cell office:value-type="string">
            <text:p>95.0null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8</text:p>
          </table:table-cell>
          <table:table-cell office:value-type="string">
            <text:p>4/21/2008 7:53:16</text:p>
          </table:table-cell>
          <table:table-cell office:value-type="string">
            <text:p>4/21/2008 7:58:10</text:p>
          </table:table-cell>
          <table:table-cell office:value-type="string">
            <text:p>294528.0</text:p>
          </table:table-cell>
          <table:table-cell office:value-type="string">
            <text:p>294.0null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48</text:p>
          </table:table-cell>
          <table:table-cell office:value-type="string">
            <text:p>4/21/2008 7:52:49</text:p>
          </table:table-cell>
          <table:table-cell office:value-type="string">
            <text:p>4/21/2008 7:52:59</text:p>
          </table:table-cell>
          <table:table-cell office:value-type="string">
            <text:p>10527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0</text:p>
          </table:table-cell>
          <table:table-cell office:value-type="string">
            <text:p>4/21/2008 7:53:10</text:p>
          </table:table-cell>
          <table:table-cell office:value-type="string">
            <text:p>4/21/2008 7:53:48</text:p>
          </table:table-cell>
          <table:table-cell office:value-type="string">
            <text:p>38553.0</text:p>
          </table:table-cell>
          <table:table-cell office:value-type="string">
            <text:p>38.0null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0</text:p>
          </table:table-cell>
          <table:table-cell office:value-type="string">
            <text:p>4/21/2008 7:53:16</text:p>
          </table:table-cell>
          <table:table-cell office:value-type="string">
            <text:p>4/21/2008 7:57:27</text:p>
          </table:table-cell>
          <table:table-cell office:value-type="string">
            <text:p>250950.0</text:p>
          </table:table-cell>
          <table:table-cell office:value-type="string">
            <text:p>250.0null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0</text:p>
          </table:table-cell>
          <table:table-cell office:value-type="string">
            <text:p>4/21/2008 7:52:51</text:p>
          </table:table-cell>
          <table:table-cell office:value-type="string">
            <text:p>4/21/2008 7:53:0</text:p>
          </table:table-cell>
          <table:table-cell office:value-type="string">
            <text:p>9440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0</text:p>
          </table:table-cell>
          <table:table-cell office:value-type="string">
            <text:p>4/21/2008 7:53:10</text:p>
          </table:table-cell>
          <table:table-cell office:value-type="string">
            <text:p>4/21/2008 7:54:29</text:p>
          </table:table-cell>
          <table:table-cell office:value-type="string">
            <text:p>79599.0</text:p>
          </table:table-cell>
          <table:table-cell office:value-type="string">
            <text:p>79.0null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0</text:p>
          </table:table-cell>
          <table:table-cell office:value-type="string">
            <text:p>4/21/2008 7:53:12</text:p>
          </table:table-cell>
          <table:table-cell office:value-type="string">
            <text:p>4/21/2008 7:58:47</text:p>
          </table:table-cell>
          <table:table-cell office:value-type="string">
            <text:p>335372.0</text:p>
          </table:table-cell>
          <table:table-cell office:value-type="string">
            <text:p>335.0null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0</text:p>
          </table:table-cell>
          <table:table-cell office:value-type="string">
            <text:p>4/21/2008 7:52:51</text:p>
          </table:table-cell>
          <table:table-cell office:value-type="string">
            <text:p>4/21/2008 7:53:2</text:p>
          </table:table-cell>
          <table:table-cell office:value-type="string">
            <text:p>10503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0</text:p>
          </table:table-cell>
          <table:table-cell office:value-type="string">
            <text:p>4/21/2008 7:52:53</text:p>
          </table:table-cell>
          <table:table-cell office:value-type="string">
            <text:p>4/21/2008 7:54:21</text:p>
          </table:table-cell>
          <table:table-cell office:value-type="string">
            <text:p>87865.0</text:p>
          </table:table-cell>
          <table:table-cell office:value-type="string">
            <text:p>87.0null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0</text:p>
          </table:table-cell>
          <table:table-cell office:value-type="string">
            <text:p>4/21/2008 7:53:16</text:p>
          </table:table-cell>
          <table:table-cell office:value-type="string">
            <text:p>4/21/2008 7:58:52</text:p>
          </table:table-cell>
          <table:table-cell office:value-type="string">
            <text:p>335945.0</text:p>
          </table:table-cell>
          <table:table-cell office:value-type="string">
            <text:p>335.0null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0</text:p>
          </table:table-cell>
          <table:table-cell office:value-type="string">
            <text:p>4/21/2008 7:52:51</text:p>
          </table:table-cell>
          <table:table-cell office:value-type="string">
            <text:p>4/21/2008 7:53:2</text:p>
          </table:table-cell>
          <table:table-cell office:value-type="string">
            <text:p>11049.0</text:p>
          </table:table-cell>
          <table:table-cell office:value-type="string">
            <text:p>11.0null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0</text:p>
          </table:table-cell>
          <table:table-cell office:value-type="string">
            <text:p>4/21/2008 7:53:10</text:p>
          </table:table-cell>
          <table:table-cell office:value-type="string">
            <text:p>4/21/2008 7:54:29</text:p>
          </table:table-cell>
          <table:table-cell office:value-type="string">
            <text:p>79125.0</text:p>
          </table:table-cell>
          <table:table-cell office:value-type="string">
            <text:p>79.0null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7</text:p>
          </table:table-cell>
          <table:table-cell office:value-type="string">
            <text:p>4/21/2008 7:54:18</text:p>
          </table:table-cell>
          <table:table-cell office:value-type="string">
            <text:p>4/21/2008 7:59:11</text:p>
          </table:table-cell>
          <table:table-cell office:value-type="string">
            <text:p>292477.0</text:p>
          </table:table-cell>
          <table:table-cell office:value-type="string">
            <text:p>292.0null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table:number-columns-repeated="2" office:value-type="string">
            <text:p>4/21/2008 7:52:57</text:p>
          </table:table-cell>
          <table:table-cell office:value-type="string">
            <text:p>4/21/2008 7:53:3</text:p>
          </table:table-cell>
          <table:table-cell office:value-type="string">
            <text:p>6596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7</text:p>
          </table:table-cell>
          <table:table-cell office:value-type="string">
            <text:p>4/21/2008 7:53:12</text:p>
          </table:table-cell>
          <table:table-cell office:value-type="string">
            <text:p>4/21/2008 7:54:12</text:p>
          </table:table-cell>
          <table:table-cell office:value-type="string">
            <text:p>60873.0</text:p>
          </table:table-cell>
          <table:table-cell office:value-type="string">
            <text:p>60.0null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7</text:p>
          </table:table-cell>
          <table:table-cell office:value-type="string">
            <text:p>4/21/2008 7:54:18</text:p>
          </table:table-cell>
          <table:table-cell office:value-type="string">
            <text:p>4/21/2008 7:58:51</text:p>
          </table:table-cell>
          <table:table-cell office:value-type="string">
            <text:p>272769.0</text:p>
          </table:table-cell>
          <table:table-cell office:value-type="string">
            <text:p>272.0null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table:number-columns-repeated="2" office:value-type="string">
            <text:p>4/21/2008 7:52:57</text:p>
          </table:table-cell>
          <table:table-cell office:value-type="string">
            <text:p>4/21/2008 7:53:5</text:p>
          </table:table-cell>
          <table:table-cell office:value-type="string">
            <text:p>7989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7</text:p>
          </table:table-cell>
          <table:table-cell office:value-type="string">
            <text:p>4/21/2008 7:53:11</text:p>
          </table:table-cell>
          <table:table-cell office:value-type="string">
            <text:p>4/21/2008 7:53:42</text:p>
          </table:table-cell>
          <table:table-cell office:value-type="string">
            <text:p>31486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7</text:p>
          </table:table-cell>
          <table:table-cell office:value-type="string">
            <text:p>4/21/2008 7:54:18</text:p>
          </table:table-cell>
          <table:table-cell office:value-type="string">
            <text:p>4/21/2008 7:58:54</text:p>
          </table:table-cell>
          <table:table-cell office:value-type="string">
            <text:p>275847.0</text:p>
          </table:table-cell>
          <table:table-cell office:value-type="string">
            <text:p>275.0null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table:number-columns-repeated="2" office:value-type="string">
            <text:p>4/21/2008 7:52:57</text:p>
          </table:table-cell>
          <table:table-cell office:value-type="string">
            <text:p>4/21/2008 7:53:5</text:p>
          </table:table-cell>
          <table:table-cell office:value-type="string">
            <text:p>8010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7</text:p>
          </table:table-cell>
          <table:table-cell office:value-type="string">
            <text:p>4/21/2008 7:53:11</text:p>
          </table:table-cell>
          <table:table-cell office:value-type="string">
            <text:p>4/21/2008 7:54:30</text:p>
          </table:table-cell>
          <table:table-cell office:value-type="string">
            <text:p>79126.0</text:p>
          </table:table-cell>
          <table:table-cell office:value-type="string">
            <text:p>79.0null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7</text:p>
          </table:table-cell>
          <table:table-cell office:value-type="string">
            <text:p>4/21/2008 7:55:12</text:p>
          </table:table-cell>
          <table:table-cell office:value-type="string">
            <text:p>4/21/2008 7:59:13</text:p>
          </table:table-cell>
          <table:table-cell office:value-type="string">
            <text:p>241015.0</text:p>
          </table:table-cell>
          <table:table-cell office:value-type="string">
            <text:p>241.0null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9</text:p>
          </table:table-cell>
          <table:table-cell office:value-type="string">
            <text:p>4/21/2008 7:53:0</text:p>
          </table:table-cell>
          <table:table-cell office:value-type="string">
            <text:p>4/21/2008 7:53:9</text:p>
          </table:table-cell>
          <table:table-cell office:value-type="string">
            <text:p>9255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2:59</text:p>
          </table:table-cell>
          <table:table-cell office:value-type="string">
            <text:p>4/21/2008 7:53:11</text:p>
          </table:table-cell>
          <table:table-cell office:value-type="string">
            <text:p>4/21/2008 7:54:31</text:p>
          </table:table-cell>
          <table:table-cell office:value-type="string">
            <text:p>80432.0</text:p>
          </table:table-cell>
          <table:table-cell office:value-type="string">
            <text:p>80.0null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3:0</text:p>
          </table:table-cell>
          <table:table-cell office:value-type="string">
            <text:p>4/21/2008 7:54:24</text:p>
          </table:table-cell>
          <table:table-cell office:value-type="string">
            <text:p>4/21/2008 7:58:56</text:p>
          </table:table-cell>
          <table:table-cell office:value-type="string">
            <text:p>272705.0</text:p>
          </table:table-cell>
          <table:table-cell office:value-type="string">
            <text:p>272.0null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table:number-columns-repeated="2" office:value-type="string">
            <text:p>4/21/2008 7:53:0</text:p>
          </table:table-cell>
          <table:table-cell office:value-type="string">
            <text:p>4/21/2008 7:53:10</text:p>
          </table:table-cell>
          <table:table-cell office:value-type="string">
            <text:p>9967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3:0</text:p>
          </table:table-cell>
          <table:table-cell office:value-type="string">
            <text:p>4/21/2008 7:53:12</text:p>
          </table:table-cell>
          <table:table-cell office:value-type="string">
            <text:p>4/21/2008 7:54:31</text:p>
          </table:table-cell>
          <table:table-cell office:value-type="string">
            <text:p>79341.0</text:p>
          </table:table-cell>
          <table:table-cell office:value-type="string">
            <text:p>79.0null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3:0</text:p>
          </table:table-cell>
          <table:table-cell office:value-type="string">
            <text:p>4/21/2008 7:54:19</text:p>
          </table:table-cell>
          <table:table-cell office:value-type="string">
            <text:p>4/21/2008 7:59:6</text:p>
          </table:table-cell>
          <table:table-cell office:value-type="string">
            <text:p>287042.0</text:p>
          </table:table-cell>
          <table:table-cell office:value-type="string">
            <text:p>287.0null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table:number-columns-repeated="2" office:value-type="string">
            <text:p>4/21/2008 7:53:0</text:p>
          </table:table-cell>
          <table:table-cell office:value-type="string">
            <text:p>4/21/2008 7:53:10</text:p>
          </table:table-cell>
          <table:table-cell office:value-type="string">
            <text:p>10362.0</text:p>
          </table:table-cell>
          <table:table-cell office:value-type="string">
            <text:p>10.0null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3:0</text:p>
          </table:table-cell>
          <table:table-cell office:value-type="string">
            <text:p>4/21/2008 7:53:12</text:p>
          </table:table-cell>
          <table:table-cell office:value-type="string">
            <text:p>4/21/2008 7:53:39</text:p>
          </table:table-cell>
          <table:table-cell office:value-type="string">
            <text:p>27510.0</text:p>
          </table:table-cell>
          <table:table-cell office:value-type="string">
            <text:p>27.0null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3:0</text:p>
          </table:table-cell>
          <table:table-cell office:value-type="string">
            <text:p>4/21/2008 7:54:18</text:p>
          </table:table-cell>
          <table:table-cell office:value-type="string">
            <text:p>4/21/2008 7:59:4</text:p>
          </table:table-cell>
          <table:table-cell office:value-type="string">
            <text:p>285859.0</text:p>
          </table:table-cell>
          <table:table-cell office:value-type="string">
            <text:p>285.0null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table:number-columns-repeated="2" office:value-type="string">
            <text:p>4/21/2008 7:53:0</text:p>
          </table:table-cell>
          <table:table-cell office:value-type="string">
            <text:p>4/21/2008 7:53:8</text:p>
          </table:table-cell>
          <table:table-cell office:value-type="string">
            <text:p>8030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3:3</text:p>
          </table:table-cell>
          <table:table-cell office:value-type="string">
            <text:p>4/21/2008 7:53:12</text:p>
          </table:table-cell>
          <table:table-cell office:value-type="string">
            <text:p>4/21/2008 7:54:29</text:p>
          </table:table-cell>
          <table:table-cell office:value-type="string">
            <text:p>77661.0</text:p>
          </table:table-cell>
          <table:table-cell office:value-type="string">
            <text:p>77.0null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3:3</text:p>
          </table:table-cell>
          <table:table-cell office:value-type="string">
            <text:p>4/21/2008 7:54:24</text:p>
          </table:table-cell>
          <table:table-cell office:value-type="string">
            <text:p>4/21/2008 7:59:3</text:p>
          </table:table-cell>
          <table:table-cell office:value-type="string">
            <text:p>278694.0</text:p>
          </table:table-cell>
          <table:table-cell office:value-type="string">
            <text:p>278.0null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table:number-columns-repeated="2" office:value-type="string">
            <text:p>4/21/2008 7:53:3</text:p>
          </table:table-cell>
          <table:table-cell office:value-type="string">
            <text:p>4/21/2008 7:53:10</text:p>
          </table:table-cell>
          <table:table-cell office:value-type="string">
            <text:p>6286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3:3</text:p>
          </table:table-cell>
          <table:table-cell office:value-type="string">
            <text:p>4/21/2008 7:53:11</text:p>
          </table:table-cell>
          <table:table-cell office:value-type="string">
            <text:p>4/21/2008 7:53:53</text:p>
          </table:table-cell>
          <table:table-cell office:value-type="string">
            <text:p>42385.0</text:p>
          </table:table-cell>
          <table:table-cell office:value-type="string">
            <text:p>42.0null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3:3</text:p>
          </table:table-cell>
          <table:table-cell office:value-type="string">
            <text:p>4/21/2008 7:54:18</text:p>
          </table:table-cell>
          <table:table-cell office:value-type="string">
            <text:p>4/21/2008 7:58:58</text:p>
          </table:table-cell>
          <table:table-cell office:value-type="string">
            <text:p>279862.0</text:p>
          </table:table-cell>
          <table:table-cell office:value-type="string">
            <text:p>279.0null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table:number-columns-repeated="2" office:value-type="string">
            <text:p>4/21/2008 7:53:3</text:p>
          </table:table-cell>
          <table:table-cell office:value-type="string">
            <text:p>4/21/2008 7:53:13</text:p>
          </table:table-cell>
          <table:table-cell office:value-type="string">
            <text:p>9494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3:3</text:p>
          </table:table-cell>
          <table:table-cell office:value-type="string">
            <text:p>4/21/2008 7:53:11</text:p>
          </table:table-cell>
          <table:table-cell office:value-type="string">
            <text:p>4/21/2008 7:54:29</text:p>
          </table:table-cell>
          <table:table-cell office:value-type="string">
            <text:p>78357.0</text:p>
          </table:table-cell>
          <table:table-cell office:value-type="string">
            <text:p>78.0null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3:3</text:p>
          </table:table-cell>
          <table:table-cell office:value-type="string">
            <text:p>4/21/2008 7:54:24</text:p>
          </table:table-cell>
          <table:table-cell office:value-type="string">
            <text:p>4/21/2008 7:58:51</text:p>
          </table:table-cell>
          <table:table-cell office:value-type="string">
            <text:p>267298.0</text:p>
          </table:table-cell>
          <table:table-cell office:value-type="string">
            <text:p>267.0null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office:value-type="string">
            <text:p>4/21/2008 7:53:3</text:p>
          </table:table-cell>
          <table:table-cell office:value-type="string">
            <text:p>4/21/2008 7:53:11</text:p>
          </table:table-cell>
          <table:table-cell office:value-type="string">
            <text:p>4/21/2008 7:54:31</text:p>
          </table:table-cell>
          <table:table-cell office:value-type="string">
            <text:p>80292.0</text:p>
          </table:table-cell>
          <table:table-cell office:value-type="string">
            <text:p>80.0null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string">
            <text:p>4/21/2008 7:51:30</text:p>
          </table:table-cell>
          <table:table-cell table:number-columns-repeated="2" office:value-type="string">
            <text:p>4/21/2008 7:53:3</text:p>
          </table:table-cell>
          <table:table-cell office:value-type="string">
            <text:p>4/21/2008 7:53:10</text:p>
          </table:table-cell>
          <table:table-cell office:value-type="string">
            <text:p>6655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8</text:p>
          </table:table-cell>
          <table:table-cell office:value-type="string">
            <text:p>4/21/2008 7:54:18</text:p>
          </table:table-cell>
          <table:table-cell office:value-type="string">
            <text:p>4/21/2008 7:58:54</text:p>
          </table:table-cell>
          <table:table-cell office:value-type="string">
            <text:p>275119.0</text:p>
          </table:table-cell>
          <table:table-cell office:value-type="string">
            <text:p>275.0null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table:number-columns-repeated="2" office:value-type="string">
            <text:p>4/21/2008 7:53:8</text:p>
          </table:table-cell>
          <table:table-cell office:value-type="string">
            <text:p>4/21/2008 7:53:14</text:p>
          </table:table-cell>
          <table:table-cell office:value-type="string">
            <text:p>6058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8</text:p>
          </table:table-cell>
          <table:table-cell office:value-type="string">
            <text:p>4/21/2008 7:53:12</text:p>
          </table:table-cell>
          <table:table-cell office:value-type="string">
            <text:p>4/21/2008 7:53:49</text:p>
          </table:table-cell>
          <table:table-cell office:value-type="string">
            <text:p>37002.0</text:p>
          </table:table-cell>
          <table:table-cell office:value-type="string">
            <text:p>37.0null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8</text:p>
          </table:table-cell>
          <table:table-cell office:value-type="string">
            <text:p>4/21/2008 7:54:24</text:p>
          </table:table-cell>
          <table:table-cell office:value-type="string">
            <text:p>4/21/2008 7:59:3</text:p>
          </table:table-cell>
          <table:table-cell office:value-type="string">
            <text:p>278700.0</text:p>
          </table:table-cell>
          <table:table-cell office:value-type="string">
            <text:p>278.0null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table:number-columns-repeated="2" office:value-type="string">
            <text:p>4/21/2008 7:53:8</text:p>
          </table:table-cell>
          <table:table-cell office:value-type="string">
            <text:p>4/21/2008 7:53:14</text:p>
          </table:table-cell>
          <table:table-cell office:value-type="string">
            <text:p>6022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8</text:p>
          </table:table-cell>
          <table:table-cell office:value-type="string">
            <text:p>4/21/2008 7:53:11</text:p>
          </table:table-cell>
          <table:table-cell office:value-type="string">
            <text:p>4/21/2008 7:54:30</text:p>
          </table:table-cell>
          <table:table-cell office:value-type="string">
            <text:p>78722.0</text:p>
          </table:table-cell>
          <table:table-cell office:value-type="string">
            <text:p>78.0null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8</text:p>
          </table:table-cell>
          <table:table-cell office:value-type="string">
            <text:p>4/21/2008 7:54:19</text:p>
          </table:table-cell>
          <table:table-cell office:value-type="string">
            <text:p>4/21/2008 7:58:58</text:p>
          </table:table-cell>
          <table:table-cell office:value-type="string">
            <text:p>279767.0</text:p>
          </table:table-cell>
          <table:table-cell office:value-type="string">
            <text:p>279.0null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table:number-columns-repeated="2" office:value-type="string">
            <text:p>4/21/2008 7:53:8</text:p>
          </table:table-cell>
          <table:table-cell office:value-type="string">
            <text:p>4/21/2008 7:53:14</text:p>
          </table:table-cell>
          <table:table-cell office:value-type="string">
            <text:p>5443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8</text:p>
          </table:table-cell>
          <table:table-cell office:value-type="string">
            <text:p>4/21/2008 7:53:11</text:p>
          </table:table-cell>
          <table:table-cell office:value-type="string">
            <text:p>4/21/2008 7:53:39</text:p>
          </table:table-cell>
          <table:table-cell office:value-type="string">
            <text:p>28271.0</text:p>
          </table:table-cell>
          <table:table-cell office:value-type="string">
            <text:p>28.0null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8</text:p>
          </table:table-cell>
          <table:table-cell office:value-type="string">
            <text:p>4/21/2008 7:54:24</text:p>
          </table:table-cell>
          <table:table-cell office:value-type="string">
            <text:p>4/21/2008 7:58:58</text:p>
          </table:table-cell>
          <table:table-cell office:value-type="string">
            <text:p>274706.0</text:p>
          </table:table-cell>
          <table:table-cell office:value-type="string">
            <text:p>274.0null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11</text:p>
          </table:table-cell>
          <table:table-cell office:value-type="string">
            <text:p>4/21/2008 7:53:12</text:p>
          </table:table-cell>
          <table:table-cell office:value-type="string">
            <text:p>4/21/2008 7:53:17</text:p>
          </table:table-cell>
          <table:table-cell office:value-type="string">
            <text:p>5534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11</text:p>
          </table:table-cell>
          <table:table-cell office:value-type="string">
            <text:p>4/21/2008 7:53:18</text:p>
          </table:table-cell>
          <table:table-cell office:value-type="string">
            <text:p>4/21/2008 7:54:29</text:p>
          </table:table-cell>
          <table:table-cell office:value-type="string">
            <text:p>71685.0</text:p>
          </table:table-cell>
          <table:table-cell office:value-type="string">
            <text:p>71.0null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11</text:p>
          </table:table-cell>
          <table:table-cell office:value-type="string">
            <text:p>4/21/2008 7:54:19</text:p>
          </table:table-cell>
          <table:table-cell office:value-type="string">
            <text:p>4/21/2008 7:59:2</text:p>
          </table:table-cell>
          <table:table-cell office:value-type="string">
            <text:p>283806.0</text:p>
          </table:table-cell>
          <table:table-cell office:value-type="string">
            <text:p>283.0null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11</text:p>
          </table:table-cell>
          <table:table-cell office:value-type="string">
            <text:p>4/21/2008 7:53:12</text:p>
          </table:table-cell>
          <table:table-cell office:value-type="string">
            <text:p>4/21/2008 7:53:17</text:p>
          </table:table-cell>
          <table:table-cell office:value-type="string">
            <text:p>4894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11</text:p>
          </table:table-cell>
          <table:table-cell office:value-type="string">
            <text:p>4/21/2008 7:53:18</text:p>
          </table:table-cell>
          <table:table-cell office:value-type="string">
            <text:p>4/21/2008 7:54:14</text:p>
          </table:table-cell>
          <table:table-cell office:value-type="string">
            <text:p>56620.0</text:p>
          </table:table-cell>
          <table:table-cell office:value-type="string">
            <text:p>56.0null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11</text:p>
          </table:table-cell>
          <table:table-cell office:value-type="string">
            <text:p>4/21/2008 7:54:19</text:p>
          </table:table-cell>
          <table:table-cell office:value-type="string">
            <text:p>4/21/2008 7:58:54</text:p>
          </table:table-cell>
          <table:table-cell office:value-type="string">
            <text:p>275025.0</text:p>
          </table:table-cell>
          <table:table-cell office:value-type="string">
            <text:p>275.0null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table:number-columns-repeated="2" office:value-type="string">
            <text:p>4/21/2008 7:53:12</text:p>
          </table:table-cell>
          <table:table-cell office:value-type="string">
            <text:p>4/21/2008 7:53:17</text:p>
          </table:table-cell>
          <table:table-cell office:value-type="string">
            <text:p>5263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12</text:p>
          </table:table-cell>
          <table:table-cell office:value-type="string">
            <text:p>4/21/2008 7:53:18</text:p>
          </table:table-cell>
          <table:table-cell office:value-type="string">
            <text:p>4/21/2008 7:54:31</text:p>
          </table:table-cell>
          <table:table-cell office:value-type="string">
            <text:p>73567.0</text:p>
          </table:table-cell>
          <table:table-cell office:value-type="string">
            <text:p>73.0null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12</text:p>
          </table:table-cell>
          <table:table-cell office:value-type="string">
            <text:p>4/21/2008 7:54:54</text:p>
          </table:table-cell>
          <table:table-cell office:value-type="string">
            <text:p>4/21/2008 7:59:15</text:p>
          </table:table-cell>
          <table:table-cell office:value-type="string">
            <text:p>261309.0</text:p>
          </table:table-cell>
          <table:table-cell office:value-type="string">
            <text:p>261.0null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table:number-columns-repeated="2" office:value-type="string">
            <text:p>4/21/2008 7:53:12</text:p>
          </table:table-cell>
          <table:table-cell office:value-type="string">
            <text:p>4/21/2008 7:53:17</text:p>
          </table:table-cell>
          <table:table-cell office:value-type="string">
            <text:p>4823.0</text:p>
          </table:table-cell>
          <table:table-cell office:value-type="string">
            <text:p>4.0null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19</text:p>
          </table:table-cell>
          <table:table-cell office:value-type="string">
            <text:p>4/21/2008 7:53:22</text:p>
          </table:table-cell>
          <table:table-cell office:value-type="string">
            <text:p>4/21/2008 7:54:11</text:p>
          </table:table-cell>
          <table:table-cell office:value-type="string">
            <text:p>48800.0</text:p>
          </table:table-cell>
          <table:table-cell office:value-type="string">
            <text:p>48.0null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table:number-columns-repeated="2" office:value-type="string">
            <text:p>4/21/2008 7:53:19</text:p>
          </table:table-cell>
          <table:table-cell office:value-type="string">
            <text:p>4/21/2008 7:53:24</text:p>
          </table:table-cell>
          <table:table-cell office:value-type="string">
            <text:p>5526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19</text:p>
          </table:table-cell>
          <table:table-cell office:value-type="string">
            <text:p>4/21/2008 7:54:53</text:p>
          </table:table-cell>
          <table:table-cell office:value-type="string">
            <text:p>4/21/2008 7:58:56</text:p>
          </table:table-cell>
          <table:table-cell office:value-type="string">
            <text:p>243422.0</text:p>
          </table:table-cell>
          <table:table-cell office:value-type="string">
            <text:p>243.0null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19</text:p>
          </table:table-cell>
          <table:table-cell office:value-type="string">
            <text:p>4/21/2008 7:53:23</text:p>
          </table:table-cell>
          <table:table-cell office:value-type="string">
            <text:p>4/21/2008 7:54:34</text:p>
          </table:table-cell>
          <table:table-cell office:value-type="string">
            <text:p>71134.0</text:p>
          </table:table-cell>
          <table:table-cell office:value-type="string">
            <text:p>71.0null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19</text:p>
          </table:table-cell>
          <table:table-cell office:value-type="string">
            <text:p>4/21/2008 7:54:32</text:p>
          </table:table-cell>
          <table:table-cell office:value-type="string">
            <text:p>4/21/2008 7:58:47</text:p>
          </table:table-cell>
          <table:table-cell office:value-type="string">
            <text:p>255905.0</text:p>
          </table:table-cell>
          <table:table-cell office:value-type="string">
            <text:p>255.0null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19</text:p>
          </table:table-cell>
          <table:table-cell office:value-type="string">
            <text:p>4/21/2008 7:55:36</text:p>
          </table:table-cell>
          <table:table-cell office:value-type="string">
            <text:p>4/21/2008 7:59:13</text:p>
          </table:table-cell>
          <table:table-cell office:value-type="string">
            <text:p>217238.0</text:p>
          </table:table-cell>
          <table:table-cell office:value-type="string">
            <text:p>217.0null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19</text:p>
          </table:table-cell>
          <table:table-cell office:value-type="string">
            <text:p>4/21/2008 7:53:23</text:p>
          </table:table-cell>
          <table:table-cell office:value-type="string">
            <text:p>4/21/2008 7:54:34</text:p>
          </table:table-cell>
          <table:table-cell office:value-type="string">
            <text:p>70250.0</text:p>
          </table:table-cell>
          <table:table-cell office:value-type="string">
            <text:p>70.0null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table:number-columns-repeated="2" office:value-type="string">
            <text:p>4/21/2008 7:53:19</text:p>
          </table:table-cell>
          <table:table-cell office:value-type="string">
            <text:p>4/21/2008 7:53:23</text:p>
          </table:table-cell>
          <table:table-cell office:value-type="string">
            <text:p>3779.0</text:p>
          </table:table-cell>
          <table:table-cell office:value-type="string">
            <text:p>3.0null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19</text:p>
          </table:table-cell>
          <table:table-cell office:value-type="string">
            <text:p>4/21/2008 7:53:22</text:p>
          </table:table-cell>
          <table:table-cell office:value-type="string">
            <text:p>4/21/2008 7:54:29</text:p>
          </table:table-cell>
          <table:table-cell office:value-type="string">
            <text:p>67660.0</text:p>
          </table:table-cell>
          <table:table-cell office:value-type="string">
            <text:p>67.0null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table:number-columns-repeated="2" office:value-type="string">
            <text:p>4/21/2008 7:53:19</text:p>
          </table:table-cell>
          <table:table-cell office:value-type="string">
            <text:p>4/21/2008 7:53:24</text:p>
          </table:table-cell>
          <table:table-cell office:value-type="string">
            <text:p>5135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1</text:p>
          </table:table-cell>
          <table:table-cell office:value-type="string">
            <text:p>4/21/2008 7:55:42</text:p>
          </table:table-cell>
          <table:table-cell office:value-type="string">
            <text:p>4/21/2008 7:59:13</text:p>
          </table:table-cell>
          <table:table-cell office:value-type="string">
            <text:p>210540.0</text:p>
          </table:table-cell>
          <table:table-cell office:value-type="string">
            <text:p>210.0null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1</text:p>
          </table:table-cell>
          <table:table-cell office:value-type="string">
            <text:p>4/21/2008 7:53:22</text:p>
          </table:table-cell>
          <table:table-cell office:value-type="string">
            <text:p>4/21/2008 7:53:29</text:p>
          </table:table-cell>
          <table:table-cell office:value-type="string">
            <text:p>7411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1</text:p>
          </table:table-cell>
          <table:table-cell office:value-type="string">
            <text:p>4/21/2008 7:53:35</text:p>
          </table:table-cell>
          <table:table-cell office:value-type="string">
            <text:p>4/21/2008 7:54:33</text:p>
          </table:table-cell>
          <table:table-cell office:value-type="string">
            <text:p>58617.0</text:p>
          </table:table-cell>
          <table:table-cell office:value-type="string">
            <text:p>58.0null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1</text:p>
          </table:table-cell>
          <table:table-cell office:value-type="string">
            <text:p>4/21/2008 7:54:24</text:p>
          </table:table-cell>
          <table:table-cell office:value-type="string">
            <text:p>4/21/2008 7:58:54</text:p>
          </table:table-cell>
          <table:table-cell office:value-type="string">
            <text:p>269809.0</text:p>
          </table:table-cell>
          <table:table-cell office:value-type="string">
            <text:p>269.0null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table:number-columns-repeated="2" office:value-type="string">
            <text:p>4/21/2008 7:53:21</text:p>
          </table:table-cell>
          <table:table-cell office:value-type="string">
            <text:p>4/21/2008 7:53:27</text:p>
          </table:table-cell>
          <table:table-cell office:value-type="string">
            <text:p>6303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1</text:p>
          </table:table-cell>
          <table:table-cell office:value-type="string">
            <text:p>4/21/2008 7:53:23</text:p>
          </table:table-cell>
          <table:table-cell office:value-type="string">
            <text:p>4/21/2008 7:54:22</text:p>
          </table:table-cell>
          <table:table-cell office:value-type="string">
            <text:p>59069.0</text:p>
          </table:table-cell>
          <table:table-cell office:value-type="string">
            <text:p>59.0null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1</text:p>
          </table:table-cell>
          <table:table-cell office:value-type="string">
            <text:p>4/21/2008 7:54:41</text:p>
          </table:table-cell>
          <table:table-cell office:value-type="string">
            <text:p>4/21/2008 7:58:58</text:p>
          </table:table-cell>
          <table:table-cell office:value-type="string">
            <text:p>257513.0</text:p>
          </table:table-cell>
          <table:table-cell office:value-type="string">
            <text:p>257.0null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1</text:p>
          </table:table-cell>
          <table:table-cell office:value-type="string">
            <text:p>4/21/2008 7:53:22</text:p>
          </table:table-cell>
          <table:table-cell office:value-type="string">
            <text:p>4/21/2008 7:53:27</text:p>
          </table:table-cell>
          <table:table-cell office:value-type="string">
            <text:p>5207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1</text:p>
          </table:table-cell>
          <table:table-cell office:value-type="string">
            <text:p>4/21/2008 7:53:23</text:p>
          </table:table-cell>
          <table:table-cell office:value-type="string">
            <text:p>4/21/2008 7:54:32</text:p>
          </table:table-cell>
          <table:table-cell office:value-type="string">
            <text:p>68783.0</text:p>
          </table:table-cell>
          <table:table-cell office:value-type="string">
            <text:p>68.0null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1</text:p>
          </table:table-cell>
          <table:table-cell office:value-type="string">
            <text:p>4/21/2008 7:54:32</text:p>
          </table:table-cell>
          <table:table-cell office:value-type="string">
            <text:p>4/21/2008 7:58:51</text:p>
          </table:table-cell>
          <table:table-cell office:value-type="string">
            <text:p>259611.0</text:p>
          </table:table-cell>
          <table:table-cell office:value-type="string">
            <text:p>259.0null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3</text:p>
          </table:table-cell>
          <table:table-cell office:value-type="string">
            <text:p>4/21/2008 7:53:24</text:p>
          </table:table-cell>
          <table:table-cell office:value-type="string">
            <text:p>4/21/2008 7:53:32</text:p>
          </table:table-cell>
          <table:table-cell office:value-type="string">
            <text:p>8007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3</text:p>
          </table:table-cell>
          <table:table-cell office:value-type="string">
            <text:p>4/21/2008 7:53:35</text:p>
          </table:table-cell>
          <table:table-cell office:value-type="string">
            <text:p>4/21/2008 7:54:32</text:p>
          </table:table-cell>
          <table:table-cell office:value-type="string">
            <text:p>57011.0</text:p>
          </table:table-cell>
          <table:table-cell office:value-type="string">
            <text:p>57.0null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3</text:p>
          </table:table-cell>
          <table:table-cell office:value-type="string">
            <text:p>4/21/2008 7:54:27</text:p>
          </table:table-cell>
          <table:table-cell office:value-type="string">
            <text:p>4/21/2008 7:59:2</text:p>
          </table:table-cell>
          <table:table-cell office:value-type="string">
            <text:p>275590.0</text:p>
          </table:table-cell>
          <table:table-cell office:value-type="string">
            <text:p>275.0null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3</text:p>
          </table:table-cell>
          <table:table-cell office:value-type="string">
            <text:p>4/21/2008 7:53:24</text:p>
          </table:table-cell>
          <table:table-cell office:value-type="string">
            <text:p>4/21/2008 7:53:32</text:p>
          </table:table-cell>
          <table:table-cell office:value-type="string">
            <text:p>7984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4</text:p>
          </table:table-cell>
          <table:table-cell office:value-type="string">
            <text:p>4/21/2008 7:53:35</text:p>
          </table:table-cell>
          <table:table-cell office:value-type="string">
            <text:p>4/21/2008 7:54:34</text:p>
          </table:table-cell>
          <table:table-cell office:value-type="string">
            <text:p>58820.0</text:p>
          </table:table-cell>
          <table:table-cell office:value-type="string">
            <text:p>58.0null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table:number-columns-repeated="2" office:value-type="string">
            <text:p>4/21/2008 7:53:24</text:p>
          </table:table-cell>
          <table:table-cell office:value-type="string">
            <text:p>4/21/2008 7:54:32</text:p>
          </table:table-cell>
          <table:table-cell office:value-type="string">
            <text:p>67685.0</text:p>
          </table:table-cell>
          <table:table-cell office:value-type="string">
            <text:p>67.0null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4</text:p>
          </table:table-cell>
          <table:table-cell office:value-type="string">
            <text:p>4/21/2008 7:54:24</text:p>
          </table:table-cell>
          <table:table-cell office:value-type="string">
            <text:p>4/21/2008 7:58:53</text:p>
          </table:table-cell>
          <table:table-cell office:value-type="string">
            <text:p>269628.0</text:p>
          </table:table-cell>
          <table:table-cell office:value-type="string">
            <text:p>269.0null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4</text:p>
          </table:table-cell>
          <table:table-cell office:value-type="string">
            <text:p>4/21/2008 7:54:26</text:p>
          </table:table-cell>
          <table:table-cell office:value-type="string">
            <text:p>4/21/2008 7:58:58</text:p>
          </table:table-cell>
          <table:table-cell office:value-type="string">
            <text:p>272005.0</text:p>
          </table:table-cell>
          <table:table-cell office:value-type="string">
            <text:p>272.0null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table:number-columns-repeated="2" office:value-type="string">
            <text:p>4/21/2008 7:53:24</text:p>
          </table:table-cell>
          <table:table-cell office:value-type="string">
            <text:p>4/21/2008 7:53:32</text:p>
          </table:table-cell>
          <table:table-cell office:value-type="string">
            <text:p>7734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4</text:p>
          </table:table-cell>
          <table:table-cell office:value-type="string">
            <text:p>4/21/2008 7:53:25</text:p>
          </table:table-cell>
          <table:table-cell office:value-type="string">
            <text:p>4/21/2008 7:53:32</text:p>
          </table:table-cell>
          <table:table-cell office:value-type="string">
            <text:p>7561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6</text:p>
          </table:table-cell>
          <table:table-cell office:value-type="string">
            <text:p>4/21/2008 7:53:39</text:p>
          </table:table-cell>
          <table:table-cell office:value-type="string">
            <text:p>4/21/2008 7:54:25</text:p>
          </table:table-cell>
          <table:table-cell office:value-type="string">
            <text:p>46138.0</text:p>
          </table:table-cell>
          <table:table-cell office:value-type="string">
            <text:p>46.0null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6</text:p>
          </table:table-cell>
          <table:table-cell office:value-type="string">
            <text:p>4/21/2008 7:54:24</text:p>
          </table:table-cell>
          <table:table-cell office:value-type="string">
            <text:p>4/21/2008 7:58:58</text:p>
          </table:table-cell>
          <table:table-cell office:value-type="string">
            <text:p>274571.0</text:p>
          </table:table-cell>
          <table:table-cell office:value-type="string">
            <text:p>274.0null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6</text:p>
          </table:table-cell>
          <table:table-cell office:value-type="string">
            <text:p>4/21/2008 7:53:27</text:p>
          </table:table-cell>
          <table:table-cell office:value-type="string">
            <text:p>4/21/2008 7:53:35</text:p>
          </table:table-cell>
          <table:table-cell office:value-type="string">
            <text:p>7966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6</text:p>
          </table:table-cell>
          <table:table-cell office:value-type="string">
            <text:p>4/21/2008 7:53:38</text:p>
          </table:table-cell>
          <table:table-cell office:value-type="string">
            <text:p>4/21/2008 7:54:23</text:p>
          </table:table-cell>
          <table:table-cell office:value-type="string">
            <text:p>45747.0</text:p>
          </table:table-cell>
          <table:table-cell office:value-type="string">
            <text:p>45.0null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6</text:p>
          </table:table-cell>
          <table:table-cell office:value-type="string">
            <text:p>4/21/2008 7:54:53</text:p>
          </table:table-cell>
          <table:table-cell office:value-type="string">
            <text:p>4/21/2008 7:59:11</text:p>
          </table:table-cell>
          <table:table-cell office:value-type="string">
            <text:p>257552.0</text:p>
          </table:table-cell>
          <table:table-cell office:value-type="string">
            <text:p>257.0null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6</text:p>
          </table:table-cell>
          <table:table-cell office:value-type="string">
            <text:p>4/21/2008 7:53:27</text:p>
          </table:table-cell>
          <table:table-cell office:value-type="string">
            <text:p>4/21/2008 7:53:35</text:p>
          </table:table-cell>
          <table:table-cell office:value-type="string">
            <text:p>7920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7</text:p>
          </table:table-cell>
          <table:table-cell office:value-type="string">
            <text:p>4/21/2008 7:53:39</text:p>
          </table:table-cell>
          <table:table-cell office:value-type="string">
            <text:p>4/21/2008 7:54:13</text:p>
          </table:table-cell>
          <table:table-cell office:value-type="string">
            <text:p>33965.0</text:p>
          </table:table-cell>
          <table:table-cell office:value-type="string">
            <text:p>33.0null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7</text:p>
          </table:table-cell>
          <table:table-cell office:value-type="string">
            <text:p>4/21/2008 7:54:55</text:p>
          </table:table-cell>
          <table:table-cell office:value-type="string">
            <text:p>4/21/2008 7:58:10</text:p>
          </table:table-cell>
          <table:table-cell office:value-type="string">
            <text:p>195445.0</text:p>
          </table:table-cell>
          <table:table-cell office:value-type="string">
            <text:p>195.0null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table:number-columns-repeated="2" office:value-type="string">
            <text:p>4/21/2008 7:53:27</text:p>
          </table:table-cell>
          <table:table-cell office:value-type="string">
            <text:p>4/21/2008 7:53:34</text:p>
          </table:table-cell>
          <table:table-cell office:value-type="string">
            <text:p>7718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string">
            <text:p>4/21/2008 7:51:31</text:p>
          </table:table-cell>
          <table:table-cell office:value-type="string">
            <text:p>4/21/2008 7:53:27</text:p>
          </table:table-cell>
          <table:table-cell office:value-type="string">
            <text:p>4/21/2008 7:53:40</text:p>
          </table:table-cell>
          <table:table-cell office:value-type="string">
            <text:p>4/21/2008 7:54:34</text:p>
          </table:table-cell>
          <table:table-cell office:value-type="string">
            <text:p>53973.0</text:p>
          </table:table-cell>
          <table:table-cell office:value-type="string">
            <text:p>53.0null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0</text:p>
          </table:table-cell>
          <table:table-cell office:value-type="string">
            <text:p>4/21/2008 7:54:38</text:p>
          </table:table-cell>
          <table:table-cell office:value-type="string">
            <text:p>4/21/2008 7:58:54</text:p>
          </table:table-cell>
          <table:table-cell office:value-type="string">
            <text:p>255127.0</text:p>
          </table:table-cell>
          <table:table-cell office:value-type="string">
            <text:p>255.0null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0</text:p>
          </table:table-cell>
          <table:table-cell office:value-type="string">
            <text:p>4/21/2008 7:53:31</text:p>
          </table:table-cell>
          <table:table-cell office:value-type="string">
            <text:p>4/21/2008 7:53:39</text:p>
          </table:table-cell>
          <table:table-cell office:value-type="string">
            <text:p>8734.0</text:p>
          </table:table-cell>
          <table:table-cell office:value-type="string">
            <text:p>8.0null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0</text:p>
          </table:table-cell>
          <table:table-cell office:value-type="string">
            <text:p>4/21/2008 7:53:40</text:p>
          </table:table-cell>
          <table:table-cell office:value-type="string">
            <text:p>4/21/2008 7:54:11</text:p>
          </table:table-cell>
          <table:table-cell office:value-type="string">
            <text:p>31098.0</text:p>
          </table:table-cell>
          <table:table-cell office:value-type="string">
            <text:p>31.0null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0</text:p>
          </table:table-cell>
          <table:table-cell office:value-type="string">
            <text:p>4/21/2008 7:54:53</text:p>
          </table:table-cell>
          <table:table-cell office:value-type="string">
            <text:p>4/21/2008 7:59:7</text:p>
          </table:table-cell>
          <table:table-cell office:value-type="string">
            <text:p>253842.0</text:p>
          </table:table-cell>
          <table:table-cell office:value-type="string">
            <text:p>253.0null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0</text:p>
          </table:table-cell>
          <table:table-cell office:value-type="string">
            <text:p>4/21/2008 7:53:31</text:p>
          </table:table-cell>
          <table:table-cell office:value-type="string">
            <text:p>4/21/2008 7:53:40</text:p>
          </table:table-cell>
          <table:table-cell office:value-type="string">
            <text:p>9435.0</text:p>
          </table:table-cell>
          <table:table-cell office:value-type="string">
            <text:p>9.0null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0</text:p>
          </table:table-cell>
          <table:table-cell office:value-type="string">
            <text:p>4/21/2008 7:53:40</text:p>
          </table:table-cell>
          <table:table-cell office:value-type="string">
            <text:p>4/21/2008 7:54:34</text:p>
          </table:table-cell>
          <table:table-cell office:value-type="string">
            <text:p>53465.0</text:p>
          </table:table-cell>
          <table:table-cell office:value-type="string">
            <text:p>53.0null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0</text:p>
          </table:table-cell>
          <table:table-cell office:value-type="string">
            <text:p>4/21/2008 7:54:27</text:p>
          </table:table-cell>
          <table:table-cell office:value-type="string">
            <text:p>4/21/2008 7:58:51</text:p>
          </table:table-cell>
          <table:table-cell office:value-type="string">
            <text:p>264282.0</text:p>
          </table:table-cell>
          <table:table-cell office:value-type="string">
            <text:p>264.0null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0</text:p>
          </table:table-cell>
          <table:table-cell office:value-type="string">
            <text:p>4/21/2008 7:53:31</text:p>
          </table:table-cell>
          <table:table-cell office:value-type="string">
            <text:p>4/21/2008 7:53:38</text:p>
          </table:table-cell>
          <table:table-cell office:value-type="string">
            <text:p>7077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0</text:p>
          </table:table-cell>
          <table:table-cell office:value-type="string">
            <text:p>4/21/2008 7:53:40</text:p>
          </table:table-cell>
          <table:table-cell office:value-type="string">
            <text:p>4/21/2008 7:54:24</text:p>
          </table:table-cell>
          <table:table-cell office:value-type="string">
            <text:p>44035.0</text:p>
          </table:table-cell>
          <table:table-cell office:value-type="string">
            <text:p>44.0null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0</text:p>
          </table:table-cell>
          <table:table-cell office:value-type="string">
            <text:p>4/21/2008 7:54:53</text:p>
          </table:table-cell>
          <table:table-cell office:value-type="string">
            <text:p>4/21/2008 7:59:11</text:p>
          </table:table-cell>
          <table:table-cell office:value-type="string">
            <text:p>257490.0</text:p>
          </table:table-cell>
          <table:table-cell office:value-type="string">
            <text:p>257.0null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4</text:p>
          </table:table-cell>
          <table:table-cell office:value-type="string">
            <text:p>4/21/2008 7:53:40</text:p>
          </table:table-cell>
          <table:table-cell office:value-type="string">
            <text:p>4/21/2008 7:54:24</text:p>
          </table:table-cell>
          <table:table-cell office:value-type="string">
            <text:p>43959.0</text:p>
          </table:table-cell>
          <table:table-cell office:value-type="string">
            <text:p>43.0null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table:number-columns-repeated="2" office:value-type="string">
            <text:p>4/21/2008 7:53:34</text:p>
          </table:table-cell>
          <table:table-cell office:value-type="string">
            <text:p>4/21/2008 7:53:41</text:p>
          </table:table-cell>
          <table:table-cell office:value-type="string">
            <text:p>7012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4</text:p>
          </table:table-cell>
          <table:table-cell office:value-type="string">
            <text:p>4/21/2008 7:55:42</text:p>
          </table:table-cell>
          <table:table-cell office:value-type="string">
            <text:p>4/21/2008 7:59:11</text:p>
          </table:table-cell>
          <table:table-cell office:value-type="string">
            <text:p>209263.0</text:p>
          </table:table-cell>
          <table:table-cell office:value-type="string">
            <text:p>209.0null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table:number-columns-repeated="2" office:value-type="string">
            <text:p>4/21/2008 7:53:34</text:p>
          </table:table-cell>
          <table:table-cell office:value-type="string">
            <text:p>4/21/2008 7:53:40</text:p>
          </table:table-cell>
          <table:table-cell office:value-type="string">
            <text:p>6240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4</text:p>
          </table:table-cell>
          <table:table-cell office:value-type="string">
            <text:p>4/21/2008 7:53:40</text:p>
          </table:table-cell>
          <table:table-cell office:value-type="string">
            <text:p>4/21/2008 7:54:29</text:p>
          </table:table-cell>
          <table:table-cell office:value-type="string">
            <text:p>49833.0</text:p>
          </table:table-cell>
          <table:table-cell office:value-type="string">
            <text:p>49.0null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table:number-columns-repeated="2" office:value-type="string">
            <text:p>4/21/2008 7:53:34</text:p>
          </table:table-cell>
          <table:table-cell office:value-type="string">
            <text:p>4/21/2008 7:53:41</text:p>
          </table:table-cell>
          <table:table-cell office:value-type="string">
            <text:p>7236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4</text:p>
          </table:table-cell>
          <table:table-cell office:value-type="string">
            <text:p>4/21/2008 7:55:30</text:p>
          </table:table-cell>
          <table:table-cell office:value-type="string">
            <text:p>4/21/2008 7:59:13</text:p>
          </table:table-cell>
          <table:table-cell office:value-type="string">
            <text:p>223415.0</text:p>
          </table:table-cell>
          <table:table-cell office:value-type="string">
            <text:p>223.0null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4</text:p>
          </table:table-cell>
          <table:table-cell office:value-type="string">
            <text:p>4/21/2008 7:53:40</text:p>
          </table:table-cell>
          <table:table-cell office:value-type="string">
            <text:p>4/21/2008 7:54:34</text:p>
          </table:table-cell>
          <table:table-cell office:value-type="string">
            <text:p>54037.0</text:p>
          </table:table-cell>
          <table:table-cell office:value-type="string">
            <text:p>54.0null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4</text:p>
          </table:table-cell>
          <table:table-cell office:value-type="string">
            <text:p>4/21/2008 7:54:24</text:p>
          </table:table-cell>
          <table:table-cell office:value-type="string">
            <text:p>4/21/2008 7:59:4</text:p>
          </table:table-cell>
          <table:table-cell office:value-type="string">
            <text:p>280262.0</text:p>
          </table:table-cell>
          <table:table-cell office:value-type="string">
            <text:p>280.0null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table:number-columns-repeated="2" office:value-type="string">
            <text:p>4/21/2008 7:53:34</text:p>
          </table:table-cell>
          <table:table-cell office:value-type="string">
            <text:p>4/21/2008 7:53:41</text:p>
          </table:table-cell>
          <table:table-cell office:value-type="string">
            <text:p>7096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7</text:p>
          </table:table-cell>
          <table:table-cell office:value-type="string">
            <text:p>4/21/2008 7:53:41</text:p>
          </table:table-cell>
          <table:table-cell office:value-type="string">
            <text:p>4/21/2008 7:54:24</text:p>
          </table:table-cell>
          <table:table-cell office:value-type="string">
            <text:p>43125.0</text:p>
          </table:table-cell>
          <table:table-cell office:value-type="string">
            <text:p>43.0null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7</text:p>
          </table:table-cell>
          <table:table-cell office:value-type="string">
            <text:p>4/21/2008 7:54:48</text:p>
          </table:table-cell>
          <table:table-cell office:value-type="string">
            <text:p>4/21/2008 7:59:15</text:p>
          </table:table-cell>
          <table:table-cell office:value-type="string">
            <text:p>267047.0</text:p>
          </table:table-cell>
          <table:table-cell office:value-type="string">
            <text:p>267.0null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7</text:p>
          </table:table-cell>
          <table:table-cell office:value-type="string">
            <text:p>4/21/2008 7:53:38</text:p>
          </table:table-cell>
          <table:table-cell office:value-type="string">
            <text:p>4/21/2008 7:53:44</text:p>
          </table:table-cell>
          <table:table-cell office:value-type="string">
            <text:p>5935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7</text:p>
          </table:table-cell>
          <table:table-cell office:value-type="string">
            <text:p>4/21/2008 7:53:40</text:p>
          </table:table-cell>
          <table:table-cell office:value-type="string">
            <text:p>4/21/2008 7:54:20</text:p>
          </table:table-cell>
          <table:table-cell office:value-type="string">
            <text:p>39437.0</text:p>
          </table:table-cell>
          <table:table-cell office:value-type="string">
            <text:p>39.0null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7</text:p>
          </table:table-cell>
          <table:table-cell office:value-type="string">
            <text:p>4/21/2008 7:54:31</text:p>
          </table:table-cell>
          <table:table-cell office:value-type="string">
            <text:p>4/21/2008 7:58:12</text:p>
          </table:table-cell>
          <table:table-cell office:value-type="string">
            <text:p>220935.0</text:p>
          </table:table-cell>
          <table:table-cell office:value-type="string">
            <text:p>220.0null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7</text:p>
          </table:table-cell>
          <table:table-cell office:value-type="string">
            <text:p>4/21/2008 7:53:38</text:p>
          </table:table-cell>
          <table:table-cell office:value-type="string">
            <text:p>4/21/2008 7:53:46</text:p>
          </table:table-cell>
          <table:table-cell office:value-type="string">
            <text:p>7789.0</text:p>
          </table:table-cell>
          <table:table-cell office:value-type="string">
            <text:p>7.0null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7</text:p>
          </table:table-cell>
          <table:table-cell office:value-type="string">
            <text:p>4/21/2008 7:53:41</text:p>
          </table:table-cell>
          <table:table-cell office:value-type="string">
            <text:p>4/21/2008 7:54:25</text:p>
          </table:table-cell>
          <table:table-cell office:value-type="string">
            <text:p>44577.0</text:p>
          </table:table-cell>
          <table:table-cell office:value-type="string">
            <text:p>44.0null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7</text:p>
          </table:table-cell>
          <table:table-cell office:value-type="string">
            <text:p>4/21/2008 7:54:57</text:p>
          </table:table-cell>
          <table:table-cell office:value-type="string">
            <text:p>4/21/2008 7:59:13</text:p>
          </table:table-cell>
          <table:table-cell office:value-type="string">
            <text:p>255691.0</text:p>
          </table:table-cell>
          <table:table-cell office:value-type="string">
            <text:p>255.0null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table:number-columns-repeated="2" office:value-type="string">
            <text:p>4/21/2008 7:53:38</text:p>
          </table:table-cell>
          <table:table-cell office:value-type="string">
            <text:p>4/21/2008 7:53:45</text:p>
          </table:table-cell>
          <table:table-cell office:value-type="string">
            <text:p>6531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38</text:p>
          </table:table-cell>
          <table:table-cell office:value-type="string">
            <text:p>4/21/2008 7:53:42</text:p>
          </table:table-cell>
          <table:table-cell office:value-type="string">
            <text:p>4/21/2008 7:54:22</text:p>
          </table:table-cell>
          <table:table-cell office:value-type="string">
            <text:p>39356.0</text:p>
          </table:table-cell>
          <table:table-cell office:value-type="string">
            <text:p>39.0null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41</text:p>
          </table:table-cell>
          <table:table-cell office:value-type="string">
            <text:p>4/21/2008 7:55:30</text:p>
          </table:table-cell>
          <table:table-cell office:value-type="string">
            <text:p>4/21/2008 7:59:9</text:p>
          </table:table-cell>
          <table:table-cell office:value-type="string">
            <text:p>218900.0</text:p>
          </table:table-cell>
          <table:table-cell office:value-type="string">
            <text:p>218.0null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table:number-columns-repeated="2" office:value-type="string">
            <text:p>4/21/2008 7:53:41</text:p>
          </table:table-cell>
          <table:table-cell office:value-type="string">
            <text:p>4/21/2008 7:53:47</text:p>
          </table:table-cell>
          <table:table-cell office:value-type="string">
            <text:p>5400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41</text:p>
          </table:table-cell>
          <table:table-cell office:value-type="string">
            <text:p>4/21/2008 7:53:48</text:p>
          </table:table-cell>
          <table:table-cell office:value-type="string">
            <text:p>4/21/2008 7:54:29</text:p>
          </table:table-cell>
          <table:table-cell office:value-type="string">
            <text:p>40358.0</text:p>
          </table:table-cell>
          <table:table-cell office:value-type="string">
            <text:p>40.0null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41</text:p>
          </table:table-cell>
          <table:table-cell office:value-type="string">
            <text:p>4/21/2008 7:55:35</text:p>
          </table:table-cell>
          <table:table-cell office:value-type="string">
            <text:p>4/21/2008 7:59:12</text:p>
          </table:table-cell>
          <table:table-cell office:value-type="string">
            <text:p>216477.0</text:p>
          </table:table-cell>
          <table:table-cell office:value-type="string">
            <text:p>216.0null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table:number-columns-repeated="2" office:value-type="string">
            <text:p>4/21/2008 7:53:41</text:p>
          </table:table-cell>
          <table:table-cell office:value-type="string">
            <text:p>4/21/2008 7:53:47</text:p>
          </table:table-cell>
          <table:table-cell office:value-type="string">
            <text:p>6091.0</text:p>
          </table:table-cell>
          <table:table-cell office:value-type="string">
            <text:p>6.0null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41</text:p>
          </table:table-cell>
          <table:table-cell office:value-type="string">
            <text:p>4/21/2008 7:53:48</text:p>
          </table:table-cell>
          <table:table-cell office:value-type="string">
            <text:p>4/21/2008 7:54:29</text:p>
          </table:table-cell>
          <table:table-cell office:value-type="string">
            <text:p>41017.0</text:p>
          </table:table-cell>
          <table:table-cell office:value-type="string">
            <text:p>41.0null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41</text:p>
          </table:table-cell>
          <table:table-cell office:value-type="string">
            <text:p>4/21/2008 7:54:32</text:p>
          </table:table-cell>
          <table:table-cell office:value-type="string">
            <text:p>4/21/2008 7:58:52</text:p>
          </table:table-cell>
          <table:table-cell office:value-type="string">
            <text:p>259731.0</text:p>
          </table:table-cell>
          <table:table-cell office:value-type="string">
            <text:p>259.0null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table:number-columns-repeated="2" office:value-type="string">
            <text:p>4/21/2008 7:53:41</text:p>
          </table:table-cell>
          <table:table-cell office:value-type="string">
            <text:p>4/21/2008 7:53:46</text:p>
          </table:table-cell>
          <table:table-cell office:value-type="string">
            <text:p>5300.0</text:p>
          </table:table-cell>
          <table:table-cell office:value-type="string">
            <text:p>5.0null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41</text:p>
          </table:table-cell>
          <table:table-cell office:value-type="string">
            <text:p>4/21/2008 7:53:48</text:p>
          </table:table-cell>
          <table:table-cell office:value-type="string">
            <text:p>4/21/2008 7:54:11</text:p>
          </table:table-cell>
          <table:table-cell office:value-type="string">
            <text:p>22388.0</text:p>
          </table:table-cell>
          <table:table-cell office:value-type="string">
            <text:p>22.0null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">
            <text:p>0</text:p>
          </table:table-cell>
          <table:table-cell office:value-type="string">
            <text:p>4/21/2008 7:51:32</text:p>
          </table:table-cell>
          <table:table-cell office:value-type="string">
            <text:p>4/21/2008 7:53:41</text:p>
          </table:table-cell>
          <table:table-cell office:value-type="string">
            <text:p>4/21/2008 7:55:30</text:p>
          </table:table-cell>
          <table:table-cell office:value-type="string">
            <text:p>4/21/2008 7:59:15</text:p>
          </table:table-cell>
          <table:table-cell office:value-type="string">
            <text:p>225085.0</text:p>
          </table:table-cell>
          <table:table-cell office:value-type="string">
            <text:p>225.0null</text:p>
          </table:table-cell>
        </table:table-row>
      </table:table>
      <table:table table:name="PBS Crivo 50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PBS Crivo 100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PBS Crivo 150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30">30/05/2008</text:date>, <text:time>00:40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onismar</meta:initial-creator>
    <meta:creation-date>2008-05-29T23:04:33</meta:creation-date>
    <dc:creator>Tonismar</dc:creator>
    <dc:date>2008-05-30T00:40:08</dc:date>
    <meta:editing-cycles>22</meta:editing-cycles>
    <meta:editing-duration>PT1H35M35S</meta:editing-duration>
    <meta:user-defined meta:name="Info 1"/>
    <meta:user-defined meta:name="Info 2"/>
    <meta:user-defined meta:name="Info 3"/>
    <meta:user-defined meta:name="Info 4"/>
    <meta:document-statistic meta:table-count="18" meta:cell-count="22578"/>
  </office:meta>
</office:document-meta>
</file>